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6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40pt" style:font-size-asian="40pt" style:font-size-complex="4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bee3d3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bee3d3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10" table:default-cell-style-name="Default"/>
        <table:table-row table:style-name="ro1">
          <table:table-cell table:style-name="ce1" table:number-columns-repeated="6"/>
          <table:table-cell table:style-name="ce1" office:value-type="string" calcext:value-type="string">
            <text:p><text:s/>均值</text:p>
          </table:table-cell>
          <table:table-cell table:style-name="ce1" office:value-type="string" calcext:value-type="string">
            <text:p>最小值</text:p>
          </table:table-cell>
          <table:table-cell table:style-name="ce1" office:value-type="string" calcext:value-type="string">
            <text:p>最大值</text:p>
          </table:table-cell>
          <table:table-cell table:style-name="ce1" office:value-type="string" calcext:value-type="string">
            <text:p>求和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0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.49085450172424" calcext:value-type="float">
            <text:p>1.49085450172424</text:p>
          </table:table-cell>
          <table:table-cell table:style-name="ce1" office:value-type="float" office:value="1.47741222381592" calcext:value-type="float">
            <text:p>1.47741222381592</text:p>
          </table:table-cell>
          <table:table-cell table:style-name="ce1" office:value-type="float" office:value="1.47154498100281" calcext:value-type="float">
            <text:p>1.47154498100281</text:p>
          </table:table-cell>
          <table:table-cell table:style-name="ce1" office:value-type="float" office:value="1.47712111473084" calcext:value-type="float">
            <text:p>1.47712111473084</text:p>
          </table:table-cell>
          <table:table-cell table:style-name="ce1" office:value-type="float" office:value="1.47923320531845" calcext:value-type="float">
            <text:p>1.47923320531845</text:p>
          </table:table-cell>
          <table:table-cell table:style-name="ce1" office:value-type="float" office:value="1.47154498100281" calcext:value-type="float">
            <text:p>1.47154498100281</text:p>
          </table:table-cell>
          <table:table-cell table:style-name="ce1" office:value-type="float" office:value="1.49085450172424" calcext:value-type="float">
            <text:p>1.49085450172424</text:p>
          </table:table-cell>
          <table:table-cell table:style-name="ce1" office:value-type="float" office:value="5.9169328212738" calcext:value-type="float">
            <text:p>5.9169328212738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2.92275333404541" calcext:value-type="float">
            <text:p>2.92275333404541</text:p>
          </table:table-cell>
          <table:table-cell table:style-name="ce1" office:value-type="float" office:value="3.11477065086365" calcext:value-type="float">
            <text:p>3.11477065086365</text:p>
          </table:table-cell>
          <table:table-cell table:style-name="ce1" office:value-type="float" office:value="2.88839101791382" calcext:value-type="float">
            <text:p>2.88839101791382</text:p>
          </table:table-cell>
          <table:table-cell table:style-name="ce1" office:value-type="float" office:value="2.9110734462738" calcext:value-type="float">
            <text:p>2.9110734462738</text:p>
          </table:table-cell>
          <table:table-cell table:style-name="ce1" office:value-type="float" office:value="2.95924711227417" calcext:value-type="float">
            <text:p>2.95924711227417</text:p>
          </table:table-cell>
          <table:table-cell table:style-name="ce1" office:value-type="float" office:value="2.88839101791382" calcext:value-type="float">
            <text:p>2.88839101791382</text:p>
          </table:table-cell>
          <table:table-cell table:style-name="ce1" office:value-type="float" office:value="3.11477065086365" calcext:value-type="float">
            <text:p>3.11477065086365</text:p>
          </table:table-cell>
          <table:table-cell table:style-name="ce1" office:value-type="float" office:value="11.8369884490967" calcext:value-type="float">
            <text:p>11.8369884490967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2.7606508731842" calcext:value-type="float">
            <text:p>2.7606508731842</text:p>
          </table:table-cell>
          <table:table-cell table:style-name="ce1" office:value-type="float" office:value="2.73633694648743" calcext:value-type="float">
            <text:p>2.73633694648743</text:p>
          </table:table-cell>
          <table:table-cell table:style-name="ce1" office:value-type="float" office:value="2.74978446960449" calcext:value-type="float">
            <text:p>2.74978446960449</text:p>
          </table:table-cell>
          <table:table-cell table:style-name="ce1" office:value-type="float" office:value="2.77750325202942" calcext:value-type="float">
            <text:p>2.77750325202942</text:p>
          </table:table-cell>
          <table:table-cell table:style-name="ce1" office:value-type="float" office:value="2.75606888532639" calcext:value-type="float">
            <text:p>2.75606888532639</text:p>
          </table:table-cell>
          <table:table-cell table:style-name="ce1" office:value-type="float" office:value="2.73633694648743" calcext:value-type="float">
            <text:p>2.73633694648743</text:p>
          </table:table-cell>
          <table:table-cell table:style-name="ce1" office:value-type="float" office:value="2.77750325202942" calcext:value-type="float">
            <text:p>2.77750325202942</text:p>
          </table:table-cell>
          <table:table-cell table:style-name="ce1" office:value-type="float" office:value="11.0242755413055" calcext:value-type="float">
            <text:p>11.0242755413055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3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.52688384056091" calcext:value-type="float">
            <text:p>1.52688384056091</text:p>
          </table:table-cell>
          <table:table-cell table:style-name="ce1" office:value-type="float" office:value="1.33166337013245" calcext:value-type="float">
            <text:p>1.33166337013245</text:p>
          </table:table-cell>
          <table:table-cell table:style-name="ce1" office:value-type="float" office:value="1.59764647483826" calcext:value-type="float">
            <text:p>1.59764647483826</text:p>
          </table:table-cell>
          <table:table-cell table:style-name="ce1" office:value-type="float" office:value="1.27215433120728" calcext:value-type="float">
            <text:p>1.27215433120728</text:p>
          </table:table-cell>
          <table:table-cell table:style-name="ce1" office:value-type="float" office:value="1.43208700418472" calcext:value-type="float">
            <text:p>1.43208700418472</text:p>
          </table:table-cell>
          <table:table-cell table:style-name="ce1" office:value-type="float" office:value="1.27215433120728" calcext:value-type="float">
            <text:p>1.27215433120728</text:p>
          </table:table-cell>
          <table:table-cell table:style-name="ce1" office:value-type="float" office:value="1.59764647483826" calcext:value-type="float">
            <text:p>1.59764647483826</text:p>
          </table:table-cell>
          <table:table-cell table:style-name="ce1" office:value-type="float" office:value="5.72834801673889" calcext:value-type="float">
            <text:p>5.72834801673889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4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2.4830482006073" calcext:value-type="float">
            <text:p>2.4830482006073</text:p>
          </table:table-cell>
          <table:table-cell table:style-name="ce1" office:value-type="float" office:value="2.43875360488892" calcext:value-type="float">
            <text:p>2.43875360488892</text:p>
          </table:table-cell>
          <table:table-cell table:style-name="ce1" office:value-type="float" office:value="2.54816889762878" calcext:value-type="float">
            <text:p>2.54816889762878</text:p>
          </table:table-cell>
          <table:table-cell table:style-name="ce1" office:value-type="float" office:value="2.491530418396" calcext:value-type="float">
            <text:p>2.491530418396</text:p>
          </table:table-cell>
          <table:table-cell table:style-name="ce1" office:value-type="float" office:value="2.49037528038025" calcext:value-type="float">
            <text:p>2.49037528038025</text:p>
          </table:table-cell>
          <table:table-cell table:style-name="ce1" office:value-type="float" office:value="2.43875360488892" calcext:value-type="float">
            <text:p>2.43875360488892</text:p>
          </table:table-cell>
          <table:table-cell table:style-name="ce1" office:value-type="float" office:value="2.54816889762878" calcext:value-type="float">
            <text:p>2.54816889762878</text:p>
          </table:table-cell>
          <table:table-cell table:style-name="ce1" office:value-type="float" office:value="9.961501121521" calcext:value-type="float">
            <text:p>9.961501121521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5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2.57611131668091" calcext:value-type="float">
            <text:p>2.57611131668091</text:p>
          </table:table-cell>
          <table:table-cell table:style-name="ce1" office:value-type="float" office:value="2.50916171073914" calcext:value-type="float">
            <text:p>2.50916171073914</text:p>
          </table:table-cell>
          <table:table-cell table:style-name="ce1" office:value-type="float" office:value="2.34127426147461" calcext:value-type="float">
            <text:p>2.34127426147461</text:p>
          </table:table-cell>
          <table:table-cell table:style-name="ce1" office:value-type="float" office:value="2.4256477355957" calcext:value-type="float">
            <text:p>2.4256477355957</text:p>
          </table:table-cell>
          <table:table-cell table:style-name="ce1" office:value-type="float" office:value="2.46304875612259" calcext:value-type="float">
            <text:p>2.46304875612259</text:p>
          </table:table-cell>
          <table:table-cell table:style-name="ce1" office:value-type="float" office:value="2.34127426147461" calcext:value-type="float">
            <text:p>2.34127426147461</text:p>
          </table:table-cell>
          <table:table-cell table:style-name="ce1" office:value-type="float" office:value="2.57611131668091" calcext:value-type="float">
            <text:p>2.57611131668091</text:p>
          </table:table-cell>
          <table:table-cell table:style-name="ce1" office:value-type="float" office:value="9.85219502449036" calcext:value-type="float">
            <text:p>9.85219502449036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6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.38148760795593" calcext:value-type="float">
            <text:p>1.38148760795593</text:p>
          </table:table-cell>
          <table:table-cell table:style-name="ce1" office:value-type="float" office:value="1.75892400741577" calcext:value-type="float">
            <text:p>1.75892400741577</text:p>
          </table:table-cell>
          <table:table-cell table:style-name="ce1" office:value-type="float" office:value="1.32575511932373" calcext:value-type="float">
            <text:p>1.32575511932373</text:p>
          </table:table-cell>
          <table:table-cell table:style-name="ce1" office:value-type="float" office:value="1.34105181694031" calcext:value-type="float">
            <text:p>1.34105181694031</text:p>
          </table:table-cell>
          <table:table-cell table:style-name="ce1" office:value-type="float" office:value="1.45180463790894" calcext:value-type="float">
            <text:p>1.45180463790894</text:p>
          </table:table-cell>
          <table:table-cell table:style-name="ce1" office:value-type="float" office:value="1.32575511932373" calcext:value-type="float">
            <text:p>1.32575511932373</text:p>
          </table:table-cell>
          <table:table-cell table:style-name="ce1" office:value-type="float" office:value="1.75892400741577" calcext:value-type="float">
            <text:p>1.75892400741577</text:p>
          </table:table-cell>
          <table:table-cell table:style-name="ce1" office:value-type="float" office:value="5.80721855163574" calcext:value-type="float">
            <text:p>5.80721855163574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7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.59854245185852" calcext:value-type="float">
            <text:p>1.59854245185852</text:p>
          </table:table-cell>
          <table:table-cell table:style-name="ce1" office:value-type="float" office:value="1.28536438941956" calcext:value-type="float">
            <text:p>1.28536438941956</text:p>
          </table:table-cell>
          <table:table-cell table:style-name="ce1" office:value-type="float" office:value="1.28311252593994" calcext:value-type="float">
            <text:p>1.28311252593994</text:p>
          </table:table-cell>
          <table:table-cell table:style-name="ce1" office:value-type="float" office:value="0.718397617340088" calcext:value-type="float">
            <text:p>0.718397617340088</text:p>
          </table:table-cell>
          <table:table-cell table:style-name="ce1" office:value-type="float" office:value="1.22135424613953" calcext:value-type="float">
            <text:p>1.22135424613953</text:p>
          </table:table-cell>
          <table:table-cell table:style-name="ce1" office:value-type="float" office:value="0.718397617340088" calcext:value-type="float">
            <text:p>0.718397617340088</text:p>
          </table:table-cell>
          <table:table-cell table:style-name="ce1" office:value-type="float" office:value="1.59854245185852" calcext:value-type="float">
            <text:p>1.59854245185852</text:p>
          </table:table-cell>
          <table:table-cell table:style-name="ce1" office:value-type="float" office:value="4.88541698455811" calcext:value-type="float">
            <text:p>4.88541698455811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8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.09601092338562" calcext:value-type="float">
            <text:p>1.09601092338562</text:p>
          </table:table-cell>
          <table:table-cell table:style-name="ce1" office:value-type="float" office:value="0.884162187576294" calcext:value-type="float">
            <text:p>0.884162187576294</text:p>
          </table:table-cell>
          <table:table-cell table:style-name="ce1" office:value-type="float" office:value="1.01197576522827" calcext:value-type="float">
            <text:p>1.01197576522827</text:p>
          </table:table-cell>
          <table:table-cell table:style-name="ce1" office:value-type="float" office:value="0.896423816680908" calcext:value-type="float">
            <text:p>0.896423816680908</text:p>
          </table:table-cell>
          <table:table-cell table:style-name="ce1" office:value-type="float" office:value="0.972143173217773" calcext:value-type="float">
            <text:p>0.972143173217773</text:p>
          </table:table-cell>
          <table:table-cell table:style-name="ce1" office:value-type="float" office:value="0.884162187576294" calcext:value-type="float">
            <text:p>0.884162187576294</text:p>
          </table:table-cell>
          <table:table-cell table:style-name="ce1" office:value-type="float" office:value="1.09601092338562" calcext:value-type="float">
            <text:p>1.09601092338562</text:p>
          </table:table-cell>
          <table:table-cell table:style-name="ce1" office:value-type="float" office:value="3.88857269287109" calcext:value-type="float">
            <text:p>3.88857269287109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9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406048774719238" calcext:value-type="float">
            <text:p>0.406048774719238</text:p>
          </table:table-cell>
          <table:table-cell table:style-name="ce1" office:value-type="float" office:value="0.758624792098999" calcext:value-type="float">
            <text:p>0.758624792098999</text:p>
          </table:table-cell>
          <table:table-cell table:style-name="ce1" office:value-type="float" office:value="0.439598083496094" calcext:value-type="float">
            <text:p>0.439598083496094</text:p>
          </table:table-cell>
          <table:table-cell table:style-name="ce1" office:value-type="float" office:value="0.713757276535034" calcext:value-type="float">
            <text:p>0.713757276535034</text:p>
          </table:table-cell>
          <table:table-cell table:style-name="ce1" office:value-type="float" office:value="0.579507231712341" calcext:value-type="float">
            <text:p>0.579507231712341</text:p>
          </table:table-cell>
          <table:table-cell table:style-name="ce1" office:value-type="float" office:value="0.406048774719238" calcext:value-type="float">
            <text:p>0.406048774719238</text:p>
          </table:table-cell>
          <table:table-cell table:style-name="ce1" office:value-type="float" office:value="0.758624792098999" calcext:value-type="float">
            <text:p>0.758624792098999</text:p>
          </table:table-cell>
          <table:table-cell table:style-name="ce1" office:value-type="float" office:value="2.31802892684937" calcext:value-type="float">
            <text:p>2.31802892684937</text:p>
          </table:table-cell>
          <table:table-cell table:number-columns-repeated="100"/>
        </table:table-row>
        <table:table-row table:style-name="ro1">
          <table:table-cell table:style-name="ce1" office:value-type="string" calcext:value-type="string">
            <text:p>num_workers = 10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804302930831909" calcext:value-type="float">
            <text:p>0.804302930831909</text:p>
          </table:table-cell>
          <table:table-cell table:style-name="ce1" office:value-type="float" office:value="0.775991678237915" calcext:value-type="float">
            <text:p>0.775991678237915</text:p>
          </table:table-cell>
          <table:table-cell table:style-name="ce1" office:value-type="float" office:value="0.529608488082886" calcext:value-type="float">
            <text:p>0.529608488082886</text:p>
          </table:table-cell>
          <table:table-cell table:style-name="ce1" office:value-type="float" office:value="0.779072761535645" calcext:value-type="float">
            <text:p>0.779072761535645</text:p>
          </table:table-cell>
          <table:table-cell table:style-name="ce1" office:value-type="float" office:value="0.722243964672089" calcext:value-type="float">
            <text:p>0.722243964672089</text:p>
          </table:table-cell>
          <table:table-cell table:style-name="ce1" office:value-type="float" office:value="0.529608488082886" calcext:value-type="float">
            <text:p>0.529608488082886</text:p>
          </table:table-cell>
          <table:table-cell table:style-name="ce1" office:value-type="float" office:value="0.804302930831909" calcext:value-type="float">
            <text:p>0.804302930831909</text:p>
          </table:table-cell>
          <table:table-cell table:style-name="ce1" office:value-type="float" office:value="2.88897585868835" calcext:value-type="float">
            <text:p>2.88897585868835</text:p>
          </table:table-cell>
          <table:table-cell table:number-columns-repeated="4"/>
          <table:table-cell table:style-name="ce2" office:value-type="string" calcext:value-type="string" table:number-columns-spanned="11" table:number-rows-spanned="18">
            <text:p>说明，这个是在cornell的条件下，没开图像增强得到的</text:p>
          </table:table-cell>
          <table:covered-table-cell table:number-columns-repeated="10"/>
          <table:table-cell table:number-columns-repeated="85"/>
        </table:table-row>
        <table:table-row table:style-name="ro1">
          <table:table-cell table:style-name="ce1" office:value-type="string" calcext:value-type="string">
            <text:p>num_workers = 11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233182668685913" calcext:value-type="float">
            <text:p>0.233182668685913</text:p>
          </table:table-cell>
          <table:table-cell table:style-name="ce1" office:value-type="float" office:value="0.729644536972046" calcext:value-type="float">
            <text:p>0.729644536972046</text:p>
          </table:table-cell>
          <table:table-cell table:style-name="ce1" office:value-type="float" office:value="0.0595002174377441" calcext:value-type="float">
            <text:p>0.059500217437744</text:p>
          </table:table-cell>
          <table:table-cell table:style-name="ce1" office:value-type="float" office:value="0.225832939147949" calcext:value-type="float">
            <text:p>0.225832939147949</text:p>
          </table:table-cell>
          <table:table-cell table:style-name="ce1" office:value-type="float" office:value="0.312040090560913" calcext:value-type="float">
            <text:p>0.312040090560913</text:p>
          </table:table-cell>
          <table:table-cell table:style-name="ce1" office:value-type="float" office:value="0.0595002174377441" calcext:value-type="float">
            <text:p>0.059500217437744</text:p>
          </table:table-cell>
          <table:table-cell table:style-name="ce1" office:value-type="float" office:value="0.729644536972046" calcext:value-type="float">
            <text:p>0.729644536972046</text:p>
          </table:table-cell>
          <table:table-cell table:style-name="ce1" office:value-type="float" office:value="1.24816036224365" calcext:value-type="float">
            <text:p>1.24816036224365</text:p>
          </table:table-cell>
          <table:table-cell table:number-columns-repeated="4"/>
          <table:covered-table-cell table:number-columns-repeated="11"/>
          <table:table-cell table:number-columns-repeated="85"/>
        </table:table-row>
        <table:table-row table:style-name="ro1">
          <table:table-cell table:style-name="ce1" office:value-type="string" calcext:value-type="string">
            <text:p>num_workers = 12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53555965423584" calcext:value-type="float">
            <text:p>0.053555965423584</text:p>
          </table:table-cell>
          <table:table-cell table:style-name="ce1" office:value-type="float" office:value="0.0880031585693359" calcext:value-type="float">
            <text:p>0.088003158569336</text:p>
          </table:table-cell>
          <table:table-cell table:style-name="ce1" office:value-type="float" office:value="0.316378355026245" calcext:value-type="float">
            <text:p>0.316378355026245</text:p>
          </table:table-cell>
          <table:table-cell table:style-name="ce1" office:value-type="float" office:value="0.121674299240112" calcext:value-type="float">
            <text:p>0.121674299240112</text:p>
          </table:table-cell>
          <table:table-cell table:style-name="ce1" office:value-type="float" office:value="0.144902944564819" calcext:value-type="float">
            <text:p>0.144902944564819</text:p>
          </table:table-cell>
          <table:table-cell table:style-name="ce1" office:value-type="float" office:value="0.053555965423584" calcext:value-type="float">
            <text:p>0.053555965423584</text:p>
          </table:table-cell>
          <table:table-cell table:style-name="ce1" office:value-type="float" office:value="0.316378355026245" calcext:value-type="float">
            <text:p>0.316378355026245</text:p>
          </table:table-cell>
          <table:table-cell table:style-name="ce1" office:value-type="float" office:value="0.579611778259277" calcext:value-type="float">
            <text:p>0.579611778259277</text:p>
          </table:table-cell>
          <table:table-cell table:number-columns-repeated="4"/>
          <table:covered-table-cell table:number-columns-repeated="11"/>
          <table:table-cell table:number-columns-repeated="85"/>
        </table:table-row>
        <table:table-row table:style-name="ro1">
          <table:table-cell table:style-name="ce1" office:value-type="string" calcext:value-type="string">
            <text:p>num_workers = 13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2041974067688" calcext:value-type="float">
            <text:p>0.12041974067688</text:p>
          </table:table-cell>
          <table:table-cell table:style-name="ce1" office:value-type="float" office:value="0.108252763748169" calcext:value-type="float">
            <text:p>0.108252763748169</text:p>
          </table:table-cell>
          <table:table-cell table:style-name="ce1" office:value-type="float" office:value="0.061464786529541" calcext:value-type="float">
            <text:p>0.061464786529541</text:p>
          </table:table-cell>
          <table:table-cell table:style-name="ce1" office:value-type="float" office:value="0.169000864028931" calcext:value-type="float">
            <text:p>0.169000864028931</text:p>
          </table:table-cell>
          <table:table-cell table:style-name="ce1" office:value-type="float" office:value="0.11478453874588" calcext:value-type="float">
            <text:p>0.11478453874588</text:p>
          </table:table-cell>
          <table:table-cell table:style-name="ce1" office:value-type="float" office:value="0.061464786529541" calcext:value-type="float">
            <text:p>0.061464786529541</text:p>
          </table:table-cell>
          <table:table-cell table:style-name="ce1" office:value-type="float" office:value="0.169000864028931" calcext:value-type="float">
            <text:p>0.169000864028931</text:p>
          </table:table-cell>
          <table:table-cell table:style-name="ce1" office:value-type="float" office:value="0.459138154983521" calcext:value-type="float">
            <text:p>0.459138154983521</text:p>
          </table:table-cell>
          <table:table-cell table:number-columns-repeated="4"/>
          <table:covered-table-cell table:number-columns-repeated="11"/>
          <table:table-cell table:number-columns-repeated="85"/>
        </table:table-row>
        <table:table-row table:style-name="ro1">
          <table:table-cell table:style-name="ce1" office:value-type="string" calcext:value-type="string">
            <text:p>num_workers = 14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670115947723389" calcext:value-type="float">
            <text:p>0.067011594772339</text:p>
          </table:table-cell>
          <table:table-cell table:style-name="ce1" office:value-type="float" office:value="0.0629291534423828" calcext:value-type="float">
            <text:p>0.062929153442383</text:p>
          </table:table-cell>
          <table:table-cell table:style-name="ce1" office:value-type="float" office:value="0.0692048072814941" calcext:value-type="float">
            <text:p>0.069204807281494</text:p>
          </table:table-cell>
          <table:table-cell table:style-name="ce1" office:value-type="float" office:value="0.0740530490875244" calcext:value-type="float">
            <text:p>0.074053049087525</text:p>
          </table:table-cell>
          <table:table-cell table:style-name="ce1" office:value-type="float" office:value="0.0682996511459351" calcext:value-type="float">
            <text:p>0.068299651145935</text:p>
          </table:table-cell>
          <table:table-cell table:style-name="ce1" office:value-type="float" office:value="0.0629291534423828" calcext:value-type="float">
            <text:p>0.062929153442383</text:p>
          </table:table-cell>
          <table:table-cell table:style-name="ce1" office:value-type="float" office:value="0.0740530490875244" calcext:value-type="float">
            <text:p>0.074053049087525</text:p>
          </table:table-cell>
          <table:table-cell table:style-name="ce1" office:value-type="float" office:value="0.27319860458374" calcext:value-type="float">
            <text:p>0.27319860458374</text:p>
          </table:table-cell>
          <table:table-cell table:number-columns-repeated="4"/>
          <table:covered-table-cell table:number-columns-repeated="11"/>
          <table:table-cell table:number-columns-repeated="85"/>
        </table:table-row>
        <table:table-row table:style-name="ro1">
          <table:table-cell table:style-name="ce1" office:value-type="string" calcext:value-type="string">
            <text:p>num_workers = 15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662024021148682" calcext:value-type="float">
            <text:p>0.066202402114868</text:p>
          </table:table-cell>
          <table:table-cell table:style-name="ce1" office:value-type="float" office:value="0.0683712959289551" calcext:value-type="float">
            <text:p>0.068371295928955</text:p>
          </table:table-cell>
          <table:table-cell table:style-name="ce1" office:value-type="float" office:value="0.0648033618927002" calcext:value-type="float">
            <text:p>0.0648033618927</text:p>
          </table:table-cell>
          <table:table-cell table:style-name="ce1" office:value-type="float" office:value="0.0795142650604248" calcext:value-type="float">
            <text:p>0.079514265060425</text:p>
          </table:table-cell>
          <table:table-cell table:style-name="ce1" office:value-type="float" office:value="0.0697228312492371" calcext:value-type="float">
            <text:p>0.069722831249237</text:p>
          </table:table-cell>
          <table:table-cell table:style-name="ce1" office:value-type="float" office:value="0.0648033618927002" calcext:value-type="float">
            <text:p>0.0648033618927</text:p>
          </table:table-cell>
          <table:table-cell table:style-name="ce1" office:value-type="float" office:value="0.0795142650604248" calcext:value-type="float">
            <text:p>0.079514265060425</text:p>
          </table:table-cell>
          <table:table-cell table:style-name="ce1" office:value-type="float" office:value="0.278891324996948" calcext:value-type="float">
            <text:p>0.278891324996948</text:p>
          </table:table-cell>
          <table:table-cell table:number-columns-repeated="4"/>
          <table:covered-table-cell table:number-columns-repeated="11"/>
          <table:table-cell table:number-columns-repeated="85"/>
        </table:table-row>
        <table:table-row table:style-name="ro1">
          <table:table-cell table:style-name="ce1" office:value-type="string" calcext:value-type="string">
            <text:p>num_workers = 16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737173557281494" calcext:value-type="float">
            <text:p>0.07371735572815</text:p>
          </table:table-cell>
          <table:table-cell table:style-name="ce1" office:value-type="float" office:value="0.0738682746887207" calcext:value-type="float">
            <text:p>0.073868274688721</text:p>
          </table:table-cell>
          <table:table-cell table:style-name="ce1" office:value-type="float" office:value="0.0714130401611328" calcext:value-type="float">
            <text:p>0.071413040161133</text:p>
          </table:table-cell>
          <table:table-cell table:style-name="ce1" office:value-type="float" office:value="0.0724544525146484" calcext:value-type="float">
            <text:p>0.072454452514649</text:p>
          </table:table-cell>
          <table:table-cell table:style-name="ce1" office:value-type="float" office:value="0.0728632807731628" calcext:value-type="float">
            <text:p>0.072863280773163</text:p>
          </table:table-cell>
          <table:table-cell table:style-name="ce1" office:value-type="float" office:value="0.0714130401611328" calcext:value-type="float">
            <text:p>0.071413040161133</text:p>
          </table:table-cell>
          <table:table-cell table:style-name="ce1" office:value-type="float" office:value="0.0738682746887207" calcext:value-type="float">
            <text:p>0.073868274688721</text:p>
          </table:table-cell>
          <table:table-cell table:style-name="ce1" office:value-type="float" office:value="0.291453123092651" calcext:value-type="float">
            <text:p>0.291453123092651</text:p>
          </table:table-cell>
          <table:table-cell table:number-columns-repeated="4"/>
          <table:covered-table-cell table:number-columns-repeated="11"/>
          <table:table-cell table:number-columns-repeated="85"/>
        </table:table-row>
        <table:table-row table:style-name="ro1">
          <table:table-cell table:style-name="ce1" office:value-type="string" calcext:value-type="string">
            <text:p>num_workers = 17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680532455444336" calcext:value-type="float">
            <text:p>0.068053245544434</text:p>
          </table:table-cell>
          <table:table-cell table:style-name="ce1" office:value-type="float" office:value="0.0725655555725098" calcext:value-type="float">
            <text:p>0.07256555557251</text:p>
          </table:table-cell>
          <table:table-cell table:style-name="ce1" office:value-type="float" office:value="0.0654659271240234" calcext:value-type="float">
            <text:p>0.065465927124024</text:p>
          </table:table-cell>
          <table:table-cell table:style-name="ce1" office:value-type="float" office:value="0.0629148483276367" calcext:value-type="float">
            <text:p>0.062914848327637</text:p>
          </table:table-cell>
          <table:table-cell table:style-name="ce1" office:value-type="float" office:value="0.0672498941421509" calcext:value-type="float">
            <text:p>0.067249894142151</text:p>
          </table:table-cell>
          <table:table-cell table:style-name="ce1" office:value-type="float" office:value="0.0629148483276367" calcext:value-type="float">
            <text:p>0.062914848327637</text:p>
          </table:table-cell>
          <table:table-cell table:style-name="ce1" office:value-type="float" office:value="0.0725655555725098" calcext:value-type="float">
            <text:p>0.07256555557251</text:p>
          </table:table-cell>
          <table:table-cell table:style-name="ce1" office:value-type="float" office:value="0.268999576568604" calcext:value-type="float">
            <text:p>0.268999576568604</text:p>
          </table:table-cell>
          <table:table-cell table:number-columns-repeated="4"/>
          <table:covered-table-cell table:number-columns-repeated="11"/>
          <table:table-cell table:number-columns-repeated="85"/>
        </table:table-row>
        <table:table-row table:style-name="ro1">
          <table:table-cell table:style-name="ce1" office:value-type="string" calcext:value-type="string">
            <text:p>num_workers = 18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776772499084473" calcext:value-type="float">
            <text:p>0.077677249908447</text:p>
          </table:table-cell>
          <table:table-cell table:style-name="ce1" office:value-type="float" office:value="0.0697612762451172" calcext:value-type="float">
            <text:p>0.069761276245117</text:p>
          </table:table-cell>
          <table:table-cell table:style-name="ce1" office:value-type="float" office:value="0.072429895401001" calcext:value-type="float">
            <text:p>0.072429895401001</text:p>
          </table:table-cell>
          <table:table-cell table:style-name="ce1" office:value-type="float" office:value="0.0709221363067627" calcext:value-type="float">
            <text:p>0.070922136306763</text:p>
          </table:table-cell>
          <table:table-cell table:style-name="ce1" office:value-type="float" office:value="0.072697639465332" calcext:value-type="float">
            <text:p>0.072697639465332</text:p>
          </table:table-cell>
          <table:table-cell table:style-name="ce1" office:value-type="float" office:value="0.0697612762451172" calcext:value-type="float">
            <text:p>0.069761276245117</text:p>
          </table:table-cell>
          <table:table-cell table:style-name="ce1" office:value-type="float" office:value="0.0776772499084473" calcext:value-type="float">
            <text:p>0.077677249908447</text:p>
          </table:table-cell>
          <table:table-cell table:style-name="ce1" office:value-type="float" office:value="0.290790557861328" calcext:value-type="float">
            <text:p>0.290790557861328</text:p>
          </table:table-cell>
          <table:table-cell table:number-columns-repeated="4"/>
          <table:covered-table-cell table:number-columns-repeated="11"/>
          <table:table-cell table:number-columns-repeated="85"/>
        </table:table-row>
        <table:table-row table:style-name="ro1">
          <table:table-cell table:style-name="ce1" office:value-type="string" calcext:value-type="string">
            <text:p>num_workers = 19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862700939178467" calcext:value-type="float">
            <text:p>0.086270093917847</text:p>
          </table:table-cell>
          <table:table-cell table:style-name="ce1" office:value-type="float" office:value="0.0913403034210205" calcext:value-type="float">
            <text:p>0.091340303421021</text:p>
          </table:table-cell>
          <table:table-cell table:style-name="ce1" office:value-type="float" office:value="0.0860466957092285" calcext:value-type="float">
            <text:p>0.086046695709229</text:p>
          </table:table-cell>
          <table:table-cell table:style-name="ce1" office:value-type="float" office:value="0.0783176422119141" calcext:value-type="float">
            <text:p>0.078317642211914</text:p>
          </table:table-cell>
          <table:table-cell table:style-name="ce1" office:value-type="float" office:value="0.0854936838150024" calcext:value-type="float">
            <text:p>0.085493683815003</text:p>
          </table:table-cell>
          <table:table-cell table:style-name="ce1" office:value-type="float" office:value="0.0783176422119141" calcext:value-type="float">
            <text:p>0.078317642211914</text:p>
          </table:table-cell>
          <table:table-cell table:style-name="ce1" office:value-type="float" office:value="0.0913403034210205" calcext:value-type="float">
            <text:p>0.091340303421021</text:p>
          </table:table-cell>
          <table:table-cell table:style-name="ce1" office:value-type="float" office:value="0.34197473526001" calcext:value-type="float">
            <text:p>0.34197473526001</text:p>
          </table:table-cell>
          <table:table-cell table:number-columns-repeated="4"/>
          <table:covered-table-cell table:number-columns-repeated="11"/>
          <table:table-cell table:number-columns-repeated="85"/>
        </table:table-row>
        <table:table-row table:style-name="ro1">
          <table:table-cell table:style-name="ce1" office:value-type="string" calcext:value-type="string">
            <text:p>num_workers = 20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894975662231445" calcext:value-type="float">
            <text:p>0.089497566223145</text:p>
          </table:table-cell>
          <table:table-cell table:style-name="ce1" office:value-type="float" office:value="0.0937192440032959" calcext:value-type="float">
            <text:p>0.093719244003296</text:p>
          </table:table-cell>
          <table:table-cell table:style-name="ce1" office:value-type="float" office:value="0.0838212966918945" calcext:value-type="float">
            <text:p>0.083821296691895</text:p>
          </table:table-cell>
          <table:table-cell table:style-name="ce1" office:value-type="float" office:value="0.0864856243133545" calcext:value-type="float">
            <text:p>0.086485624313355</text:p>
          </table:table-cell>
          <table:table-cell table:style-name="ce1" office:value-type="float" office:value="0.0883809328079224" calcext:value-type="float">
            <text:p>0.088380932807922</text:p>
          </table:table-cell>
          <table:table-cell table:style-name="ce1" office:value-type="float" office:value="0.0838212966918945" calcext:value-type="float">
            <text:p>0.083821296691895</text:p>
          </table:table-cell>
          <table:table-cell table:style-name="ce1" office:value-type="float" office:value="0.0937192440032959" calcext:value-type="float">
            <text:p>0.093719244003296</text:p>
          </table:table-cell>
          <table:table-cell table:style-name="ce1" office:value-type="float" office:value="0.353523731231689" calcext:value-type="float">
            <text:p>0.353523731231689</text:p>
          </table:table-cell>
          <table:table-cell table:number-columns-repeated="4"/>
          <table:covered-table-cell table:number-columns-repeated="11"/>
          <table:table-cell table:number-columns-repeated="85"/>
        </table:table-row>
        <table:table-row table:style-name="ro1">
          <table:table-cell table:style-name="ce1" office:value-type="string" calcext:value-type="string">
            <text:p>num_workers = 21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81707239151001" calcext:value-type="float">
            <text:p>0.081707239151001</text:p>
          </table:table-cell>
          <table:table-cell table:style-name="ce1" office:value-type="float" office:value="0.0864255428314209" calcext:value-type="float">
            <text:p>0.086425542831421</text:p>
          </table:table-cell>
          <table:table-cell table:style-name="ce1" office:value-type="float" office:value="0.085909366607666" calcext:value-type="float">
            <text:p>0.085909366607666</text:p>
          </table:table-cell>
          <table:table-cell table:style-name="ce1" office:value-type="float" office:value="0.0918924808502197" calcext:value-type="float">
            <text:p>0.09189248085022</text:p>
          </table:table-cell>
          <table:table-cell table:style-name="ce1" office:value-type="float" office:value="0.0864836573600769" calcext:value-type="float">
            <text:p>0.086483657360077</text:p>
          </table:table-cell>
          <table:table-cell table:style-name="ce1" office:value-type="float" office:value="0.081707239151001" calcext:value-type="float">
            <text:p>0.081707239151001</text:p>
          </table:table-cell>
          <table:table-cell table:style-name="ce1" office:value-type="float" office:value="0.0918924808502197" calcext:value-type="float">
            <text:p>0.09189248085022</text:p>
          </table:table-cell>
          <table:table-cell table:style-name="ce1" office:value-type="float" office:value="0.345934629440308" calcext:value-type="float">
            <text:p>0.345934629440308</text:p>
          </table:table-cell>
          <table:table-cell table:number-columns-repeated="4"/>
          <table:covered-table-cell table:number-columns-repeated="11"/>
          <table:table-cell table:number-columns-repeated="85"/>
        </table:table-row>
        <table:table-row table:style-name="ro1">
          <table:table-cell table:style-name="ce1" office:value-type="string" calcext:value-type="string">
            <text:p>num_workers = 22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921523571014404" calcext:value-type="float">
            <text:p>0.092152357101441</text:p>
          </table:table-cell>
          <table:table-cell table:style-name="ce1" office:value-type="float" office:value="0.0916955471038818" calcext:value-type="float">
            <text:p>0.091695547103882</text:p>
          </table:table-cell>
          <table:table-cell table:style-name="ce1" office:value-type="float" office:value="0.0978813171386719" calcext:value-type="float">
            <text:p>0.097881317138672</text:p>
          </table:table-cell>
          <table:table-cell table:style-name="ce1" office:value-type="float" office:value="0.085465669631958" calcext:value-type="float">
            <text:p>0.085465669631958</text:p>
          </table:table-cell>
          <table:table-cell table:style-name="ce1" office:value-type="float" office:value="0.091798722743988" calcext:value-type="float">
            <text:p>0.091798722743988</text:p>
          </table:table-cell>
          <table:table-cell table:style-name="ce1" office:value-type="float" office:value="0.085465669631958" calcext:value-type="float">
            <text:p>0.085465669631958</text:p>
          </table:table-cell>
          <table:table-cell table:style-name="ce1" office:value-type="float" office:value="0.0978813171386719" calcext:value-type="float">
            <text:p>0.097881317138672</text:p>
          </table:table-cell>
          <table:table-cell table:style-name="ce1" office:value-type="float" office:value="0.367194890975952" calcext:value-type="float">
            <text:p>0.367194890975952</text:p>
          </table:table-cell>
          <table:table-cell table:number-columns-repeated="4"/>
          <table:covered-table-cell table:number-columns-repeated="11"/>
          <table:table-cell table:number-columns-repeated="85"/>
        </table:table-row>
        <table:table-row table:style-name="ro1">
          <table:table-cell table:style-name="ce1" office:value-type="string" calcext:value-type="string">
            <text:p>num_workers = 23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08674049377441" calcext:value-type="float">
            <text:p>0.108674049377441</text:p>
          </table:table-cell>
          <table:table-cell table:style-name="ce1" office:value-type="float" office:value="0.102092266082764" calcext:value-type="float">
            <text:p>0.102092266082764</text:p>
          </table:table-cell>
          <table:table-cell table:style-name="ce1" office:value-type="float" office:value="0.104864835739136" calcext:value-type="float">
            <text:p>0.104864835739136</text:p>
          </table:table-cell>
          <table:table-cell table:style-name="ce1" office:value-type="float" office:value="0.22488260269165" calcext:value-type="float">
            <text:p>0.22488260269165</text:p>
          </table:table-cell>
          <table:table-cell table:style-name="ce1" office:value-type="float" office:value="0.135128438472748" calcext:value-type="float">
            <text:p>0.135128438472748</text:p>
          </table:table-cell>
          <table:table-cell table:style-name="ce1" office:value-type="float" office:value="0.102092266082764" calcext:value-type="float">
            <text:p>0.102092266082764</text:p>
          </table:table-cell>
          <table:table-cell table:style-name="ce1" office:value-type="float" office:value="0.22488260269165" calcext:value-type="float">
            <text:p>0.22488260269165</text:p>
          </table:table-cell>
          <table:table-cell table:style-name="ce1" office:value-type="float" office:value="0.540513753890991" calcext:value-type="float">
            <text:p>0.540513753890991</text:p>
          </table:table-cell>
          <table:table-cell table:number-columns-repeated="4"/>
          <table:covered-table-cell table:number-columns-repeated="11"/>
          <table:table-cell table:number-columns-repeated="85"/>
        </table:table-row>
        <table:table-row table:style-name="ro1">
          <table:table-cell table:style-name="ce1" office:value-type="string" calcext:value-type="string">
            <text:p>num_workers = 24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07869148254395" calcext:value-type="float">
            <text:p>0.107869148254395</text:p>
          </table:table-cell>
          <table:table-cell table:style-name="ce1" office:value-type="float" office:value="0.102848529815674" calcext:value-type="float">
            <text:p>0.102848529815674</text:p>
          </table:table-cell>
          <table:table-cell table:style-name="ce1" office:value-type="float" office:value="0.0979628562927246" calcext:value-type="float">
            <text:p>0.097962856292725</text:p>
          </table:table-cell>
          <table:table-cell table:style-name="ce1" office:value-type="float" office:value="0.10710334777832" calcext:value-type="float">
            <text:p>0.10710334777832</text:p>
          </table:table-cell>
          <table:table-cell table:style-name="ce1" office:value-type="float" office:value="0.103945970535278" calcext:value-type="float">
            <text:p>0.103945970535278</text:p>
          </table:table-cell>
          <table:table-cell table:style-name="ce1" office:value-type="float" office:value="0.0979628562927246" calcext:value-type="float">
            <text:p>0.097962856292725</text:p>
          </table:table-cell>
          <table:table-cell table:style-name="ce1" office:value-type="float" office:value="0.107869148254395" calcext:value-type="float">
            <text:p>0.107869148254395</text:p>
          </table:table-cell>
          <table:table-cell table:style-name="ce1" office:value-type="float" office:value="0.415783882141113" calcext:value-type="float">
            <text:p>0.415783882141113</text:p>
          </table:table-cell>
          <table:table-cell table:number-columns-repeated="4"/>
          <table:covered-table-cell table:number-columns-repeated="11"/>
          <table:table-cell table:number-columns-repeated="85"/>
        </table:table-row>
        <table:table-row table:style-name="ro1">
          <table:table-cell table:style-name="ce1" office:value-type="string" calcext:value-type="string">
            <text:p>num_workers = 25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01427316665649" calcext:value-type="float">
            <text:p>0.101427316665649</text:p>
          </table:table-cell>
          <table:table-cell table:style-name="ce1" office:value-type="float" office:value="0.099562406539917" calcext:value-type="float">
            <text:p>0.099562406539917</text:p>
          </table:table-cell>
          <table:table-cell table:style-name="ce1" office:value-type="float" office:value="0.105190277099609" calcext:value-type="float">
            <text:p>0.105190277099609</text:p>
          </table:table-cell>
          <table:table-cell table:style-name="ce1" office:value-type="float" office:value="0.113886117935181" calcext:value-type="float">
            <text:p>0.113886117935181</text:p>
          </table:table-cell>
          <table:table-cell table:style-name="ce1" office:value-type="float" office:value="0.105016529560089" calcext:value-type="float">
            <text:p>0.105016529560089</text:p>
          </table:table-cell>
          <table:table-cell table:style-name="ce1" office:value-type="float" office:value="0.099562406539917" calcext:value-type="float">
            <text:p>0.099562406539917</text:p>
          </table:table-cell>
          <table:table-cell table:style-name="ce1" office:value-type="float" office:value="0.113886117935181" calcext:value-type="float">
            <text:p>0.113886117935181</text:p>
          </table:table-cell>
          <table:table-cell table:style-name="ce1" office:value-type="float" office:value="0.420066118240356" calcext:value-type="float">
            <text:p>0.420066118240356</text:p>
          </table:table-cell>
          <table:table-cell table:number-columns-repeated="4"/>
          <table:covered-table-cell table:number-columns-repeated="11"/>
          <table:table-cell table:number-columns-repeated="85"/>
        </table:table-row>
        <table:table-row table:style-name="ro1">
          <table:table-cell table:style-name="ce1" office:value-type="string" calcext:value-type="string">
            <text:p>num_workers = 26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06902122497559" calcext:value-type="float">
            <text:p>0.106902122497559</text:p>
          </table:table-cell>
          <table:table-cell table:style-name="ce1" office:value-type="float" office:value="0.106494665145874" calcext:value-type="float">
            <text:p>0.106494665145874</text:p>
          </table:table-cell>
          <table:table-cell table:style-name="ce1" office:value-type="float" office:value="0.119402647018433" calcext:value-type="float">
            <text:p>0.119402647018433</text:p>
          </table:table-cell>
          <table:table-cell table:style-name="ce1" office:value-type="float" office:value="0.11649227142334" calcext:value-type="float">
            <text:p>0.11649227142334</text:p>
          </table:table-cell>
          <table:table-cell table:style-name="ce1" office:value-type="float" office:value="0.112322926521301" calcext:value-type="float">
            <text:p>0.112322926521301</text:p>
          </table:table-cell>
          <table:table-cell table:style-name="ce1" office:value-type="float" office:value="0.106494665145874" calcext:value-type="float">
            <text:p>0.106494665145874</text:p>
          </table:table-cell>
          <table:table-cell table:style-name="ce1" office:value-type="float" office:value="0.119402647018433" calcext:value-type="float">
            <text:p>0.119402647018433</text:p>
          </table:table-cell>
          <table:table-cell table:style-name="ce1" office:value-type="float" office:value="0.449291706085205" calcext:value-type="float">
            <text:p>0.449291706085205</text:p>
          </table:table-cell>
          <table:table-cell table:number-columns-repeated="4"/>
          <table:covered-table-cell table:number-columns-repeated="11"/>
          <table:table-cell table:number-columns-repeated="85"/>
        </table:table-row>
        <table:table-row table:style-name="ro1">
          <table:table-cell table:style-name="ce1" office:value-type="string" calcext:value-type="string">
            <text:p>num_workers = 27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21732234954834" calcext:value-type="float">
            <text:p>0.121732234954834</text:p>
          </table:table-cell>
          <table:table-cell table:style-name="ce1" office:value-type="float" office:value="0.115053653717041" calcext:value-type="float">
            <text:p>0.115053653717041</text:p>
          </table:table-cell>
          <table:table-cell table:style-name="ce1" office:value-type="float" office:value="0.116180658340454" calcext:value-type="float">
            <text:p>0.116180658340454</text:p>
          </table:table-cell>
          <table:table-cell table:style-name="ce1" office:value-type="float" office:value="0.11876368522644" calcext:value-type="float">
            <text:p>0.11876368522644</text:p>
          </table:table-cell>
          <table:table-cell table:style-name="ce1" office:value-type="float" office:value="0.117932558059692" calcext:value-type="float">
            <text:p>0.117932558059692</text:p>
          </table:table-cell>
          <table:table-cell table:style-name="ce1" office:value-type="float" office:value="0.115053653717041" calcext:value-type="float">
            <text:p>0.115053653717041</text:p>
          </table:table-cell>
          <table:table-cell table:style-name="ce1" office:value-type="float" office:value="0.121732234954834" calcext:value-type="float">
            <text:p>0.121732234954834</text:p>
          </table:table-cell>
          <table:table-cell table:style-name="ce1" office:value-type="float" office:value="0.47173023223877" calcext:value-type="float">
            <text:p>0.47173023223877</text:p>
          </table:table-cell>
          <table:table-cell table:number-columns-repeated="4"/>
          <table:covered-table-cell table:number-columns-repeated="11"/>
          <table:table-cell table:number-columns-repeated="85"/>
        </table:table-row>
        <table:table-row table:style-name="ro2">
          <table:table-cell table:style-name="ce1" office:value-type="string" calcext:value-type="string">
            <text:p>num_workers = 28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15200042724609" calcext:value-type="float">
            <text:p>0.115200042724609</text:p>
          </table:table-cell>
          <table:table-cell table:style-name="ce1" office:value-type="float" office:value="0.115226268768311" calcext:value-type="float">
            <text:p>0.115226268768311</text:p>
          </table:table-cell>
          <table:table-cell table:style-name="ce1" office:value-type="float" office:value="0.133457183837891" calcext:value-type="float">
            <text:p>0.133457183837891</text:p>
          </table:table-cell>
          <table:table-cell table:style-name="ce1" office:value-type="float" office:value="0.142456769943237" calcext:value-type="float">
            <text:p>0.142456769943237</text:p>
          </table:table-cell>
          <table:table-cell table:style-name="ce1" office:value-type="float" office:value="0.126585066318512" calcext:value-type="float">
            <text:p>0.126585066318512</text:p>
          </table:table-cell>
          <table:table-cell table:style-name="ce1" office:value-type="float" office:value="0.115200042724609" calcext:value-type="float">
            <text:p>0.115200042724609</text:p>
          </table:table-cell>
          <table:table-cell table:style-name="ce1" office:value-type="float" office:value="0.142456769943237" calcext:value-type="float">
            <text:p>0.142456769943237</text:p>
          </table:table-cell>
          <table:table-cell table:style-name="ce1" office:value-type="float" office:value="0.506340265274048" calcext:value-type="float">
            <text:p>0.506340265274048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9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26654386520386" calcext:value-type="float">
            <text:p>0.126654386520386</text:p>
          </table:table-cell>
          <table:table-cell table:style-name="ce1" office:value-type="float" office:value="0.126657724380493" calcext:value-type="float">
            <text:p>0.126657724380493</text:p>
          </table:table-cell>
          <table:table-cell table:style-name="ce1" office:value-type="float" office:value="0.136188507080078" calcext:value-type="float">
            <text:p>0.136188507080078</text:p>
          </table:table-cell>
          <table:table-cell table:style-name="ce1" office:value-type="float" office:value="0.127560615539551" calcext:value-type="float">
            <text:p>0.127560615539551</text:p>
          </table:table-cell>
          <table:table-cell table:style-name="ce1" office:value-type="float" office:value="0.129265308380127" calcext:value-type="float">
            <text:p>0.129265308380127</text:p>
          </table:table-cell>
          <table:table-cell table:style-name="ce1" office:value-type="float" office:value="0.126654386520386" calcext:value-type="float">
            <text:p>0.126654386520386</text:p>
          </table:table-cell>
          <table:table-cell table:style-name="ce1" office:value-type="float" office:value="0.136188507080078" calcext:value-type="float">
            <text:p>0.136188507080078</text:p>
          </table:table-cell>
          <table:table-cell table:style-name="ce1" office:value-type="float" office:value="0.517061233520508" calcext:value-type="float">
            <text:p>0.517061233520508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30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35082483291626" calcext:value-type="float">
            <text:p>0.135082483291626</text:p>
          </table:table-cell>
          <table:table-cell table:style-name="ce1" office:value-type="float" office:value="0.136264801025391" calcext:value-type="float">
            <text:p>0.136264801025391</text:p>
          </table:table-cell>
          <table:table-cell table:style-name="ce1" office:value-type="float" office:value="0.142642974853516" calcext:value-type="float">
            <text:p>0.142642974853516</text:p>
          </table:table-cell>
          <table:table-cell table:style-name="ce1" office:value-type="float" office:value="0.130732536315918" calcext:value-type="float">
            <text:p>0.130732536315918</text:p>
          </table:table-cell>
          <table:table-cell table:style-name="ce1" office:value-type="float" office:value="0.136180698871613" calcext:value-type="float">
            <text:p>0.136180698871613</text:p>
          </table:table-cell>
          <table:table-cell table:style-name="ce1" office:value-type="float" office:value="0.130732536315918" calcext:value-type="float">
            <text:p>0.130732536315918</text:p>
          </table:table-cell>
          <table:table-cell table:style-name="ce1" office:value-type="float" office:value="0.142642974853516" calcext:value-type="float">
            <text:p>0.142642974853516</text:p>
          </table:table-cell>
          <table:table-cell table:style-name="ce1" office:value-type="float" office:value="0.54472279548645" calcext:value-type="float">
            <text:p>0.54472279548645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31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46753311157227" calcext:value-type="float">
            <text:p>0.146753311157227</text:p>
          </table:table-cell>
          <table:table-cell table:style-name="ce1" office:value-type="float" office:value="0.15225076675415" calcext:value-type="float">
            <text:p>0.15225076675415</text:p>
          </table:table-cell>
          <table:table-cell table:style-name="ce1" office:value-type="float" office:value="0.146616458892822" calcext:value-type="float">
            <text:p>0.146616458892822</text:p>
          </table:table-cell>
          <table:table-cell table:style-name="ce1" office:value-type="float" office:value="0.142591953277588" calcext:value-type="float">
            <text:p>0.142591953277588</text:p>
          </table:table-cell>
          <table:table-cell table:style-name="ce1" office:value-type="float" office:value="0.147053122520447" calcext:value-type="float">
            <text:p>0.147053122520447</text:p>
          </table:table-cell>
          <table:table-cell table:style-name="ce1" office:value-type="float" office:value="0.142591953277588" calcext:value-type="float">
            <text:p>0.142591953277588</text:p>
          </table:table-cell>
          <table:table-cell table:style-name="ce1" office:value-type="float" office:value="0.15225076675415" calcext:value-type="float">
            <text:p>0.15225076675415</text:p>
          </table:table-cell>
          <table:table-cell table:style-name="ce1" office:value-type="float" office:value="0.588212490081787" calcext:value-type="float">
            <text:p>0.588212490081787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32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4210319519043" calcext:value-type="float">
            <text:p>0.14210319519043</text:p>
          </table:table-cell>
          <table:table-cell table:style-name="ce1" office:value-type="float" office:value="0.133814811706543" calcext:value-type="float">
            <text:p>0.133814811706543</text:p>
          </table:table-cell>
          <table:table-cell table:style-name="ce1" office:value-type="float" office:value="0.153550863265991" calcext:value-type="float">
            <text:p>0.153550863265991</text:p>
          </table:table-cell>
          <table:table-cell table:style-name="ce1" office:value-type="float" office:value="0.334195137023926" calcext:value-type="float">
            <text:p>0.334195137023926</text:p>
          </table:table-cell>
          <table:table-cell table:style-name="ce1" office:value-type="float" office:value="0.190916001796722" calcext:value-type="float">
            <text:p>0.190916001796722</text:p>
          </table:table-cell>
          <table:table-cell table:style-name="ce1" office:value-type="float" office:value="0.133814811706543" calcext:value-type="float">
            <text:p>0.133814811706543</text:p>
          </table:table-cell>
          <table:table-cell table:style-name="ce1" office:value-type="float" office:value="0.334195137023926" calcext:value-type="float">
            <text:p>0.334195137023926</text:p>
          </table:table-cell>
          <table:table-cell table:style-name="ce1" office:value-type="float" office:value="0.76366400718689" calcext:value-type="float">
            <text:p>0.76366400718689</text:p>
          </table:table-cell>
          <table:table-cell table:number-columns-repeated="100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<text:s/>均值</text:p>
          </table:table-cell>
          <table:table-cell table:style-name="ce1" office:value-type="string" calcext:value-type="string">
            <text:p>最小值</text:p>
          </table:table-cell>
          <table:table-cell table:style-name="ce1" office:value-type="string" calcext:value-type="string">
            <text:p>最大值</text:p>
          </table:table-cell>
          <table:table-cell table:style-name="ce1" office:value-type="string" calcext:value-type="string">
            <text:p>求和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0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.51920962333679" calcext:value-type="float">
            <text:p>1.51920962333679</text:p>
          </table:table-cell>
          <table:table-cell table:style-name="ce1" office:value-type="float" office:value="1.46883964538574" calcext:value-type="float">
            <text:p>1.46883964538574</text:p>
          </table:table-cell>
          <table:table-cell table:style-name="ce1" office:value-type="float" office:value="1.47334766387939" calcext:value-type="float">
            <text:p>1.47334766387939</text:p>
          </table:table-cell>
          <table:table-cell table:style-name="ce1" office:value-type="float" office:value="1.4685435295105" calcext:value-type="float">
            <text:p>1.4685435295105</text:p>
          </table:table-cell>
          <table:table-cell table:style-name="ce1" office:value-type="float" office:value="1.4722855091095" calcext:value-type="float">
            <text:p>1.4722855091095</text:p>
          </table:table-cell>
          <table:table-cell table:style-name="ce1" office:value-type="float" office:value="1.48044519424438" calcext:value-type="float">
            <text:p>1.48044519424438</text:p>
          </table:table-cell>
          <table:table-cell table:style-name="ce1" office:value-type="float" office:value="1.4685435295105" calcext:value-type="float">
            <text:p>1.4685435295105</text:p>
          </table:table-cell>
          <table:table-cell table:style-name="ce1" office:value-type="float" office:value="1.51920962333679" calcext:value-type="float">
            <text:p>1.51920962333679</text:p>
          </table:table-cell>
          <table:table-cell table:style-name="ce1" office:value-type="float" office:value="7.40222597122192" calcext:value-type="float">
            <text:p>7.40222597122192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.57212567329407" calcext:value-type="float">
            <text:p>1.57212567329407</text:p>
          </table:table-cell>
          <table:table-cell table:style-name="ce1" office:value-type="float" office:value="1.60380840301514" calcext:value-type="float">
            <text:p>1.60380840301514</text:p>
          </table:table-cell>
          <table:table-cell table:style-name="ce1" office:value-type="float" office:value="1.58880376815796" calcext:value-type="float">
            <text:p>1.58880376815796</text:p>
          </table:table-cell>
          <table:table-cell table:style-name="ce1" office:value-type="float" office:value="1.56822276115417" calcext:value-type="float">
            <text:p>1.56822276115417</text:p>
          </table:table-cell>
          <table:table-cell table:style-name="ce1" office:value-type="float" office:value="1.58520197868347" calcext:value-type="float">
            <text:p>1.58520197868347</text:p>
          </table:table-cell>
          <table:table-cell table:style-name="ce1" office:value-type="float" office:value="1.58363251686096" calcext:value-type="float">
            <text:p>1.58363251686096</text:p>
          </table:table-cell>
          <table:table-cell table:style-name="ce1" office:value-type="float" office:value="1.56822276115417" calcext:value-type="float">
            <text:p>1.56822276115417</text:p>
          </table:table-cell>
          <table:table-cell table:style-name="ce1" office:value-type="float" office:value="1.60380840301514" calcext:value-type="float">
            <text:p>1.60380840301514</text:p>
          </table:table-cell>
          <table:table-cell table:style-name="ce1" office:value-type="float" office:value="7.91816258430481" calcext:value-type="float">
            <text:p>7.91816258430481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.66643738746643" calcext:value-type="float">
            <text:p>1.66643738746643</text:p>
          </table:table-cell>
          <table:table-cell table:style-name="ce1" office:value-type="float" office:value="1.6864173412323" calcext:value-type="float">
            <text:p>1.6864173412323</text:p>
          </table:table-cell>
          <table:table-cell table:style-name="ce1" office:value-type="float" office:value="1.69293522834778" calcext:value-type="float">
            <text:p>1.69293522834778</text:p>
          </table:table-cell>
          <table:table-cell table:style-name="ce1" office:value-type="float" office:value="1.6934802532196" calcext:value-type="float">
            <text:p>1.6934802532196</text:p>
          </table:table-cell>
          <table:table-cell table:style-name="ce1" office:value-type="float" office:value="1.69218063354492" calcext:value-type="float">
            <text:p>1.69218063354492</text:p>
          </table:table-cell>
          <table:table-cell table:style-name="ce1" office:value-type="float" office:value="1.68629016876221" calcext:value-type="float">
            <text:p>1.68629016876221</text:p>
          </table:table-cell>
          <table:table-cell table:style-name="ce1" office:value-type="float" office:value="1.66643738746643" calcext:value-type="float">
            <text:p>1.66643738746643</text:p>
          </table:table-cell>
          <table:table-cell table:style-name="ce1" office:value-type="float" office:value="1.6934802532196" calcext:value-type="float">
            <text:p>1.6934802532196</text:p>
          </table:table-cell>
          <table:table-cell table:style-name="ce1" office:value-type="float" office:value="8.43145084381104" calcext:value-type="float">
            <text:p>8.43145084381104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3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.72523260116577" calcext:value-type="float">
            <text:p>1.72523260116577</text:p>
          </table:table-cell>
          <table:table-cell table:style-name="ce1" office:value-type="float" office:value="1.75873589515686" calcext:value-type="float">
            <text:p>1.75873589515686</text:p>
          </table:table-cell>
          <table:table-cell table:style-name="ce1" office:value-type="float" office:value="1.84614968299866" calcext:value-type="float">
            <text:p>1.84614968299866</text:p>
          </table:table-cell>
          <table:table-cell table:style-name="ce1" office:value-type="float" office:value="1.74555945396423" calcext:value-type="float">
            <text:p>1.74555945396423</text:p>
          </table:table-cell>
          <table:table-cell table:style-name="ce1" office:value-type="float" office:value="1.816725730896" calcext:value-type="float">
            <text:p>1.816725730896</text:p>
          </table:table-cell>
          <table:table-cell table:style-name="ce1" office:value-type="float" office:value="1.7784806728363" calcext:value-type="float">
            <text:p>1.7784806728363</text:p>
          </table:table-cell>
          <table:table-cell table:style-name="ce1" office:value-type="float" office:value="1.72523260116577" calcext:value-type="float">
            <text:p>1.72523260116577</text:p>
          </table:table-cell>
          <table:table-cell table:style-name="ce1" office:value-type="float" office:value="1.84614968299866" calcext:value-type="float">
            <text:p>1.84614968299866</text:p>
          </table:table-cell>
          <table:table-cell table:style-name="ce1" office:value-type="float" office:value="8.89240336418152" calcext:value-type="float">
            <text:p>8.89240336418152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4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.95964980125427" calcext:value-type="float">
            <text:p>1.95964980125427</text:p>
          </table:table-cell>
          <table:table-cell table:style-name="ce1" office:value-type="float" office:value="1.88465571403503" calcext:value-type="float">
            <text:p>1.88465571403503</text:p>
          </table:table-cell>
          <table:table-cell table:style-name="ce1" office:value-type="float" office:value="1.89283657073975" calcext:value-type="float">
            <text:p>1.89283657073975</text:p>
          </table:table-cell>
          <table:table-cell table:style-name="ce1" office:value-type="float" office:value="1.84591388702393" calcext:value-type="float">
            <text:p>1.84591388702393</text:p>
          </table:table-cell>
          <table:table-cell table:style-name="ce1" office:value-type="float" office:value="2.02372932434082" calcext:value-type="float">
            <text:p>2.02372932434082</text:p>
          </table:table-cell>
          <table:table-cell table:style-name="ce1" office:value-type="float" office:value="1.92135705947876" calcext:value-type="float">
            <text:p>1.92135705947876</text:p>
          </table:table-cell>
          <table:table-cell table:style-name="ce1" office:value-type="float" office:value="1.84591388702393" calcext:value-type="float">
            <text:p>1.84591388702393</text:p>
          </table:table-cell>
          <table:table-cell table:style-name="ce1" office:value-type="float" office:value="2.02372932434082" calcext:value-type="float">
            <text:p>2.02372932434082</text:p>
          </table:table-cell>
          <table:table-cell table:style-name="ce1" office:value-type="float" office:value="9.6067852973938" calcext:value-type="float">
            <text:p>9.6067852973938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5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.93500733375549" calcext:value-type="float">
            <text:p>1.93500733375549</text:p>
          </table:table-cell>
          <table:table-cell table:style-name="ce1" office:value-type="float" office:value="2.06622242927551" calcext:value-type="float">
            <text:p>2.06622242927551</text:p>
          </table:table-cell>
          <table:table-cell table:style-name="ce1" office:value-type="float" office:value="1.90097761154175" calcext:value-type="float">
            <text:p>1.90097761154175</text:p>
          </table:table-cell>
          <table:table-cell table:style-name="ce1" office:value-type="float" office:value="2.0013382434845" calcext:value-type="float">
            <text:p>2.0013382434845</text:p>
          </table:table-cell>
          <table:table-cell table:style-name="ce1" office:value-type="float" office:value="2.05480885505676" calcext:value-type="float">
            <text:p>2.05480885505676</text:p>
          </table:table-cell>
          <table:table-cell table:style-name="ce1" office:value-type="float" office:value="1.9916708946228" calcext:value-type="float">
            <text:p>1.9916708946228</text:p>
          </table:table-cell>
          <table:table-cell table:style-name="ce1" office:value-type="float" office:value="1.90097761154175" calcext:value-type="float">
            <text:p>1.90097761154175</text:p>
          </table:table-cell>
          <table:table-cell table:style-name="ce1" office:value-type="float" office:value="2.06622242927551" calcext:value-type="float">
            <text:p>2.06622242927551</text:p>
          </table:table-cell>
          <table:table-cell table:style-name="ce1" office:value-type="float" office:value="9.95835447311401" calcext:value-type="float">
            <text:p>9.95835447311401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6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2.18926572799683" calcext:value-type="float">
            <text:p>2.18926572799683</text:p>
          </table:table-cell>
          <table:table-cell table:style-name="ce1" office:value-type="float" office:value="2.21501326560974" calcext:value-type="float">
            <text:p>2.21501326560974</text:p>
          </table:table-cell>
          <table:table-cell table:style-name="ce1" office:value-type="float" office:value="2.32143974304199" calcext:value-type="float">
            <text:p>2.32143974304199</text:p>
          </table:table-cell>
          <table:table-cell table:style-name="ce1" office:value-type="float" office:value="2.24902296066284" calcext:value-type="float">
            <text:p>2.24902296066284</text:p>
          </table:table-cell>
          <table:table-cell table:style-name="ce1" office:value-type="float" office:value="2.1120171546936" calcext:value-type="float">
            <text:p>2.1120171546936</text:p>
          </table:table-cell>
          <table:table-cell table:style-name="ce1" office:value-type="float" office:value="2.217351770401" calcext:value-type="float">
            <text:p>2.217351770401</text:p>
          </table:table-cell>
          <table:table-cell table:style-name="ce1" office:value-type="float" office:value="2.1120171546936" calcext:value-type="float">
            <text:p>2.1120171546936</text:p>
          </table:table-cell>
          <table:table-cell table:style-name="ce1" office:value-type="float" office:value="2.32143974304199" calcext:value-type="float">
            <text:p>2.32143974304199</text:p>
          </table:table-cell>
          <table:table-cell table:style-name="ce1" office:value-type="float" office:value="11.086758852005" calcext:value-type="float">
            <text:p>11.086758852005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7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2.6294686794281" calcext:value-type="float">
            <text:p>2.6294686794281</text:p>
          </table:table-cell>
          <table:table-cell table:style-name="ce1" office:value-type="float" office:value="2.4920768737793" calcext:value-type="float">
            <text:p>2.4920768737793</text:p>
          </table:table-cell>
          <table:table-cell table:style-name="ce1" office:value-type="float" office:value="2.49737644195557" calcext:value-type="float">
            <text:p>2.49737644195557</text:p>
          </table:table-cell>
          <table:table-cell table:style-name="ce1" office:value-type="float" office:value="2.24448943138123" calcext:value-type="float">
            <text:p>2.24448943138123</text:p>
          </table:table-cell>
          <table:table-cell table:style-name="ce1" office:value-type="float" office:value="2.5188295841217" calcext:value-type="float">
            <text:p>2.5188295841217</text:p>
          </table:table-cell>
          <table:table-cell table:style-name="ce1" office:value-type="float" office:value="2.47644820213318" calcext:value-type="float">
            <text:p>2.47644820213318</text:p>
          </table:table-cell>
          <table:table-cell table:style-name="ce1" office:value-type="float" office:value="2.24448943138123" calcext:value-type="float">
            <text:p>2.24448943138123</text:p>
          </table:table-cell>
          <table:table-cell table:style-name="ce1" office:value-type="float" office:value="2.6294686794281" calcext:value-type="float">
            <text:p>2.6294686794281</text:p>
          </table:table-cell>
          <table:table-cell table:style-name="ce1" office:value-type="float" office:value="12.3822410106659" calcext:value-type="float">
            <text:p>12.3822410106659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8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2.75435066223145" calcext:value-type="float">
            <text:p>2.75435066223145</text:p>
          </table:table-cell>
          <table:table-cell table:style-name="ce1" office:value-type="float" office:value="2.78600239753723" calcext:value-type="float">
            <text:p>2.78600239753723</text:p>
          </table:table-cell>
          <table:table-cell table:style-name="ce1" office:value-type="float" office:value="2.86860847473145" calcext:value-type="float">
            <text:p>2.86860847473145</text:p>
          </table:table-cell>
          <table:table-cell table:style-name="ce1" office:value-type="float" office:value="2.86976647377014" calcext:value-type="float">
            <text:p>2.86976647377014</text:p>
          </table:table-cell>
          <table:table-cell table:style-name="ce1" office:value-type="float" office:value="3.13749361038208" calcext:value-type="float">
            <text:p>3.13749361038208</text:p>
          </table:table-cell>
          <table:table-cell table:style-name="ce1" office:value-type="float" office:value="2.88324432373047" calcext:value-type="float">
            <text:p>2.88324432373047</text:p>
          </table:table-cell>
          <table:table-cell table:style-name="ce1" office:value-type="float" office:value="2.75435066223145" calcext:value-type="float">
            <text:p>2.75435066223145</text:p>
          </table:table-cell>
          <table:table-cell table:style-name="ce1" office:value-type="float" office:value="3.13749361038208" calcext:value-type="float">
            <text:p>3.13749361038208</text:p>
          </table:table-cell>
          <table:table-cell table:style-name="ce1" office:value-type="float" office:value="14.4162216186523" calcext:value-type="float">
            <text:p>14.4162216186523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9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2.54138541221619" calcext:value-type="float">
            <text:p>2.54138541221619</text:p>
          </table:table-cell>
          <table:table-cell table:style-name="ce1" office:value-type="float" office:value="2.94026517868042" calcext:value-type="float">
            <text:p>2.94026517868042</text:p>
          </table:table-cell>
          <table:table-cell table:style-name="ce1" office:value-type="float" office:value="2.68456029891968" calcext:value-type="float">
            <text:p>2.68456029891968</text:p>
          </table:table-cell>
          <table:table-cell table:style-name="ce1" office:value-type="float" office:value="2.54313540458679" calcext:value-type="float">
            <text:p>2.54313540458679</text:p>
          </table:table-cell>
          <table:table-cell table:style-name="ce1" office:value-type="float" office:value="2.71609616279602" calcext:value-type="float">
            <text:p>2.71609616279602</text:p>
          </table:table-cell>
          <table:table-cell table:style-name="ce1" office:value-type="float" office:value="2.68508849143982" calcext:value-type="float">
            <text:p>2.68508849143982</text:p>
          </table:table-cell>
          <table:table-cell table:style-name="ce1" office:value-type="float" office:value="2.54138541221619" calcext:value-type="float">
            <text:p>2.54138541221619</text:p>
          </table:table-cell>
          <table:table-cell table:style-name="ce1" office:value-type="float" office:value="2.94026517868042" calcext:value-type="float">
            <text:p>2.94026517868042</text:p>
          </table:table-cell>
          <table:table-cell table:style-name="ce1" office:value-type="float" office:value="13.4254424571991" calcext:value-type="float">
            <text:p>13.4254424571991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0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3.44049453735352" calcext:value-type="float">
            <text:p>3.44049453735352</text:p>
          </table:table-cell>
          <table:table-cell table:style-name="ce1" office:value-type="float" office:value="2.72507572174072" calcext:value-type="float">
            <text:p>2.72507572174072</text:p>
          </table:table-cell>
          <table:table-cell table:style-name="ce1" office:value-type="float" office:value="4.20537614822388" calcext:value-type="float">
            <text:p>4.20537614822388</text:p>
          </table:table-cell>
          <table:table-cell table:style-name="ce1" office:value-type="float" office:value="3.60564970970154" calcext:value-type="float">
            <text:p>3.60564970970154</text:p>
          </table:table-cell>
          <table:table-cell table:style-name="ce1" office:value-type="float" office:value="3.57005333900452" calcext:value-type="float">
            <text:p>3.57005333900452</text:p>
          </table:table-cell>
          <table:table-cell table:style-name="ce1" office:value-type="float" office:value="3.50932989120483" calcext:value-type="float">
            <text:p>3.50932989120483</text:p>
          </table:table-cell>
          <table:table-cell table:style-name="ce1" office:value-type="float" office:value="2.72507572174072" calcext:value-type="float">
            <text:p>2.72507572174072</text:p>
          </table:table-cell>
          <table:table-cell table:style-name="ce1" office:value-type="float" office:value="4.20537614822388" calcext:value-type="float">
            <text:p>4.20537614822388</text:p>
          </table:table-cell>
          <table:table-cell table:style-name="ce1" office:value-type="float" office:value="17.5466494560242" calcext:value-type="float">
            <text:p>17.5466494560242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1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4.66788363456726" calcext:value-type="float">
            <text:p>4.66788363456726</text:p>
          </table:table-cell>
          <table:table-cell table:style-name="ce1" office:value-type="float" office:value="3.51283693313599" calcext:value-type="float">
            <text:p>3.51283693313599</text:p>
          </table:table-cell>
          <table:table-cell table:style-name="ce1" office:value-type="float" office:value="3.70419549942017" calcext:value-type="float">
            <text:p>3.70419549942017</text:p>
          </table:table-cell>
          <table:table-cell table:style-name="ce1" office:value-type="float" office:value="4.10511994361877" calcext:value-type="float">
            <text:p>4.10511994361877</text:p>
          </table:table-cell>
          <table:table-cell table:style-name="ce1" office:value-type="float" office:value="4.08377742767334" calcext:value-type="float">
            <text:p>4.08377742767334</text:p>
          </table:table-cell>
          <table:table-cell table:style-name="ce1" office:value-type="float" office:value="4.01476268768311" calcext:value-type="float">
            <text:p>4.01476268768311</text:p>
          </table:table-cell>
          <table:table-cell table:style-name="ce1" office:value-type="float" office:value="3.51283693313599" calcext:value-type="float">
            <text:p>3.51283693313599</text:p>
          </table:table-cell>
          <table:table-cell table:style-name="ce1" office:value-type="float" office:value="4.66788363456726" calcext:value-type="float">
            <text:p>4.66788363456726</text:p>
          </table:table-cell>
          <table:table-cell table:style-name="ce1" office:value-type="float" office:value="20.0738134384155" calcext:value-type="float">
            <text:p>20.0738134384155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2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5.44280195236206" calcext:value-type="float">
            <text:p>5.44280195236206</text:p>
          </table:table-cell>
          <table:table-cell table:style-name="ce1" office:value-type="float" office:value="5.46094083786011" calcext:value-type="float">
            <text:p>5.46094083786011</text:p>
          </table:table-cell>
          <table:table-cell table:style-name="ce1" office:value-type="float" office:value="4.68190431594849" calcext:value-type="float">
            <text:p>4.68190431594849</text:p>
          </table:table-cell>
          <table:table-cell table:style-name="ce1" office:value-type="float" office:value="4.20652055740356" calcext:value-type="float">
            <text:p>4.20652055740356</text:p>
          </table:table-cell>
          <table:table-cell table:style-name="ce1" office:value-type="float" office:value="4.61843299865723" calcext:value-type="float">
            <text:p>4.61843299865723</text:p>
          </table:table-cell>
          <table:table-cell table:style-name="ce1" office:value-type="float" office:value="4.88212013244629" calcext:value-type="float">
            <text:p>4.88212013244629</text:p>
          </table:table-cell>
          <table:table-cell table:style-name="ce1" office:value-type="float" office:value="4.20652055740356" calcext:value-type="float">
            <text:p>4.20652055740356</text:p>
          </table:table-cell>
          <table:table-cell table:style-name="ce1" office:value-type="float" office:value="5.46094083786011" calcext:value-type="float">
            <text:p>5.46094083786011</text:p>
          </table:table-cell>
          <table:table-cell table:style-name="ce1" office:value-type="float" office:value="24.4106006622314" calcext:value-type="float">
            <text:p>24.4106006622314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3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6.60645484924316" calcext:value-type="float">
            <text:p>6.60645484924316</text:p>
          </table:table-cell>
          <table:table-cell table:style-name="ce1" office:value-type="float" office:value="5.17731046676636" calcext:value-type="float">
            <text:p>5.17731046676636</text:p>
          </table:table-cell>
          <table:table-cell table:style-name="ce1" office:value-type="float" office:value="5.47462439537048" calcext:value-type="float">
            <text:p>5.47462439537048</text:p>
          </table:table-cell>
          <table:table-cell table:style-name="ce1" office:value-type="float" office:value="4.77718877792358" calcext:value-type="float">
            <text:p>4.77718877792358</text:p>
          </table:table-cell>
          <table:table-cell table:style-name="ce1" office:value-type="float" office:value="4.63253259658814" calcext:value-type="float">
            <text:p>4.63253259658814</text:p>
          </table:table-cell>
          <table:table-cell table:style-name="ce1" office:value-type="float" office:value="5.33362221717835" calcext:value-type="float">
            <text:p>5.33362221717835</text:p>
          </table:table-cell>
          <table:table-cell table:style-name="ce1" office:value-type="float" office:value="4.63253259658814" calcext:value-type="float">
            <text:p>4.63253259658814</text:p>
          </table:table-cell>
          <table:table-cell table:style-name="ce1" office:value-type="float" office:value="6.60645484924316" calcext:value-type="float">
            <text:p>6.60645484924316</text:p>
          </table:table-cell>
          <table:table-cell table:style-name="ce1" office:value-type="float" office:value="26.6681110858917" calcext:value-type="float">
            <text:p>26.6681110858917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4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4.5948691368103" calcext:value-type="float">
            <text:p>4.5948691368103</text:p>
          </table:table-cell>
          <table:table-cell table:style-name="ce1" office:value-type="float" office:value="4.40805745124817" calcext:value-type="float">
            <text:p>4.40805745124817</text:p>
          </table:table-cell>
          <table:table-cell table:style-name="ce1" office:value-type="float" office:value="5.16403341293335" calcext:value-type="float">
            <text:p>5.16403341293335</text:p>
          </table:table-cell>
          <table:table-cell table:style-name="ce1" office:value-type="float" office:value="5.41055202484131" calcext:value-type="float">
            <text:p>5.41055202484131</text:p>
          </table:table-cell>
          <table:table-cell table:style-name="ce1" office:value-type="float" office:value="5.95768284797668" calcext:value-type="float">
            <text:p>5.95768284797668</text:p>
          </table:table-cell>
          <table:table-cell table:style-name="ce1" office:value-type="float" office:value="5.10703897476196" calcext:value-type="float">
            <text:p>5.10703897476196</text:p>
          </table:table-cell>
          <table:table-cell table:style-name="ce1" office:value-type="float" office:value="4.40805745124817" calcext:value-type="float">
            <text:p>4.40805745124817</text:p>
          </table:table-cell>
          <table:table-cell table:style-name="ce1" office:value-type="float" office:value="5.95768284797668" calcext:value-type="float">
            <text:p>5.95768284797668</text:p>
          </table:table-cell>
          <table:table-cell table:style-name="ce1" office:value-type="float" office:value="25.5351948738098" calcext:value-type="float">
            <text:p>25.5351948738098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5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5.48063969612122" calcext:value-type="float">
            <text:p>5.48063969612122</text:p>
          </table:table-cell>
          <table:table-cell table:style-name="ce1" office:value-type="float" office:value="5.02119874954224" calcext:value-type="float">
            <text:p>5.02119874954224</text:p>
          </table:table-cell>
          <table:table-cell table:style-name="ce1" office:value-type="float" office:value="5.54068231582642" calcext:value-type="float">
            <text:p>5.54068231582642</text:p>
          </table:table-cell>
          <table:table-cell table:style-name="ce1" office:value-type="float" office:value="5.40551114082336" calcext:value-type="float">
            <text:p>5.40551114082336</text:p>
          </table:table-cell>
          <table:table-cell table:style-name="ce1" office:value-type="float" office:value="5.86579728126526" calcext:value-type="float">
            <text:p>5.86579728126526</text:p>
          </table:table-cell>
          <table:table-cell table:style-name="ce1" office:value-type="float" office:value="5.4627658367157" calcext:value-type="float">
            <text:p>5.4627658367157</text:p>
          </table:table-cell>
          <table:table-cell table:style-name="ce1" office:value-type="float" office:value="5.02119874954224" calcext:value-type="float">
            <text:p>5.02119874954224</text:p>
          </table:table-cell>
          <table:table-cell table:style-name="ce1" office:value-type="float" office:value="5.86579728126526" calcext:value-type="float">
            <text:p>5.86579728126526</text:p>
          </table:table-cell>
          <table:table-cell table:style-name="ce1" office:value-type="float" office:value="27.3138291835785" calcext:value-type="float">
            <text:p>27.3138291835785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6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4.81914067268372" calcext:value-type="float">
            <text:p>4.81914067268372</text:p>
          </table:table-cell>
          <table:table-cell table:style-name="ce1" office:value-type="float" office:value="5.10204982757568" calcext:value-type="float">
            <text:p>5.10204982757568</text:p>
          </table:table-cell>
          <table:table-cell table:style-name="ce1" office:value-type="float" office:value="5.13116335868835" calcext:value-type="float">
            <text:p>5.13116335868835</text:p>
          </table:table-cell>
          <table:table-cell table:style-name="ce1" office:value-type="float" office:value="5.16511607170105" calcext:value-type="float">
            <text:p>5.16511607170105</text:p>
          </table:table-cell>
          <table:table-cell table:style-name="ce1" office:value-type="float" office:value="6.76455116271973" calcext:value-type="float">
            <text:p>6.76455116271973</text:p>
          </table:table-cell>
          <table:table-cell table:style-name="ce1" office:value-type="float" office:value="5.39640421867371" calcext:value-type="float">
            <text:p>5.39640421867371</text:p>
          </table:table-cell>
          <table:table-cell table:style-name="ce1" office:value-type="float" office:value="4.81914067268372" calcext:value-type="float">
            <text:p>4.81914067268372</text:p>
          </table:table-cell>
          <table:table-cell table:style-name="ce1" office:value-type="float" office:value="6.76455116271973" calcext:value-type="float">
            <text:p>6.76455116271973</text:p>
          </table:table-cell>
          <table:table-cell table:style-name="ce1" office:value-type="float" office:value="26.9820210933685" calcext:value-type="float">
            <text:p>26.9820210933685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7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6.86201453208923" calcext:value-type="float">
            <text:p>6.86201453208923</text:p>
          </table:table-cell>
          <table:table-cell table:style-name="ce1" office:value-type="float" office:value="5.70769906044006" calcext:value-type="float">
            <text:p>5.70769906044006</text:p>
          </table:table-cell>
          <table:table-cell table:style-name="ce1" office:value-type="float" office:value="7.32249450683594" calcext:value-type="float">
            <text:p>7.32249450683594</text:p>
          </table:table-cell>
          <table:table-cell table:style-name="ce1" office:value-type="float" office:value="6.34061884880066" calcext:value-type="float">
            <text:p>6.34061884880066</text:p>
          </table:table-cell>
          <table:table-cell table:style-name="ce1" office:value-type="float" office:value="5.97578430175781" calcext:value-type="float">
            <text:p>5.97578430175781</text:p>
          </table:table-cell>
          <table:table-cell table:style-name="ce1" office:value-type="float" office:value="6.44172224998474" calcext:value-type="float">
            <text:p>6.44172224998474</text:p>
          </table:table-cell>
          <table:table-cell table:style-name="ce1" office:value-type="float" office:value="5.70769906044006" calcext:value-type="float">
            <text:p>5.70769906044006</text:p>
          </table:table-cell>
          <table:table-cell table:style-name="ce1" office:value-type="float" office:value="7.32249450683594" calcext:value-type="float">
            <text:p>7.32249450683594</text:p>
          </table:table-cell>
          <table:table-cell table:style-name="ce1" office:value-type="float" office:value="32.2086112499237" calcext:value-type="float">
            <text:p>32.2086112499237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8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6.09572148323059" calcext:value-type="float">
            <text:p>6.09572148323059</text:p>
          </table:table-cell>
          <table:table-cell table:style-name="ce1" office:value-type="float" office:value="5.95180201530457" calcext:value-type="float">
            <text:p>5.95180201530457</text:p>
          </table:table-cell>
          <table:table-cell table:style-name="ce1" office:value-type="float" office:value="6.68509340286255" calcext:value-type="float">
            <text:p>6.68509340286255</text:p>
          </table:table-cell>
          <table:table-cell table:style-name="ce1" office:value-type="float" office:value="6.64349746704102" calcext:value-type="float">
            <text:p>6.64349746704102</text:p>
          </table:table-cell>
          <table:table-cell table:style-name="ce1" office:value-type="float" office:value="6.07704162597656" calcext:value-type="float">
            <text:p>6.07704162597656</text:p>
          </table:table-cell>
          <table:table-cell table:style-name="ce1" office:value-type="float" office:value="6.29063119888306" calcext:value-type="float">
            <text:p>6.29063119888306</text:p>
          </table:table-cell>
          <table:table-cell table:style-name="ce1" office:value-type="float" office:value="5.95180201530457" calcext:value-type="float">
            <text:p>5.95180201530457</text:p>
          </table:table-cell>
          <table:table-cell table:style-name="ce1" office:value-type="float" office:value="6.68509340286255" calcext:value-type="float">
            <text:p>6.68509340286255</text:p>
          </table:table-cell>
          <table:table-cell table:style-name="ce1" office:value-type="float" office:value="31.4531559944153" calcext:value-type="float">
            <text:p>31.4531559944153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9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6.28523564338684" calcext:value-type="float">
            <text:p>6.28523564338684</text:p>
          </table:table-cell>
          <table:table-cell table:style-name="ce1" office:value-type="float" office:value="6.0931134223938" calcext:value-type="float">
            <text:p>6.0931134223938</text:p>
          </table:table-cell>
          <table:table-cell table:style-name="ce1" office:value-type="float" office:value="7.16106247901917" calcext:value-type="float">
            <text:p>7.16106247901917</text:p>
          </table:table-cell>
          <table:table-cell table:style-name="ce1" office:value-type="float" office:value="6.09942507743835" calcext:value-type="float">
            <text:p>6.09942507743835</text:p>
          </table:table-cell>
          <table:table-cell table:style-name="ce1" office:value-type="float" office:value="6.51821541786194" calcext:value-type="float">
            <text:p>6.51821541786194</text:p>
          </table:table-cell>
          <table:table-cell table:style-name="ce1" office:value-type="float" office:value="6.43141040802002" calcext:value-type="float">
            <text:p>6.43141040802002</text:p>
          </table:table-cell>
          <table:table-cell table:style-name="ce1" office:value-type="float" office:value="6.0931134223938" calcext:value-type="float">
            <text:p>6.0931134223938</text:p>
          </table:table-cell>
          <table:table-cell table:style-name="ce1" office:value-type="float" office:value="7.16106247901917" calcext:value-type="float">
            <text:p>7.16106247901917</text:p>
          </table:table-cell>
          <table:table-cell table:style-name="ce1" office:value-type="float" office:value="32.1570520401001" calcext:value-type="float">
            <text:p>32.1570520401001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0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7.69318056106567" calcext:value-type="float">
            <text:p>7.69318056106567</text:p>
          </table:table-cell>
          <table:table-cell table:style-name="ce1" office:value-type="float" office:value="6.45541501045227" calcext:value-type="float">
            <text:p>6.45541501045227</text:p>
          </table:table-cell>
          <table:table-cell table:style-name="ce1" office:value-type="float" office:value="6.18722629547119" calcext:value-type="float">
            <text:p>6.18722629547119</text:p>
          </table:table-cell>
          <table:table-cell table:style-name="ce1" office:value-type="float" office:value="6.7519166469574" calcext:value-type="float">
            <text:p>6.7519166469574</text:p>
          </table:table-cell>
          <table:table-cell table:style-name="ce1" office:value-type="float" office:value="6.84780502319336" calcext:value-type="float">
            <text:p>6.84780502319336</text:p>
          </table:table-cell>
          <table:table-cell table:style-name="ce1" office:value-type="float" office:value="6.78710870742798" calcext:value-type="float">
            <text:p>6.78710870742798</text:p>
          </table:table-cell>
          <table:table-cell table:style-name="ce1" office:value-type="float" office:value="6.18722629547119" calcext:value-type="float">
            <text:p>6.18722629547119</text:p>
          </table:table-cell>
          <table:table-cell table:style-name="ce1" office:value-type="float" office:value="7.69318056106567" calcext:value-type="float">
            <text:p>7.69318056106567</text:p>
          </table:table-cell>
          <table:table-cell table:style-name="ce1" office:value-type="float" office:value="33.9355435371399" calcext:value-type="float">
            <text:p>33.9355435371399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1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6.46503615379334" calcext:value-type="float">
            <text:p>6.46503615379334</text:p>
          </table:table-cell>
          <table:table-cell table:style-name="ce1" office:value-type="float" office:value="7.03923749923706" calcext:value-type="float">
            <text:p>7.03923749923706</text:p>
          </table:table-cell>
          <table:table-cell table:style-name="ce1" office:value-type="float" office:value="6.51267170906067" calcext:value-type="float">
            <text:p>6.51267170906067</text:p>
          </table:table-cell>
          <table:table-cell table:style-name="ce1" office:value-type="float" office:value="6.42688584327698" calcext:value-type="float">
            <text:p>6.42688584327698</text:p>
          </table:table-cell>
          <table:table-cell table:style-name="ce1" office:value-type="float" office:value="7.59203124046326" calcext:value-type="float">
            <text:p>7.59203124046326</text:p>
          </table:table-cell>
          <table:table-cell table:style-name="ce1" office:value-type="float" office:value="6.80717248916626" calcext:value-type="float">
            <text:p>6.80717248916626</text:p>
          </table:table-cell>
          <table:table-cell table:style-name="ce1" office:value-type="float" office:value="6.42688584327698" calcext:value-type="float">
            <text:p>6.42688584327698</text:p>
          </table:table-cell>
          <table:table-cell table:style-name="ce1" office:value-type="float" office:value="7.59203124046326" calcext:value-type="float">
            <text:p>7.59203124046326</text:p>
          </table:table-cell>
          <table:table-cell table:style-name="ce1" office:value-type="float" office:value="34.0358624458313" calcext:value-type="float">
            <text:p>34.0358624458313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2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7.99611639976501" calcext:value-type="float">
            <text:p>7.99611639976501</text:p>
          </table:table-cell>
          <table:table-cell table:style-name="ce1" office:value-type="float" office:value="8.01091575622559" calcext:value-type="float">
            <text:p>8.01091575622559</text:p>
          </table:table-cell>
          <table:table-cell table:style-name="ce1" office:value-type="float" office:value="7.77760171890259" calcext:value-type="float">
            <text:p>7.77760171890259</text:p>
          </table:table-cell>
          <table:table-cell table:style-name="ce1" office:value-type="float" office:value="7.6692636013031" calcext:value-type="float">
            <text:p>7.6692636013031</text:p>
          </table:table-cell>
          <table:table-cell table:style-name="ce1" office:value-type="float" office:value="8.66538572311401" calcext:value-type="float">
            <text:p>8.66538572311401</text:p>
          </table:table-cell>
          <table:table-cell table:style-name="ce1" office:value-type="float" office:value="8.02385663986206" calcext:value-type="float">
            <text:p>8.02385663986206</text:p>
          </table:table-cell>
          <table:table-cell table:style-name="ce1" office:value-type="float" office:value="7.6692636013031" calcext:value-type="float">
            <text:p>7.6692636013031</text:p>
          </table:table-cell>
          <table:table-cell table:style-name="ce1" office:value-type="float" office:value="8.66538572311401" calcext:value-type="float">
            <text:p>8.66538572311401</text:p>
          </table:table-cell>
          <table:table-cell table:style-name="ce1" office:value-type="float" office:value="40.1192831993103" calcext:value-type="float">
            <text:p>40.1192831993103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3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7.75468945503235" calcext:value-type="float">
            <text:p>7.75468945503235</text:p>
          </table:table-cell>
          <table:table-cell table:style-name="ce1" office:value-type="float" office:value="13.3804359436035" calcext:value-type="float">
            <text:p>13.3804359436035</text:p>
          </table:table-cell>
          <table:table-cell table:style-name="ce1" office:value-type="float" office:value="7.96214723587036" calcext:value-type="float">
            <text:p>7.96214723587036</text:p>
          </table:table-cell>
          <table:table-cell table:style-name="ce1" office:value-type="float" office:value="8.41729927062988" calcext:value-type="float">
            <text:p>8.41729927062988</text:p>
          </table:table-cell>
          <table:table-cell table:style-name="ce1" office:value-type="float" office:value="7.2825608253479" calcext:value-type="float">
            <text:p>7.2825608253479</text:p>
          </table:table-cell>
          <table:table-cell table:style-name="ce1" office:value-type="float" office:value="8.9594265460968" calcext:value-type="float">
            <text:p>8.9594265460968</text:p>
          </table:table-cell>
          <table:table-cell table:style-name="ce1" office:value-type="float" office:value="7.2825608253479" calcext:value-type="float">
            <text:p>7.2825608253479</text:p>
          </table:table-cell>
          <table:table-cell table:style-name="ce1" office:value-type="float" office:value="13.3804359436035" calcext:value-type="float">
            <text:p>13.3804359436035</text:p>
          </table:table-cell>
          <table:table-cell table:style-name="ce1" office:value-type="float" office:value="44.797132730484" calcext:value-type="float">
            <text:p>44.797132730484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4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8.84253287315369" calcext:value-type="float">
            <text:p>8.84253287315369</text:p>
          </table:table-cell>
          <table:table-cell table:style-name="ce1" office:value-type="float" office:value="7.99849677085876" calcext:value-type="float">
            <text:p>7.99849677085876</text:p>
          </table:table-cell>
          <table:table-cell table:style-name="ce1" office:value-type="float" office:value="7.51005244255066" calcext:value-type="float">
            <text:p>7.51005244255066</text:p>
          </table:table-cell>
          <table:table-cell table:style-name="ce1" office:value-type="float" office:value="8.55751538276672" calcext:value-type="float">
            <text:p>8.55751538276672</text:p>
          </table:table-cell>
          <table:table-cell table:style-name="ce1" office:value-type="float" office:value="8.1215934753418" calcext:value-type="float">
            <text:p>8.1215934753418</text:p>
          </table:table-cell>
          <table:table-cell table:style-name="ce1" office:value-type="float" office:value="8.20603818893433" calcext:value-type="float">
            <text:p>8.20603818893433</text:p>
          </table:table-cell>
          <table:table-cell table:style-name="ce1" office:value-type="float" office:value="7.51005244255066" calcext:value-type="float">
            <text:p>7.51005244255066</text:p>
          </table:table-cell>
          <table:table-cell table:style-name="ce1" office:value-type="float" office:value="8.84253287315369" calcext:value-type="float">
            <text:p>8.84253287315369</text:p>
          </table:table-cell>
          <table:table-cell table:style-name="ce1" office:value-type="float" office:value="41.0301909446716" calcext:value-type="float">
            <text:p>41.0301909446716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5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8.44811272621155" calcext:value-type="float">
            <text:p>8.44811272621155</text:p>
          </table:table-cell>
          <table:table-cell table:style-name="ce1" office:value-type="float" office:value="8.53859829902649" calcext:value-type="float">
            <text:p>8.53859829902649</text:p>
          </table:table-cell>
          <table:table-cell table:style-name="ce1" office:value-type="float" office:value="8.3197660446167" calcext:value-type="float">
            <text:p>8.3197660446167</text:p>
          </table:table-cell>
          <table:table-cell table:style-name="ce1" office:value-type="float" office:value="8.71967172622681" calcext:value-type="float">
            <text:p>8.71967172622681</text:p>
          </table:table-cell>
          <table:table-cell table:style-name="ce1" office:value-type="float" office:value="9.05888843536377" calcext:value-type="float">
            <text:p>9.05888843536377</text:p>
          </table:table-cell>
          <table:table-cell table:style-name="ce1" office:value-type="float" office:value="8.61700744628906" calcext:value-type="float">
            <text:p>8.61700744628906</text:p>
          </table:table-cell>
          <table:table-cell table:style-name="ce1" office:value-type="float" office:value="8.3197660446167" calcext:value-type="float">
            <text:p>8.3197660446167</text:p>
          </table:table-cell>
          <table:table-cell table:style-name="ce1" office:value-type="float" office:value="9.05888843536377" calcext:value-type="float">
            <text:p>9.05888843536377</text:p>
          </table:table-cell>
          <table:table-cell table:style-name="ce1" office:value-type="float" office:value="43.0850372314453" calcext:value-type="float">
            <text:p>43.0850372314453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6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9.89160752296448" calcext:value-type="float">
            <text:p>9.89160752296448</text:p>
          </table:table-cell>
          <table:table-cell table:style-name="ce1" office:value-type="float" office:value="9.7482647895813" calcext:value-type="float">
            <text:p>9.7482647895813</text:p>
          </table:table-cell>
          <table:table-cell table:style-name="ce1" office:value-type="float" office:value="8.29287910461426" calcext:value-type="float">
            <text:p>8.29287910461426</text:p>
          </table:table-cell>
          <table:table-cell table:style-name="ce1" office:value-type="float" office:value="9.01283884048462" calcext:value-type="float">
            <text:p>9.01283884048462</text:p>
          </table:table-cell>
          <table:table-cell table:style-name="ce1" office:value-type="float" office:value="10.8956370353699" calcext:value-type="float">
            <text:p>10.8956370353699</text:p>
          </table:table-cell>
          <table:table-cell table:style-name="ce1" office:value-type="float" office:value="9.56824545860291" calcext:value-type="float">
            <text:p>9.56824545860291</text:p>
          </table:table-cell>
          <table:table-cell table:style-name="ce1" office:value-type="float" office:value="8.29287910461426" calcext:value-type="float">
            <text:p>8.29287910461426</text:p>
          </table:table-cell>
          <table:table-cell table:style-name="ce1" office:value-type="float" office:value="10.8956370353699" calcext:value-type="float">
            <text:p>10.8956370353699</text:p>
          </table:table-cell>
          <table:table-cell table:style-name="ce1" office:value-type="float" office:value="47.8412272930145" calcext:value-type="float">
            <text:p>47.8412272930145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7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9.59707522392273" calcext:value-type="float">
            <text:p>9.59707522392273</text:p>
          </table:table-cell>
          <table:table-cell table:style-name="ce1" office:value-type="float" office:value="8.0376558303833" calcext:value-type="float">
            <text:p>8.0376558303833</text:p>
          </table:table-cell>
          <table:table-cell table:style-name="ce1" office:value-type="float" office:value="9.59393262863159" calcext:value-type="float">
            <text:p>9.59393262863159</text:p>
          </table:table-cell>
          <table:table-cell table:style-name="ce1" office:value-type="float" office:value="9.78261995315552" calcext:value-type="float">
            <text:p>9.78261995315552</text:p>
          </table:table-cell>
          <table:table-cell table:style-name="ce1" office:value-type="float" office:value="10.8293912410736" calcext:value-type="float">
            <text:p>10.8293912410736</text:p>
          </table:table-cell>
          <table:table-cell table:style-name="ce1" office:value-type="float" office:value="9.56813497543335" calcext:value-type="float">
            <text:p>9.56813497543335</text:p>
          </table:table-cell>
          <table:table-cell table:style-name="ce1" office:value-type="float" office:value="8.0376558303833" calcext:value-type="float">
            <text:p>8.0376558303833</text:p>
          </table:table-cell>
          <table:table-cell table:style-name="ce1" office:value-type="float" office:value="10.8293912410736" calcext:value-type="float">
            <text:p>10.8293912410736</text:p>
          </table:table-cell>
          <table:table-cell table:style-name="ce1" office:value-type="float" office:value="47.8406748771667" calcext:value-type="float">
            <text:p>47.8406748771667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8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7.76185345649719" calcext:value-type="float">
            <text:p>7.76185345649719</text:p>
          </table:table-cell>
          <table:table-cell table:style-name="ce1" office:value-type="float" office:value="11.3317651748657" calcext:value-type="float">
            <text:p>11.3317651748657</text:p>
          </table:table-cell>
          <table:table-cell table:style-name="ce1" office:value-type="float" office:value="15.0042386054993" calcext:value-type="float">
            <text:p>15.0042386054993</text:p>
          </table:table-cell>
          <table:table-cell table:style-name="ce1" office:value-type="float" office:value="12.9437053203583" calcext:value-type="float">
            <text:p>12.9437053203583</text:p>
          </table:table-cell>
          <table:table-cell table:style-name="ce1" office:value-type="float" office:value="11.6872546672821" calcext:value-type="float">
            <text:p>11.6872546672821</text:p>
          </table:table-cell>
          <table:table-cell table:style-name="ce1" office:value-type="float" office:value="11.7457634449005" calcext:value-type="float">
            <text:p>11.7457634449005</text:p>
          </table:table-cell>
          <table:table-cell table:style-name="ce1" office:value-type="float" office:value="7.76185345649719" calcext:value-type="float">
            <text:p>7.76185345649719</text:p>
          </table:table-cell>
          <table:table-cell table:style-name="ce1" office:value-type="float" office:value="15.0042386054993" calcext:value-type="float">
            <text:p>15.0042386054993</text:p>
          </table:table-cell>
          <table:table-cell table:style-name="ce1" office:value-type="float" office:value="58.7288172245026" calcext:value-type="float">
            <text:p>58.7288172245026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9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2.4404509067535" calcext:value-type="float">
            <text:p>12.4404509067535</text:p>
          </table:table-cell>
          <table:table-cell table:style-name="ce1" office:value-type="float" office:value="9.38408064842224" calcext:value-type="float">
            <text:p>9.38408064842224</text:p>
          </table:table-cell>
          <table:table-cell table:style-name="ce1" office:value-type="float" office:value="9.08299899101257" calcext:value-type="float">
            <text:p>9.08299899101257</text:p>
          </table:table-cell>
          <table:table-cell table:style-name="ce1" office:value-type="float" office:value="9.84848999977112" calcext:value-type="float">
            <text:p>9.84848999977112</text:p>
          </table:table-cell>
          <table:table-cell table:style-name="ce1" office:value-type="float" office:value="9.21656441688538" calcext:value-type="float">
            <text:p>9.21656441688538</text:p>
          </table:table-cell>
          <table:table-cell table:style-name="ce1" office:value-type="float" office:value="9.99451699256897" calcext:value-type="float">
            <text:p>9.99451699256897</text:p>
          </table:table-cell>
          <table:table-cell table:style-name="ce1" office:value-type="float" office:value="9.08299899101257" calcext:value-type="float">
            <text:p>9.08299899101257</text:p>
          </table:table-cell>
          <table:table-cell table:style-name="ce1" office:value-type="float" office:value="12.4404509067535" calcext:value-type="float">
            <text:p>12.4404509067535</text:p>
          </table:table-cell>
          <table:table-cell table:style-name="ce1" office:value-type="float" office:value="49.9725849628449" calcext:value-type="float">
            <text:p>49.9725849628449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30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0.4271767139435" calcext:value-type="float">
            <text:p>10.4271767139435</text:p>
          </table:table-cell>
          <table:table-cell table:style-name="ce1" office:value-type="float" office:value="9.48015880584717" calcext:value-type="float">
            <text:p>9.48015880584717</text:p>
          </table:table-cell>
          <table:table-cell table:style-name="ce1" office:value-type="float" office:value="12.4418473243713" calcext:value-type="float">
            <text:p>12.4418473243713</text:p>
          </table:table-cell>
          <table:table-cell table:style-name="ce1" office:value-type="float" office:value="9.83023047447205" calcext:value-type="float">
            <text:p>9.83023047447205</text:p>
          </table:table-cell>
          <table:table-cell table:style-name="ce1" office:value-type="float" office:value="13.2698569297791" calcext:value-type="float">
            <text:p>13.2698569297791</text:p>
          </table:table-cell>
          <table:table-cell table:style-name="ce1" office:value-type="float" office:value="11.0898540496826" calcext:value-type="float">
            <text:p>11.0898540496826</text:p>
          </table:table-cell>
          <table:table-cell table:style-name="ce1" office:value-type="float" office:value="9.48015880584717" calcext:value-type="float">
            <text:p>9.48015880584717</text:p>
          </table:table-cell>
          <table:table-cell table:style-name="ce1" office:value-type="float" office:value="13.2698569297791" calcext:value-type="float">
            <text:p>13.2698569297791</text:p>
          </table:table-cell>
          <table:table-cell table:style-name="ce1" office:value-type="float" office:value="55.4492702484131" calcext:value-type="float">
            <text:p>55.4492702484131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31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9.55035352706909" calcext:value-type="float">
            <text:p>9.55035352706909</text:p>
          </table:table-cell>
          <table:table-cell table:style-name="ce1" office:value-type="float" office:value="12.1125700473785" calcext:value-type="float">
            <text:p>12.1125700473785</text:p>
          </table:table-cell>
          <table:table-cell table:style-name="ce1" office:value-type="float" office:value="14.0615496635437" calcext:value-type="float">
            <text:p>14.0615496635437</text:p>
          </table:table-cell>
          <table:table-cell table:style-name="ce1" office:value-type="float" office:value="9.44982361793518" calcext:value-type="float">
            <text:p>9.44982361793518</text:p>
          </table:table-cell>
          <table:table-cell table:style-name="ce1" office:value-type="float" office:value="10.2538802623749" calcext:value-type="float">
            <text:p>10.2538802623749</text:p>
          </table:table-cell>
          <table:table-cell table:style-name="ce1" office:value-type="float" office:value="11.0856354236603" calcext:value-type="float">
            <text:p>11.0856354236603</text:p>
          </table:table-cell>
          <table:table-cell table:style-name="ce1" office:value-type="float" office:value="9.44982361793518" calcext:value-type="float">
            <text:p>9.44982361793518</text:p>
          </table:table-cell>
          <table:table-cell table:style-name="ce1" office:value-type="float" office:value="14.0615496635437" calcext:value-type="float">
            <text:p>14.0615496635437</text:p>
          </table:table-cell>
          <table:table-cell table:style-name="ce1" office:value-type="float" office:value="55.4281771183014" calcext:value-type="float">
            <text:p>55.4281771183014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32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2.4243137836456" calcext:value-type="float">
            <text:p>12.4243137836456</text:p>
          </table:table-cell>
          <table:table-cell table:style-name="ce1" office:value-type="float" office:value="8.93033862113953" calcext:value-type="float">
            <text:p>8.93033862113953</text:p>
          </table:table-cell>
          <table:table-cell table:style-name="ce1" office:value-type="float" office:value="14.2515435218811" calcext:value-type="float">
            <text:p>14.2515435218811</text:p>
          </table:table-cell>
          <table:table-cell table:style-name="ce1" office:value-type="float" office:value="13.9766218662262" calcext:value-type="float">
            <text:p>13.9766218662262</text:p>
          </table:table-cell>
          <table:table-cell table:style-name="ce1" office:value-type="float" office:value="9.15177536010742" calcext:value-type="float">
            <text:p>9.15177536010742</text:p>
          </table:table-cell>
          <table:table-cell table:style-name="ce1" office:value-type="float" office:value="11.7469186306" calcext:value-type="float">
            <text:p>11.7469186306</text:p>
          </table:table-cell>
          <table:table-cell table:style-name="ce1" office:value-type="float" office:value="8.93033862113953" calcext:value-type="float">
            <text:p>8.93033862113953</text:p>
          </table:table-cell>
          <table:table-cell table:style-name="ce1" office:value-type="float" office:value="14.2515435218811" calcext:value-type="float">
            <text:p>14.2515435218811</text:p>
          </table:table-cell>
          <table:table-cell table:style-name="ce1" office:value-type="float" office:value="58.7345931529999" calcext:value-type="float">
            <text:p>58.7345931529999</text:p>
          </table:table-cell>
          <table:table-cell table:number-columns-repeated="99"/>
        </table:table-row>
        <table:table-row table:style-name="ro1">
          <table:table-cell table:style-name="ce1" table:number-columns-repeated="11"/>
          <table:table-cell table:number-columns-repeated="95"/>
          <table:table-cell table:style-name="ce1" office:value-type="string" calcext:value-type="string">
            <text:p><text:s/>均值</text:p>
          </table:table-cell>
          <table:table-cell table:style-name="ce1" office:value-type="string" calcext:value-type="string">
            <text:p>最小值</text:p>
          </table:table-cell>
          <table:table-cell table:style-name="ce1" office:value-type="string" calcext:value-type="string">
            <text:p>最大值</text:p>
          </table:table-cell>
          <table:table-cell table:style-name="ce1" office:value-type="string" calcext:value-type="string">
            <text:p>求和</text:p>
          </table:table-cell>
        </table:table-row>
        <table:table-row table:style-name="ro2">
          <table:table-cell table:style-name="ce1" office:value-type="string" calcext:value-type="string">
            <text:p>num_workers = 0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1.48726463317871" calcext:value-type="float">
            <text:p>1.48726463317871</text:p>
          </table:table-cell>
          <table:table-cell table:style-name="ce1" office:value-type="float" office:value="1.47862815856934" calcext:value-type="float">
            <text:p>1.47862815856934</text:p>
          </table:table-cell>
          <table:table-cell table:style-name="ce1" office:value-type="float" office:value="1.46392154693604" calcext:value-type="float">
            <text:p>1.46392154693604</text:p>
          </table:table-cell>
          <table:table-cell table:style-name="ce1" office:value-type="float" office:value="1.53862142562866" calcext:value-type="float">
            <text:p>1.53862142562866</text:p>
          </table:table-cell>
          <table:table-cell table:style-name="ce1" office:value-type="float" office:value="1.48004078865051" calcext:value-type="float">
            <text:p>1.48004078865051</text:p>
          </table:table-cell>
          <table:table-cell table:style-name="ce1" office:value-type="float" office:value="1.50320076942444" calcext:value-type="float">
            <text:p>1.50320076942444</text:p>
          </table:table-cell>
          <table:table-cell table:style-name="ce1" office:value-type="float" office:value="1.50459361076355" calcext:value-type="float">
            <text:p>1.50459361076355</text:p>
          </table:table-cell>
          <table:table-cell table:style-name="ce1" office:value-type="float" office:value="1.48362398147583" calcext:value-type="float">
            <text:p>1.48362398147583</text:p>
          </table:table-cell>
          <table:table-cell table:style-name="ce1" office:value-type="float" office:value="1.48955798149109" calcext:value-type="float">
            <text:p>1.48955798149109</text:p>
          </table:table-cell>
          <table:table-cell table:style-name="ce1" office:value-type="float" office:value="1.48856830596924" calcext:value-type="float">
            <text:p>1.48856830596924</text:p>
          </table:table-cell>
          <table:table-cell table:style-name="ce1" office:value-type="float" office:value="1.49375891685486" calcext:value-type="float">
            <text:p>1.49375891685486</text:p>
          </table:table-cell>
          <table:table-cell table:style-name="ce1" office:value-type="float" office:value="1.516352891922" calcext:value-type="float">
            <text:p>1.516352891922</text:p>
          </table:table-cell>
          <table:table-cell table:style-name="ce1" office:value-type="float" office:value="1.47330904006958" calcext:value-type="float">
            <text:p>1.47330904006958</text:p>
          </table:table-cell>
          <table:table-cell table:style-name="ce1" office:value-type="float" office:value="1.47156858444214" calcext:value-type="float">
            <text:p>1.47156858444214</text:p>
          </table:table-cell>
          <table:table-cell table:style-name="ce1" office:value-type="float" office:value="1.47264552116394" calcext:value-type="float">
            <text:p>1.47264552116394</text:p>
          </table:table-cell>
          <table:table-cell table:style-name="ce1" office:value-type="float" office:value="1.4646680355072" calcext:value-type="float">
            <text:p>1.4646680355072</text:p>
          </table:table-cell>
          <table:table-cell table:style-name="ce1" office:value-type="float" office:value="1.46690797805786" calcext:value-type="float">
            <text:p>1.46690797805786</text:p>
          </table:table-cell>
          <table:table-cell table:style-name="ce1" office:value-type="float" office:value="1.4626886844635" calcext:value-type="float">
            <text:p>1.4626886844635</text:p>
          </table:table-cell>
          <table:table-cell table:style-name="ce1" office:value-type="float" office:value="1.47374892234802" calcext:value-type="float">
            <text:p>1.47374892234802</text:p>
          </table:table-cell>
          <table:table-cell table:style-name="ce1" office:value-type="float" office:value="1.4906370639801" calcext:value-type="float">
            <text:p>1.4906370639801</text:p>
          </table:table-cell>
          <table:table-cell table:style-name="ce1" office:value-type="float" office:value="2.95969414710999" calcext:value-type="float">
            <text:p>2.95969414710999</text:p>
          </table:table-cell>
          <table:table-cell table:style-name="ce1" office:value-type="float" office:value="1.48043036460876" calcext:value-type="float">
            <text:p>1.48043036460876</text:p>
          </table:table-cell>
          <table:table-cell table:style-name="ce1" office:value-type="float" office:value="1.48314642906189" calcext:value-type="float">
            <text:p>1.48314642906189</text:p>
          </table:table-cell>
          <table:table-cell table:style-name="ce1" office:value-type="float" office:value="1.47181844711304" calcext:value-type="float">
            <text:p>1.47181844711304</text:p>
          </table:table-cell>
          <table:table-cell table:style-name="ce1" office:value-type="float" office:value="1.49985861778259" calcext:value-type="float">
            <text:p>1.49985861778259</text:p>
          </table:table-cell>
          <table:table-cell table:style-name="ce1" office:value-type="float" office:value="1.51459074020386" calcext:value-type="float">
            <text:p>1.51459074020386</text:p>
          </table:table-cell>
          <table:table-cell table:style-name="ce1" office:value-type="float" office:value="1.50035643577576" calcext:value-type="float">
            <text:p>1.50035643577576</text:p>
          </table:table-cell>
          <table:table-cell table:style-name="ce1" office:value-type="float" office:value="1.4763069152832" calcext:value-type="float">
            <text:p>1.4763069152832</text:p>
          </table:table-cell>
          <table:table-cell table:style-name="ce1" office:value-type="float" office:value="1.48753380775452" calcext:value-type="float">
            <text:p>1.48753380775452</text:p>
          </table:table-cell>
          <table:table-cell table:style-name="ce1" office:value-type="float" office:value="1.47986483573914" calcext:value-type="float">
            <text:p>1.47986483573914</text:p>
          </table:table-cell>
          <table:table-cell table:style-name="ce1" office:value-type="float" office:value="1.46050381660461" calcext:value-type="float">
            <text:p>1.46050381660461</text:p>
          </table:table-cell>
          <table:table-cell table:style-name="ce1" office:value-type="float" office:value="1.46781611442566" calcext:value-type="float">
            <text:p>1.46781611442566</text:p>
          </table:table-cell>
          <table:table-cell table:style-name="ce1" office:value-type="float" office:value="1.46550393104553" calcext:value-type="float">
            <text:p>1.46550393104553</text:p>
          </table:table-cell>
          <table:table-cell table:style-name="ce1" office:value-type="float" office:value="1.47594094276428" calcext:value-type="float">
            <text:p>1.47594094276428</text:p>
          </table:table-cell>
          <table:table-cell table:style-name="ce1" office:value-type="float" office:value="1.47318840026855" calcext:value-type="float">
            <text:p>1.47318840026855</text:p>
          </table:table-cell>
          <table:table-cell table:style-name="ce1" office:value-type="float" office:value="1.46941471099854" calcext:value-type="float">
            <text:p>1.46941471099854</text:p>
          </table:table-cell>
          <table:table-cell table:style-name="ce1" office:value-type="float" office:value="1.47907662391663" calcext:value-type="float">
            <text:p>1.47907662391663</text:p>
          </table:table-cell>
          <table:table-cell table:style-name="ce1" office:value-type="float" office:value="1.46638083457947" calcext:value-type="float">
            <text:p>1.46638083457947</text:p>
          </table:table-cell>
          <table:table-cell table:style-name="ce1" office:value-type="float" office:value="1.48349523544312" calcext:value-type="float">
            <text:p>1.48349523544312</text:p>
          </table:table-cell>
          <table:table-cell table:style-name="ce1" office:value-type="float" office:value="1.47999572753906" calcext:value-type="float">
            <text:p>1.47999572753906</text:p>
          </table:table-cell>
          <table:table-cell table:style-name="ce1" office:value-type="float" office:value="1.47718691825867" calcext:value-type="float">
            <text:p>1.47718691825867</text:p>
          </table:table-cell>
          <table:table-cell table:style-name="ce1" office:value-type="float" office:value="2.95075988769531" calcext:value-type="float">
            <text:p>2.95075988769531</text:p>
          </table:table-cell>
          <table:table-cell table:style-name="ce1" office:value-type="float" office:value="1.49037671089172" calcext:value-type="float">
            <text:p>1.49037671089172</text:p>
          </table:table-cell>
          <table:table-cell table:style-name="ce1" office:value-type="float" office:value="1.49035096168518" calcext:value-type="float">
            <text:p>1.49035096168518</text:p>
          </table:table-cell>
          <table:table-cell table:style-name="ce1" office:value-type="float" office:value="1.49124073982239" calcext:value-type="float">
            <text:p>1.49124073982239</text:p>
          </table:table-cell>
          <table:table-cell table:style-name="ce1" office:value-type="float" office:value="1.4837327003479" calcext:value-type="float">
            <text:p>1.4837327003479</text:p>
          </table:table-cell>
          <table:table-cell table:style-name="ce1" office:value-type="float" office:value="1.49474501609802" calcext:value-type="float">
            <text:p>1.49474501609802</text:p>
          </table:table-cell>
          <table:table-cell table:style-name="ce1" office:value-type="float" office:value="1.46420454978943" calcext:value-type="float">
            <text:p>1.46420454978943</text:p>
          </table:table-cell>
          <table:table-cell table:style-name="ce1" office:value-type="float" office:value="1.46750402450562" calcext:value-type="float">
            <text:p>1.46750402450562</text:p>
          </table:table-cell>
          <table:table-cell table:style-name="ce1" office:value-type="float" office:value="1.47583079338074" calcext:value-type="float">
            <text:p>1.47583079338074</text:p>
          </table:table-cell>
          <table:table-cell table:style-name="ce1" office:value-type="float" office:value="1.48494005203247" calcext:value-type="float">
            <text:p>1.48494005203247</text:p>
          </table:table-cell>
          <table:table-cell table:style-name="ce1" office:value-type="float" office:value="1.48183488845825" calcext:value-type="float">
            <text:p>1.48183488845825</text:p>
          </table:table-cell>
          <table:table-cell table:style-name="ce1" office:value-type="float" office:value="1.47314548492432" calcext:value-type="float">
            <text:p>1.47314548492432</text:p>
          </table:table-cell>
          <table:table-cell table:style-name="ce1" office:value-type="float" office:value="1.45438718795776" calcext:value-type="float">
            <text:p>1.45438718795776</text:p>
          </table:table-cell>
          <table:table-cell table:style-name="ce1" office:value-type="float" office:value="1.48189425468445" calcext:value-type="float">
            <text:p>1.48189425468445</text:p>
          </table:table-cell>
          <table:table-cell table:style-name="ce1" office:value-type="float" office:value="1.48826265335083" calcext:value-type="float">
            <text:p>1.48826265335083</text:p>
          </table:table-cell>
          <table:table-cell table:style-name="ce1" office:value-type="float" office:value="1.47349905967712" calcext:value-type="float">
            <text:p>1.47349905967712</text:p>
          </table:table-cell>
          <table:table-cell table:style-name="ce1" office:value-type="float" office:value="1.47619366645813" calcext:value-type="float">
            <text:p>1.47619366645813</text:p>
          </table:table-cell>
          <table:table-cell table:style-name="ce1" office:value-type="float" office:value="1.47425127029419" calcext:value-type="float">
            <text:p>1.47425127029419</text:p>
          </table:table-cell>
          <table:table-cell table:style-name="ce1" office:value-type="float" office:value="1.46395969390869" calcext:value-type="float">
            <text:p>1.46395969390869</text:p>
          </table:table-cell>
          <table:table-cell table:style-name="ce1" office:value-type="float" office:value="1.4709951877594" calcext:value-type="float">
            <text:p>1.4709951877594</text:p>
          </table:table-cell>
          <table:table-cell table:style-name="ce1" office:value-type="float" office:value="1.47132658958435" calcext:value-type="float">
            <text:p>1.47132658958435</text:p>
          </table:table-cell>
          <table:table-cell table:style-name="ce1" office:value-type="float" office:value="2.94008851051331" calcext:value-type="float">
            <text:p>2.94008851051331</text:p>
          </table:table-cell>
          <table:table-cell table:style-name="ce1" office:value-type="float" office:value="1.47461414337158" calcext:value-type="float">
            <text:p>1.47461414337158</text:p>
          </table:table-cell>
          <table:table-cell table:style-name="ce1" office:value-type="float" office:value="1.46820211410522" calcext:value-type="float">
            <text:p>1.46820211410522</text:p>
          </table:table-cell>
          <table:table-cell table:style-name="ce1" office:value-type="float" office:value="1.48012185096741" calcext:value-type="float">
            <text:p>1.48012185096741</text:p>
          </table:table-cell>
          <table:table-cell table:style-name="ce1" office:value-type="float" office:value="1.47537589073181" calcext:value-type="float">
            <text:p>1.47537589073181</text:p>
          </table:table-cell>
          <table:table-cell table:style-name="ce1" office:value-type="float" office:value="1.48109793663025" calcext:value-type="float">
            <text:p>1.48109793663025</text:p>
          </table:table-cell>
          <table:table-cell table:style-name="ce1" office:value-type="float" office:value="1.47683620452881" calcext:value-type="float">
            <text:p>1.47683620452881</text:p>
          </table:table-cell>
          <table:table-cell table:style-name="ce1" office:value-type="float" office:value="1.47039437294006" calcext:value-type="float">
            <text:p>1.47039437294006</text:p>
          </table:table-cell>
          <table:table-cell table:style-name="ce1" office:value-type="float" office:value="1.48633432388306" calcext:value-type="float">
            <text:p>1.48633432388306</text:p>
          </table:table-cell>
          <table:table-cell table:style-name="ce1" office:value-type="float" office:value="1.47723793983459" calcext:value-type="float">
            <text:p>1.47723793983459</text:p>
          </table:table-cell>
          <table:table-cell table:style-name="ce1" office:value-type="float" office:value="1.46716499328613" calcext:value-type="float">
            <text:p>1.46716499328613</text:p>
          </table:table-cell>
          <table:table-cell table:style-name="ce1" office:value-type="float" office:value="1.46903681755066" calcext:value-type="float">
            <text:p>1.46903681755066</text:p>
          </table:table-cell>
          <table:table-cell table:style-name="ce1" office:value-type="float" office:value="1.47098469734192" calcext:value-type="float">
            <text:p>1.47098469734192</text:p>
          </table:table-cell>
          <table:table-cell table:style-name="ce1" office:value-type="float" office:value="1.47675442695618" calcext:value-type="float">
            <text:p>1.47675442695618</text:p>
          </table:table-cell>
          <table:table-cell table:style-name="ce1" office:value-type="float" office:value="1.47721147537231" calcext:value-type="float">
            <text:p>1.47721147537231</text:p>
          </table:table-cell>
          <table:table-cell table:style-name="ce1" office:value-type="float" office:value="1.47183752059937" calcext:value-type="float">
            <text:p>1.47183752059937</text:p>
          </table:table-cell>
          <table:table-cell table:style-name="ce1" office:value-type="float" office:value="1.49051141738892" calcext:value-type="float">
            <text:p>1.49051141738892</text:p>
          </table:table-cell>
          <table:table-cell table:style-name="ce1" office:value-type="float" office:value="1.48634767532349" calcext:value-type="float">
            <text:p>1.48634767532349</text:p>
          </table:table-cell>
          <table:table-cell table:style-name="ce1" office:value-type="float" office:value="1.46791577339172" calcext:value-type="float">
            <text:p>1.46791577339172</text:p>
          </table:table-cell>
          <table:table-cell table:style-name="ce1" office:value-type="float" office:value="1.47306823730469" calcext:value-type="float">
            <text:p>1.47306823730469</text:p>
          </table:table-cell>
          <table:table-cell table:style-name="ce1" office:value-type="float" office:value="1.47690653800964" calcext:value-type="float">
            <text:p>1.47690653800964</text:p>
          </table:table-cell>
          <table:table-cell table:style-name="ce1" office:value-type="float" office:value="2.94940662384033" calcext:value-type="float">
            <text:p>2.94940662384033</text:p>
          </table:table-cell>
          <table:table-cell table:style-name="ce1" office:value-type="float" office:value="1.4674015045166" calcext:value-type="float">
            <text:p>1.4674015045166</text:p>
          </table:table-cell>
          <table:table-cell table:style-name="ce1" office:value-type="float" office:value="1.47422575950623" calcext:value-type="float">
            <text:p>1.47422575950623</text:p>
          </table:table-cell>
          <table:table-cell table:style-name="ce1" office:value-type="float" office:value="1.4725399017334" calcext:value-type="float">
            <text:p>1.4725399017334</text:p>
          </table:table-cell>
          <table:table-cell table:style-name="ce1" office:value-type="float" office:value="1.47219443321228" calcext:value-type="float">
            <text:p>1.47219443321228</text:p>
          </table:table-cell>
          <table:table-cell table:style-name="ce1" office:value-type="float" office:value="1.47236347198486" calcext:value-type="float">
            <text:p>1.47236347198486</text:p>
          </table:table-cell>
          <table:table-cell table:style-name="ce1" office:value-type="float" office:value="1.47475433349609" calcext:value-type="float">
            <text:p>1.47475433349609</text:p>
          </table:table-cell>
          <table:table-cell table:style-name="ce1" office:value-type="float" office:value="1.47190570831299" calcext:value-type="float">
            <text:p>1.47190570831299</text:p>
          </table:table-cell>
          <table:table-cell table:style-name="ce1" office:value-type="float" office:value="1.47898578643799" calcext:value-type="float">
            <text:p>1.47898578643799</text:p>
          </table:table-cell>
          <table:table-cell table:style-name="ce1" office:value-type="float" office:value="1.47654151916504" calcext:value-type="float">
            <text:p>1.47654151916504</text:p>
          </table:table-cell>
          <table:table-cell table:style-name="ce1" office:value-type="float" office:value="1.47378969192505" calcext:value-type="float">
            <text:p>1.47378969192505</text:p>
          </table:table-cell>
          <table:table-cell table:style-name="ce1" office:value-type="float" office:value="1.47248125076294" calcext:value-type="float">
            <text:p>1.47248125076294</text:p>
          </table:table-cell>
          <table:table-cell table:style-name="ce1" office:value-type="float" office:value="1.48833703994751" calcext:value-type="float">
            <text:p>1.48833703994751</text:p>
          </table:table-cell>
          <table:table-cell table:style-name="ce1" office:value-type="float" office:value="1.48101115226746" calcext:value-type="float">
            <text:p>1.48101115226746</text:p>
          </table:table-cell>
          <table:table-cell table:style-name="ce1" office:value-type="float" office:value="1.47659730911255" calcext:value-type="float">
            <text:p>1.47659730911255</text:p>
          </table:table-cell>
          <table:table-cell table:style-name="ce1" office:value-type="float" office:value="1.47314929962158" calcext:value-type="float">
            <text:p>1.47314929962158</text:p>
          </table:table-cell>
          <table:table-cell table:style-name="ce1" office:value-type="float" office:value="1.4702615737915" calcext:value-type="float">
            <text:p>1.4702615737915</text:p>
          </table:table-cell>
          <table:table-cell table:style-name="ce1" office:value-type="float" office:value="1.4884078502655" calcext:value-type="float">
            <text:p>1.4884078502655</text:p>
          </table:table-cell>
          <table:table-cell table:style-name="ce1" office:value-type="float" office:value="1.4797203540802" calcext:value-type="float">
            <text:p>1.4797203540802</text:p>
          </table:table-cell>
          <table:table-cell table:style-name="ce1" office:value-type="float" office:value="1.4715621471405" calcext:value-type="float">
            <text:p>1.4715621471405</text:p>
          </table:table-cell>
          <table:table-cell table:style-name="ce1" office:value-type="float" office:value="1.47341990470886" calcext:value-type="float">
            <text:p>1.47341990470886</text:p>
          </table:table-cell>
          <table:table-cell table:style-name="ce1" office:value-type="float" office:value="1.53535524698404" calcext:value-type="float">
            <text:p>1.53535524698404</text:p>
          </table:table-cell>
          <table:table-cell table:style-name="ce1" office:value-type="float" office:value="1.45438718795776" calcext:value-type="float">
            <text:p>1.45438718795776</text:p>
          </table:table-cell>
          <table:table-cell table:style-name="ce1" office:value-type="float" office:value="2.95969414710999" calcext:value-type="float">
            <text:p>2.95969414710999</text:p>
          </table:table-cell>
          <table:table-cell table:style-name="ce1" office:value-type="float" office:value="159.67694568634" calcext:value-type="float">
            <text:p>159.67694568634</text:p>
          </table:table-cell>
        </table:table-row>
        <table:table-row table:style-name="ro2">
          <table:table-cell table:style-name="ce1" office:value-type="string" calcext:value-type="string">
            <text:p>num_workers = 1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1.38624668121338" calcext:value-type="float">
            <text:p>1.38624668121338</text:p>
          </table:table-cell>
          <table:table-cell table:style-name="ce1" office:value-type="float" office:value="1.39522814750671" calcext:value-type="float">
            <text:p>1.39522814750671</text:p>
          </table:table-cell>
          <table:table-cell table:style-name="ce1" office:value-type="float" office:value="1.40362548828125" calcext:value-type="float">
            <text:p>1.40362548828125</text:p>
          </table:table-cell>
          <table:table-cell table:style-name="ce1" office:value-type="float" office:value="1.39223885536194" calcext:value-type="float">
            <text:p>1.39223885536194</text:p>
          </table:table-cell>
          <table:table-cell table:style-name="ce1" office:value-type="float" office:value="1.40391945838928" calcext:value-type="float">
            <text:p>1.40391945838928</text:p>
          </table:table-cell>
          <table:table-cell table:style-name="ce1" office:value-type="float" office:value="1.39106774330139" calcext:value-type="float">
            <text:p>1.39106774330139</text:p>
          </table:table-cell>
          <table:table-cell table:style-name="ce1" office:value-type="float" office:value="1.39635467529297" calcext:value-type="float">
            <text:p>1.39635467529297</text:p>
          </table:table-cell>
          <table:table-cell table:style-name="ce1" office:value-type="float" office:value="1.39661431312561" calcext:value-type="float">
            <text:p>1.39661431312561</text:p>
          </table:table-cell>
          <table:table-cell table:style-name="ce1" office:value-type="float" office:value="1.39128661155701" calcext:value-type="float">
            <text:p>1.39128661155701</text:p>
          </table:table-cell>
          <table:table-cell table:style-name="ce1" office:value-type="float" office:value="1.42716455459595" calcext:value-type="float">
            <text:p>1.42716455459595</text:p>
          </table:table-cell>
          <table:table-cell table:style-name="ce1" office:value-type="float" office:value="1.39571213722229" calcext:value-type="float">
            <text:p>1.39571213722229</text:p>
          </table:table-cell>
          <table:table-cell table:style-name="ce1" office:value-type="float" office:value="1.40787768363953" calcext:value-type="float">
            <text:p>1.40787768363953</text:p>
          </table:table-cell>
          <table:table-cell table:style-name="ce1" office:value-type="float" office:value="1.38356709480286" calcext:value-type="float">
            <text:p>1.38356709480286</text:p>
          </table:table-cell>
          <table:table-cell table:style-name="ce1" office:value-type="float" office:value="1.39566421508789" calcext:value-type="float">
            <text:p>1.39566421508789</text:p>
          </table:table-cell>
          <table:table-cell table:style-name="ce1" office:value-type="float" office:value="1.43055152893066" calcext:value-type="float">
            <text:p>1.43055152893066</text:p>
          </table:table-cell>
          <table:table-cell table:style-name="ce1" office:value-type="float" office:value="1.46344637870789" calcext:value-type="float">
            <text:p>1.46344637870789</text:p>
          </table:table-cell>
          <table:table-cell table:style-name="ce1" office:value-type="float" office:value="1.50964188575745" calcext:value-type="float">
            <text:p>1.50964188575745</text:p>
          </table:table-cell>
          <table:table-cell table:style-name="ce1" office:value-type="float" office:value="1.4438750743866" calcext:value-type="float">
            <text:p>1.4438750743866</text:p>
          </table:table-cell>
          <table:table-cell table:style-name="ce1" office:value-type="float" office:value="1.39523339271545" calcext:value-type="float">
            <text:p>1.39523339271545</text:p>
          </table:table-cell>
          <table:table-cell table:style-name="ce1" office:value-type="float" office:value="1.39895749092102" calcext:value-type="float">
            <text:p>1.39895749092102</text:p>
          </table:table-cell>
          <table:table-cell table:style-name="ce1" office:value-type="float" office:value="4.52656173706055" calcext:value-type="float">
            <text:p>4.52656173706055</text:p>
          </table:table-cell>
          <table:table-cell table:style-name="ce1" office:value-type="float" office:value="1.37965559959412" calcext:value-type="float">
            <text:p>1.37965559959412</text:p>
          </table:table-cell>
          <table:table-cell table:style-name="ce1" office:value-type="float" office:value="1.41263771057129" calcext:value-type="float">
            <text:p>1.41263771057129</text:p>
          </table:table-cell>
          <table:table-cell table:style-name="ce1" office:value-type="float" office:value="1.40475845336914" calcext:value-type="float">
            <text:p>1.40475845336914</text:p>
          </table:table-cell>
          <table:table-cell table:style-name="ce1" office:value-type="float" office:value="1.41479086875916" calcext:value-type="float">
            <text:p>1.41479086875916</text:p>
          </table:table-cell>
          <table:table-cell table:style-name="ce1" office:value-type="float" office:value="1.38886690139771" calcext:value-type="float">
            <text:p>1.38886690139771</text:p>
          </table:table-cell>
          <table:table-cell table:style-name="ce1" office:value-type="float" office:value="1.45447421073914" calcext:value-type="float">
            <text:p>1.45447421073914</text:p>
          </table:table-cell>
          <table:table-cell table:style-name="ce1" office:value-type="float" office:value="1.39665460586548" calcext:value-type="float">
            <text:p>1.39665460586548</text:p>
          </table:table-cell>
          <table:table-cell table:style-name="ce1" office:value-type="float" office:value="1.42190909385681" calcext:value-type="float">
            <text:p>1.42190909385681</text:p>
          </table:table-cell>
          <table:table-cell table:style-name="ce1" office:value-type="float" office:value="1.42508172988892" calcext:value-type="float">
            <text:p>1.42508172988892</text:p>
          </table:table-cell>
          <table:table-cell table:style-name="ce1" office:value-type="float" office:value="1.42675137519836" calcext:value-type="float">
            <text:p>1.42675137519836</text:p>
          </table:table-cell>
          <table:table-cell table:style-name="ce1" office:value-type="float" office:value="1.40224170684814" calcext:value-type="float">
            <text:p>1.40224170684814</text:p>
          </table:table-cell>
          <table:table-cell table:style-name="ce1" office:value-type="float" office:value="1.40599083900452" calcext:value-type="float">
            <text:p>1.40599083900452</text:p>
          </table:table-cell>
          <table:table-cell table:style-name="ce1" office:value-type="float" office:value="1.41206645965576" calcext:value-type="float">
            <text:p>1.41206645965576</text:p>
          </table:table-cell>
          <table:table-cell table:style-name="ce1" office:value-type="float" office:value="1.40094304084778" calcext:value-type="float">
            <text:p>1.40094304084778</text:p>
          </table:table-cell>
          <table:table-cell table:style-name="ce1" office:value-type="float" office:value="1.39689230918884" calcext:value-type="float">
            <text:p>1.39689230918884</text:p>
          </table:table-cell>
          <table:table-cell table:style-name="ce1" office:value-type="float" office:value="1.40088677406311" calcext:value-type="float">
            <text:p>1.40088677406311</text:p>
          </table:table-cell>
          <table:table-cell table:style-name="ce1" office:value-type="float" office:value="1.41964340209961" calcext:value-type="float">
            <text:p>1.41964340209961</text:p>
          </table:table-cell>
          <table:table-cell table:style-name="ce1" office:value-type="float" office:value="1.41015577316284" calcext:value-type="float">
            <text:p>1.41015577316284</text:p>
          </table:table-cell>
          <table:table-cell table:style-name="ce1" office:value-type="float" office:value="1.39469408988953" calcext:value-type="float">
            <text:p>1.39469408988953</text:p>
          </table:table-cell>
          <table:table-cell table:style-name="ce1" office:value-type="float" office:value="1.54606032371521" calcext:value-type="float">
            <text:p>1.54606032371521</text:p>
          </table:table-cell>
          <table:table-cell table:style-name="ce1" office:value-type="float" office:value="4.70357441902161" calcext:value-type="float">
            <text:p>4.70357441902161</text:p>
          </table:table-cell>
          <table:table-cell table:style-name="ce1" office:value-type="float" office:value="1.38281917572021" calcext:value-type="float">
            <text:p>1.38281917572021</text:p>
          </table:table-cell>
          <table:table-cell table:style-name="ce1" office:value-type="float" office:value="1.41056752204895" calcext:value-type="float">
            <text:p>1.41056752204895</text:p>
          </table:table-cell>
          <table:table-cell table:style-name="ce1" office:value-type="float" office:value="1.39549994468689" calcext:value-type="float">
            <text:p>1.39549994468689</text:p>
          </table:table-cell>
          <table:table-cell table:style-name="ce1" office:value-type="float" office:value="1.39775252342224" calcext:value-type="float">
            <text:p>1.39775252342224</text:p>
          </table:table-cell>
          <table:table-cell table:style-name="ce1" office:value-type="float" office:value="1.4165141582489" calcext:value-type="float">
            <text:p>1.4165141582489</text:p>
          </table:table-cell>
          <table:table-cell table:style-name="ce1" office:value-type="float" office:value="1.43427848815918" calcext:value-type="float">
            <text:p>1.43427848815918</text:p>
          </table:table-cell>
          <table:table-cell table:style-name="ce1" office:value-type="float" office:value="1.39898943901062" calcext:value-type="float">
            <text:p>1.39898943901062</text:p>
          </table:table-cell>
          <table:table-cell table:style-name="ce1" office:value-type="float" office:value="1.40545678138733" calcext:value-type="float">
            <text:p>1.40545678138733</text:p>
          </table:table-cell>
          <table:table-cell table:style-name="ce1" office:value-type="float" office:value="1.40084362030029" calcext:value-type="float">
            <text:p>1.40084362030029</text:p>
          </table:table-cell>
          <table:table-cell table:style-name="ce1" office:value-type="float" office:value="1.39959049224854" calcext:value-type="float">
            <text:p>1.39959049224854</text:p>
          </table:table-cell>
          <table:table-cell table:style-name="ce1" office:value-type="float" office:value="1.39872813224792" calcext:value-type="float">
            <text:p>1.39872813224792</text:p>
          </table:table-cell>
          <table:table-cell table:style-name="ce1" office:value-type="float" office:value="1.4027054309845" calcext:value-type="float">
            <text:p>1.4027054309845</text:p>
          </table:table-cell>
          <table:table-cell table:style-name="ce1" office:value-type="float" office:value="1.43873357772827" calcext:value-type="float">
            <text:p>1.43873357772827</text:p>
          </table:table-cell>
          <table:table-cell table:style-name="ce1" office:value-type="float" office:value="1.42811870574951" calcext:value-type="float">
            <text:p>1.42811870574951</text:p>
          </table:table-cell>
          <table:table-cell table:style-name="ce1" office:value-type="float" office:value="1.40122604370117" calcext:value-type="float">
            <text:p>1.40122604370117</text:p>
          </table:table-cell>
          <table:table-cell table:style-name="ce1" office:value-type="float" office:value="1.42543935775757" calcext:value-type="float">
            <text:p>1.42543935775757</text:p>
          </table:table-cell>
          <table:table-cell table:style-name="ce1" office:value-type="float" office:value="1.40049290657043" calcext:value-type="float">
            <text:p>1.40049290657043</text:p>
          </table:table-cell>
          <table:table-cell table:style-name="ce1" office:value-type="float" office:value="1.40873384475708" calcext:value-type="float">
            <text:p>1.40873384475708</text:p>
          </table:table-cell>
          <table:table-cell table:style-name="ce1" office:value-type="float" office:value="1.40861201286316" calcext:value-type="float">
            <text:p>1.40861201286316</text:p>
          </table:table-cell>
          <table:table-cell table:style-name="ce1" office:value-type="float" office:value="1.4075140953064" calcext:value-type="float">
            <text:p>1.4075140953064</text:p>
          </table:table-cell>
          <table:table-cell table:style-name="ce1" office:value-type="float" office:value="4.45661377906799" calcext:value-type="float">
            <text:p>4.45661377906799</text:p>
          </table:table-cell>
          <table:table-cell table:style-name="ce1" office:value-type="float" office:value="1.3812370300293" calcext:value-type="float">
            <text:p>1.3812370300293</text:p>
          </table:table-cell>
          <table:table-cell table:style-name="ce1" office:value-type="float" office:value="1.40585970878601" calcext:value-type="float">
            <text:p>1.40585970878601</text:p>
          </table:table-cell>
          <table:table-cell table:style-name="ce1" office:value-type="float" office:value="1.40572476387024" calcext:value-type="float">
            <text:p>1.40572476387024</text:p>
          </table:table-cell>
          <table:table-cell table:style-name="ce1" office:value-type="float" office:value="1.41403293609619" calcext:value-type="float">
            <text:p>1.41403293609619</text:p>
          </table:table-cell>
          <table:table-cell table:style-name="ce1" office:value-type="float" office:value="1.44034910202026" calcext:value-type="float">
            <text:p>1.44034910202026</text:p>
          </table:table-cell>
          <table:table-cell table:style-name="ce1" office:value-type="float" office:value="1.41884660720825" calcext:value-type="float">
            <text:p>1.41884660720825</text:p>
          </table:table-cell>
          <table:table-cell table:style-name="ce1" office:value-type="float" office:value="1.42515301704407" calcext:value-type="float">
            <text:p>1.42515301704407</text:p>
          </table:table-cell>
          <table:table-cell table:style-name="ce1" office:value-type="float" office:value="1.4484691619873" calcext:value-type="float">
            <text:p>1.4484691619873</text:p>
          </table:table-cell>
          <table:table-cell table:style-name="ce1" office:value-type="float" office:value="1.39728426933289" calcext:value-type="float">
            <text:p>1.39728426933289</text:p>
          </table:table-cell>
          <table:table-cell table:style-name="ce1" office:value-type="float" office:value="1.41624307632446" calcext:value-type="float">
            <text:p>1.41624307632446</text:p>
          </table:table-cell>
          <table:table-cell table:style-name="ce1" office:value-type="float" office:value="1.40090703964233" calcext:value-type="float">
            <text:p>1.40090703964233</text:p>
          </table:table-cell>
          <table:table-cell table:style-name="ce1" office:value-type="float" office:value="1.4112765789032" calcext:value-type="float">
            <text:p>1.4112765789032</text:p>
          </table:table-cell>
          <table:table-cell table:style-name="ce1" office:value-type="float" office:value="1.39888310432434" calcext:value-type="float">
            <text:p>1.39888310432434</text:p>
          </table:table-cell>
          <table:table-cell table:style-name="ce1" office:value-type="float" office:value="1.41541409492493" calcext:value-type="float">
            <text:p>1.41541409492493</text:p>
          </table:table-cell>
          <table:table-cell table:style-name="ce1" office:value-type="float" office:value="1.39659833908081" calcext:value-type="float">
            <text:p>1.39659833908081</text:p>
          </table:table-cell>
          <table:table-cell table:style-name="ce1" office:value-type="float" office:value="1.43021297454834" calcext:value-type="float">
            <text:p>1.43021297454834</text:p>
          </table:table-cell>
          <table:table-cell table:style-name="ce1" office:value-type="float" office:value="1.4663348197937" calcext:value-type="float">
            <text:p>1.4663348197937</text:p>
          </table:table-cell>
          <table:table-cell table:style-name="ce1" office:value-type="float" office:value="1.46811771392822" calcext:value-type="float">
            <text:p>1.46811771392822</text:p>
          </table:table-cell>
          <table:table-cell table:style-name="ce1" office:value-type="float" office:value="1.43447542190552" calcext:value-type="float">
            <text:p>1.43447542190552</text:p>
          </table:table-cell>
          <table:table-cell table:style-name="ce1" office:value-type="float" office:value="1.41341209411621" calcext:value-type="float">
            <text:p>1.41341209411621</text:p>
          </table:table-cell>
          <table:table-cell table:style-name="ce1" office:value-type="float" office:value="4.49627542495728" calcext:value-type="float">
            <text:p>4.49627542495728</text:p>
          </table:table-cell>
          <table:table-cell table:style-name="ce1" office:value-type="float" office:value="1.39411282539368" calcext:value-type="float">
            <text:p>1.39411282539368</text:p>
          </table:table-cell>
          <table:table-cell table:style-name="ce1" office:value-type="float" office:value="1.41660308837891" calcext:value-type="float">
            <text:p>1.41660308837891</text:p>
          </table:table-cell>
          <table:table-cell table:style-name="ce1" office:value-type="float" office:value="1.41096615791321" calcext:value-type="float">
            <text:p>1.41096615791321</text:p>
          </table:table-cell>
          <table:table-cell table:style-name="ce1" office:value-type="float" office:value="1.41039705276489" calcext:value-type="float">
            <text:p>1.41039705276489</text:p>
          </table:table-cell>
          <table:table-cell table:style-name="ce1" office:value-type="float" office:value="1.4161810874939" calcext:value-type="float">
            <text:p>1.4161810874939</text:p>
          </table:table-cell>
          <table:table-cell table:style-name="ce1" office:value-type="float" office:value="1.41396617889404" calcext:value-type="float">
            <text:p>1.41396617889404</text:p>
          </table:table-cell>
          <table:table-cell table:style-name="ce1" office:value-type="float" office:value="1.41852426528931" calcext:value-type="float">
            <text:p>1.41852426528931</text:p>
          </table:table-cell>
          <table:table-cell table:style-name="ce1" office:value-type="float" office:value="1.43472528457642" calcext:value-type="float">
            <text:p>1.43472528457642</text:p>
          </table:table-cell>
          <table:table-cell table:style-name="ce1" office:value-type="float" office:value="1.40624976158142" calcext:value-type="float">
            <text:p>1.40624976158142</text:p>
          </table:table-cell>
          <table:table-cell table:style-name="ce1" office:value-type="float" office:value="1.40710687637329" calcext:value-type="float">
            <text:p>1.40710687637329</text:p>
          </table:table-cell>
          <table:table-cell table:style-name="ce1" office:value-type="float" office:value="1.41358351707459" calcext:value-type="float">
            <text:p>1.41358351707459</text:p>
          </table:table-cell>
          <table:table-cell table:style-name="ce1" office:value-type="float" office:value="1.41434550285339" calcext:value-type="float">
            <text:p>1.41434550285339</text:p>
          </table:table-cell>
          <table:table-cell table:style-name="ce1" office:value-type="float" office:value="1.47631907463074" calcext:value-type="float">
            <text:p>1.47631907463074</text:p>
          </table:table-cell>
          <table:table-cell table:style-name="ce1" office:value-type="float" office:value="1.49078392982483" calcext:value-type="float">
            <text:p>1.49078392982483</text:p>
          </table:table-cell>
          <table:table-cell table:style-name="ce1" office:value-type="float" office:value="1.44329285621643" calcext:value-type="float">
            <text:p>1.44329285621643</text:p>
          </table:table-cell>
          <table:table-cell table:style-name="ce1" office:value-type="float" office:value="1.44619917869568" calcext:value-type="float">
            <text:p>1.44619917869568</text:p>
          </table:table-cell>
          <table:table-cell table:style-name="ce1" office:value-type="float" office:value="1.45922374725342" calcext:value-type="float">
            <text:p>1.45922374725342</text:p>
          </table:table-cell>
          <table:table-cell table:style-name="ce1" office:value-type="float" office:value="1.44440627098084" calcext:value-type="float">
            <text:p>1.44440627098084</text:p>
          </table:table-cell>
          <table:table-cell table:style-name="ce1" office:value-type="float" office:value="1.44013333320618" calcext:value-type="float">
            <text:p>1.44013333320618</text:p>
          </table:table-cell>
          <table:table-cell table:style-name="ce1" office:value-type="float" office:value="1.43832778930664" calcext:value-type="float">
            <text:p>1.43832778930664</text:p>
          </table:table-cell>
          <table:table-cell table:style-name="ce1" office:value-type="float" office:value="1.53705144157776" calcext:value-type="float">
            <text:p>1.53705144157776</text:p>
          </table:table-cell>
          <table:table-cell table:style-name="ce1" office:value-type="float" office:value="1.37965559959412" calcext:value-type="float">
            <text:p>1.37965559959412</text:p>
          </table:table-cell>
          <table:table-cell table:style-name="ce1" office:value-type="float" office:value="4.70357441902161" calcext:value-type="float">
            <text:p>4.70357441902161</text:p>
          </table:table-cell>
          <table:table-cell table:style-name="ce1" office:value-type="float" office:value="159.853349924088" calcext:value-type="float">
            <text:p>159.853349924088</text:p>
          </table:table-cell>
        </table:table-row>
        <table:table-row table:style-name="ro2">
          <table:table-cell table:style-name="ce1" office:value-type="string" calcext:value-type="string">
            <text:p>num_workers = 2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979900360107422" calcext:value-type="float">
            <text:p>9.79900360107422E-05</text:p>
          </table:table-cell>
          <table:table-cell table:style-name="ce1" office:value-type="float" office:value="1.20778965950012" calcext:value-type="float">
            <text:p>1.20778965950012</text:p>
          </table:table-cell>
          <table:table-cell table:style-name="ce1" office:value-type="float" office:value="0.000118732452392578" calcext:value-type="float">
            <text:p>0.000118732452393</text:p>
          </table:table-cell>
          <table:table-cell table:style-name="ce1" office:value-type="float" office:value="1.22867226600647" calcext:value-type="float">
            <text:p>1.22867226600647</text:p>
          </table:table-cell>
          <table:table-cell table:style-name="ce1" office:value-type="float" office:value="0.0000836849212646484" calcext:value-type="float">
            <text:p>8.36849212646484E-05</text:p>
          </table:table-cell>
          <table:table-cell table:style-name="ce1" office:value-type="float" office:value="1.22919869422913" calcext:value-type="float">
            <text:p>1.22919869422913</text:p>
          </table:table-cell>
          <table:table-cell table:style-name="ce1" office:value-type="float" office:value="0.000119209289550781" calcext:value-type="float">
            <text:p>0.000119209289551</text:p>
          </table:table-cell>
          <table:table-cell table:style-name="ce1" office:value-type="float" office:value="1.21431231498718" calcext:value-type="float">
            <text:p>1.21431231498718</text:p>
          </table:table-cell>
          <table:table-cell table:style-name="ce1" office:value-type="float" office:value="0.000118255615234375" calcext:value-type="float">
            <text:p>0.000118255615234</text:p>
          </table:table-cell>
          <table:table-cell table:style-name="ce1" office:value-type="float" office:value="1.22712373733521" calcext:value-type="float">
            <text:p>1.22712373733521</text:p>
          </table:table-cell>
          <table:table-cell table:style-name="ce1" office:value-type="float" office:value="0.0000772476196289062" calcext:value-type="float">
            <text:p>7.72476196289062E-05</text:p>
          </table:table-cell>
          <table:table-cell table:style-name="ce1" office:value-type="float" office:value="1.28309726715088" calcext:value-type="float">
            <text:p>1.28309726715088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1.18906950950623" calcext:value-type="float">
            <text:p>1.18906950950623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1.21017479896545" calcext:value-type="float">
            <text:p>1.21017479896545</text:p>
          </table:table-cell>
          <table:table-cell table:style-name="ce1" office:value-type="float" office:value="0.0000669956207275391" calcext:value-type="float">
            <text:p>6.69956207275391E-05</text:p>
          </table:table-cell>
          <table:table-cell table:style-name="ce1" office:value-type="float" office:value="1.22438597679138" calcext:value-type="float">
            <text:p>1.22438597679138</text:p>
          </table:table-cell>
          <table:table-cell table:style-name="ce1" office:value-type="float" office:value="0.0000710487365722656" calcext:value-type="float">
            <text:p>7.10487365722656E-05</text:p>
          </table:table-cell>
          <table:table-cell table:style-name="ce1" office:value-type="float" office:value="1.21755218505859" calcext:value-type="float">
            <text:p>1.21755218505859</text:p>
          </table:table-cell>
          <table:table-cell table:style-name="ce1" office:value-type="float" office:value="4.4470682144165" calcext:value-type="float">
            <text:p>4.4470682144165</text:p>
          </table:table-cell>
          <table:table-cell table:style-name="ce1" office:value-type="float" office:value="0.000105381011962891" calcext:value-type="float">
            <text:p>0.000105381011963</text:p>
          </table:table-cell>
          <table:table-cell table:style-name="ce1" office:value-type="float" office:value="1.20065855979919" calcext:value-type="float">
            <text:p>1.20065855979919</text:p>
          </table:table-cell>
          <table:table-cell table:style-name="ce1" office:value-type="float" office:value="0.0000655651092529297" calcext:value-type="float">
            <text:p>6.55651092529297E-05</text:p>
          </table:table-cell>
          <table:table-cell table:style-name="ce1" office:value-type="float" office:value="1.26044487953186" calcext:value-type="float">
            <text:p>1.26044487953186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1.22751498222351" calcext:value-type="float">
            <text:p>1.22751498222351</text:p>
          </table:table-cell>
          <table:table-cell table:style-name="ce1" office:value-type="float" office:value="0.0000717639923095703" calcext:value-type="float">
            <text:p>7.17639923095703E-05</text:p>
          </table:table-cell>
          <table:table-cell table:style-name="ce1" office:value-type="float" office:value="1.22347807884216" calcext:value-type="float">
            <text:p>1.22347807884216</text:p>
          </table:table-cell>
          <table:table-cell table:style-name="ce1" office:value-type="float" office:value="0.0000579357147216797" calcext:value-type="float">
            <text:p>5.79357147216797E-05</text:p>
          </table:table-cell>
          <table:table-cell table:style-name="ce1" office:value-type="float" office:value="1.23782634735107" calcext:value-type="float">
            <text:p>1.23782634735107</text:p>
          </table:table-cell>
          <table:table-cell table:style-name="ce1" office:value-type="float" office:value="0.0000810623168945313" calcext:value-type="float">
            <text:p>8.10623168945313E-05</text:p>
          </table:table-cell>
          <table:table-cell table:style-name="ce1" office:value-type="float" office:value="1.23744082450867" calcext:value-type="float">
            <text:p>1.23744082450867</text:p>
          </table:table-cell>
          <table:table-cell table:style-name="ce1" office:value-type="float" office:value="0.0000562667846679687" calcext:value-type="float">
            <text:p>5.62667846679687E-05</text:p>
          </table:table-cell>
          <table:table-cell table:style-name="ce1" office:value-type="float" office:value="1.22391486167908" calcext:value-type="float">
            <text:p>1.22391486167908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1.22279453277588" calcext:value-type="float">
            <text:p>1.22279453277588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1.21995568275452" calcext:value-type="float">
            <text:p>1.21995568275452</text:p>
          </table:table-cell>
          <table:table-cell table:style-name="ce1" office:value-type="float" office:value="0.0000565052032470703" calcext:value-type="float">
            <text:p>5.65052032470703E-05</text:p>
          </table:table-cell>
          <table:table-cell table:style-name="ce1" office:value-type="float" office:value="1.20799660682678" calcext:value-type="float">
            <text:p>1.20799660682678</text:p>
          </table:table-cell>
          <table:table-cell table:style-name="ce1" office:value-type="float" office:value="4.42927217483521" calcext:value-type="float">
            <text:p>4.42927217483521</text:p>
          </table:table-cell>
          <table:table-cell table:style-name="ce1" office:value-type="float" office:value="0.0000755786895751953" calcext:value-type="float">
            <text:p>7.55786895751953E-05</text:p>
          </table:table-cell>
          <table:table-cell table:style-name="ce1" office:value-type="float" office:value="1.17275643348694" calcext:value-type="float">
            <text:p>1.17275643348694</text:p>
          </table:table-cell>
          <table:table-cell table:style-name="ce1" office:value-type="float" office:value="0.000131130218505859" calcext:value-type="float">
            <text:p>0.000131130218506</text:p>
          </table:table-cell>
          <table:table-cell table:style-name="ce1" office:value-type="float" office:value="1.22205400466919" calcext:value-type="float">
            <text:p>1.22205400466919</text:p>
          </table:table-cell>
          <table:table-cell table:style-name="ce1" office:value-type="float" office:value="0.000157833099365234" calcext:value-type="float">
            <text:p>0.000157833099365</text:p>
          </table:table-cell>
          <table:table-cell table:style-name="ce1" office:value-type="float" office:value="1.21415781974792" calcext:value-type="float">
            <text:p>1.21415781974792</text:p>
          </table:table-cell>
          <table:table-cell table:style-name="ce1" office:value-type="float" office:value="0.000118255615234375" calcext:value-type="float">
            <text:p>0.000118255615234</text:p>
          </table:table-cell>
          <table:table-cell table:style-name="ce1" office:value-type="float" office:value="1.20560121536255" calcext:value-type="float">
            <text:p>1.20560121536255</text:p>
          </table:table-cell>
          <table:table-cell table:style-name="ce1" office:value-type="float" office:value="0.0000882148742675781" calcext:value-type="float">
            <text:p>8.82148742675781E-05</text:p>
          </table:table-cell>
          <table:table-cell table:style-name="ce1" office:value-type="float" office:value="1.23589563369751" calcext:value-type="float">
            <text:p>1.23589563369751</text:p>
          </table:table-cell>
          <table:table-cell table:style-name="ce1" office:value-type="float" office:value="0.0362021923065186" calcext:value-type="float">
            <text:p>0.036202192306519</text:p>
          </table:table-cell>
          <table:table-cell table:style-name="ce1" office:value-type="float" office:value="1.22783207893372" calcext:value-type="float">
            <text:p>1.22783207893372</text:p>
          </table:table-cell>
          <table:table-cell table:style-name="ce1" office:value-type="float" office:value="0.04561448097229" calcext:value-type="float">
            <text:p>0.04561448097229</text:p>
          </table:table-cell>
          <table:table-cell table:style-name="ce1" office:value-type="float" office:value="1.2185115814209" calcext:value-type="float">
            <text:p>1.2185115814209</text:p>
          </table:table-cell>
          <table:table-cell table:style-name="ce1" office:value-type="float" office:value="0.0709908008575439" calcext:value-type="float">
            <text:p>0.070990800857544</text:p>
          </table:table-cell>
          <table:table-cell table:style-name="ce1" office:value-type="float" office:value="1.22218418121338" calcext:value-type="float">
            <text:p>1.22218418121338</text:p>
          </table:table-cell>
          <table:table-cell table:style-name="ce1" office:value-type="float" office:value="0.0827291011810303" calcext:value-type="float">
            <text:p>0.08272910118103</text:p>
          </table:table-cell>
          <table:table-cell table:style-name="ce1" office:value-type="float" office:value="1.21727561950684" calcext:value-type="float">
            <text:p>1.21727561950684</text:p>
          </table:table-cell>
          <table:table-cell table:style-name="ce1" office:value-type="float" office:value="0.0766615867614746" calcext:value-type="float">
            <text:p>0.076661586761475</text:p>
          </table:table-cell>
          <table:table-cell table:style-name="ce1" office:value-type="float" office:value="1.21527791023254" calcext:value-type="float">
            <text:p>1.21527791023254</text:p>
          </table:table-cell>
          <table:table-cell table:style-name="ce1" office:value-type="float" office:value="4.4432647228241" calcext:value-type="float">
            <text:p>4.4432647228241</text:p>
          </table:table-cell>
          <table:table-cell table:style-name="ce1" office:value-type="float" office:value="0.0000939369201660156" calcext:value-type="float">
            <text:p>9.39369201660156E-05</text:p>
          </table:table-cell>
          <table:table-cell table:style-name="ce1" office:value-type="float" office:value="1.20150685310364" calcext:value-type="float">
            <text:p>1.20150685310364</text:p>
          </table:table-cell>
          <table:table-cell table:style-name="ce1" office:value-type="float" office:value="0.000102043151855469" calcext:value-type="float">
            <text:p>0.000102043151855</text:p>
          </table:table-cell>
          <table:table-cell table:style-name="ce1" office:value-type="float" office:value="1.23676490783691" calcext:value-type="float">
            <text:p>1.23676490783691</text:p>
          </table:table-cell>
          <table:table-cell table:style-name="ce1" office:value-type="float" office:value="0.000100612640380859" calcext:value-type="float">
            <text:p>0.000100612640381</text:p>
          </table:table-cell>
          <table:table-cell table:style-name="ce1" office:value-type="float" office:value="1.20318937301636" calcext:value-type="float">
            <text:p>1.20318937301636</text:p>
          </table:table-cell>
          <table:table-cell table:style-name="ce1" office:value-type="float" office:value="0.0327353477478027" calcext:value-type="float">
            <text:p>0.032735347747803</text:p>
          </table:table-cell>
          <table:table-cell table:style-name="ce1" office:value-type="float" office:value="1.22091746330261" calcext:value-type="float">
            <text:p>1.22091746330261</text:p>
          </table:table-cell>
          <table:table-cell table:style-name="ce1" office:value-type="float" office:value="0.0392158031463623" calcext:value-type="float">
            <text:p>0.039215803146362</text:p>
          </table:table-cell>
          <table:table-cell table:style-name="ce1" office:value-type="float" office:value="1.21047210693359" calcext:value-type="float">
            <text:p>1.21047210693359</text:p>
          </table:table-cell>
          <table:table-cell table:style-name="ce1" office:value-type="float" office:value="0.0450034141540527" calcext:value-type="float">
            <text:p>0.045003414154053</text:p>
          </table:table-cell>
          <table:table-cell table:style-name="ce1" office:value-type="float" office:value="1.22527742385864" calcext:value-type="float">
            <text:p>1.22527742385864</text:p>
          </table:table-cell>
          <table:table-cell table:style-name="ce1" office:value-type="float" office:value="0.0628318786621094" calcext:value-type="float">
            <text:p>0.062831878662109</text:p>
          </table:table-cell>
          <table:table-cell table:style-name="ce1" office:value-type="float" office:value="1.2336163520813" calcext:value-type="float">
            <text:p>1.2336163520813</text:p>
          </table:table-cell>
          <table:table-cell table:style-name="ce1" office:value-type="float" office:value="0.0425581932067871" calcext:value-type="float">
            <text:p>0.042558193206787</text:p>
          </table:table-cell>
          <table:table-cell table:style-name="ce1" office:value-type="float" office:value="1.22761011123657" calcext:value-type="float">
            <text:p>1.22761011123657</text:p>
          </table:table-cell>
          <table:table-cell table:style-name="ce1" office:value-type="float" office:value="0.0590546131134033" calcext:value-type="float">
            <text:p>0.059054613113403</text:p>
          </table:table-cell>
          <table:table-cell table:style-name="ce1" office:value-type="float" office:value="1.22457051277161" calcext:value-type="float">
            <text:p>1.22457051277161</text:p>
          </table:table-cell>
          <table:table-cell table:style-name="ce1" office:value-type="float" office:value="0.0565650463104248" calcext:value-type="float">
            <text:p>0.056565046310425</text:p>
          </table:table-cell>
          <table:table-cell table:style-name="ce1" office:value-type="float" office:value="1.23455214500427" calcext:value-type="float">
            <text:p>1.23455214500427</text:p>
          </table:table-cell>
          <table:table-cell table:style-name="ce1" office:value-type="float" office:value="4.46968388557434" calcext:value-type="float">
            <text:p>4.46968388557434</text:p>
          </table:table-cell>
          <table:table-cell table:style-name="ce1" office:value-type="float" office:value="0.000119447708129883" calcext:value-type="float">
            <text:p>0.00011944770813</text:p>
          </table:table-cell>
          <table:table-cell table:style-name="ce1" office:value-type="float" office:value="1.18901515007019" calcext:value-type="float">
            <text:p>1.18901515007019</text:p>
          </table:table-cell>
          <table:table-cell table:style-name="ce1" office:value-type="float" office:value="0.000144481658935547" calcext:value-type="float">
            <text:p>0.000144481658936</text:p>
          </table:table-cell>
          <table:table-cell table:style-name="ce1" office:value-type="float" office:value="1.23784589767456" calcext:value-type="float">
            <text:p>1.23784589767456</text:p>
          </table:table-cell>
          <table:table-cell table:style-name="ce1" office:value-type="float" office:value="0.000139713287353516" calcext:value-type="float">
            <text:p>0.000139713287354</text:p>
          </table:table-cell>
          <table:table-cell table:style-name="ce1" office:value-type="float" office:value="1.22186064720154" calcext:value-type="float">
            <text:p>1.22186064720154</text:p>
          </table:table-cell>
          <table:table-cell table:style-name="ce1" office:value-type="float" office:value="0.000113725662231445" calcext:value-type="float">
            <text:p>0.000113725662231</text:p>
          </table:table-cell>
          <table:table-cell table:style-name="ce1" office:value-type="float" office:value="1.22162580490112" calcext:value-type="float">
            <text:p>1.22162580490112</text:p>
          </table:table-cell>
          <table:table-cell table:style-name="ce1" office:value-type="float" office:value="0.000102996826171875" calcext:value-type="float">
            <text:p>0.000102996826172</text:p>
          </table:table-cell>
          <table:table-cell table:style-name="ce1" office:value-type="float" office:value="1.23391771316528" calcext:value-type="float">
            <text:p>1.23391771316528</text:p>
          </table:table-cell>
          <table:table-cell table:style-name="ce1" office:value-type="float" office:value="0.000106096267700195" calcext:value-type="float">
            <text:p>0.0001060962677</text:p>
          </table:table-cell>
          <table:table-cell table:style-name="ce1" office:value-type="float" office:value="1.24594759941101" calcext:value-type="float">
            <text:p>1.24594759941101</text:p>
          </table:table-cell>
          <table:table-cell table:style-name="ce1" office:value-type="float" office:value="0.000105381011962891" calcext:value-type="float">
            <text:p>0.000105381011963</text:p>
          </table:table-cell>
          <table:table-cell table:style-name="ce1" office:value-type="float" office:value="1.22129702568054" calcext:value-type="float">
            <text:p>1.22129702568054</text:p>
          </table:table-cell>
          <table:table-cell table:style-name="ce1" office:value-type="float" office:value="0.000112533569335938" calcext:value-type="float">
            <text:p>0.000112533569336</text:p>
          </table:table-cell>
          <table:table-cell table:style-name="ce1" office:value-type="float" office:value="1.23802256584167" calcext:value-type="float">
            <text:p>1.23802256584167</text:p>
          </table:table-cell>
          <table:table-cell table:style-name="ce1" office:value-type="float" office:value="0.0000863075256347656" calcext:value-type="float">
            <text:p>8.63075256347656E-05</text:p>
          </table:table-cell>
          <table:table-cell table:style-name="ce1" office:value-type="float" office:value="1.21505570411682" calcext:value-type="float">
            <text:p>1.21505570411682</text:p>
          </table:table-cell>
          <table:table-cell table:style-name="ce1" office:value-type="float" office:value="0.000105381011962891" calcext:value-type="float">
            <text:p>0.000105381011963</text:p>
          </table:table-cell>
          <table:table-cell table:style-name="ce1" office:value-type="float" office:value="1.23827385902405" calcext:value-type="float">
            <text:p>1.23827385902405</text:p>
          </table:table-cell>
          <table:table-cell table:style-name="ce1" office:value-type="float" office:value="0.765089406416966" calcext:value-type="float">
            <text:p>0.765089406416966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4.46968388557434" calcext:value-type="float">
            <text:p>4.46968388557434</text:p>
          </table:table-cell>
          <table:table-cell table:style-name="ce1" office:value-type="float" office:value="79.5692982673645" calcext:value-type="float">
            <text:p>79.5692982673645</text:p>
          </table:table-cell>
        </table:table-row>
        <table:table-row table:style-name="ro2">
          <table:table-cell table:style-name="ce1" office:value-type="string" calcext:value-type="string">
            <text:p>num_workers = 3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276718139648437" calcext:value-type="float">
            <text:p>0.027671813964844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0.998754024505615" calcext:value-type="float">
            <text:p>0.998754024505615</text:p>
          </table:table-cell>
          <table:table-cell table:style-name="ce1" office:value-type="float" office:value="0.160604476928711" calcext:value-type="float">
            <text:p>0.160604476928711</text:p>
          </table:table-cell>
          <table:table-cell table:style-name="ce1" office:value-type="float" office:value="0.0000767707824707031" calcext:value-type="float">
            <text:p>7.67707824707031E-05</text:p>
          </table:table-cell>
          <table:table-cell table:style-name="ce1" office:value-type="float" office:value="1.0325882434845" calcext:value-type="float">
            <text:p>1.0325882434845</text:p>
          </table:table-cell>
          <table:table-cell table:style-name="ce1" office:value-type="float" office:value="0.215008497238159" calcext:value-type="float">
            <text:p>0.215008497238159</text:p>
          </table:table-cell>
          <table:table-cell table:style-name="ce1" office:value-type="float" office:value="0.0000710487365722656" calcext:value-type="float">
            <text:p>7.10487365722656E-05</text:p>
          </table:table-cell>
          <table:table-cell table:style-name="ce1" office:value-type="float" office:value="0.969670534133911" calcext:value-type="float">
            <text:p>0.969670534133911</text:p>
          </table:table-cell>
          <table:table-cell table:style-name="ce1" office:value-type="float" office:value="0.210447311401367" calcext:value-type="float">
            <text:p>0.210447311401367</text:p>
          </table:table-cell>
          <table:table-cell table:style-name="ce1" office:value-type="float" office:value="0.0000581741333007812" calcext:value-type="float">
            <text:p>5.81741333007812E-05</text:p>
          </table:table-cell>
          <table:table-cell table:style-name="ce1" office:value-type="float" office:value="0.938551664352417" calcext:value-type="float">
            <text:p>0.938551664352417</text:p>
          </table:table-cell>
          <table:table-cell table:style-name="ce1" office:value-type="float" office:value="0.26798152923584" calcext:value-type="float">
            <text:p>0.26798152923584</text:p>
          </table:table-cell>
          <table:table-cell table:style-name="ce1" office:value-type="float" office:value="0.0000655651092529297" calcext:value-type="float">
            <text:p>6.55651092529297E-05</text:p>
          </table:table-cell>
          <table:table-cell table:style-name="ce1" office:value-type="float" office:value="0.913070678710938" calcext:value-type="float">
            <text:p>0.913070678710938</text:p>
          </table:table-cell>
          <table:table-cell table:style-name="ce1" office:value-type="float" office:value="0.260697364807129" calcext:value-type="float">
            <text:p>0.260697364807129</text:p>
          </table:table-cell>
          <table:table-cell table:style-name="ce1" office:value-type="float" office:value="0.0000631809234619141" calcext:value-type="float">
            <text:p>6.31809234619141E-05</text:p>
          </table:table-cell>
          <table:table-cell table:style-name="ce1" office:value-type="float" office:value="0.93189263343811" calcext:value-type="float">
            <text:p>0.93189263343811</text:p>
          </table:table-cell>
          <table:table-cell table:style-name="ce1" office:value-type="float" office:value="0.250515222549438" calcext:value-type="float">
            <text:p>0.250515222549438</text:p>
          </table:table-cell>
          <table:table-cell table:style-name="ce1" office:value-type="float" office:value="0.0000822544097900391" calcext:value-type="float">
            <text:p>8.22544097900391E-05</text:p>
          </table:table-cell>
          <table:table-cell table:style-name="ce1" office:value-type="float" office:value="3.28561973571777" calcext:value-type="float">
            <text:p>3.28561973571777</text:p>
          </table:table-cell>
          <table:table-cell table:style-name="ce1" office:value-type="float" office:value="0.000102996826171875" calcext:value-type="float">
            <text:p>0.000102996826172</text:p>
          </table:table-cell>
          <table:table-cell table:style-name="ce1" office:value-type="float" office:value="0.000192880630493164" calcext:value-type="float">
            <text:p>0.000192880630493</text:p>
          </table:table-cell>
          <table:table-cell table:style-name="ce1" office:value-type="float" office:value="1.00485563278198" calcext:value-type="float">
            <text:p>1.00485563278198</text:p>
          </table:table-cell>
          <table:table-cell table:style-name="ce1" office:value-type="float" office:value="0.0000958442687988281" calcext:value-type="float">
            <text:p>9.58442687988281E-05</text:p>
          </table:table-cell>
          <table:table-cell table:style-name="ce1" office:value-type="float" office:value="0.0000970363616943359" calcext:value-type="float">
            <text:p>9.70363616943359E-05</text:p>
          </table:table-cell>
          <table:table-cell table:style-name="ce1" office:value-type="float" office:value="1.00717806816101" calcext:value-type="float">
            <text:p>1.00717806816101</text:p>
          </table:table-cell>
          <table:table-cell table:style-name="ce1" office:value-type="float" office:value="0.0898120403289795" calcext:value-type="float">
            <text:p>0.08981204032898</text:p>
          </table:table-cell>
          <table:table-cell table:style-name="ce1" office:value-type="float" office:value="0.0000734329223632812" calcext:value-type="float">
            <text:p>7.34329223632812E-05</text:p>
          </table:table-cell>
          <table:table-cell table:style-name="ce1" office:value-type="float" office:value="1.0265212059021" calcext:value-type="float">
            <text:p>1.0265212059021</text:p>
          </table:table-cell>
          <table:table-cell table:style-name="ce1" office:value-type="float" office:value="0.11776876449585" calcext:value-type="float">
            <text:p>0.11776876449585</text:p>
          </table:table-cell>
          <table:table-cell table:style-name="ce1" office:value-type="float" office:value="0.0000786781311035156" calcext:value-type="float">
            <text:p>7.86781311035156E-05</text:p>
          </table:table-cell>
          <table:table-cell table:style-name="ce1" office:value-type="float" office:value="1.06951832771301" calcext:value-type="float">
            <text:p>1.06951832771301</text:p>
          </table:table-cell>
          <table:table-cell table:style-name="ce1" office:value-type="float" office:value="0.071721076965332" calcext:value-type="float">
            <text:p>0.071721076965332</text:p>
          </table:table-cell>
          <table:table-cell table:style-name="ce1" office:value-type="float" office:value="0.0000844001770019531" calcext:value-type="float">
            <text:p>8.44001770019531E-05</text:p>
          </table:table-cell>
          <table:table-cell table:style-name="ce1" office:value-type="float" office:value="1.15882396697998" calcext:value-type="float">
            <text:p>1.15882396697998</text:p>
          </table:table-cell>
          <table:table-cell table:style-name="ce1" office:value-type="float" office:value="0.000129222869873047" calcext:value-type="float">
            <text:p>0.000129222869873</text:p>
          </table:table-cell>
          <table:table-cell table:style-name="ce1" office:value-type="float" office:value="0.0000760555267333984" calcext:value-type="float">
            <text:p>7.60555267333984E-05</text:p>
          </table:table-cell>
          <table:table-cell table:style-name="ce1" office:value-type="float" office:value="1.06827974319458" calcext:value-type="float">
            <text:p>1.06827974319458</text:p>
          </table:table-cell>
          <table:table-cell table:style-name="ce1" office:value-type="float" office:value="0.000109195709228516" calcext:value-type="float">
            <text:p>0.000109195709229</text:p>
          </table:table-cell>
          <table:table-cell table:style-name="ce1" office:value-type="float" office:value="0.0000693798065185547" calcext:value-type="float">
            <text:p>6.93798065185547E-05</text:p>
          </table:table-cell>
          <table:table-cell table:style-name="ce1" office:value-type="float" office:value="3.1778130531311" calcext:value-type="float">
            <text:p>3.1778130531311</text:p>
          </table:table-cell>
          <table:table-cell table:style-name="ce1" office:value-type="float" office:value="0.0000622272491455078" calcext:value-type="float">
            <text:p>6.22272491455078E-05</text:p>
          </table:table-cell>
          <table:table-cell table:style-name="ce1" office:value-type="float" office:value="0.000072479248046875" calcext:value-type="float">
            <text:p>7.2479248046875E-05</text:p>
          </table:table-cell>
          <table:table-cell table:style-name="ce1" office:value-type="float" office:value="0.96277117729187" calcext:value-type="float">
            <text:p>0.96277117729187</text:p>
          </table:table-cell>
          <table:table-cell table:style-name="ce1" office:value-type="float" office:value="0.0000717639923095703" calcext:value-type="float">
            <text:p>7.17639923095703E-05</text:p>
          </table:table-cell>
          <table:table-cell table:style-name="ce1" office:value-type="float" office:value="0.000135421752929688" calcext:value-type="float">
            <text:p>0.00013542175293</text:p>
          </table:table-cell>
          <table:table-cell table:style-name="ce1" office:value-type="float" office:value="1.02471470832825" calcext:value-type="float">
            <text:p>1.02471470832825</text:p>
          </table:table-cell>
          <table:table-cell table:style-name="ce1" office:value-type="float" office:value="0.0000782012939453125" calcext:value-type="float">
            <text:p>7.82012939453125E-05</text:p>
          </table:table-cell>
          <table:table-cell table:style-name="ce1" office:value-type="float" office:value="0.0120422840118408" calcext:value-type="float">
            <text:p>0.012042284011841</text:p>
          </table:table-cell>
          <table:table-cell table:style-name="ce1" office:value-type="float" office:value="1.0464301109314" calcext:value-type="float">
            <text:p>1.0464301109314</text:p>
          </table:table-cell>
          <table:table-cell table:style-name="ce1" office:value-type="float" office:value="0.0000717639923095703" calcext:value-type="float">
            <text:p>7.17639923095703E-05</text:p>
          </table:table-cell>
          <table:table-cell table:style-name="ce1" office:value-type="float" office:value="0.013087272644043" calcext:value-type="float">
            <text:p>0.013087272644043</text:p>
          </table:table-cell>
          <table:table-cell table:style-name="ce1" office:value-type="float" office:value="1.06177473068237" calcext:value-type="float">
            <text:p>1.06177473068237</text:p>
          </table:table-cell>
          <table:table-cell table:style-name="ce1" office:value-type="float" office:value="0.0000722408294677734" calcext:value-type="float">
            <text:p>7.22408294677734E-05</text:p>
          </table:table-cell>
          <table:table-cell table:style-name="ce1" office:value-type="float" office:value="0.0171940326690674" calcext:value-type="float">
            <text:p>0.017194032669067</text:p>
          </table:table-cell>
          <table:table-cell table:style-name="ce1" office:value-type="float" office:value="1.00929737091064" calcext:value-type="float">
            <text:p>1.00929737091064</text:p>
          </table:table-cell>
          <table:table-cell table:style-name="ce1" office:value-type="float" office:value="0.0000672340393066406" calcext:value-type="float">
            <text:p>6.72340393066406E-05</text:p>
          </table:table-cell>
          <table:table-cell table:style-name="ce1" office:value-type="float" office:value="0.0249748229980469" calcext:value-type="float">
            <text:p>0.024974822998047</text:p>
          </table:table-cell>
          <table:table-cell table:style-name="ce1" office:value-type="float" office:value="1.0195038318634" calcext:value-type="float">
            <text:p>1.0195038318634</text:p>
          </table:table-cell>
          <table:table-cell table:style-name="ce1" office:value-type="float" office:value="0.0000727176666259766" calcext:value-type="float">
            <text:p>7.27176666259766E-05</text:p>
          </table:table-cell>
          <table:table-cell table:style-name="ce1" office:value-type="float" office:value="0.014291524887085" calcext:value-type="float">
            <text:p>0.014291524887085</text:p>
          </table:table-cell>
          <table:table-cell table:style-name="ce1" office:value-type="float" office:value="3.34320592880249" calcext:value-type="float">
            <text:p>3.34320592880249</text:p>
          </table:table-cell>
          <table:table-cell table:style-name="ce1" office:value-type="float" office:value="0.0001373291015625" calcext:value-type="float">
            <text:p>0.000137329101563</text:p>
          </table:table-cell>
          <table:table-cell table:style-name="ce1" office:value-type="float" office:value="0.0000929832458496094" calcext:value-type="float">
            <text:p>9.29832458496094E-05</text:p>
          </table:table-cell>
          <table:table-cell table:style-name="ce1" office:value-type="float" office:value="1.12870192527771" calcext:value-type="float">
            <text:p>1.12870192527771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0.000109195709228516" calcext:value-type="float">
            <text:p>0.000109195709229</text:p>
          </table:table-cell>
          <table:table-cell table:style-name="ce1" office:value-type="float" office:value="1.0019850730896" calcext:value-type="float">
            <text:p>1.0019850730896</text:p>
          </table:table-cell>
          <table:table-cell table:style-name="ce1" office:value-type="float" office:value="0.0000741481781005859" calcext:value-type="float">
            <text:p>7.41481781005859E-05</text:p>
          </table:table-cell>
          <table:table-cell table:style-name="ce1" office:value-type="float" office:value="0.0000929832458496094" calcext:value-type="float">
            <text:p>9.29832458496094E-05</text:p>
          </table:table-cell>
          <table:table-cell table:style-name="ce1" office:value-type="float" office:value="1.07244324684143" calcext:value-type="float">
            <text:p>1.07244324684143</text:p>
          </table:table-cell>
          <table:table-cell table:style-name="ce1" office:value-type="float" office:value="0.0000612735748291016" calcext:value-type="float">
            <text:p>6.12735748291016E-05</text:p>
          </table:table-cell>
          <table:table-cell table:style-name="ce1" office:value-type="float" office:value="0.0000736713409423828" calcext:value-type="float">
            <text:p>7.36713409423828E-05</text:p>
          </table:table-cell>
          <table:table-cell table:style-name="ce1" office:value-type="float" office:value="1.05635070800781" calcext:value-type="float">
            <text:p>1.05635070800781</text:p>
          </table:table-cell>
          <table:table-cell table:style-name="ce1" office:value-type="float" office:value="0.0000600814819335937" calcext:value-type="float">
            <text:p>6.00814819335937E-05</text:p>
          </table:table-cell>
          <table:table-cell table:style-name="ce1" office:value-type="float" office:value="0.0000917911529541016" calcext:value-type="float">
            <text:p>9.17911529541016E-05</text:p>
          </table:table-cell>
          <table:table-cell table:style-name="ce1" office:value-type="float" office:value="1.04861521720886" calcext:value-type="float">
            <text:p>1.04861521720886</text:p>
          </table:table-cell>
          <table:table-cell table:style-name="ce1" office:value-type="float" office:value="0.0000855922698974609" calcext:value-type="float">
            <text:p>8.55922698974609E-05</text:p>
          </table:table-cell>
          <table:table-cell table:style-name="ce1" office:value-type="float" office:value="0.0000736713409423828" calcext:value-type="float">
            <text:p>7.36713409423828E-05</text:p>
          </table:table-cell>
          <table:table-cell table:style-name="ce1" office:value-type="float" office:value="1.0619068145752" calcext:value-type="float">
            <text:p>1.0619068145752</text:p>
          </table:table-cell>
          <table:table-cell table:style-name="ce1" office:value-type="float" office:value="0.0000762939453125" calcext:value-type="float">
            <text:p>7.62939453125E-05</text:p>
          </table:table-cell>
          <table:table-cell table:style-name="ce1" office:value-type="float" office:value="0.0000982284545898438" calcext:value-type="float">
            <text:p>9.82284545898438E-05</text:p>
          </table:table-cell>
          <table:table-cell table:style-name="ce1" office:value-type="float" office:value="3.08888006210327" calcext:value-type="float">
            <text:p>3.08888006210327</text:p>
          </table:table-cell>
          <table:table-cell table:style-name="ce1" office:value-type="float" office:value="0.0000584125518798828" calcext:value-type="float">
            <text:p>5.84125518798828E-05</text:p>
          </table:table-cell>
          <table:table-cell table:style-name="ce1" office:value-type="float" office:value="0.0000870227813720703" calcext:value-type="float">
            <text:p>8.70227813720703E-05</text:p>
          </table:table-cell>
          <table:table-cell table:style-name="ce1" office:value-type="float" office:value="1.05814003944397" calcext:value-type="float">
            <text:p>1.05814003944397</text:p>
          </table:table-cell>
          <table:table-cell table:style-name="ce1" office:value-type="float" office:value="0.000136137008666992" calcext:value-type="float">
            <text:p>0.000136137008667</text:p>
          </table:table-cell>
          <table:table-cell table:style-name="ce1" office:value-type="float" office:value="0.0000739097595214844" calcext:value-type="float">
            <text:p>7.39097595214844E-05</text:p>
          </table:table-cell>
          <table:table-cell table:style-name="ce1" office:value-type="float" office:value="1.04955244064331" calcext:value-type="float">
            <text:p>1.04955244064331</text:p>
          </table:table-cell>
          <table:table-cell table:style-name="ce1" office:value-type="float" office:value="0.0000660419464111328" calcext:value-type="float">
            <text:p>6.60419464111328E-05</text:p>
          </table:table-cell>
          <table:table-cell table:style-name="ce1" office:value-type="float" office:value="0.0000872611999511719" calcext:value-type="float">
            <text:p>8.72611999511719E-05</text:p>
          </table:table-cell>
          <table:table-cell table:style-name="ce1" office:value-type="float" office:value="0.997217178344727" calcext:value-type="float">
            <text:p>0.997217178344727</text:p>
          </table:table-cell>
          <table:table-cell table:style-name="ce1" office:value-type="float" office:value="0.0000791549682617187" calcext:value-type="float">
            <text:p>7.91549682617187E-05</text:p>
          </table:table-cell>
          <table:table-cell table:style-name="ce1" office:value-type="float" office:value="0.0000903606414794922" calcext:value-type="float">
            <text:p>9.03606414794922E-05</text:p>
          </table:table-cell>
          <table:table-cell table:style-name="ce1" office:value-type="float" office:value="1.02461814880371" calcext:value-type="float">
            <text:p>1.02461814880371</text:p>
          </table:table-cell>
          <table:table-cell table:style-name="ce1" office:value-type="float" office:value="0.00014042854309082" calcext:value-type="float">
            <text:p>0.000140428543091</text:p>
          </table:table-cell>
          <table:table-cell table:style-name="ce1" office:value-type="float" office:value="0.0000684261322021484" calcext:value-type="float">
            <text:p>6.84261322021484E-05</text:p>
          </table:table-cell>
          <table:table-cell table:style-name="ce1" office:value-type="float" office:value="1.02966976165771" calcext:value-type="float">
            <text:p>1.02966976165771</text:p>
          </table:table-cell>
          <table:table-cell table:style-name="ce1" office:value-type="float" office:value="0.000133991241455078" calcext:value-type="float">
            <text:p>0.000133991241455</text:p>
          </table:table-cell>
          <table:table-cell table:style-name="ce1" office:value-type="float" office:value="0.0000636577606201172" calcext:value-type="float">
            <text:p>6.36577606201172E-05</text:p>
          </table:table-cell>
          <table:table-cell table:style-name="ce1" office:value-type="float" office:value="1.07513642311096" calcext:value-type="float">
            <text:p>1.07513642311096</text:p>
          </table:table-cell>
          <table:table-cell table:style-name="ce1" office:value-type="float" office:value="0.000139236450195313" calcext:value-type="float">
            <text:p>0.000139236450195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0.437525483278128" calcext:value-type="float">
            <text:p>0.437525483278128</text:p>
          </table:table-cell>
          <table:table-cell table:style-name="ce1" office:value-type="float" office:value="0.0000581741333007812" calcext:value-type="float">
            <text:p>5.81741333007812E-05</text:p>
          </table:table-cell>
          <table:table-cell table:style-name="ce1" office:value-type="float" office:value="3.34320592880249" calcext:value-type="float">
            <text:p>3.34320592880249</text:p>
          </table:table-cell>
          <table:table-cell table:style-name="ce1" office:value-type="float" office:value="45.5026502609253" calcext:value-type="float">
            <text:p>45.5026502609253</text:p>
          </table:table-cell>
        </table:table-row>
        <table:table-row table:style-name="ro2">
          <table:table-cell table:style-name="ce1" office:value-type="string" calcext:value-type="string">
            <text:p>num_workers = 4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858306884765625" calcext:value-type="float">
            <text:p>8.58306884765625E-05</text:p>
          </table:table-cell>
          <table:table-cell table:style-name="ce1" office:value-type="float" office:value="0.0000870227813720703" calcext:value-type="float">
            <text:p>8.70227813720703E-05</text:p>
          </table:table-cell>
          <table:table-cell table:style-name="ce1" office:value-type="float" office:value="0.000133275985717773" calcext:value-type="float">
            <text:p>0.000133275985718</text:p>
          </table:table-cell>
          <table:table-cell table:style-name="ce1" office:value-type="float" office:value="0.87943959236145" calcext:value-type="float">
            <text:p>0.87943959236145</text:p>
          </table:table-cell>
          <table:table-cell table:style-name="ce1" office:value-type="float" office:value="0.0000615119934082031" calcext:value-type="float">
            <text:p>6.15119934082031E-05</text:p>
          </table:table-cell>
          <table:table-cell table:style-name="ce1" office:value-type="float" office:value="0.0000963211059570313" calcext:value-type="float">
            <text:p>9.63211059570313E-05</text:p>
          </table:table-cell>
          <table:table-cell table:style-name="ce1" office:value-type="float" office:value="0.000150442123413086" calcext:value-type="float">
            <text:p>0.000150442123413</text:p>
          </table:table-cell>
          <table:table-cell table:style-name="ce1" office:value-type="float" office:value="1.02075505256653" calcext:value-type="float">
            <text:p>1.02075505256653</text:p>
          </table:table-cell>
          <table:table-cell table:style-name="ce1" office:value-type="float" office:value="0.0000727176666259766" calcext:value-type="float">
            <text:p>7.27176666259766E-05</text:p>
          </table:table-cell>
          <table:table-cell table:style-name="ce1" office:value-type="float" office:value="0.000389814376831055" calcext:value-type="float">
            <text:p>0.000389814376831</text:p>
          </table:table-cell>
          <table:table-cell table:style-name="ce1" office:value-type="float" office:value="0.0000863075256347656" calcext:value-type="float">
            <text:p>8.63075256347656E-05</text:p>
          </table:table-cell>
          <table:table-cell table:style-name="ce1" office:value-type="float" office:value="0.882477283477783" calcext:value-type="float">
            <text:p>0.882477283477783</text:p>
          </table:table-cell>
          <table:table-cell table:style-name="ce1" office:value-type="float" office:value="0.0000822544097900391" calcext:value-type="float">
            <text:p>8.22544097900391E-05</text:p>
          </table:table-cell>
          <table:table-cell table:style-name="ce1" office:value-type="float" office:value="0.000124216079711914" calcext:value-type="float">
            <text:p>0.000124216079712</text:p>
          </table:table-cell>
          <table:table-cell table:style-name="ce1" office:value-type="float" office:value="0.000136613845825195" calcext:value-type="float">
            <text:p>0.000136613845825</text:p>
          </table:table-cell>
          <table:table-cell table:style-name="ce1" office:value-type="float" office:value="0.844915866851807" calcext:value-type="float">
            <text:p>0.844915866851807</text:p>
          </table:table-cell>
          <table:table-cell table:style-name="ce1" office:value-type="float" office:value="0.0000872611999511719" calcext:value-type="float">
            <text:p>8.72611999511719E-05</text:p>
          </table:table-cell>
          <table:table-cell table:style-name="ce1" office:value-type="float" office:value="0.0293729305267334" calcext:value-type="float">
            <text:p>0.029372930526733</text:p>
          </table:table-cell>
          <table:table-cell table:style-name="ce1" office:value-type="float" office:value="0.000133037567138672" calcext:value-type="float">
            <text:p>0.000133037567139</text:p>
          </table:table-cell>
          <table:table-cell table:style-name="ce1" office:value-type="float" office:value="0.887585401535034" calcext:value-type="float">
            <text:p>0.887585401535034</text:p>
          </table:table-cell>
          <table:table-cell table:style-name="ce1" office:value-type="float" office:value="4.36770391464233" calcext:value-type="float">
            <text:p>4.36770391464233</text:p>
          </table:table-cell>
          <table:table-cell table:style-name="ce1" office:value-type="float" office:value="0.0000782012939453125" calcext:value-type="float">
            <text:p>7.82012939453125E-05</text:p>
          </table:table-cell>
          <table:table-cell table:style-name="ce1" office:value-type="float" office:value="0.000175952911376953" calcext:value-type="float">
            <text:p>0.000175952911377</text:p>
          </table:table-cell>
          <table:table-cell table:style-name="ce1" office:value-type="float" office:value="0.0000889301300048828" calcext:value-type="float">
            <text:p>8.89301300048828E-05</text:p>
          </table:table-cell>
          <table:table-cell table:style-name="ce1" office:value-type="float" office:value="0.967616558074951" calcext:value-type="float">
            <text:p>0.967616558074951</text:p>
          </table:table-cell>
          <table:table-cell table:style-name="ce1" office:value-type="float" office:value="0.000114917755126953" calcext:value-type="float">
            <text:p>0.000114917755127</text:p>
          </table:table-cell>
          <table:table-cell table:style-name="ce1" office:value-type="float" office:value="0.0000729560852050781" calcext:value-type="float">
            <text:p>7.29560852050781E-05</text:p>
          </table:table-cell>
          <table:table-cell table:style-name="ce1" office:value-type="float" office:value="0.0000848770141601563" calcext:value-type="float">
            <text:p>8.48770141601563E-05</text:p>
          </table:table-cell>
          <table:table-cell table:style-name="ce1" office:value-type="float" office:value="0.913170099258423" calcext:value-type="float">
            <text:p>0.913170099258423</text:p>
          </table:table-cell>
          <table:table-cell table:style-name="ce1" office:value-type="float" office:value="0.000132083892822266" calcext:value-type="float">
            <text:p>0.000132083892822</text:p>
          </table:table-cell>
          <table:table-cell table:style-name="ce1" office:value-type="float" office:value="0.000156879425048828" calcext:value-type="float">
            <text:p>0.000156879425049</text:p>
          </table:table-cell>
          <table:table-cell table:style-name="ce1" office:value-type="float" office:value="0.0000925064086914063" calcext:value-type="float">
            <text:p>9.25064086914063E-05</text:p>
          </table:table-cell>
          <table:table-cell table:style-name="ce1" office:value-type="float" office:value="0.890969753265381" calcext:value-type="float">
            <text:p>0.890969753265381</text:p>
          </table:table-cell>
          <table:table-cell table:style-name="ce1" office:value-type="float" office:value="0.000106573104858398" calcext:value-type="float">
            <text:p>0.000106573104858</text:p>
          </table:table-cell>
          <table:table-cell table:style-name="ce1" office:value-type="float" office:value="0.00016021728515625" calcext:value-type="float">
            <text:p>0.000160217285156</text:p>
          </table:table-cell>
          <table:table-cell table:style-name="ce1" office:value-type="float" office:value="0.000064849853515625" calcext:value-type="float">
            <text:p>6.4849853515625E-05</text:p>
          </table:table-cell>
          <table:table-cell table:style-name="ce1" office:value-type="float" office:value="0.836091041564941" calcext:value-type="float">
            <text:p>0.836091041564941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184853076934814" calcext:value-type="float">
            <text:p>0.018485307693482</text:p>
          </table:table-cell>
          <table:table-cell table:style-name="ce1" office:value-type="float" office:value="0.000127792358398438" calcext:value-type="float">
            <text:p>0.000127792358398</text:p>
          </table:table-cell>
          <table:table-cell table:style-name="ce1" office:value-type="float" office:value="0.840206384658814" calcext:value-type="float">
            <text:p>0.840206384658814</text:p>
          </table:table-cell>
          <table:table-cell table:style-name="ce1" office:value-type="float" office:value="4.33159017562866" calcext:value-type="float">
            <text:p>4.33159017562866</text:p>
          </table:table-cell>
          <table:table-cell table:style-name="ce1" office:value-type="float" office:value="0.0000765323638916016" calcext:value-type="float">
            <text:p>7.65323638916016E-05</text:p>
          </table:table-cell>
          <table:table-cell table:style-name="ce1" office:value-type="float" office:value="0.000116825103759766" calcext:value-type="float">
            <text:p>0.00011682510376</text:p>
          </table:table-cell>
          <table:table-cell table:style-name="ce1" office:value-type="float" office:value="0.0000767707824707031" calcext:value-type="float">
            <text:p>7.67707824707031E-05</text:p>
          </table:table-cell>
          <table:table-cell table:style-name="ce1" office:value-type="float" office:value="0.975986242294312" calcext:value-type="float">
            <text:p>0.975986242294312</text:p>
          </table:table-cell>
          <table:table-cell table:style-name="ce1" office:value-type="float" office:value="0.0000722408294677734" calcext:value-type="float">
            <text:p>7.22408294677734E-05</text:p>
          </table:table-cell>
          <table:table-cell table:style-name="ce1" office:value-type="float" office:value="0.0000905990600585938" calcext:value-type="float">
            <text:p>9.05990600585938E-05</text:p>
          </table:table-cell>
          <table:table-cell table:style-name="ce1" office:value-type="float" office:value="0.000143766403198242" calcext:value-type="float">
            <text:p>0.000143766403198</text:p>
          </table:table-cell>
          <table:table-cell table:style-name="ce1" office:value-type="float" office:value="0.869400501251221" calcext:value-type="float">
            <text:p>0.869400501251221</text:p>
          </table:table-cell>
          <table:table-cell table:style-name="ce1" office:value-type="float" office:value="0.0000679492950439453" calcext:value-type="float">
            <text:p>6.79492950439453E-05</text:p>
          </table:table-cell>
          <table:table-cell table:style-name="ce1" office:value-type="float" office:value="0.0000710487365722656" calcext:value-type="float">
            <text:p>7.10487365722656E-05</text:p>
          </table:table-cell>
          <table:table-cell table:style-name="ce1" office:value-type="float" office:value="0.000119686126708984" calcext:value-type="float">
            <text:p>0.000119686126709</text:p>
          </table:table-cell>
          <table:table-cell table:style-name="ce1" office:value-type="float" office:value="0.821067810058594" calcext:value-type="float">
            <text:p>0.821067810058594</text:p>
          </table:table-cell>
          <table:table-cell table:style-name="ce1" office:value-type="float" office:value="0.00006103515625" calcext:value-type="float">
            <text:p>6.103515625E-05</text:p>
          </table:table-cell>
          <table:table-cell table:style-name="ce1" office:value-type="float" office:value="0.0172779560089111" calcext:value-type="float">
            <text:p>0.017277956008911</text:p>
          </table:table-cell>
          <table:table-cell table:style-name="ce1" office:value-type="float" office:value="0.000191450119018555" calcext:value-type="float">
            <text:p>0.000191450119019</text:p>
          </table:table-cell>
          <table:table-cell table:style-name="ce1" office:value-type="float" office:value="0.998464107513428" calcext:value-type="float">
            <text:p>0.998464107513428</text:p>
          </table:table-cell>
          <table:table-cell table:style-name="ce1" office:value-type="float" office:value="0.000131607055664063" calcext:value-type="float">
            <text:p>0.000131607055664</text:p>
          </table:table-cell>
          <table:table-cell table:style-name="ce1" office:value-type="float" office:value="0.0000984668731689453" calcext:value-type="float">
            <text:p>9.84668731689453E-05</text:p>
          </table:table-cell>
          <table:table-cell table:style-name="ce1" office:value-type="float" office:value="0.000118017196655273" calcext:value-type="float">
            <text:p>0.000118017196655</text:p>
          </table:table-cell>
          <table:table-cell table:style-name="ce1" office:value-type="float" office:value="0.926962614059448" calcext:value-type="float">
            <text:p>0.926962614059448</text:p>
          </table:table-cell>
          <table:table-cell table:style-name="ce1" office:value-type="float" office:value="4.39408278465271" calcext:value-type="float">
            <text:p>4.39408278465271</text:p>
          </table:table-cell>
          <table:table-cell table:style-name="ce1" office:value-type="float" office:value="0.000182390213012695" calcext:value-type="float">
            <text:p>0.000182390213013</text:p>
          </table:table-cell>
          <table:table-cell table:style-name="ce1" office:value-type="float" office:value="0.000126838684082031" calcext:value-type="float">
            <text:p>0.000126838684082</text:p>
          </table:table-cell>
          <table:table-cell table:style-name="ce1" office:value-type="float" office:value="0.000316381454467773" calcext:value-type="float">
            <text:p>0.000316381454468</text:p>
          </table:table-cell>
          <table:table-cell table:style-name="ce1" office:value-type="float" office:value="0.989167928695679" calcext:value-type="float">
            <text:p>0.989167928695679</text:p>
          </table:table-cell>
          <table:table-cell table:style-name="ce1" office:value-type="float" office:value="0.000107049942016602" calcext:value-type="float">
            <text:p>0.000107049942017</text:p>
          </table:table-cell>
          <table:table-cell table:style-name="ce1" office:value-type="float" office:value="0.000155210494995117" calcext:value-type="float">
            <text:p>0.000155210494995</text:p>
          </table:table-cell>
          <table:table-cell table:style-name="ce1" office:value-type="float" office:value="0.0000822544097900391" calcext:value-type="float">
            <text:p>8.22544097900391E-05</text:p>
          </table:table-cell>
          <table:table-cell table:style-name="ce1" office:value-type="float" office:value="0.903639078140259" calcext:value-type="float">
            <text:p>0.903639078140259</text:p>
          </table:table-cell>
          <table:table-cell table:style-name="ce1" office:value-type="float" office:value="0.000119686126708984" calcext:value-type="float">
            <text:p>0.000119686126709</text:p>
          </table:table-cell>
          <table:table-cell table:style-name="ce1" office:value-type="float" office:value="0.0000939369201660156" calcext:value-type="float">
            <text:p>9.39369201660156E-05</text:p>
          </table:table-cell>
          <table:table-cell table:style-name="ce1" office:value-type="float" office:value="0.0000960826873779297" calcext:value-type="float">
            <text:p>9.60826873779297E-05</text:p>
          </table:table-cell>
          <table:table-cell table:style-name="ce1" office:value-type="float" office:value="0.95781421661377" calcext:value-type="float">
            <text:p>0.95781421661377</text:p>
          </table:table-cell>
          <table:table-cell table:style-name="ce1" office:value-type="float" office:value="0.000116825103759766" calcext:value-type="float">
            <text:p>0.00011682510376</text:p>
          </table:table-cell>
          <table:table-cell table:style-name="ce1" office:value-type="float" office:value="0.000100135803222656" calcext:value-type="float">
            <text:p>0.000100135803223</text:p>
          </table:table-cell>
          <table:table-cell table:style-name="ce1" office:value-type="float" office:value="0.0000956058502197266" calcext:value-type="float">
            <text:p>9.56058502197266E-05</text:p>
          </table:table-cell>
          <table:table-cell table:style-name="ce1" office:value-type="float" office:value="0.877147912979126" calcext:value-type="float">
            <text:p>0.877147912979126</text:p>
          </table:table-cell>
          <table:table-cell table:style-name="ce1" office:value-type="float" office:value="0.139914989471436" calcext:value-type="float">
            <text:p>0.139914989471436</text:p>
          </table:table-cell>
          <table:table-cell table:style-name="ce1" office:value-type="float" office:value="0.000118017196655273" calcext:value-type="float">
            <text:p>0.000118017196655</text:p>
          </table:table-cell>
          <table:table-cell table:style-name="ce1" office:value-type="float" office:value="0.000118732452392578" calcext:value-type="float">
            <text:p>0.000118732452393</text:p>
          </table:table-cell>
          <table:table-cell table:style-name="ce1" office:value-type="float" office:value="0.899985551834106" calcext:value-type="float">
            <text:p>0.899985551834106</text:p>
          </table:table-cell>
          <table:table-cell table:style-name="ce1" office:value-type="float" office:value="4.51525974273682" calcext:value-type="float">
            <text:p>4.51525974273682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0.000131607055664063" calcext:value-type="float">
            <text:p>0.000131607055664</text:p>
          </table:table-cell>
          <table:table-cell table:style-name="ce1" office:value-type="float" office:value="0.0000922679901123047" calcext:value-type="float">
            <text:p>9.22679901123047E-05</text:p>
          </table:table-cell>
          <table:table-cell table:style-name="ce1" office:value-type="float" office:value="0.842645406723022" calcext:value-type="float">
            <text:p>0.842645406723022</text:p>
          </table:table-cell>
          <table:table-cell table:style-name="ce1" office:value-type="float" office:value="0.010178804397583" calcext:value-type="float">
            <text:p>0.010178804397583</text:p>
          </table:table-cell>
          <table:table-cell table:style-name="ce1" office:value-type="float" office:value="0.0000948905944824219" calcext:value-type="float">
            <text:p>9.48905944824219E-05</text:p>
          </table:table-cell>
          <table:table-cell table:style-name="ce1" office:value-type="float" office:value="0.000169038772583008" calcext:value-type="float">
            <text:p>0.000169038772583</text:p>
          </table:table-cell>
          <table:table-cell table:style-name="ce1" office:value-type="float" office:value="0.872913360595703" calcext:value-type="float">
            <text:p>0.872913360595703</text:p>
          </table:table-cell>
          <table:table-cell table:style-name="ce1" office:value-type="float" office:value="0.0226073265075684" calcext:value-type="float">
            <text:p>0.022607326507568</text:p>
          </table:table-cell>
          <table:table-cell table:style-name="ce1" office:value-type="float" office:value="0.0000753402709960937" calcext:value-type="float">
            <text:p>7.53402709960937E-05</text:p>
          </table:table-cell>
          <table:table-cell table:style-name="ce1" office:value-type="float" office:value="0.000129222869873047" calcext:value-type="float">
            <text:p>0.000129222869873</text:p>
          </table:table-cell>
          <table:table-cell table:style-name="ce1" office:value-type="float" office:value="0.837884187698364" calcext:value-type="float">
            <text:p>0.837884187698364</text:p>
          </table:table-cell>
          <table:table-cell table:style-name="ce1" office:value-type="float" office:value="0.101971864700317" calcext:value-type="float">
            <text:p>0.101971864700317</text:p>
          </table:table-cell>
          <table:table-cell table:style-name="ce1" office:value-type="float" office:value="0.000104188919067383" calcext:value-type="float">
            <text:p>0.000104188919067</text:p>
          </table:table-cell>
          <table:table-cell table:style-name="ce1" office:value-type="float" office:value="0.000145673751831055" calcext:value-type="float">
            <text:p>0.000145673751831</text:p>
          </table:table-cell>
          <table:table-cell table:style-name="ce1" office:value-type="float" office:value="1.036780834198" calcext:value-type="float">
            <text:p>1.036780834198</text:p>
          </table:table-cell>
          <table:table-cell table:style-name="ce1" office:value-type="float" office:value="0.000138521194458008" calcext:value-type="float">
            <text:p>0.000138521194458</text:p>
          </table:table-cell>
          <table:table-cell table:style-name="ce1" office:value-type="float" office:value="0.0000774860382080078" calcext:value-type="float">
            <text:p>7.74860382080078E-05</text:p>
          </table:table-cell>
          <table:table-cell table:style-name="ce1" office:value-type="float" office:value="0.000196218490600586" calcext:value-type="float">
            <text:p>0.000196218490601</text:p>
          </table:table-cell>
          <table:table-cell table:style-name="ce1" office:value-type="float" office:value="1.0506067276001" calcext:value-type="float">
            <text:p>1.0506067276001</text:p>
          </table:table-cell>
          <table:table-cell table:style-name="ce1" office:value-type="float" office:value="0.392116168370614" calcext:value-type="float">
            <text:p>0.392116168370614</text:p>
          </table:table-cell>
          <table:table-cell table:style-name="ce1" office:value-type="float" office:value="0.00006103515625" calcext:value-type="float">
            <text:p>6.103515625E-05</text:p>
          </table:table-cell>
          <table:table-cell table:style-name="ce1" office:value-type="float" office:value="4.51525974273682" calcext:value-type="float">
            <text:p>4.51525974273682</text:p>
          </table:table-cell>
          <table:table-cell table:style-name="ce1" office:value-type="float" office:value="40.7800815105438" calcext:value-type="float">
            <text:p>40.7800815105438</text:p>
          </table:table-cell>
        </table:table-row>
        <table:table-row table:style-name="ro2">
          <table:table-cell table:style-name="ce1" office:value-type="string" calcext:value-type="string">
            <text:p>num_workers = 5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145912170410156" calcext:value-type="float">
            <text:p>0.00014591217041</text:p>
          </table:table-cell>
          <table:table-cell table:style-name="ce1" office:value-type="float" office:value="0.0000903606414794922" calcext:value-type="float">
            <text:p>9.03606414794922E-05</text:p>
          </table:table-cell>
          <table:table-cell table:style-name="ce1" office:value-type="float" office:value="0.0000989437103271484" calcext:value-type="float">
            <text:p>9.89437103271484E-05</text:p>
          </table:table-cell>
          <table:table-cell table:style-name="ce1" office:value-type="float" office:value="0.000158786773681641" calcext:value-type="float">
            <text:p>0.000158786773682</text:p>
          </table:table-cell>
          <table:table-cell table:style-name="ce1" office:value-type="float" office:value="0.872487783432007" calcext:value-type="float">
            <text:p>0.872487783432007</text:p>
          </table:table-cell>
          <table:table-cell table:style-name="ce1" office:value-type="float" office:value="0.0000901222229003906" calcext:value-type="float">
            <text:p>9.01222229003906E-05</text:p>
          </table:table-cell>
          <table:table-cell table:style-name="ce1" office:value-type="float" office:value="0.000100374221801758" calcext:value-type="float">
            <text:p>0.000100374221802</text:p>
          </table:table-cell>
          <table:table-cell table:style-name="ce1" office:value-type="float" office:value="0.0000965595245361328" calcext:value-type="float">
            <text:p>9.65595245361328E-05</text:p>
          </table:table-cell>
          <table:table-cell table:style-name="ce1" office:value-type="float" office:value="0.000111818313598633" calcext:value-type="float">
            <text:p>0.000111818313599</text:p>
          </table:table-cell>
          <table:table-cell table:style-name="ce1" office:value-type="float" office:value="0.910810470581055" calcext:value-type="float">
            <text:p>0.910810470581055</text:p>
          </table:table-cell>
          <table:table-cell table:style-name="ce1" office:value-type="float" office:value="0.0000619888305664062" calcext:value-type="float">
            <text:p>6.19888305664062E-05</text:p>
          </table:table-cell>
          <table:table-cell table:style-name="ce1" office:value-type="float" office:value="0.000104904174804688" calcext:value-type="float">
            <text:p>0.000104904174805</text:p>
          </table:table-cell>
          <table:table-cell table:style-name="ce1" office:value-type="float" office:value="0.000109672546386719" calcext:value-type="float">
            <text:p>0.000109672546387</text:p>
          </table:table-cell>
          <table:table-cell table:style-name="ce1" office:value-type="float" office:value="0.000119447708129883" calcext:value-type="float">
            <text:p>0.00011944770813</text:p>
          </table:table-cell>
          <table:table-cell table:style-name="ce1" office:value-type="float" office:value="0.684011936187744" calcext:value-type="float">
            <text:p>0.684011936187744</text:p>
          </table:table-cell>
          <table:table-cell table:style-name="ce1" office:value-type="float" office:value="0.0000574588775634766" calcext:value-type="float">
            <text:p>5.74588775634766E-05</text:p>
          </table:table-cell>
          <table:table-cell table:style-name="ce1" office:value-type="float" office:value="0.000124692916870117" calcext:value-type="float">
            <text:p>0.00012469291687</text:p>
          </table:table-cell>
          <table:table-cell table:style-name="ce1" office:value-type="float" office:value="0.04062819480896" calcext:value-type="float">
            <text:p>0.04062819480896</text:p>
          </table:table-cell>
          <table:table-cell table:style-name="ce1" office:value-type="float" office:value="0.0000615119934082031" calcext:value-type="float">
            <text:p>6.15119934082031E-05</text:p>
          </table:table-cell>
          <table:table-cell table:style-name="ce1" office:value-type="float" office:value="0.957685232162476" calcext:value-type="float">
            <text:p>0.957685232162476</text:p>
          </table:table-cell>
          <table:table-cell table:style-name="ce1" office:value-type="float" office:value="4.64233374595642" calcext:value-type="float">
            <text:p>4.64233374595642</text:p>
          </table:table-cell>
          <table:table-cell table:style-name="ce1" office:value-type="float" office:value="0.000109434127807617" calcext:value-type="float">
            <text:p>0.000109434127808</text:p>
          </table:table-cell>
          <table:table-cell table:style-name="ce1" office:value-type="float" office:value="0.000129222869873047" calcext:value-type="float">
            <text:p>0.000129222869873</text:p>
          </table:table-cell>
          <table:table-cell table:style-name="ce1" office:value-type="float" office:value="0.000106096267700195" calcext:value-type="float">
            <text:p>0.0001060962677</text:p>
          </table:table-cell>
          <table:table-cell table:style-name="ce1" office:value-type="float" office:value="0.0000815391540527344" calcext:value-type="float">
            <text:p>8.15391540527344E-05</text:p>
          </table:table-cell>
          <table:table-cell table:style-name="ce1" office:value-type="float" office:value="0.723875045776367" calcext:value-type="float">
            <text:p>0.723875045776367</text:p>
          </table:table-cell>
          <table:table-cell table:style-name="ce1" office:value-type="float" office:value="0.000118732452392578" calcext:value-type="float">
            <text:p>0.000118732452393</text:p>
          </table:table-cell>
          <table:table-cell table:style-name="ce1" office:value-type="float" office:value="0.000138998031616211" calcext:value-type="float">
            <text:p>0.000138998031616</text:p>
          </table:table-cell>
          <table:table-cell table:style-name="ce1" office:value-type="float" office:value="0.000146389007568359" calcext:value-type="float">
            <text:p>0.000146389007568</text:p>
          </table:table-cell>
          <table:table-cell table:style-name="ce1" office:value-type="float" office:value="0.000087738037109375" calcext:value-type="float">
            <text:p>8.7738037109375E-05</text:p>
          </table:table-cell>
          <table:table-cell table:style-name="ce1" office:value-type="float" office:value="0.834250926971436" calcext:value-type="float">
            <text:p>0.834250926971436</text:p>
          </table:table-cell>
          <table:table-cell table:style-name="ce1" office:value-type="float" office:value="0.000159263610839844" calcext:value-type="float">
            <text:p>0.00015926361084</text:p>
          </table:table-cell>
          <table:table-cell table:style-name="ce1" office:value-type="float" office:value="0.000101566314697266" calcext:value-type="float">
            <text:p>0.000101566314697</text:p>
          </table:table-cell>
          <table:table-cell table:style-name="ce1" office:value-type="float" office:value="0.000174045562744141" calcext:value-type="float">
            <text:p>0.000174045562744</text:p>
          </table:table-cell>
          <table:table-cell table:style-name="ce1" office:value-type="float" office:value="0.0000979900360107422" calcext:value-type="float">
            <text:p>9.79900360107422E-05</text:p>
          </table:table-cell>
          <table:table-cell table:style-name="ce1" office:value-type="float" office:value="0.661128997802734" calcext:value-type="float">
            <text:p>0.661128997802734</text:p>
          </table:table-cell>
          <table:table-cell table:style-name="ce1" office:value-type="float" office:value="0.0453534126281738" calcext:value-type="float">
            <text:p>0.045353412628174</text:p>
          </table:table-cell>
          <table:table-cell table:style-name="ce1" office:value-type="float" office:value="0.0400156974792481" calcext:value-type="float">
            <text:p>0.040015697479248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538825988769531" calcext:value-type="float">
            <text:p>5.38825988769531E-05</text:p>
          </table:table-cell>
          <table:table-cell table:style-name="ce1" office:value-type="float" office:value="0.912112951278687" calcext:value-type="float">
            <text:p>0.912112951278687</text:p>
          </table:table-cell>
          <table:table-cell table:style-name="ce1" office:value-type="float" office:value="4.41013932228088" calcext:value-type="float">
            <text:p>4.41013932228088</text:p>
          </table:table-cell>
          <table:table-cell table:style-name="ce1" office:value-type="float" office:value="0.0297367572784424" calcext:value-type="float">
            <text:p>0.029736757278442</text:p>
          </table:table-cell>
          <table:table-cell table:style-name="ce1" office:value-type="float" office:value="0.000110626220703125" calcext:value-type="float">
            <text:p>0.000110626220703</text:p>
          </table:table-cell>
          <table:table-cell table:style-name="ce1" office:value-type="float" office:value="0.000132560729980469" calcext:value-type="float">
            <text:p>0.00013256072998</text:p>
          </table:table-cell>
          <table:table-cell table:style-name="ce1" office:value-type="float" office:value="0.000100612640380859" calcext:value-type="float">
            <text:p>0.000100612640381</text:p>
          </table:table-cell>
          <table:table-cell table:style-name="ce1" office:value-type="float" office:value="0.771634101867676" calcext:value-type="float">
            <text:p>0.771634101867676</text:p>
          </table:table-cell>
          <table:table-cell table:style-name="ce1" office:value-type="float" office:value="0.0000951290130615234" calcext:value-type="float">
            <text:p>9.51290130615234E-05</text:p>
          </table:table-cell>
          <table:table-cell table:style-name="ce1" office:value-type="float" office:value="0.0510692596435547" calcext:value-type="float">
            <text:p>0.051069259643555</text:p>
          </table:table-cell>
          <table:table-cell table:style-name="ce1" office:value-type="float" office:value="0.0000886917114257813" calcext:value-type="float">
            <text:p>8.86917114257813E-05</text:p>
          </table:table-cell>
          <table:table-cell table:style-name="ce1" office:value-type="float" office:value="0.0000760555267333984" calcext:value-type="float">
            <text:p>7.60555267333984E-05</text:p>
          </table:table-cell>
          <table:table-cell table:style-name="ce1" office:value-type="float" office:value="0.751485109329224" calcext:value-type="float">
            <text:p>0.751485109329224</text:p>
          </table:table-cell>
          <table:table-cell table:style-name="ce1" office:value-type="float" office:value="0.0000696182250976562" calcext:value-type="float">
            <text:p>6.96182250976562E-05</text:p>
          </table:table-cell>
          <table:table-cell table:style-name="ce1" office:value-type="float" office:value="0.0573146343231201" calcext:value-type="float">
            <text:p>0.05731463432312</text:p>
          </table:table-cell>
          <table:table-cell table:style-name="ce1" office:value-type="float" office:value="0.000106573104858398" calcext:value-type="float">
            <text:p>0.000106573104858</text:p>
          </table:table-cell>
          <table:table-cell table:style-name="ce1" office:value-type="float" office:value="0.000185012817382813" calcext:value-type="float">
            <text:p>0.000185012817383</text:p>
          </table:table-cell>
          <table:table-cell table:style-name="ce1" office:value-type="float" office:value="0.717503547668457" calcext:value-type="float">
            <text:p>0.717503547668457</text:p>
          </table:table-cell>
          <table:table-cell table:style-name="ce1" office:value-type="float" office:value="0.238288879394531" calcext:value-type="float">
            <text:p>0.238288879394531</text:p>
          </table:table-cell>
          <table:table-cell table:style-name="ce1" office:value-type="float" office:value="0.000114679336547852" calcext:value-type="float">
            <text:p>0.000114679336548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0770092010498047" calcext:value-type="float">
            <text:p>7.70092010498047E-05</text:p>
          </table:table-cell>
          <table:table-cell table:style-name="ce1" office:value-type="float" office:value="0.774393081665039" calcext:value-type="float">
            <text:p>0.774393081665039</text:p>
          </table:table-cell>
          <table:table-cell table:style-name="ce1" office:value-type="float" office:value="4.34261250495911" calcext:value-type="float">
            <text:p>4.34261250495911</text:p>
          </table:table-cell>
          <table:table-cell table:style-name="ce1" office:value-type="float" office:value="0.00011754035949707" calcext:value-type="float">
            <text:p>0.000117540359497</text:p>
          </table:table-cell>
          <table:table-cell table:style-name="ce1" office:value-type="float" office:value="0.000103235244750977" calcext:value-type="float">
            <text:p>0.000103235244751</text:p>
          </table:table-cell>
          <table:table-cell table:style-name="ce1" office:value-type="float" office:value="0.000151872634887695" calcext:value-type="float">
            <text:p>0.000151872634888</text:p>
          </table:table-cell>
          <table:table-cell table:style-name="ce1" office:value-type="float" office:value="0.000261068344116211" calcext:value-type="float">
            <text:p>0.000261068344116</text:p>
          </table:table-cell>
          <table:table-cell table:style-name="ce1" office:value-type="float" office:value="0.820563316345215" calcext:value-type="float">
            <text:p>0.820563316345215</text:p>
          </table:table-cell>
          <table:table-cell table:style-name="ce1" office:value-type="float" office:value="0.0000996589660644531" calcext:value-type="float">
            <text:p>9.96589660644531E-05</text:p>
          </table:table-cell>
          <table:table-cell table:style-name="ce1" office:value-type="float" office:value="0.000651121139526367" calcext:value-type="float">
            <text:p>0.000651121139526</text:p>
          </table:table-cell>
          <table:table-cell table:style-name="ce1" office:value-type="float" office:value="0.0000958442687988281" calcext:value-type="float">
            <text:p>9.58442687988281E-05</text:p>
          </table:table-cell>
          <table:table-cell table:style-name="ce1" office:value-type="float" office:value="0.000100135803222656" calcext:value-type="float">
            <text:p>0.000100135803223</text:p>
          </table:table-cell>
          <table:table-cell table:style-name="ce1" office:value-type="float" office:value="0.840871334075928" calcext:value-type="float">
            <text:p>0.840871334075928</text:p>
          </table:table-cell>
          <table:table-cell table:style-name="ce1" office:value-type="float" office:value="0.0000741481781005859" calcext:value-type="float">
            <text:p>7.41481781005859E-05</text:p>
          </table:table-cell>
          <table:table-cell table:style-name="ce1" office:value-type="float" office:value="0.00074458122253418" calcext:value-type="float">
            <text:p>0.000744581222534</text:p>
          </table:table-cell>
          <table:table-cell table:style-name="ce1" office:value-type="float" office:value="0.0000874996185302734" calcext:value-type="float">
            <text:p>8.74996185302734E-05</text:p>
          </table:table-cell>
          <table:table-cell table:style-name="ce1" office:value-type="float" office:value="0.0000884532928466797" calcext:value-type="float">
            <text:p>8.84532928466797E-05</text:p>
          </table:table-cell>
          <table:table-cell table:style-name="ce1" office:value-type="float" office:value="0.865070104598999" calcext:value-type="float">
            <text:p>0.865070104598999</text:p>
          </table:table-cell>
          <table:table-cell table:style-name="ce1" office:value-type="float" office:value="0.000591754913330078" calcext:value-type="float">
            <text:p>0.00059175491333</text:p>
          </table:table-cell>
          <table:table-cell table:style-name="ce1" office:value-type="float" office:value="0.0000970363616943359" calcext:value-type="float">
            <text:p>9.70363616943359E-05</text:p>
          </table:table-cell>
          <table:table-cell table:style-name="ce1" office:value-type="float" office:value="0.0000827312469482422" calcext:value-type="float">
            <text:p>8.27312469482422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859177112579346" calcext:value-type="float">
            <text:p>0.859177112579346</text:p>
          </table:table-cell>
          <table:table-cell table:style-name="ce1" office:value-type="float" office:value="4.48045659065247" calcext:value-type="float">
            <text:p>4.48045659065247</text:p>
          </table:table-cell>
          <table:table-cell table:style-name="ce1" office:value-type="float" office:value="0.0000967979431152344" calcext:value-type="float">
            <text:p>9.67979431152344E-05</text:p>
          </table:table-cell>
          <table:table-cell table:style-name="ce1" office:value-type="float" office:value="0.000155448913574219" calcext:value-type="float">
            <text:p>0.000155448913574</text:p>
          </table:table-cell>
          <table:table-cell table:style-name="ce1" office:value-type="float" office:value="0.000118494033813477" calcext:value-type="float">
            <text:p>0.000118494033813</text:p>
          </table:table-cell>
          <table:table-cell table:style-name="ce1" office:value-type="float" office:value="0.000172138214111328" calcext:value-type="float">
            <text:p>0.000172138214111</text:p>
          </table:table-cell>
          <table:table-cell table:style-name="ce1" office:value-type="float" office:value="0.896894454956055" calcext:value-type="float">
            <text:p>0.896894454956055</text:p>
          </table:table-cell>
          <table:table-cell table:style-name="ce1" office:value-type="float" office:value="0.000145196914672852" calcext:value-type="float">
            <text:p>0.000145196914673</text:p>
          </table:table-cell>
          <table:table-cell table:style-name="ce1" office:value-type="float" office:value="0.0000896453857421875" calcext:value-type="float">
            <text:p>8.96453857421875E-05</text:p>
          </table:table-cell>
          <table:table-cell table:style-name="ce1" office:value-type="float" office:value="0.00042724609375" calcext:value-type="float">
            <text:p>0.00042724609375</text:p>
          </table:table-cell>
          <table:table-cell table:style-name="ce1" office:value-type="float" office:value="0.0000824928283691406" calcext:value-type="float">
            <text:p>8.24928283691406E-05</text:p>
          </table:table-cell>
          <table:table-cell table:style-name="ce1" office:value-type="float" office:value="0.862607955932617" calcext:value-type="float">
            <text:p>0.862607955932617</text:p>
          </table:table-cell>
          <table:table-cell table:style-name="ce1" office:value-type="float" office:value="0.0000612735748291016" calcext:value-type="float">
            <text:p>6.12735748291016E-05</text:p>
          </table:table-cell>
          <table:table-cell table:style-name="ce1" office:value-type="float" office:value="0.000118494033813477" calcext:value-type="float">
            <text:p>0.000118494033813</text:p>
          </table:table-cell>
          <table:table-cell table:style-name="ce1" office:value-type="float" office:value="0.0000951290130615234" calcext:value-type="float">
            <text:p>9.51290130615234E-05</text:p>
          </table:table-cell>
          <table:table-cell table:style-name="ce1" office:value-type="float" office:value="0.000103473663330078" calcext:value-type="float">
            <text:p>0.00010347366333</text:p>
          </table:table-cell>
          <table:table-cell table:style-name="ce1" office:value-type="float" office:value="0.797561407089233" calcext:value-type="float">
            <text:p>0.797561407089233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0.000118255615234375" calcext:value-type="float">
            <text:p>0.000118255615234</text:p>
          </table:table-cell>
          <table:table-cell table:style-name="ce1" office:value-type="float" office:value="0.0000650882720947266" calcext:value-type="float">
            <text:p>6.50882720947266E-05</text:p>
          </table:table-cell>
          <table:table-cell table:style-name="ce1" office:value-type="float" office:value="0.0000481605529785156" calcext:value-type="float">
            <text:p>4.81605529785156E-05</text:p>
          </table:table-cell>
          <table:table-cell table:style-name="ce1" office:value-type="float" office:value="0.815281867980957" calcext:value-type="float">
            <text:p>0.815281867980957</text:p>
          </table:table-cell>
          <table:table-cell table:style-name="ce1" office:value-type="float" office:value="0.333817351322908" calcext:value-type="float">
            <text:p>0.333817351322908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4.64233374595642" calcext:value-type="float">
            <text:p>4.64233374595642</text:p>
          </table:table-cell>
          <table:table-cell table:style-name="ce1" office:value-type="float" office:value="34.7170045375824" calcext:value-type="float">
            <text:p>34.7170045375824</text:p>
          </table:table-cell>
        </table:table-row>
        <table:table-row table:style-name="ro2">
          <table:table-cell table:style-name="ce1" office:value-type="string" calcext:value-type="string">
            <text:p>num_workers = 6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827312469482422" calcext:value-type="float">
            <text:p>8.27312469482422E-05</text:p>
          </table:table-cell>
          <table:table-cell table:style-name="ce1" office:value-type="float" office:value="0.000329971313476562" calcext:value-type="float">
            <text:p>0.000329971313477</text:p>
          </table:table-cell>
          <table:table-cell table:style-name="ce1" office:value-type="float" office:value="0.000159502029418945" calcext:value-type="float">
            <text:p>0.000159502029419</text:p>
          </table:table-cell>
          <table:table-cell table:style-name="ce1" office:value-type="float" office:value="0.000164985656738281" calcext:value-type="float">
            <text:p>0.000164985656738</text:p>
          </table:table-cell>
          <table:table-cell table:style-name="ce1" office:value-type="float" office:value="0.0000925064086914063" calcext:value-type="float">
            <text:p>9.25064086914063E-05</text:p>
          </table:table-cell>
          <table:table-cell table:style-name="ce1" office:value-type="float" office:value="0.900628089904785" calcext:value-type="float">
            <text:p>0.900628089904785</text:p>
          </table:table-cell>
          <table:table-cell table:style-name="ce1" office:value-type="float" office:value="0.000187158584594727" calcext:value-type="float">
            <text:p>0.000187158584595</text:p>
          </table:table-cell>
          <table:table-cell table:style-name="ce1" office:value-type="float" office:value="0.000150442123413086" calcext:value-type="float">
            <text:p>0.000150442123413</text:p>
          </table:table-cell>
          <table:table-cell table:style-name="ce1" office:value-type="float" office:value="0.000159740447998047" calcext:value-type="float">
            <text:p>0.000159740447998</text:p>
          </table:table-cell>
          <table:table-cell table:style-name="ce1" office:value-type="float" office:value="0.0000836849212646484" calcext:value-type="float">
            <text:p>8.36849212646484E-05</text:p>
          </table:table-cell>
          <table:table-cell table:style-name="ce1" office:value-type="float" office:value="0.00014185905456543" calcext:value-type="float">
            <text:p>0.000141859054565</text:p>
          </table:table-cell>
          <table:table-cell table:style-name="ce1" office:value-type="float" office:value="0.736791849136353" calcext:value-type="float">
            <text:p>0.736791849136353</text:p>
          </table:table-cell>
          <table:table-cell table:style-name="ce1" office:value-type="float" office:value="0.126986742019653" calcext:value-type="float">
            <text:p>0.126986742019653</text:p>
          </table:table-cell>
          <table:table-cell table:style-name="ce1" office:value-type="float" office:value="0.000124454498291016" calcext:value-type="float">
            <text:p>0.000124454498291</text:p>
          </table:table-cell>
          <table:table-cell table:style-name="ce1" office:value-type="float" office:value="0.000139236450195313" calcext:value-type="float">
            <text:p>0.000139236450195</text:p>
          </table:table-cell>
          <table:table-cell table:style-name="ce1" office:value-type="float" office:value="0.0000622272491455078" calcext:value-type="float">
            <text:p>6.22272491455078E-05</text:p>
          </table:table-cell>
          <table:table-cell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0.946041584014893" calcext:value-type="float">
            <text:p>0.946041584014893</text:p>
          </table:table-cell>
          <table:table-cell table:style-name="ce1" office:value-type="float" office:value="0.0000734329223632812" calcext:value-type="float">
            <text:p>7.34329223632812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3.59650087356567" calcext:value-type="float">
            <text:p>3.59650087356567</text:p>
          </table:table-cell>
          <table:table-cell table:style-name="ce1" office:value-type="float" office:value="0.000105381011962891" calcext:value-type="float">
            <text:p>0.000105381011963</text:p>
          </table:table-cell>
          <table:table-cell table:style-name="ce1" office:value-type="float" office:value="0.000159502029418945" calcext:value-type="float">
            <text:p>0.000159502029419</text:p>
          </table:table-cell>
          <table:table-cell table:style-name="ce1" office:value-type="float" office:value="0.000162124633789063" calcext:value-type="float">
            <text:p>0.000162124633789</text:p>
          </table:table-cell>
          <table:table-cell table:style-name="ce1" office:value-type="float" office:value="0.000155210494995117" calcext:value-type="float">
            <text:p>0.000155210494995</text:p>
          </table:table-cell>
          <table:table-cell table:style-name="ce1" office:value-type="float" office:value="0.0000965595245361328" calcext:value-type="float">
            <text:p>9.65595245361328E-05</text:p>
          </table:table-cell>
          <table:table-cell table:style-name="ce1" office:value-type="float" office:value="0.921340703964233" calcext:value-type="float">
            <text:p>0.921340703964233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0.000106573104858398" calcext:value-type="float">
            <text:p>0.000106573104858</text:p>
          </table:table-cell>
          <table:table-cell table:style-name="ce1" office:value-type="float" office:value="0.000117063522338867" calcext:value-type="float">
            <text:p>0.000117063522339</text:p>
          </table:table-cell>
          <table:table-cell table:style-name="ce1" office:value-type="float" office:value="0.0000989437103271484" calcext:value-type="float">
            <text:p>9.89437103271484E-05</text:p>
          </table:table-cell>
          <table:table-cell table:style-name="ce1" office:value-type="float" office:value="0.0000903606414794922" calcext:value-type="float">
            <text:p>9.03606414794922E-05</text:p>
          </table:table-cell>
          <table:table-cell table:style-name="ce1" office:value-type="float" office:value="0.687150716781616" calcext:value-type="float">
            <text:p>0.687150716781616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000142335891723633" calcext:value-type="float">
            <text:p>0.000142335891724</text:p>
          </table:table-cell>
          <table:table-cell table:style-name="ce1" office:value-type="float" office:value="0.000338554382324219" calcext:value-type="float">
            <text:p>0.000338554382324</text:p>
          </table:table-cell>
          <table:table-cell table:style-name="ce1" office:value-type="float" office:value="0.0000510215759277344" calcext:value-type="float">
            <text:p>5.10215759277344E-05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0.54622220993042" calcext:value-type="float">
            <text:p>0.54622220993042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105330467224121" calcext:value-type="float">
            <text:p>0.105330467224121</text:p>
          </table:table-cell>
          <table:table-cell table:style-name="ce1" office:value-type="float" office:value="4.08036375045776" calcext:value-type="float">
            <text:p>4.08036375045776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0.0000917911529541016" calcext:value-type="float">
            <text:p>9.17911529541016E-05</text:p>
          </table:table-cell>
          <table:table-cell table:style-name="ce1" office:value-type="float" office:value="0.0000860691070556641" calcext:value-type="float">
            <text:p>8.60691070556641E-05</text:p>
          </table:table-cell>
          <table:table-cell table:style-name="ce1" office:value-type="float" office:value="0.00259637832641602" calcext:value-type="float">
            <text:p>0.002596378326416</text:p>
          </table:table-cell>
          <table:table-cell table:style-name="ce1" office:value-type="float" office:value="0.000128984451293945" calcext:value-type="float">
            <text:p>0.000128984451294</text:p>
          </table:table-cell>
          <table:table-cell table:style-name="ce1" office:value-type="float" office:value="0.835564613342285" calcext:value-type="float">
            <text:p>0.835564613342285</text:p>
          </table:table-cell>
          <table:table-cell table:style-name="ce1" office:value-type="float" office:value="0.0000925064086914063" calcext:value-type="float">
            <text:p>9.25064086914063E-05</text:p>
          </table:table-cell>
          <table:table-cell table:style-name="ce1" office:value-type="float" office:value="0.0000808238983154297" calcext:value-type="float">
            <text:p>8.08238983154297E-05</text:p>
          </table:table-cell>
          <table:table-cell table:style-name="ce1" office:value-type="float" office:value="0.000123023986816406" calcext:value-type="float">
            <text:p>0.000123023986816</text:p>
          </table:table-cell>
          <table:table-cell table:style-name="ce1" office:value-type="float" office:value="0.000108718872070313" calcext:value-type="float">
            <text:p>0.00010871887207</text:p>
          </table:table-cell>
          <table:table-cell table:style-name="ce1" office:value-type="float" office:value="0.0000858306884765625" calcext:value-type="float">
            <text:p>8.58306884765625E-05</text:p>
          </table:table-cell>
          <table:table-cell table:style-name="ce1" office:value-type="float" office:value="0.984896659851074" calcext:value-type="float">
            <text:p>0.984896659851074</text:p>
          </table:table-cell>
          <table:table-cell table:style-name="ce1" office:value-type="float" office:value="0.0000767707824707031" calcext:value-type="float">
            <text:p>7.67707824707031E-05</text:p>
          </table:table-cell>
          <table:table-cell table:style-name="ce1" office:value-type="float" office:value="0.0000884532928466797" calcext:value-type="float">
            <text:p>8.84532928466797E-05</text:p>
          </table:table-cell>
          <table:table-cell table:style-name="ce1" office:value-type="float" office:value="0.000128984451293945" calcext:value-type="float">
            <text:p>0.000128984451294</text:p>
          </table:table-cell>
          <table:table-cell table:style-name="ce1" office:value-type="float" office:value="0.000103235244750977" calcext:value-type="float">
            <text:p>0.000103235244751</text:p>
          </table:table-cell>
          <table:table-cell table:style-name="ce1" office:value-type="float" office:value="0.0000619888305664062" calcext:value-type="float">
            <text:p>6.19888305664062E-05</text:p>
          </table:table-cell>
          <table:table-cell table:style-name="ce1" office:value-type="float" office:value="0.679719686508179" calcext:value-type="float">
            <text:p>0.679719686508179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3.57477807998657" calcext:value-type="float">
            <text:p>3.57477807998657</text:p>
          </table:table-cell>
          <table:table-cell table:style-name="ce1" office:value-type="float" office:value="0.000133514404296875" calcext:value-type="float">
            <text:p>0.000133514404297</text:p>
          </table:table-cell>
          <table:table-cell table:style-name="ce1" office:value-type="float" office:value="0.0002288818359375" calcext:value-type="float">
            <text:p>0.000228881835938</text:p>
          </table:table-cell>
          <table:table-cell table:style-name="ce1" office:value-type="float" office:value="0.0000984668731689453" calcext:value-type="float">
            <text:p>9.84668731689453E-05</text:p>
          </table:table-cell>
          <table:table-cell table:style-name="ce1" office:value-type="float" office:value="0.000091552734375" calcext:value-type="float">
            <text:p>9.1552734375E-05</text:p>
          </table:table-cell>
          <table:table-cell table:style-name="ce1" office:value-type="float" office:value="0.000110387802124023" calcext:value-type="float">
            <text:p>0.000110387802124</text:p>
          </table:table-cell>
          <table:table-cell table:style-name="ce1" office:value-type="float" office:value="0.777557611465454" calcext:value-type="float">
            <text:p>0.777557611465454</text:p>
          </table:table-cell>
          <table:table-cell table:style-name="ce1" office:value-type="float" office:value="0.000108957290649414" calcext:value-type="float">
            <text:p>0.000108957290649</text:p>
          </table:table-cell>
          <table:table-cell table:style-name="ce1" office:value-type="float" office:value="0.00016474723815918" calcext:value-type="float">
            <text:p>0.000164747238159</text:p>
          </table:table-cell>
          <table:table-cell table:style-name="ce1" office:value-type="float" office:value="0.000170469284057617" calcext:value-type="float">
            <text:p>0.000170469284058</text:p>
          </table:table-cell>
          <table:table-cell table:style-name="ce1" office:value-type="float" office:value="0.000136852264404297" calcext:value-type="float">
            <text:p>0.000136852264404</text:p>
          </table:table-cell>
          <table:table-cell table:style-name="ce1" office:value-type="float" office:value="0.000101566314697266" calcext:value-type="float">
            <text:p>0.000101566314697</text:p>
          </table:table-cell>
          <table:table-cell table:style-name="ce1" office:value-type="float" office:value="0.896214485168457" calcext:value-type="float">
            <text:p>0.896214485168457</text:p>
          </table:table-cell>
          <table:table-cell table:style-name="ce1" office:value-type="float" office:value="0.000192403793334961" calcext:value-type="float">
            <text:p>0.000192403793335</text:p>
          </table:table-cell>
          <table:table-cell table:style-name="ce1" office:value-type="float" office:value="0.000110387802124023" calcext:value-type="float">
            <text:p>0.000110387802124</text:p>
          </table:table-cell>
          <table:table-cell table:style-name="ce1" office:value-type="float" office:value="0.000154972076416016" calcext:value-type="float">
            <text:p>0.000154972076416</text:p>
          </table:table-cell>
          <table:table-cell table:style-name="ce1" office:value-type="float" office:value="0.0000836849212646484" calcext:value-type="float">
            <text:p>8.36849212646484E-05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879215955734253" calcext:value-type="float">
            <text:p>0.879215955734253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3.45306897163391" calcext:value-type="float">
            <text:p>3.45306897163391</text:p>
          </table:table-cell>
          <table:table-cell table:style-name="ce1" office:value-type="float" office:value="0.0985734462738037" calcext:value-type="float">
            <text:p>0.098573446273804</text:p>
          </table:table-cell>
          <table:table-cell table:style-name="ce1" office:value-type="float" office:value="0.0000796318054199219" calcext:value-type="float">
            <text:p>7.96318054199219E-05</text:p>
          </table:table-cell>
          <table:table-cell table:style-name="ce1" office:value-type="float" office:value="0.000114202499389648" calcext:value-type="float">
            <text:p>0.00011420249939</text:p>
          </table:table-cell>
          <table:table-cell table:style-name="ce1" office:value-type="float" office:value="0.000141382217407227" calcext:value-type="float">
            <text:p>0.000141382217407</text:p>
          </table:table-cell>
          <table:table-cell table:style-name="ce1" office:value-type="float" office:value="0.0000860691070556641" calcext:value-type="float">
            <text:p>8.60691070556641E-05</text:p>
          </table:table-cell>
          <table:table-cell table:style-name="ce1" office:value-type="float" office:value="0.918801069259644" calcext:value-type="float">
            <text:p>0.918801069259644</text:p>
          </table:table-cell>
          <table:table-cell table:style-name="ce1" office:value-type="float" office:value="0.0428345203399658" calcext:value-type="float">
            <text:p>0.042834520339966</text:p>
          </table:table-cell>
          <table:table-cell table:style-name="ce1" office:value-type="float" office:value="0.000138282775878906" calcext:value-type="float">
            <text:p>0.000138282775879</text:p>
          </table:table-cell>
          <table:table-cell table:style-name="ce1" office:value-type="float" office:value="0.000130653381347656" calcext:value-type="float">
            <text:p>0.000130653381348</text:p>
          </table:table-cell>
          <table:table-cell table:style-name="ce1" office:value-type="float" office:value="0.000112295150756836" calcext:value-type="float">
            <text:p>0.000112295150757</text:p>
          </table:table-cell>
          <table:table-cell table:style-name="ce1" office:value-type="float" office:value="0.000113248825073242" calcext:value-type="float">
            <text:p>0.000113248825073</text:p>
          </table:table-cell>
          <table:table-cell table:style-name="ce1" office:value-type="float" office:value="0.974068880081177" calcext:value-type="float">
            <text:p>0.974068880081177</text:p>
          </table:table-cell>
          <table:table-cell table:style-name="ce1" office:value-type="float" office:value="0.000127077102661133" calcext:value-type="float">
            <text:p>0.000127077102661</text:p>
          </table:table-cell>
          <table:table-cell table:style-name="ce1" office:value-type="float" office:value="0.000104188919067383" calcext:value-type="float">
            <text:p>0.000104188919067</text:p>
          </table:table-cell>
          <table:table-cell table:style-name="ce1" office:value-type="float" office:value="0.000116586685180664" calcext:value-type="float">
            <text:p>0.000116586685181</text:p>
          </table:table-cell>
          <table:table-cell table:style-name="ce1" office:value-type="float" office:value="0.0000722408294677734" calcext:value-type="float">
            <text:p>7.22408294677734E-05</text:p>
          </table:table-cell>
          <table:table-cell table:style-name="ce1" office:value-type="float" office:value="0.0000550746917724609" calcext:value-type="float">
            <text:p>5.50746917724609E-05</text:p>
          </table:table-cell>
          <table:table-cell table:style-name="ce1" office:value-type="float" office:value="0.683042287826538" calcext:value-type="float">
            <text:p>0.683042287826538</text:p>
          </table:table-cell>
          <table:table-cell table:style-name="ce1" office:value-type="float" office:value="0.0000555515289306641" calcext:value-type="float">
            <text:p>5.55515289306641E-05</text:p>
          </table:table-cell>
          <table:table-cell table:style-name="ce1" office:value-type="float" office:value="0.000102519989013672" calcext:value-type="float">
            <text:p>0.000102519989014</text:p>
          </table:table-cell>
          <table:table-cell table:style-name="ce1" office:value-type="float" office:value="0.264011309697078" calcext:value-type="float">
            <text:p>0.264011309697078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4.08036375045776" calcext:value-type="float">
            <text:p>4.08036375045776</text:p>
          </table:table-cell>
          <table:table-cell table:style-name="ce1" office:value-type="float" office:value="27.4571762084961" calcext:value-type="float">
            <text:p>27.4571762084961</text:p>
          </table:table-cell>
        </table:table-row>
        <table:table-row table:style-name="ro2">
          <table:table-cell table:style-name="ce1" office:value-type="string" calcext:value-type="string">
            <text:p>num_workers = 7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929832458496094" calcext:value-type="float">
            <text:p>9.29832458496094E-05</text:p>
          </table:table-cell>
          <table:table-cell table:style-name="ce1" office:value-type="float" office:value="0.000103473663330078" calcext:value-type="float">
            <text:p>0.00010347366333</text:p>
          </table:table-cell>
          <table:table-cell table:style-name="ce1" office:value-type="float" office:value="0.0000865459442138672" calcext:value-type="float">
            <text:p>8.65459442138672E-05</text:p>
          </table:table-cell>
          <table:table-cell table:style-name="ce1" office:value-type="float" office:value="0.000165700912475586" calcext:value-type="float">
            <text:p>0.000165700912476</text:p>
          </table:table-cell>
          <table:table-cell table:style-name="ce1" office:value-type="float" office:value="0.000105381011962891" calcext:value-type="float">
            <text:p>0.000105381011963</text:p>
          </table:table-cell>
          <table:table-cell table:style-name="ce1" office:value-type="float" office:value="0.000120878219604492" calcext:value-type="float">
            <text:p>0.000120878219604</text:p>
          </table:table-cell>
          <table:table-cell table:style-name="ce1" office:value-type="float" office:value="0.657892465591431" calcext:value-type="float">
            <text:p>0.657892465591431</text:p>
          </table:table-cell>
          <table:table-cell table:style-name="ce1" office:value-type="float" office:value="0.0000798702239990234" calcext:value-type="float">
            <text:p>7.98702239990234E-05</text:p>
          </table:table-cell>
          <table:table-cell table:style-name="ce1" office:value-type="float" office:value="0.000223398208618164" calcext:value-type="float">
            <text:p>0.000223398208618</text:p>
          </table:table-cell>
          <table:table-cell table:style-name="ce1" office:value-type="float" office:value="0.000183820724487305" calcext:value-type="float">
            <text:p>0.000183820724487</text:p>
          </table:table-cell>
          <table:table-cell table:style-name="ce1" office:value-type="float" office:value="0.00011444091796875" calcext:value-type="float">
            <text:p>0.000114440917969</text:p>
          </table:table-cell>
          <table:table-cell table:style-name="ce1" office:value-type="float" office:value="0.00015711784362793" calcext:value-type="float">
            <text:p>0.000157117843628</text:p>
          </table:table-cell>
          <table:table-cell table:style-name="ce1" office:value-type="float" office:value="0.000850915908813477" calcext:value-type="float">
            <text:p>0.000850915908813</text:p>
          </table:table-cell>
          <table:table-cell table:style-name="ce1" office:value-type="float" office:value="0.814083576202393" calcext:value-type="float">
            <text:p>0.814083576202393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901222229003906" calcext:value-type="float">
            <text:p>9.01222229003906E-05</text:p>
          </table:table-cell>
          <table:table-cell table:style-name="ce1" office:value-type="float" office:value="0.0305030345916748" calcext:value-type="float">
            <text:p>0.030503034591675</text:p>
          </table:table-cell>
          <table:table-cell table:style-name="ce1" office:value-type="float" office:value="0.0136640071868896" calcext:value-type="float">
            <text:p>0.01366400718689</text:p>
          </table:table-cell>
          <table:table-cell table:style-name="ce1" office:value-type="float" office:value="0.0000796318054199219" calcext:value-type="float">
            <text:p>7.96318054199219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4.09061932563782" calcext:value-type="float">
            <text:p>4.09061932563782</text:p>
          </table:table-cell>
          <table:table-cell table:style-name="ce1" office:value-type="float" office:value="0.0001068115234375" calcext:value-type="float">
            <text:p>0.000106811523438</text:p>
          </table:table-cell>
          <table:table-cell table:style-name="ce1" office:value-type="float" office:value="0.00010228157043457" calcext:value-type="float">
            <text:p>0.000102281570435</text:p>
          </table:table-cell>
          <table:table-cell table:style-name="ce1" office:value-type="float" office:value="0.0000963211059570313" calcext:value-type="float">
            <text:p>9.63211059570313E-05</text:p>
          </table:table-cell>
          <table:table-cell table:style-name="ce1" office:value-type="float" office:value="0.00020146369934082" calcext:value-type="float">
            <text:p>0.000201463699341</text:p>
          </table:table-cell>
          <table:table-cell table:style-name="ce1" office:value-type="float" office:value="0.0000884532928466797" calcext:value-type="float">
            <text:p>8.84532928466797E-05</text:p>
          </table:table-cell>
          <table:table-cell table:style-name="ce1" office:value-type="float" office:value="0.000146389007568359" calcext:value-type="float">
            <text:p>0.000146389007568</text:p>
          </table:table-cell>
          <table:table-cell table:style-name="ce1" office:value-type="float" office:value="0.948177576065064" calcext:value-type="float">
            <text:p>0.948177576065064</text:p>
          </table:table-cell>
          <table:table-cell table:style-name="ce1" office:value-type="float" office:value="0.000165224075317383" calcext:value-type="float">
            <text:p>0.000165224075317</text:p>
          </table:table-cell>
          <table:table-cell table:style-name="ce1" office:value-type="float" office:value="0.000167131423950195" calcext:value-type="float">
            <text:p>0.00016713142395</text:p>
          </table:table-cell>
          <table:table-cell table:style-name="ce1" office:value-type="float" office:value="0.0000889301300048828" calcext:value-type="float">
            <text:p>8.89301300048828E-05</text:p>
          </table:table-cell>
          <table:table-cell table:style-name="ce1" office:value-type="float" office:value="0.000111818313598633" calcext:value-type="float">
            <text:p>0.000111818313599</text:p>
          </table:table-cell>
          <table:table-cell table:style-name="ce1" office:value-type="float" office:value="0.000113487243652344" calcext:value-type="float">
            <text:p>0.000113487243652</text:p>
          </table:table-cell>
          <table:table-cell table:style-name="ce1" office:value-type="float" office:value="0.000281333923339844" calcext:value-type="float">
            <text:p>0.00028133392334</text:p>
          </table:table-cell>
          <table:table-cell table:style-name="ce1" office:value-type="float" office:value="0.912450313568115" calcext:value-type="float">
            <text:p>0.912450313568115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0.0000684261322021484" calcext:value-type="float">
            <text:p>6.84261322021484E-05</text:p>
          </table:table-cell>
          <table:table-cell table:style-name="ce1" office:value-type="float" office:value="0.0000662803649902344" calcext:value-type="float">
            <text:p>6.62803649902344E-05</text:p>
          </table:table-cell>
          <table:table-cell table:style-name="ce1" office:value-type="float" office:value="0.000164508819580078" calcext:value-type="float">
            <text:p>0.00016450881958</text:p>
          </table:table-cell>
          <table:table-cell table:style-name="ce1" office:value-type="float" office:value="0.000105381011962891" calcext:value-type="float">
            <text:p>0.000105381011963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3.78274083137512" calcext:value-type="float">
            <text:p>3.78274083137512</text:p>
          </table:table-cell>
          <table:table-cell table:style-name="ce1" office:value-type="float" office:value="0.000118017196655273" calcext:value-type="float">
            <text:p>0.000118017196655</text:p>
          </table:table-cell>
          <table:table-cell table:style-name="ce1" office:value-type="float" office:value="0.0000989437103271484" calcext:value-type="float">
            <text:p>9.89437103271484E-05</text:p>
          </table:table-cell>
          <table:table-cell table:style-name="ce1" office:value-type="float" office:value="0.000133514404296875" calcext:value-type="float">
            <text:p>0.000133514404297</text:p>
          </table:table-cell>
          <table:table-cell table:style-name="ce1" office:value-type="float" office:value="0.000205039978027344" calcext:value-type="float">
            <text:p>0.000205039978027</text:p>
          </table:table-cell>
          <table:table-cell table:style-name="ce1" office:value-type="float" office:value="0.000169515609741211" calcext:value-type="float">
            <text:p>0.000169515609741</text:p>
          </table:table-cell>
          <table:table-cell table:style-name="ce1" office:value-type="float" office:value="0.000133991241455078" calcext:value-type="float">
            <text:p>0.000133991241455</text:p>
          </table:table-cell>
          <table:table-cell table:style-name="ce1" office:value-type="float" office:value="0.791405200958252" calcext:value-type="float">
            <text:p>0.791405200958252</text:p>
          </table:table-cell>
          <table:table-cell table:style-name="ce1" office:value-type="float" office:value="0.0000901222229003906" calcext:value-type="float">
            <text:p>9.01222229003906E-05</text:p>
          </table:table-cell>
          <table:table-cell table:style-name="ce1" office:value-type="float" office:value="0.0900425910949707" calcext:value-type="float">
            <text:p>0.090042591094971</text:p>
          </table:table-cell>
          <table:table-cell table:style-name="ce1" office:value-type="float" office:value="0.000148773193359375" calcext:value-type="float">
            <text:p>0.000148773193359</text:p>
          </table:table-cell>
          <table:table-cell table:style-name="ce1" office:value-type="float" office:value="0.000132083892822266" calcext:value-type="float">
            <text:p>0.000132083892822</text:p>
          </table:table-cell>
          <table:table-cell table:style-name="ce1" office:value-type="float" office:value="0.000223636627197266" calcext:value-type="float">
            <text:p>0.000223636627197</text:p>
          </table:table-cell>
          <table:table-cell table:style-name="ce1" office:value-type="float" office:value="0.000143527984619141" calcext:value-type="float">
            <text:p>0.000143527984619</text:p>
          </table:table-cell>
          <table:table-cell table:style-name="ce1" office:value-type="float" office:value="1.01134300231934" calcext:value-type="float">
            <text:p>1.01134300231934</text:p>
          </table:table-cell>
          <table:table-cell table:style-name="ce1" office:value-type="float" office:value="0.000102996826171875" calcext:value-type="float">
            <text:p>0.000102996826172</text:p>
          </table:table-cell>
          <table:table-cell table:style-name="ce1" office:value-type="float" office:value="0.000177145004272461" calcext:value-type="float">
            <text:p>0.000177145004272</text:p>
          </table:table-cell>
          <table:table-cell table:style-name="ce1" office:value-type="float" office:value="0.0000545978546142578" calcext:value-type="float">
            <text:p>5.45978546142578E-05</text:p>
          </table:table-cell>
          <table:table-cell table:style-name="ce1" office:value-type="float" office:value="0.000108480453491211" calcext:value-type="float">
            <text:p>0.000108480453491</text:p>
          </table:table-cell>
          <table:table-cell table:style-name="ce1" office:value-type="float" office:value="0.000080108642578125" calcext:value-type="float">
            <text:p>8.0108642578125E-05</text:p>
          </table:table-cell>
          <table:table-cell table:style-name="ce1" office:value-type="float" office:value="0.0000481605529785156" calcext:value-type="float">
            <text:p>4.81605529785156E-05</text:p>
          </table:table-cell>
          <table:table-cell table:style-name="ce1" office:value-type="float" office:value="3.52760195732117" calcext:value-type="float">
            <text:p>3.52760195732117</text:p>
          </table:table-cell>
          <table:table-cell table:style-name="ce1" office:value-type="float" office:value="0.345324039459229" calcext:value-type="float">
            <text:p>0.345324039459229</text:p>
          </table:table-cell>
          <table:table-cell table:style-name="ce1" office:value-type="float" office:value="0.00181007385253906" calcext:value-type="float">
            <text:p>0.001810073852539</text:p>
          </table:table-cell>
          <table:table-cell table:style-name="ce1" office:value-type="float" office:value="0.000206232070922852" calcext:value-type="float">
            <text:p>0.000206232070923</text:p>
          </table:table-cell>
          <table:table-cell table:style-name="ce1" office:value-type="float" office:value="0.000101804733276367" calcext:value-type="float">
            <text:p>0.000101804733276</text:p>
          </table:table-cell>
          <table:table-cell table:style-name="ce1" office:value-type="float" office:value="0.000126838684082031" calcext:value-type="float">
            <text:p>0.000126838684082</text:p>
          </table:table-cell>
          <table:table-cell table:style-name="ce1" office:value-type="float" office:value="0.000153303146362305" calcext:value-type="float">
            <text:p>0.000153303146362</text:p>
          </table:table-cell>
          <table:table-cell table:style-name="ce1" office:value-type="float" office:value="1.24594140052795" calcext:value-type="float">
            <text:p>1.24594140052795</text:p>
          </table:table-cell>
          <table:table-cell table:style-name="ce1" office:value-type="float" office:value="0.00011444091796875" calcext:value-type="float">
            <text:p>0.000114440917969</text:p>
          </table:table-cell>
          <table:table-cell table:number-columns-repeated="2" table:style-name="ce1" office:value-type="float" office:value="0.000128030776977539" calcext:value-type="float">
            <text:p>0.000128030776978</text:p>
          </table:table-cell>
          <table:table-cell table:style-name="ce1" office:value-type="float" office:value="0.000107288360595703" calcext:value-type="float">
            <text:p>0.000107288360596</text:p>
          </table:table-cell>
          <table:table-cell table:style-name="ce1" office:value-type="float" office:value="0.0000698566436767578" calcext:value-type="float">
            <text:p>6.98566436767578E-05</text:p>
          </table:table-cell>
          <table:table-cell table:style-name="ce1" office:value-type="float" office:value="0.0000891685485839844" calcext:value-type="float">
            <text:p>8.91685485839844E-05</text:p>
          </table:table-cell>
          <table:table-cell table:style-name="ce1" office:value-type="float" office:value="1.14159798622131" calcext:value-type="float">
            <text:p>1.14159798622131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760555267333984" calcext:value-type="float">
            <text:p>7.60555267333984E-05</text:p>
          </table:table-cell>
          <table:table-cell table:style-name="ce1" office:value-type="float" office:value="0.0000524520874023438" calcext:value-type="float">
            <text:p>5.24520874023438E-05</text:p>
          </table:table-cell>
          <table:table-cell table:style-name="ce1" office:value-type="float" office:value="0.0000710487365722656" calcext:value-type="float">
            <text:p>7.10487365722656E-05</text:p>
          </table:table-cell>
          <table:table-cell table:style-name="ce1" office:value-type="float" office:value="0.000292778015136719" calcext:value-type="float">
            <text:p>0.000292778015137</text:p>
          </table:table-cell>
          <table:table-cell table:style-name="ce1" office:value-type="float" office:value="3.23722720146179" calcext:value-type="float">
            <text:p>3.23722720146179</text:p>
          </table:table-cell>
          <table:table-cell table:style-name="ce1" office:value-type="float" office:value="0.223621606826782" calcext:value-type="float">
            <text:p>0.223621606826782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111103057861328" calcext:value-type="float">
            <text:p>0.000111103057861</text:p>
          </table:table-cell>
          <table:table-cell table:style-name="ce1" office:value-type="float" office:value="0.000113964080810547" calcext:value-type="float">
            <text:p>0.000113964080811</text:p>
          </table:table-cell>
          <table:table-cell table:style-name="ce1" office:value-type="float" office:value="0.000123262405395508" calcext:value-type="float">
            <text:p>0.000123262405396</text:p>
          </table:table-cell>
          <table:table-cell table:style-name="ce1" office:value-type="float" office:value="0.0000994205474853516" calcext:value-type="float">
            <text:p>9.94205474853516E-05</text:p>
          </table:table-cell>
          <table:table-cell table:style-name="ce1" office:value-type="float" office:value="0.839480638504028" calcext:value-type="float">
            <text:p>0.839480638504028</text:p>
          </table:table-cell>
          <table:table-cell table:style-name="ce1" office:value-type="float" office:value="0.594402551651001" calcext:value-type="float">
            <text:p>0.594402551651001</text:p>
          </table:table-cell>
          <table:table-cell table:style-name="ce1" office:value-type="float" office:value="0.0000672340393066406" calcext:value-type="float">
            <text:p>6.72340393066406E-05</text:p>
          </table:table-cell>
          <table:table-cell table:style-name="ce1" office:value-type="float" office:value="0.0000705718994140625" calcext:value-type="float">
            <text:p>7.05718994140625E-05</text:p>
          </table:table-cell>
          <table:table-cell table:style-name="ce1" office:value-type="float" office:value="0.000121355056762695" calcext:value-type="float">
            <text:p>0.000121355056763</text:p>
          </table:table-cell>
          <table:table-cell table:style-name="ce1" office:value-type="float" office:value="0.0000846385955810547" calcext:value-type="float">
            <text:p>8.46385955810547E-05</text:p>
          </table:table-cell>
          <table:table-cell table:style-name="ce1" office:value-type="float" office:value="0.000159978866577148" calcext:value-type="float">
            <text:p>0.000159978866577</text:p>
          </table:table-cell>
          <table:table-cell table:style-name="ce1" office:value-type="float" office:value="0.715206623077393" calcext:value-type="float">
            <text:p>0.715206623077393</text:p>
          </table:table-cell>
          <table:table-cell table:style-name="ce1" office:value-type="float" office:value="0.327475070953369" calcext:value-type="float">
            <text:p>0.327475070953369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557899475097656" calcext:value-type="float">
            <text:p>5.57899475097656E-05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0.0000617504119873047" calcext:value-type="float">
            <text:p>6.17504119873047E-05</text:p>
          </table:table-cell>
          <table:table-cell table:style-name="ce1" office:value-type="float" office:value="0.0000584125518798828" calcext:value-type="float">
            <text:p>5.84125518798828E-05</text:p>
          </table:table-cell>
          <table:table-cell table:style-name="ce1" office:value-type="float" office:value="0.24377506512862" calcext:value-type="float">
            <text:p>0.24377506512862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4.09061932563782" calcext:value-type="float">
            <text:p>4.09061932563782</text:p>
          </table:table-cell>
          <table:table-cell table:style-name="ce1" office:value-type="float" office:value="25.3526067733765" calcext:value-type="float">
            <text:p>25.3526067733765</text:p>
          </table:table-cell>
        </table:table-row>
        <table:table-row table:style-name="ro2">
          <table:table-cell table:style-name="ce1" office:value-type="string" calcext:value-type="string">
            <text:p>num_workers = 8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279966354370117" calcext:value-type="float">
            <text:p>0.279966354370117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0.0000841617584228516" calcext:value-type="float">
            <text:p>8.41617584228516E-05</text:p>
          </table:table-cell>
          <table:table-cell table:style-name="ce1" office:value-type="float" office:value="0.0000929832458496094" calcext:value-type="float">
            <text:p>9.29832458496094E-05</text:p>
          </table:table-cell>
          <table:table-cell table:style-name="ce1" office:value-type="float" office:value="0.000140190124511719" calcext:value-type="float">
            <text:p>0.000140190124512</text:p>
          </table:table-cell>
          <table:table-cell table:style-name="ce1" office:value-type="float" office:value="0.000143051147460938" calcext:value-type="float">
            <text:p>0.000143051147461</text:p>
          </table:table-cell>
          <table:table-cell table:style-name="ce1" office:value-type="float" office:value="0.00010371208190918" calcext:value-type="float">
            <text:p>0.000103712081909</text:p>
          </table:table-cell>
          <table:table-cell table:style-name="ce1" office:value-type="float" office:value="1.43994450569153" calcext:value-type="float">
            <text:p>1.43994450569153</text:p>
          </table:table-cell>
          <table:table-cell table:style-name="ce1" office:value-type="float" office:value="0.0000593662261962891" calcext:value-type="float">
            <text:p>5.93662261962891E-05</text:p>
          </table:table-cell>
          <table:table-cell table:style-name="ce1" office:value-type="float" office:value="0.0000951290130615234" calcext:value-type="float">
            <text:p>9.51290130615234E-05</text:p>
          </table:table-cell>
          <table:table-cell table:style-name="ce1" office:value-type="float" office:value="0.000108003616333008" calcext:value-type="float">
            <text:p>0.000108003616333</text:p>
          </table:table-cell>
          <table:table-cell table:style-name="ce1" office:value-type="float" office:value="0.0000519752502441406" calcext:value-type="float">
            <text:p>5.19752502441406E-05</text:p>
          </table:table-cell>
          <table:table-cell table:style-name="ce1" office:value-type="float" office:value="0.0000808238983154297" calcext:value-type="float">
            <text:p>8.08238983154297E-05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0.0000588893890380859" calcext:value-type="float">
            <text:p>5.88893890380859E-05</text:p>
          </table:table-cell>
          <table:table-cell table:style-name="ce1" office:value-type="float" office:value="0.482183694839478" calcext:value-type="float">
            <text:p>0.482183694839478</text:p>
          </table:table-cell>
          <table:table-cell table:style-name="ce1" office:value-type="float" office:value="0.410436391830444" calcext:value-type="float">
            <text:p>0.410436391830444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125646591186523" calcext:value-type="float">
            <text:p>0.000125646591187</text:p>
          </table:table-cell>
          <table:table-cell table:style-name="ce1" office:value-type="float" office:value="3.88201332092285" calcext:value-type="float">
            <text:p>3.88201332092285</text:p>
          </table:table-cell>
          <table:table-cell table:style-name="ce1" office:value-type="float" office:value="0.26360821723938" calcext:value-type="float">
            <text:p>0.26360821723938</text:p>
          </table:table-cell>
          <table:table-cell table:style-name="ce1" office:value-type="float" office:value="0.000105142593383789" calcext:value-type="float">
            <text:p>0.000105142593384</text:p>
          </table:table-cell>
          <table:table-cell table:style-name="ce1" office:value-type="float" office:value="0.000091552734375" calcext:value-type="float">
            <text:p>9.1552734375E-05</text:p>
          </table:table-cell>
          <table:table-cell table:style-name="ce1" office:value-type="float" office:value="0.000118255615234375" calcext:value-type="float">
            <text:p>0.000118255615234</text:p>
          </table:table-cell>
          <table:table-cell table:style-name="ce1" office:value-type="float" office:value="0.000322580337524414" calcext:value-type="float">
            <text:p>0.000322580337524</text:p>
          </table:table-cell>
          <table:table-cell table:style-name="ce1" office:value-type="float" office:value="0.000103473663330078" calcext:value-type="float">
            <text:p>0.00010347366333</text:p>
          </table:table-cell>
          <table:table-cell table:style-name="ce1" office:value-type="float" office:value="0.000196933746337891" calcext:value-type="float">
            <text:p>0.000196933746338</text:p>
          </table:table-cell>
          <table:table-cell table:style-name="ce1" office:value-type="float" office:value="1.17012023925781" calcext:value-type="float">
            <text:p>1.17012023925781</text:p>
          </table:table-cell>
          <table:table-cell table:style-name="ce1" office:value-type="float" office:value="0.128697872161865" calcext:value-type="float">
            <text:p>0.128697872161865</text:p>
          </table:table-cell>
          <table:table-cell table:style-name="ce1" office:value-type="float" office:value="0.0000815391540527344" calcext:value-type="float">
            <text:p>8.15391540527344E-05</text:p>
          </table:table-cell>
          <table:table-cell table:style-name="ce1" office:value-type="float" office:value="0.00013422966003418" calcext:value-type="float">
            <text:p>0.000134229660034</text:p>
          </table:table-cell>
          <table:table-cell table:style-name="ce1" office:value-type="float" office:value="0.0000805854797363281" calcext:value-type="float">
            <text:p>8.05854797363281E-05</text:p>
          </table:table-cell>
          <table:table-cell table:style-name="ce1" office:value-type="float" office:value="0.000138282775878906" calcext:value-type="float">
            <text:p>0.000138282775879</text:p>
          </table:table-cell>
          <table:table-cell table:style-name="ce1" office:value-type="float" office:value="0.000107526779174805" calcext:value-type="float">
            <text:p>0.000107526779175</text:p>
          </table:table-cell>
          <table:table-cell table:style-name="ce1" office:value-type="float" office:value="0.0000743865966796875" calcext:value-type="float">
            <text:p>7.43865966796875E-05</text:p>
          </table:table-cell>
          <table:table-cell table:style-name="ce1" office:value-type="float" office:value="1.11072039604187" calcext:value-type="float">
            <text:p>1.11072039604187</text:p>
          </table:table-cell>
          <table:table-cell table:style-name="ce1" office:value-type="float" office:value="0.0000796318054199219" calcext:value-type="float">
            <text:p>7.96318054199219E-05</text:p>
          </table:table-cell>
          <table:table-cell table:style-name="ce1" office:value-type="float" office:value="0.000049591064453125" calcext:value-type="float">
            <text:p>4.9591064453125E-05</text:p>
          </table:table-cell>
          <table:table-cell table:style-name="ce1" office:value-type="float" office:value="0.0000705718994140625" calcext:value-type="float">
            <text:p>7.05718994140625E-05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3.75277066230774" calcext:value-type="float">
            <text:p>3.75277066230774</text:p>
          </table:table-cell>
          <table:table-cell table:style-name="ce1" office:value-type="float" office:value="0.0000944137573242188" calcext:value-type="float">
            <text:p>9.44137573242188E-05</text:p>
          </table:table-cell>
          <table:table-cell table:style-name="ce1" office:value-type="float" office:value="0.0497069358825684" calcext:value-type="float">
            <text:p>0.049706935882568</text:p>
          </table:table-cell>
          <table:table-cell table:style-name="ce1" office:value-type="float" office:value="0.000138521194458008" calcext:value-type="float">
            <text:p>0.000138521194458</text:p>
          </table:table-cell>
          <table:table-cell table:style-name="ce1" office:value-type="float" office:value="0.000118255615234375" calcext:value-type="float">
            <text:p>0.000118255615234</text:p>
          </table:table-cell>
          <table:table-cell table:style-name="ce1" office:value-type="float" office:value="0.000127553939819336" calcext:value-type="float">
            <text:p>0.000127553939819</text:p>
          </table:table-cell>
          <table:table-cell table:style-name="ce1" office:value-type="float" office:value="0.000110864639282227" calcext:value-type="float">
            <text:p>0.000110864639282</text:p>
          </table:table-cell>
          <table:table-cell table:style-name="ce1" office:value-type="float" office:value="0.000194072723388672" calcext:value-type="float">
            <text:p>0.000194072723389</text:p>
          </table:table-cell>
          <table:table-cell table:style-name="ce1" office:value-type="float" office:value="0.991546630859375" calcext:value-type="float">
            <text:p>0.991546630859375</text:p>
          </table:table-cell>
          <table:table-cell table:style-name="ce1" office:value-type="float" office:value="0.0000929832458496094" calcext:value-type="float">
            <text:p>9.29832458496094E-05</text:p>
          </table:table-cell>
          <table:table-cell table:style-name="ce1" office:value-type="float" office:value="0.221768617630005" calcext:value-type="float">
            <text:p>0.221768617630005</text:p>
          </table:table-cell>
          <table:table-cell table:style-name="ce1" office:value-type="float" office:value="0.0000789165496826172" calcext:value-type="float">
            <text:p>7.89165496826172E-05</text:p>
          </table:table-cell>
          <table:table-cell table:style-name="ce1" office:value-type="float" office:value="0.0000481605529785156" calcext:value-type="float">
            <text:p>4.81605529785156E-05</text:p>
          </table:table-cell>
          <table:table-cell table:style-name="ce1" office:value-type="float" office:value="0.0000510215759277344" calcext:value-type="float">
            <text:p>5.10215759277344E-05</text:p>
          </table:table-cell>
          <table:table-cell table:style-name="ce1" office:value-type="float" office:value="0.0000638961791992187" calcext:value-type="float">
            <text:p>6.38961791992187E-05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1.04924607276917" calcext:value-type="float">
            <text:p>1.04924607276917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116109848022461" calcext:value-type="float">
            <text:p>0.000116109848022</text:p>
          </table:table-cell>
          <table:table-cell table:style-name="ce1" office:value-type="float" office:value="0.0000772476196289062" calcext:value-type="float">
            <text:p>7.72476196289062E-05</text:p>
          </table:table-cell>
          <table:table-cell table:style-name="ce1" office:value-type="float" office:value="0.0000503063201904297" calcext:value-type="float">
            <text:p>5.03063201904297E-05</text:p>
          </table:table-cell>
          <table:table-cell table:style-name="ce1" office:value-type="float" office:value="3.88174223899841" calcext:value-type="float">
            <text:p>3.88174223899841</text:p>
          </table:table-cell>
          <table:table-cell table:style-name="ce1" office:value-type="float" office:value="0.0492970943450928" calcext:value-type="float">
            <text:p>0.049297094345093</text:p>
          </table:table-cell>
          <table:table-cell table:style-name="ce1" office:value-type="float" office:value="0.0000841617584228516" calcext:value-type="float">
            <text:p>8.41617584228516E-05</text:p>
          </table:table-cell>
          <table:table-cell table:style-name="ce1" office:value-type="float" office:value="0.000152111053466797" calcext:value-type="float">
            <text:p>0.000152111053467</text:p>
          </table:table-cell>
          <table:table-cell table:style-name="ce1" office:value-type="float" office:value="0.000127553939819336" calcext:value-type="float">
            <text:p>0.000127553939819</text:p>
          </table:table-cell>
          <table:table-cell table:style-name="ce1" office:value-type="float" office:value="0.000104665756225586" calcext:value-type="float">
            <text:p>0.000104665756226</text:p>
          </table:table-cell>
          <table:table-cell table:style-name="ce1" office:value-type="float" office:value="0.00016331672668457" calcext:value-type="float">
            <text:p>0.000163316726685</text:p>
          </table:table-cell>
          <table:table-cell table:style-name="ce1" office:value-type="float" office:value="0.000166893005371094" calcext:value-type="float">
            <text:p>0.000166893005371</text:p>
          </table:table-cell>
          <table:table-cell table:style-name="ce1" office:value-type="float" office:value="1.13909077644348" calcext:value-type="float">
            <text:p>1.13909077644348</text:p>
          </table:table-cell>
          <table:table-cell table:style-name="ce1" office:value-type="float" office:value="0.0000753402709960937" calcext:value-type="float">
            <text:p>7.53402709960937E-05</text:p>
          </table:table-cell>
          <table:table-cell table:style-name="ce1" office:value-type="float" office:value="0.0000939369201660156" calcext:value-type="float">
            <text:p>9.39369201660156E-05</text:p>
          </table:table-cell>
          <table:table-cell table:style-name="ce1" office:value-type="float" office:value="0.000315427780151367" calcext:value-type="float">
            <text:p>0.000315427780151</text:p>
          </table:table-cell>
          <table:table-cell table:style-name="ce1" office:value-type="float" office:value="0.0000736713409423828" calcext:value-type="float">
            <text:p>7.36713409423828E-05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0553131103515625" calcext:value-type="float">
            <text:p>5.53131103515625E-05</text:p>
          </table:table-cell>
          <table:table-cell table:style-name="ce1" office:value-type="float" office:value="0.912177085876465" calcext:value-type="float">
            <text:p>0.912177085876465</text:p>
          </table:table-cell>
          <table:table-cell table:style-name="ce1" office:value-type="float" office:value="0.0000755786895751953" calcext:value-type="float">
            <text:p>7.55786895751953E-05</text:p>
          </table:table-cell>
          <table:table-cell table:style-name="ce1" office:value-type="float" office:value="0.0000524520874023438" calcext:value-type="float">
            <text:p>5.24520874023438E-05</text:p>
          </table:table-cell>
          <table:table-cell table:style-name="ce1" office:value-type="float" office:value="0.000146389007568359" calcext:value-type="float">
            <text:p>0.000146389007568</text:p>
          </table:table-cell>
          <table:table-cell table:style-name="ce1" office:value-type="float" office:value="0.000106096267700195" calcext:value-type="float">
            <text:p>0.0001060962677</text:p>
          </table:table-cell>
          <table:table-cell table:style-name="ce1" office:value-type="float" office:value="4.03391742706299" calcext:value-type="float">
            <text:p>4.03391742706299</text:p>
          </table:table-cell>
          <table:table-cell table:style-name="ce1" office:value-type="float" office:value="0.0000855922698974609" calcext:value-type="float">
            <text:p>8.55922698974609E-05</text:p>
          </table:table-cell>
          <table:table-cell table:style-name="ce1" office:value-type="float" office:value="0.000106573104858398" calcext:value-type="float">
            <text:p>0.000106573104858</text:p>
          </table:table-cell>
          <table:table-cell table:style-name="ce1" office:value-type="float" office:value="0.000108957290649414" calcext:value-type="float">
            <text:p>0.000108957290649</text:p>
          </table:table-cell>
          <table:table-cell table:style-name="ce1" office:value-type="float" office:value="0.000116348266601563" calcext:value-type="float">
            <text:p>0.000116348266602</text:p>
          </table:table-cell>
          <table:table-cell table:style-name="ce1" office:value-type="float" office:value="0.00179958343505859" calcext:value-type="float">
            <text:p>0.001799583435059</text:p>
          </table:table-cell>
          <table:table-cell table:style-name="ce1" office:value-type="float" office:value="0.0000836849212646484" calcext:value-type="float">
            <text:p>8.36849212646484E-05</text:p>
          </table:table-cell>
          <table:table-cell table:style-name="ce1" office:value-type="float" office:value="0.00213837623596191" calcext:value-type="float">
            <text:p>0.002138376235962</text:p>
          </table:table-cell>
          <table:table-cell table:style-name="ce1" office:value-type="float" office:value="0.871693134307861" calcext:value-type="float">
            <text:p>0.871693134307861</text:p>
          </table:table-cell>
          <table:table-cell table:style-name="ce1" office:value-type="float" office:value="0.41851544380188" calcext:value-type="float">
            <text:p>0.41851544380188</text:p>
          </table:table-cell>
          <table:table-cell table:style-name="ce1" office:value-type="float" office:value="0.0000541210174560547" calcext:value-type="float">
            <text:p>5.41210174560547E-05</text:p>
          </table:table-cell>
          <table:table-cell table:style-name="ce1" office:value-type="float" office:value="0.0000882148742675781" calcext:value-type="float">
            <text:p>8.82148742675781E-05</text:p>
          </table:table-cell>
          <table:table-cell table:style-name="ce1" office:value-type="float" office:value="0.0000822544097900391" calcext:value-type="float">
            <text:p>8.22544097900391E-05</text:p>
          </table:table-cell>
          <table:table-cell table:style-name="ce1" office:value-type="float" office:value="0.0000579357147216797" calcext:value-type="float">
            <text:p>5.79357147216797E-05</text:p>
          </table:table-cell>
          <table:table-cell table:style-name="ce1" office:value-type="float" office:value="0.0000829696655273438" calcext:value-type="float">
            <text:p>8.29696655273438E-05</text:p>
          </table:table-cell>
          <table:table-cell table:style-name="ce1" office:value-type="float" office:value="0.0000786781311035156" calcext:value-type="float">
            <text:p>7.86781311035156E-05</text:p>
          </table:table-cell>
          <table:table-cell table:style-name="ce1" office:value-type="float" office:value="0.409579038619995" calcext:value-type="float">
            <text:p>0.409579038619995</text:p>
          </table:table-cell>
          <table:table-cell table:style-name="ce1" office:value-type="float" office:value="0.412686586380005" calcext:value-type="float">
            <text:p>0.4126865863800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12969970703125" calcext:value-type="float">
            <text:p>0.000129699707031</text:p>
          </table:table-cell>
          <table:table-cell table:style-name="ce1" office:value-type="float" office:value="0.0000541210174560547" calcext:value-type="float">
            <text:p>5.41210174560547E-05</text:p>
          </table:table-cell>
          <table:table-cell table:style-name="ce1" office:value-type="float" office:value="0.263202261466246" calcext:value-type="float">
            <text:p>0.263202261466246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4.03391742706299" calcext:value-type="float">
            <text:p>4.03391742706299</text:p>
          </table:table-cell>
          <table:table-cell table:style-name="ce1" office:value-type="float" office:value="27.3730351924896" calcext:value-type="float">
            <text:p>27.3730351924896</text:p>
          </table:table-cell>
        </table:table-row>
        <table:table-row table:style-name="ro2">
          <table:table-cell table:style-name="ce1" office:value-type="string" calcext:value-type="string">
            <text:p>num_workers = 9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489255666732788" calcext:value-type="float">
            <text:p>0.489255666732788</text:p>
          </table:table-cell>
          <table:table-cell table:style-name="ce1" office:value-type="float" office:value="0.000105142593383789" calcext:value-type="float">
            <text:p>0.000105142593384</text:p>
          </table:table-cell>
          <table:table-cell table:style-name="ce1" office:value-type="float" office:value="0.0771653652191162" calcext:value-type="float">
            <text:p>0.077165365219116</text:p>
          </table:table-cell>
          <table:table-cell table:style-name="ce1" office:value-type="float" office:value="1.0768358707428" calcext:value-type="float">
            <text:p>1.0768358707428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0.000121831893920898" calcext:value-type="float">
            <text:p>0.000121831893921</text:p>
          </table:table-cell>
          <table:table-cell table:style-name="ce1" office:value-type="float" office:value="0.000179290771484375" calcext:value-type="float">
            <text:p>0.000179290771484</text:p>
          </table:table-cell>
          <table:table-cell table:style-name="ce1" office:value-type="float" office:value="0.000107288360595703" calcext:value-type="float">
            <text:p>0.000107288360596</text:p>
          </table:table-cell>
          <table:table-cell table:style-name="ce1" office:value-type="float" office:value="0.000203847885131836" calcext:value-type="float">
            <text:p>0.000203847885132</text:p>
          </table:table-cell>
          <table:table-cell table:style-name="ce1" office:value-type="float" office:value="0.000107049942016602" calcext:value-type="float">
            <text:p>0.000107049942017</text:p>
          </table:table-cell>
          <table:table-cell table:style-name="ce1" office:value-type="float" office:value="0.0000770092010498047" calcext:value-type="float">
            <text:p>7.70092010498047E-05</text:p>
          </table:table-cell>
          <table:table-cell table:style-name="ce1" office:value-type="float" office:value="0.28497052192688" calcext:value-type="float">
            <text:p>0.28497052192688</text:p>
          </table:table-cell>
          <table:table-cell table:style-name="ce1" office:value-type="float" office:value="1.30779266357422" calcext:value-type="float">
            <text:p>1.30779266357422</text:p>
          </table:table-cell>
          <table:table-cell table:style-name="ce1" office:value-type="float" office:value="0.0000810623168945313" calcext:value-type="float">
            <text:p>8.10623168945313E-05</text:p>
          </table:table-cell>
          <table:table-cell table:style-name="ce1" office:value-type="float" office:value="0.0000545978546142578" calcext:value-type="float">
            <text:p>5.45978546142578E-05</text:p>
          </table:table-cell>
          <table:table-cell table:style-name="ce1" office:value-type="float" office:value="0.00006103515625" calcext:value-type="float">
            <text:p>6.103515625E-05</text:p>
          </table:table-cell>
          <table:table-cell table:style-name="ce1" office:value-type="float" office:value="0.0000977516174316406" calcext:value-type="float">
            <text:p>9.77516174316406E-05</text:p>
          </table:table-cell>
          <table:table-cell table:style-name="ce1" office:value-type="float" office:value="0.0000510215759277344" calcext:value-type="float">
            <text:p>5.10215759277344E-05</text:p>
          </table:table-cell>
          <table:table-cell table:style-name="ce1" office:value-type="float" office:value="0.000118017196655273" calcext:value-type="float">
            <text:p>0.000118017196655</text:p>
          </table:table-cell>
          <table:table-cell table:style-name="ce1" office:value-type="float" office:value="0.0000810623168945313" calcext:value-type="float">
            <text:p>8.10623168945313E-05</text:p>
          </table:table-cell>
          <table:table-cell table:style-name="ce1" office:value-type="float" office:value="3.34631395339966" calcext:value-type="float">
            <text:p>3.34631395339966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705840587615967" calcext:value-type="float">
            <text:p>0.070584058761597</text:p>
          </table:table-cell>
          <table:table-cell table:style-name="ce1" office:value-type="float" office:value="0.16818642616272" calcext:value-type="float">
            <text:p>0.16818642616272</text:p>
          </table:table-cell>
          <table:table-cell table:style-name="ce1" office:value-type="float" office:value="0.000113248825073242" calcext:value-type="float">
            <text:p>0.000113248825073</text:p>
          </table:table-cell>
          <table:table-cell table:style-name="ce1" office:value-type="float" office:value="0.03023362159729" calcext:value-type="float">
            <text:p>0.03023362159729</text:p>
          </table:table-cell>
          <table:table-cell table:style-name="ce1" office:value-type="float" office:value="0.000105619430541992" calcext:value-type="float">
            <text:p>0.000105619430542</text:p>
          </table:table-cell>
          <table:table-cell table:style-name="ce1" office:value-type="float" office:value="0.0000836849212646484" calcext:value-type="float">
            <text:p>8.36849212646484E-05</text:p>
          </table:table-cell>
          <table:table-cell table:style-name="ce1" office:value-type="float" office:value="0.000105142593383789" calcext:value-type="float">
            <text:p>0.000105142593384</text:p>
          </table:table-cell>
          <table:table-cell table:style-name="ce1" office:value-type="float" office:value="1.02699017524719" calcext:value-type="float">
            <text:p>1.02699017524719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0903606414794922" calcext:value-type="float">
            <text:p>9.03606414794922E-05</text:p>
          </table:table-cell>
          <table:table-cell table:style-name="ce1" office:value-type="float" office:value="0.605535507202148" calcext:value-type="float">
            <text:p>0.605535507202148</text:p>
          </table:table-cell>
          <table:table-cell table:style-name="ce1" office:value-type="float" office:value="0.000100851058959961" calcext:value-type="float">
            <text:p>0.00010085105896</text:p>
          </table:table-cell>
          <table:table-cell table:style-name="ce1" office:value-type="float" office:value="0.0000896453857421875" calcext:value-type="float">
            <text:p>8.96453857421875E-05</text:p>
          </table:table-cell>
          <table:table-cell table:style-name="ce1" office:value-type="float" office:value="0.0392138957977295" calcext:value-type="float">
            <text:p>0.03921389579773</text:p>
          </table:table-cell>
          <table:table-cell table:style-name="ce1" office:value-type="float" office:value="0.000107288360595703" calcext:value-type="float">
            <text:p>0.000107288360596</text:p>
          </table:table-cell>
          <table:table-cell table:style-name="ce1" office:value-type="float" office:value="0.0000784397125244141" calcext:value-type="float">
            <text:p>7.84397125244141E-05</text:p>
          </table:table-cell>
          <table:table-cell table:style-name="ce1" office:value-type="float" office:value="0.736428737640381" calcext:value-type="float">
            <text:p>0.736428737640381</text:p>
          </table:table-cell>
          <table:table-cell table:style-name="ce1" office:value-type="float" office:value="0.0000684261322021484" calcext:value-type="float">
            <text:p>6.84261322021484E-05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3.44318509101868" calcext:value-type="float">
            <text:p>3.44318509101868</text:p>
          </table:table-cell>
          <table:table-cell table:style-name="ce1" office:value-type="float" office:value="0.957253456115723" calcext:value-type="float">
            <text:p>0.957253456115723</text:p>
          </table:table-cell>
          <table:table-cell table:style-name="ce1" office:value-type="float" office:value="0.000133752822875977" calcext:value-type="float">
            <text:p>0.000133752822876</text:p>
          </table:table-cell>
          <table:table-cell table:style-name="ce1" office:value-type="float" office:value="0.00011134147644043" calcext:value-type="float">
            <text:p>0.00011134147644</text:p>
          </table:table-cell>
          <table:table-cell table:style-name="ce1" office:value-type="float" office:value="0.000106573104858398" calcext:value-type="float">
            <text:p>0.000106573104858</text:p>
          </table:table-cell>
          <table:table-cell table:style-name="ce1" office:value-type="float" office:value="0.000110387802124023" calcext:value-type="float">
            <text:p>0.000110387802124</text:p>
          </table:table-cell>
          <table:table-cell table:style-name="ce1" office:value-type="float" office:value="0.000121593475341797" calcext:value-type="float">
            <text:p>0.000121593475342</text:p>
          </table:table-cell>
          <table:table-cell table:style-name="ce1" office:value-type="float" office:value="0.000145912170410156" calcext:value-type="float">
            <text:p>0.00014591217041</text:p>
          </table:table-cell>
          <table:table-cell table:style-name="ce1" office:value-type="float" office:value="0.000232696533203125" calcext:value-type="float">
            <text:p>0.000232696533203</text:p>
          </table:table-cell>
          <table:table-cell table:style-name="ce1" office:value-type="float" office:value="0.240111112594604" calcext:value-type="float">
            <text:p>0.240111112594604</text:p>
          </table:table-cell>
          <table:table-cell table:style-name="ce1" office:value-type="float" office:value="1.22878074645996" calcext:value-type="float">
            <text:p>1.22878074645996</text:p>
          </table:table-cell>
          <table:table-cell table:style-name="ce1" office:value-type="float" office:value="0.0000567436218261719" calcext:value-type="float">
            <text:p>5.67436218261719E-05</text:p>
          </table:table-cell>
          <table:table-cell table:style-name="ce1" office:value-type="float" office:value="0.0000998973846435547" calcext:value-type="float">
            <text:p>9.98973846435547E-05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0.0000822544097900391" calcext:value-type="float">
            <text:p>8.22544097900391E-05</text:p>
          </table:table-cell>
          <table:table-cell table:style-name="ce1" office:value-type="float" office:value="0.0000684261322021484" calcext:value-type="float">
            <text:p>6.84261322021484E-05</text:p>
          </table:table-cell>
          <table:table-cell table:style-name="ce1" office:value-type="float" office:value="0.0000870227813720703" calcext:value-type="float">
            <text:p>8.70227813720703E-05</text:p>
          </table:table-cell>
          <table:table-cell table:style-name="ce1" office:value-type="float" office:value="0.0000901222229003906" calcext:value-type="float">
            <text:p>9.01222229003906E-05</text:p>
          </table:table-cell>
          <table:table-cell table:style-name="ce1" office:value-type="float" office:value="0.000107288360595703" calcext:value-type="float">
            <text:p>0.000107288360596</text:p>
          </table:table-cell>
          <table:table-cell table:style-name="ce1" office:value-type="float" office:value="0.496982097625732" calcext:value-type="float">
            <text:p>0.496982097625732</text:p>
          </table:table-cell>
          <table:table-cell table:style-name="ce1" office:value-type="float" office:value="0.0000219345092773437" calcext:value-type="float">
            <text:p>2.19345092773437E-05</text:p>
          </table:table-cell>
          <table:table-cell table:style-name="ce1" office:value-type="float" office:value="2.98273348808289" calcext:value-type="float">
            <text:p>2.98273348808289</text:p>
          </table:table-cell>
          <table:table-cell table:style-name="ce1" office:value-type="float" office:value="0.388810396194458" calcext:value-type="float">
            <text:p>0.388810396194458</text:p>
          </table:table-cell>
          <table:table-cell table:style-name="ce1" office:value-type="float" office:value="0.000181913375854492" calcext:value-type="float">
            <text:p>0.000181913375854</text:p>
          </table:table-cell>
          <table:table-cell table:style-name="ce1" office:value-type="float" office:value="0.519908428192139" calcext:value-type="float">
            <text:p>0.519908428192139</text:p>
          </table:table-cell>
          <table:table-cell table:style-name="ce1" office:value-type="float" office:value="0.000120639801025391" calcext:value-type="float">
            <text:p>0.000120639801025</text:p>
          </table:table-cell>
          <table:table-cell table:style-name="ce1" office:value-type="float" office:value="0.000127077102661133" calcext:value-type="float">
            <text:p>0.000127077102661</text:p>
          </table:table-cell>
          <table:table-cell table:style-name="ce1" office:value-type="float" office:value="0.000108003616333008" calcext:value-type="float">
            <text:p>0.000108003616333</text:p>
          </table:table-cell>
          <table:table-cell table:style-name="ce1" office:value-type="float" office:value="0.0000998973846435547" calcext:value-type="float">
            <text:p>9.98973846435547E-05</text:p>
          </table:table-cell>
          <table:table-cell table:style-name="ce1" office:value-type="float" office:value="0.0000710487365722656" calcext:value-type="float">
            <text:p>7.10487365722656E-05</text:p>
          </table:table-cell>
          <table:table-cell table:style-name="ce1" office:value-type="float" office:value="0.664941310882568" calcext:value-type="float">
            <text:p>0.664941310882568</text:p>
          </table:table-cell>
          <table:table-cell table:style-name="ce1" office:value-type="float" office:value="0.466779947280884" calcext:value-type="float">
            <text:p>0.466779947280884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488315105438232" calcext:value-type="float">
            <text:p>0.488315105438232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0.0000669956207275391" calcext:value-type="float">
            <text:p>6.69956207275391E-05</text:p>
          </table:table-cell>
          <table:table-cell table:style-name="ce1" office:value-type="float" office:value="0.0000834465026855469" calcext:value-type="float">
            <text:p>8.34465026855469E-05</text:p>
          </table:table-cell>
          <table:table-cell table:style-name="ce1" office:value-type="float" office:value="0.000142335891723633" calcext:value-type="float">
            <text:p>0.000142335891724</text:p>
          </table:table-cell>
          <table:table-cell table:style-name="ce1" office:value-type="float" office:value="0.0000460147857666016" calcext:value-type="float">
            <text:p>4.60147857666016E-05</text:p>
          </table:table-cell>
          <table:table-cell table:style-name="ce1" office:value-type="float" office:value="1.02130055427551" calcext:value-type="float">
            <text:p>1.02130055427551</text:p>
          </table:table-cell>
          <table:table-cell table:style-name="ce1" office:value-type="float" office:value="0.000186681747436523" calcext:value-type="float">
            <text:p>0.000186681747437</text:p>
          </table:table-cell>
          <table:table-cell table:style-name="ce1" office:value-type="float" office:value="0.0000541210174560547" calcext:value-type="float">
            <text:p>5.41210174560547E-05</text:p>
          </table:table-cell>
          <table:table-cell table:style-name="ce1" office:value-type="float" office:value="3.42985343933105" calcext:value-type="float">
            <text:p>3.42985343933105</text:p>
          </table:table-cell>
          <table:table-cell table:style-name="ce1" office:value-type="float" office:value="0.598754167556763" calcext:value-type="float">
            <text:p>0.598754167556763</text:p>
          </table:table-cell>
          <table:table-cell table:style-name="ce1" office:value-type="float" office:value="0.078369140625" calcext:value-type="float">
            <text:p>0.078369140625</text:p>
          </table:table-cell>
          <table:table-cell table:style-name="ce1" office:value-type="float" office:value="0.000189065933227539" calcext:value-type="float">
            <text:p>0.000189065933228</text:p>
          </table:table-cell>
          <table:table-cell table:style-name="ce1" office:value-type="float" office:value="0.104313373565674" calcext:value-type="float">
            <text:p>0.104313373565674</text:p>
          </table:table-cell>
          <table:table-cell table:style-name="ce1" office:value-type="float" office:value="0.00021815299987793" calcext:value-type="float">
            <text:p>0.000218152999878</text:p>
          </table:table-cell>
          <table:table-cell table:style-name="ce1" office:value-type="float" office:value="0.000113487243652344" calcext:value-type="float">
            <text:p>0.000113487243652</text:p>
          </table:table-cell>
          <table:table-cell table:style-name="ce1" office:value-type="float" office:value="0.0000891685485839844" calcext:value-type="float">
            <text:p>8.91685485839844E-05</text:p>
          </table:table-cell>
          <table:table-cell table:style-name="ce1" office:value-type="float" office:value="0.000115633010864258" calcext:value-type="float">
            <text:p>0.000115633010864</text:p>
          </table:table-cell>
          <table:table-cell table:style-name="ce1" office:value-type="float" office:value="0.409225702285767" calcext:value-type="float">
            <text:p>0.409225702285767</text:p>
          </table:table-cell>
          <table:table-cell table:style-name="ce1" office:value-type="float" office:value="0.949166297912598" calcext:value-type="float">
            <text:p>0.949166297912598</text:p>
          </table:table-cell>
          <table:table-cell table:style-name="ce1" office:value-type="float" office:value="0.000159025192260742" calcext:value-type="float">
            <text:p>0.000159025192261</text:p>
          </table:table-cell>
          <table:table-cell table:style-name="ce1" office:value-type="float" office:value="0.0000772476196289062" calcext:value-type="float">
            <text:p>7.72476196289062E-05</text:p>
          </table:table-cell>
          <table:table-cell table:style-name="ce1" office:value-type="float" office:value="0.0000858306884765625" calcext:value-type="float">
            <text:p>8.58306884765625E-05</text:p>
          </table:table-cell>
          <table:table-cell table:style-name="ce1" office:value-type="float" office:value="0.0000669956207275391" calcext:value-type="float">
            <text:p>6.69956207275391E-05</text:p>
          </table:table-cell>
          <table:table-cell table:style-name="ce1" office:value-type="float" office:value="0.0000514984130859375" calcext:value-type="float">
            <text:p>5.14984130859375E-05</text:p>
          </table:table-cell>
          <table:table-cell table:style-name="ce1" office:value-type="float" office:value="0.0000567436218261719" calcext:value-type="float">
            <text:p>5.67436218261719E-05</text:p>
          </table:table-cell>
          <table:table-cell table:style-name="ce1" office:value-type="float" office:value="0.0000641345977783203" calcext:value-type="float">
            <text:p>6.41345977783203E-05</text:p>
          </table:table-cell>
          <table:table-cell table:style-name="ce1" office:value-type="float" office:value="0.857218980789185" calcext:value-type="float">
            <text:p>0.857218980789185</text:p>
          </table:table-cell>
          <table:table-cell table:style-name="ce1" office:value-type="float" office:value="0.000112056732177734" calcext:value-type="float">
            <text:p>0.000112056732178</text:p>
          </table:table-cell>
          <table:table-cell table:style-name="ce1" office:value-type="float" office:value="0.239934921264648" calcext:value-type="float">
            <text:p>0.239934921264648</text:p>
          </table:table-cell>
          <table:table-cell table:style-name="ce1" office:value-type="float" office:value="0.277235556107301" calcext:value-type="float">
            <text:p>0.277235556107301</text:p>
          </table:table-cell>
          <table:table-cell table:style-name="ce1" office:value-type="float" office:value="0.0000219345092773437" calcext:value-type="float">
            <text:p>2.19345092773437E-05</text:p>
          </table:table-cell>
          <table:table-cell table:style-name="ce1" office:value-type="float" office:value="3.44318509101868" calcext:value-type="float">
            <text:p>3.44318509101868</text:p>
          </table:table-cell>
          <table:table-cell table:style-name="ce1" office:value-type="float" office:value="28.8324978351593" calcext:value-type="float">
            <text:p>28.8324978351593</text:p>
          </table:table-cell>
        </table:table-row>
        <table:table-row table:style-name="ro2">
          <table:table-cell table:style-name="ce1" office:value-type="string" calcext:value-type="string">
            <text:p>num_workers = 10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128984451293945" calcext:value-type="float">
            <text:p>0.000128984451294</text:p>
          </table:table-cell>
          <table:table-cell table:style-name="ce1" office:value-type="float" office:value="0.712063789367676" calcext:value-type="float">
            <text:p>0.712063789367676</text:p>
          </table:table-cell>
          <table:table-cell table:style-name="ce1" office:value-type="float" office:value="0.00010228157043457" calcext:value-type="float">
            <text:p>0.000102281570435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136613845825195" calcext:value-type="float">
            <text:p>0.000136613845825</text:p>
          </table:table-cell>
          <table:table-cell table:style-name="ce1" office:value-type="float" office:value="0.000128269195556641" calcext:value-type="float">
            <text:p>0.000128269195557</text:p>
          </table:table-cell>
          <table:table-cell table:style-name="ce1" office:value-type="float" office:value="0.000248432159423828" calcext:value-type="float">
            <text:p>0.000248432159424</text:p>
          </table:table-cell>
          <table:table-cell table:style-name="ce1" office:value-type="float" office:value="0.0000960826873779297" calcext:value-type="float">
            <text:p>9.60826873779297E-05</text:p>
          </table:table-cell>
          <table:table-cell table:style-name="ce1" office:value-type="float" office:value="0.0000467300415039063" calcext:value-type="float">
            <text:p>4.67300415039063E-05</text:p>
          </table:table-cell>
          <table:table-cell table:style-name="ce1" office:value-type="float" office:value="1.0234956741333" calcext:value-type="float">
            <text:p>1.0234956741333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29849910736084" calcext:value-type="float">
            <text:p>0.29849910736084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660419464111328" calcext:value-type="float">
            <text:p>6.60419464111328E-05</text:p>
          </table:table-cell>
          <table:table-cell table:style-name="ce1" office:value-type="float" office:value="0.0000584125518798828" calcext:value-type="float">
            <text:p>5.84125518798828E-05</text:p>
          </table:table-cell>
          <table:table-cell table:style-name="ce1" office:value-type="float" office:value="0.000169992446899414" calcext:value-type="float">
            <text:p>0.000169992446899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565052032470703" calcext:value-type="float">
            <text:p>5.65052032470703E-05</text:p>
          </table:table-cell>
          <table:table-cell table:style-name="ce1" office:value-type="float" office:value="0.0000579357147216797" calcext:value-type="float">
            <text:p>5.79357147216797E-05</text:p>
          </table:table-cell>
          <table:table-cell table:style-name="ce1" office:value-type="float" office:value="0.208613395690918" calcext:value-type="float">
            <text:p>0.208613395690918</text:p>
          </table:table-cell>
          <table:table-cell table:style-name="ce1" office:value-type="float" office:value="3.52937865257263" calcext:value-type="float">
            <text:p>3.52937865257263</text:p>
          </table:table-cell>
          <table:table-cell table:style-name="ce1" office:value-type="float" office:value="0.514678478240967" calcext:value-type="float">
            <text:p>0.514678478240967</text:p>
          </table:table-cell>
          <table:table-cell table:style-name="ce1" office:value-type="float" office:value="0.411985158920288" calcext:value-type="float">
            <text:p>0.411985158920288</text:p>
          </table:table-cell>
          <table:table-cell table:style-name="ce1" office:value-type="float" office:value="0.00018763542175293" calcext:value-type="float">
            <text:p>0.000187635421753</text:p>
          </table:table-cell>
          <table:table-cell table:style-name="ce1" office:value-type="float" office:value="0.000087738037109375" calcext:value-type="float">
            <text:p>8.7738037109375E-05</text:p>
          </table:table-cell>
          <table:table-cell table:style-name="ce1" office:value-type="float" office:value="0.000172615051269531" calcext:value-type="float">
            <text:p>0.00017261505127</text:p>
          </table:table-cell>
          <table:table-cell table:style-name="ce1" office:value-type="float" office:value="0.000115871429443359" calcext:value-type="float">
            <text:p>0.000115871429443</text:p>
          </table:table-cell>
          <table:table-cell table:style-name="ce1" office:value-type="float" office:value="0.0000858306884765625" calcext:value-type="float">
            <text:p>8.58306884765625E-05</text:p>
          </table:table-cell>
          <table:table-cell table:style-name="ce1" office:value-type="float" office:value="0.0000486373901367188" calcext:value-type="float">
            <text:p>4.86373901367188E-05</text:p>
          </table:table-cell>
          <table:table-cell table:style-name="ce1" office:value-type="float" office:value="0.0000524520874023438" calcext:value-type="float">
            <text:p>5.24520874023438E-05</text:p>
          </table:table-cell>
          <table:table-cell table:style-name="ce1" office:value-type="float" office:value="0.264463663101196" calcext:value-type="float">
            <text:p>0.264463663101196</text:p>
          </table:table-cell>
          <table:table-cell table:style-name="ce1" office:value-type="float" office:value="1.34494018554688" calcext:value-type="float">
            <text:p>1.34494018554688</text:p>
          </table:table-cell>
          <table:table-cell table:style-name="ce1" office:value-type="float" office:value="0.232210874557495" calcext:value-type="float">
            <text:p>0.232210874557495</text:p>
          </table:table-cell>
          <table:table-cell table:style-name="ce1" office:value-type="float" office:value="0.0000622272491455078" calcext:value-type="float">
            <text:p>6.22272491455078E-05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0.0000836849212646484" calcext:value-type="float">
            <text:p>8.36849212646484E-05</text:p>
          </table:table-cell>
          <table:table-cell table:style-name="ce1" office:value-type="float" office:value="0.0000791549682617187" calcext:value-type="float">
            <text:p>7.91549682617187E-05</text:p>
          </table:table-cell>
          <table:table-cell table:style-name="ce1" office:value-type="float" office:value="0.0000779628753662109" calcext:value-type="float">
            <text:p>7.79628753662109E-05</text:p>
          </table:table-cell>
          <table:table-cell table:style-name="ce1" office:value-type="float" office:value="0.000167369842529297" calcext:value-type="float">
            <text:p>0.000167369842529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0984668731689453" calcext:value-type="float">
            <text:p>9.84668731689453E-05</text:p>
          </table:table-cell>
          <table:table-cell table:style-name="ce1" office:value-type="float" office:value="4.98136782646179" calcext:value-type="float">
            <text:p>4.98136782646179</text:p>
          </table:table-cell>
          <table:table-cell table:style-name="ce1" office:value-type="float" office:value="0.00235104560852051" calcext:value-type="float">
            <text:p>0.002351045608521</text:p>
          </table:table-cell>
          <table:table-cell table:style-name="ce1" office:value-type="float" office:value="0.0332341194152832" calcext:value-type="float">
            <text:p>0.033234119415283</text:p>
          </table:table-cell>
          <table:table-cell table:style-name="ce1" office:value-type="float" office:value="0.00282526016235352" calcext:value-type="float">
            <text:p>0.002825260162354</text:p>
          </table:table-cell>
          <table:table-cell table:style-name="ce1" office:value-type="float" office:value="0.0000855922698974609" calcext:value-type="float">
            <text:p>8.55922698974609E-05</text:p>
          </table:table-cell>
          <table:table-cell table:style-name="ce1" office:value-type="float" office:value="0.000149965286254883" calcext:value-type="float">
            <text:p>0.000149965286255</text:p>
          </table:table-cell>
          <table:table-cell table:style-name="ce1" office:value-type="float" office:value="0.0000867843627929688" calcext:value-type="float">
            <text:p>8.67843627929688E-05</text:p>
          </table:table-cell>
          <table:table-cell table:style-name="ce1" office:value-type="float" office:value="0.000120401382446289" calcext:value-type="float">
            <text:p>0.000120401382446</text:p>
          </table:table-cell>
          <table:table-cell table:style-name="ce1" office:value-type="float" office:value="0.0000727176666259766" calcext:value-type="float">
            <text:p>7.27176666259766E-05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800014972686768" calcext:value-type="float">
            <text:p>0.800014972686768</text:p>
          </table:table-cell>
          <table:table-cell table:style-name="ce1" office:value-type="float" office:value="0.0000822544097900391" calcext:value-type="float">
            <text:p>8.22544097900391E-05</text:p>
          </table:table-cell>
          <table:table-cell table:style-name="ce1" office:value-type="float" office:value="0.094987154006958" calcext:value-type="float">
            <text:p>0.094987154006958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452995300292969" calcext:value-type="float">
            <text:p>4.52995300292969E-05</text:p>
          </table:table-cell>
          <table:table-cell table:style-name="ce1" office:value-type="float" office:value="0.0000722408294677734" calcext:value-type="float">
            <text:p>7.22408294677734E-05</text:p>
          </table:table-cell>
          <table:table-cell table:style-name="ce1" office:value-type="float" office:value="0.0000619888305664062" calcext:value-type="float">
            <text:p>6.19888305664062E-05</text:p>
          </table:table-cell>
          <table:table-cell table:style-name="ce1" office:value-type="float" office:value="0.000105619430541992" calcext:value-type="float">
            <text:p>0.000105619430542</text:p>
          </table:table-cell>
          <table:table-cell table:style-name="ce1" office:value-type="float" office:value="0.0000863075256347656" calcext:value-type="float">
            <text:p>8.63075256347656E-05</text:p>
          </table:table-cell>
          <table:table-cell table:style-name="ce1" office:value-type="float" office:value="0.000072479248046875" calcext:value-type="float">
            <text:p>7.2479248046875E-05</text:p>
          </table:table-cell>
          <table:table-cell table:style-name="ce1" office:value-type="float" office:value="0.478785276412964" calcext:value-type="float">
            <text:p>0.478785276412964</text:p>
          </table:table-cell>
          <table:table-cell table:style-name="ce1" office:value-type="float" office:value="4.13525819778442" calcext:value-type="float">
            <text:p>4.13525819778442</text:p>
          </table:table-cell>
          <table:table-cell table:style-name="ce1" office:value-type="float" office:value="0.000179767608642578" calcext:value-type="float">
            <text:p>0.000179767608643</text:p>
          </table:table-cell>
          <table:table-cell table:style-name="ce1" office:value-type="float" office:value="0.323414325714111" calcext:value-type="float">
            <text:p>0.323414325714111</text:p>
          </table:table-cell>
          <table:table-cell table:style-name="ce1" office:value-type="float" office:value="0.0000958442687988281" calcext:value-type="float">
            <text:p>9.58442687988281E-05</text:p>
          </table:table-cell>
          <table:table-cell table:style-name="ce1" office:value-type="float" office:value="0.00145673751831055" calcext:value-type="float">
            <text:p>0.001456737518311</text:p>
          </table:table-cell>
          <table:table-cell table:style-name="ce1" office:value-type="float" office:value="0.000134944915771484" calcext:value-type="float">
            <text:p>0.000134944915771</text:p>
          </table:table-cell>
          <table:table-cell table:style-name="ce1" office:value-type="float" office:value="0.000103473663330078" calcext:value-type="float">
            <text:p>0.00010347366333</text:p>
          </table:table-cell>
          <table:table-cell table:style-name="ce1" office:value-type="float" office:value="0.000123739242553711" calcext:value-type="float">
            <text:p>0.000123739242554</text:p>
          </table:table-cell>
          <table:table-cell table:style-name="ce1" office:value-type="float" office:value="0.0000650882720947266" calcext:value-type="float">
            <text:p>6.50882720947266E-05</text:p>
          </table:table-cell>
          <table:table-cell table:style-name="ce1" office:value-type="float" office:value="0.0000536441802978516" calcext:value-type="float">
            <text:p>5.36441802978516E-05</text:p>
          </table:table-cell>
          <table:table-cell table:style-name="ce1" office:value-type="float" office:value="1.1026394367218" calcext:value-type="float">
            <text:p>1.1026394367218</text:p>
          </table:table-cell>
          <table:table-cell table:style-name="ce1" office:value-type="float" office:value="0.131611108779907" calcext:value-type="float">
            <text:p>0.131611108779907</text:p>
          </table:table-cell>
          <table:table-cell table:style-name="ce1" office:value-type="float" office:value="0.207238674163818" calcext:value-type="float">
            <text:p>0.207238674163818</text:p>
          </table:table-cell>
          <table:table-cell table:style-name="ce1" office:value-type="float" office:value="0.0000605583190917969" calcext:value-type="float">
            <text:p>6.05583190917969E-05</text:p>
          </table:table-cell>
          <table:table-cell table:style-name="ce1" office:value-type="float" office:value="0.0000522136688232422" calcext:value-type="float">
            <text:p>5.22136688232422E-05</text:p>
          </table:table-cell>
          <table:table-cell table:style-name="ce1" office:value-type="float" office:value="0.000049591064453125" calcext:value-type="float">
            <text:p>4.9591064453125E-05</text:p>
          </table:table-cell>
          <table:table-cell table:style-name="ce1" office:value-type="float" office:value="0.0000507831573486328" calcext:value-type="float">
            <text:p>5.07831573486328E-05</text:p>
          </table:table-cell>
          <table:table-cell table:style-name="ce1" office:value-type="float" office:value="0.0000779628753662109" calcext:value-type="float">
            <text:p>7.79628753662109E-05</text:p>
          </table:table-cell>
          <table:table-cell table:style-name="ce1" office:value-type="float" office:value="0.000124692916870117" calcext:value-type="float">
            <text:p>0.00012469291687</text:p>
          </table:table-cell>
          <table:table-cell table:style-name="ce1" office:value-type="float" office:value="0.0000510215759277344" calcext:value-type="float">
            <text:p>5.10215759277344E-05</text:p>
          </table:table-cell>
          <table:table-cell table:style-name="ce1" office:value-type="float" office:value="0.314822673797607" calcext:value-type="float">
            <text:p>0.314822673797607</text:p>
          </table:table-cell>
          <table:table-cell table:style-name="ce1" office:value-type="float" office:value="4.34912610054016" calcext:value-type="float">
            <text:p>4.34912610054016</text:p>
          </table:table-cell>
          <table:table-cell table:style-name="ce1" office:value-type="float" office:value="0.418284416198731" calcext:value-type="float">
            <text:p>0.418284416198731</text:p>
          </table:table-cell>
          <table:table-cell table:style-name="ce1" office:value-type="float" office:value="0.0000772476196289062" calcext:value-type="float">
            <text:p>7.72476196289062E-05</text:p>
          </table:table-cell>
          <table:table-cell table:style-name="ce1" office:value-type="float" office:value="0.000124931335449219" calcext:value-type="float">
            <text:p>0.000124931335449</text:p>
          </table:table-cell>
          <table:table-cell table:style-name="ce1" office:value-type="float" office:value="0.00011444091796875" calcext:value-type="float">
            <text:p>0.000114440917969</text:p>
          </table:table-cell>
          <table:table-cell table:style-name="ce1" office:value-type="float" office:value="0.000152826309204102" calcext:value-type="float">
            <text:p>0.000152826309204</text:p>
          </table:table-cell>
          <table:table-cell table:style-name="ce1" office:value-type="float" office:value="0.000101089477539063" calcext:value-type="float">
            <text:p>0.000101089477539</text:p>
          </table:table-cell>
          <table:table-cell table:style-name="ce1" office:value-type="float" office:value="0.000171661376953125" calcext:value-type="float">
            <text:p>0.000171661376953</text:p>
          </table:table-cell>
          <table:table-cell table:style-name="ce1" office:value-type="float" office:value="0.0000863075256347656" calcext:value-type="float">
            <text:p>8.63075256347656E-05</text:p>
          </table:table-cell>
          <table:table-cell table:style-name="ce1" office:value-type="float" office:value="0.0000681877136230469" calcext:value-type="float">
            <text:p>6.81877136230469E-05</text:p>
          </table:table-cell>
          <table:table-cell table:style-name="ce1" office:value-type="float" office:value="1.21179914474487" calcext:value-type="float">
            <text:p>1.21179914474487</text:p>
          </table:table-cell>
          <table:table-cell table:style-name="ce1" office:value-type="float" office:value="0.463830232620239" calcext:value-type="float">
            <text:p>0.463830232620239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765323638916016" calcext:value-type="float">
            <text:p>7.65323638916016E-05</text:p>
          </table:table-cell>
          <table:table-cell table:style-name="ce1" office:value-type="float" office:value="0.0000641345977783203" calcext:value-type="float">
            <text:p>6.41345977783203E-05</text:p>
          </table:table-cell>
          <table:table-cell table:style-name="ce1" office:value-type="float" office:value="0.0000703334808349609" calcext:value-type="float">
            <text:p>7.03334808349609E-05</text:p>
          </table:table-cell>
          <table:table-cell table:style-name="ce1" office:value-type="float" office:value="0.000128746032714844" calcext:value-type="float">
            <text:p>0.000128746032715</text:p>
          </table:table-cell>
          <table:table-cell table:style-name="ce1" office:value-type="float" office:value="0.0000734329223632812" calcext:value-type="float">
            <text:p>7.34329223632812E-05</text:p>
          </table:table-cell>
          <table:table-cell table:style-name="ce1" office:value-type="float" office:value="0.0000557899475097656" calcext:value-type="float">
            <text:p>5.57899475097656E-05</text:p>
          </table:table-cell>
          <table:table-cell table:style-name="ce1" office:value-type="float" office:value="0.0001220703125" calcext:value-type="float">
            <text:p>0.0001220703125</text:p>
          </table:table-cell>
          <table:table-cell table:style-name="ce1" office:value-type="float" office:value="0.00928640365600586" calcext:value-type="float">
            <text:p>0.009286403656006</text:p>
          </table:table-cell>
          <table:table-cell table:style-name="ce1" office:value-type="float" office:value="0.265475775186832" calcext:value-type="float">
            <text:p>0.265475775186832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4.98136782646179" calcext:value-type="float">
            <text:p>4.98136782646179</text:p>
          </table:table-cell>
          <table:table-cell table:style-name="ce1" office:value-type="float" office:value="27.6094806194305" calcext:value-type="float">
            <text:p>27.6094806194305</text:p>
          </table:table-cell>
        </table:table-row>
        <table:table-row table:style-name="ro2">
          <table:table-cell table:style-name="ce1" office:value-type="string" calcext:value-type="string">
            <text:p>num_workers = 11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118255615234375" calcext:value-type="float">
            <text:p>0.000118255615234</text:p>
          </table:table-cell>
          <table:table-cell table:style-name="ce1" office:value-type="float" office:value="0.000162124633789063" calcext:value-type="float">
            <text:p>0.000162124633789</text:p>
          </table:table-cell>
          <table:table-cell table:style-name="ce1" office:value-type="float" office:value="0.000101804733276367" calcext:value-type="float">
            <text:p>0.000101804733276</text:p>
          </table:table-cell>
          <table:table-cell table:style-name="ce1" office:value-type="float" office:value="0.0000958442687988281" calcext:value-type="float">
            <text:p>9.58442687988281E-05</text:p>
          </table:table-cell>
          <table:table-cell table:style-name="ce1" office:value-type="float" office:value="0.000152349472045898" calcext:value-type="float">
            <text:p>0.000152349472046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0.000105619430541992" calcext:value-type="float">
            <text:p>0.000105619430542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536441802978516" calcext:value-type="float">
            <text:p>5.36441802978516E-05</text:p>
          </table:table-cell>
          <table:table-cell table:style-name="ce1" office:value-type="float" office:value="0.859071731567383" calcext:value-type="float">
            <text:p>0.859071731567383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531673431396484" calcext:value-type="float">
            <text:p>5.31673431396484E-05</text:p>
          </table:table-cell>
          <table:table-cell table:style-name="ce1" office:value-type="float" office:value="0.0000667572021484375" calcext:value-type="float">
            <text:p>6.67572021484375E-05</text:p>
          </table:table-cell>
          <table:table-cell table:style-name="ce1" office:value-type="float" office:value="0.0000758171081542969" calcext:value-type="float">
            <text:p>7.58171081542969E-05</text:p>
          </table:table-cell>
          <table:table-cell table:style-name="ce1" office:value-type="float" office:value="0.0000531673431396484" calcext:value-type="float">
            <text:p>5.31673431396484E-05</text:p>
          </table:table-cell>
          <table:table-cell table:style-name="ce1" office:value-type="float" office:value="0.0000939369201660156" calcext:value-type="float">
            <text:p>9.39369201660156E-05</text:p>
          </table:table-cell>
          <table:table-cell table:style-name="ce1" office:value-type="float" office:value="0.0000593662261962891" calcext:value-type="float">
            <text:p>5.93662261962891E-05</text:p>
          </table:table-cell>
          <table:table-cell table:style-name="ce1" office:value-type="float" office:value="0.000105857849121094" calcext:value-type="float">
            <text:p>0.000105857849121</text:p>
          </table:table-cell>
          <table:table-cell table:style-name="ce1" office:value-type="float" office:value="0.0000710487365722656" calcext:value-type="float">
            <text:p>7.10487365722656E-05</text:p>
          </table:table-cell>
          <table:table-cell table:style-name="ce1" office:value-type="float" office:value="3.7460196018219" calcext:value-type="float">
            <text:p>3.7460196018219</text:p>
          </table:table-cell>
          <table:table-cell table:style-name="ce1" office:value-type="float" office:value="0.574065446853638" calcext:value-type="float">
            <text:p>0.574065446853638</text:p>
          </table:table-cell>
          <table:table-cell table:style-name="ce1" office:value-type="float" office:value="0.000116586685180664" calcext:value-type="float">
            <text:p>0.000116586685181</text:p>
          </table:table-cell>
          <table:table-cell table:style-name="ce1" office:value-type="float" office:value="0.321425199508667" calcext:value-type="float">
            <text:p>0.321425199508667</text:p>
          </table:table-cell>
          <table:table-cell table:style-name="ce1" office:value-type="float" office:value="0.000164270401000977" calcext:value-type="float">
            <text:p>0.000164270401001</text:p>
          </table:table-cell>
          <table:table-cell table:style-name="ce1" office:value-type="float" office:value="0.000229358673095703" calcext:value-type="float">
            <text:p>0.000229358673096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000705718994140625" calcext:value-type="float">
            <text:p>7.05718994140625E-05</text:p>
          </table:table-cell>
          <table:table-cell table:style-name="ce1" office:value-type="float" office:value="0.000104904174804688" calcext:value-type="float">
            <text:p>0.000104904174805</text:p>
          </table:table-cell>
          <table:table-cell table:style-name="ce1" office:value-type="float" office:value="0.00010371208190918" calcext:value-type="float">
            <text:p>0.000103712081909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998316049575806" calcext:value-type="float">
            <text:p>0.998316049575806</text:p>
          </table:table-cell>
          <table:table-cell table:style-name="ce1" office:value-type="float" office:value="0.0708050727844238" calcext:value-type="float">
            <text:p>0.070805072784424</text:p>
          </table:table-cell>
          <table:table-cell table:style-name="ce1" office:value-type="float" office:value="0.0000629425048828125" calcext:value-type="float">
            <text:p>6.29425048828125E-05</text:p>
          </table:table-cell>
          <table:table-cell table:style-name="ce1" office:value-type="float" office:value="0.301202297210693" calcext:value-type="float">
            <text:p>0.301202297210693</text:p>
          </table:table-cell>
          <table:table-cell table:style-name="ce1" office:value-type="float" office:value="0.0000841617584228516" calcext:value-type="float">
            <text:p>8.41617584228516E-05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0000951290130615234" calcext:value-type="float">
            <text:p>9.51290130615234E-05</text:p>
          </table:table-cell>
          <table:table-cell table:style-name="ce1" office:value-type="float" office:value="0.0000562667846679687" calcext:value-type="float">
            <text:p>5.62667846679687E-05</text:p>
          </table:table-cell>
          <table:table-cell table:style-name="ce1" office:value-type="float" office:value="0.000100374221801758" calcext:value-type="float">
            <text:p>0.000100374221802</text:p>
          </table:table-cell>
          <table:table-cell table:style-name="ce1" office:value-type="float" office:value="0.0000596046447753906" calcext:value-type="float">
            <text:p>5.96046447753906E-05</text:p>
          </table:table-cell>
          <table:table-cell table:style-name="ce1" office:value-type="float" office:value="4.43384003639221" calcext:value-type="float">
            <text:p>4.43384003639221</text:p>
          </table:table-cell>
          <table:table-cell table:style-name="ce1" office:value-type="float" office:value="1.15167665481567" calcext:value-type="float">
            <text:p>1.15167665481567</text:p>
          </table:table-cell>
          <table:table-cell table:style-name="ce1" office:value-type="float" office:value="0.0000760555267333984" calcext:value-type="float">
            <text:p>7.60555267333984E-05</text:p>
          </table:table-cell>
          <table:table-cell table:style-name="ce1" office:value-type="float" office:value="0.000115871429443359" calcext:value-type="float">
            <text:p>0.000115871429443</text:p>
          </table:table-cell>
          <table:table-cell table:style-name="ce1" office:value-type="float" office:value="0.0000853538513183594" calcext:value-type="float">
            <text:p>8.53538513183594E-05</text:p>
          </table:table-cell>
          <table:table-cell table:style-name="ce1" office:value-type="float" office:value="0.000100612640380859" calcext:value-type="float">
            <text:p>0.000100612640381</text:p>
          </table:table-cell>
          <table:table-cell table:style-name="ce1" office:value-type="float" office:value="0.0000588893890380859" calcext:value-type="float">
            <text:p>5.88893890380859E-05</text:p>
          </table:table-cell>
          <table:table-cell table:style-name="ce1" office:value-type="float" office:value="0.0000669956207275391" calcext:value-type="float">
            <text:p>6.69956207275391E-05</text:p>
          </table:table-cell>
          <table:table-cell table:style-name="ce1" office:value-type="float" office:value="0.00010371208190918" calcext:value-type="float">
            <text:p>0.000103712081909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000705718994140625" calcext:value-type="float">
            <text:p>7.05718994140625E-05</text:p>
          </table:table-cell>
          <table:table-cell table:style-name="ce1" office:value-type="float" office:value="0.351361036300659" calcext:value-type="float">
            <text:p>0.351361036300659</text:p>
          </table:table-cell>
          <table:table-cell table:style-name="ce1" office:value-type="float" office:value="0.91679048538208" calcext:value-type="float">
            <text:p>0.91679048538208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0000519752502441406" calcext:value-type="float">
            <text:p>5.19752502441406E-05</text:p>
          </table:table-cell>
          <table:table-cell table:style-name="ce1" office:value-type="float" office:value="0.0000486373901367188" calcext:value-type="float">
            <text:p>4.86373901367188E-05</text:p>
          </table:table-cell>
          <table:table-cell table:style-name="ce1" office:value-type="float" office:value="0.0000529289245605469" calcext:value-type="float">
            <text:p>5.29289245605469E-05</text:p>
          </table:table-cell>
          <table:table-cell table:style-name="ce1" office:value-type="float" office:value="0.0000803470611572266" calcext:value-type="float">
            <text:p>8.03470611572266E-05</text:p>
          </table:table-cell>
          <table:table-cell table:style-name="ce1" office:value-type="float" office:value="0.0000555515289306641" calcext:value-type="float">
            <text:p>5.55515289306641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891685485839844" calcext:value-type="float">
            <text:p>8.91685485839844E-05</text:p>
          </table:table-cell>
          <table:table-cell table:style-name="ce1" office:value-type="float" office:value="4.16462016105652" calcext:value-type="float">
            <text:p>4.16462016105652</text:p>
          </table:table-cell>
          <table:table-cell table:style-name="ce1" office:value-type="float" office:value="0.356265068054199" calcext:value-type="float">
            <text:p>0.356265068054199</text:p>
          </table:table-cell>
          <table:table-cell table:style-name="ce1" office:value-type="float" office:value="0.000130891799926758" calcext:value-type="float">
            <text:p>0.000130891799927</text:p>
          </table:table-cell>
          <table:table-cell table:style-name="ce1" office:value-type="float" office:value="0.0000853538513183594" calcext:value-type="float">
            <text:p>8.53538513183594E-05</text:p>
          </table:table-cell>
          <table:table-cell table:style-name="ce1" office:value-type="float" office:value="0.000106573104858398" calcext:value-type="float">
            <text:p>0.000106573104858</text:p>
          </table:table-cell>
          <table:table-cell table:style-name="ce1" office:value-type="float" office:value="0.000185966491699219" calcext:value-type="float">
            <text:p>0.000185966491699</text:p>
          </table:table-cell>
          <table:table-cell table:style-name="ce1" office:value-type="float" office:value="0.0000755786895751953" calcext:value-type="float">
            <text:p>7.55786895751953E-05</text:p>
          </table:table-cell>
          <table:table-cell table:style-name="ce1" office:value-type="float" office:value="0.0000512599945068359" calcext:value-type="float">
            <text:p>5.12599945068359E-05</text:p>
          </table:table-cell>
          <table:table-cell table:style-name="ce1" office:value-type="float" office:value="0.0000557899475097656" calcext:value-type="float">
            <text:p>5.57899475097656E-05</text:p>
          </table:table-cell>
          <table:table-cell table:style-name="ce1" office:value-type="float" office:value="0.00006103515625" calcext:value-type="float">
            <text:p>6.103515625E-05</text:p>
          </table:table-cell>
          <table:table-cell table:style-name="ce1" office:value-type="float" office:value="0.0000758171081542969" calcext:value-type="float">
            <text:p>7.58171081542969E-05</text:p>
          </table:table-cell>
          <table:table-cell table:style-name="ce1" office:value-type="float" office:value="1.0104968547821" calcext:value-type="float">
            <text:p>1.0104968547821</text:p>
          </table:table-cell>
          <table:table-cell table:style-name="ce1" office:value-type="float" office:value="0.566940784454346" calcext:value-type="float">
            <text:p>0.566940784454346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555515289306641" calcext:value-type="float">
            <text:p>5.55515289306641E-05</text:p>
          </table:table-cell>
          <table:table-cell table:style-name="ce1" office:value-type="float" office:value="0.000672340393066406" calcext:value-type="float">
            <text:p>0.000672340393066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0548362731933594" calcext:value-type="float">
            <text:p>5.48362731933594E-05</text:p>
          </table:table-cell>
          <table:table-cell table:style-name="ce1" office:value-type="float" office:value="0.0000813007354736328" calcext:value-type="float">
            <text:p>8.13007354736328E-05</text:p>
          </table:table-cell>
          <table:table-cell table:style-name="ce1" office:value-type="float" office:value="0.0000689029693603516" calcext:value-type="float">
            <text:p>6.89029693603516E-05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4.30961036682129" calcext:value-type="float">
            <text:p>4.30961036682129</text:p>
          </table:table-cell>
          <table:table-cell table:style-name="ce1" office:value-type="float" office:value="0.255796194076538" calcext:value-type="float">
            <text:p>0.255796194076538</text:p>
          </table:table-cell>
          <table:table-cell table:style-name="ce1" office:value-type="float" office:value="0.000116825103759766" calcext:value-type="float">
            <text:p>0.00011682510376</text:p>
          </table:table-cell>
          <table:table-cell table:style-name="ce1" office:value-type="float" office:value="0.000179052352905273" calcext:value-type="float">
            <text:p>0.000179052352905</text:p>
          </table:table-cell>
          <table:table-cell table:style-name="ce1" office:value-type="float" office:value="0.00011754035949707" calcext:value-type="float">
            <text:p>0.000117540359497</text:p>
          </table:table-cell>
          <table:table-cell table:style-name="ce1" office:value-type="float" office:value="0.000147581100463867" calcext:value-type="float">
            <text:p>0.000147581100464</text:p>
          </table:table-cell>
          <table:table-cell table:style-name="ce1" office:value-type="float" office:value="0.0000822544097900391" calcext:value-type="float">
            <text:p>8.22544097900391E-05</text:p>
          </table:table-cell>
          <table:table-cell table:style-name="ce1" office:value-type="float" office:value="0.000105381011962891" calcext:value-type="float">
            <text:p>0.000105381011963</text:p>
          </table:table-cell>
          <table:table-cell table:style-name="ce1" office:value-type="float" office:value="0.0000736713409423828" calcext:value-type="float">
            <text:p>7.36713409423828E-05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000636577606201172" calcext:value-type="float">
            <text:p>6.36577606201172E-05</text:p>
          </table:table-cell>
          <table:table-cell table:style-name="ce1" office:value-type="float" office:value="1.34186291694641" calcext:value-type="float">
            <text:p>1.34186291694641</text:p>
          </table:table-cell>
          <table:table-cell table:style-name="ce1" office:value-type="float" office:value="0.0441741943359375" calcext:value-type="float">
            <text:p>0.044174194335938</text:p>
          </table:table-cell>
          <table:table-cell table:style-name="ce1" office:value-type="float" office:value="0.0000596046447753906" calcext:value-type="float">
            <text:p>5.96046447753906E-05</text:p>
          </table:table-cell>
          <table:table-cell table:style-name="ce1" office:value-type="float" office:value="0.000157356262207031" calcext:value-type="float">
            <text:p>0.000157356262207</text:p>
          </table:table-cell>
          <table:table-cell table:style-name="ce1" office:value-type="float" office:value="0.0000770092010498047" calcext:value-type="float">
            <text:p>7.70092010498047E-05</text:p>
          </table:table-cell>
          <table:table-cell table:style-name="ce1" office:value-type="float" office:value="0.000157356262207031" calcext:value-type="float">
            <text:p>0.000157356262207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524520874023438" calcext:value-type="float">
            <text:p>5.24520874023438E-05</text:p>
          </table:table-cell>
          <table:table-cell table:style-name="ce1" office:value-type="float" office:value="0.0000612735748291016" calcext:value-type="float">
            <text:p>6.12735748291016E-05</text:p>
          </table:table-cell>
          <table:table-cell table:style-name="ce1" office:value-type="float" office:value="0.0000762939453125" calcext:value-type="float">
            <text:p>7.62939453125E-05</text:p>
          </table:table-cell>
          <table:table-cell table:style-name="ce1" office:value-type="float" office:value="0.247904688119888" calcext:value-type="float">
            <text:p>0.247904688119888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4.43384003639221" calcext:value-type="float">
            <text:p>4.43384003639221</text:p>
          </table:table-cell>
          <table:table-cell table:style-name="ce1" office:value-type="float" office:value="25.7820875644684" calcext:value-type="float">
            <text:p>25.7820875644684</text:p>
          </table:table-cell>
        </table:table-row>
        <table:table-row table:style-name="ro2">
          <table:table-cell table:style-name="ce1" office:value-type="string" calcext:value-type="string">
            <text:p>num_workers = 12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755786895751953" calcext:value-type="float">
            <text:p>7.55786895751953E-05</text:p>
          </table:table-cell>
          <table:table-cell table:style-name="ce1" office:value-type="float" office:value="0.000102996826171875" calcext:value-type="float">
            <text:p>0.000102996826172</text:p>
          </table:table-cell>
          <table:table-cell table:style-name="ce1" office:value-type="float" office:value="0.000133275985717773" calcext:value-type="float">
            <text:p>0.000133275985718</text:p>
          </table:table-cell>
          <table:table-cell table:style-name="ce1" office:value-type="float" office:value="0.0000934600830078125" calcext:value-type="float">
            <text:p>9.34600830078125E-05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0.0000617504119873047" calcext:value-type="float">
            <text:p>6.17504119873047E-05</text:p>
          </table:table-cell>
          <table:table-cell table:style-name="ce1" office:value-type="float" office:value="0.0000779628753662109" calcext:value-type="float">
            <text:p>7.79628753662109E-05</text:p>
          </table:table-cell>
          <table:table-cell table:style-name="ce1" office:value-type="float" office:value="0.0000550746917724609" calcext:value-type="float">
            <text:p>5.50746917724609E-05</text:p>
          </table:table-cell>
          <table:table-cell table:style-name="ce1" office:value-type="float" office:value="0.0000596046447753906" calcext:value-type="float">
            <text:p>5.96046447753906E-05</text:p>
          </table:table-cell>
          <table:table-cell table:style-name="ce1" office:value-type="float" office:value="0.00015711784362793" calcext:value-type="float">
            <text:p>0.000157117843628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695143461227417" calcext:value-type="float">
            <text:p>0.695143461227417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555515289306641" calcext:value-type="float">
            <text:p>5.55515289306641E-05</text:p>
          </table:table-cell>
          <table:table-cell table:style-name="ce1" office:value-type="float" office:value="0.00006103515625" calcext:value-type="float">
            <text:p>6.103515625E-05</text:p>
          </table:table-cell>
          <table:table-cell table:style-name="ce1" office:value-type="float" office:value="0.000122308731079102" calcext:value-type="float">
            <text:p>0.000122308731079</text:p>
          </table:table-cell>
          <table:table-cell table:style-name="ce1" office:value-type="float" office:value="0.0000898838043212891" calcext:value-type="float">
            <text:p>8.98838043212891E-05</text:p>
          </table:table-cell>
          <table:table-cell table:style-name="ce1" office:value-type="float" office:value="0.0000619888305664062" calcext:value-type="float">
            <text:p>6.19888305664062E-05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0615119934082031" calcext:value-type="float">
            <text:p>6.15119934082031E-05</text:p>
          </table:table-cell>
          <table:table-cell table:style-name="ce1" office:value-type="float" office:value="5.51449680328369" calcext:value-type="float">
            <text:p>5.51449680328369</text:p>
          </table:table-cell>
          <table:table-cell table:style-name="ce1" office:value-type="float" office:value="0.00008392333984375" calcext:value-type="float">
            <text:p>8.392333984375E-05</text:p>
          </table:table-cell>
          <table:table-cell table:style-name="ce1" office:value-type="float" office:value="0.0000722408294677734" calcext:value-type="float">
            <text:p>7.22408294677734E-05</text:p>
          </table:table-cell>
          <table:table-cell table:style-name="ce1" office:value-type="float" office:value="0.000205516815185547" calcext:value-type="float">
            <text:p>0.000205516815186</text:p>
          </table:table-cell>
          <table:table-cell table:style-name="ce1" office:value-type="float" office:value="0.0000565052032470703" calcext:value-type="float">
            <text:p>5.65052032470703E-05</text:p>
          </table:table-cell>
          <table:table-cell table:style-name="ce1" office:value-type="float" office:value="0.0000703334808349609" calcext:value-type="float">
            <text:p>7.03334808349609E-05</text:p>
          </table:table-cell>
          <table:table-cell table:style-name="ce1" office:value-type="float" office:value="0.0000660419464111328" calcext:value-type="float">
            <text:p>6.60419464111328E-05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0660419464111328" calcext:value-type="float">
            <text:p>6.60419464111328E-05</text:p>
          </table:table-cell>
          <table:table-cell table:style-name="ce1" office:value-type="float" office:value="0.0000615119934082031" calcext:value-type="float">
            <text:p>6.15119934082031E-05</text:p>
          </table:table-cell>
          <table:table-cell table:style-name="ce1" office:value-type="float" office:value="0.00184226036071777" calcext:value-type="float">
            <text:p>0.001842260360718</text:p>
          </table:table-cell>
          <table:table-cell table:style-name="ce1" office:value-type="float" office:value="0.0000617504119873047" calcext:value-type="float">
            <text:p>6.17504119873047E-05</text:p>
          </table:table-cell>
          <table:table-cell table:style-name="ce1" office:value-type="float" office:value="0.717474460601807" calcext:value-type="float">
            <text:p>0.717474460601807</text:p>
          </table:table-cell>
          <table:table-cell table:style-name="ce1" office:value-type="float" office:value="0.000144243240356445" calcext:value-type="float">
            <text:p>0.000144243240356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072479248046875" calcext:value-type="float">
            <text:p>7.2479248046875E-05</text:p>
          </table:table-cell>
          <table:table-cell table:style-name="ce1" office:value-type="float" office:value="0.0000624656677246094" calcext:value-type="float">
            <text:p>6.24656677246094E-05</text:p>
          </table:table-cell>
          <table:table-cell table:style-name="ce1" office:value-type="float" office:value="0.0000579357147216797" calcext:value-type="float">
            <text:p>5.79357147216797E-05</text:p>
          </table:table-cell>
          <table:table-cell table:style-name="ce1" office:value-type="float" office:value="0.0000984668731689453" calcext:value-type="float">
            <text:p>9.84668731689453E-05</text:p>
          </table:table-cell>
          <table:table-cell table:style-name="ce1" office:value-type="float" office:value="0.000107049942016602" calcext:value-type="float">
            <text:p>0.000107049942017</text:p>
          </table:table-cell>
          <table:table-cell table:style-name="ce1" office:value-type="float" office:value="0.0000898838043212891" calcext:value-type="float">
            <text:p>8.98838043212891E-05</text:p>
          </table:table-cell>
          <table:table-cell table:style-name="ce1" office:value-type="float" office:value="4.76990747451782" calcext:value-type="float">
            <text:p>4.76990747451782</text:p>
          </table:table-cell>
          <table:table-cell table:style-name="ce1" office:value-type="float" office:value="0.00546622276306152" calcext:value-type="float">
            <text:p>0.005466222763062</text:p>
          </table:table-cell>
          <table:table-cell table:style-name="ce1" office:value-type="float" office:value="0.000124216079711914" calcext:value-type="float">
            <text:p>0.000124216079712</text:p>
          </table:table-cell>
          <table:table-cell table:style-name="ce1" office:value-type="float" office:value="0.000135183334350586" calcext:value-type="float">
            <text:p>0.000135183334351</text:p>
          </table:table-cell>
          <table:table-cell table:style-name="ce1" office:value-type="float" office:value="0.0000689029693603516" calcext:value-type="float">
            <text:p>6.89029693603516E-05</text:p>
          </table:table-cell>
          <table:table-cell table:style-name="ce1" office:value-type="float" office:value="0.0000591278076171875" calcext:value-type="float">
            <text:p>5.91278076171875E-05</text:p>
          </table:table-cell>
          <table:table-cell table:style-name="ce1" office:value-type="float" office:value="0.000119447708129883" calcext:value-type="float">
            <text:p>0.00011944770813</text:p>
          </table:table-cell>
          <table:table-cell table:style-name="ce1" office:value-type="float" office:value="0.000117063522338867" calcext:value-type="float">
            <text:p>0.000117063522339</text:p>
          </table:table-cell>
          <table:table-cell table:style-name="ce1" office:value-type="float" office:value="0.000095367431640625" calcext:value-type="float">
            <text:p>9.5367431640625E-05</text:p>
          </table:table-cell>
          <table:table-cell table:style-name="ce1" office:value-type="float" office:value="0.000120639801025391" calcext:value-type="float">
            <text:p>0.000120639801025</text:p>
          </table:table-cell>
          <table:table-cell table:style-name="ce1" office:value-type="float" office:value="0.0000905990600585938" calcext:value-type="float">
            <text:p>9.05990600585938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763446092605591" calcext:value-type="float">
            <text:p>0.763446092605591</text:p>
          </table:table-cell>
          <table:table-cell table:style-name="ce1" office:value-type="float" office:value="0.312474966049194" calcext:value-type="float">
            <text:p>0.312474966049194</text:p>
          </table:table-cell>
          <table:table-cell table:style-name="ce1" office:value-type="float" office:value="0.29052996635437" calcext:value-type="float">
            <text:p>0.29052996635437</text:p>
          </table:table-cell>
          <table:table-cell table:style-name="ce1" office:value-type="float" office:value="0.000102043151855469" calcext:value-type="float">
            <text:p>0.000102043151855</text:p>
          </table:table-cell>
          <table:table-cell table:style-name="ce1" office:value-type="float" office:value="0.000479459762573242" calcext:value-type="float">
            <text:p>0.000479459762573</text:p>
          </table:table-cell>
          <table:table-cell table:style-name="ce1" office:value-type="float" office:value="0.00005340576171875" calcext:value-type="float">
            <text:p>5.340576171875E-05</text:p>
          </table:table-cell>
          <table:table-cell table:style-name="ce1" office:value-type="float" office:value="0.0000901222229003906" calcext:value-type="float">
            <text:p>9.01222229003906E-05</text:p>
          </table:table-cell>
          <table:table-cell table:style-name="ce1" office:value-type="float" office:value="0.000049591064453125" calcext:value-type="float">
            <text:p>4.9591064453125E-05</text:p>
          </table:table-cell>
          <table:table-cell table:style-name="ce1" office:value-type="float" office:value="0.000116586685180664" calcext:value-type="float">
            <text:p>0.000116586685181</text:p>
          </table:table-cell>
          <table:table-cell table:style-name="ce1" office:value-type="float" office:value="4.52289891242981" calcext:value-type="float">
            <text:p>4.52289891242981</text:p>
          </table:table-cell>
          <table:table-cell table:style-name="ce1" office:value-type="float" office:value="0.00011444091796875" calcext:value-type="float">
            <text:p>0.000114440917969</text:p>
          </table:table-cell>
          <table:table-cell table:style-name="ce1" office:value-type="float" office:value="0.000138282775878906" calcext:value-type="float">
            <text:p>0.000138282775879</text:p>
          </table:table-cell>
          <table:table-cell table:style-name="ce1" office:value-type="float" office:value="0.438149690628052" calcext:value-type="float">
            <text:p>0.438149690628052</text:p>
          </table:table-cell>
          <table:table-cell table:style-name="ce1" office:value-type="float" office:value="0.0000693798065185547" calcext:value-type="float">
            <text:p>6.93798065185547E-05</text:p>
          </table:table-cell>
          <table:table-cell table:style-name="ce1" office:value-type="float" office:value="0.0000641345977783203" calcext:value-type="float">
            <text:p>6.41345977783203E-05</text:p>
          </table:table-cell>
          <table:table-cell table:style-name="ce1" office:value-type="float" office:value="0.0000622272491455078" calcext:value-type="float">
            <text:p>6.22272491455078E-05</text:p>
          </table:table-cell>
          <table:table-cell table:style-name="ce1" office:value-type="float" office:value="0.0000844001770019531" calcext:value-type="float">
            <text:p>8.44001770019531E-05</text:p>
          </table:table-cell>
          <table:table-cell table:style-name="ce1" office:value-type="float" office:value="0.0000560283660888672" calcext:value-type="float">
            <text:p>5.60283660888672E-05</text:p>
          </table:table-cell>
          <table:table-cell table:style-name="ce1" office:value-type="float" office:value="0.000101327896118164" calcext:value-type="float">
            <text:p>0.000101327896118</text:p>
          </table:table-cell>
          <table:table-cell table:style-name="ce1" office:value-type="float" office:value="0.0000519752502441406" calcext:value-type="float">
            <text:p>5.19752502441406E-05</text:p>
          </table:table-cell>
          <table:table-cell table:style-name="ce1" office:value-type="float" office:value="0.00522375106811523" calcext:value-type="float">
            <text:p>0.005223751068115</text:p>
          </table:table-cell>
          <table:table-cell table:style-name="ce1" office:value-type="float" office:value="1.27101492881775" calcext:value-type="float">
            <text:p>1.27101492881775</text:p>
          </table:table-cell>
          <table:table-cell table:style-name="ce1" office:value-type="float" office:value="0.000194549560546875" calcext:value-type="float">
            <text:p>0.000194549560547</text:p>
          </table:table-cell>
          <table:table-cell table:style-name="ce1" office:value-type="float" office:value="0.000191450119018555" calcext:value-type="float">
            <text:p>0.000191450119019</text:p>
          </table:table-cell>
          <table:table-cell table:style-name="ce1" office:value-type="float" office:value="0.0000798702239990234" calcext:value-type="float">
            <text:p>7.98702239990234E-05</text:p>
          </table:table-cell>
          <table:table-cell table:style-name="ce1" office:value-type="float" office:value="0.000121355056762695" calcext:value-type="float">
            <text:p>0.000121355056763</text:p>
          </table:table-cell>
          <table:table-cell table:style-name="ce1" office:value-type="float" office:value="0.0000665187835693359" calcext:value-type="float">
            <text:p>6.65187835693359E-05</text:p>
          </table:table-cell>
          <table:table-cell table:style-name="ce1" office:value-type="float" office:value="0.000102519989013672" calcext:value-type="float">
            <text:p>0.000102519989014</text:p>
          </table:table-cell>
          <table:table-cell table:style-name="ce1" office:value-type="float" office:value="0.0000579357147216797" calcext:value-type="float">
            <text:p>5.79357147216797E-05</text:p>
          </table:table-cell>
          <table:table-cell table:style-name="ce1" office:value-type="float" office:value="0.000108003616333008" calcext:value-type="float">
            <text:p>0.000108003616333</text:p>
          </table:table-cell>
          <table:table-cell table:style-name="ce1" office:value-type="float" office:value="4.74010729789734" calcext:value-type="float">
            <text:p>4.74010729789734</text:p>
          </table:table-cell>
          <table:table-cell table:style-name="ce1" office:value-type="float" office:value="0.326648473739624" calcext:value-type="float">
            <text:p>0.326648473739624</text:p>
          </table:table-cell>
          <table:table-cell table:style-name="ce1" office:value-type="float" office:value="0.000091552734375" calcext:value-type="float">
            <text:p>9.1552734375E-05</text:p>
          </table:table-cell>
          <table:table-cell table:style-name="ce1" office:value-type="float" office:value="0.000128030776977539" calcext:value-type="float">
            <text:p>0.000128030776978</text:p>
          </table:table-cell>
          <table:table-cell table:style-name="ce1" office:value-type="float" office:value="0.0000712871551513672" calcext:value-type="float">
            <text:p>7.12871551513672E-05</text:p>
          </table:table-cell>
          <table:table-cell table:style-name="ce1" office:value-type="float" office:value="0.000064849853515625" calcext:value-type="float">
            <text:p>6.4849853515625E-05</text:p>
          </table:table-cell>
          <table:table-cell table:style-name="ce1" office:value-type="float" office:value="0.0000641345977783203" calcext:value-type="float">
            <text:p>6.41345977783203E-05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0698566436767578" calcext:value-type="float">
            <text:p>6.98566436767578E-05</text:p>
          </table:table-cell>
          <table:table-cell table:style-name="ce1" office:value-type="float" office:value="0.000105142593383789" calcext:value-type="float">
            <text:p>0.000105142593384</text:p>
          </table:table-cell>
          <table:table-cell table:style-name="ce1" office:value-type="float" office:value="0.00010991096496582" calcext:value-type="float">
            <text:p>0.000109910964966</text:p>
          </table:table-cell>
          <table:table-cell table:style-name="ce1" office:value-type="float" office:value="0.0000400543212890625" calcext:value-type="float">
            <text:p>4.00543212890625E-05</text:p>
          </table:table-cell>
          <table:table-cell table:style-name="ce1" office:value-type="float" office:value="1.0028178691864" calcext:value-type="float">
            <text:p>1.0028178691864</text:p>
          </table:table-cell>
          <table:table-cell table:style-name="ce1" office:value-type="float" office:value="0.276189088821411" calcext:value-type="float">
            <text:p>0.276189088821411</text:p>
          </table:table-cell>
          <table:table-cell table:style-name="ce1" office:value-type="float" office:value="0.000080108642578125" calcext:value-type="float">
            <text:p>8.0108642578125E-05</text:p>
          </table:table-cell>
          <table:table-cell table:style-name="ce1" office:value-type="float" office:value="0.0000944137573242188" calcext:value-type="float">
            <text:p>9.44137573242188E-05</text:p>
          </table:table-cell>
          <table:table-cell table:style-name="ce1" office:value-type="float" office:value="0.0000629425048828125" calcext:value-type="float">
            <text:p>6.29425048828125E-05</text:p>
          </table:table-cell>
          <table:table-cell table:style-name="ce1" office:value-type="float" office:value="0.000164270401000977" calcext:value-type="float">
            <text:p>0.000164270401001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0555515289306641" calcext:value-type="float">
            <text:p>5.55515289306641E-05</text:p>
          </table:table-cell>
          <table:table-cell table:style-name="ce1" office:value-type="float" office:value="0.0000660419464111328" calcext:value-type="float">
            <text:p>6.60419464111328E-05</text:p>
          </table:table-cell>
          <table:table-cell table:style-name="ce1" office:value-type="float" office:value="0.246747310344989" calcext:value-type="float">
            <text:p>0.246747310344989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5.51449680328369" calcext:value-type="float">
            <text:p>5.51449680328369</text:p>
          </table:table-cell>
          <table:table-cell table:style-name="ce1" office:value-type="float" office:value="25.6617202758789" calcext:value-type="float">
            <text:p>25.6617202758789</text:p>
          </table:table-cell>
        </table:table-row>
        <table:table-row table:style-name="ro2">
          <table:table-cell table:style-name="ce1" office:value-type="string" calcext:value-type="string">
            <text:p>num_workers = 13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112056732177734" calcext:value-type="float">
            <text:p>0.000112056732178</text:p>
          </table:table-cell>
          <table:table-cell table:style-name="ce1" office:value-type="float" office:value="0.0000622272491455078" calcext:value-type="float">
            <text:p>6.22272491455078E-05</text:p>
          </table:table-cell>
          <table:table-cell table:style-name="ce1" office:value-type="float" office:value="0.0000641345977783203" calcext:value-type="float">
            <text:p>6.41345977783203E-05</text:p>
          </table:table-cell>
          <table:table-cell table:style-name="ce1" office:value-type="float" office:value="0.0000879764556884766" calcext:value-type="float">
            <text:p>8.79764556884766E-05</text:p>
          </table:table-cell>
          <table:table-cell table:style-name="ce1" office:value-type="float" office:value="0.0000805854797363281" calcext:value-type="float">
            <text:p>8.05854797363281E-05</text:p>
          </table:table-cell>
          <table:table-cell table:style-name="ce1" office:value-type="float" office:value="0.0000698566436767578" calcext:value-type="float">
            <text:p>6.98566436767578E-05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0.0000522136688232422" calcext:value-type="float">
            <text:p>5.22136688232422E-05</text:p>
          </table:table-cell>
          <table:table-cell table:style-name="ce1" office:value-type="float" office:value="0.0000672340393066406" calcext:value-type="float">
            <text:p>6.72340393066406E-05</text:p>
          </table:table-cell>
          <table:table-cell table:style-name="ce1" office:value-type="float" office:value="0.0001068115234375" calcext:value-type="float">
            <text:p>0.000106811523438</text:p>
          </table:table-cell>
          <table:table-cell table:style-name="ce1" office:value-type="float" office:value="0.00010371208190918" calcext:value-type="float">
            <text:p>0.000103712081909</text:p>
          </table:table-cell>
          <table:table-cell table:style-name="ce1" office:value-type="float" office:value="0.0000810623168945313" calcext:value-type="float">
            <text:p>8.10623168945313E-05</text:p>
          </table:table-cell>
          <table:table-cell table:style-name="ce1" office:value-type="float" office:value="0.472460746765137" calcext:value-type="float">
            <text:p>0.472460746765137</text:p>
          </table:table-cell>
          <table:table-cell table:style-name="ce1" office:value-type="float" office:value="0.000132083892822266" calcext:value-type="float">
            <text:p>0.000132083892822</text:p>
          </table:table-cell>
          <table:table-cell table:style-name="ce1" office:value-type="float" office:value="0.0000550746917724609" calcext:value-type="float">
            <text:p>5.50746917724609E-05</text:p>
          </table:table-cell>
          <table:table-cell table:style-name="ce1" office:value-type="float" office:value="0.0000519752502441406" calcext:value-type="float">
            <text:p>5.19752502441406E-05</text:p>
          </table:table-cell>
          <table:table-cell table:style-name="ce1" office:value-type="float" office:value="0.000112056732177734" calcext:value-type="float">
            <text:p>0.000112056732178</text:p>
          </table:table-cell>
          <table:table-cell table:style-name="ce1" office:value-type="float" office:value="0.0000460147857666016" calcext:value-type="float">
            <text:p>4.60147857666016E-05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5.29773020744324" calcext:value-type="float">
            <text:p>5.29773020744324</text:p>
          </table:table-cell>
          <table:table-cell table:style-name="ce1" office:value-type="float" office:value="0.00010991096496582" calcext:value-type="float">
            <text:p>0.000109910964966</text:p>
          </table:table-cell>
          <table:table-cell table:style-name="ce1" office:value-type="float" office:value="0.0000524520874023438" calcext:value-type="float">
            <text:p>5.24520874023438E-05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0000622272491455078" calcext:value-type="float">
            <text:p>6.22272491455078E-05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000667572021484375" calcext:value-type="float">
            <text:p>6.67572021484375E-05</text:p>
          </table:table-cell>
          <table:table-cell table:style-name="ce1" office:value-type="float" office:value="0.000106096267700195" calcext:value-type="float">
            <text:p>0.0001060962677</text:p>
          </table:table-cell>
          <table:table-cell table:style-name="ce1" office:value-type="float" office:value="0.0000622272491455078" calcext:value-type="float">
            <text:p>6.22272491455078E-05</text:p>
          </table:table-cell>
          <table:table-cell table:style-name="ce1" office:value-type="float" office:value="0.000101566314697266" calcext:value-type="float">
            <text:p>0.000101566314697</text:p>
          </table:table-cell>
          <table:table-cell table:style-name="ce1" office:value-type="float" office:value="0.0000612735748291016" calcext:value-type="float">
            <text:p>6.12735748291016E-05</text:p>
          </table:table-cell>
          <table:table-cell table:style-name="ce1" office:value-type="float" office:value="0.0000751018524169922" calcext:value-type="float">
            <text:p>7.51018524169922E-05</text:p>
          </table:table-cell>
          <table:table-cell table:style-name="ce1" office:value-type="float" office:value="0.0000958442687988281" calcext:value-type="float">
            <text:p>9.58442687988281E-05</text:p>
          </table:table-cell>
          <table:table-cell table:style-name="ce1" office:value-type="float" office:value="1.27491331100464" calcext:value-type="float">
            <text:p>1.27491331100464</text:p>
          </table:table-cell>
          <table:table-cell table:style-name="ce1" office:value-type="float" office:value="0.0000526905059814453" calcext:value-type="float">
            <text:p>5.26905059814453E-05</text:p>
          </table:table-cell>
          <table:table-cell table:style-name="ce1" office:value-type="float" office:value="0.000121593475341797" calcext:value-type="float">
            <text:p>0.000121593475342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0977516174316406" calcext:value-type="float">
            <text:p>9.77516174316406E-05</text:p>
          </table:table-cell>
          <table:table-cell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0.0000581741333007812" calcext:value-type="float">
            <text:p>5.81741333007812E-05</text:p>
          </table:table-cell>
          <table:table-cell table:style-name="ce1" office:value-type="float" office:value="0.0000507831573486328" calcext:value-type="float">
            <text:p>5.07831573486328E-05</text:p>
          </table:table-cell>
          <table:table-cell table:style-name="ce1" office:value-type="float" office:value="5.58287715911865" calcext:value-type="float">
            <text:p>5.58287715911865</text:p>
          </table:table-cell>
          <table:table-cell table:style-name="ce1" office:value-type="float" office:value="0.0000848770141601563" calcext:value-type="float">
            <text:p>8.48770141601563E-05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0000483989715576172" calcext:value-type="float">
            <text:p>4.83989715576172E-05</text:p>
          </table:table-cell>
          <table:table-cell table:style-name="ce1" office:value-type="float" office:value="0.0000767707824707031" calcext:value-type="float">
            <text:p>7.67707824707031E-05</text:p>
          </table:table-cell>
          <table:table-cell table:style-name="ce1" office:value-type="float" office:value="0.0000941753387451172" calcext:value-type="float">
            <text:p>9.41753387451172E-05</text:p>
          </table:table-cell>
          <table:table-cell table:style-name="ce1" office:value-type="float" office:value="0.0000586509704589844" calcext:value-type="float">
            <text:p>5.86509704589844E-05</text:p>
          </table:table-cell>
          <table:table-cell table:style-name="ce1" office:value-type="float" office:value="0.0000720024108886719" calcext:value-type="float">
            <text:p>7.20024108886719E-05</text:p>
          </table:table-cell>
          <table:table-cell table:style-name="ce1" office:value-type="float" office:value="0.0000483989715576172" calcext:value-type="float">
            <text:p>4.83989715576172E-05</text:p>
          </table:table-cell>
          <table:table-cell table:style-name="ce1" office:value-type="float" office:value="0.00005340576171875" calcext:value-type="float">
            <text:p>5.340576171875E-05</text:p>
          </table:table-cell>
          <table:table-cell table:style-name="ce1" office:value-type="float" office:value="0.0000975131988525391" calcext:value-type="float">
            <text:p>9.75131988525391E-05</text:p>
          </table:table-cell>
          <table:table-cell table:style-name="ce1" office:value-type="float" office:value="0.0000722408294677734" calcext:value-type="float">
            <text:p>7.22408294677734E-05</text:p>
          </table:table-cell>
          <table:table-cell table:style-name="ce1" office:value-type="float" office:value="0.0000593662261962891" calcext:value-type="float">
            <text:p>5.93662261962891E-05</text:p>
          </table:table-cell>
          <table:table-cell table:style-name="ce1" office:value-type="float" office:value="1.09842658042908" calcext:value-type="float">
            <text:p>1.09842658042908</text:p>
          </table:table-cell>
          <table:table-cell table:style-name="ce1" office:value-type="float" office:value="0.0000460147857666016" calcext:value-type="float">
            <text:p>4.60147857666016E-05</text:p>
          </table:table-cell>
          <table:table-cell table:style-name="ce1" office:value-type="float" office:value="0.0000472068786621094" calcext:value-type="float">
            <text:p>4.72068786621094E-05</text:p>
          </table:table-cell>
          <table:table-cell table:style-name="ce1" office:value-type="float" office:value="0.0000727176666259766" calcext:value-type="float">
            <text:p>7.27176666259766E-05</text:p>
          </table:table-cell>
          <table:table-cell table:style-name="ce1" office:value-type="float" office:value="0.0000894069671630859" calcext:value-type="float">
            <text:p>8.94069671630859E-05</text:p>
          </table:table-cell>
          <table:table-cell table:style-name="ce1" office:value-type="float" office:value="0.0000655651092529297" calcext:value-type="float">
            <text:p>6.55651092529297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705718994140625" calcext:value-type="float">
            <text:p>7.05718994140625E-05</text:p>
          </table:table-cell>
          <table:table-cell table:style-name="ce1" office:value-type="float" office:value="4.83865356445313" calcext:value-type="float">
            <text:p>4.83865356445313</text:p>
          </table:table-cell>
          <table:table-cell table:style-name="ce1" office:value-type="float" office:value="0.0748333930969238" calcext:value-type="float">
            <text:p>0.074833393096924</text:p>
          </table:table-cell>
          <table:table-cell table:style-name="ce1" office:value-type="float" office:value="0.388432502746582" calcext:value-type="float">
            <text:p>0.388432502746582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720024108886719" calcext:value-type="float">
            <text:p>7.20024108886719E-05</text:p>
          </table:table-cell>
          <table:table-cell table:style-name="ce1" office:value-type="float" office:value="0.0000998973846435547" calcext:value-type="float">
            <text:p>9.98973846435547E-05</text:p>
          </table:table-cell>
          <table:table-cell table:style-name="ce1" office:value-type="float" office:value="0.0000641345977783203" calcext:value-type="float">
            <text:p>6.41345977783203E-05</text:p>
          </table:table-cell>
          <table:table-cell table:style-name="ce1" office:value-type="float" office:value="0.0000486373901367188" calcext:value-type="float">
            <text:p>4.86373901367188E-05</text:p>
          </table:table-cell>
          <table:table-cell table:style-name="ce1" office:value-type="float" office:value="0.0000658035278320312" calcext:value-type="float">
            <text:p>6.58035278320312E-05</text:p>
          </table:table-cell>
          <table:table-cell table:style-name="ce1" office:value-type="float" office:value="0.0000650882720947266" calcext:value-type="float">
            <text:p>6.50882720947266E-05</text:p>
          </table:table-cell>
          <table:table-cell table:style-name="ce1" office:value-type="float" office:value="0.00008392333984375" calcext:value-type="float">
            <text:p>8.392333984375E-05</text:p>
          </table:table-cell>
          <table:table-cell table:style-name="ce1" office:value-type="float" office:value="0.0000557899475097656" calcext:value-type="float">
            <text:p>5.57899475097656E-05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1.27184295654297" calcext:value-type="float">
            <text:p>1.27184295654297</text:p>
          </table:table-cell>
          <table:table-cell table:style-name="ce1" office:value-type="float" office:value="0.0000722408294677734" calcext:value-type="float">
            <text:p>7.22408294677734E-05</text:p>
          </table:table-cell>
          <table:table-cell table:style-name="ce1" office:value-type="float" office:value="0.024273157119751" calcext:value-type="float">
            <text:p>0.024273157119751</text:p>
          </table:table-cell>
          <table:table-cell table:style-name="ce1" office:value-type="float" office:value="0.0000970363616943359" calcext:value-type="float">
            <text:p>9.70363616943359E-05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0.0000798702239990234" calcext:value-type="float">
            <text:p>7.98702239990234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934600830078125" calcext:value-type="float">
            <text:p>9.34600830078125E-05</text:p>
          </table:table-cell>
          <table:table-cell table:style-name="ce1" office:value-type="float" office:value="4.80153346061707" calcext:value-type="float">
            <text:p>4.80153346061707</text:p>
          </table:table-cell>
          <table:table-cell table:style-name="ce1" office:value-type="float" office:value="0.0996553897857666" calcext:value-type="float">
            <text:p>0.099655389785767</text:p>
          </table:table-cell>
          <table:table-cell table:style-name="ce1" office:value-type="float" office:value="0.000101804733276367" calcext:value-type="float">
            <text:p>0.000101804733276</text:p>
          </table:table-cell>
          <table:table-cell table:style-name="ce1" office:value-type="float" office:value="0.0000977516174316406" calcext:value-type="float">
            <text:p>9.77516174316406E-05</text:p>
          </table:table-cell>
          <table:table-cell table:style-name="ce1" office:value-type="float" office:value="0.132382869720459" calcext:value-type="float">
            <text:p>0.132382869720459</text:p>
          </table:table-cell>
          <table:table-cell table:style-name="ce1" office:value-type="float" office:value="0.0000922679901123047" calcext:value-type="float">
            <text:p>9.22679901123047E-05</text:p>
          </table:table-cell>
          <table:table-cell table:style-name="ce1" office:value-type="float" office:value="0.000101327896118164" calcext:value-type="float">
            <text:p>0.000101327896118</text:p>
          </table:table-cell>
          <table:table-cell table:style-name="ce1" office:value-type="float" office:value="0.0000545978546142578" calcext:value-type="float">
            <text:p>5.45978546142578E-05</text:p>
          </table:table-cell>
          <table:table-cell table:style-name="ce1" office:value-type="float" office:value="0.0000956058502197266" calcext:value-type="float">
            <text:p>9.56058502197266E-05</text:p>
          </table:table-cell>
          <table:table-cell table:style-name="ce1" office:value-type="float" office:value="0.0000607967376708984" calcext:value-type="float">
            <text:p>6.07967376708984E-05</text:p>
          </table:table-cell>
          <table:table-cell table:style-name="ce1" office:value-type="float" office:value="0.0000567436218261719" calcext:value-type="float">
            <text:p>5.67436218261719E-05</text:p>
          </table:table-cell>
          <table:table-cell table:style-name="ce1" office:value-type="float" office:value="0.0000817775726318359" calcext:value-type="float">
            <text:p>8.17775726318359E-05</text:p>
          </table:table-cell>
          <table:table-cell table:style-name="ce1" office:value-type="float" office:value="0.0000483989715576172" calcext:value-type="float">
            <text:p>4.83989715576172E-05</text:p>
          </table:table-cell>
          <table:table-cell table:style-name="ce1" office:value-type="float" office:value="0.885460615158081" calcext:value-type="float">
            <text:p>0.885460615158081</text:p>
          </table:table-cell>
          <table:table-cell table:style-name="ce1" office:value-type="float" office:value="0.909497499465942" calcext:value-type="float">
            <text:p>0.909497499465942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574588775634766" calcext:value-type="float">
            <text:p>5.74588775634766E-05</text:p>
          </table:table-cell>
          <table:table-cell table:style-name="ce1" office:value-type="float" office:value="0.0000464916229248047" calcext:value-type="float">
            <text:p>4.64916229248047E-05</text:p>
          </table:table-cell>
          <table:table-cell table:style-name="ce1" office:value-type="float" office:value="0.0000789165496826172" calcext:value-type="float">
            <text:p>7.89165496826172E-05</text:p>
          </table:table-cell>
          <table:table-cell table:style-name="ce1" office:value-type="float" office:value="0.0000624656677246094" calcext:value-type="float">
            <text:p>6.24656677246094E-05</text:p>
          </table:table-cell>
          <table:table-cell table:style-name="ce1" office:value-type="float" office:value="0.000080108642578125" calcext:value-type="float">
            <text:p>8.0108642578125E-05</text:p>
          </table:table-cell>
          <table:table-cell table:style-name="ce1" office:value-type="float" office:value="0.261147439479828" calcext:value-type="float">
            <text:p>0.261147439479828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5.58287715911865" calcext:value-type="float">
            <text:p>5.58287715911865</text:p>
          </table:table-cell>
          <table:table-cell table:style-name="ce1" office:value-type="float" office:value="27.1593337059021" calcext:value-type="float">
            <text:p>27.1593337059021</text:p>
          </table:table-cell>
        </table:table-row>
        <table:table-row table:style-name="ro2">
          <table:table-cell table:style-name="ce1" office:value-type="string" calcext:value-type="string">
            <text:p>num_workers = 14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427747964859009" calcext:value-type="float">
            <text:p>0.427747964859009</text:p>
          </table:table-cell>
          <table:table-cell table:style-name="ce1" office:value-type="float" office:value="0.0314760208129883" calcext:value-type="float">
            <text:p>0.031476020812988</text:p>
          </table:table-cell>
          <table:table-cell table:style-name="ce1" office:value-type="float" office:value="0.0000524520874023438" calcext:value-type="float">
            <text:p>5.24520874023438E-05</text:p>
          </table:table-cell>
          <table:table-cell table:style-name="ce1" office:value-type="float" office:value="3.04254961013794" calcext:value-type="float">
            <text:p>3.04254961013794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0000884532928466797" calcext:value-type="float">
            <text:p>8.84532928466797E-05</text:p>
          </table:table-cell>
          <table:table-cell table:style-name="ce1" office:value-type="float" office:value="0.0000941753387451172" calcext:value-type="float">
            <text:p>9.41753387451172E-05</text:p>
          </table:table-cell>
          <table:table-cell table:style-name="ce1" office:value-type="float" office:value="0.000101089477539063" calcext:value-type="float">
            <text:p>0.000101089477539</text:p>
          </table:table-cell>
          <table:table-cell table:style-name="ce1" office:value-type="float" office:value="0.0000662803649902344" calcext:value-type="float">
            <text:p>6.62803649902344E-05</text:p>
          </table:table-cell>
          <table:table-cell table:style-name="ce1" office:value-type="float" office:value="0.0000829696655273438" calcext:value-type="float">
            <text:p>8.29696655273438E-05</text:p>
          </table:table-cell>
          <table:table-cell table:style-name="ce1" office:value-type="float" office:value="0.00012516975402832" calcext:value-type="float">
            <text:p>0.000125169754028</text:p>
          </table:table-cell>
          <table:table-cell table:style-name="ce1" office:value-type="float" office:value="0.0000741481781005859" calcext:value-type="float">
            <text:p>7.41481781005859E-05</text:p>
          </table:table-cell>
          <table:table-cell table:style-name="ce1" office:value-type="float" office:value="0.000120162963867188" calcext:value-type="float">
            <text:p>0.000120162963867</text:p>
          </table:table-cell>
          <table:table-cell table:style-name="ce1" office:value-type="float" office:value="0.0000848770141601563" calcext:value-type="float">
            <text:p>8.48770141601563E-05</text:p>
          </table:table-cell>
          <table:table-cell table:number-columns-repeated="2" table:style-name="ce1" office:value-type="float" office:value="0.0000615119934082031" calcext:value-type="float">
            <text:p>6.15119934082031E-05</text:p>
          </table:table-cell>
          <table:table-cell table:style-name="ce1" office:value-type="float" office:value="0.000109195709228516" calcext:value-type="float">
            <text:p>0.000109195709229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4.47506904602051" calcext:value-type="float">
            <text:p>4.47506904602051</text:p>
          </table:table-cell>
          <table:table-cell table:style-name="ce1" office:value-type="float" office:value="0.704092025756836" calcext:value-type="float">
            <text:p>0.704092025756836</text:p>
          </table:table-cell>
          <table:table-cell table:style-name="ce1" office:value-type="float" office:value="1.8035581111908" calcext:value-type="float">
            <text:p>1.8035581111908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0712871551513672" calcext:value-type="float">
            <text:p>7.12871551513672E-05</text:p>
          </table:table-cell>
          <table:table-cell table:style-name="ce1" office:value-type="float" office:value="0.000109672546386719" calcext:value-type="float">
            <text:p>0.000109672546387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815391540527344" calcext:value-type="float">
            <text:p>8.15391540527344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0000476837158203125" calcext:value-type="float">
            <text:p>4.76837158203125E-05</text:p>
          </table:table-cell>
          <table:table-cell table:style-name="ce1" office:value-type="float" office:value="0.0000681877136230469" calcext:value-type="float">
            <text:p>6.81877136230469E-05</text:p>
          </table:table-cell>
          <table:table-cell table:style-name="ce1" office:value-type="float" office:value="0.0000863075256347656" calcext:value-type="float">
            <text:p>8.63075256347656E-05</text:p>
          </table:table-cell>
          <table:table-cell table:style-name="ce1" office:value-type="float" office:value="0.0000967979431152344" calcext:value-type="float">
            <text:p>9.67979431152344E-05</text:p>
          </table:table-cell>
          <table:table-cell table:style-name="ce1" office:value-type="float" office:value="0.000100135803222656" calcext:value-type="float">
            <text:p>0.000100135803223</text:p>
          </table:table-cell>
          <table:table-cell table:style-name="ce1" office:value-type="float" office:value="0.0571737289428711" calcext:value-type="float">
            <text:p>0.057173728942871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20057201385498" calcext:value-type="float">
            <text:p>0.020057201385498</text:p>
          </table:table-cell>
          <table:table-cell table:style-name="ce1" office:value-type="float" office:value="0.0000691413879394531" calcext:value-type="float">
            <text:p>6.91413879394531E-05</text:p>
          </table:table-cell>
          <table:table-cell table:style-name="ce1" office:value-type="float" office:value="0.00008392333984375" calcext:value-type="float">
            <text:p>8.392333984375E-05</text:p>
          </table:table-cell>
          <table:table-cell table:style-name="ce1" office:value-type="float" office:value="5.22696256637573" calcext:value-type="float">
            <text:p>5.22696256637573</text:p>
          </table:table-cell>
          <table:table-cell table:style-name="ce1" office:value-type="float" office:value="0.0000815391540527344" calcext:value-type="float">
            <text:p>8.15391540527344E-05</text:p>
          </table:table-cell>
          <table:table-cell table:style-name="ce1" office:value-type="float" office:value="0.0000834465026855469" calcext:value-type="float">
            <text:p>8.34465026855469E-05</text:p>
          </table:table-cell>
          <table:table-cell table:style-name="ce1" office:value-type="float" office:value="0.643517732620239" calcext:value-type="float">
            <text:p>0.643517732620239</text:p>
          </table:table-cell>
          <table:table-cell table:style-name="ce1" office:value-type="float" office:value="0.0000636577606201172" calcext:value-type="float">
            <text:p>6.36577606201172E-05</text:p>
          </table:table-cell>
          <table:table-cell table:style-name="ce1" office:value-type="float" office:value="0.000100612640380859" calcext:value-type="float">
            <text:p>0.000100612640381</text:p>
          </table:table-cell>
          <table:table-cell table:style-name="ce1" office:value-type="float" office:value="0.000110387802124023" calcext:value-type="float">
            <text:p>0.000110387802124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629425048828125" calcext:value-type="float">
            <text:p>6.29425048828125E-05</text:p>
          </table:table-cell>
          <table:table-cell table:style-name="ce1" office:value-type="float" office:value="0.0000693798065185547" calcext:value-type="float">
            <text:p>6.93798065185547E-05</text:p>
          </table:table-cell>
          <table:table-cell table:style-name="ce1" office:value-type="float" office:value="0.00005340576171875" calcext:value-type="float">
            <text:p>5.340576171875E-05</text:p>
          </table:table-cell>
          <table:table-cell table:style-name="ce1" office:value-type="float" office:value="0.0000519752502441406" calcext:value-type="float">
            <text:p>5.19752502441406E-05</text:p>
          </table:table-cell>
          <table:table-cell table:style-name="ce1" office:value-type="float" office:value="0.0000758171081542969" calcext:value-type="float">
            <text:p>7.58171081542969E-05</text:p>
          </table:table-cell>
          <table:table-cell table:style-name="ce1" office:value-type="float" office:value="1.15988516807556" calcext:value-type="float">
            <text:p>1.15988516807556</text:p>
          </table:table-cell>
          <table:table-cell table:style-name="ce1" office:value-type="float" office:value="0.0000898838043212891" calcext:value-type="float">
            <text:p>8.98838043212891E-05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0.000104904174804688" calcext:value-type="float">
            <text:p>0.000104904174805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000524520874023438" calcext:value-type="float">
            <text:p>5.24520874023438E-05</text:p>
          </table:table-cell>
          <table:table-cell table:style-name="ce1" office:value-type="float" office:value="0.0000996589660644531" calcext:value-type="float">
            <text:p>9.96589660644531E-05</text:p>
          </table:table-cell>
          <table:table-cell table:style-name="ce1" office:value-type="float" office:value="5.4797568321228" calcext:value-type="float">
            <text:p>5.4797568321228</text:p>
          </table:table-cell>
          <table:table-cell table:style-name="ce1" office:value-type="float" office:value="0.0000514984130859375" calcext:value-type="float">
            <text:p>5.14984130859375E-05</text:p>
          </table:table-cell>
          <table:table-cell table:style-name="ce1" office:value-type="float" office:value="0.00005340576171875" calcext:value-type="float">
            <text:p>5.340576171875E-05</text:p>
          </table:table-cell>
          <table:table-cell table:style-name="ce1" office:value-type="float" office:value="0.00019383430480957" calcext:value-type="float">
            <text:p>0.00019383430481</text:p>
          </table:table-cell>
          <table:table-cell table:style-name="ce1" office:value-type="float" office:value="0.0000586509704589844" calcext:value-type="float">
            <text:p>5.86509704589844E-05</text:p>
          </table:table-cell>
          <table:table-cell table:style-name="ce1" office:value-type="float" office:value="0.0000581741333007812" calcext:value-type="float">
            <text:p>5.81741333007812E-05</text:p>
          </table:table-cell>
          <table:table-cell table:style-name="ce1" office:value-type="float" office:value="0.0000846385955810547" calcext:value-type="float">
            <text:p>8.46385955810547E-05</text:p>
          </table:table-cell>
          <table:table-cell table:style-name="ce1" office:value-type="float" office:value="0.0000586509704589844" calcext:value-type="float">
            <text:p>5.86509704589844E-05</text:p>
          </table:table-cell>
          <table:table-cell table:style-name="ce1" office:value-type="float" office:value="0.000104427337646484" calcext:value-type="float">
            <text:p>0.000104427337646</text:p>
          </table:table-cell>
          <table:table-cell table:style-name="ce1" office:value-type="float" office:value="0.000354528427124023" calcext:value-type="float">
            <text:p>0.000354528427124</text:p>
          </table:table-cell>
          <table:table-cell table:style-name="ce1" office:value-type="float" office:value="0.0000844001770019531" calcext:value-type="float">
            <text:p>8.44001770019531E-05</text:p>
          </table:table-cell>
          <table:table-cell table:style-name="ce1" office:value-type="float" office:value="0.0000753402709960937" calcext:value-type="float">
            <text:p>7.53402709960937E-05</text:p>
          </table:table-cell>
          <table:table-cell table:style-name="ce1" office:value-type="float" office:value="0.0000514984130859375" calcext:value-type="float">
            <text:p>5.14984130859375E-05</text:p>
          </table:table-cell>
          <table:table-cell table:style-name="ce1" office:value-type="float" office:value="0.000064849853515625" calcext:value-type="float">
            <text:p>6.4849853515625E-05</text:p>
          </table:table-cell>
          <table:table-cell table:style-name="ce1" office:value-type="float" office:value="1.55007982254028" calcext:value-type="float">
            <text:p>1.55007982254028</text:p>
          </table:table-cell>
          <table:table-cell table:style-name="ce1" office:value-type="float" office:value="0.0000550746917724609" calcext:value-type="float">
            <text:p>5.50746917724609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722408294677734" calcext:value-type="float">
            <text:p>7.22408294677734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717639923095703" calcext:value-type="float">
            <text:p>7.17639923095703E-05</text:p>
          </table:table-cell>
          <table:table-cell table:style-name="ce1" office:value-type="float" office:value="6.03173589706421" calcext:value-type="float">
            <text:p>6.03173589706421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867843627929688" calcext:value-type="float">
            <text:p>8.67843627929688E-05</text:p>
          </table:table-cell>
          <table:table-cell table:style-name="ce1" office:value-type="float" office:value="0.000101804733276367" calcext:value-type="float">
            <text:p>0.000101804733276</text:p>
          </table:table-cell>
          <table:table-cell table:style-name="ce1" office:value-type="float" office:value="0.0000522136688232422" calcext:value-type="float">
            <text:p>5.22136688232422E-05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0.0000956058502197266" calcext:value-type="float">
            <text:p>9.56058502197266E-05</text:p>
          </table:table-cell>
          <table:table-cell table:style-name="ce1" office:value-type="float" office:value="0.000143051147460938" calcext:value-type="float">
            <text:p>0.000143051147461</text:p>
          </table:table-cell>
          <table:table-cell table:style-name="ce1" office:value-type="float" office:value="0.000072479248046875" calcext:value-type="float">
            <text:p>7.2479248046875E-05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0000562667846679687" calcext:value-type="float">
            <text:p>5.62667846679687E-05</text:p>
          </table:table-cell>
          <table:table-cell table:style-name="ce1" office:value-type="float" office:value="0.0000712871551513672" calcext:value-type="float">
            <text:p>7.12871551513672E-05</text:p>
          </table:table-cell>
          <table:table-cell table:style-name="ce1" office:value-type="float" office:value="0.0000824928283691406" calcext:value-type="float">
            <text:p>8.24928283691406E-05</text:p>
          </table:table-cell>
          <table:table-cell table:style-name="ce1" office:value-type="float" office:value="0.0000517368316650391" calcext:value-type="float">
            <text:p>5.17368316650391E-05</text:p>
          </table:table-cell>
          <table:table-cell table:style-name="ce1" office:value-type="float" office:value="1.0453736782074" calcext:value-type="float">
            <text:p>1.0453736782074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0638961791992187" calcext:value-type="float">
            <text:p>6.38961791992187E-05</text:p>
          </table:table-cell>
          <table:table-cell table:style-name="ce1" office:value-type="float" office:value="0.304860938053865" calcext:value-type="float">
            <text:p>0.30486093805386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6.03173589706421" calcext:value-type="float">
            <text:p>6.03173589706421</text:p>
          </table:table-cell>
          <table:table-cell table:style-name="ce1" office:value-type="float" office:value="31.7055375576019" calcext:value-type="float">
            <text:p>31.7055375576019</text:p>
          </table:table-cell>
        </table:table-row>
        <table:table-row table:style-name="ro2">
          <table:table-cell table:style-name="ce1" office:value-type="string" calcext:value-type="string">
            <text:p>num_workers = 15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144375085830688" calcext:value-type="float">
            <text:p>0.144375085830688</text:p>
          </table:table-cell>
          <table:table-cell table:style-name="ce1" office:value-type="float" office:value="0.0000541210174560547" calcext:value-type="float">
            <text:p>5.41210174560547E-05</text:p>
          </table:table-cell>
          <table:table-cell table:style-name="ce1" office:value-type="float" office:value="0.0000612735748291016" calcext:value-type="float">
            <text:p>6.12735748291016E-05</text:p>
          </table:table-cell>
          <table:table-cell table:style-name="ce1" office:value-type="float" office:value="0.22736120223999" calcext:value-type="float">
            <text:p>0.22736120223999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11134147644043" calcext:value-type="float">
            <text:p>0.00011134147644</text:p>
          </table:table-cell>
          <table:table-cell table:style-name="ce1" office:value-type="float" office:value="0.0000798702239990234" calcext:value-type="float">
            <text:p>7.98702239990234E-05</text:p>
          </table:table-cell>
          <table:table-cell table:style-name="ce1" office:value-type="float" office:value="0.0000739097595214844" calcext:value-type="float">
            <text:p>7.39097595214844E-05</text:p>
          </table:table-cell>
          <table:table-cell table:style-name="ce1" office:value-type="float" office:value="0.000108957290649414" calcext:value-type="float">
            <text:p>0.000108957290649</text:p>
          </table:table-cell>
          <table:table-cell table:style-name="ce1" office:value-type="float" office:value="0.000127315521240234" calcext:value-type="float">
            <text:p>0.00012731552124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762939453125" calcext:value-type="float">
            <text:p>7.62939453125E-05</text:p>
          </table:table-cell>
          <table:table-cell table:style-name="ce1" office:value-type="float" office:value="0.0000793933868408203" calcext:value-type="float">
            <text:p>7.93933868408203E-05</text:p>
          </table:table-cell>
          <table:table-cell table:style-name="ce1" office:value-type="float" office:value="0.570971488952637" calcext:value-type="float">
            <text:p>0.570971488952637</text:p>
          </table:table-cell>
          <table:table-cell table:style-name="ce1" office:value-type="float" office:value="0.137594938278198" calcext:value-type="float">
            <text:p>0.137594938278198</text:p>
          </table:table-cell>
          <table:table-cell table:style-name="ce1" office:value-type="float" office:value="0.000139713287353516" calcext:value-type="float">
            <text:p>0.000139713287354</text:p>
          </table:table-cell>
          <table:table-cell table:style-name="ce1" office:value-type="float" office:value="0.000189065933227539" calcext:value-type="float">
            <text:p>0.000189065933228</text:p>
          </table:table-cell>
          <table:table-cell table:style-name="ce1" office:value-type="float" office:value="0.000169754028320313" calcext:value-type="float">
            <text:p>0.00016975402832</text:p>
          </table:table-cell>
          <table:table-cell table:style-name="ce1" office:value-type="float" office:value="0.0000689029693603516" calcext:value-type="float">
            <text:p>6.89029693603516E-05</text:p>
          </table:table-cell>
          <table:table-cell table:style-name="ce1" office:value-type="float" office:value="5.0874011516571" calcext:value-type="float">
            <text:p>5.0874011516571</text:p>
          </table:table-cell>
          <table:table-cell table:style-name="ce1" office:value-type="float" office:value="1.10941576957703" calcext:value-type="float">
            <text:p>1.10941576957703</text:p>
          </table:table-cell>
          <table:table-cell table:style-name="ce1" office:value-type="float" office:value="0.0000901222229003906" calcext:value-type="float">
            <text:p>9.01222229003906E-05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000560283660888672" calcext:value-type="float">
            <text:p>5.60283660888672E-05</text:p>
          </table:table-cell>
          <table:table-cell table:style-name="ce1" office:value-type="float" office:value="0.0000684261322021484" calcext:value-type="float">
            <text:p>6.84261322021484E-05</text:p>
          </table:table-cell>
          <table:table-cell table:style-name="ce1" office:value-type="float" office:value="0.0000712871551513672" calcext:value-type="float">
            <text:p>7.12871551513672E-05</text:p>
          </table:table-cell>
          <table:table-cell table:style-name="ce1" office:value-type="float" office:value="0.000100612640380859" calcext:value-type="float">
            <text:p>0.000100612640381</text:p>
          </table:table-cell>
          <table:table-cell table:style-name="ce1" office:value-type="float" office:value="0.0000705718994140625" calcext:value-type="float">
            <text:p>7.05718994140625E-05</text:p>
          </table:table-cell>
          <table:table-cell table:style-name="ce1" office:value-type="float" office:value="0.0102884769439697" calcext:value-type="float">
            <text:p>0.01028847694397</text:p>
          </table:table-cell>
          <table:table-cell table:style-name="ce1" office:value-type="float" office:value="0.0000579357147216797" calcext:value-type="float">
            <text:p>5.79357147216797E-05</text:p>
          </table:table-cell>
          <table:table-cell table:style-name="ce1" office:value-type="float" office:value="0.0000884532928466797" calcext:value-type="float">
            <text:p>8.84532928466797E-05</text:p>
          </table:table-cell>
          <table:table-cell table:style-name="ce1" office:value-type="float" office:value="0.000091552734375" calcext:value-type="float">
            <text:p>9.1552734375E-05</text:p>
          </table:table-cell>
          <table:table-cell table:style-name="ce1" office:value-type="float" office:value="0.0000569820404052734" calcext:value-type="float">
            <text:p>5.69820404052734E-05</text:p>
          </table:table-cell>
          <table:table-cell table:style-name="ce1" office:value-type="float" office:value="0.0000586509704589844" calcext:value-type="float">
            <text:p>5.86509704589844E-05</text:p>
          </table:table-cell>
          <table:table-cell table:style-name="ce1" office:value-type="float" office:value="0.199992656707764" calcext:value-type="float">
            <text:p>0.199992656707764</text:p>
          </table:table-cell>
          <table:table-cell table:style-name="ce1" office:value-type="float" office:value="0.332537889480591" calcext:value-type="float">
            <text:p>0.332537889480591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0588893890380859" calcext:value-type="float">
            <text:p>5.88893890380859E-05</text:p>
          </table:table-cell>
          <table:table-cell table:style-name="ce1" office:value-type="float" office:value="0.0000796318054199219" calcext:value-type="float">
            <text:p>7.96318054199219E-05</text:p>
          </table:table-cell>
          <table:table-cell table:style-name="ce1" office:value-type="float" office:value="0.0000507831573486328" calcext:value-type="float">
            <text:p>5.07831573486328E-05</text:p>
          </table:table-cell>
          <table:table-cell table:style-name="ce1" office:value-type="float" office:value="5.60905361175537" calcext:value-type="float">
            <text:p>5.60905361175537</text:p>
          </table:table-cell>
          <table:table-cell table:style-name="ce1" office:value-type="float" office:value="0.000100612640380859" calcext:value-type="float">
            <text:p>0.000100612640381</text:p>
          </table:table-cell>
          <table:table-cell table:style-name="ce1" office:value-type="float" office:value="0.187049627304077" calcext:value-type="float">
            <text:p>0.187049627304077</text:p>
          </table:table-cell>
          <table:table-cell table:style-name="ce1" office:value-type="float" office:value="0.516202688217163" calcext:value-type="float">
            <text:p>0.516202688217163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519752502441406" calcext:value-type="float">
            <text:p>5.19752502441406E-05</text:p>
          </table:table-cell>
          <table:table-cell table:style-name="ce1" office:value-type="float" office:value="0.0000660419464111328" calcext:value-type="float">
            <text:p>6.60419464111328E-05</text:p>
          </table:table-cell>
          <table:table-cell table:style-name="ce1" office:value-type="float" office:value="0.0000524520874023438" calcext:value-type="float">
            <text:p>5.24520874023438E-05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0.000100374221801758" calcext:value-type="float">
            <text:p>0.000100374221802</text:p>
          </table:table-cell>
          <table:table-cell table:style-name="ce1" office:value-type="float" office:value="0.0000960826873779297" calcext:value-type="float">
            <text:p>9.60826873779297E-05</text:p>
          </table:table-cell>
          <table:table-cell table:style-name="ce1" office:value-type="float" office:value="0.0000729560852050781" calcext:value-type="float">
            <text:p>7.29560852050781E-05</text:p>
          </table:table-cell>
          <table:table-cell table:style-name="ce1" office:value-type="float" office:value="0.0000867843627929688" calcext:value-type="float">
            <text:p>8.67843627929688E-05</text:p>
          </table:table-cell>
          <table:table-cell table:style-name="ce1" office:value-type="float" office:value="0.0000917911529541016" calcext:value-type="float">
            <text:p>9.17911529541016E-05</text:p>
          </table:table-cell>
          <table:table-cell table:style-name="ce1" office:value-type="float" office:value="0.0000524520874023438" calcext:value-type="float">
            <text:p>5.24520874023438E-05</text:p>
          </table:table-cell>
          <table:table-cell table:style-name="ce1" office:value-type="float" office:value="0.59076714515686" calcext:value-type="float">
            <text:p>0.59076714515686</text:p>
          </table:table-cell>
          <table:table-cell table:style-name="ce1" office:value-type="float" office:value="0.0000727176666259766" calcext:value-type="float">
            <text:p>7.27176666259766E-05</text:p>
          </table:table-cell>
          <table:table-cell table:style-name="ce1" office:value-type="float" office:value="0.000161886215209961" calcext:value-type="float">
            <text:p>0.00016188621521</text:p>
          </table:table-cell>
          <table:table-cell table:style-name="ce1" office:value-type="float" office:value="0.000191688537597656" calcext:value-type="float">
            <text:p>0.000191688537598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5.47031450271606" calcext:value-type="float">
            <text:p>5.47031450271606</text:p>
          </table:table-cell>
          <table:table-cell table:style-name="ce1" office:value-type="float" office:value="0.0000460147857666016" calcext:value-type="float">
            <text:p>4.60147857666016E-05</text:p>
          </table:table-cell>
          <table:table-cell table:style-name="ce1" office:value-type="float" office:value="0.0000507831573486328" calcext:value-type="float">
            <text:p>5.07831573486328E-05</text:p>
          </table:table-cell>
          <table:table-cell table:style-name="ce1" office:value-type="float" office:value="0.0000629425048828125" calcext:value-type="float">
            <text:p>6.29425048828125E-05</text:p>
          </table:table-cell>
          <table:table-cell table:style-name="ce1" office:value-type="float" office:value="0.00011134147644043" calcext:value-type="float">
            <text:p>0.00011134147644</text:p>
          </table:table-cell>
          <table:table-cell table:style-name="ce1" office:value-type="float" office:value="0.0000860691070556641" calcext:value-type="float">
            <text:p>8.60691070556641E-05</text:p>
          </table:table-cell>
          <table:table-cell table:style-name="ce1" office:value-type="float" office:value="0.0000672340393066406" calcext:value-type="float">
            <text:p>6.72340393066406E-05</text:p>
          </table:table-cell>
          <table:table-cell table:style-name="ce1" office:value-type="float" office:value="0.0000805854797363281" calcext:value-type="float">
            <text:p>8.05854797363281E-05</text:p>
          </table:table-cell>
          <table:table-cell table:style-name="ce1" office:value-type="float" office:value="0.0000936985015869141" calcext:value-type="float">
            <text:p>9.36985015869141E-05</text:p>
          </table:table-cell>
          <table:table-cell table:style-name="ce1" office:value-type="float" office:value="0.00005340576171875" calcext:value-type="float">
            <text:p>5.340576171875E-05</text:p>
          </table:table-cell>
          <table:table-cell table:style-name="ce1" office:value-type="float" office:value="0.0000541210174560547" calcext:value-type="float">
            <text:p>5.41210174560547E-05</text:p>
          </table:table-cell>
          <table:table-cell table:style-name="ce1" office:value-type="float" office:value="0.0000636577606201172" calcext:value-type="float">
            <text:p>6.36577606201172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593662261962891" calcext:value-type="float">
            <text:p>5.93662261962891E-05</text:p>
          </table:table-cell>
          <table:table-cell table:style-name="ce1" office:value-type="float" office:value="0.000115156173706055" calcext:value-type="float">
            <text:p>0.000115156173706</text:p>
          </table:table-cell>
          <table:table-cell table:style-name="ce1" office:value-type="float" office:value="0.711390495300293" calcext:value-type="float">
            <text:p>0.711390495300293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0.0000569820404052734" calcext:value-type="float">
            <text:p>5.69820404052734E-05</text:p>
          </table:table-cell>
          <table:table-cell table:style-name="ce1" office:value-type="float" office:value="0.0000629425048828125" calcext:value-type="float">
            <text:p>6.29425048828125E-05</text:p>
          </table:table-cell>
          <table:table-cell table:style-name="ce1" office:value-type="float" office:value="0.0000500679016113281" calcext:value-type="float">
            <text:p>5.00679016113281E-05</text:p>
          </table:table-cell>
          <table:table-cell table:style-name="ce1" office:value-type="float" office:value="5.94531154632568" calcext:value-type="float">
            <text:p>5.94531154632568</text:p>
          </table:table-cell>
          <table:table-cell table:style-name="ce1" office:value-type="float" office:value="0.546300411224365" calcext:value-type="float">
            <text:p>0.54630041122436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636577606201172" calcext:value-type="float">
            <text:p>6.36577606201172E-05</text:p>
          </table:table-cell>
          <table:table-cell table:style-name="ce1" office:value-type="float" office:value="0.0000779628753662109" calcext:value-type="float">
            <text:p>7.79628753662109E-05</text:p>
          </table:table-cell>
          <table:table-cell table:style-name="ce1" office:value-type="float" office:value="0.0000500679016113281" calcext:value-type="float">
            <text:p>5.00679016113281E-05</text:p>
          </table:table-cell>
          <table:table-cell table:style-name="ce1" office:value-type="float" office:value="0.0000650882720947266" calcext:value-type="float">
            <text:p>6.50882720947266E-05</text:p>
          </table:table-cell>
          <table:table-cell table:style-name="ce1" office:value-type="float" office:value="0.0000934600830078125" calcext:value-type="float">
            <text:p>9.34600830078125E-05</text:p>
          </table:table-cell>
          <table:table-cell table:style-name="ce1" office:value-type="float" office:value="0.0000703334808349609" calcext:value-type="float">
            <text:p>7.03334808349609E-05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0.000100851058959961" calcext:value-type="float">
            <text:p>0.00010085105896</text:p>
          </table:table-cell>
          <table:table-cell table:style-name="ce1" office:value-type="float" office:value="0.0000917911529541016" calcext:value-type="float">
            <text:p>9.17911529541016E-05</text:p>
          </table:table-cell>
          <table:table-cell table:style-name="ce1" office:value-type="float" office:value="0.0000579357147216797" calcext:value-type="float">
            <text:p>5.79357147216797E-05</text:p>
          </table:table-cell>
          <table:table-cell table:style-name="ce1" office:value-type="float" office:value="0.0000672340393066406" calcext:value-type="float">
            <text:p>6.72340393066406E-05</text:p>
          </table:table-cell>
          <table:table-cell table:style-name="ce1" office:value-type="float" office:value="0.0000941753387451172" calcext:value-type="float">
            <text:p>9.41753387451172E-05</text:p>
          </table:table-cell>
          <table:table-cell table:style-name="ce1" office:value-type="float" office:value="0.0501768589019775" calcext:value-type="float">
            <text:p>0.050176858901978</text:p>
          </table:table-cell>
          <table:table-cell table:style-name="ce1" office:value-type="float" office:value="0.281195402145386" calcext:value-type="float">
            <text:p>0.281195402145386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529289245605469" calcext:value-type="float">
            <text:p>5.29289245605469E-05</text:p>
          </table:table-cell>
          <table:table-cell table:style-name="ce1" office:value-type="float" office:value="0.266673097243676" calcext:value-type="float">
            <text:p>0.266673097243676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5.94531154632568" calcext:value-type="float">
            <text:p>5.94531154632568</text:p>
          </table:table-cell>
          <table:table-cell table:style-name="ce1" office:value-type="float" office:value="27.7340021133423" calcext:value-type="float">
            <text:p>27.7340021133423</text:p>
          </table:table-cell>
        </table:table-row>
        <table:table-row table:style-name="ro2">
          <table:table-cell table:style-name="ce1" office:value-type="string" calcext:value-type="string">
            <text:p>num_workers = 16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784397125244141" calcext:value-type="float">
            <text:p>7.84397125244141E-05</text:p>
          </table:table-cell>
          <table:table-cell table:style-name="ce1" office:value-type="float" office:value="0.0670526027679443" calcext:value-type="float">
            <text:p>0.067052602767944</text:p>
          </table:table-cell>
          <table:table-cell table:style-name="ce1" office:value-type="float" office:value="0.0000844001770019531" calcext:value-type="float">
            <text:p>8.44001770019531E-05</text:p>
          </table:table-cell>
          <table:table-cell table:style-name="ce1" office:value-type="float" office:value="0.396673202514648" calcext:value-type="float">
            <text:p>0.396673202514648</text:p>
          </table:table-cell>
          <table:table-cell table:style-name="ce1" office:value-type="float" office:value="0.0000550746917724609" calcext:value-type="float">
            <text:p>5.50746917724609E-05</text:p>
          </table:table-cell>
          <table:table-cell table:style-name="ce1" office:value-type="float" office:value="0.0326707363128662" calcext:value-type="float">
            <text:p>0.032670736312866</text:p>
          </table:table-cell>
          <table:table-cell table:style-name="ce1" office:value-type="float" office:value="0.0000705718994140625" calcext:value-type="float">
            <text:p>7.05718994140625E-05</text:p>
          </table:table-cell>
          <table:table-cell table:style-name="ce1" office:value-type="float" office:value="0.0000805854797363281" calcext:value-type="float">
            <text:p>8.05854797363281E-05</text:p>
          </table:table-cell>
          <table:table-cell table:style-name="ce1" office:value-type="float" office:value="0.0000860691070556641" calcext:value-type="float">
            <text:p>8.60691070556641E-05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0.000186920166015625" calcext:value-type="float">
            <text:p>0.000186920166016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493526458740234" calcext:value-type="float">
            <text:p>4.93526458740234E-05</text:p>
          </table:table-cell>
          <table:table-cell table:style-name="ce1" office:value-type="float" office:value="0.0000553131103515625" calcext:value-type="float">
            <text:p>5.53131103515625E-05</text:p>
          </table:table-cell>
          <table:table-cell table:style-name="ce1" office:value-type="float" office:value="0.0000567436218261719" calcext:value-type="float">
            <text:p>5.67436218261719E-05</text:p>
          </table:table-cell>
          <table:table-cell table:style-name="ce1" office:value-type="float" office:value="0.705309867858887" calcext:value-type="float">
            <text:p>0.705309867858887</text:p>
          </table:table-cell>
          <table:table-cell table:style-name="ce1" office:value-type="float" office:value="0.0000705718994140625" calcext:value-type="float">
            <text:p>7.05718994140625E-05</text:p>
          </table:table-cell>
          <table:table-cell table:style-name="ce1" office:value-type="float" office:value="0.0000658035278320312" calcext:value-type="float">
            <text:p>6.58035278320312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669956207275391" calcext:value-type="float">
            <text:p>6.69956207275391E-05</text:p>
          </table:table-cell>
          <table:table-cell table:style-name="ce1" office:value-type="float" office:value="5.17576718330383" calcext:value-type="float">
            <text:p>5.17576718330383</text:p>
          </table:table-cell>
          <table:table-cell table:style-name="ce1" office:value-type="float" office:value="0.000128984451293945" calcext:value-type="float">
            <text:p>0.000128984451294</text:p>
          </table:table-cell>
          <table:table-cell table:style-name="ce1" office:value-type="float" office:value="0.0000467300415039063" calcext:value-type="float">
            <text:p>4.67300415039063E-05</text:p>
          </table:table-cell>
          <table:table-cell table:style-name="ce1" office:value-type="float" office:value="0.0000684261322021484" calcext:value-type="float">
            <text:p>6.84261322021484E-05</text:p>
          </table:table-cell>
          <table:table-cell table:style-name="ce1" office:value-type="float" office:value="0.195314168930054" calcext:value-type="float">
            <text:p>0.195314168930054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0.303261041641235" calcext:value-type="float">
            <text:p>0.30326104164123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486373901367188" calcext:value-type="float">
            <text:p>4.86373901367188E-05</text:p>
          </table:table-cell>
          <table:table-cell table:style-name="ce1" office:value-type="float" office:value="0.0000505447387695313" calcext:value-type="float">
            <text:p>5.05447387695313E-05</text:p>
          </table:table-cell>
          <table:table-cell table:style-name="ce1" office:value-type="float" office:value="0.0000553131103515625" calcext:value-type="float">
            <text:p>5.53131103515625E-05</text:p>
          </table:table-cell>
          <table:table-cell table:style-name="ce1" office:value-type="float" office:value="0.0000796318054199219" calcext:value-type="float">
            <text:p>7.96318054199219E-05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0.0000553131103515625" calcext:value-type="float">
            <text:p>5.53131103515625E-05</text:p>
          </table:table-cell>
          <table:table-cell table:style-name="ce1" office:value-type="float" office:value="0.0000519752502441406" calcext:value-type="float">
            <text:p>5.19752502441406E-05</text:p>
          </table:table-cell>
          <table:table-cell table:style-name="ce1" office:value-type="float" office:value="0.0476787090301514" calcext:value-type="float">
            <text:p>0.047678709030151</text:p>
          </table:table-cell>
          <table:table-cell table:style-name="ce1" office:value-type="float" office:value="0.0436537265777588" calcext:value-type="float">
            <text:p>0.043653726577759</text:p>
          </table:table-cell>
          <table:table-cell table:style-name="ce1" office:value-type="float" office:value="0.000101089477539063" calcext:value-type="float">
            <text:p>0.000101089477539</text:p>
          </table:table-cell>
          <table:table-cell table:style-name="ce1" office:value-type="float" office:value="0.0000693798065185547" calcext:value-type="float">
            <text:p>6.93798065185547E-05</text:p>
          </table:table-cell>
          <table:table-cell table:style-name="ce1" office:value-type="float" office:value="0.0000741481781005859" calcext:value-type="float">
            <text:p>7.41481781005859E-05</text:p>
          </table:table-cell>
          <table:table-cell table:style-name="ce1" office:value-type="float" office:value="5.20503163337708" calcext:value-type="float">
            <text:p>5.20503163337708</text:p>
          </table:table-cell>
          <table:table-cell table:style-name="ce1" office:value-type="float" office:value="0.678970813751221" calcext:value-type="float">
            <text:p>0.678970813751221</text:p>
          </table:table-cell>
          <table:table-cell table:style-name="ce1" office:value-type="float" office:value="0.0000696182250976562" calcext:value-type="float">
            <text:p>6.96182250976562E-05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0896453857421875" calcext:value-type="float">
            <text:p>8.96453857421875E-05</text:p>
          </table:table-cell>
          <table:table-cell table:style-name="ce1" office:value-type="float" office:value="0.0000844001770019531" calcext:value-type="float">
            <text:p>8.44001770019531E-05</text:p>
          </table:table-cell>
          <table:table-cell table:style-name="ce1" office:value-type="float" office:value="0.000130176544189453" calcext:value-type="float">
            <text:p>0.000130176544189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000103235244750977" calcext:value-type="float">
            <text:p>0.000103235244751</text:p>
          </table:table-cell>
          <table:table-cell table:style-name="ce1" office:value-type="float" office:value="0.00013279914855957" calcext:value-type="float">
            <text:p>0.00013279914856</text:p>
          </table:table-cell>
          <table:table-cell table:style-name="ce1" office:value-type="float" office:value="0.0000796318054199219" calcext:value-type="float">
            <text:p>7.96318054199219E-05</text:p>
          </table:table-cell>
          <table:table-cell table:style-name="ce1" office:value-type="float" office:value="0.0000913143157958984" calcext:value-type="float">
            <text:p>9.13143157958984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536441802978516" calcext:value-type="float">
            <text:p>5.36441802978516E-05</text:p>
          </table:table-cell>
          <table:table-cell table:style-name="ce1" office:value-type="float" office:value="0.0000755786895751953" calcext:value-type="float">
            <text:p>7.55786895751953E-05</text:p>
          </table:table-cell>
          <table:table-cell table:style-name="ce1" office:value-type="float" office:value="0.00005340576171875" calcext:value-type="float">
            <text:p>5.340576171875E-05</text:p>
          </table:table-cell>
          <table:table-cell table:style-name="ce1" office:value-type="float" office:value="0.0507986545562744" calcext:value-type="float">
            <text:p>0.050798654556275</text:p>
          </table:table-cell>
          <table:table-cell table:style-name="ce1" office:value-type="float" office:value="0.278045177459717" calcext:value-type="float">
            <text:p>0.278045177459717</text:p>
          </table:table-cell>
          <table:table-cell table:style-name="ce1" office:value-type="float" office:value="0.0000555515289306641" calcext:value-type="float">
            <text:p>5.55515289306641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545978546142578" calcext:value-type="float">
            <text:p>5.45978546142578E-05</text:p>
          </table:table-cell>
          <table:table-cell table:style-name="ce1" office:value-type="float" office:value="5.23652911186218" calcext:value-type="float">
            <text:p>5.23652911186218</text:p>
          </table:table-cell>
          <table:table-cell table:style-name="ce1" office:value-type="float" office:value="1.17475819587708" calcext:value-type="float">
            <text:p>1.17475819587708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000550746917724609" calcext:value-type="float">
            <text:p>5.50746917724609E-05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0672340393066406" calcext:value-type="float">
            <text:p>6.72340393066406E-05</text:p>
          </table:table-cell>
          <table:table-cell table:style-name="ce1" office:value-type="float" office:value="0.0000879764556884766" calcext:value-type="float">
            <text:p>8.79764556884766E-05</text:p>
          </table:table-cell>
          <table:table-cell table:style-name="ce1" office:value-type="float" office:value="0.0000507831573486328" calcext:value-type="float">
            <text:p>5.07831573486328E-05</text:p>
          </table:table-cell>
          <table:table-cell table:style-name="ce1" office:value-type="float" office:value="0.0000958442687988281" calcext:value-type="float">
            <text:p>9.58442687988281E-05</text:p>
          </table:table-cell>
          <table:table-cell table:style-name="ce1" office:value-type="float" office:value="0.0000562667846679687" calcext:value-type="float">
            <text:p>5.62667846679687E-05</text:p>
          </table:table-cell>
          <table:table-cell table:style-name="ce1" office:value-type="float" office:value="0.00011897087097168" calcext:value-type="float">
            <text:p>0.000118970870972</text:p>
          </table:table-cell>
          <table:table-cell table:style-name="ce1" office:value-type="float" office:value="0.0000565052032470703" calcext:value-type="float">
            <text:p>5.65052032470703E-05</text:p>
          </table:table-cell>
          <table:table-cell table:style-name="ce1" office:value-type="float" office:value="0.0000951290130615234" calcext:value-type="float">
            <text:p>9.51290130615234E-05</text:p>
          </table:table-cell>
          <table:table-cell table:style-name="ce1" office:value-type="float" office:value="0.000072479248046875" calcext:value-type="float">
            <text:p>7.2479248046875E-05</text:p>
          </table:table-cell>
          <table:table-cell table:style-name="ce1" office:value-type="float" office:value="0.000106096267700195" calcext:value-type="float">
            <text:p>0.0001060962677</text:p>
          </table:table-cell>
          <table:table-cell table:style-name="ce1" office:value-type="float" office:value="0.000144243240356445" calcext:value-type="float">
            <text:p>0.000144243240356</text:p>
          </table:table-cell>
          <table:table-cell table:style-name="ce1" office:value-type="float" office:value="0.000364065170288086" calcext:value-type="float">
            <text:p>0.000364065170288</text:p>
          </table:table-cell>
          <table:table-cell table:style-name="ce1" office:value-type="float" office:value="0.0313029289245605" calcext:value-type="float">
            <text:p>0.031302928924561</text:p>
          </table:table-cell>
          <table:table-cell table:style-name="ce1" office:value-type="float" office:value="0.0000689029693603516" calcext:value-type="float">
            <text:p>6.89029693603516E-0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0557899475097656" calcext:value-type="float">
            <text:p>5.57899475097656E-05</text:p>
          </table:table-cell>
          <table:table-cell table:style-name="ce1" office:value-type="float" office:value="6.83700561523438" calcext:value-type="float">
            <text:p>6.83700561523438</text:p>
          </table:table-cell>
          <table:table-cell table:style-name="ce1" office:value-type="float" office:value="0.0000541210174560547" calcext:value-type="float">
            <text:p>5.41210174560547E-05</text:p>
          </table:table-cell>
          <table:table-cell table:style-name="ce1" office:value-type="float" office:value="0.349971771240234" calcext:value-type="float">
            <text:p>0.349971771240234</text:p>
          </table:table-cell>
          <table:table-cell table:style-name="ce1" office:value-type="float" office:value="0.304788827896118" calcext:value-type="float">
            <text:p>0.304788827896118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49591064453125" calcext:value-type="float">
            <text:p>4.9591064453125E-05</text:p>
          </table:table-cell>
          <table:table-cell table:style-name="ce1" office:value-type="float" office:value="0.0000822544097900391" calcext:value-type="float">
            <text:p>8.22544097900391E-05</text:p>
          </table:table-cell>
          <table:table-cell table:style-name="ce1" office:value-type="float" office:value="0.0000629425048828125" calcext:value-type="float">
            <text:p>6.29425048828125E-05</text:p>
          </table:table-cell>
          <table:table-cell table:style-name="ce1" office:value-type="float" office:value="0.0071711540222168" calcext:value-type="float">
            <text:p>0.007171154022217</text:p>
          </table:table-cell>
          <table:table-cell table:style-name="ce1" office:value-type="float" office:value="0.00609183311462402" calcext:value-type="float">
            <text:p>0.006091833114624</text:p>
          </table:table-cell>
          <table:table-cell table:style-name="ce1" office:value-type="float" office:value="0.0000548362731933594" calcext:value-type="float">
            <text:p>5.48362731933594E-05</text:p>
          </table:table-cell>
          <table:table-cell table:style-name="ce1" office:value-type="float" office:value="0.000135421752929688" calcext:value-type="float">
            <text:p>0.00013542175293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0.0000557899475097656" calcext:value-type="float">
            <text:p>5.57899475097656E-05</text:p>
          </table:table-cell>
          <table:table-cell table:style-name="ce1" office:value-type="float" office:value="0.0000591278076171875" calcext:value-type="float">
            <text:p>5.91278076171875E-05</text:p>
          </table:table-cell>
          <table:table-cell table:style-name="ce1" office:value-type="float" office:value="0.0000698566436767578" calcext:value-type="float">
            <text:p>6.98566436767578E-05</text:p>
          </table:table-cell>
          <table:table-cell table:style-name="ce1" office:value-type="float" office:value="0.200691223144531" calcext:value-type="float">
            <text:p>0.200691223144531</text:p>
          </table:table-cell>
          <table:table-cell table:style-name="ce1" office:value-type="float" office:value="0.000111818313598633" calcext:value-type="float">
            <text:p>0.000111818313599</text:p>
          </table:table-cell>
          <table:table-cell table:style-name="ce1" office:value-type="float" office:value="0.0000758171081542969" calcext:value-type="float">
            <text:p>7.58171081542969E-05</text:p>
          </table:table-cell>
          <table:table-cell table:style-name="ce1" office:value-type="float" office:value="0.0000731945037841797" calcext:value-type="float">
            <text:p>7.31945037841797E-05</text:p>
          </table:table-cell>
          <table:table-cell table:style-name="ce1" office:value-type="float" office:value="0.0000460147857666016" calcext:value-type="float">
            <text:p>4.60147857666016E-05</text:p>
          </table:table-cell>
          <table:table-cell table:style-name="ce1" office:value-type="float" office:value="0.262833019861808" calcext:value-type="float">
            <text:p>0.262833019861808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6.83700561523438" calcext:value-type="float">
            <text:p>6.83700561523438</text:p>
          </table:table-cell>
          <table:table-cell table:style-name="ce1" office:value-type="float" office:value="27.3346340656281" calcext:value-type="float">
            <text:p>27.3346340656281</text:p>
          </table:table-cell>
        </table:table-row>
        <table:table-row table:style-name="ro2">
          <table:table-cell table:style-name="ce1" office:value-type="string" calcext:value-type="string">
            <text:p>num_workers = 17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166654586791992" calcext:value-type="float">
            <text:p>0.000166654586792</text:p>
          </table:table-cell>
          <table:table-cell table:style-name="ce1" office:value-type="float" office:value="0.000130653381347656" calcext:value-type="float">
            <text:p>0.000130653381348</text:p>
          </table:table-cell>
          <table:table-cell table:style-name="ce1" office:value-type="float" office:value="0.000105857849121094" calcext:value-type="float">
            <text:p>0.000105857849121</text:p>
          </table:table-cell>
          <table:table-cell table:style-name="ce1" office:value-type="float" office:value="0.000176429748535156" calcext:value-type="float">
            <text:p>0.000176429748535</text:p>
          </table:table-cell>
          <table:table-cell table:style-name="ce1" office:value-type="float" office:value="2.64575171470642" calcext:value-type="float">
            <text:p>2.64575171470642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941753387451172" calcext:value-type="float">
            <text:p>9.41753387451172E-05</text:p>
          </table:table-cell>
          <table:table-cell table:style-name="ce1" office:value-type="float" office:value="0.0000700950622558594" calcext:value-type="float">
            <text:p>7.00950622558594E-05</text:p>
          </table:table-cell>
          <table:table-cell table:style-name="ce1" office:value-type="float" office:value="0.0000808238983154297" calcext:value-type="float">
            <text:p>8.08238983154297E-05</text:p>
          </table:table-cell>
          <table:table-cell table:style-name="ce1" office:value-type="float" office:value="0.0000624656677246094" calcext:value-type="float">
            <text:p>6.24656677246094E-05</text:p>
          </table:table-cell>
          <table:table-cell table:style-name="ce1" office:value-type="float" office:value="0.0000946521759033203" calcext:value-type="float">
            <text:p>9.46521759033203E-05</text:p>
          </table:table-cell>
          <table:table-cell table:style-name="ce1" office:value-type="float" office:value="0.0000710487365722656" calcext:value-type="float">
            <text:p>7.10487365722656E-05</text:p>
          </table:table-cell>
          <table:table-cell table:style-name="ce1" office:value-type="float" office:value="0.000128030776977539" calcext:value-type="float">
            <text:p>0.000128030776978</text:p>
          </table:table-cell>
          <table:table-cell table:style-name="ce1" office:value-type="float" office:value="0.0000772476196289062" calcext:value-type="float">
            <text:p>7.72476196289062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460147857666016" calcext:value-type="float">
            <text:p>4.60147857666016E-05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5.7757523059845" calcext:value-type="float">
            <text:p>5.7757523059845</text:p>
          </table:table-cell>
          <table:table-cell table:style-name="ce1" office:value-type="float" office:value="0.000188112258911133" calcext:value-type="float">
            <text:p>0.000188112258911</text:p>
          </table:table-cell>
          <table:table-cell table:style-name="ce1" office:value-type="float" office:value="0.000430583953857422" calcext:value-type="float">
            <text:p>0.000430583953857</text:p>
          </table:table-cell>
          <table:table-cell table:style-name="ce1" office:value-type="float" office:value="0.187585115432739" calcext:value-type="float">
            <text:p>0.187585115432739</text:p>
          </table:table-cell>
          <table:table-cell table:style-name="ce1" office:value-type="float" office:value="0.000133275985717773" calcext:value-type="float">
            <text:p>0.000133275985718</text:p>
          </table:table-cell>
          <table:table-cell table:style-name="ce1" office:value-type="float" office:value="0.26821231842041" calcext:value-type="float">
            <text:p>0.26821231842041</text:p>
          </table:table-cell>
          <table:table-cell table:style-name="ce1" office:value-type="float" office:value="0.0000798702239990234" calcext:value-type="float">
            <text:p>7.98702239990234E-05</text:p>
          </table:table-cell>
          <table:table-cell table:style-name="ce1" office:value-type="float" office:value="0.000108718872070313" calcext:value-type="float">
            <text:p>0.00010871887207</text:p>
          </table:table-cell>
          <table:table-cell table:style-name="ce1" office:value-type="float" office:value="0.000138759613037109" calcext:value-type="float">
            <text:p>0.000138759613037</text:p>
          </table:table-cell>
          <table:table-cell table:style-name="ce1" office:value-type="float" office:value="0.000187158584594727" calcext:value-type="float">
            <text:p>0.000187158584595</text:p>
          </table:table-cell>
          <table:table-cell table:style-name="ce1" office:value-type="float" office:value="2.4231812953949" calcext:value-type="float">
            <text:p>2.4231812953949</text:p>
          </table:table-cell>
          <table:table-cell table:style-name="ce1" office:value-type="float" office:value="0.0000932216644287109" calcext:value-type="float">
            <text:p>9.32216644287109E-05</text:p>
          </table:table-cell>
          <table:table-cell table:style-name="ce1" office:value-type="float" office:value="0.000134468078613281" calcext:value-type="float">
            <text:p>0.000134468078613</text:p>
          </table:table-cell>
          <table:table-cell table:style-name="ce1" office:value-type="float" office:value="0.0000693798065185547" calcext:value-type="float">
            <text:p>6.93798065185547E-05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000720024108886719" calcext:value-type="float">
            <text:p>7.20024108886719E-05</text:p>
          </table:table-cell>
          <table:table-cell table:style-name="ce1" office:value-type="float" office:value="0.0000622272491455078" calcext:value-type="float">
            <text:p>6.22272491455078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519752502441406" calcext:value-type="float">
            <text:p>5.19752502441406E-05</text:p>
          </table:table-cell>
          <table:table-cell table:style-name="ce1" office:value-type="float" office:value="0.0000593662261962891" calcext:value-type="float">
            <text:p>5.93662261962891E-05</text:p>
          </table:table-cell>
          <table:table-cell table:style-name="ce1" office:value-type="float" office:value="7.39506006240845" calcext:value-type="float">
            <text:p>7.39506006240845</text:p>
          </table:table-cell>
          <table:table-cell table:style-name="ce1" office:value-type="float" office:value="0.0000901222229003906" calcext:value-type="float">
            <text:p>9.01222229003906E-05</text:p>
          </table:table-cell>
          <table:table-cell table:style-name="ce1" office:value-type="float" office:value="0.0000510215759277344" calcext:value-type="float">
            <text:p>5.10215759277344E-05</text:p>
          </table:table-cell>
          <table:table-cell table:style-name="ce1" office:value-type="float" office:value="0.0000834465026855469" calcext:value-type="float">
            <text:p>8.34465026855469E-05</text:p>
          </table:table-cell>
          <table:table-cell table:style-name="ce1" office:value-type="float" office:value="0.000117301940917969" calcext:value-type="float">
            <text:p>0.000117301940918</text:p>
          </table:table-cell>
          <table:table-cell table:style-name="ce1" office:value-type="float" office:value="0.0000731945037841797" calcext:value-type="float">
            <text:p>7.31945037841797E-05</text:p>
          </table:table-cell>
          <table:table-cell table:style-name="ce1" office:value-type="float" office:value="0.0000531673431396484" calcext:value-type="float">
            <text:p>5.31673431396484E-05</text:p>
          </table:table-cell>
          <table:table-cell table:style-name="ce1" office:value-type="float" office:value="0.0000891685485839844" calcext:value-type="float">
            <text:p>8.91685485839844E-05</text:p>
          </table:table-cell>
          <table:table-cell table:style-name="ce1" office:value-type="float" office:value="0.000049591064453125" calcext:value-type="float">
            <text:p>4.9591064453125E-05</text:p>
          </table:table-cell>
          <table:table-cell table:style-name="ce1" office:value-type="float" office:value="0.0000689029693603516" calcext:value-type="float">
            <text:p>6.89029693603516E-05</text:p>
          </table:table-cell>
          <table:table-cell table:style-name="ce1" office:value-type="float" office:value="0.000122308731079102" calcext:value-type="float">
            <text:p>0.000122308731079</text:p>
          </table:table-cell>
          <table:table-cell table:style-name="ce1" office:value-type="float" office:value="0.0000684261322021484" calcext:value-type="float">
            <text:p>6.84261322021484E-05</text:p>
          </table:table-cell>
          <table:table-cell table:style-name="ce1" office:value-type="float" office:value="0.0000879764556884766" calcext:value-type="float">
            <text:p>8.79764556884766E-05</text:p>
          </table:table-cell>
          <table:table-cell table:style-name="ce1" office:value-type="float" office:value="0.000102519989013672" calcext:value-type="float">
            <text:p>0.000102519989014</text:p>
          </table:table-cell>
          <table:table-cell table:style-name="ce1" office:value-type="float" office:value="0.0000400543212890625" calcext:value-type="float">
            <text:p>4.00543212890625E-05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0000777244567871094" calcext:value-type="float">
            <text:p>7.77244567871094E-05</text:p>
          </table:table-cell>
          <table:table-cell table:style-name="ce1" office:value-type="float" office:value="0.0000786781311035156" calcext:value-type="float">
            <text:p>7.86781311035156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6.40608477592468" calcext:value-type="float">
            <text:p>6.40608477592468</text:p>
          </table:table-cell>
          <table:table-cell table:style-name="ce1" office:value-type="float" office:value="1.89228320121765" calcext:value-type="float">
            <text:p>1.89228320121765</text:p>
          </table:table-cell>
          <table:table-cell table:style-name="ce1" office:value-type="float" office:value="0.0000553131103515625" calcext:value-type="float">
            <text:p>5.53131103515625E-05</text:p>
          </table:table-cell>
          <table:table-cell table:style-name="ce1" office:value-type="float" office:value="0.0000529289245605469" calcext:value-type="float">
            <text:p>5.29289245605469E-05</text:p>
          </table:table-cell>
          <table:table-cell table:style-name="ce1" office:value-type="float" office:value="0.0000879764556884766" calcext:value-type="float">
            <text:p>8.79764556884766E-05</text:p>
          </table:table-cell>
          <table:table-cell table:style-name="ce1" office:value-type="float" office:value="0.0000848770141601563" calcext:value-type="float">
            <text:p>8.48770141601563E-05</text:p>
          </table:table-cell>
          <table:table-cell table:style-name="ce1" office:value-type="float" office:value="0.0000596046447753906" calcext:value-type="float">
            <text:p>5.96046447753906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514984130859375" calcext:value-type="float">
            <text:p>5.14984130859375E-05</text:p>
          </table:table-cell>
          <table:table-cell table:style-name="ce1" office:value-type="float" office:value="0.0000777244567871094" calcext:value-type="float">
            <text:p>7.77244567871094E-05</text:p>
          </table:table-cell>
          <table:table-cell table:style-name="ce1" office:value-type="float" office:value="0.0000712871551513672" calcext:value-type="float">
            <text:p>7.12871551513672E-05</text:p>
          </table:table-cell>
          <table:table-cell table:style-name="ce1" office:value-type="float" office:value="0.000101566314697266" calcext:value-type="float">
            <text:p>0.000101566314697</text:p>
          </table:table-cell>
          <table:table-cell table:style-name="ce1" office:value-type="float" office:value="0.0000941753387451172" calcext:value-type="float">
            <text:p>9.41753387451172E-05</text:p>
          </table:table-cell>
          <table:table-cell table:style-name="ce1" office:value-type="float" office:value="0.0000483989715576172" calcext:value-type="float">
            <text:p>4.83989715576172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476837158203125" calcext:value-type="float">
            <text:p>4.76837158203125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765323638916016" calcext:value-type="float">
            <text:p>7.65323638916016E-05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0531673431396484" calcext:value-type="float">
            <text:p>5.31673431396484E-05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6.03869915008545" calcext:value-type="float">
            <text:p>6.03869915008545</text:p>
          </table:table-cell>
          <table:table-cell table:style-name="ce1" office:value-type="float" office:value="0.0793857574462891" calcext:value-type="float">
            <text:p>0.079385757446289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789165496826172" calcext:value-type="float">
            <text:p>7.89165496826172E-05</text:p>
          </table:table-cell>
          <table:table-cell table:style-name="ce1" office:value-type="float" office:value="0.0000712871551513672" calcext:value-type="float">
            <text:p>7.12871551513672E-05</text:p>
          </table:table-cell>
          <table:table-cell table:style-name="ce1" office:value-type="float" office:value="0.00025486946105957" calcext:value-type="float">
            <text:p>0.00025486946106</text:p>
          </table:table-cell>
          <table:table-cell table:style-name="ce1" office:value-type="float" office:value="0.000187873840332031" calcext:value-type="float">
            <text:p>0.000187873840332</text:p>
          </table:table-cell>
          <table:table-cell table:style-name="ce1" office:value-type="float" office:value="0.0000555515289306641" calcext:value-type="float">
            <text:p>5.55515289306641E-05</text:p>
          </table:table-cell>
          <table:table-cell table:style-name="ce1" office:value-type="float" office:value="0.0000565052032470703" calcext:value-type="float">
            <text:p>5.65052032470703E-05</text:p>
          </table:table-cell>
          <table:table-cell table:style-name="ce1" office:value-type="float" office:value="0.0000548362731933594" calcext:value-type="float">
            <text:p>5.48362731933594E-05</text:p>
          </table:table-cell>
          <table:table-cell table:style-name="ce1" office:value-type="float" office:value="0.000192403793334961" calcext:value-type="float">
            <text:p>0.000192403793335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0.0000681877136230469" calcext:value-type="float">
            <text:p>6.81877136230469E-05</text:p>
          </table:table-cell>
          <table:table-cell table:style-name="ce1" office:value-type="float" office:value="0.0000948905944824219" calcext:value-type="float">
            <text:p>9.48905944824219E-0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0000693798065185547" calcext:value-type="float">
            <text:p>6.93798065185547E-05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0.291168451309204" calcext:value-type="float">
            <text:p>0.291168451309204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0746250152587891" calcext:value-type="float">
            <text:p>7.46250152587891E-05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321257570615182" calcext:value-type="float">
            <text:p>0.321257570615182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7.39506006240845" calcext:value-type="float">
            <text:p>7.39506006240845</text:p>
          </table:table-cell>
          <table:table-cell table:style-name="ce1" office:value-type="float" office:value="33.4107873439789" calcext:value-type="float">
            <text:p>33.4107873439789</text:p>
          </table:table-cell>
        </table:table-row>
        <table:table-row table:style-name="ro2">
          <table:table-cell table:style-name="ce1" office:value-type="string" calcext:value-type="string">
            <text:p>num_workers = 18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187158584594727" calcext:value-type="float">
            <text:p>0.000187158584595</text:p>
          </table:table-cell>
          <table:table-cell table:style-name="ce1" office:value-type="float" office:value="0.000218868255615234" calcext:value-type="float">
            <text:p>0.000218868255615</text:p>
          </table:table-cell>
          <table:table-cell table:style-name="ce1" office:value-type="float" office:value="2.24880385398865" calcext:value-type="float">
            <text:p>2.24880385398865</text:p>
          </table:table-cell>
          <table:table-cell table:style-name="ce1" office:value-type="float" office:value="0.0000510215759277344" calcext:value-type="float">
            <text:p>5.10215759277344E-05</text:p>
          </table:table-cell>
          <table:table-cell table:style-name="ce1" office:value-type="float" office:value="0.0000710487365722656" calcext:value-type="float">
            <text:p>7.10487365722656E-05</text:p>
          </table:table-cell>
          <table:table-cell table:style-name="ce1" office:value-type="float" office:value="0.000177145004272461" calcext:value-type="float">
            <text:p>0.000177145004272</text:p>
          </table:table-cell>
          <table:table-cell table:style-name="ce1" office:value-type="float" office:value="0.000123977661132813" calcext:value-type="float">
            <text:p>0.000123977661133</text:p>
          </table:table-cell>
          <table:table-cell table:style-name="ce1" office:value-type="float" office:value="0.0000905990600585938" calcext:value-type="float">
            <text:p>9.05990600585938E-05</text:p>
          </table:table-cell>
          <table:table-cell table:style-name="ce1" office:value-type="float" office:value="0.000114917755126953" calcext:value-type="float">
            <text:p>0.000114917755127</text:p>
          </table:table-cell>
          <table:table-cell table:style-name="ce1" office:value-type="float" office:value="0.0000591278076171875" calcext:value-type="float">
            <text:p>5.91278076171875E-05</text:p>
          </table:table-cell>
          <table:table-cell table:style-name="ce1" office:value-type="float" office:value="0.0000901222229003906" calcext:value-type="float">
            <text:p>9.01222229003906E-05</text:p>
          </table:table-cell>
          <table:table-cell table:style-name="ce1" office:value-type="float" office:value="0.0000560283660888672" calcext:value-type="float">
            <text:p>5.60283660888672E-05</text:p>
          </table:table-cell>
          <table:table-cell table:style-name="ce1" office:value-type="float" office:value="0.0000903606414794922" calcext:value-type="float">
            <text:p>9.03606414794922E-05</text:p>
          </table:table-cell>
          <table:table-cell table:style-name="ce1" office:value-type="float" office:value="0.0000691413879394531" calcext:value-type="float">
            <text:p>6.91413879394531E-0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476837158203125" calcext:value-type="float">
            <text:p>4.76837158203125E-05</text:p>
          </table:table-cell>
          <table:table-cell table:style-name="ce1" office:value-type="float" office:value="0.0000526905059814453" calcext:value-type="float">
            <text:p>5.26905059814453E-05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style-name="ce1" office:value-type="float" office:value="6.02947926521301" calcext:value-type="float">
            <text:p>6.02947926521301</text:p>
          </table:table-cell>
          <table:table-cell table:style-name="ce1" office:value-type="float" office:value="0.931119203567505" calcext:value-type="float">
            <text:p>0.931119203567505</text:p>
          </table:table-cell>
          <table:table-cell table:style-name="ce1" office:value-type="float" office:value="0.000118732452392578" calcext:value-type="float">
            <text:p>0.000118732452393</text:p>
          </table:table-cell>
          <table:table-cell table:style-name="ce1" office:value-type="float" office:value="0.000133275985717773" calcext:value-type="float">
            <text:p>0.000133275985718</text:p>
          </table:table-cell>
          <table:table-cell table:style-name="ce1" office:value-type="float" office:value="0.0000476837158203125" calcext:value-type="float">
            <text:p>4.76837158203125E-05</text:p>
          </table:table-cell>
          <table:table-cell table:style-name="ce1" office:value-type="float" office:value="0.0000586509704589844" calcext:value-type="float">
            <text:p>5.86509704589844E-05</text:p>
          </table:table-cell>
          <table:table-cell table:style-name="ce1" office:value-type="float" office:value="0.000101327896118164" calcext:value-type="float">
            <text:p>0.000101327896118</text:p>
          </table:table-cell>
          <table:table-cell table:style-name="ce1" office:value-type="float" office:value="0.0000519752502441406" calcext:value-type="float">
            <text:p>5.19752502441406E-05</text:p>
          </table:table-cell>
          <table:table-cell table:style-name="ce1" office:value-type="float" office:value="0.0000898838043212891" calcext:value-type="float">
            <text:p>8.98838043212891E-05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0.0000617504119873047" calcext:value-type="float">
            <text:p>6.17504119873047E-05</text:p>
          </table:table-cell>
          <table:table-cell table:style-name="ce1" office:value-type="float" office:value="0.0000855922698974609" calcext:value-type="float">
            <text:p>8.55922698974609E-05</text:p>
          </table:table-cell>
          <table:table-cell table:style-name="ce1" office:value-type="float" office:value="0.0000905990600585938" calcext:value-type="float">
            <text:p>9.05990600585938E-05</text:p>
          </table:table-cell>
          <table:table-cell table:style-name="ce1" office:value-type="float" office:value="0.0000939369201660156" calcext:value-type="float">
            <text:p>9.39369201660156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476837158203125" calcext:value-type="float">
            <text:p>4.76837158203125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0727176666259766" calcext:value-type="float">
            <text:p>7.27176666259766E-05</text:p>
          </table:table-cell>
          <table:table-cell table:style-name="ce1" office:value-type="float" office:value="0.0000767707824707031" calcext:value-type="float">
            <text:p>7.67707824707031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6.75485467910767" calcext:value-type="float">
            <text:p>6.75485467910767</text:p>
          </table:table-cell>
          <table:table-cell table:style-name="ce1" office:value-type="float" office:value="0.0000636577606201172" calcext:value-type="float">
            <text:p>6.36577606201172E-05</text:p>
          </table:table-cell>
          <table:table-cell table:style-name="ce1" office:value-type="float" office:value="0.0000960826873779297" calcext:value-type="float">
            <text:p>9.60826873779297E-05</text:p>
          </table:table-cell>
          <table:table-cell table:style-name="ce1" office:value-type="float" office:value="0.000142574310302734" calcext:value-type="float">
            <text:p>0.000142574310303</text:p>
          </table:table-cell>
          <table:table-cell table:style-name="ce1" office:value-type="float" office:value="0.0000650882720947266" calcext:value-type="float">
            <text:p>6.50882720947266E-05</text:p>
          </table:table-cell>
          <table:table-cell table:style-name="ce1" office:value-type="float" office:value="0.0000600814819335937" calcext:value-type="float">
            <text:p>6.00814819335937E-05</text:p>
          </table:table-cell>
          <table:table-cell table:style-name="ce1" office:value-type="float" office:value="0.0000593662261962891" calcext:value-type="float">
            <text:p>5.93662261962891E-05</text:p>
          </table:table-cell>
          <table:table-cell table:style-name="ce1" office:value-type="float" office:value="0.0000531673431396484" calcext:value-type="float">
            <text:p>5.31673431396484E-05</text:p>
          </table:table-cell>
          <table:table-cell table:style-name="ce1" office:value-type="float" office:value="0.0000591278076171875" calcext:value-type="float">
            <text:p>5.91278076171875E-05</text:p>
          </table:table-cell>
          <table:table-cell table:style-name="ce1" office:value-type="float" office:value="0.0000889301300048828" calcext:value-type="float">
            <text:p>8.89301300048828E-05</text:p>
          </table:table-cell>
          <table:table-cell table:style-name="ce1" office:value-type="float" office:value="0.0000784397125244141" calcext:value-type="float">
            <text:p>7.84397125244141E-05</text:p>
          </table:table-cell>
          <table:table-cell table:style-name="ce1" office:value-type="float" office:value="0.000121593475341797" calcext:value-type="float">
            <text:p>0.000121593475342</text:p>
          </table:table-cell>
          <table:table-cell table:style-name="ce1" office:value-type="float" office:value="0.0000786781311035156" calcext:value-type="float">
            <text:p>7.86781311035156E-05</text:p>
          </table:table-cell>
          <table:table-cell table:style-name="ce1" office:value-type="float" office:value="0.000108957290649414" calcext:value-type="float">
            <text:p>0.000108957290649</text:p>
          </table:table-cell>
          <table:table-cell table:style-name="ce1" office:value-type="float" office:value="0.000207185745239258" calcext:value-type="float">
            <text:p>0.000207185745239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624656677246094" calcext:value-type="float">
            <text:p>6.24656677246094E-05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762939453125" calcext:value-type="float">
            <text:p>7.62939453125E-05</text:p>
          </table:table-cell>
          <table:table-cell table:style-name="ce1" office:value-type="float" office:value="0.0000452995300292969" calcext:value-type="float">
            <text:p>4.52995300292969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6.71592736244202" calcext:value-type="float">
            <text:p>6.71592736244202</text:p>
          </table:table-cell>
          <table:table-cell table:style-name="ce1" office:value-type="float" office:value="0.0000622272491455078" calcext:value-type="float">
            <text:p>6.22272491455078E-05</text:p>
          </table:table-cell>
          <table:table-cell table:style-name="ce1" office:value-type="float" office:value="0.0000970363616943359" calcext:value-type="float">
            <text:p>9.70363616943359E-05</text:p>
          </table:table-cell>
          <table:table-cell table:style-name="ce1" office:value-type="float" office:value="0.000117063522338867" calcext:value-type="float">
            <text:p>0.000117063522339</text:p>
          </table:table-cell>
          <table:table-cell table:style-name="ce1" office:value-type="float" office:value="0.000136375427246094" calcext:value-type="float">
            <text:p>0.000136375427246</text:p>
          </table:table-cell>
          <table:table-cell table:style-name="ce1" office:value-type="float" office:value="0.0498719215393066" calcext:value-type="float">
            <text:p>0.049871921539307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0.0000693798065185547" calcext:value-type="float">
            <text:p>6.93798065185547E-05</text:p>
          </table:table-cell>
          <table:table-cell table:style-name="ce1" office:value-type="float" office:value="0.0000712871551513672" calcext:value-type="float">
            <text:p>7.12871551513672E-05</text:p>
          </table:table-cell>
          <table:table-cell table:style-name="ce1" office:value-type="float" office:value="0.0000967979431152344" calcext:value-type="float">
            <text:p>9.67979431152344E-05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0000510215759277344" calcext:value-type="float">
            <text:p>5.10215759277344E-05</text:p>
          </table:table-cell>
          <table:table-cell table:style-name="ce1" office:value-type="float" office:value="0.0000741481781005859" calcext:value-type="float">
            <text:p>7.41481781005859E-05</text:p>
          </table:table-cell>
          <table:table-cell table:style-name="ce1" office:value-type="float" office:value="0.0000500679016113281" calcext:value-type="float">
            <text:p>5.00679016113281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660419464111328" calcext:value-type="float">
            <text:p>6.60419464111328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524520874023438" calcext:value-type="float">
            <text:p>5.24520874023438E-05</text:p>
          </table:table-cell>
          <table:table-cell table:style-name="ce1" office:value-type="float" office:value="6.14796376228333" calcext:value-type="float">
            <text:p>6.14796376228333</text:p>
          </table:table-cell>
          <table:table-cell table:style-name="ce1" office:value-type="float" office:value="0.679220914840698" calcext:value-type="float">
            <text:p>0.679220914840698</text:p>
          </table:table-cell>
          <table:table-cell table:style-name="ce1" office:value-type="float" office:value="0.00010371208190918" calcext:value-type="float">
            <text:p>0.000103712081909</text:p>
          </table:table-cell>
          <table:table-cell table:style-name="ce1" office:value-type="float" office:value="0.00023651123046875" calcext:value-type="float">
            <text:p>0.000236511230469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0.000108480453491211" calcext:value-type="float">
            <text:p>0.000108480453491</text:p>
          </table:table-cell>
          <table:table-cell table:style-name="ce1" office:value-type="float" office:value="0.000114202499389648" calcext:value-type="float">
            <text:p>0.00011420249939</text:p>
          </table:table-cell>
          <table:table-cell table:style-name="ce1" office:value-type="float" office:value="0.0000619888305664062" calcext:value-type="float">
            <text:p>6.19888305664062E-05</text:p>
          </table:table-cell>
          <table:table-cell table:style-name="ce1" office:value-type="float" office:value="0.0000836849212646484" calcext:value-type="float">
            <text:p>8.36849212646484E-05</text:p>
          </table:table-cell>
          <table:table-cell table:style-name="ce1" office:value-type="float" office:value="0.000110387802124023" calcext:value-type="float">
            <text:p>0.000110387802124</text:p>
          </table:table-cell>
          <table:table-cell table:style-name="ce1" office:value-type="float" office:value="0.0000514984130859375" calcext:value-type="float">
            <text:p>5.14984130859375E-05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0607967376708984" calcext:value-type="float">
            <text:p>6.07967376708984E-05</text:p>
          </table:table-cell>
          <table:table-cell table:style-name="ce1" office:value-type="float" office:value="0.0000550746917724609" calcext:value-type="float">
            <text:p>5.50746917724609E-05</text:p>
          </table:table-cell>
          <table:table-cell table:style-name="ce1" office:value-type="float" office:value="0.000103235244750977" calcext:value-type="float">
            <text:p>0.000103235244751</text:p>
          </table:table-cell>
          <table:table-cell table:style-name="ce1" office:value-type="float" office:value="0.0000910758972167969" calcext:value-type="float">
            <text:p>9.10758972167969E-05</text:p>
          </table:table-cell>
          <table:table-cell table:style-name="ce1" office:value-type="float" office:value="0.0000772476196289062" calcext:value-type="float">
            <text:p>7.72476196289062E-05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0000607967376708984" calcext:value-type="float">
            <text:p>6.07967376708984E-05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284275774772351" calcext:value-type="float">
            <text:p>0.284275774772351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6.75485467910767" calcext:value-type="float">
            <text:p>6.75485467910767</text:p>
          </table:table-cell>
          <table:table-cell table:style-name="ce1" office:value-type="float" office:value="29.5646805763245" calcext:value-type="float">
            <text:p>29.5646805763245</text:p>
          </table:table-cell>
        </table:table-row>
        <table:table-row table:style-name="ro2">
          <table:table-cell table:style-name="ce1" office:value-type="string" calcext:value-type="string">
            <text:p>num_workers = 19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473918914794922" calcext:value-type="float">
            <text:p>0.047391891479492</text:p>
          </table:table-cell>
          <table:table-cell table:style-name="ce1" office:value-type="float" office:value="2.97520160675049" calcext:value-type="float">
            <text:p>2.97520160675049</text:p>
          </table:table-cell>
          <table:table-cell table:style-name="ce1" office:value-type="float" office:value="0.0000658035278320312" calcext:value-type="float">
            <text:p>6.58035278320312E-05</text:p>
          </table:table-cell>
          <table:table-cell table:style-name="ce1" office:value-type="float" office:value="0.0000705718994140625" calcext:value-type="float">
            <text:p>7.05718994140625E-0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0000503063201904297" calcext:value-type="float">
            <text:p>5.03063201904297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607967376708984" calcext:value-type="float">
            <text:p>6.07967376708984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512599945068359" calcext:value-type="float">
            <text:p>5.12599945068359E-05</text:p>
          </table:table-cell>
          <table:table-cell table:style-name="ce1" office:value-type="float" office:value="0.0000488758087158203" calcext:value-type="float">
            <text:p>4.88758087158203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0545978546142578" calcext:value-type="float">
            <text:p>5.45978546142578E-05</text:p>
          </table:table-cell>
          <table:table-cell table:style-name="ce1" office:value-type="float" office:value="0.0000467300415039063" calcext:value-type="float">
            <text:p>4.67300415039063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503063201904297" calcext:value-type="float">
            <text:p>5.03063201904297E-05</text:p>
          </table:table-cell>
          <table:table-cell table:style-name="ce1" office:value-type="float" office:value="0.0000565052032470703" calcext:value-type="float">
            <text:p>5.65052032470703E-05</text:p>
          </table:table-cell>
          <table:table-cell table:style-name="ce1" office:value-type="float" office:value="6.17938351631165" calcext:value-type="float">
            <text:p>6.17938351631165</text:p>
          </table:table-cell>
          <table:table-cell table:style-name="ce1" office:value-type="float" office:value="0.022627592086792" calcext:value-type="float">
            <text:p>0.022627592086792</text:p>
          </table:table-cell>
          <table:table-cell table:style-name="ce1" office:value-type="float" office:value="0.653831243515015" calcext:value-type="float">
            <text:p>0.65383124351501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0000896453857421875" calcext:value-type="float">
            <text:p>8.96453857421875E-05</text:p>
          </table:table-cell>
          <table:table-cell table:style-name="ce1" office:value-type="float" office:value="0.00005340576171875" calcext:value-type="float">
            <text:p>5.340576171875E-05</text:p>
          </table:table-cell>
          <table:table-cell table:style-name="ce1" office:value-type="float" office:value="0.0000531673431396484" calcext:value-type="float">
            <text:p>5.31673431396484E-05</text:p>
          </table:table-cell>
          <table:table-cell table:style-name="ce1" office:value-type="float" office:value="0.0000975131988525391" calcext:value-type="float">
            <text:p>9.75131988525391E-05</text:p>
          </table:table-cell>
          <table:table-cell table:style-name="ce1" office:value-type="float" office:value="0.0000519752502441406" calcext:value-type="float">
            <text:p>5.19752502441406E-05</text:p>
          </table:table-cell>
          <table:table-cell table:style-name="ce1" office:value-type="float" office:value="0.0000650882720947266" calcext:value-type="float">
            <text:p>6.50882720947266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565052032470703" calcext:value-type="float">
            <text:p>5.65052032470703E-05</text:p>
          </table:table-cell>
          <table:table-cell table:style-name="ce1" office:value-type="float" office:value="0.0000517368316650391" calcext:value-type="float">
            <text:p>5.17368316650391E-05</text:p>
          </table:table-cell>
          <table:table-cell table:style-name="ce1" office:value-type="float" office:value="0.000139951705932617" calcext:value-type="float">
            <text:p>0.000139951705933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number-columns-repeated="2"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464916229248047" calcext:value-type="float">
            <text:p>4.64916229248047E-05</text:p>
          </table:table-cell>
          <table:table-cell table:style-name="ce1" office:value-type="float" office:value="0.000072479248046875" calcext:value-type="float">
            <text:p>7.2479248046875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7.25240278244019" calcext:value-type="float">
            <text:p>7.25240278244019</text:p>
          </table:table-cell>
          <table:table-cell table:style-name="ce1" office:value-type="float" office:value="0.321118831634521" calcext:value-type="float">
            <text:p>0.321118831634521</text:p>
          </table:table-cell>
          <table:table-cell table:style-name="ce1" office:value-type="float" office:value="0.0000693798065185547" calcext:value-type="float">
            <text:p>6.93798065185547E-05</text:p>
          </table:table-cell>
          <table:table-cell table:style-name="ce1" office:value-type="float" office:value="0.000102043151855469" calcext:value-type="float">
            <text:p>0.000102043151855</text:p>
          </table:table-cell>
          <table:table-cell table:style-name="ce1" office:value-type="float" office:value="0.0000729560852050781" calcext:value-type="float">
            <text:p>7.29560852050781E-05</text:p>
          </table:table-cell>
          <table:table-cell table:style-name="ce1" office:value-type="float" office:value="0.0000562667846679687" calcext:value-type="float">
            <text:p>5.62667846679687E-05</text:p>
          </table:table-cell>
          <table:table-cell table:style-name="ce1" office:value-type="float" office:value="0.000129938125610352" calcext:value-type="float">
            <text:p>0.00012993812561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127553939819336" calcext:value-type="float">
            <text:p>0.000127553939819</text:p>
          </table:table-cell>
          <table:table-cell table:style-name="ce1" office:value-type="float" office:value="0.0000667572021484375" calcext:value-type="float">
            <text:p>6.67572021484375E-05</text:p>
          </table:table-cell>
          <table:table-cell table:style-name="ce1" office:value-type="float" office:value="0.000133037567138672" calcext:value-type="float">
            <text:p>0.000133037567139</text:p>
          </table:table-cell>
          <table:table-cell table:style-name="ce1" office:value-type="float" office:value="0.00009918212890625" calcext:value-type="float">
            <text:p>9.918212890625E-05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700950622558594" calcext:value-type="float">
            <text:p>7.00950622558594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798702239990234" calcext:value-type="float">
            <text:p>7.98702239990234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6.18547177314758" calcext:value-type="float">
            <text:p>6.18547177314758</text:p>
          </table:table-cell>
          <table:table-cell table:style-name="ce1" office:value-type="float" office:value="0.104416608810425" calcext:value-type="float">
            <text:p>0.104416608810425</text:p>
          </table:table-cell>
          <table:table-cell table:style-name="ce1" office:value-type="float" office:value="0.366435766220093" calcext:value-type="float">
            <text:p>0.366435766220093</text:p>
          </table:table-cell>
          <table:table-cell table:style-name="ce1" office:value-type="float" office:value="0.498575448989868" calcext:value-type="float">
            <text:p>0.498575448989868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655651092529297" calcext:value-type="float">
            <text:p>6.55651092529297E-05</text:p>
          </table:table-cell>
          <table:table-cell table:style-name="ce1" office:value-type="float" office:value="0.000064849853515625" calcext:value-type="float">
            <text:p>6.4849853515625E-05</text:p>
          </table:table-cell>
          <table:table-cell table:style-name="ce1" office:value-type="float" office:value="1.93662905693054" calcext:value-type="float">
            <text:p>1.93662905693054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629425048828125" calcext:value-type="float">
            <text:p>6.29425048828125E-05</text:p>
          </table:table-cell>
          <table:table-cell table:style-name="ce1" office:value-type="float" office:value="0.0000519752502441406" calcext:value-type="float">
            <text:p>5.19752502441406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505447387695313" calcext:value-type="float">
            <text:p>5.05447387695313E-05</text:p>
          </table:table-cell>
          <table:table-cell table:style-name="ce1" office:value-type="float" office:value="6.59653306007385" calcext:value-type="float">
            <text:p>6.59653306007385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34473729133606" calcext:value-type="float">
            <text:p>0.34473729133606</text:p>
          </table:table-cell>
          <table:table-cell table:style-name="ce1" office:value-type="float" office:value="0.0000531673431396484" calcext:value-type="float">
            <text:p>5.31673431396484E-05</text:p>
          </table:table-cell>
          <table:table-cell table:style-name="ce1" office:value-type="float" office:value="0.0000507831573486328" calcext:value-type="float">
            <text:p>5.07831573486328E-05</text:p>
          </table:table-cell>
          <table:table-cell table:style-name="ce1" office:value-type="float" office:value="0.0000562667846679687" calcext:value-type="float">
            <text:p>5.62667846679687E-05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000155925750732422" calcext:value-type="float">
            <text:p>0.000155925750732</text:p>
          </table:table-cell>
          <table:table-cell table:style-name="ce1" office:value-type="float" office:value="0.0000662803649902344" calcext:value-type="float">
            <text:p>6.62803649902344E-05</text:p>
          </table:table-cell>
          <table:table-cell table:style-name="ce1" office:value-type="float" office:value="0.0000746250152587891" calcext:value-type="float">
            <text:p>7.46250152587891E-05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0.0000660419464111328" calcext:value-type="float">
            <text:p>6.60419464111328E-05</text:p>
          </table:table-cell>
          <table:table-cell table:style-name="ce1" office:value-type="float" office:value="0.0000813007354736328" calcext:value-type="float">
            <text:p>8.13007354736328E-05</text:p>
          </table:table-cell>
          <table:table-cell table:style-name="ce1" office:value-type="float" office:value="0.0000579357147216797" calcext:value-type="float">
            <text:p>5.79357147216797E-05</text:p>
          </table:table-cell>
          <table:table-cell table:style-name="ce1" office:value-type="float" office:value="0.0000569820404052734" calcext:value-type="float">
            <text:p>5.69820404052734E-05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879764556884766" calcext:value-type="float">
            <text:p>8.79764556884766E-05</text:p>
          </table:table-cell>
          <table:table-cell table:style-name="ce1" office:value-type="float" office:value="0.000080108642578125" calcext:value-type="float">
            <text:p>8.0108642578125E-05</text:p>
          </table:table-cell>
          <table:table-cell table:style-name="ce1" office:value-type="float" office:value="0.0000503063201904297" calcext:value-type="float">
            <text:p>5.03063201904297E-05</text:p>
          </table:table-cell>
          <table:table-cell table:style-name="ce1" office:value-type="float" office:value="0.322018795288526" calcext:value-type="float">
            <text:p>0.322018795288526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7.25240278244019" calcext:value-type="float">
            <text:p>7.25240278244019</text:p>
          </table:table-cell>
          <table:table-cell table:style-name="ce1" office:value-type="float" office:value="33.4899547100067" calcext:value-type="float">
            <text:p>33.4899547100067</text:p>
          </table:table-cell>
        </table:table-row>
        <table:table-row table:style-name="ro2">
          <table:table-cell table:style-name="ce1" office:value-type="string" calcext:value-type="string">
            <text:p>num_workers = 20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366799354553223" calcext:value-type="float">
            <text:p>0.366799354553223</text:p>
          </table:table-cell>
          <table:table-cell table:style-name="ce1" office:value-type="float" office:value="0.0000565052032470703" calcext:value-type="float">
            <text:p>5.65052032470703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0689029693603516" calcext:value-type="float">
            <text:p>6.89029693603516E-05</text:p>
          </table:table-cell>
          <table:table-cell table:style-name="ce1" office:value-type="float" office:value="0.0000529289245605469" calcext:value-type="float">
            <text:p>5.29289245605469E-05</text:p>
          </table:table-cell>
          <table:table-cell table:style-name="ce1" office:value-type="float" office:value="0.000100851058959961" calcext:value-type="float">
            <text:p>0.00010085105896</text:p>
          </table:table-cell>
          <table:table-cell table:style-name="ce1" office:value-type="float" office:value="0.0000472068786621094" calcext:value-type="float">
            <text:p>4.72068786621094E-05</text:p>
          </table:table-cell>
          <table:table-cell table:style-name="ce1" office:value-type="float" office:value="0.0000612735748291016" calcext:value-type="float">
            <text:p>6.12735748291016E-05</text:p>
          </table:table-cell>
          <table:table-cell table:style-name="ce1" office:value-type="float" office:value="0.0000975131988525391" calcext:value-type="float">
            <text:p>9.75131988525391E-05</text:p>
          </table:table-cell>
          <table:table-cell table:style-name="ce1" office:value-type="float" office:value="0.000118494033813477" calcext:value-type="float">
            <text:p>0.000118494033813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number-columns-repeated="2"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512599945068359" calcext:value-type="float">
            <text:p>5.12599945068359E-05</text:p>
          </table:table-cell>
          <table:table-cell table:style-name="ce1" office:value-type="float" office:value="0.0000569820404052734" calcext:value-type="float">
            <text:p>5.69820404052734E-05</text:p>
          </table:table-cell>
          <table:table-cell table:style-name="ce1" office:value-type="float" office:value="6.54491257667542" calcext:value-type="float">
            <text:p>6.54491257667542</text:p>
          </table:table-cell>
          <table:table-cell table:style-name="ce1" office:value-type="float" office:value="0.927611827850342" calcext:value-type="float">
            <text:p>0.927611827850342</text:p>
          </table:table-cell>
          <table:table-cell table:style-name="ce1" office:value-type="float" office:value="0.0320069789886475" calcext:value-type="float">
            <text:p>0.032006978988648</text:p>
          </table:table-cell>
          <table:table-cell table:style-name="ce1" office:value-type="float" office:value="0.000131607055664063" calcext:value-type="float">
            <text:p>0.000131607055664</text:p>
          </table:table-cell>
          <table:table-cell table:style-name="ce1" office:value-type="float" office:value="0.000139713287353516" calcext:value-type="float">
            <text:p>0.000139713287354</text:p>
          </table:table-cell>
          <table:table-cell table:style-name="ce1" office:value-type="float" office:value="0.0000882148742675781" calcext:value-type="float">
            <text:p>8.82148742675781E-05</text:p>
          </table:table-cell>
          <table:table-cell table:style-name="ce1" office:value-type="float" office:value="2.51905226707458" calcext:value-type="float">
            <text:p>2.51905226707458</text:p>
          </table:table-cell>
          <table:table-cell table:style-name="ce1" office:value-type="float" office:value="0.000138521194458008" calcext:value-type="float">
            <text:p>0.000138521194458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110149383544922" calcext:value-type="float">
            <text:p>0.000110149383545</text:p>
          </table:table-cell>
          <table:table-cell table:style-name="ce1" office:value-type="float" office:value="0.0000629425048828125" calcext:value-type="float">
            <text:p>6.29425048828125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0000548362731933594" calcext:value-type="float">
            <text:p>5.48362731933594E-05</text:p>
          </table:table-cell>
          <table:table-cell table:style-name="ce1" office:value-type="float" office:value="6.28094553947449" calcext:value-type="float">
            <text:p>6.28094553947449</text:p>
          </table:table-cell>
          <table:table-cell table:style-name="ce1" office:value-type="float" office:value="0.592359066009522" calcext:value-type="float">
            <text:p>0.592359066009522</text:p>
          </table:table-cell>
          <table:table-cell table:style-name="ce1" office:value-type="float" office:value="0.0822007656097412" calcext:value-type="float">
            <text:p>0.082200765609741</text:p>
          </table:table-cell>
          <table:table-cell table:style-name="ce1" office:value-type="float" office:value="0.0000596046447753906" calcext:value-type="float">
            <text:p>5.96046447753906E-05</text:p>
          </table:table-cell>
          <table:table-cell table:style-name="ce1" office:value-type="float" office:value="0.152230978012085" calcext:value-type="float">
            <text:p>0.15223097801208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796318054199219" calcext:value-type="float">
            <text:p>7.96318054199219E-05</text:p>
          </table:table-cell>
          <table:table-cell table:style-name="ce1" office:value-type="float" office:value="0.0000531673431396484" calcext:value-type="float">
            <text:p>5.31673431396484E-05</text:p>
          </table:table-cell>
          <table:table-cell table:style-name="ce1" office:value-type="float" office:value="0.0000483989715576172" calcext:value-type="float">
            <text:p>4.83989715576172E-05</text:p>
          </table:table-cell>
          <table:table-cell table:style-name="ce1" office:value-type="float" office:value="0.0000567436218261719" calcext:value-type="float">
            <text:p>5.67436218261719E-05</text:p>
          </table:table-cell>
          <table:table-cell table:style-name="ce1" office:value-type="float" office:value="0.0000548362731933594" calcext:value-type="float">
            <text:p>5.48362731933594E-05</text:p>
          </table:table-cell>
          <table:table-cell table:style-name="ce1" office:value-type="float" office:value="0.000101089477539063" calcext:value-type="float">
            <text:p>0.000101089477539</text:p>
          </table:table-cell>
          <table:table-cell table:style-name="ce1" office:value-type="float" office:value="0.00018000602722168" calcext:value-type="float">
            <text:p>0.000180006027222</text:p>
          </table:table-cell>
          <table:table-cell table:style-name="ce1" office:value-type="float" office:value="0.0001373291015625" calcext:value-type="float">
            <text:p>0.000137329101563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481605529785156" calcext:value-type="float">
            <text:p>4.81605529785156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512599945068359" calcext:value-type="float">
            <text:p>5.12599945068359E-05</text:p>
          </table:table-cell>
          <table:table-cell table:style-name="ce1" office:value-type="float" office:value="0.0000958442687988281" calcext:value-type="float">
            <text:p>9.58442687988281E-05</text:p>
          </table:table-cell>
          <table:table-cell table:style-name="ce1" office:value-type="float" office:value="6.83573794364929" calcext:value-type="float">
            <text:p>6.83573794364929</text:p>
          </table:table-cell>
          <table:table-cell table:style-name="ce1" office:value-type="float" office:value="0.924526453018189" calcext:value-type="float">
            <text:p>0.924526453018189</text:p>
          </table:table-cell>
          <table:table-cell table:style-name="ce1" office:value-type="float" office:value="2.94222855567932" calcext:value-type="float">
            <text:p>2.94222855567932</text:p>
          </table:table-cell>
          <table:table-cell table:style-name="ce1" office:value-type="float" office:value="0.0000202655792236328" calcext:value-type="float">
            <text:p>2.02655792236328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967979431152344" calcext:value-type="float">
            <text:p>9.67979431152344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555515289306641" calcext:value-type="float">
            <text:p>5.55515289306641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555515289306641" calcext:value-type="float">
            <text:p>5.55515289306641E-05</text:p>
          </table:table-cell>
          <table:table-cell table:style-name="ce1" office:value-type="float" office:value="6.93429064750671" calcext:value-type="float">
            <text:p>6.93429064750671</text:p>
          </table:table-cell>
          <table:table-cell table:style-name="ce1" office:value-type="float" office:value="0.000049591064453125" calcext:value-type="float">
            <text:p>4.9591064453125E-05</text:p>
          </table:table-cell>
          <table:table-cell table:style-name="ce1" office:value-type="float" office:value="0.000144243240356445" calcext:value-type="float">
            <text:p>0.000144243240356</text:p>
          </table:table-cell>
          <table:table-cell table:style-name="ce1" office:value-type="float" office:value="0.0000984668731689453" calcext:value-type="float">
            <text:p>9.84668731689453E-05</text:p>
          </table:table-cell>
          <table:table-cell table:style-name="ce1" office:value-type="float" office:value="0.000136613845825195" calcext:value-type="float">
            <text:p>0.000136613845825</text:p>
          </table:table-cell>
          <table:table-cell table:style-name="ce1" office:value-type="float" office:value="0.000133514404296875" calcext:value-type="float">
            <text:p>0.000133514404297</text:p>
          </table:table-cell>
          <table:table-cell table:style-name="ce1" office:value-type="float" office:value="0.0000536441802978516" calcext:value-type="float">
            <text:p>5.36441802978516E-05</text:p>
          </table:table-cell>
          <table:table-cell table:style-name="ce1" office:value-type="float" office:value="0.0000641345977783203" calcext:value-type="float">
            <text:p>6.41345977783203E-05</text:p>
          </table:table-cell>
          <table:table-cell table:style-name="ce1" office:value-type="float" office:value="0.00011134147644043" calcext:value-type="float">
            <text:p>0.00011134147644</text:p>
          </table:table-cell>
          <table:table-cell table:style-name="ce1" office:value-type="float" office:value="0.0000936985015869141" calcext:value-type="float">
            <text:p>9.36985015869141E-05</text:p>
          </table:table-cell>
          <table:table-cell table:style-name="ce1" office:value-type="float" office:value="0.0000658035278320312" calcext:value-type="float">
            <text:p>6.58035278320312E-05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0014948844909668" calcext:value-type="float">
            <text:p>0.000149488449097</text:p>
          </table:table-cell>
          <table:table-cell table:style-name="ce1" office:value-type="float" office:value="0.0000567436218261719" calcext:value-type="float">
            <text:p>5.67436218261719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786781311035156" calcext:value-type="float">
            <text:p>7.86781311035156E-05</text:p>
          </table:table-cell>
          <table:table-cell table:style-name="ce1" office:value-type="float" office:value="0.337887922158608" calcext:value-type="float">
            <text:p>0.337887922158608</text:p>
          </table:table-cell>
          <table:table-cell table:style-name="ce1" office:value-type="float" office:value="0.0000202655792236328" calcext:value-type="float">
            <text:p>2.02655792236328E-05</text:p>
          </table:table-cell>
          <table:table-cell table:style-name="ce1" office:value-type="float" office:value="6.93429064750671" calcext:value-type="float">
            <text:p>6.93429064750671</text:p>
          </table:table-cell>
          <table:table-cell table:style-name="ce1" office:value-type="float" office:value="35.1403439044952" calcext:value-type="float">
            <text:p>35.1403439044952</text:p>
          </table:table-cell>
        </table:table-row>
        <table:table-row table:style-name="ro2">
          <table:table-cell table:style-name="ce1" office:value-type="string" calcext:value-type="string">
            <text:p>num_workers = 21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182628631591797" calcext:value-type="float">
            <text:p>0.000182628631592</text:p>
          </table:table-cell>
          <table:table-cell table:style-name="ce1" office:value-type="float" office:value="0.000143051147460938" calcext:value-type="float">
            <text:p>0.000143051147461</text:p>
          </table:table-cell>
          <table:table-cell table:style-name="ce1" office:value-type="float" office:value="0.542872428894043" calcext:value-type="float">
            <text:p>0.542872428894043</text:p>
          </table:table-cell>
          <table:table-cell table:style-name="ce1" office:value-type="float" office:value="0.000166416168212891" calcext:value-type="float">
            <text:p>0.000166416168213</text:p>
          </table:table-cell>
          <table:table-cell table:style-name="ce1" office:value-type="float" office:value="0.000126123428344727" calcext:value-type="float">
            <text:p>0.000126123428345</text:p>
          </table:table-cell>
          <table:table-cell table:style-name="ce1" office:value-type="float" office:value="1.80965304374695" calcext:value-type="float">
            <text:p>1.80965304374695</text:p>
          </table:table-cell>
          <table:table-cell table:style-name="ce1" office:value-type="float" office:value="0.242559194564819" calcext:value-type="float">
            <text:p>0.242559194564819</text:p>
          </table:table-cell>
          <table:table-cell table:style-name="ce1" office:value-type="float" office:value="0.0000658035278320312" calcext:value-type="float">
            <text:p>6.58035278320312E-05</text:p>
          </table:table-cell>
          <table:table-cell table:style-name="ce1" office:value-type="float" office:value="0.0000698566436767578" calcext:value-type="float">
            <text:p>6.98566436767578E-05</text:p>
          </table:table-cell>
          <table:table-cell table:style-name="ce1" office:value-type="float" office:value="0.000113487243652344" calcext:value-type="float">
            <text:p>0.000113487243652</text:p>
          </table:table-cell>
          <table:table-cell table:style-name="ce1" office:value-type="float" office:value="0.0000965595245361328" calcext:value-type="float">
            <text:p>9.65595245361328E-05</text:p>
          </table:table-cell>
          <table:table-cell table:style-name="ce1" office:value-type="float" office:value="0.000117301940917969" calcext:value-type="float">
            <text:p>0.000117301940918</text:p>
          </table:table-cell>
          <table:table-cell table:style-name="ce1" office:value-type="float" office:value="0.0000557899475097656" calcext:value-type="float">
            <text:p>5.57899475097656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975131988525391" calcext:value-type="float">
            <text:p>9.75131988525391E-05</text:p>
          </table:table-cell>
          <table:table-cell table:style-name="ce1" office:value-type="float" office:value="7.12094473838806" calcext:value-type="float">
            <text:p>7.12094473838806</text:p>
          </table:table-cell>
          <table:table-cell table:style-name="ce1" office:value-type="float" office:value="0.23537802696228" calcext:value-type="float">
            <text:p>0.23537802696228</text:p>
          </table:table-cell>
          <table:table-cell table:style-name="ce1" office:value-type="float" office:value="0.36782693862915" calcext:value-type="float">
            <text:p>0.36782693862915</text:p>
          </table:table-cell>
          <table:table-cell table:style-name="ce1" office:value-type="float" office:value="0.0000522136688232422" calcext:value-type="float">
            <text:p>5.22136688232422E-05</text:p>
          </table:table-cell>
          <table:table-cell table:style-name="ce1" office:value-type="float" office:value="0.000125646591186523" calcext:value-type="float">
            <text:p>0.000125646591187</text:p>
          </table:table-cell>
          <table:table-cell table:style-name="ce1" office:value-type="float" office:value="3.24336743354797" calcext:value-type="float">
            <text:p>3.24336743354797</text:p>
          </table:table-cell>
          <table:table-cell table:style-name="ce1" office:value-type="float" office:value="0.0000970363616943359" calcext:value-type="float">
            <text:p>9.70363616943359E-05</text:p>
          </table:table-cell>
          <table:table-cell table:style-name="ce1" office:value-type="float" office:value="0.0000803470611572266" calcext:value-type="float">
            <text:p>8.03470611572266E-05</text:p>
          </table:table-cell>
          <table:table-cell table:style-name="ce1" office:value-type="float" office:value="0.0000207424163818359" calcext:value-type="float">
            <text:p>2.07424163818359E-05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0.0000586509704589844" calcext:value-type="float">
            <text:p>5.86509704589844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722408294677734" calcext:value-type="float">
            <text:p>7.22408294677734E-05</text:p>
          </table:table-cell>
          <table:table-cell table:style-name="ce1" office:value-type="float" office:value="0.0000436305999755859" calcext:value-type="float">
            <text:p>4.36305999755859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0.0000512599945068359" calcext:value-type="float">
            <text:p>5.12599945068359E-05</text:p>
          </table:table-cell>
          <table:table-cell table:style-name="ce1" office:value-type="float" office:value="6.59909725189209" calcext:value-type="float">
            <text:p>6.59909725189209</text:p>
          </table:table-cell>
          <table:table-cell table:style-name="ce1" office:value-type="float" office:value="0.334100961685181" calcext:value-type="float">
            <text:p>0.334100961685181</text:p>
          </table:table-cell>
          <table:table-cell table:style-name="ce1" office:value-type="float" office:value="0.0000956058502197266" calcext:value-type="float">
            <text:p>9.56058502197266E-05</text:p>
          </table:table-cell>
          <table:table-cell table:style-name="ce1" office:value-type="float" office:value="0.000118494033813477" calcext:value-type="float">
            <text:p>0.000118494033813</text:p>
          </table:table-cell>
          <table:table-cell table:style-name="ce1" office:value-type="float" office:value="0.0475521087646484" calcext:value-type="float">
            <text:p>0.047552108764649</text:p>
          </table:table-cell>
          <table:table-cell table:style-name="ce1" office:value-type="float" office:value="0.255538463592529" calcext:value-type="float">
            <text:p>0.255538463592529</text:p>
          </table:table-cell>
          <table:table-cell table:style-name="ce1" office:value-type="float" office:value="3.02775001525879" calcext:value-type="float">
            <text:p>3.02775001525879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0.0000605583190917969" calcext:value-type="float">
            <text:p>6.05583190917969E-05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number-columns-repeated="2"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5340576171875" calcext:value-type="float">
            <text:p>5.340576171875E-05</text:p>
          </table:table-cell>
          <table:table-cell table:style-name="ce1" office:value-type="float" office:value="6.51279520988464" calcext:value-type="float">
            <text:p>6.51279520988464</text:p>
          </table:table-cell>
          <table:table-cell table:style-name="ce1" office:value-type="float" office:value="1.93328762054443" calcext:value-type="float">
            <text:p>1.93328762054443</text:p>
          </table:table-cell>
          <table:table-cell table:style-name="ce1" office:value-type="float" office:value="0.0000920295715332031" calcext:value-type="float">
            <text:p>9.20295715332031E-05</text:p>
          </table:table-cell>
          <table:table-cell table:style-name="ce1" office:value-type="float" office:value="0.0000591278076171875" calcext:value-type="float">
            <text:p>5.91278076171875E-05</text:p>
          </table:table-cell>
          <table:table-cell table:style-name="ce1" office:value-type="float" office:value="0.0000684261322021484" calcext:value-type="float">
            <text:p>6.84261322021484E-05</text:p>
          </table:table-cell>
          <table:table-cell table:style-name="ce1" office:value-type="float" office:value="0.000101566314697266" calcext:value-type="float">
            <text:p>0.000101566314697</text:p>
          </table:table-cell>
          <table:table-cell table:style-name="ce1" office:value-type="float" office:value="0.0000741481781005859" calcext:value-type="float">
            <text:p>7.41481781005859E-05</text:p>
          </table:table-cell>
          <table:table-cell table:style-name="ce1" office:value-type="float" office:value="0.0000672340393066406" calcext:value-type="float">
            <text:p>6.72340393066406E-0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913143157958984" calcext:value-type="float">
            <text:p>9.13143157958984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588893890380859" calcext:value-type="float">
            <text:p>5.88893890380859E-05</text:p>
          </table:table-cell>
          <table:table-cell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510215759277344" calcext:value-type="float">
            <text:p>5.10215759277344E-05</text:p>
          </table:table-cell>
          <table:table-cell table:style-name="ce1" office:value-type="float" office:value="0.0000605583190917969" calcext:value-type="float">
            <text:p>6.05583190917969E-05</text:p>
          </table:table-cell>
          <table:table-cell table:style-name="ce1" office:value-type="float" office:value="0.0000529289245605469" calcext:value-type="float">
            <text:p>5.29289245605469E-05</text:p>
          </table:table-cell>
          <table:table-cell table:style-name="ce1" office:value-type="float" office:value="7.68392372131348" calcext:value-type="float">
            <text:p>7.68392372131348</text:p>
          </table:table-cell>
          <table:table-cell table:style-name="ce1" office:value-type="float" office:value="0.0000767707824707031" calcext:value-type="float">
            <text:p>7.67707824707031E-05</text:p>
          </table:table-cell>
          <table:table-cell table:style-name="ce1" office:value-type="float" office:value="0.0000751018524169922" calcext:value-type="float">
            <text:p>7.51018524169922E-05</text:p>
          </table:table-cell>
          <table:table-cell table:style-name="ce1" office:value-type="float" office:value="0.0001068115234375" calcext:value-type="float">
            <text:p>0.000106811523438</text:p>
          </table:table-cell>
          <table:table-cell table:style-name="ce1" office:value-type="float" office:value="0.0000689029693603516" calcext:value-type="float">
            <text:p>6.89029693603516E-05</text:p>
          </table:table-cell>
          <table:table-cell table:style-name="ce1" office:value-type="float" office:value="0.000127077102661133" calcext:value-type="float">
            <text:p>0.000127077102661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000064849853515625" calcext:value-type="float">
            <text:p>6.4849853515625E-05</text:p>
          </table:table-cell>
          <table:table-cell table:style-name="ce1" office:value-type="float" office:value="0.0000796318054199219" calcext:value-type="float">
            <text:p>7.96318054199219E-05</text:p>
          </table:table-cell>
          <table:table-cell table:style-name="ce1" office:value-type="float" office:value="0.0000758171081542969" calcext:value-type="float">
            <text:p>7.58171081542969E-05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number-columns-repeated="2"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384248096209306" calcext:value-type="float">
            <text:p>0.384248096209306</text:p>
          </table:table-cell>
          <table:table-cell table:style-name="ce1" office:value-type="float" office:value="0.0000207424163818359" calcext:value-type="float">
            <text:p>2.07424163818359E-05</text:p>
          </table:table-cell>
          <table:table-cell table:style-name="ce1" office:value-type="float" office:value="7.68392372131348" calcext:value-type="float">
            <text:p>7.68392372131348</text:p>
          </table:table-cell>
          <table:table-cell table:style-name="ce1" office:value-type="float" office:value="39.9618020057678" calcext:value-type="float">
            <text:p>39.9618020057678</text:p>
          </table:table-cell>
        </table:table-row>
        <table:table-row table:style-name="ro2">
          <table:table-cell table:style-name="ce1" office:value-type="string" calcext:value-type="string">
            <text:p>num_workers = 22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123023986816406" calcext:value-type="float">
            <text:p>0.000123023986816</text:p>
          </table:table-cell>
          <table:table-cell table:style-name="ce1" office:value-type="float" office:value="0.000229597091674805" calcext:value-type="float">
            <text:p>0.000229597091675</text:p>
          </table:table-cell>
          <table:table-cell table:style-name="ce1" office:value-type="float" office:value="0.000128030776977539" calcext:value-type="float">
            <text:p>0.000128030776978</text:p>
          </table:table-cell>
          <table:table-cell table:style-name="ce1" office:value-type="float" office:value="0.000190258026123047" calcext:value-type="float">
            <text:p>0.000190258026123</text:p>
          </table:table-cell>
          <table:table-cell table:style-name="ce1" office:value-type="float" office:value="0.0000979900360107422" calcext:value-type="float">
            <text:p>9.79900360107422E-05</text:p>
          </table:table-cell>
          <table:table-cell table:style-name="ce1" office:value-type="float" office:value="0.0732715129852295" calcext:value-type="float">
            <text:p>0.07327151298523</text:p>
          </table:table-cell>
          <table:table-cell table:style-name="ce1" office:value-type="float" office:value="0.0000691413879394531" calcext:value-type="float">
            <text:p>6.91413879394531E-05</text:p>
          </table:table-cell>
          <table:table-cell table:style-name="ce1" office:value-type="float" office:value="0.000129222869873047" calcext:value-type="float">
            <text:p>0.000129222869873</text:p>
          </table:table-cell>
          <table:table-cell table:style-name="ce1" office:value-type="float" office:value="0.00010228157043457" calcext:value-type="float">
            <text:p>0.000102281570435</text:p>
          </table:table-cell>
          <table:table-cell table:style-name="ce1" office:value-type="float" office:value="1.85052871704102" calcext:value-type="float">
            <text:p>1.85052871704102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486373901367188" calcext:value-type="float">
            <text:p>4.86373901367188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8.10306811332703" calcext:value-type="float">
            <text:p>8.10306811332703</text:p>
          </table:table-cell>
          <table:table-cell table:style-name="ce1" office:value-type="float" office:value="0.000131130218505859" calcext:value-type="float">
            <text:p>0.000131130218506</text:p>
          </table:table-cell>
          <table:table-cell table:style-name="ce1" office:value-type="float" office:value="0.000137805938720703" calcext:value-type="float">
            <text:p>0.000137805938721</text:p>
          </table:table-cell>
          <table:table-cell table:style-name="ce1" office:value-type="float" office:value="0.00961112976074219" calcext:value-type="float">
            <text:p>0.009611129760742</text:p>
          </table:table-cell>
          <table:table-cell table:style-name="ce1" office:value-type="float" office:value="0.0000712871551513672" calcext:value-type="float">
            <text:p>7.12871551513672E-05</text:p>
          </table:table-cell>
          <table:table-cell table:style-name="ce1" office:value-type="float" office:value="0.0000555515289306641" calcext:value-type="float">
            <text:p>5.55515289306641E-05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0.0000662803649902344" calcext:value-type="float">
            <text:p>6.62803649902344E-05</text:p>
          </table:table-cell>
          <table:table-cell table:style-name="ce1" office:value-type="float" office:value="0.0000500679016113281" calcext:value-type="float">
            <text:p>5.00679016113281E-05</text:p>
          </table:table-cell>
          <table:table-cell table:style-name="ce1" office:value-type="float" office:value="0.000087738037109375" calcext:value-type="float">
            <text:p>8.7738037109375E-05</text:p>
          </table:table-cell>
          <table:table-cell table:style-name="ce1" office:value-type="float" office:value="0.0000717639923095703" calcext:value-type="float">
            <text:p>7.17639923095703E-05</text:p>
          </table:table-cell>
          <table:table-cell table:style-name="ce1" office:value-type="float" office:value="0.0000600814819335937" calcext:value-type="float">
            <text:p>6.00814819335937E-05</text:p>
          </table:table-cell>
          <table:table-cell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0.0000519752502441406" calcext:value-type="float">
            <text:p>5.19752502441406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636577606201172" calcext:value-type="float">
            <text:p>6.36577606201172E-05</text:p>
          </table:table-cell>
          <table:table-cell table:style-name="ce1" office:value-type="float" office:value="0.0000517368316650391" calcext:value-type="float">
            <text:p>5.17368316650391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7.86929726600647" calcext:value-type="float">
            <text:p>7.86929726600647</text:p>
          </table:table-cell>
          <table:table-cell table:style-name="ce1" office:value-type="float" office:value="0.000141382217407227" calcext:value-type="float">
            <text:p>0.000141382217407</text:p>
          </table:table-cell>
          <table:table-cell table:style-name="ce1" office:value-type="float" office:value="0.000105381011962891" calcext:value-type="float">
            <text:p>0.000105381011963</text:p>
          </table:table-cell>
          <table:table-cell table:style-name="ce1" office:value-type="float" office:value="1.59115839004517" calcext:value-type="float">
            <text:p>1.59115839004517</text:p>
          </table:table-cell>
          <table:table-cell table:style-name="ce1" office:value-type="float" office:value="0.0000655651092529297" calcext:value-type="float">
            <text:p>6.55651092529297E-05</text:p>
          </table:table-cell>
          <table:table-cell table:style-name="ce1" office:value-type="float" office:value="0.0000514984130859375" calcext:value-type="float">
            <text:p>5.14984130859375E-05</text:p>
          </table:table-cell>
          <table:table-cell table:style-name="ce1" office:value-type="float" office:value="0.0000679492950439453" calcext:value-type="float">
            <text:p>6.79492950439453E-05</text:p>
          </table:table-cell>
          <table:table-cell table:style-name="ce1" office:value-type="float" office:value="0.000150442123413086" calcext:value-type="float">
            <text:p>0.000150442123413</text:p>
          </table:table-cell>
          <table:table-cell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483989715576172" calcext:value-type="float">
            <text:p>4.83989715576172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7.76714491844177" calcext:value-type="float">
            <text:p>7.76714491844177</text:p>
          </table:table-cell>
          <table:table-cell table:style-name="ce1" office:value-type="float" office:value="0.000101089477539063" calcext:value-type="float">
            <text:p>0.000101089477539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1373291015625" calcext:value-type="float">
            <text:p>0.000137329101563</text:p>
          </table:table-cell>
          <table:table-cell table:style-name="ce1" office:value-type="float" office:value="0.000133037567138672" calcext:value-type="float">
            <text:p>0.000133037567139</text:p>
          </table:table-cell>
          <table:table-cell table:style-name="ce1" office:value-type="float" office:value="0.000161886215209961" calcext:value-type="float">
            <text:p>0.00016188621521</text:p>
          </table:table-cell>
          <table:table-cell table:style-name="ce1" office:value-type="float" office:value="0.0000703334808349609" calcext:value-type="float">
            <text:p>7.03334808349609E-05</text:p>
          </table:table-cell>
          <table:table-cell table:style-name="ce1" office:value-type="float" office:value="0.0000975131988525391" calcext:value-type="float">
            <text:p>9.75131988525391E-05</text:p>
          </table:table-cell>
          <table:table-cell table:style-name="ce1" office:value-type="float" office:value="0.0000574588775634766" calcext:value-type="float">
            <text:p>5.74588775634766E-05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0596046447753906" calcext:value-type="float">
            <text:p>5.96046447753906E-05</text:p>
          </table:table-cell>
          <table:table-cell table:style-name="ce1" office:value-type="float" office:value="0.000064849853515625" calcext:value-type="float">
            <text:p>6.4849853515625E-05</text:p>
          </table:table-cell>
          <table:table-cell table:style-name="ce1" office:value-type="float" office:value="0.000121355056762695" calcext:value-type="float">
            <text:p>0.000121355056763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0.0000467300415039063" calcext:value-type="float">
            <text:p>4.67300415039063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500679016113281" calcext:value-type="float">
            <text:p>5.00679016113281E-05</text:p>
          </table:table-cell>
          <table:table-cell table:style-name="ce1" office:value-type="float" office:value="8.75085139274597" calcext:value-type="float">
            <text:p>8.75085139274597</text:p>
          </table:table-cell>
          <table:table-cell table:style-name="ce1" office:value-type="float" office:value="0.0000784397125244141" calcext:value-type="float">
            <text:p>7.84397125244141E-05</text:p>
          </table:table-cell>
          <table:table-cell table:style-name="ce1" office:value-type="float" office:value="0.0000844001770019531" calcext:value-type="float">
            <text:p>8.44001770019531E-05</text:p>
          </table:table-cell>
          <table:table-cell table:style-name="ce1" office:value-type="float" office:value="0.0000898838043212891" calcext:value-type="float">
            <text:p>8.98838043212891E-05</text:p>
          </table:table-cell>
          <table:table-cell table:style-name="ce1" office:value-type="float" office:value="0.000137090682983398" calcext:value-type="float">
            <text:p>0.000137090682983</text:p>
          </table:table-cell>
          <table:table-cell table:style-name="ce1" office:value-type="float" office:value="0.000117301940917969" calcext:value-type="float">
            <text:p>0.000117301940918</text:p>
          </table:table-cell>
          <table:table-cell table:style-name="ce1" office:value-type="float" office:value="0.0000903606414794922" calcext:value-type="float">
            <text:p>9.03606414794922E-05</text:p>
          </table:table-cell>
          <table:table-cell table:style-name="ce1" office:value-type="float" office:value="1.73655200004578" calcext:value-type="float">
            <text:p>1.73655200004578</text:p>
          </table:table-cell>
          <table:table-cell table:style-name="ce1" office:value-type="float" office:value="0.0000185966491699219" calcext:value-type="float">
            <text:p>1.85966491699219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452995300292969" calcext:value-type="float">
            <text:p>4.52995300292969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629425048828125" calcext:value-type="float">
            <text:p>6.29425048828125E-05</text:p>
          </table:table-cell>
          <table:table-cell table:style-name="ce1" office:value-type="float" office:value="0.0000512599945068359" calcext:value-type="float">
            <text:p>5.12599945068359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581741333007812" calcext:value-type="float">
            <text:p>5.81741333007812E-05</text:p>
          </table:table-cell>
          <table:table-cell table:style-name="ce1" office:value-type="float" office:value="0.363056098039334" calcext:value-type="float">
            <text:p>0.363056098039334</text:p>
          </table:table-cell>
          <table:table-cell table:style-name="ce1" office:value-type="float" office:value="0.0000185966491699219" calcext:value-type="float">
            <text:p>1.85966491699219E-05</text:p>
          </table:table-cell>
          <table:table-cell table:style-name="ce1" office:value-type="float" office:value="8.75085139274597" calcext:value-type="float">
            <text:p>8.75085139274597</text:p>
          </table:table-cell>
          <table:table-cell table:style-name="ce1" office:value-type="float" office:value="37.7578341960907" calcext:value-type="float">
            <text:p>37.7578341960907</text:p>
          </table:table-cell>
        </table:table-row>
        <table:table-row table:style-name="ro2">
          <table:table-cell table:style-name="ce1" office:value-type="string" calcext:value-type="string">
            <text:p>num_workers = 23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1.83931255340576" calcext:value-type="float">
            <text:p>1.83931255340576</text:p>
          </table:table-cell>
          <table:table-cell table:style-name="ce1" office:value-type="float" office:value="0.0454192161560059" calcext:value-type="float">
            <text:p>0.045419216156006</text:p>
          </table:table-cell>
          <table:table-cell table:style-name="ce1" office:value-type="float" office:value="0.0000448226928710938" calcext:value-type="float">
            <text:p>4.48226928710938E-05</text:p>
          </table:table-cell>
          <table:table-cell table:style-name="ce1" office:value-type="float" office:value="0.000142097473144531" calcext:value-type="float">
            <text:p>0.000142097473145</text:p>
          </table:table-cell>
          <table:table-cell table:style-name="ce1" office:value-type="float" office:value="0.0000848770141601563" calcext:value-type="float">
            <text:p>8.48770141601563E-05</text:p>
          </table:table-cell>
          <table:table-cell table:style-name="ce1" office:value-type="float" office:value="0.0000731945037841797" calcext:value-type="float">
            <text:p>7.31945037841797E-05</text:p>
          </table:table-cell>
          <table:table-cell table:style-name="ce1" office:value-type="float" office:value="0.0000736713409423828" calcext:value-type="float">
            <text:p>7.36713409423828E-05</text:p>
          </table:table-cell>
          <table:table-cell table:style-name="ce1" office:value-type="float" office:value="0.0000691413879394531" calcext:value-type="float">
            <text:p>6.91413879394531E-05</text:p>
          </table:table-cell>
          <table:table-cell table:style-name="ce1" office:value-type="float" office:value="0.00017094612121582" calcext:value-type="float">
            <text:p>0.000170946121216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13.489109992981" calcext:value-type="float">
            <text:p>13.489109992981</text:p>
          </table:table-cell>
          <table:table-cell table:style-name="ce1" office:value-type="float" office:value="0.00014495849609375" calcext:value-type="float">
            <text:p>0.000144958496094</text:p>
          </table:table-cell>
          <table:table-cell table:style-name="ce1" office:value-type="float" office:value="0.000150203704833984" calcext:value-type="float">
            <text:p>0.000150203704834</text:p>
          </table:table-cell>
          <table:table-cell table:style-name="ce1" office:value-type="float" office:value="0.000343084335327148" calcext:value-type="float">
            <text:p>0.000343084335327</text:p>
          </table:table-cell>
          <table:table-cell table:style-name="ce1" office:value-type="float" office:value="0.0000903606414794922" calcext:value-type="float">
            <text:p>9.03606414794922E-05</text:p>
          </table:table-cell>
          <table:table-cell table:style-name="ce1" office:value-type="float" office:value="0.000126361846923828" calcext:value-type="float">
            <text:p>0.000126361846924</text:p>
          </table:table-cell>
          <table:table-cell table:style-name="ce1" office:value-type="float" office:value="0.000147819519042969" calcext:value-type="float">
            <text:p>0.000147819519043</text:p>
          </table:table-cell>
          <table:table-cell table:style-name="ce1" office:value-type="float" office:value="0.000151395797729492" calcext:value-type="float">
            <text:p>0.000151395797729</text:p>
          </table:table-cell>
          <table:table-cell table:style-name="ce1" office:value-type="float" office:value="0.0000507831573486328" calcext:value-type="float">
            <text:p>5.07831573486328E-05</text:p>
          </table:table-cell>
          <table:table-cell table:style-name="ce1" office:value-type="float" office:value="0.0000693798065185547" calcext:value-type="float">
            <text:p>6.93798065185547E-05</text:p>
          </table:table-cell>
          <table:table-cell table:style-name="ce1" office:value-type="float" office:value="0.0000827312469482422" calcext:value-type="float">
            <text:p>8.27312469482422E-05</text:p>
          </table:table-cell>
          <table:table-cell table:style-name="ce1" office:value-type="float" office:value="0.0000975131988525391" calcext:value-type="float">
            <text:p>9.75131988525391E-05</text:p>
          </table:table-cell>
          <table:table-cell table:style-name="ce1" office:value-type="float" office:value="0.0000832080841064453" calcext:value-type="float">
            <text:p>8.32080841064453E-05</text:p>
          </table:table-cell>
          <table:table-cell table:style-name="ce1" office:value-type="float" office:value="0.000106573104858398" calcext:value-type="float">
            <text:p>0.000106573104858</text:p>
          </table:table-cell>
          <table:table-cell table:style-name="ce1" office:value-type="float" office:value="0.0000541210174560547" calcext:value-type="float">
            <text:p>5.41210174560547E-05</text:p>
          </table:table-cell>
          <table:table-cell table:style-name="ce1" office:value-type="float" office:value="0.0000524520874023438" calcext:value-type="float">
            <text:p>5.24520874023438E-05</text:p>
          </table:table-cell>
          <table:table-cell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0.0000684261322021484" calcext:value-type="float">
            <text:p>6.84261322021484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0000400543212890625" calcext:value-type="float">
            <text:p>4.00543212890625E-05</text:p>
          </table:table-cell>
          <table:table-cell table:style-name="ce1" office:value-type="float" office:value="8.06423950195313" calcext:value-type="float">
            <text:p>8.06423950195313</text:p>
          </table:table-cell>
          <table:table-cell table:style-name="ce1" office:value-type="float" office:value="0.122186899185181" calcext:value-type="float">
            <text:p>0.122186899185181</text:p>
          </table:table-cell>
          <table:table-cell table:style-name="ce1" office:value-type="float" office:value="0.766852378845215" calcext:value-type="float">
            <text:p>0.766852378845215</text:p>
          </table:table-cell>
          <table:table-cell table:style-name="ce1" office:value-type="float" office:value="0.000172853469848633" calcext:value-type="float">
            <text:p>0.000172853469849</text:p>
          </table:table-cell>
          <table:table-cell table:style-name="ce1" office:value-type="float" office:value="0.000174999237060547" calcext:value-type="float">
            <text:p>0.000174999237061</text:p>
          </table:table-cell>
          <table:table-cell table:style-name="ce1" office:value-type="float" office:value="0.000134468078613281" calcext:value-type="float">
            <text:p>0.000134468078613</text:p>
          </table:table-cell>
          <table:table-cell table:style-name="ce1" office:value-type="float" office:value="0.000133991241455078" calcext:value-type="float">
            <text:p>0.000133991241455</text:p>
          </table:table-cell>
          <table:table-cell table:style-name="ce1" office:value-type="float" office:value="0.000180959701538086" calcext:value-type="float">
            <text:p>0.000180959701538</text:p>
          </table:table-cell>
          <table:table-cell table:style-name="ce1" office:value-type="float" office:value="0.000116348266601563" calcext:value-type="float">
            <text:p>0.000116348266602</text:p>
          </table:table-cell>
          <table:table-cell table:style-name="ce1" office:value-type="float" office:value="0.000133514404296875" calcext:value-type="float">
            <text:p>0.000133514404297</text:p>
          </table:table-cell>
          <table:table-cell table:style-name="ce1" office:value-type="float" office:value="0.000131845474243164" calcext:value-type="float">
            <text:p>0.000131845474243</text:p>
          </table:table-cell>
          <table:table-cell table:style-name="ce1" office:value-type="float" office:value="0.710141658782959" calcext:value-type="float">
            <text:p>0.710141658782959</text:p>
          </table:table-cell>
          <table:table-cell table:style-name="ce1" office:value-type="float" office:value="0.0000548362731933594" calcext:value-type="float">
            <text:p>5.48362731933594E-05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498294830322266" calcext:value-type="float">
            <text:p>4.98294830322266E-05</text:p>
          </table:table-cell>
          <table:table-cell table:style-name="ce1" office:value-type="float" office:value="8.52216410636902" calcext:value-type="float">
            <text:p>8.52216410636902</text:p>
          </table:table-cell>
          <table:table-cell table:style-name="ce1" office:value-type="float" office:value="0.000100135803222656" calcext:value-type="float">
            <text:p>0.000100135803223</text:p>
          </table:table-cell>
          <table:table-cell table:style-name="ce1" office:value-type="float" office:value="0.000189065933227539" calcext:value-type="float">
            <text:p>0.000189065933228</text:p>
          </table:table-cell>
          <table:table-cell table:style-name="ce1" office:value-type="float" office:value="0.000153779983520508" calcext:value-type="float">
            <text:p>0.000153779983521</text:p>
          </table:table-cell>
          <table:table-cell table:style-name="ce1" office:value-type="float" office:value="0.0000941753387451172" calcext:value-type="float">
            <text:p>9.41753387451172E-05</text:p>
          </table:table-cell>
          <table:table-cell table:style-name="ce1" office:value-type="float" office:value="0.0000882148742675781" calcext:value-type="float">
            <text:p>8.82148742675781E-05</text:p>
          </table:table-cell>
          <table:table-cell table:style-name="ce1" office:value-type="float" office:value="0.000115633010864258" calcext:value-type="float">
            <text:p>0.000115633010864</text:p>
          </table:table-cell>
          <table:table-cell table:style-name="ce1" office:value-type="float" office:value="0.000112056732177734" calcext:value-type="float">
            <text:p>0.000112056732178</text:p>
          </table:table-cell>
          <table:table-cell table:style-name="ce1" office:value-type="float" office:value="0.000102043151855469" calcext:value-type="float">
            <text:p>0.000102043151855</text:p>
          </table:table-cell>
          <table:table-cell table:style-name="ce1" office:value-type="float" office:value="0.000128030776977539" calcext:value-type="float">
            <text:p>0.000128030776978</text:p>
          </table:table-cell>
          <table:table-cell table:style-name="ce1" office:value-type="float" office:value="0.0000772476196289062" calcext:value-type="float">
            <text:p>7.72476196289062E-05</text:p>
          </table:table-cell>
          <table:table-cell table:style-name="ce1" office:value-type="float" office:value="0.000158309936523438" calcext:value-type="float">
            <text:p>0.000158309936523</text:p>
          </table:table-cell>
          <table:table-cell table:style-name="ce1" office:value-type="float" office:value="0.000101804733276367" calcext:value-type="float">
            <text:p>0.000101804733276</text:p>
          </table:table-cell>
          <table:table-cell table:style-name="ce1" office:value-type="float" office:value="0.0000913143157958984" calcext:value-type="float">
            <text:p>9.13143157958984E-05</text:p>
          </table:table-cell>
          <table:table-cell table:style-name="ce1" office:value-type="float" office:value="0.0000662803649902344" calcext:value-type="float">
            <text:p>6.62803649902344E-05</text:p>
          </table:table-cell>
          <table:table-cell table:style-name="ce1" office:value-type="float" office:value="0.0000729560852050781" calcext:value-type="float">
            <text:p>7.29560852050781E-05</text:p>
          </table:table-cell>
          <table:table-cell table:style-name="ce1" office:value-type="float" office:value="0.0000731945037841797" calcext:value-type="float">
            <text:p>7.31945037841797E-05</text:p>
          </table:table-cell>
          <table:table-cell table:style-name="ce1" office:value-type="float" office:value="0.0000638961791992187" calcext:value-type="float">
            <text:p>6.38961791992187E-05</text:p>
          </table:table-cell>
          <table:table-cell table:style-name="ce1" office:value-type="float" office:value="0.000104904174804688" calcext:value-type="float">
            <text:p>0.000104904174805</text:p>
          </table:table-cell>
          <table:table-cell table:style-name="ce1" office:value-type="float" office:value="0.0000894069671630859" calcext:value-type="float">
            <text:p>8.94069671630859E-05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7.50744342803955" calcext:value-type="float">
            <text:p>7.50744342803955</text:p>
          </table:table-cell>
          <table:table-cell table:style-name="ce1" office:value-type="float" office:value="0.000110864639282227" calcext:value-type="float">
            <text:p>0.000110864639282</text:p>
          </table:table-cell>
          <table:table-cell table:style-name="ce1" office:value-type="float" office:value="0.723976373672485" calcext:value-type="float">
            <text:p>0.723976373672485</text:p>
          </table:table-cell>
          <table:table-cell table:style-name="ce1" office:value-type="float" office:value="0.000113248825073242" calcext:value-type="float">
            <text:p>0.000113248825073</text:p>
          </table:table-cell>
          <table:table-cell table:style-name="ce1" office:value-type="float" office:value="0.000119924545288086" calcext:value-type="float">
            <text:p>0.000119924545288</text:p>
          </table:table-cell>
          <table:table-cell table:style-name="ce1" office:value-type="float" office:value="0.000213623046875" calcext:value-type="float">
            <text:p>0.000213623046875</text:p>
          </table:table-cell>
          <table:table-cell table:style-name="ce1" office:value-type="float" office:value="2.57476735115051" calcext:value-type="float">
            <text:p>2.57476735115051</text:p>
          </table:table-cell>
          <table:table-cell table:style-name="ce1" office:value-type="float" office:value="0.162471294403076" calcext:value-type="float">
            <text:p>0.162471294403076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488758087158203" calcext:value-type="float">
            <text:p>4.88758087158203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541210174560547" calcext:value-type="float">
            <text:p>5.41210174560547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428228779481008" calcext:value-type="float">
            <text:p>0.428228779481008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13.489109992981" calcext:value-type="float">
            <text:p>13.489109992981</text:p>
          </table:table-cell>
          <table:table-cell table:style-name="ce1" office:value-type="float" office:value="44.5357930660248" calcext:value-type="float">
            <text:p>44.5357930660248</text:p>
          </table:table-cell>
        </table:table-row>
        <table:table-row table:style-name="ro2">
          <table:table-cell table:style-name="ce1" office:value-type="string" calcext:value-type="string">
            <text:p>num_workers = 24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929832458496094" calcext:value-type="float">
            <text:p>9.29832458496094E-05</text:p>
          </table:table-cell>
          <table:table-cell table:style-name="ce1" office:value-type="float" office:value="0.000151395797729492" calcext:value-type="float">
            <text:p>0.000151395797729</text:p>
          </table:table-cell>
          <table:table-cell table:style-name="ce1" office:value-type="float" office:value="0.0456726551055908" calcext:value-type="float">
            <text:p>0.045672655105591</text:p>
          </table:table-cell>
          <table:table-cell table:style-name="ce1" office:value-type="float" office:value="0.452145099639893" calcext:value-type="float">
            <text:p>0.452145099639893</text:p>
          </table:table-cell>
          <table:table-cell table:style-name="ce1" office:value-type="float" office:value="0.000120401382446289" calcext:value-type="float">
            <text:p>0.000120401382446</text:p>
          </table:table-cell>
          <table:table-cell table:style-name="ce1" office:value-type="float" office:value="0.000122785568237305" calcext:value-type="float">
            <text:p>0.000122785568237</text:p>
          </table:table-cell>
          <table:table-cell table:style-name="ce1" office:value-type="float" office:value="0.0000898838043212891" calcext:value-type="float">
            <text:p>8.98838043212891E-05</text:p>
          </table:table-cell>
          <table:table-cell table:style-name="ce1" office:value-type="float" office:value="0.0000789165496826172" calcext:value-type="float">
            <text:p>7.89165496826172E-05</text:p>
          </table:table-cell>
          <table:table-cell table:style-name="ce1" office:value-type="float" office:value="0.0000691413879394531" calcext:value-type="float">
            <text:p>6.91413879394531E-05</text:p>
          </table:table-cell>
          <table:table-cell table:style-name="ce1" office:value-type="float" office:value="0.0000979900360107422" calcext:value-type="float">
            <text:p>9.79900360107422E-05</text:p>
          </table:table-cell>
          <table:table-cell table:style-name="ce1" office:value-type="float" office:value="0.000080108642578125" calcext:value-type="float">
            <text:p>8.0108642578125E-05</text:p>
          </table:table-cell>
          <table:table-cell table:style-name="ce1" office:value-type="float" office:value="0.0000522136688232422" calcext:value-type="float">
            <text:p>5.22136688232422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0000514984130859375" calcext:value-type="float">
            <text:p>5.14984130859375E-05</text:p>
          </table:table-cell>
          <table:table-cell table:style-name="ce1" office:value-type="float" office:value="0.0000672340393066406" calcext:value-type="float">
            <text:p>6.72340393066406E-05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0000548362731933594" calcext:value-type="float">
            <text:p>5.48362731933594E-05</text:p>
          </table:table-cell>
          <table:table-cell table:style-name="ce1" office:value-type="float" office:value="0.0000472068786621094" calcext:value-type="float">
            <text:p>4.72068786621094E-05</text:p>
          </table:table-cell>
          <table:table-cell table:style-name="ce1" office:value-type="float" office:value="8.10636591911316" calcext:value-type="float">
            <text:p>8.10636591911316</text:p>
          </table:table-cell>
          <table:table-cell table:style-name="ce1" office:value-type="float" office:value="0.000122547149658203" calcext:value-type="float">
            <text:p>0.000122547149658</text:p>
          </table:table-cell>
          <table:table-cell table:style-name="ce1" office:value-type="float" office:value="2.21809124946594" calcext:value-type="float">
            <text:p>2.21809124946594</text:p>
          </table:table-cell>
          <table:table-cell table:style-name="ce1" office:value-type="float" office:value="0.0000975131988525391" calcext:value-type="float">
            <text:p>9.75131988525391E-05</text:p>
          </table:table-cell>
          <table:table-cell table:style-name="ce1" office:value-type="float" office:value="0.0000805854797363281" calcext:value-type="float">
            <text:p>8.05854797363281E-05</text:p>
          </table:table-cell>
          <table:table-cell table:style-name="ce1" office:value-type="float" office:value="0.0000796318054199219" calcext:value-type="float">
            <text:p>7.96318054199219E-05</text:p>
          </table:table-cell>
          <table:table-cell table:style-name="ce1" office:value-type="float" office:value="0.000117063522338867" calcext:value-type="float">
            <text:p>0.000117063522339</text:p>
          </table:table-cell>
          <table:table-cell table:style-name="ce1" office:value-type="float" office:value="0.0000622272491455078" calcext:value-type="float">
            <text:p>6.22272491455078E-0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0000557899475097656" calcext:value-type="float">
            <text:p>5.57899475097656E-05</text:p>
          </table:table-cell>
          <table:table-cell table:style-name="ce1" office:value-type="float" office:value="0.0000565052032470703" calcext:value-type="float">
            <text:p>5.65052032470703E-05</text:p>
          </table:table-cell>
          <table:table-cell table:style-name="ce1" office:value-type="float" office:value="0.0000774860382080078" calcext:value-type="float">
            <text:p>7.74860382080078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665187835693359" calcext:value-type="float">
            <text:p>6.65187835693359E-05</text:p>
          </table:table-cell>
          <table:table-cell table:style-name="ce1" office:value-type="float" office:value="0.00011134147644043" calcext:value-type="float">
            <text:p>0.00011134147644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7.61290097236633" calcext:value-type="float">
            <text:p>7.61290097236633</text:p>
          </table:table-cell>
          <table:table-cell table:style-name="ce1" office:value-type="float" office:value="0.155180931091309" calcext:value-type="float">
            <text:p>0.155180931091309</text:p>
          </table:table-cell>
          <table:table-cell table:style-name="ce1" office:value-type="float" office:value="0.611765623092651" calcext:value-type="float">
            <text:p>0.611765623092651</text:p>
          </table:table-cell>
          <table:table-cell table:style-name="ce1" office:value-type="float" office:value="0.00018620491027832" calcext:value-type="float">
            <text:p>0.000186204910278</text:p>
          </table:table-cell>
          <table:table-cell table:style-name="ce1" office:value-type="float" office:value="1.3841028213501" calcext:value-type="float">
            <text:p>1.3841028213501</text:p>
          </table:table-cell>
          <table:table-cell table:style-name="ce1" office:value-type="float" office:value="0.00844359397888184" calcext:value-type="float">
            <text:p>0.008443593978882</text:p>
          </table:table-cell>
          <table:table-cell table:style-name="ce1" office:value-type="float" office:value="0.326566457748413" calcext:value-type="float">
            <text:p>0.326566457748413</text:p>
          </table:table-cell>
          <table:table-cell table:style-name="ce1" office:value-type="float" office:value="0.000108718872070313" calcext:value-type="float">
            <text:p>0.00010871887207</text:p>
          </table:table-cell>
          <table:table-cell table:style-name="ce1" office:value-type="float" office:value="0.000116109848022461" calcext:value-type="float">
            <text:p>0.000116109848022</text:p>
          </table:table-cell>
          <table:table-cell table:style-name="ce1" office:value-type="float" office:value="0.00013279914855957" calcext:value-type="float">
            <text:p>0.00013279914856</text:p>
          </table:table-cell>
          <table:table-cell table:style-name="ce1" office:value-type="float" office:value="1.1307270526886" calcext:value-type="float">
            <text:p>1.1307270526886</text:p>
          </table:table-cell>
          <table:table-cell table:style-name="ce1" office:value-type="float" office:value="0.0000472068786621094" calcext:value-type="float">
            <text:p>4.72068786621094E-05</text:p>
          </table:table-cell>
          <table:table-cell table:style-name="ce1" office:value-type="float" office:value="0.0000483989715576172" calcext:value-type="float">
            <text:p>4.83989715576172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553131103515625" calcext:value-type="float">
            <text:p>5.53131103515625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698566436767578" calcext:value-type="float">
            <text:p>6.98566436767578E-05</text:p>
          </table:table-cell>
          <table:table-cell table:style-name="ce1" office:value-type="float" office:value="0.0000836849212646484" calcext:value-type="float">
            <text:p>8.36849212646484E-05</text:p>
          </table:table-cell>
          <table:table-cell table:style-name="ce1" office:value-type="float" office:value="8.65547823905945" calcext:value-type="float">
            <text:p>8.65547823905945</text:p>
          </table:table-cell>
          <table:table-cell table:style-name="ce1" office:value-type="float" office:value="0.000193595886230469" calcext:value-type="float">
            <text:p>0.00019359588623</text:p>
          </table:table-cell>
          <table:table-cell table:style-name="ce1" office:value-type="float" office:value="0.000104904174804688" calcext:value-type="float">
            <text:p>0.000104904174805</text:p>
          </table:table-cell>
          <table:table-cell table:style-name="ce1" office:value-type="float" office:value="0.125470638275146" calcext:value-type="float">
            <text:p>0.125470638275146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0.000134706497192383" calcext:value-type="float">
            <text:p>0.000134706497192</text:p>
          </table:table-cell>
          <table:table-cell table:style-name="ce1" office:value-type="float" office:value="1.57948541641235" calcext:value-type="float">
            <text:p>1.57948541641235</text:p>
          </table:table-cell>
          <table:table-cell table:style-name="ce1" office:value-type="float" office:value="0.0000526905059814453" calcext:value-type="float">
            <text:p>5.26905059814453E-05</text:p>
          </table:table-cell>
          <table:table-cell table:style-name="ce1" office:value-type="float" office:value="0.0000538825988769531" calcext:value-type="float">
            <text:p>5.38825988769531E-05</text:p>
          </table:table-cell>
          <table:table-cell table:style-name="ce1" office:value-type="float" office:value="0.00005340576171875" calcext:value-type="float">
            <text:p>5.340576171875E-05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579357147216797" calcext:value-type="float">
            <text:p>5.79357147216797E-05</text:p>
          </table:table-cell>
          <table:table-cell table:style-name="ce1" office:value-type="float" office:value="0.0000734329223632812" calcext:value-type="float">
            <text:p>7.34329223632812E-05</text:p>
          </table:table-cell>
          <table:table-cell table:style-name="ce1" office:value-type="float" office:value="0.0000548362731933594" calcext:value-type="float">
            <text:p>5.48362731933594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693798065185547" calcext:value-type="float">
            <text:p>6.93798065185547E-05</text:p>
          </table:table-cell>
          <table:table-cell table:style-name="ce1" office:value-type="float" office:value="0.0000679492950439453" calcext:value-type="float">
            <text:p>6.79492950439453E-05</text:p>
          </table:table-cell>
          <table:table-cell table:style-name="ce1" office:value-type="float" office:value="0.000072479248046875" calcext:value-type="float">
            <text:p>7.2479248046875E-05</text:p>
          </table:table-cell>
          <table:table-cell table:style-name="ce1" office:value-type="float" office:value="0.0000452995300292969" calcext:value-type="float">
            <text:p>4.52995300292969E-05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0548362731933594" calcext:value-type="float">
            <text:p>5.48362731933594E-05</text:p>
          </table:table-cell>
          <table:table-cell table:style-name="ce1" office:value-type="float" office:value="8.22869682312012" calcext:value-type="float">
            <text:p>8.22869682312012</text:p>
          </table:table-cell>
          <table:table-cell table:style-name="ce1" office:value-type="float" office:value="0.000810146331787109" calcext:value-type="float">
            <text:p>0.000810146331787</text:p>
          </table:table-cell>
          <table:table-cell table:style-name="ce1" office:value-type="float" office:value="0.74605131149292" calcext:value-type="float">
            <text:p>0.74605131149292</text:p>
          </table:table-cell>
          <table:table-cell table:style-name="ce1" office:value-type="float" office:value="1.0313093662262" calcext:value-type="float">
            <text:p>1.0313093662262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0.000142574310302734" calcext:value-type="float">
            <text:p>0.000142574310303</text:p>
          </table:table-cell>
          <table:table-cell table:style-name="ce1" office:value-type="float" office:value="0.000190496444702148" calcext:value-type="float">
            <text:p>0.000190496444702</text:p>
          </table:table-cell>
          <table:table-cell table:style-name="ce1" office:value-type="float" office:value="0.0000829696655273438" calcext:value-type="float">
            <text:p>8.29696655273438E-05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929832458496094" calcext:value-type="float">
            <text:p>9.29832458496094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617504119873047" calcext:value-type="float">
            <text:p>6.17504119873047E-05</text:p>
          </table:table-cell>
          <table:table-cell table:style-name="ce1" office:value-type="float" office:value="0.407934757379385" calcext:value-type="float">
            <text:p>0.40793475737938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8.65547823905945" calcext:value-type="float">
            <text:p>8.65547823905945</text:p>
          </table:table-cell>
          <table:table-cell table:style-name="ce1" office:value-type="float" office:value="42.4252147674561" calcext:value-type="float">
            <text:p>42.4252147674561</text:p>
          </table:table-cell>
        </table:table-row>
        <table:table-row table:style-name="ro2">
          <table:table-cell table:style-name="ce1" office:value-type="string" calcext:value-type="string">
            <text:p>num_workers = 25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3.25400185585022" calcext:value-type="float">
            <text:p>3.25400185585022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0000574588775634766" calcext:value-type="float">
            <text:p>5.74588775634766E-05</text:p>
          </table:table-cell>
          <table:table-cell table:style-name="ce1" office:value-type="float" office:value="0.0000605583190917969" calcext:value-type="float">
            <text:p>6.05583190917969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505447387695313" calcext:value-type="float">
            <text:p>5.05447387695313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579357147216797" calcext:value-type="float">
            <text:p>5.79357147216797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8.64002561569214" calcext:value-type="float">
            <text:p>8.64002561569214</text:p>
          </table:table-cell>
          <table:table-cell table:style-name="ce1" office:value-type="float" office:value="0.000103950500488281" calcext:value-type="float">
            <text:p>0.000103950500488</text:p>
          </table:table-cell>
          <table:table-cell table:style-name="ce1" office:value-type="float" office:value="0.315429925918579" calcext:value-type="float">
            <text:p>0.315429925918579</text:p>
          </table:table-cell>
          <table:table-cell table:style-name="ce1" office:value-type="float" office:value="0.000218629837036133" calcext:value-type="float">
            <text:p>0.000218629837036</text:p>
          </table:table-cell>
          <table:table-cell table:style-name="ce1" office:value-type="float" office:value="0.000105619430541992" calcext:value-type="float">
            <text:p>0.000105619430542</text:p>
          </table:table-cell>
          <table:table-cell table:style-name="ce1" office:value-type="float" office:value="0.767053365707397" calcext:value-type="float">
            <text:p>0.767053365707397</text:p>
          </table:table-cell>
          <table:table-cell table:style-name="ce1" office:value-type="float" office:value="0.254308462142944" calcext:value-type="float">
            <text:p>0.254308462142944</text:p>
          </table:table-cell>
          <table:table-cell table:style-name="ce1" office:value-type="float" office:value="0.000158309936523438" calcext:value-type="float">
            <text:p>0.000158309936523</text:p>
          </table:table-cell>
          <table:table-cell table:style-name="ce1" office:value-type="float" office:value="0.000105619430541992" calcext:value-type="float">
            <text:p>0.000105619430542</text:p>
          </table:table-cell>
          <table:table-cell table:style-name="ce1" office:value-type="float" office:value="0.0000784397125244141" calcext:value-type="float">
            <text:p>7.84397125244141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135421752929688" calcext:value-type="float">
            <text:p>0.00013542175293</text:p>
          </table:table-cell>
          <table:table-cell table:style-name="ce1" office:value-type="float" office:value="0.0000805854797363281" calcext:value-type="float">
            <text:p>8.05854797363281E-05</text:p>
          </table:table-cell>
          <table:table-cell table:style-name="ce1" office:value-type="float" office:value="0.0000569820404052734" calcext:value-type="float">
            <text:p>5.69820404052734E-05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550746917724609" calcext:value-type="float">
            <text:p>5.50746917724609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8.41932845115662" calcext:value-type="float">
            <text:p>8.41932845115662</text:p>
          </table:table-cell>
          <table:table-cell table:style-name="ce1" office:value-type="float" office:value="3.21441221237183" calcext:value-type="float">
            <text:p>3.21441221237183</text:p>
          </table:table-cell>
          <table:table-cell table:style-name="ce1" office:value-type="float" office:value="0.0000569820404052734" calcext:value-type="float">
            <text:p>5.69820404052734E-0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0510215759277344" calcext:value-type="float">
            <text:p>5.10215759277344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0674724578857422" calcext:value-type="float">
            <text:p>6.74724578857422E-05</text:p>
          </table:table-cell>
          <table:table-cell table:style-name="ce1" office:value-type="float" office:value="0.0000636577606201172" calcext:value-type="float">
            <text:p>6.36577606201172E-05</text:p>
          </table:table-cell>
          <table:table-cell table:style-name="ce1" office:value-type="float" office:value="0.0000667572021484375" calcext:value-type="float">
            <text:p>6.67572021484375E-05</text:p>
          </table:table-cell>
          <table:table-cell table:style-name="ce1" office:value-type="float" office:value="0.0000526905059814453" calcext:value-type="float">
            <text:p>5.26905059814453E-05</text:p>
          </table:table-cell>
          <table:table-cell table:style-name="ce1" office:value-type="float" office:value="0.0000662803649902344" calcext:value-type="float">
            <text:p>6.62803649902344E-05</text:p>
          </table:table-cell>
          <table:table-cell table:style-name="ce1" office:value-type="float" office:value="0.0000452995300292969" calcext:value-type="float">
            <text:p>4.52995300292969E-05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567436218261719" calcext:value-type="float">
            <text:p>5.67436218261719E-05</text:p>
          </table:table-cell>
          <table:table-cell table:style-name="ce1" office:value-type="float" office:value="8.82486200332642" calcext:value-type="float">
            <text:p>8.82486200332642</text:p>
          </table:table-cell>
          <table:table-cell table:style-name="ce1" office:value-type="float" office:value="0.000163555145263672" calcext:value-type="float">
            <text:p>0.000163555145264</text:p>
          </table:table-cell>
          <table:table-cell table:style-name="ce1" office:value-type="float" office:value="0.00012516975402832" calcext:value-type="float">
            <text:p>0.000125169754028</text:p>
          </table:table-cell>
          <table:table-cell table:style-name="ce1" office:value-type="float" office:value="2.57379913330078" calcext:value-type="float">
            <text:p>2.57379913330078</text:p>
          </table:table-cell>
          <table:table-cell table:style-name="ce1" office:value-type="float" office:value="0.000145196914672852" calcext:value-type="float">
            <text:p>0.000145196914673</text:p>
          </table:table-cell>
          <table:table-cell table:style-name="ce1" office:value-type="float" office:value="0.0000734329223632812" calcext:value-type="float">
            <text:p>7.34329223632812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636577606201172" calcext:value-type="float">
            <text:p>6.36577606201172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584125518798828" calcext:value-type="float">
            <text:p>5.84125518798828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number-columns-repeated="2"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0.0000510215759277344" calcext:value-type="float">
            <text:p>5.10215759277344E-05</text:p>
          </table:table-cell>
          <table:table-cell table:style-name="ce1" office:value-type="float" office:value="9.17277455329895" calcext:value-type="float">
            <text:p>9.17277455329895</text:p>
          </table:table-cell>
          <table:table-cell table:style-name="ce1" office:value-type="float" office:value="0.000123977661132813" calcext:value-type="float">
            <text:p>0.000123977661133</text:p>
          </table:table-cell>
          <table:table-cell table:style-name="ce1" office:value-type="float" office:value="0.000133275985717773" calcext:value-type="float">
            <text:p>0.000133275985718</text:p>
          </table:table-cell>
          <table:table-cell table:style-name="ce1" office:value-type="float" office:value="0.000154256820678711" calcext:value-type="float">
            <text:p>0.000154256820679</text:p>
          </table:table-cell>
          <table:table-cell table:style-name="ce1" office:value-type="float" office:value="0.000134944915771484" calcext:value-type="float">
            <text:p>0.000134944915771</text:p>
          </table:table-cell>
          <table:table-cell table:style-name="ce1" office:value-type="float" office:value="0.00015711784362793" calcext:value-type="float">
            <text:p>0.000157117843628</text:p>
          </table:table-cell>
          <table:table-cell table:style-name="ce1" office:value-type="float" office:value="0.000220775604248047" calcext:value-type="float">
            <text:p>0.000220775604248</text:p>
          </table:table-cell>
          <table:table-cell table:style-name="ce1" office:value-type="float" office:value="0.000316143035888672" calcext:value-type="float">
            <text:p>0.000316143035889</text:p>
          </table:table-cell>
          <table:table-cell table:style-name="ce1" office:value-type="float" office:value="0.000146150588989258" calcext:value-type="float">
            <text:p>0.000146150588989</text:p>
          </table:table-cell>
          <table:table-cell table:style-name="ce1" office:value-type="float" office:value="0.000141382217407227" calcext:value-type="float">
            <text:p>0.000141382217407</text:p>
          </table:table-cell>
          <table:table-cell table:style-name="ce1" office:value-type="float" office:value="0.000143051147460938" calcext:value-type="float">
            <text:p>0.000143051147461</text:p>
          </table:table-cell>
          <table:table-cell table:style-name="ce1" office:value-type="float" office:value="0.713637590408325" calcext:value-type="float">
            <text:p>0.713637590408325</text:p>
          </table:table-cell>
          <table:table-cell table:style-name="ce1" office:value-type="float" office:value="0.0190446376800537" calcext:value-type="float">
            <text:p>0.019044637680054</text:p>
          </table:table-cell>
          <table:table-cell table:style-name="ce1" office:value-type="float" office:value="0.0000569820404052734" calcext:value-type="float">
            <text:p>5.69820404052734E-05</text:p>
          </table:table-cell>
          <table:table-cell table:style-name="ce1" office:value-type="float" office:value="0.0000629425048828125" calcext:value-type="float">
            <text:p>6.29425048828125E-05</text:p>
          </table:table-cell>
          <table:table-cell table:style-name="ce1" office:value-type="float" office:value="0.0000705718994140625" calcext:value-type="float">
            <text:p>7.05718994140625E-05</text:p>
          </table:table-cell>
          <table:table-cell table:style-name="ce1" office:value-type="float" office:value="0.0000784397125244141" calcext:value-type="float">
            <text:p>7.84397125244141E-05</text:p>
          </table:table-cell>
          <table:table-cell table:number-columns-repeated="2" table:style-name="ce1" office:value-type="float" office:value="0.0000460147857666016" calcext:value-type="float">
            <text:p>4.60147857666016E-05</text:p>
          </table:table-cell>
          <table:table-cell table:style-name="ce1" office:value-type="float" office:value="0.0000689029693603516" calcext:value-type="float">
            <text:p>6.89029693603516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443990721152379" calcext:value-type="float">
            <text:p>0.443990721152379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9.17277455329895" calcext:value-type="float">
            <text:p>9.17277455329895</text:p>
          </table:table-cell>
          <table:table-cell table:style-name="ce1" office:value-type="float" office:value="46.1750349998474" calcext:value-type="float">
            <text:p>46.1750349998474</text:p>
          </table:table-cell>
        </table:table-row>
        <table:table-row table:style-name="ro2">
          <table:table-cell table:style-name="ce1" office:value-type="string" calcext:value-type="string">
            <text:p>num_workers = 26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141620635986328" calcext:value-type="float">
            <text:p>0.000141620635986</text:p>
          </table:table-cell>
          <table:table-cell table:style-name="ce1" office:value-type="float" office:value="1.57232069969177" calcext:value-type="float">
            <text:p>1.57232069969177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510215759277344" calcext:value-type="float">
            <text:p>5.10215759277344E-05</text:p>
          </table:table-cell>
          <table:table-cell table:style-name="ce1" office:value-type="float" office:value="0.0000531673431396484" calcext:value-type="float">
            <text:p>5.31673431396484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number-columns-repeated="2"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507831573486328" calcext:value-type="float">
            <text:p>5.07831573486328E-05</text:p>
          </table:table-cell>
          <table:table-cell table:style-name="ce1" office:value-type="float" office:value="9.85516691207886" calcext:value-type="float">
            <text:p>9.85516691207886</text:p>
          </table:table-cell>
          <table:table-cell table:style-name="ce1" office:value-type="float" office:value="0.000171184539794922" calcext:value-type="float">
            <text:p>0.000171184539795</text:p>
          </table:table-cell>
          <table:table-cell table:style-name="ce1" office:value-type="float" office:value="0.000182390213012695" calcext:value-type="float">
            <text:p>0.000182390213013</text:p>
          </table:table-cell>
          <table:table-cell table:style-name="ce1" office:value-type="float" office:value="0.000180482864379883" calcext:value-type="float">
            <text:p>0.00018048286438</text:p>
          </table:table-cell>
          <table:table-cell table:style-name="ce1" office:value-type="float" office:value="0.000236988067626953" calcext:value-type="float">
            <text:p>0.000236988067627</text:p>
          </table:table-cell>
          <table:table-cell table:style-name="ce1" office:value-type="float" office:value="0.000275611877441406" calcext:value-type="float">
            <text:p>0.000275611877441</text:p>
          </table:table-cell>
          <table:table-cell table:style-name="ce1" office:value-type="float" office:value="1.22894287109375" calcext:value-type="float">
            <text:p>1.22894287109375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0901222229003906" calcext:value-type="float">
            <text:p>9.01222229003906E-05</text:p>
          </table:table-cell>
          <table:table-cell table:style-name="ce1" office:value-type="float" office:value="0.482740163803101" calcext:value-type="float">
            <text:p>0.482740163803101</text:p>
          </table:table-cell>
          <table:table-cell table:style-name="ce1" office:value-type="float" office:value="0.0000507831573486328" calcext:value-type="float">
            <text:p>5.07831573486328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772476196289062" calcext:value-type="float">
            <text:p>7.72476196289062E-05</text:p>
          </table:table-cell>
          <table:table-cell table:style-name="ce1" office:value-type="float" office:value="0.0000488758087158203" calcext:value-type="float">
            <text:p>4.88758087158203E-05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545978546142578" calcext:value-type="float">
            <text:p>5.45978546142578E-05</text:p>
          </table:table-cell>
          <table:table-cell table:style-name="ce1" office:value-type="float" office:value="8.39937376976013" calcext:value-type="float">
            <text:p>8.39937376976013</text:p>
          </table:table-cell>
          <table:table-cell table:style-name="ce1" office:value-type="float" office:value="0.0456597805023193" calcext:value-type="float">
            <text:p>0.045659780502319</text:p>
          </table:table-cell>
          <table:table-cell table:style-name="ce1" office:value-type="float" office:value="0.000121116638183594" calcext:value-type="float">
            <text:p>0.000121116638184</text:p>
          </table:table-cell>
          <table:table-cell table:style-name="ce1" office:value-type="float" office:value="2.1665985584259" calcext:value-type="float">
            <text:p>2.1665985584259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2.32574248313904" calcext:value-type="float">
            <text:p>2.32574248313904</text:p>
          </table:table-cell>
          <table:table-cell table:style-name="ce1" office:value-type="float" office:value="0.0000531673431396484" calcext:value-type="float">
            <text:p>5.31673431396484E-05</text:p>
          </table:table-cell>
          <table:table-cell table:number-columns-repeated="2"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0622272491455078" calcext:value-type="float">
            <text:p>6.22272491455078E-05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0.0000162124633789062" calcext:value-type="float">
            <text:p>1.62124633789062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503063201904297" calcext:value-type="float">
            <text:p>5.03063201904297E-05</text:p>
          </table:table-cell>
          <table:table-cell table:style-name="ce1" office:value-type="float" office:value="9.13224148750305" calcext:value-type="float">
            <text:p>9.13224148750305</text:p>
          </table:table-cell>
          <table:table-cell table:style-name="ce1" office:value-type="float" office:value="0.0672318935394287" calcext:value-type="float">
            <text:p>0.067231893539429</text:p>
          </table:table-cell>
          <table:table-cell table:style-name="ce1" office:value-type="float" office:value="6.25520491600037" calcext:value-type="float">
            <text:p>6.25520491600037</text:p>
          </table:table-cell>
          <table:table-cell table:style-name="ce1" office:value-type="float" office:value="0.000117301940917969" calcext:value-type="float">
            <text:p>0.000117301940918</text:p>
          </table:table-cell>
          <table:table-cell table:style-name="ce1" office:value-type="float" office:value="0.0000729560852050781" calcext:value-type="float">
            <text:p>7.29560852050781E-05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0569820404052734" calcext:value-type="float">
            <text:p>5.69820404052734E-05</text:p>
          </table:table-cell>
          <table:table-cell table:style-name="ce1" office:value-type="float" office:value="0.000111103057861328" calcext:value-type="float">
            <text:p>0.000111103057861</text:p>
          </table:table-cell>
          <table:table-cell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0467300415039063" calcext:value-type="float">
            <text:p>4.67300415039063E-05</text:p>
          </table:table-cell>
          <table:table-cell table:style-name="ce1" office:value-type="float" office:value="0.0000555515289306641" calcext:value-type="float">
            <text:p>5.55515289306641E-05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0.0000689029693603516" calcext:value-type="float">
            <text:p>6.89029693603516E-05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0452995300292969" calcext:value-type="float">
            <text:p>4.52995300292969E-05</text:p>
          </table:table-cell>
          <table:table-cell table:style-name="ce1" office:value-type="float" office:value="0.0000767707824707031" calcext:value-type="float">
            <text:p>7.67707824707031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11.0121293067932" calcext:value-type="float">
            <text:p>11.0121293067932</text:p>
          </table:table-cell>
          <table:table-cell table:style-name="ce1" office:value-type="float" office:value="0.0000240802764892578" calcext:value-type="float">
            <text:p>2.40802764892578E-05</text:p>
          </table:table-cell>
          <table:table-cell table:style-name="ce1" office:value-type="float" office:value="0.000120878219604492" calcext:value-type="float">
            <text:p>0.000120878219604</text:p>
          </table:table-cell>
          <table:table-cell table:style-name="ce1" office:value-type="float" office:value="0.00016021728515625" calcext:value-type="float">
            <text:p>0.000160217285156</text:p>
          </table:table-cell>
          <table:table-cell table:style-name="ce1" office:value-type="float" office:value="0.0000891685485839844" calcext:value-type="float">
            <text:p>8.91685485839844E-05</text:p>
          </table:table-cell>
          <table:table-cell table:style-name="ce1" office:value-type="float" office:value="0.000329017639160156" calcext:value-type="float">
            <text:p>0.00032901763916</text:p>
          </table:table-cell>
          <table:table-cell table:style-name="ce1" office:value-type="float" office:value="0.000106573104858398" calcext:value-type="float">
            <text:p>0.000106573104858</text:p>
          </table:table-cell>
          <table:table-cell table:style-name="ce1" office:value-type="float" office:value="1.37481880187988" calcext:value-type="float">
            <text:p>1.37481880187988</text:p>
          </table:table-cell>
          <table:table-cell table:style-name="ce1" office:value-type="float" office:value="0.000120162963867188" calcext:value-type="float">
            <text:p>0.000120162963867</text:p>
          </table:table-cell>
          <table:table-cell table:style-name="ce1" office:value-type="float" office:value="0.000147342681884766" calcext:value-type="float">
            <text:p>0.000147342681885</text:p>
          </table:table-cell>
          <table:table-cell table:style-name="ce1" office:value-type="float" office:value="0.000140190124511719" calcext:value-type="float">
            <text:p>0.000140190124512</text:p>
          </table:table-cell>
          <table:table-cell table:style-name="ce1" office:value-type="float" office:value="0.000138998031616211" calcext:value-type="float">
            <text:p>0.000138998031616</text:p>
          </table:table-cell>
          <table:table-cell table:style-name="ce1" office:value-type="float" office:value="0.748744964599609" calcext:value-type="float">
            <text:p>0.748744964599609</text:p>
          </table:table-cell>
          <table:table-cell table:style-name="ce1" office:value-type="float" office:value="0.0000765323638916016" calcext:value-type="float">
            <text:p>7.65323638916016E-05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0000612735748291016" calcext:value-type="float">
            <text:p>6.12735748291016E-05</text:p>
          </table:table-cell>
          <table:table-cell table:style-name="ce1" office:value-type="float" office:value="0.0000624656677246094" calcext:value-type="float">
            <text:p>6.24656677246094E-05</text:p>
          </table:table-cell>
          <table:table-cell table:style-name="ce1" office:value-type="float" office:value="0.0000894069671630859" calcext:value-type="float">
            <text:p>8.94069671630859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0507831573486328" calcext:value-type="float">
            <text:p>5.07831573486328E-05</text:p>
          </table:table-cell>
          <table:table-cell table:style-name="ce1" office:value-type="float" office:value="0.0000481605529785156" calcext:value-type="float">
            <text:p>4.81605529785156E-05</text:p>
          </table:table-cell>
          <table:table-cell table:style-name="ce1" office:value-type="float" office:value="0.525702882271547" calcext:value-type="float">
            <text:p>0.525702882271547</text:p>
          </table:table-cell>
          <table:table-cell table:style-name="ce1" office:value-type="float" office:value="0.0000162124633789062" calcext:value-type="float">
            <text:p>1.62124633789062E-05</text:p>
          </table:table-cell>
          <table:table-cell table:style-name="ce1" office:value-type="float" office:value="11.0121293067932" calcext:value-type="float">
            <text:p>11.0121293067932</text:p>
          </table:table-cell>
          <table:table-cell table:style-name="ce1" office:value-type="float" office:value="54.6730997562409" calcext:value-type="float">
            <text:p>54.6730997562409</text:p>
          </table:table-cell>
        </table:table-row>
        <table:table-row table:style-name="ro2">
          <table:table-cell table:style-name="ce1" office:value-type="string" calcext:value-type="string">
            <text:p>num_workers = 27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306606292724609" calcext:value-type="float">
            <text:p>0.000306606292725</text:p>
          </table:table-cell>
          <table:table-cell table:style-name="ce1" office:value-type="float" office:value="3.8128969669342" calcext:value-type="float">
            <text:p>3.8128969669342</text:p>
          </table:table-cell>
          <table:table-cell table:style-name="ce1" office:value-type="float" office:value="0.0000674724578857422" calcext:value-type="float">
            <text:p>6.74724578857422E-05</text:p>
          </table:table-cell>
          <table:table-cell table:style-name="ce1" office:value-type="float" office:value="0.00014042854309082" calcext:value-type="float">
            <text:p>0.000140428543091</text:p>
          </table:table-cell>
          <table:table-cell table:style-name="ce1" office:value-type="float" office:value="0.000246524810791016" calcext:value-type="float">
            <text:p>0.000246524810791</text:p>
          </table:table-cell>
          <table:table-cell table:style-name="ce1" office:value-type="float" office:value="0.000154972076416016" calcext:value-type="float">
            <text:p>0.000154972076416</text:p>
          </table:table-cell>
          <table:table-cell table:style-name="ce1" office:value-type="float" office:value="0.000281095504760742" calcext:value-type="float">
            <text:p>0.000281095504761</text:p>
          </table:table-cell>
          <table:table-cell table:style-name="ce1" office:value-type="float" office:value="1.34738802909851" calcext:value-type="float">
            <text:p>1.34738802909851</text:p>
          </table:table-cell>
          <table:table-cell table:style-name="ce1" office:value-type="float" office:value="0.0000510215759277344" calcext:value-type="float">
            <text:p>5.10215759277344E-05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0.0000982284545898438" calcext:value-type="float">
            <text:p>9.82284545898438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493526458740234" calcext:value-type="float">
            <text:p>4.93526458740234E-05</text:p>
          </table:table-cell>
          <table:table-cell table:style-name="ce1" office:value-type="float" office:value="0.0000517368316650391" calcext:value-type="float">
            <text:p>5.17368316650391E-05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0541210174560547" calcext:value-type="float">
            <text:p>5.41210174560547E-05</text:p>
          </table:table-cell>
          <table:table-cell table:style-name="ce1" office:value-type="float" office:value="0.0000615119934082031" calcext:value-type="float">
            <text:p>6.15119934082031E-05</text:p>
          </table:table-cell>
          <table:table-cell table:style-name="ce1" office:value-type="float" office:value="0.0000581741333007812" calcext:value-type="float">
            <text:p>5.81741333007812E-05</text:p>
          </table:table-cell>
          <table:table-cell table:style-name="ce1" office:value-type="float" office:value="0.0000596046447753906" calcext:value-type="float">
            <text:p>5.96046447753906E-05</text:p>
          </table:table-cell>
          <table:table-cell table:style-name="ce1" office:value-type="float" office:value="0.0000550746917724609" calcext:value-type="float">
            <text:p>5.50746917724609E-05</text:p>
          </table:table-cell>
          <table:table-cell table:style-name="ce1" office:value-type="float" office:value="8.15938806533814" calcext:value-type="float">
            <text:p>8.15938806533814</text:p>
          </table:table-cell>
          <table:table-cell table:style-name="ce1" office:value-type="float" office:value="2.4677939414978" calcext:value-type="float">
            <text:p>2.4677939414978</text:p>
          </table:table-cell>
          <table:table-cell table:style-name="ce1" office:value-type="float" office:value="2.56561160087585" calcext:value-type="float">
            <text:p>2.56561160087585</text:p>
          </table:table-cell>
          <table:table-cell table:style-name="ce1" office:value-type="float" office:value="0.00014042854309082" calcext:value-type="float">
            <text:p>0.000140428543091</text:p>
          </table:table-cell>
          <table:table-cell table:style-name="ce1" office:value-type="float" office:value="1.51586627960205" calcext:value-type="float">
            <text:p>1.51586627960205</text:p>
          </table:table-cell>
          <table:table-cell table:style-name="ce1" office:value-type="float" office:value="0.0000119209289550781" calcext:value-type="float">
            <text:p>1.19209289550781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526905059814453" calcext:value-type="float">
            <text:p>5.26905059814453E-05</text:p>
          </table:table-cell>
          <table:table-cell table:style-name="ce1" office:value-type="float" office:value="0.0000505447387695313" calcext:value-type="float">
            <text:p>5.05447387695313E-0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0000500679016113281" calcext:value-type="float">
            <text:p>5.00679016113281E-05</text:p>
          </table:table-cell>
          <table:table-cell table:style-name="ce1" office:value-type="float" office:value="0.0000588893890380859" calcext:value-type="float">
            <text:p>5.88893890380859E-05</text:p>
          </table:table-cell>
          <table:table-cell table:style-name="ce1" office:value-type="float" office:value="0.0000483989715576172" calcext:value-type="float">
            <text:p>4.83989715576172E-05</text:p>
          </table:table-cell>
          <table:table-cell table:style-name="ce1" office:value-type="float" office:value="0.0000538825988769531" calcext:value-type="float">
            <text:p>5.38825988769531E-05</text:p>
          </table:table-cell>
          <table:table-cell table:style-name="ce1" office:value-type="float" office:value="0.0000500679016113281" calcext:value-type="float">
            <text:p>5.00679016113281E-05</text:p>
          </table:table-cell>
          <table:table-cell table:style-name="ce1" office:value-type="float" office:value="0.0000529289245605469" calcext:value-type="float">
            <text:p>5.29289245605469E-05</text:p>
          </table:table-cell>
          <table:table-cell table:style-name="ce1" office:value-type="float" office:value="0.00006103515625" calcext:value-type="float">
            <text:p>6.103515625E-05</text:p>
          </table:table-cell>
          <table:table-cell table:style-name="ce1" office:value-type="float" office:value="0.0000565052032470703" calcext:value-type="float">
            <text:p>5.65052032470703E-05</text:p>
          </table:table-cell>
          <table:table-cell table:style-name="ce1" office:value-type="float" office:value="0.00006103515625" calcext:value-type="float">
            <text:p>6.103515625E-05</text:p>
          </table:table-cell>
          <table:table-cell table:style-name="ce1" office:value-type="float" office:value="0.0000510215759277344" calcext:value-type="float">
            <text:p>5.10215759277344E-05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9.70898628234863" calcext:value-type="float">
            <text:p>9.70898628234863</text:p>
          </table:table-cell>
          <table:table-cell table:style-name="ce1" office:value-type="float" office:value="0.138003826141357" calcext:value-type="float">
            <text:p>0.138003826141357</text:p>
          </table:table-cell>
          <table:table-cell table:style-name="ce1" office:value-type="float" office:value="0.000105142593383789" calcext:value-type="float">
            <text:p>0.000105142593384</text:p>
          </table:table-cell>
          <table:table-cell table:style-name="ce1" office:value-type="float" office:value="0.000219106674194336" calcext:value-type="float">
            <text:p>0.000219106674194</text:p>
          </table:table-cell>
          <table:table-cell table:style-name="ce1" office:value-type="float" office:value="0.000142097473144531" calcext:value-type="float">
            <text:p>0.000142097473145</text:p>
          </table:table-cell>
          <table:table-cell table:style-name="ce1" office:value-type="float" office:value="0.000134706497192383" calcext:value-type="float">
            <text:p>0.000134706497192</text:p>
          </table:table-cell>
          <table:table-cell table:style-name="ce1" office:value-type="float" office:value="1.04661679267883" calcext:value-type="float">
            <text:p>1.04661679267883</text:p>
          </table:table-cell>
          <table:table-cell table:style-name="ce1" office:value-type="float" office:value="0.919018745422363" calcext:value-type="float">
            <text:p>0.919018745422363</text:p>
          </table:table-cell>
          <table:table-cell table:style-name="ce1" office:value-type="float" office:value="0.0000514984130859375" calcext:value-type="float">
            <text:p>5.14984130859375E-05</text:p>
          </table:table-cell>
          <table:table-cell table:style-name="ce1" office:value-type="float" office:value="0.000125885009765625" calcext:value-type="float">
            <text:p>0.000125885009766</text:p>
          </table:table-cell>
          <table:table-cell table:style-name="ce1" office:value-type="float" office:value="0.000177145004272461" calcext:value-type="float">
            <text:p>0.000177145004272</text:p>
          </table:table-cell>
          <table:table-cell table:style-name="ce1" office:value-type="float" office:value="0.701106786727905" calcext:value-type="float">
            <text:p>0.701106786727905</text:p>
          </table:table-cell>
          <table:table-cell table:style-name="ce1" office:value-type="float" office:value="0.000157594680786133" calcext:value-type="float">
            <text:p>0.000157594680786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0400543212890625" calcext:value-type="float">
            <text:p>4.00543212890625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538825988769531" calcext:value-type="float">
            <text:p>5.38825988769531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619888305664062" calcext:value-type="float">
            <text:p>6.19888305664062E-05</text:p>
          </table:table-cell>
          <table:table-cell table:style-name="ce1" office:value-type="float" office:value="9.89880061149597" calcext:value-type="float">
            <text:p>9.89880061149597</text:p>
          </table:table-cell>
          <table:table-cell table:style-name="ce1" office:value-type="float" office:value="2.17791366577148" calcext:value-type="float">
            <text:p>2.17791366577148</text:p>
          </table:table-cell>
          <table:table-cell table:style-name="ce1" office:value-type="float" office:value="0.000139236450195313" calcext:value-type="float">
            <text:p>0.000139236450195</text:p>
          </table:table-cell>
          <table:table-cell table:style-name="ce1" office:value-type="float" office:value="0.000103950500488281" calcext:value-type="float">
            <text:p>0.000103950500488</text:p>
          </table:table-cell>
          <table:table-cell table:style-name="ce1" office:value-type="float" office:value="1.6254096031189" calcext:value-type="float">
            <text:p>1.6254096031189</text:p>
          </table:table-cell>
          <table:table-cell table:style-name="ce1" office:value-type="float" office:value="0.0000436305999755859" calcext:value-type="float">
            <text:p>4.36305999755859E-05</text:p>
          </table:table-cell>
          <table:table-cell table:style-name="ce1" office:value-type="float" office:value="0.0000500679016113281" calcext:value-type="float">
            <text:p>5.00679016113281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679492950439453" calcext:value-type="float">
            <text:p>6.79492950439453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464916229248047" calcext:value-type="float">
            <text:p>4.64916229248047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10.9481549263" calcext:value-type="float">
            <text:p>10.9481549263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14185905456543" calcext:value-type="float">
            <text:p>0.000141859054565</text:p>
          </table:table-cell>
          <table:table-cell table:style-name="ce1" office:value-type="float" office:value="0.000152587890625" calcext:value-type="float">
            <text:p>0.000152587890625</text:p>
          </table:table-cell>
          <table:table-cell table:style-name="ce1" office:value-type="float" office:value="0.000111818313598633" calcext:value-type="float">
            <text:p>0.000111818313599</text:p>
          </table:table-cell>
          <table:table-cell table:style-name="ce1" office:value-type="float" office:value="0.000100135803222656" calcext:value-type="float">
            <text:p>0.000100135803223</text:p>
          </table:table-cell>
          <table:table-cell table:style-name="ce1" office:value-type="float" office:value="0.000156879425048828" calcext:value-type="float">
            <text:p>0.000156879425049</text:p>
          </table:table-cell>
          <table:table-cell table:style-name="ce1" office:value-type="float" office:value="3.68195414543152" calcext:value-type="float">
            <text:p>3.68195414543152</text:p>
          </table:table-cell>
          <table:table-cell table:style-name="ce1" office:value-type="float" office:value="0.000149726867675781" calcext:value-type="float">
            <text:p>0.000149726867676</text:p>
          </table:table-cell>
          <table:table-cell table:style-name="ce1" office:value-type="float" office:value="0.000105619430541992" calcext:value-type="float">
            <text:p>0.000105619430542</text:p>
          </table:table-cell>
          <table:table-cell table:style-name="ce1" office:value-type="float" office:value="0.000139236450195313" calcext:value-type="float">
            <text:p>0.000139236450195</text:p>
          </table:table-cell>
          <table:table-cell table:style-name="ce1" office:value-type="float" office:value="0.0000741481781005859" calcext:value-type="float">
            <text:p>7.41481781005859E-05</text:p>
          </table:table-cell>
          <table:table-cell table:style-name="ce1" office:value-type="float" office:value="0.0000503063201904297" calcext:value-type="float">
            <text:p>5.03063201904297E-05</text:p>
          </table:table-cell>
          <table:table-cell table:style-name="ce1" office:value-type="float" office:value="0.0000581741333007812" calcext:value-type="float">
            <text:p>5.81741333007812E-0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0684261322021484" calcext:value-type="float">
            <text:p>6.84261322021484E-05</text:p>
          </table:table-cell>
          <table:table-cell table:style-name="ce1" office:value-type="float" office:value="0.0000588893890380859" calcext:value-type="float">
            <text:p>5.88893890380859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49591064453125" calcext:value-type="float">
            <text:p>4.9591064453125E-05</text:p>
          </table:table-cell>
          <table:table-cell table:style-name="ce1" office:value-type="float" office:value="0.0000526905059814453" calcext:value-type="float">
            <text:p>5.26905059814453E-05</text:p>
          </table:table-cell>
          <table:table-cell table:style-name="ce1" office:value-type="float" office:value="0.0000550746917724609" calcext:value-type="float">
            <text:p>5.50746917724609E-05</text:p>
          </table:table-cell>
          <table:table-cell table:style-name="ce1" office:value-type="float" office:value="0.583863792511133" calcext:value-type="float">
            <text:p>0.583863792511133</text:p>
          </table:table-cell>
          <table:table-cell table:style-name="ce1" office:value-type="float" office:value="0.0000119209289550781" calcext:value-type="float">
            <text:p>1.19209289550781E-05</text:p>
          </table:table-cell>
          <table:table-cell table:style-name="ce1" office:value-type="float" office:value="10.9481549263" calcext:value-type="float">
            <text:p>10.9481549263</text:p>
          </table:table-cell>
          <table:table-cell table:style-name="ce1" office:value-type="float" office:value="60.7218344211578" calcext:value-type="float">
            <text:p>60.7218344211578</text:p>
          </table:table-cell>
        </table:table-row>
        <table:table-row table:style-name="ro2">
          <table:table-cell table:style-name="ce1" office:value-type="string" calcext:value-type="string">
            <text:p>num_workers = 28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8.9345817565918" calcext:value-type="float">
            <text:p>8.9345817565918</text:p>
          </table:table-cell>
          <table:table-cell table:style-name="ce1" office:value-type="float" office:value="0.0000154972076416016" calcext:value-type="float">
            <text:p>1.54972076416016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0526905059814453" calcext:value-type="float">
            <text:p>5.26905059814453E-05</text:p>
          </table:table-cell>
          <table:table-cell table:style-name="ce1" office:value-type="float" office:value="0.0000550746917724609" calcext:value-type="float">
            <text:p>5.50746917724609E-05</text:p>
          </table:table-cell>
          <table:table-cell table:style-name="ce1" office:value-type="float" office:value="0.0000672340393066406" calcext:value-type="float">
            <text:p>6.72340393066406E-05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448226928710938" calcext:value-type="float">
            <text:p>4.48226928710938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452995300292969" calcext:value-type="float">
            <text:p>4.52995300292969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11.4469652175903" calcext:value-type="float">
            <text:p>11.4469652175903</text:p>
          </table:table-cell>
          <table:table-cell table:style-name="ce1" office:value-type="float" office:value="0.0000905990600585938" calcext:value-type="float">
            <text:p>9.05990600585938E-05</text:p>
          </table:table-cell>
          <table:table-cell table:style-name="ce1" office:value-type="float" office:value="0.470263719558716" calcext:value-type="float">
            <text:p>0.470263719558716</text:p>
          </table:table-cell>
          <table:table-cell table:style-name="ce1" office:value-type="float" office:value="0.000176906585693359" calcext:value-type="float">
            <text:p>0.000176906585693</text:p>
          </table:table-cell>
          <table:table-cell table:style-name="ce1" office:value-type="float" office:value="0.000113010406494141" calcext:value-type="float">
            <text:p>0.000113010406494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970363616943359" calcext:value-type="float">
            <text:p>9.70363616943359E-05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519752502441406" calcext:value-type="float">
            <text:p>5.19752502441406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596046447753906" calcext:value-type="float">
            <text:p>5.96046447753906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481605529785156" calcext:value-type="float">
            <text:p>4.81605529785156E-0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15.1194648742676" calcext:value-type="float">
            <text:p>15.1194648742676</text:p>
          </table:table-cell>
          <table:table-cell table:style-name="ce1" office:value-type="float" office:value="0.000108957290649414" calcext:value-type="float">
            <text:p>0.000108957290649</text:p>
          </table:table-cell>
          <table:table-cell table:style-name="ce1" office:value-type="float" office:value="0.000205039978027344" calcext:value-type="float">
            <text:p>0.000205039978027</text:p>
          </table:table-cell>
          <table:table-cell table:style-name="ce1" office:value-type="float" office:value="0.00011897087097168" calcext:value-type="float">
            <text:p>0.000118970870972</text:p>
          </table:table-cell>
          <table:table-cell table:style-name="ce1" office:value-type="float" office:value="0.000151157379150391" calcext:value-type="float">
            <text:p>0.00015115737915</text:p>
          </table:table-cell>
          <table:table-cell table:style-name="ce1" office:value-type="float" office:value="0.000152826309204102" calcext:value-type="float">
            <text:p>0.000152826309204</text:p>
          </table:table-cell>
          <table:table-cell table:style-name="ce1" office:value-type="float" office:value="0.000146150588989258" calcext:value-type="float">
            <text:p>0.000146150588989</text:p>
          </table:table-cell>
          <table:table-cell table:style-name="ce1" office:value-type="float" office:value="0.0000967979431152344" calcext:value-type="float">
            <text:p>9.67979431152344E-05</text:p>
          </table:table-cell>
          <table:table-cell table:style-name="ce1" office:value-type="float" office:value="0.000218868255615234" calcext:value-type="float">
            <text:p>0.000218868255615</text:p>
          </table:table-cell>
          <table:table-cell table:style-name="ce1" office:value-type="float" office:value="0.000180959701538086" calcext:value-type="float">
            <text:p>0.000180959701538</text:p>
          </table:table-cell>
          <table:table-cell table:style-name="ce1" office:value-type="float" office:value="0.000113248825073242" calcext:value-type="float">
            <text:p>0.000113248825073</text:p>
          </table:table-cell>
          <table:table-cell table:style-name="ce1" office:value-type="float" office:value="0.000235319137573242" calcext:value-type="float">
            <text:p>0.000235319137573</text:p>
          </table:table-cell>
          <table:table-cell table:style-name="ce1" office:value-type="float" office:value="0.000147581100463867" calcext:value-type="float">
            <text:p>0.000147581100464</text:p>
          </table:table-cell>
          <table:table-cell table:style-name="ce1" office:value-type="float" office:value="0.000140905380249023" calcext:value-type="float">
            <text:p>0.000140905380249</text:p>
          </table:table-cell>
          <table:table-cell table:style-name="ce1" office:value-type="float" office:value="0.0000696182250976562" calcext:value-type="float">
            <text:p>6.96182250976562E-05</text:p>
          </table:table-cell>
          <table:table-cell table:style-name="ce1" office:value-type="float" office:value="0.0000553131103515625" calcext:value-type="float">
            <text:p>5.53131103515625E-05</text:p>
          </table:table-cell>
          <table:table-cell table:style-name="ce1" office:value-type="float" office:value="0.0000698566436767578" calcext:value-type="float">
            <text:p>6.98566436767578E-05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13.0771625041962" calcext:value-type="float">
            <text:p>13.0771625041962</text:p>
          </table:table-cell>
          <table:table-cell table:style-name="ce1" office:value-type="float" office:value="0.00011134147644043" calcext:value-type="float">
            <text:p>0.00011134147644</text:p>
          </table:table-cell>
          <table:table-cell table:style-name="ce1" office:value-type="float" office:value="0.000212669372558594" calcext:value-type="float">
            <text:p>0.000212669372559</text:p>
          </table:table-cell>
          <table:table-cell table:style-name="ce1" office:value-type="float" office:value="0.000137090682983398" calcext:value-type="float">
            <text:p>0.000137090682983</text:p>
          </table:table-cell>
          <table:table-cell table:style-name="ce1" office:value-type="float" office:value="0.000215053558349609" calcext:value-type="float">
            <text:p>0.00021505355835</text:p>
          </table:table-cell>
          <table:table-cell table:style-name="ce1" office:value-type="float" office:value="1.68902397155762" calcext:value-type="float">
            <text:p>1.68902397155762</text:p>
          </table:table-cell>
          <table:table-cell table:style-name="ce1" office:value-type="float" office:value="0.0000472068786621094" calcext:value-type="float">
            <text:p>4.72068786621094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522136688232422" calcext:value-type="float">
            <text:p>5.22136688232422E-05</text:p>
          </table:table-cell>
          <table:table-cell table:style-name="ce1" office:value-type="float" office:value="0.0000448226928710938" calcext:value-type="float">
            <text:p>4.48226928710938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698566436767578" calcext:value-type="float">
            <text:p>6.98566436767578E-05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style-name="ce1" office:value-type="float" office:value="0.000128030776977539" calcext:value-type="float">
            <text:p>0.000128030776978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555515289306641" calcext:value-type="float">
            <text:p>5.55515289306641E-05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11.8297114372253" calcext:value-type="float">
            <text:p>11.8297114372253</text:p>
          </table:table-cell>
          <table:table-cell table:style-name="ce1" office:value-type="float" office:value="2.30357098579407" calcext:value-type="float">
            <text:p>2.30357098579407</text:p>
          </table:table-cell>
          <table:table-cell table:style-name="ce1" office:value-type="float" office:value="0.000169038772583008" calcext:value-type="float">
            <text:p>0.000169038772583</text:p>
          </table:table-cell>
          <table:table-cell table:style-name="ce1" office:value-type="float" office:value="0.000229120254516602" calcext:value-type="float">
            <text:p>0.000229120254517</text:p>
          </table:table-cell>
          <table:table-cell table:style-name="ce1" office:value-type="float" office:value="0.000236034393310547" calcext:value-type="float">
            <text:p>0.000236034393311</text:p>
          </table:table-cell>
          <table:table-cell table:style-name="ce1" office:value-type="float" office:value="0.000144720077514648" calcext:value-type="float">
            <text:p>0.000144720077515</text:p>
          </table:table-cell>
          <table:table-cell table:style-name="ce1" office:value-type="float" office:value="0.000105142593383789" calcext:value-type="float">
            <text:p>0.000105142593384</text:p>
          </table:table-cell>
          <table:table-cell table:style-name="ce1" office:value-type="float" office:value="0.000169038772583008" calcext:value-type="float">
            <text:p>0.000169038772583</text:p>
          </table:table-cell>
          <table:table-cell table:style-name="ce1" office:value-type="float" office:value="0.000225305557250977" calcext:value-type="float">
            <text:p>0.000225305557251</text:p>
          </table:table-cell>
          <table:table-cell table:style-name="ce1" office:value-type="float" office:value="2.77445483207703" calcext:value-type="float">
            <text:p>2.77445483207703</text:p>
          </table:table-cell>
          <table:table-cell table:style-name="ce1" office:value-type="float" office:value="0.198730945587158" calcext:value-type="float">
            <text:p>0.198730945587158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128507614135742" calcext:value-type="float">
            <text:p>0.000128507614136</text:p>
          </table:table-cell>
          <table:table-cell table:style-name="ce1" office:value-type="float" office:value="0.000116109848022461" calcext:value-type="float">
            <text:p>0.000116109848022</text:p>
          </table:table-cell>
          <table:table-cell table:style-name="ce1" office:value-type="float" office:value="0.0000922679901123047" calcext:value-type="float">
            <text:p>9.22679901123047E-05</text:p>
          </table:table-cell>
          <table:table-cell table:style-name="ce1" office:value-type="float" office:value="0.0000913143157958984" calcext:value-type="float">
            <text:p>9.13143157958984E-05</text:p>
          </table:table-cell>
          <table:table-cell table:style-name="ce1" office:value-type="float" office:value="0.0000817775726318359" calcext:value-type="float">
            <text:p>8.17775726318359E-05</text:p>
          </table:table-cell>
          <table:table-cell table:style-name="ce1" office:value-type="float" office:value="0.0000174045562744141" calcext:value-type="float">
            <text:p>1.74045562744141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652418945844357" calcext:value-type="float">
            <text:p>0.652418945844357</text:p>
          </table:table-cell>
          <table:table-cell table:style-name="ce1" office:value-type="float" office:value="0.0000154972076416016" calcext:value-type="float">
            <text:p>1.54972076416016E-05</text:p>
          </table:table-cell>
          <table:table-cell table:style-name="ce1" office:value-type="float" office:value="15.1194648742676" calcext:value-type="float">
            <text:p>15.1194648742676</text:p>
          </table:table-cell>
          <table:table-cell table:style-name="ce1" office:value-type="float" office:value="67.8515703678131" calcext:value-type="float">
            <text:p>67.8515703678131</text:p>
          </table:table-cell>
        </table:table-row>
        <table:table-row table:style-name="ro2">
          <table:table-cell table:style-name="ce1" office:value-type="string" calcext:value-type="string">
            <text:p>num_workers = 29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337269306182861" calcext:value-type="float">
            <text:p>0.337269306182861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808238983154297" calcext:value-type="float">
            <text:p>8.08238983154297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514984130859375" calcext:value-type="float">
            <text:p>5.14984130859375E-05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number-columns-repeated="2"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0436305999755859" calcext:value-type="float">
            <text:p>4.36305999755859E-0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729560852050781" calcext:value-type="float">
            <text:p>7.29560852050781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9.51073503494263" calcext:value-type="float">
            <text:p>9.51073503494263</text:p>
          </table:table-cell>
          <table:table-cell table:style-name="ce1" office:value-type="float" office:value="0.000301599502563477" calcext:value-type="float">
            <text:p>0.000301599502563</text:p>
          </table:table-cell>
          <table:table-cell table:style-name="ce1" office:value-type="float" office:value="2.49067378044128" calcext:value-type="float">
            <text:p>2.49067378044128</text:p>
          </table:table-cell>
          <table:table-cell table:style-name="ce1" office:value-type="float" office:value="0.000172853469848633" calcext:value-type="float">
            <text:p>0.000172853469849</text:p>
          </table:table-cell>
          <table:table-cell table:style-name="ce1" office:value-type="float" office:value="0.169137954711914" calcext:value-type="float">
            <text:p>0.169137954711914</text:p>
          </table:table-cell>
          <table:table-cell table:style-name="ce1" office:value-type="float" office:value="0.0000731945037841797" calcext:value-type="float">
            <text:p>7.31945037841797E-05</text:p>
          </table:table-cell>
          <table:table-cell table:style-name="ce1" office:value-type="float" office:value="0.00024724006652832" calcext:value-type="float">
            <text:p>0.000247240066528</text:p>
          </table:table-cell>
          <table:table-cell table:style-name="ce1" office:value-type="float" office:value="0.000182390213012695" calcext:value-type="float">
            <text:p>0.000182390213013</text:p>
          </table:table-cell>
          <table:table-cell table:style-name="ce1" office:value-type="float" office:value="1.5460832118988" calcext:value-type="float">
            <text:p>1.5460832118988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574588775634766" calcext:value-type="float">
            <text:p>5.74588775634766E-05</text:p>
          </table:table-cell>
          <table:table-cell table:style-name="ce1" office:value-type="float" office:value="0.000049591064453125" calcext:value-type="float">
            <text:p>4.9591064453125E-05</text:p>
          </table:table-cell>
          <table:table-cell table:style-name="ce1" office:value-type="float" office:value="0.0000507831573486328" calcext:value-type="float">
            <text:p>5.07831573486328E-05</text:p>
          </table:table-cell>
          <table:table-cell table:style-name="ce1" office:value-type="float" office:value="0.0000584125518798828" calcext:value-type="float">
            <text:p>5.84125518798828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584125518798828" calcext:value-type="float">
            <text:p>5.84125518798828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9.20965671539307" calcext:value-type="float">
            <text:p>9.20965671539307</text:p>
          </table:table-cell>
          <table:table-cell table:style-name="ce1" office:value-type="float" office:value="0.27875542640686" calcext:value-type="float">
            <text:p>0.27875542640686</text:p>
          </table:table-cell>
          <table:table-cell table:style-name="ce1" office:value-type="float" office:value="0.000127077102661133" calcext:value-type="float">
            <text:p>0.000127077102661</text:p>
          </table:table-cell>
          <table:table-cell table:style-name="ce1" office:value-type="float" office:value="4.37811517715454" calcext:value-type="float">
            <text:p>4.37811517715454</text:p>
          </table:table-cell>
          <table:table-cell table:style-name="ce1" office:value-type="float" office:value="0.0000140666961669922" calcext:value-type="float">
            <text:p>1.40666961669922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464916229248047" calcext:value-type="float">
            <text:p>4.64916229248047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467300415039063" calcext:value-type="float">
            <text:p>4.67300415039063E-05</text:p>
          </table:table-cell>
          <table:table-cell table:style-name="ce1" office:value-type="float" office:value="0.0000503063201904297" calcext:value-type="float">
            <text:p>5.03063201904297E-0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5340576171875" calcext:value-type="float">
            <text:p>5.340576171875E-05</text:p>
          </table:table-cell>
          <table:table-cell table:style-name="ce1" office:value-type="float" office:value="0.0000481605529785156" calcext:value-type="float">
            <text:p>4.81605529785156E-05</text:p>
          </table:table-cell>
          <table:table-cell table:style-name="ce1" office:value-type="float" office:value="0.0000605583190917969" calcext:value-type="float">
            <text:p>6.05583190917969E-05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9.9846785068512" calcext:value-type="float">
            <text:p>9.9846785068512</text:p>
          </table:table-cell>
          <table:table-cell table:style-name="ce1" office:value-type="float" office:value="2.44508290290833" calcext:value-type="float">
            <text:p>2.44508290290833</text:p>
          </table:table-cell>
          <table:table-cell table:style-name="ce1" office:value-type="float" office:value="0.000159978866577148" calcext:value-type="float">
            <text:p>0.000159978866577</text:p>
          </table:table-cell>
          <table:table-cell table:style-name="ce1" office:value-type="float" office:value="0.000171899795532227" calcext:value-type="float">
            <text:p>0.000171899795532</text:p>
          </table:table-cell>
          <table:table-cell table:style-name="ce1" office:value-type="float" office:value="0.000142812728881836" calcext:value-type="float">
            <text:p>0.000142812728882</text:p>
          </table:table-cell>
          <table:table-cell table:number-columns-repeated="2" table:style-name="ce1" office:value-type="float" office:value="0.00021815299987793" calcext:value-type="float">
            <text:p>0.000218152999878</text:p>
          </table:table-cell>
          <table:table-cell table:style-name="ce1" office:value-type="float" office:value="0.000168800354003906" calcext:value-type="float">
            <text:p>0.000168800354004</text:p>
          </table:table-cell>
          <table:table-cell table:style-name="ce1" office:value-type="float" office:value="0.000192642211914063" calcext:value-type="float">
            <text:p>0.000192642211914</text:p>
          </table:table-cell>
          <table:table-cell table:style-name="ce1" office:value-type="float" office:value="0.000252962112426758" calcext:value-type="float">
            <text:p>0.000252962112427</text:p>
          </table:table-cell>
          <table:table-cell table:style-name="ce1" office:value-type="float" office:value="0.000129461288452148" calcext:value-type="float">
            <text:p>0.000129461288452</text:p>
          </table:table-cell>
          <table:table-cell table:style-name="ce1" office:value-type="float" office:value="0.000179052352905273" calcext:value-type="float">
            <text:p>0.000179052352905</text:p>
          </table:table-cell>
          <table:table-cell table:style-name="ce1" office:value-type="float" office:value="0.71517539024353" calcext:value-type="float">
            <text:p>0.71517539024353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498294830322266" calcext:value-type="float">
            <text:p>4.98294830322266E-05</text:p>
          </table:table-cell>
          <table:table-cell table:style-name="ce1" office:value-type="float" office:value="0.0000493526458740234" calcext:value-type="float">
            <text:p>4.93526458740234E-05</text:p>
          </table:table-cell>
          <table:table-cell table:style-name="ce1" office:value-type="float" office:value="0.0000488758087158203" calcext:value-type="float">
            <text:p>4.88758087158203E-05</text:p>
          </table:table-cell>
          <table:table-cell table:style-name="ce1" office:value-type="float" office:value="0.0000739097595214844" calcext:value-type="float">
            <text:p>7.39097595214844E-05</text:p>
          </table:table-cell>
          <table:table-cell table:style-name="ce1" office:value-type="float" office:value="0.0000493526458740234" calcext:value-type="float">
            <text:p>4.93526458740234E-05</text:p>
          </table:table-cell>
          <table:table-cell table:style-name="ce1" office:value-type="float" office:value="9.34412503242493" calcext:value-type="float">
            <text:p>9.34412503242493</text:p>
          </table:table-cell>
          <table:table-cell table:style-name="ce1" office:value-type="float" office:value="5.50658059120178" calcext:value-type="float">
            <text:p>5.50658059120178</text:p>
          </table:table-cell>
          <table:table-cell table:style-name="ce1" office:value-type="float" office:value="0.0000512599945068359" calcext:value-type="float">
            <text:p>5.12599945068359E-05</text:p>
          </table:table-cell>
          <table:table-cell table:style-name="ce1" office:value-type="float" office:value="0.0000829696655273438" calcext:value-type="float">
            <text:p>8.29696655273438E-05</text:p>
          </table:table-cell>
          <table:table-cell table:style-name="ce1" office:value-type="float" office:value="0.0000927448272705078" calcext:value-type="float">
            <text:p>9.27448272705078E-05</text:p>
          </table:table-cell>
          <table:table-cell table:style-name="ce1" office:value-type="float" office:value="0.000107526779174805" calcext:value-type="float">
            <text:p>0.000107526779175</text:p>
          </table:table-cell>
          <table:table-cell table:style-name="ce1" office:value-type="float" office:value="0.000102043151855469" calcext:value-type="float">
            <text:p>0.000102043151855</text:p>
          </table:table-cell>
          <table:table-cell table:style-name="ce1" office:value-type="float" office:value="0.000151872634887695" calcext:value-type="float">
            <text:p>0.000151872634888</text:p>
          </table:table-cell>
          <table:table-cell table:style-name="ce1" office:value-type="float" office:value="1.03970646858215" calcext:value-type="float">
            <text:p>1.0397064685821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436305999755859" calcext:value-type="float">
            <text:p>4.36305999755859E-05</text:p>
          </table:table-cell>
          <table:table-cell table:style-name="ce1" office:value-type="float" office:value="0.0000536441802978516" calcext:value-type="float">
            <text:p>5.36441802978516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6103515625" calcext:value-type="float">
            <text:p>6.103515625E-05</text:p>
          </table:table-cell>
          <table:table-cell table:style-name="ce1" office:value-type="float" office:value="0.547713788656088" calcext:value-type="float">
            <text:p>0.547713788656088</text:p>
          </table:table-cell>
          <table:table-cell table:style-name="ce1" office:value-type="float" office:value="0.0000140666961669922" calcext:value-type="float">
            <text:p>1.40666961669922E-05</text:p>
          </table:table-cell>
          <table:table-cell table:style-name="ce1" office:value-type="float" office:value="9.9846785068512" calcext:value-type="float">
            <text:p>9.9846785068512</text:p>
          </table:table-cell>
          <table:table-cell table:style-name="ce1" office:value-type="float" office:value="56.9622340202332" calcext:value-type="float">
            <text:p>56.9622340202332</text:p>
          </table:table-cell>
        </table:table-row>
        <table:table-row table:style-name="ro2">
          <table:table-cell table:style-name="ce1" office:value-type="string" calcext:value-type="string">
            <text:p>num_workers = 30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205755233764648" calcext:value-type="float">
            <text:p>0.000205755233765</text:p>
          </table:table-cell>
          <table:table-cell table:style-name="ce1" office:value-type="float" office:value="0.00617408752441406" calcext:value-type="float">
            <text:p>0.006174087524414</text:p>
          </table:table-cell>
          <table:table-cell table:style-name="ce1" office:value-type="float" office:value="0.000198602676391602" calcext:value-type="float">
            <text:p>0.000198602676392</text:p>
          </table:table-cell>
          <table:table-cell table:style-name="ce1" office:value-type="float" office:value="1.78110313415527" calcext:value-type="float">
            <text:p>1.78110313415527</text:p>
          </table:table-cell>
          <table:table-cell table:style-name="ce1" office:value-type="float" office:value="0.0000696182250976562" calcext:value-type="float">
            <text:p>6.96182250976562E-05</text:p>
          </table:table-cell>
          <table:table-cell table:style-name="ce1" office:value-type="float" office:value="0.000163078308105469" calcext:value-type="float">
            <text:p>0.000163078308105</text:p>
          </table:table-cell>
          <table:table-cell table:style-name="ce1" office:value-type="float" office:value="2.82993650436401" calcext:value-type="float">
            <text:p>2.82993650436401</text:p>
          </table:table-cell>
          <table:table-cell table:style-name="ce1" office:value-type="float" office:value="0.0000994205474853516" calcext:value-type="float">
            <text:p>9.94205474853516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512599945068359" calcext:value-type="float">
            <text:p>5.12599945068359E-05</text:p>
          </table:table-cell>
          <table:table-cell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0.0000505447387695313" calcext:value-type="float">
            <text:p>5.05447387695313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6103515625" calcext:value-type="float">
            <text:p>6.103515625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848770141601563" calcext:value-type="float">
            <text:p>8.48770141601563E-05</text:p>
          </table:table-cell>
          <table:table-cell table:style-name="ce1" office:value-type="float" office:value="9.61524128913879" calcext:value-type="float">
            <text:p>9.61524128913879</text:p>
          </table:table-cell>
          <table:table-cell table:style-name="ce1" office:value-type="float" office:value="0.278058767318726" calcext:value-type="float">
            <text:p>0.278058767318726</text:p>
          </table:table-cell>
          <table:table-cell table:style-name="ce1" office:value-type="float" office:value="0.666860103607178" calcext:value-type="float">
            <text:p>0.666860103607178</text:p>
          </table:table-cell>
          <table:table-cell table:style-name="ce1" office:value-type="float" office:value="0.0000672340393066406" calcext:value-type="float">
            <text:p>6.72340393066406E-05</text:p>
          </table:table-cell>
          <table:table-cell table:style-name="ce1" office:value-type="float" office:value="0.000167131423950195" calcext:value-type="float">
            <text:p>0.00016713142395</text:p>
          </table:table-cell>
          <table:table-cell table:style-name="ce1" office:value-type="float" office:value="4.76954293251038" calcext:value-type="float">
            <text:p>4.76954293251038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467300415039063" calcext:value-type="float">
            <text:p>4.67300415039063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0000448226928710938" calcext:value-type="float">
            <text:p>4.48226928710938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586509704589844" calcext:value-type="float">
            <text:p>5.86509704589844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12.5781121253967" calcext:value-type="float">
            <text:p>12.5781121253967</text:p>
          </table:table-cell>
          <table:table-cell table:style-name="ce1" office:value-type="float" office:value="0.0000557899475097656" calcext:value-type="float">
            <text:p>5.57899475097656E-05</text:p>
          </table:table-cell>
          <table:table-cell table:style-name="ce1" office:value-type="float" office:value="0.000190496444702148" calcext:value-type="float">
            <text:p>0.000190496444702</text:p>
          </table:table-cell>
          <table:table-cell table:style-name="ce1" office:value-type="float" office:value="0.0000786781311035156" calcext:value-type="float">
            <text:p>7.86781311035156E-05</text:p>
          </table:table-cell>
          <table:table-cell table:style-name="ce1" office:value-type="float" office:value="1.3389937877655" calcext:value-type="float">
            <text:p>1.3389937877655</text:p>
          </table:table-cell>
          <table:table-cell table:style-name="ce1" office:value-type="float" office:value="0.000116586685180664" calcext:value-type="float">
            <text:p>0.000116586685181</text:p>
          </table:table-cell>
          <table:table-cell table:style-name="ce1" office:value-type="float" office:value="0.0000698566436767578" calcext:value-type="float">
            <text:p>6.98566436767578E-05</text:p>
          </table:table-cell>
          <table:table-cell table:style-name="ce1" office:value-type="float" office:value="0.0000538825988769531" calcext:value-type="float">
            <text:p>5.38825988769531E-05</text:p>
          </table:table-cell>
          <table:table-cell table:style-name="ce1" office:value-type="float" office:value="0.00014495849609375" calcext:value-type="float">
            <text:p>0.000144958496094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0541210174560547" calcext:value-type="float">
            <text:p>5.41210174560547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529289245605469" calcext:value-type="float">
            <text:p>5.29289245605469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662803649902344" calcext:value-type="float">
            <text:p>6.62803649902344E-05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0000560283660888672" calcext:value-type="float">
            <text:p>5.60283660888672E-05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9.97287344932556" calcext:value-type="float">
            <text:p>9.97287344932556</text:p>
          </table:table-cell>
          <table:table-cell table:style-name="ce1" office:value-type="float" office:value="4.29384422302246" calcext:value-type="float">
            <text:p>4.29384422302246</text:p>
          </table:table-cell>
          <table:table-cell table:style-name="ce1" office:value-type="float" office:value="0.000234365463256836" calcext:value-type="float">
            <text:p>0.000234365463257</text:p>
          </table:table-cell>
          <table:table-cell table:style-name="ce1" office:value-type="float" office:value="2.27717924118042" calcext:value-type="float">
            <text:p>2.27717924118042</text:p>
          </table:table-cell>
          <table:table-cell table:style-name="ce1" office:value-type="float" office:value="0.000119447708129883" calcext:value-type="float">
            <text:p>0.00011944770813</text:p>
          </table:table-cell>
          <table:table-cell table:style-name="ce1" office:value-type="float" office:value="0.000144243240356445" calcext:value-type="float">
            <text:p>0.000144243240356</text:p>
          </table:table-cell>
          <table:table-cell table:style-name="ce1" office:value-type="float" office:value="2.3216667175293" calcext:value-type="float">
            <text:p>2.3216667175293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64849853515625" calcext:value-type="float">
            <text:p>6.4849853515625E-05</text:p>
          </table:table-cell>
          <table:table-cell table:style-name="ce1" office:value-type="float" office:value="0.0000569820404052734" calcext:value-type="float">
            <text:p>5.69820404052734E-05</text:p>
          </table:table-cell>
          <table:table-cell table:style-name="ce1" office:value-type="float" office:value="0.0000541210174560547" calcext:value-type="float">
            <text:p>5.41210174560547E-05</text:p>
          </table:table-cell>
          <table:table-cell table:number-columns-repeated="2" table:style-name="ce1" office:value-type="float" office:value="0.0000581741333007812" calcext:value-type="float">
            <text:p>5.81741333007812E-05</text:p>
          </table:table-cell>
          <table:table-cell table:style-name="ce1" office:value-type="float" office:value="0.0000753402709960937" calcext:value-type="float">
            <text:p>7.53402709960937E-05</text:p>
          </table:table-cell>
          <table:table-cell table:style-name="ce1" office:value-type="float" office:value="0.0000619888305664062" calcext:value-type="float">
            <text:p>6.19888305664062E-05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0.0000591278076171875" calcext:value-type="float">
            <text:p>5.91278076171875E-05</text:p>
          </table:table-cell>
          <table:table-cell table:style-name="ce1" office:value-type="float" office:value="0.0000481605529785156" calcext:value-type="float">
            <text:p>4.81605529785156E-05</text:p>
          </table:table-cell>
          <table:table-cell table:style-name="ce1" office:value-type="float" office:value="0.0000472068786621094" calcext:value-type="float">
            <text:p>4.72068786621094E-05</text:p>
          </table:table-cell>
          <table:table-cell table:style-name="ce1" office:value-type="float" office:value="0.0000698566436767578" calcext:value-type="float">
            <text:p>6.98566436767578E-05</text:p>
          </table:table-cell>
          <table:table-cell table:style-name="ce1" office:value-type="float" office:value="0.0000586509704589844" calcext:value-type="float">
            <text:p>5.86509704589844E-05</text:p>
          </table:table-cell>
          <table:table-cell table:style-name="ce1" office:value-type="float" office:value="13.400589466095" calcext:value-type="float">
            <text:p>13.400589466095</text:p>
          </table:table-cell>
          <table:table-cell table:style-name="ce1" office:value-type="float" office:value="1.20370650291443" calcext:value-type="float">
            <text:p>1.20370650291443</text:p>
          </table:table-cell>
          <table:table-cell table:style-name="ce1" office:value-type="float" office:value="0.000153064727783203" calcext:value-type="float">
            <text:p>0.000153064727783</text:p>
          </table:table-cell>
          <table:table-cell table:style-name="ce1" office:value-type="float" office:value="0.000166654586791992" calcext:value-type="float">
            <text:p>0.000166654586792</text:p>
          </table:table-cell>
          <table:table-cell table:style-name="ce1" office:value-type="float" office:value="0.000212907791137695" calcext:value-type="float">
            <text:p>0.000212907791138</text:p>
          </table:table-cell>
          <table:table-cell table:style-name="ce1" office:value-type="float" office:value="0.000134706497192383" calcext:value-type="float">
            <text:p>0.000134706497192</text:p>
          </table:table-cell>
          <table:table-cell table:style-name="ce1" office:value-type="float" office:value="0.456360101699829" calcext:value-type="float">
            <text:p>0.456360101699829</text:p>
          </table:table-cell>
          <table:table-cell table:style-name="ce1" office:value-type="float" office:value="0.0000963211059570313" calcext:value-type="float">
            <text:p>9.63211059570313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545978546142578" calcext:value-type="float">
            <text:p>5.45978546142578E-05</text:p>
          </table:table-cell>
          <table:table-cell table:style-name="ce1" office:value-type="float" office:value="0.0000894069671630859" calcext:value-type="float">
            <text:p>8.94069671630859E-05</text:p>
          </table:table-cell>
          <table:table-cell table:style-name="ce1" office:value-type="float" office:value="0.0000665187835693359" calcext:value-type="float">
            <text:p>6.65187835693359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72479248046875" calcext:value-type="float">
            <text:p>7.2479248046875E-05</text:p>
          </table:table-cell>
          <table:table-cell table:style-name="ce1" office:value-type="float" office:value="0.0000472068786621094" calcext:value-type="float">
            <text:p>4.72068786621094E-05</text:p>
          </table:table-cell>
          <table:table-cell table:style-name="ce1" office:value-type="float" office:value="0.0000593662261962891" calcext:value-type="float">
            <text:p>5.93662261962891E-05</text:p>
          </table:table-cell>
          <table:table-cell table:style-name="ce1" office:value-type="float" office:value="0.0000736713409423828" calcext:value-type="float">
            <text:p>7.36713409423828E-05</text:p>
          </table:table-cell>
          <table:table-cell table:style-name="ce1" office:value-type="float" office:value="0.0000436305999755859" calcext:value-type="float">
            <text:p>4.36305999755859E-05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0.0000879764556884766" calcext:value-type="float">
            <text:p>8.79764556884766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651889443397522" calcext:value-type="float">
            <text:p>0.651889443397522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13.400589466095" calcext:value-type="float">
            <text:p>13.400589466095</text:p>
          </table:table-cell>
          <table:table-cell table:style-name="ce1" office:value-type="float" office:value="67.7965021133423" calcext:value-type="float">
            <text:p>67.7965021133423</text:p>
          </table:table-cell>
        </table:table-row>
        <table:table-row table:style-name="ro2">
          <table:table-cell table:style-name="ce1" office:value-type="string" calcext:value-type="string">
            <text:p>num_workers = 31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141382217407227" calcext:value-type="float">
            <text:p>0.000141382217407</text:p>
          </table:table-cell>
          <table:table-cell table:style-name="ce1" office:value-type="float" office:value="12.7070803642273" calcext:value-type="float">
            <text:p>12.7070803642273</text:p>
          </table:table-cell>
          <table:table-cell table:style-name="ce1" office:value-type="float" office:value="0.0000522136688232422" calcext:value-type="float">
            <text:p>5.22136688232422E-05</text:p>
          </table:table-cell>
          <table:table-cell table:style-name="ce1" office:value-type="float" office:value="0.0000550746917724609" calcext:value-type="float">
            <text:p>5.50746917724609E-05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0.000049591064453125" calcext:value-type="float">
            <text:p>4.9591064453125E-05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0.0000460147857666016" calcext:value-type="float">
            <text:p>4.60147857666016E-05</text:p>
          </table:table-cell>
          <table:table-cell table:style-name="ce1" office:value-type="float" office:value="0.0000436305999755859" calcext:value-type="float">
            <text:p>4.36305999755859E-05</text:p>
          </table:table-cell>
          <table:table-cell table:style-name="ce1" office:value-type="float" office:value="0.0000827312469482422" calcext:value-type="float">
            <text:p>8.27312469482422E-05</text:p>
          </table:table-cell>
          <table:table-cell table:style-name="ce1" office:value-type="float" office:value="0.0000548362731933594" calcext:value-type="float">
            <text:p>5.48362731933594E-05</text:p>
          </table:table-cell>
          <table:table-cell table:style-name="ce1" office:value-type="float" office:value="0.0000562667846679687" calcext:value-type="float">
            <text:p>5.62667846679687E-05</text:p>
          </table:table-cell>
          <table:table-cell table:style-name="ce1" office:value-type="float" office:value="0.0000545978546142578" calcext:value-type="float">
            <text:p>5.45978546142578E-05</text:p>
          </table:table-cell>
          <table:table-cell table:style-name="ce1" office:value-type="float" office:value="0.0000536441802978516" calcext:value-type="float">
            <text:p>5.36441802978516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0.0000824928283691406" calcext:value-type="float">
            <text:p>8.24928283691406E-05</text:p>
          </table:table-cell>
          <table:table-cell table:style-name="ce1" office:value-type="float" office:value="12.2593233585358" calcext:value-type="float">
            <text:p>12.2593233585358</text:p>
          </table:table-cell>
          <table:table-cell table:style-name="ce1" office:value-type="float" office:value="0.000102519989013672" calcext:value-type="float">
            <text:p>0.000102519989014</text:p>
          </table:table-cell>
          <table:table-cell table:style-name="ce1" office:value-type="float" office:value="1.86389946937561" calcext:value-type="float">
            <text:p>1.86389946937561</text:p>
          </table:table-cell>
          <table:table-cell table:style-name="ce1" office:value-type="float" office:value="0.000121116638183594" calcext:value-type="float">
            <text:p>0.000121116638184</text:p>
          </table:table-cell>
          <table:table-cell table:style-name="ce1" office:value-type="float" office:value="0.000153779983520508" calcext:value-type="float">
            <text:p>0.000153779983521</text:p>
          </table:table-cell>
          <table:table-cell table:style-name="ce1" office:value-type="float" office:value="0.000191688537597656" calcext:value-type="float">
            <text:p>0.000191688537598</text:p>
          </table:table-cell>
          <table:table-cell table:style-name="ce1" office:value-type="float" office:value="0.000140190124511719" calcext:value-type="float">
            <text:p>0.000140190124512</text:p>
          </table:table-cell>
          <table:table-cell table:style-name="ce1" office:value-type="float" office:value="0.0000917911529541016" calcext:value-type="float">
            <text:p>9.17911529541016E-05</text:p>
          </table:table-cell>
          <table:table-cell table:style-name="ce1" office:value-type="float" office:value="1.28208231925964" calcext:value-type="float">
            <text:p>1.28208231925964</text:p>
          </table:table-cell>
          <table:table-cell table:style-name="ce1" office:value-type="float" office:value="0.0000588893890380859" calcext:value-type="float">
            <text:p>5.88893890380859E-05</text:p>
          </table:table-cell>
          <table:table-cell table:style-name="ce1" office:value-type="float" office:value="0.0000562667846679687" calcext:value-type="float">
            <text:p>5.62667846679687E-05</text:p>
          </table:table-cell>
          <table:table-cell table:style-name="ce1" office:value-type="float" office:value="0.0000476837158203125" calcext:value-type="float">
            <text:p>4.76837158203125E-05</text:p>
          </table:table-cell>
          <table:table-cell table:style-name="ce1" office:value-type="float" office:value="0.0000472068786621094" calcext:value-type="float">
            <text:p>4.72068786621094E-05</text:p>
          </table:table-cell>
          <table:table-cell table:style-name="ce1" office:value-type="float" office:value="0.0000600814819335937" calcext:value-type="float">
            <text:p>6.00814819335937E-05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0.0000655651092529297" calcext:value-type="float">
            <text:p>6.55651092529297E-05</text:p>
          </table:table-cell>
          <table:table-cell table:style-name="ce1" office:value-type="float" office:value="0.0000476837158203125" calcext:value-type="float">
            <text:p>4.76837158203125E-05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0526905059814453" calcext:value-type="float">
            <text:p>5.26905059814453E-05</text:p>
          </table:table-cell>
          <table:table-cell table:style-name="ce1" office:value-type="float" office:value="0.0000529289245605469" calcext:value-type="float">
            <text:p>5.29289245605469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14.2138004302979" calcext:value-type="float">
            <text:p>14.2138004302979</text:p>
          </table:table-cell>
          <table:table-cell table:style-name="ce1" office:value-type="float" office:value="0.0000774860382080078" calcext:value-type="float">
            <text:p>7.74860382080078E-05</text:p>
          </table:table-cell>
          <table:table-cell table:style-name="ce1" office:value-type="float" office:value="0.000153779983520508" calcext:value-type="float">
            <text:p>0.000153779983521</text:p>
          </table:table-cell>
          <table:table-cell table:style-name="ce1" office:value-type="float" office:value="0.000257730484008789" calcext:value-type="float">
            <text:p>0.000257730484009</text:p>
          </table:table-cell>
          <table:table-cell table:style-name="ce1" office:value-type="float" office:value="0.000183582305908203" calcext:value-type="float">
            <text:p>0.000183582305908</text:p>
          </table:table-cell>
          <table:table-cell table:style-name="ce1" office:value-type="float" office:value="0.000206232070922852" calcext:value-type="float">
            <text:p>0.000206232070923</text:p>
          </table:table-cell>
          <table:table-cell table:style-name="ce1" office:value-type="float" office:value="1.7871253490448" calcext:value-type="float">
            <text:p>1.7871253490448</text:p>
          </table:table-cell>
          <table:table-cell table:style-name="ce1" office:value-type="float" office:value="0.000119686126708984" calcext:value-type="float">
            <text:p>0.000119686126709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109672546386719" calcext:value-type="float">
            <text:p>0.000109672546387</text:p>
          </table:table-cell>
          <table:table-cell table:style-name="ce1" office:value-type="float" office:value="0.00005340576171875" calcext:value-type="float">
            <text:p>5.340576171875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755786895751953" calcext:value-type="float">
            <text:p>7.55786895751953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548362731933594" calcext:value-type="float">
            <text:p>5.48362731933594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9.596440076828" calcext:value-type="float">
            <text:p>9.596440076828</text:p>
          </table:table-cell>
          <table:table-cell table:style-name="ce1" office:value-type="float" office:value="0.290531635284424" calcext:value-type="float">
            <text:p>0.290531635284424</text:p>
          </table:table-cell>
          <table:table-cell table:style-name="ce1" office:value-type="float" office:value="0.0000917911529541016" calcext:value-type="float">
            <text:p>9.17911529541016E-05</text:p>
          </table:table-cell>
          <table:table-cell table:style-name="ce1" office:value-type="float" office:value="5.86977005004883" calcext:value-type="float">
            <text:p>5.86977005004883</text:p>
          </table:table-cell>
          <table:table-cell table:style-name="ce1" office:value-type="float" office:value="0.000133514404296875" calcext:value-type="float">
            <text:p>0.000133514404297</text:p>
          </table:table-cell>
          <table:table-cell table:style-name="ce1" office:value-type="float" office:value="0.0000605583190917969" calcext:value-type="float">
            <text:p>6.05583190917969E-0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0674724578857422" calcext:value-type="float">
            <text:p>6.74724578857422E-05</text:p>
          </table:table-cell>
          <table:table-cell table:style-name="ce1" office:value-type="float" office:value="0.000107765197753906" calcext:value-type="float">
            <text:p>0.000107765197754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579357147216797" calcext:value-type="float">
            <text:p>5.79357147216797E-05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0.0000886917114257813" calcext:value-type="float">
            <text:p>8.86917114257813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0.0000448226928710938" calcext:value-type="float">
            <text:p>4.48226928710938E-05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0.0000565052032470703" calcext:value-type="float">
            <text:p>5.65052032470703E-05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style-name="ce1" office:value-type="float" office:value="10.3964722156525" calcext:value-type="float">
            <text:p>10.3964722156525</text:p>
          </table:table-cell>
          <table:table-cell table:style-name="ce1" office:value-type="float" office:value="3.11720705032349" calcext:value-type="float">
            <text:p>3.11720705032349</text:p>
          </table:table-cell>
          <table:table-cell table:style-name="ce1" office:value-type="float" office:value="2.46709537506104" calcext:value-type="float">
            <text:p>2.46709537506104</text:p>
          </table:table-cell>
          <table:table-cell table:style-name="ce1" office:value-type="float" office:value="0.000080108642578125" calcext:value-type="float">
            <text:p>8.0108642578125E-05</text:p>
          </table:table-cell>
          <table:table-cell table:style-name="ce1" office:value-type="float" office:value="0.0000560283660888672" calcext:value-type="float">
            <text:p>5.60283660888672E-05</text:p>
          </table:table-cell>
          <table:table-cell table:style-name="ce1" office:value-type="float" office:value="0.0000476837158203125" calcext:value-type="float">
            <text:p>4.76837158203125E-05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0.0000977516174316406" calcext:value-type="float">
            <text:p>9.77516174316406E-0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0660419464111328" calcext:value-type="float">
            <text:p>6.60419464111328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0922679901123047" calcext:value-type="float">
            <text:p>9.22679901123047E-05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448226928710938" calcext:value-type="float">
            <text:p>4.48226928710938E-05</text:p>
          </table:table-cell>
          <table:table-cell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0.000102996826171875" calcext:value-type="float">
            <text:p>0.000102996826172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436305999755859" calcext:value-type="float">
            <text:p>4.36305999755859E-05</text:p>
          </table:table-cell>
          <table:table-cell table:style-name="ce1" office:value-type="float" office:value="0.729396969079971" calcext:value-type="float">
            <text:p>0.729396969079971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14.2138004302979" calcext:value-type="float">
            <text:p>14.2138004302979</text:p>
          </table:table-cell>
          <table:table-cell table:style-name="ce1" office:value-type="float" office:value="75.857284784317" calcext:value-type="float">
            <text:p>75.857284784317</text:p>
          </table:table-cell>
        </table:table-row>
        <table:table-row table:style-name="ro2">
          <table:table-cell table:style-name="ce1" office:value-type="string" calcext:value-type="string">
            <text:p>num_workers = 32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2.64171552658081" calcext:value-type="float">
            <text:p>2.64171552658081</text:p>
          </table:table-cell>
          <table:table-cell table:style-name="ce1" office:value-type="float" office:value="0.000109672546386719" calcext:value-type="float">
            <text:p>0.000109672546387</text:p>
          </table:table-cell>
          <table:table-cell table:style-name="ce1" office:value-type="float" office:value="0.000120878219604492" calcext:value-type="float">
            <text:p>0.000120878219604</text:p>
          </table:table-cell>
          <table:table-cell table:style-name="ce1" office:value-type="float" office:value="0.000106096267700195" calcext:value-type="float">
            <text:p>0.0001060962677</text:p>
          </table:table-cell>
          <table:table-cell table:style-name="ce1" office:value-type="float" office:value="0.000200271606445312" calcext:value-type="float">
            <text:p>0.000200271606445</text:p>
          </table:table-cell>
          <table:table-cell table:style-name="ce1" office:value-type="float" office:value="0.000242233276367187" calcext:value-type="float">
            <text:p>0.000242233276367</text:p>
          </table:table-cell>
          <table:table-cell table:style-name="ce1" office:value-type="float" office:value="0.000122547149658203" calcext:value-type="float">
            <text:p>0.000122547149658</text:p>
          </table:table-cell>
          <table:table-cell table:style-name="ce1" office:value-type="float" office:value="0.000142335891723633" calcext:value-type="float">
            <text:p>0.000142335891724</text:p>
          </table:table-cell>
          <table:table-cell table:style-name="ce1" office:value-type="float" office:value="0.000222921371459961" calcext:value-type="float">
            <text:p>0.00022292137146</text:p>
          </table:table-cell>
          <table:table-cell table:style-name="ce1" office:value-type="float" office:value="1.94410395622253" calcext:value-type="float">
            <text:p>1.94410395622253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0.0000638961791992187" calcext:value-type="float">
            <text:p>6.38961791992187E-05</text:p>
          </table:table-cell>
          <table:table-cell table:style-name="ce1" office:value-type="float" office:value="0.0000505447387695313" calcext:value-type="float">
            <text:p>5.05447387695313E-05</text:p>
          </table:table-cell>
          <table:table-cell table:number-columns-repeated="2"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0000641345977783203" calcext:value-type="float">
            <text:p>6.41345977783203E-05</text:p>
          </table:table-cell>
          <table:table-cell table:style-name="ce1" office:value-type="float" office:value="0.0000541210174560547" calcext:value-type="float">
            <text:p>5.41210174560547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64849853515625" calcext:value-type="float">
            <text:p>6.4849853515625E-05</text:p>
          </table:table-cell>
          <table:table-cell table:style-name="ce1" office:value-type="float" office:value="9.07244181632996" calcext:value-type="float">
            <text:p>9.07244181632996</text:p>
          </table:table-cell>
          <table:table-cell table:style-name="ce1" office:value-type="float" office:value="5.18173456192017" calcext:value-type="float">
            <text:p>5.18173456192017</text:p>
          </table:table-cell>
          <table:table-cell table:style-name="ce1" office:value-type="float" office:value="0.229095697402954" calcext:value-type="float">
            <text:p>0.229095697402954</text:p>
          </table:table-cell>
          <table:table-cell table:style-name="ce1" office:value-type="float" office:value="0.000118255615234375" calcext:value-type="float">
            <text:p>0.000118255615234</text:p>
          </table:table-cell>
          <table:table-cell table:style-name="ce1" office:value-type="float" office:value="1.57467603683472" calcext:value-type="float">
            <text:p>1.57467603683472</text:p>
          </table:table-cell>
          <table:table-cell table:style-name="ce1" office:value-type="float" office:value="0.0000705718994140625" calcext:value-type="float">
            <text:p>7.05718994140625E-05</text:p>
          </table:table-cell>
          <table:table-cell table:style-name="ce1" office:value-type="float" office:value="0.0000507831573486328" calcext:value-type="float">
            <text:p>5.07831573486328E-05</text:p>
          </table:table-cell>
          <table:table-cell table:style-name="ce1" office:value-type="float" office:value="0.0000607967376708984" calcext:value-type="float">
            <text:p>6.07967376708984E-05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0567436218261719" calcext:value-type="float">
            <text:p>5.67436218261719E-05</text:p>
          </table:table-cell>
          <table:table-cell table:style-name="ce1" office:value-type="float" office:value="0.000131607055664063" calcext:value-type="float">
            <text:p>0.000131607055664</text:p>
          </table:table-cell>
          <table:table-cell table:style-name="ce1" office:value-type="float" office:value="0.0000722408294677734" calcext:value-type="float">
            <text:p>7.22408294677734E-05</text:p>
          </table:table-cell>
          <table:table-cell table:style-name="ce1" office:value-type="float" office:value="0.0000512599945068359" calcext:value-type="float">
            <text:p>5.12599945068359E-05</text:p>
          </table:table-cell>
          <table:table-cell table:style-name="ce1" office:value-type="float" office:value="0.0000467300415039063" calcext:value-type="float">
            <text:p>4.67300415039063E-05</text:p>
          </table:table-cell>
          <table:table-cell table:style-name="ce1" office:value-type="float" office:value="0.0000934600830078125" calcext:value-type="float">
            <text:p>9.34600830078125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400543212890625" calcext:value-type="float">
            <text:p>4.00543212890625E-05</text:p>
          </table:table-cell>
          <table:table-cell table:style-name="ce1" office:value-type="float" office:value="0.0000545978546142578" calcext:value-type="float">
            <text:p>5.45978546142578E-05</text:p>
          </table:table-cell>
          <table:table-cell table:style-name="ce1" office:value-type="float" office:value="0.0000696182250976562" calcext:value-type="float">
            <text:p>6.96182250976562E-05</text:p>
          </table:table-cell>
          <table:table-cell table:style-name="ce1" office:value-type="float" office:value="0.0000538825988769531" calcext:value-type="float">
            <text:p>5.38825988769531E-05</text:p>
          </table:table-cell>
          <table:table-cell table:style-name="ce1" office:value-type="float" office:value="14.3853583335876" calcext:value-type="float">
            <text:p>14.3853583335876</text:p>
          </table:table-cell>
          <table:table-cell table:style-name="ce1" office:value-type="float" office:value="0.0000743865966796875" calcext:value-type="float">
            <text:p>7.43865966796875E-05</text:p>
          </table:table-cell>
          <table:table-cell table:style-name="ce1" office:value-type="float" office:value="0.0000536441802978516" calcext:value-type="float">
            <text:p>5.36441802978516E-05</text:p>
          </table:table-cell>
          <table:table-cell table:style-name="ce1" office:value-type="float" office:value="0.00009918212890625" calcext:value-type="float">
            <text:p>9.918212890625E-05</text:p>
          </table:table-cell>
          <table:table-cell table:style-name="ce1" office:value-type="float" office:value="0.000147342681884766" calcext:value-type="float">
            <text:p>0.000147342681885</text:p>
          </table:table-cell>
          <table:table-cell table:style-name="ce1" office:value-type="float" office:value="0.0000667572021484375" calcext:value-type="float">
            <text:p>6.67572021484375E-05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000116109848022461" calcext:value-type="float">
            <text:p>0.000116109848022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0.0000548362731933594" calcext:value-type="float">
            <text:p>5.48362731933594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0512599945068359" calcext:value-type="float">
            <text:p>5.12599945068359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727176666259766" calcext:value-type="float">
            <text:p>7.27176666259766E-05</text:p>
          </table:table-cell>
          <table:table-cell table:style-name="ce1" office:value-type="float" office:value="0.0000529289245605469" calcext:value-type="float">
            <text:p>5.29289245605469E-05</text:p>
          </table:table-cell>
          <table:table-cell table:style-name="ce1" office:value-type="float" office:value="0.0000658035278320312" calcext:value-type="float">
            <text:p>6.58035278320312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0581741333007812" calcext:value-type="float">
            <text:p>5.81741333007812E-05</text:p>
          </table:table-cell>
          <table:table-cell table:style-name="ce1" office:value-type="float" office:value="14.1301727294922" calcext:value-type="float">
            <text:p>14.1301727294922</text:p>
          </table:table-cell>
          <table:table-cell table:style-name="ce1" office:value-type="float" office:value="0.190400362014771" calcext:value-type="float">
            <text:p>0.190400362014771</text:p>
          </table:table-cell>
          <table:table-cell table:style-name="ce1" office:value-type="float" office:value="0.000175952911376953" calcext:value-type="float">
            <text:p>0.000175952911377</text:p>
          </table:table-cell>
          <table:table-cell table:style-name="ce1" office:value-type="float" office:value="0.000127315521240234" calcext:value-type="float">
            <text:p>0.00012731552124</text:p>
          </table:table-cell>
          <table:table-cell table:style-name="ce1" office:value-type="float" office:value="0.000189781188964844" calcext:value-type="float">
            <text:p>0.000189781188965</text:p>
          </table:table-cell>
          <table:table-cell table:style-name="ce1" office:value-type="float" office:value="0.000192403793334961" calcext:value-type="float">
            <text:p>0.000192403793335</text:p>
          </table:table-cell>
          <table:table-cell table:style-name="ce1" office:value-type="float" office:value="0.000118255615234375" calcext:value-type="float">
            <text:p>0.000118255615234</text:p>
          </table:table-cell>
          <table:table-cell table:style-name="ce1" office:value-type="float" office:value="2.80547404289246" calcext:value-type="float">
            <text:p>2.80547404289246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0691413879394531" calcext:value-type="float">
            <text:p>6.91413879394531E-05</text:p>
          </table:table-cell>
          <table:table-cell table:style-name="ce1" office:value-type="float" office:value="0.000100612640380859" calcext:value-type="float">
            <text:p>0.000100612640381</text:p>
          </table:table-cell>
          <table:table-cell table:style-name="ce1" office:value-type="float" office:value="0.000105857849121094" calcext:value-type="float">
            <text:p>0.000105857849121</text:p>
          </table:table-cell>
          <table:table-cell table:style-name="ce1" office:value-type="float" office:value="0.0000894069671630859" calcext:value-type="float">
            <text:p>8.94069671630859E-05</text:p>
          </table:table-cell>
          <table:table-cell table:style-name="ce1" office:value-type="float" office:value="0.0000958442687988281" calcext:value-type="float">
            <text:p>9.58442687988281E-05</text:p>
          </table:table-cell>
          <table:table-cell table:style-name="ce1" office:value-type="float" office:value="0.000103235244750977" calcext:value-type="float">
            <text:p>0.000103235244751</text:p>
          </table:table-cell>
          <table:table-cell table:style-name="ce1" office:value-type="float" office:value="0.0000903606414794922" calcext:value-type="float">
            <text:p>9.03606414794922E-05</text:p>
          </table:table-cell>
          <table:table-cell table:style-name="ce1" office:value-type="float" office:value="0.0000867843627929688" calcext:value-type="float">
            <text:p>8.67843627929688E-05</text:p>
          </table:table-cell>
          <table:table-cell table:style-name="ce1" office:value-type="float" office:value="0.0000851154327392578" calcext:value-type="float">
            <text:p>8.51154327392578E-05</text:p>
          </table:table-cell>
          <table:table-cell table:style-name="ce1" office:value-type="float" office:value="0.0000896453857421875" calcext:value-type="float">
            <text:p>8.96453857421875E-05</text:p>
          </table:table-cell>
          <table:table-cell table:style-name="ce1" office:value-type="float" office:value="0.000107526779174805" calcext:value-type="float">
            <text:p>0.000107526779175</text:p>
          </table:table-cell>
          <table:table-cell table:style-name="ce1" office:value-type="float" office:value="0.000138521194458008" calcext:value-type="float">
            <text:p>0.000138521194458</text:p>
          </table:table-cell>
          <table:table-cell table:style-name="ce1" office:value-type="float" office:value="9.48597049713135" calcext:value-type="float">
            <text:p>9.48597049713135</text:p>
          </table:table-cell>
          <table:table-cell table:style-name="ce1" office:value-type="float" office:value="0.622588872909546" calcext:value-type="float">
            <text:p>0.622588872909546</text:p>
          </table:table-cell>
          <table:table-cell table:style-name="ce1" office:value-type="float" office:value="2.318274974823" calcext:value-type="float">
            <text:p>2.318274974823</text:p>
          </table:table-cell>
          <table:table-cell table:style-name="ce1" office:value-type="float" office:value="0.0000832080841064453" calcext:value-type="float">
            <text:p>8.32080841064453E-05</text:p>
          </table:table-cell>
          <table:table-cell table:style-name="ce1" office:value-type="float" office:value="0.00010371208190918" calcext:value-type="float">
            <text:p>0.000103712081909</text:p>
          </table:table-cell>
          <table:table-cell table:style-name="ce1" office:value-type="float" office:value="0.000182628631591797" calcext:value-type="float">
            <text:p>0.000182628631592</text:p>
          </table:table-cell>
          <table:table-cell table:style-name="ce1" office:value-type="float" office:value="0.000231027603149414" calcext:value-type="float">
            <text:p>0.000231027603149</text:p>
          </table:table-cell>
          <table:table-cell table:style-name="ce1" office:value-type="float" office:value="0.494420051574707" calcext:value-type="float">
            <text:p>0.494420051574707</text:p>
          </table:table-cell>
          <table:table-cell table:style-name="ce1" office:value-type="float" office:value="0.000124931335449219" calcext:value-type="float">
            <text:p>0.000124931335449</text:p>
          </table:table-cell>
          <table:table-cell table:style-name="ce1" office:value-type="float" office:value="0.000236272811889648" calcext:value-type="float">
            <text:p>0.00023627281189</text:p>
          </table:table-cell>
          <table:table-cell table:style-name="ce1" office:value-type="float" office:value="0.000194787979125977" calcext:value-type="float">
            <text:p>0.000194787979126</text:p>
          </table:table-cell>
          <table:table-cell table:style-name="ce1" office:value-type="float" office:value="0.000142097473144531" calcext:value-type="float">
            <text:p>0.000142097473145</text:p>
          </table:table-cell>
          <table:table-cell table:style-name="ce1" office:value-type="float" office:value="0.000167608261108398" calcext:value-type="float">
            <text:p>0.000167608261108</text:p>
          </table:table-cell>
          <table:table-cell table:style-name="ce1" office:value-type="float" office:value="0.000128269195556641" calcext:value-type="float">
            <text:p>0.000128269195557</text:p>
          </table:table-cell>
          <table:table-cell table:style-name="ce1" office:value-type="float" office:value="1.54106879234314" calcext:value-type="float">
            <text:p>1.54106879234314</text:p>
          </table:table-cell>
          <table:table-cell table:style-name="ce1" office:value-type="float" office:value="0.0000207424163818359" calcext:value-type="float">
            <text:p>2.07424163818359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436305999755859" calcext:value-type="float">
            <text:p>4.36305999755859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579357147216797" calcext:value-type="float">
            <text:p>5.79357147216797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number-columns-repeated="3"/>
          <table:table-cell table:formula="of:=SUM([.C102:.DB102])" office:value-type="float" office:value="66.6256458759308" calcext:value-type="float">
            <text:p>66.6256458759308</text:p>
          </table:table-cell>
        </table:table-row>
        <table:table-row table:style-name="ro1">
          <table:table-cell table:style-name="ce1" table:number-columns-repeated="102"/>
          <table:table-cell table:style-name="ce1" office:value-type="string" calcext:value-type="string">
            <text:p><text:s/>均值</text:p>
          </table:table-cell>
          <table:table-cell table:style-name="ce1" office:value-type="string" calcext:value-type="string">
            <text:p>最小值</text:p>
          </table:table-cell>
          <table:table-cell table:style-name="ce1" office:value-type="string" calcext:value-type="string">
            <text:p>最大值</text:p>
          </table:table-cell>
          <table:table-cell table:style-name="ce1" office:value-type="string" calcext:value-type="string">
            <text:p>求和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0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1482620239258" calcext:value-type="float">
            <text:p>0.111482620239258</text:p>
          </table:table-cell>
          <table:table-cell table:style-name="ce1" office:value-type="float" office:value="0.0877108573913574" calcext:value-type="float">
            <text:p>0.087710857391358</text:p>
          </table:table-cell>
          <table:table-cell table:style-name="ce1" office:value-type="float" office:value="0.0830037593841553" calcext:value-type="float">
            <text:p>0.083003759384155</text:p>
          </table:table-cell>
          <table:table-cell table:style-name="ce1" office:value-type="float" office:value="0.0822131633758545" calcext:value-type="float">
            <text:p>0.082213163375855</text:p>
          </table:table-cell>
          <table:table-cell table:style-name="ce1" office:value-type="float" office:value="0.08188796043396" calcext:value-type="float">
            <text:p>0.08188796043396</text:p>
          </table:table-cell>
          <table:table-cell table:style-name="ce1" office:value-type="float" office:value="0.0844922065734863" calcext:value-type="float">
            <text:p>0.084492206573486</text:p>
          </table:table-cell>
          <table:table-cell table:style-name="ce1" office:value-type="float" office:value="0.0826308727264404" calcext:value-type="float">
            <text:p>0.082630872726441</text:p>
          </table:table-cell>
          <table:table-cell table:style-name="ce1" office:value-type="float" office:value="0.0873169898986816" calcext:value-type="float">
            <text:p>0.087316989898682</text:p>
          </table:table-cell>
          <table:table-cell table:style-name="ce1" office:value-type="float" office:value="0.0888371467590332" calcext:value-type="float">
            <text:p>0.088837146759033</text:p>
          </table:table-cell>
          <table:table-cell table:style-name="ce1" office:value-type="float" office:value="0.094853401184082" calcext:value-type="float">
            <text:p>0.094853401184082</text:p>
          </table:table-cell>
          <table:table-cell table:style-name="ce1" office:value-type="float" office:value="0.0896344184875488" calcext:value-type="float">
            <text:p>0.089634418487549</text:p>
          </table:table-cell>
          <table:table-cell table:style-name="ce1" office:value-type="float" office:value="0.0882973670959473" calcext:value-type="float">
            <text:p>0.088297367095947</text:p>
          </table:table-cell>
          <table:table-cell table:style-name="ce1" office:value-type="float" office:value="0.087681770324707" calcext:value-type="float">
            <text:p>0.087681770324707</text:p>
          </table:table-cell>
          <table:table-cell table:style-name="ce1" office:value-type="float" office:value="0.0833151340484619" calcext:value-type="float">
            <text:p>0.083315134048462</text:p>
          </table:table-cell>
          <table:table-cell table:style-name="ce1" office:value-type="float" office:value="0.083601713180542" calcext:value-type="float">
            <text:p>0.083601713180542</text:p>
          </table:table-cell>
          <table:table-cell table:style-name="ce1" office:value-type="float" office:value="0.08378005027771" calcext:value-type="float">
            <text:p>0.08378005027771</text:p>
          </table:table-cell>
          <table:table-cell table:style-name="ce1" office:value-type="float" office:value="0.0834722518920898" calcext:value-type="float">
            <text:p>0.08347225189209</text:p>
          </table:table-cell>
          <table:table-cell table:style-name="ce1" office:value-type="float" office:value="0.08274245262146" calcext:value-type="float">
            <text:p>0.08274245262146</text:p>
          </table:table-cell>
          <table:table-cell table:style-name="ce1" office:value-type="float" office:value="0.0813629627227783" calcext:value-type="float">
            <text:p>0.081362962722778</text:p>
          </table:table-cell>
          <table:table-cell table:style-name="ce1" office:value-type="float" office:value="0.0844542980194092" calcext:value-type="float">
            <text:p>0.084454298019409</text:p>
          </table:table-cell>
          <table:table-cell table:style-name="ce1" office:value-type="float" office:value="0.0981936454772949" calcext:value-type="float">
            <text:p>0.098193645477295</text:p>
          </table:table-cell>
          <table:table-cell table:style-name="ce1" office:value-type="float" office:value="0.0876297950744629" calcext:value-type="float">
            <text:p>0.087629795074463</text:p>
          </table:table-cell>
          <table:table-cell table:style-name="ce1" office:value-type="float" office:value="0.0861806869506836" calcext:value-type="float">
            <text:p>0.086180686950684</text:p>
          </table:table-cell>
          <table:table-cell table:style-name="ce1" office:value-type="float" office:value="0.0874254703521729" calcext:value-type="float">
            <text:p>0.087425470352173</text:p>
          </table:table-cell>
          <table:table-cell table:style-name="ce1" office:value-type="float" office:value="0.0878314971923828" calcext:value-type="float">
            <text:p>0.087831497192383</text:p>
          </table:table-cell>
          <table:table-cell table:style-name="ce1" office:value-type="float" office:value="0.0825581550598145" calcext:value-type="float">
            <text:p>0.082558155059815</text:p>
          </table:table-cell>
          <table:table-cell table:style-name="ce1" office:value-type="float" office:value="0.0828080177307129" calcext:value-type="float">
            <text:p>0.082808017730713</text:p>
          </table:table-cell>
          <table:table-cell table:style-name="ce1" office:value-type="float" office:value="0.084409236907959" calcext:value-type="float">
            <text:p>0.084409236907959</text:p>
          </table:table-cell>
          <table:table-cell table:style-name="ce1" office:value-type="float" office:value="0.0841243267059326" calcext:value-type="float">
            <text:p>0.084124326705933</text:p>
          </table:table-cell>
          <table:table-cell table:style-name="ce1" office:value-type="float" office:value="0.0847632884979248" calcext:value-type="float">
            <text:p>0.084763288497925</text:p>
          </table:table-cell>
          <table:table-cell table:style-name="ce1" office:value-type="float" office:value="0.0838963985443115" calcext:value-type="float">
            <text:p>0.083896398544312</text:p>
          </table:table-cell>
          <table:table-cell table:style-name="ce1" office:value-type="float" office:value="0.0842084884643555" calcext:value-type="float">
            <text:p>0.084208488464356</text:p>
          </table:table-cell>
          <table:table-cell table:style-name="ce1" office:value-type="float" office:value="0.08443284034729" calcext:value-type="float">
            <text:p>0.08443284034729</text:p>
          </table:table-cell>
          <table:table-cell table:style-name="ce1" office:value-type="float" office:value="0.0839807987213135" calcext:value-type="float">
            <text:p>0.083980798721314</text:p>
          </table:table-cell>
          <table:table-cell table:style-name="ce1" office:value-type="float" office:value="0.0813393592834473" calcext:value-type="float">
            <text:p>0.081339359283447</text:p>
          </table:table-cell>
          <table:table-cell table:style-name="ce1" office:value-type="float" office:value="0.0828309059143066" calcext:value-type="float">
            <text:p>0.082830905914307</text:p>
          </table:table-cell>
          <table:table-cell table:style-name="ce1" office:value-type="float" office:value="0.0818817615509033" calcext:value-type="float">
            <text:p>0.081881761550903</text:p>
          </table:table-cell>
          <table:table-cell table:style-name="ce1" office:value-type="float" office:value="0.083951473236084" calcext:value-type="float">
            <text:p>0.083951473236084</text:p>
          </table:table-cell>
          <table:table-cell table:style-name="ce1" office:value-type="float" office:value="0.0839059352874756" calcext:value-type="float">
            <text:p>0.083905935287476</text:p>
          </table:table-cell>
          <table:table-cell table:style-name="ce1" office:value-type="float" office:value="0.0838465690612793" calcext:value-type="float">
            <text:p>0.083846569061279</text:p>
          </table:table-cell>
          <table:table-cell table:style-name="ce1" office:value-type="float" office:value="0.0988874435424805" calcext:value-type="float">
            <text:p>0.098887443542481</text:p>
          </table:table-cell>
          <table:table-cell table:style-name="ce1" office:value-type="float" office:value="0.08396315574646" calcext:value-type="float">
            <text:p>0.08396315574646</text:p>
          </table:table-cell>
          <table:table-cell table:style-name="ce1" office:value-type="float" office:value="0.0821475982666016" calcext:value-type="float">
            <text:p>0.082147598266602</text:p>
          </table:table-cell>
          <table:table-cell table:style-name="ce1" office:value-type="float" office:value="0.0847892761230469" calcext:value-type="float">
            <text:p>0.084789276123047</text:p>
          </table:table-cell>
          <table:table-cell table:style-name="ce1" office:value-type="float" office:value="0.0872769355773926" calcext:value-type="float">
            <text:p>0.087276935577393</text:p>
          </table:table-cell>
          <table:table-cell table:style-name="ce1" office:value-type="float" office:value="0.0824339389801025" calcext:value-type="float">
            <text:p>0.082433938980103</text:p>
          </table:table-cell>
          <table:table-cell table:style-name="ce1" office:value-type="float" office:value="0.0819597244262695" calcext:value-type="float">
            <text:p>0.08195972442627</text:p>
          </table:table-cell>
          <table:table-cell table:style-name="ce1" office:value-type="float" office:value="0.0817513465881348" calcext:value-type="float">
            <text:p>0.081751346588135</text:p>
          </table:table-cell>
          <table:table-cell table:style-name="ce1" office:value-type="float" office:value="0.0830605030059814" calcext:value-type="float">
            <text:p>0.083060503005982</text:p>
          </table:table-cell>
          <table:table-cell table:style-name="ce1" office:value-type="float" office:value="0.0832920074462891" calcext:value-type="float">
            <text:p>0.083292007446289</text:p>
          </table:table-cell>
          <table:table-cell table:style-name="ce1" office:value-type="float" office:value="0.0815877914428711" calcext:value-type="float">
            <text:p>0.081587791442871</text:p>
          </table:table-cell>
          <table:table-cell table:style-name="ce1" office:value-type="float" office:value="0.0827453136444092" calcext:value-type="float">
            <text:p>0.082745313644409</text:p>
          </table:table-cell>
          <table:table-cell table:style-name="ce1" office:value-type="float" office:value="0.0842077732086182" calcext:value-type="float">
            <text:p>0.084207773208618</text:p>
          </table:table-cell>
          <table:table-cell table:style-name="ce1" office:value-type="float" office:value="0.0818383693695068" calcext:value-type="float">
            <text:p>0.081838369369507</text:p>
          </table:table-cell>
          <table:table-cell table:style-name="ce1" office:value-type="float" office:value="0.0831108093261719" calcext:value-type="float">
            <text:p>0.083110809326172</text:p>
          </table:table-cell>
          <table:table-cell table:style-name="ce1" office:value-type="float" office:value="0.0843977928161621" calcext:value-type="float">
            <text:p>0.084397792816162</text:p>
          </table:table-cell>
          <table:table-cell table:style-name="ce1" office:value-type="float" office:value="0.0837838649749756" calcext:value-type="float">
            <text:p>0.083783864974976</text:p>
          </table:table-cell>
          <table:table-cell table:style-name="ce1" office:value-type="float" office:value="0.0834462642669678" calcext:value-type="float">
            <text:p>0.083446264266968</text:p>
          </table:table-cell>
          <table:table-cell table:style-name="ce1" office:value-type="float" office:value="0.0835762023925781" calcext:value-type="float">
            <text:p>0.083576202392578</text:p>
          </table:table-cell>
          <table:table-cell table:style-name="ce1" office:value-type="float" office:value="0.0845794677734375" calcext:value-type="float">
            <text:p>0.084579467773438</text:p>
          </table:table-cell>
          <table:table-cell table:style-name="ce1" office:value-type="float" office:value="0.100397109985352" calcext:value-type="float">
            <text:p>0.100397109985352</text:p>
          </table:table-cell>
          <table:table-cell table:style-name="ce1" office:value-type="float" office:value="0.0843422412872314" calcext:value-type="float">
            <text:p>0.084342241287232</text:p>
          </table:table-cell>
          <table:table-cell table:style-name="ce1" office:value-type="float" office:value="0.0843832492828369" calcext:value-type="float">
            <text:p>0.084383249282837</text:p>
          </table:table-cell>
          <table:table-cell table:style-name="ce1" office:value-type="float" office:value="0.0827546119689941" calcext:value-type="float">
            <text:p>0.082754611968994</text:p>
          </table:table-cell>
          <table:table-cell table:style-name="ce1" office:value-type="float" office:value="0.08162522315979" calcext:value-type="float">
            <text:p>0.08162522315979</text:p>
          </table:table-cell>
          <table:table-cell table:style-name="ce1" office:value-type="float" office:value="0.0818393230438232" calcext:value-type="float">
            <text:p>0.081839323043823</text:p>
          </table:table-cell>
          <table:table-cell table:style-name="ce1" office:value-type="float" office:value="0.0816609859466553" calcext:value-type="float">
            <text:p>0.081660985946655</text:p>
          </table:table-cell>
          <table:table-cell table:style-name="ce1" office:value-type="float" office:value="0.0818049907684326" calcext:value-type="float">
            <text:p>0.081804990768433</text:p>
          </table:table-cell>
          <table:table-cell table:style-name="ce1" office:value-type="float" office:value="0.0820224285125732" calcext:value-type="float">
            <text:p>0.082022428512573</text:p>
          </table:table-cell>
          <table:table-cell table:style-name="ce1" office:value-type="float" office:value="0.0838518142700195" calcext:value-type="float">
            <text:p>0.08385181427002</text:p>
          </table:table-cell>
          <table:table-cell table:style-name="ce1" office:value-type="float" office:value="0.0821170806884766" calcext:value-type="float">
            <text:p>0.082117080688477</text:p>
          </table:table-cell>
          <table:table-cell table:style-name="ce1" office:value-type="float" office:value="0.081662654876709" calcext:value-type="float">
            <text:p>0.081662654876709</text:p>
          </table:table-cell>
          <table:table-cell table:style-name="ce1" office:value-type="float" office:value="0.0819864273071289" calcext:value-type="float">
            <text:p>0.081986427307129</text:p>
          </table:table-cell>
          <table:table-cell table:style-name="ce1" office:value-type="float" office:value="0.0837934017181397" calcext:value-type="float">
            <text:p>0.08379340171814</text:p>
          </table:table-cell>
          <table:table-cell table:style-name="ce1" office:value-type="float" office:value="0.0841743946075439" calcext:value-type="float">
            <text:p>0.084174394607544</text:p>
          </table:table-cell>
          <table:table-cell table:style-name="ce1" office:value-type="float" office:value="0.0843079090118408" calcext:value-type="float">
            <text:p>0.084307909011841</text:p>
          </table:table-cell>
          <table:table-cell table:style-name="ce1" office:value-type="float" office:value="0.0817368030548096" calcext:value-type="float">
            <text:p>0.08173680305481</text:p>
          </table:table-cell>
          <table:table-cell table:style-name="ce1" office:value-type="float" office:value="0.0850510597229004" calcext:value-type="float">
            <text:p>0.0850510597229</text:p>
          </table:table-cell>
          <table:table-cell table:style-name="ce1" office:value-type="float" office:value="0.0846021175384522" calcext:value-type="float">
            <text:p>0.084602117538452</text:p>
          </table:table-cell>
          <table:table-cell table:style-name="ce1" office:value-type="float" office:value="0.0848064422607422" calcext:value-type="float">
            <text:p>0.084806442260742</text:p>
          </table:table-cell>
          <table:table-cell table:style-name="ce1" office:value-type="float" office:value="0.100365400314331" calcext:value-type="float">
            <text:p>0.100365400314331</text:p>
          </table:table-cell>
          <table:table-cell table:style-name="ce1" office:value-type="float" office:value="0.0827732086181641" calcext:value-type="float">
            <text:p>0.082773208618164</text:p>
          </table:table-cell>
          <table:table-cell table:style-name="ce1" office:value-type="float" office:value="0.0842320919036865" calcext:value-type="float">
            <text:p>0.084232091903687</text:p>
          </table:table-cell>
          <table:table-cell table:style-name="ce1" office:value-type="float" office:value="0.0818812847137451" calcext:value-type="float">
            <text:p>0.081881284713745</text:p>
          </table:table-cell>
          <table:table-cell table:style-name="ce1" office:value-type="float" office:value="0.0833108425140381" calcext:value-type="float">
            <text:p>0.083310842514038</text:p>
          </table:table-cell>
          <table:table-cell table:style-name="ce1" office:value-type="float" office:value="0.0849010944366455" calcext:value-type="float">
            <text:p>0.084901094436646</text:p>
          </table:table-cell>
          <table:table-cell table:style-name="ce1" office:value-type="float" office:value="0.0829613208770752" calcext:value-type="float">
            <text:p>0.082961320877075</text:p>
          </table:table-cell>
          <table:table-cell table:style-name="ce1" office:value-type="float" office:value="0.0821621417999268" calcext:value-type="float">
            <text:p>0.082162141799927</text:p>
          </table:table-cell>
          <table:table-cell table:style-name="ce1" office:value-type="float" office:value="0.0820505619049072" calcext:value-type="float">
            <text:p>0.082050561904907</text:p>
          </table:table-cell>
          <table:table-cell table:style-name="ce1" office:value-type="float" office:value="0.0834822654724121" calcext:value-type="float">
            <text:p>0.083482265472412</text:p>
          </table:table-cell>
          <table:table-cell table:style-name="ce1" office:value-type="float" office:value="0.0821855068206787" calcext:value-type="float">
            <text:p>0.082185506820679</text:p>
          </table:table-cell>
          <table:table-cell table:style-name="ce1" office:value-type="float" office:value="0.08315110206604" calcext:value-type="float">
            <text:p>0.08315110206604</text:p>
          </table:table-cell>
          <table:table-cell table:style-name="ce1" office:value-type="float" office:value="0.0838229656219482" calcext:value-type="float">
            <text:p>0.083822965621948</text:p>
          </table:table-cell>
          <table:table-cell table:style-name="ce1" office:value-type="float" office:value="0.0830702781677246" calcext:value-type="float">
            <text:p>0.083070278167725</text:p>
          </table:table-cell>
          <table:table-cell table:style-name="ce1" office:value-type="float" office:value="0.0848226547241211" calcext:value-type="float">
            <text:p>0.084822654724121</text:p>
          </table:table-cell>
          <table:table-cell table:style-name="ce1" office:value-type="float" office:value="0.0848572254180908" calcext:value-type="float">
            <text:p>0.084857225418091</text:p>
          </table:table-cell>
          <table:table-cell table:style-name="ce1" office:value-type="float" office:value="0.0836517810821533" calcext:value-type="float">
            <text:p>0.083651781082153</text:p>
          </table:table-cell>
          <table:table-cell table:style-name="ce1" office:value-type="float" office:value="0.0842602252960205" calcext:value-type="float">
            <text:p>0.084260225296021</text:p>
          </table:table-cell>
          <table:table-cell table:style-name="ce1" office:value-type="float" office:value="0.0840697288513184" calcext:value-type="float">
            <text:p>0.084069728851318</text:p>
          </table:table-cell>
          <table:table-cell table:style-name="ce1" office:value-type="float" office:value="0.0844037532806397" calcext:value-type="float">
            <text:p>0.08440375328064</text:p>
          </table:table-cell>
          <table:table-cell table:style-name="ce1" office:value-type="float" office:value="0.0848114132881165" calcext:value-type="float">
            <text:p>0.084811413288117</text:p>
          </table:table-cell>
          <table:table-cell table:style-name="ce1" office:value-type="float" office:value="0.0813393592834473" calcext:value-type="float">
            <text:p>0.081339359283447</text:p>
          </table:table-cell>
          <table:table-cell table:style-name="ce1" office:value-type="float" office:value="0.111482620239258" calcext:value-type="float">
            <text:p>0.111482620239258</text:p>
          </table:table-cell>
          <table:table-cell table:style-name="ce1" office:value-type="float" office:value="8.48114132881165" calcext:value-type="float">
            <text:p>8.4811413288116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0997045040130615" calcext:value-type="float">
            <text:p>0.099704504013062</text:p>
          </table:table-cell>
          <table:table-cell table:style-name="ce1" office:value-type="float" office:value="0.0833780765533447" calcext:value-type="float">
            <text:p>0.083378076553345</text:p>
          </table:table-cell>
          <table:table-cell table:style-name="ce1" office:value-type="float" office:value="0.0833737850189209" calcext:value-type="float">
            <text:p>0.083373785018921</text:p>
          </table:table-cell>
          <table:table-cell table:style-name="ce1" office:value-type="float" office:value="0.082256555557251" calcext:value-type="float">
            <text:p>0.082256555557251</text:p>
          </table:table-cell>
          <table:table-cell table:style-name="ce1" office:value-type="float" office:value="0.0834677219390869" calcext:value-type="float">
            <text:p>0.083467721939087</text:p>
          </table:table-cell>
          <table:table-cell table:style-name="ce1" office:value-type="float" office:value="0.0887200832366943" calcext:value-type="float">
            <text:p>0.088720083236694</text:p>
          </table:table-cell>
          <table:table-cell table:style-name="ce1" office:value-type="float" office:value="0.0845916271209717" calcext:value-type="float">
            <text:p>0.084591627120972</text:p>
          </table:table-cell>
          <table:table-cell table:style-name="ce1" office:value-type="float" office:value="0.0859842300415039" calcext:value-type="float">
            <text:p>0.085984230041504</text:p>
          </table:table-cell>
          <table:table-cell table:style-name="ce1" office:value-type="float" office:value="0.0844893455505371" calcext:value-type="float">
            <text:p>0.084489345550537</text:p>
          </table:table-cell>
          <table:table-cell table:style-name="ce1" office:value-type="float" office:value="0.0842821598052979" calcext:value-type="float">
            <text:p>0.084282159805298</text:p>
          </table:table-cell>
          <table:table-cell table:style-name="ce1" office:value-type="float" office:value="0.0842220783233643" calcext:value-type="float">
            <text:p>0.084222078323364</text:p>
          </table:table-cell>
          <table:table-cell table:style-name="ce1" office:value-type="float" office:value="0.0830292701721191" calcext:value-type="float">
            <text:p>0.083029270172119</text:p>
          </table:table-cell>
          <table:table-cell table:style-name="ce1" office:value-type="float" office:value="0.0843217372894287" calcext:value-type="float">
            <text:p>0.084321737289429</text:p>
          </table:table-cell>
          <table:table-cell table:style-name="ce1" office:value-type="float" office:value="0.0837054252624512" calcext:value-type="float">
            <text:p>0.083705425262451</text:p>
          </table:table-cell>
          <table:table-cell table:style-name="ce1" office:value-type="float" office:value="0.0915141105651856" calcext:value-type="float">
            <text:p>0.091514110565186</text:p>
          </table:table-cell>
          <table:table-cell table:style-name="ce1" office:value-type="float" office:value="0.0890436172485352" calcext:value-type="float">
            <text:p>0.089043617248535</text:p>
          </table:table-cell>
          <table:table-cell table:style-name="ce1" office:value-type="float" office:value="0.0940415859222412" calcext:value-type="float">
            <text:p>0.094041585922241</text:p>
          </table:table-cell>
          <table:table-cell table:style-name="ce1" office:value-type="float" office:value="0.083369255065918" calcext:value-type="float">
            <text:p>0.083369255065918</text:p>
          </table:table-cell>
          <table:table-cell table:style-name="ce1" office:value-type="float" office:value="0.0858800411224365" calcext:value-type="float">
            <text:p>0.085880041122437</text:p>
          </table:table-cell>
          <table:table-cell table:style-name="ce1" office:value-type="float" office:value="0.0853729248046875" calcext:value-type="float">
            <text:p>0.085372924804688</text:p>
          </table:table-cell>
          <table:table-cell table:style-name="ce1" office:value-type="float" office:value="0.109294414520264" calcext:value-type="float">
            <text:p>0.109294414520264</text:p>
          </table:table-cell>
          <table:table-cell table:style-name="ce1" office:value-type="float" office:value="0.0907936096191406" calcext:value-type="float">
            <text:p>0.090793609619141</text:p>
          </table:table-cell>
          <table:table-cell table:style-name="ce1" office:value-type="float" office:value="0.0843865871429443" calcext:value-type="float">
            <text:p>0.084386587142944</text:p>
          </table:table-cell>
          <table:table-cell table:style-name="ce1" office:value-type="float" office:value="0.0856528282165527" calcext:value-type="float">
            <text:p>0.085652828216553</text:p>
          </table:table-cell>
          <table:table-cell table:style-name="ce1" office:value-type="float" office:value="0.0915586948394775" calcext:value-type="float">
            <text:p>0.091558694839478</text:p>
          </table:table-cell>
          <table:table-cell table:style-name="ce1" office:value-type="float" office:value="0.0856666564941406" calcext:value-type="float">
            <text:p>0.085666656494141</text:p>
          </table:table-cell>
          <table:table-cell table:style-name="ce1" office:value-type="float" office:value="0.0905122756958008" calcext:value-type="float">
            <text:p>0.090512275695801</text:p>
          </table:table-cell>
          <table:table-cell table:style-name="ce1" office:value-type="float" office:value="0.0844485759735107" calcext:value-type="float">
            <text:p>0.084448575973511</text:p>
          </table:table-cell>
          <table:table-cell table:style-name="ce1" office:value-type="float" office:value="0.0872056484222412" calcext:value-type="float">
            <text:p>0.087205648422241</text:p>
          </table:table-cell>
          <table:table-cell table:style-name="ce1" office:value-type="float" office:value="0.0872735977172852" calcext:value-type="float">
            <text:p>0.087273597717285</text:p>
          </table:table-cell>
          <table:table-cell table:style-name="ce1" office:value-type="float" office:value="0.0887424945831299" calcext:value-type="float">
            <text:p>0.08874249458313</text:p>
          </table:table-cell>
          <table:table-cell table:style-name="ce1" office:value-type="float" office:value="0.0903079509735107" calcext:value-type="float">
            <text:p>0.090307950973511</text:p>
          </table:table-cell>
          <table:table-cell table:style-name="ce1" office:value-type="float" office:value="0.0845775604248047" calcext:value-type="float">
            <text:p>0.084577560424805</text:p>
          </table:table-cell>
          <table:table-cell table:style-name="ce1" office:value-type="float" office:value="0.0843369960784912" calcext:value-type="float">
            <text:p>0.084336996078491</text:p>
          </table:table-cell>
          <table:table-cell table:style-name="ce1" office:value-type="float" office:value="0.0917623043060303" calcext:value-type="float">
            <text:p>0.09176230430603</text:p>
          </table:table-cell>
          <table:table-cell table:style-name="ce1" office:value-type="float" office:value="0.0846960544586182" calcext:value-type="float">
            <text:p>0.084696054458618</text:p>
          </table:table-cell>
          <table:table-cell table:style-name="ce1" office:value-type="float" office:value="0.0837676525115967" calcext:value-type="float">
            <text:p>0.083767652511597</text:p>
          </table:table-cell>
          <table:table-cell table:style-name="ce1" office:value-type="float" office:value="0.084850549697876" calcext:value-type="float">
            <text:p>0.084850549697876</text:p>
          </table:table-cell>
          <table:table-cell table:style-name="ce1" office:value-type="float" office:value="0.0930907726287842" calcext:value-type="float">
            <text:p>0.093090772628784</text:p>
          </table:table-cell>
          <table:table-cell table:style-name="ce1" office:value-type="float" office:value="0.0911953449249268" calcext:value-type="float">
            <text:p>0.091195344924927</text:p>
          </table:table-cell>
          <table:table-cell table:style-name="ce1" office:value-type="float" office:value="0.109218835830688" calcext:value-type="float">
            <text:p>0.109218835830688</text:p>
          </table:table-cell>
          <table:table-cell table:style-name="ce1" office:value-type="float" office:value="0.0830671787261963" calcext:value-type="float">
            <text:p>0.083067178726196</text:p>
          </table:table-cell>
          <table:table-cell table:style-name="ce1" office:value-type="float" office:value="0.083172082901001" calcext:value-type="float">
            <text:p>0.083172082901001</text:p>
          </table:table-cell>
          <table:table-cell table:style-name="ce1" office:value-type="float" office:value="0.0837152004241943" calcext:value-type="float">
            <text:p>0.083715200424194</text:p>
          </table:table-cell>
          <table:table-cell table:style-name="ce1" office:value-type="float" office:value="0.08347487449646" calcext:value-type="float">
            <text:p>0.08347487449646</text:p>
          </table:table-cell>
          <table:table-cell table:style-name="ce1" office:value-type="float" office:value="0.0850193500518799" calcext:value-type="float">
            <text:p>0.08501935005188</text:p>
          </table:table-cell>
          <table:table-cell table:style-name="ce1" office:value-type="float" office:value="0.0851426124572754" calcext:value-type="float">
            <text:p>0.085142612457275</text:p>
          </table:table-cell>
          <table:table-cell table:style-name="ce1" office:value-type="float" office:value="0.083559513092041" calcext:value-type="float">
            <text:p>0.083559513092041</text:p>
          </table:table-cell>
          <table:table-cell table:style-name="ce1" office:value-type="float" office:value="0.0833780765533447" calcext:value-type="float">
            <text:p>0.083378076553345</text:p>
          </table:table-cell>
          <table:table-cell table:style-name="ce1" office:value-type="float" office:value="0.0844106674194336" calcext:value-type="float">
            <text:p>0.084410667419434</text:p>
          </table:table-cell>
          <table:table-cell table:style-name="ce1" office:value-type="float" office:value="0.0830662250518799" calcext:value-type="float">
            <text:p>0.08306622505188</text:p>
          </table:table-cell>
          <table:table-cell table:style-name="ce1" office:value-type="float" office:value="0.0840597152709961" calcext:value-type="float">
            <text:p>0.084059715270996</text:p>
          </table:table-cell>
          <table:table-cell table:style-name="ce1" office:value-type="float" office:value="0.0856747627258301" calcext:value-type="float">
            <text:p>0.08567476272583</text:p>
          </table:table-cell>
          <table:table-cell table:style-name="ce1" office:value-type="float" office:value="0.0869913101196289" calcext:value-type="float">
            <text:p>0.086991310119629</text:p>
          </table:table-cell>
          <table:table-cell table:style-name="ce1" office:value-type="float" office:value="0.0888350009918213" calcext:value-type="float">
            <text:p>0.088835000991821</text:p>
          </table:table-cell>
          <table:table-cell table:style-name="ce1" office:value-type="float" office:value="0.0875580310821533" calcext:value-type="float">
            <text:p>0.087558031082153</text:p>
          </table:table-cell>
          <table:table-cell table:style-name="ce1" office:value-type="float" office:value="0.0943148136138916" calcext:value-type="float">
            <text:p>0.094314813613892</text:p>
          </table:table-cell>
          <table:table-cell table:style-name="ce1" office:value-type="float" office:value="0.0851085186004639" calcext:value-type="float">
            <text:p>0.085108518600464</text:p>
          </table:table-cell>
          <table:table-cell table:style-name="ce1" office:value-type="float" office:value="0.0850856304168701" calcext:value-type="float">
            <text:p>0.08508563041687</text:p>
          </table:table-cell>
          <table:table-cell table:style-name="ce1" office:value-type="float" office:value="0.0858974456787109" calcext:value-type="float">
            <text:p>0.085897445678711</text:p>
          </table:table-cell>
          <table:table-cell table:style-name="ce1" office:value-type="float" office:value="0.101642370223999" calcext:value-type="float">
            <text:p>0.101642370223999</text:p>
          </table:table-cell>
          <table:table-cell table:style-name="ce1" office:value-type="float" office:value="0.0852007865905762" calcext:value-type="float">
            <text:p>0.085200786590576</text:p>
          </table:table-cell>
          <table:table-cell table:style-name="ce1" office:value-type="float" office:value="0.0841789245605469" calcext:value-type="float">
            <text:p>0.084178924560547</text:p>
          </table:table-cell>
          <table:table-cell table:style-name="ce1" office:value-type="float" office:value="0.0835273265838623" calcext:value-type="float">
            <text:p>0.083527326583862</text:p>
          </table:table-cell>
          <table:table-cell table:style-name="ce1" office:value-type="float" office:value="0.0864825248718262" calcext:value-type="float">
            <text:p>0.086482524871826</text:p>
          </table:table-cell>
          <table:table-cell table:style-name="ce1" office:value-type="float" office:value="0.0843367576599121" calcext:value-type="float">
            <text:p>0.084336757659912</text:p>
          </table:table-cell>
          <table:table-cell table:style-name="ce1" office:value-type="float" office:value="0.0882604122161865" calcext:value-type="float">
            <text:p>0.088260412216187</text:p>
          </table:table-cell>
          <table:table-cell table:style-name="ce1" office:value-type="float" office:value="0.0845127105712891" calcext:value-type="float">
            <text:p>0.084512710571289</text:p>
          </table:table-cell>
          <table:table-cell table:style-name="ce1" office:value-type="float" office:value="0.0880300998687744" calcext:value-type="float">
            <text:p>0.088030099868775</text:p>
          </table:table-cell>
          <table:table-cell table:style-name="ce1" office:value-type="float" office:value="0.0842020511627197" calcext:value-type="float">
            <text:p>0.08420205116272</text:p>
          </table:table-cell>
          <table:table-cell table:style-name="ce1" office:value-type="float" office:value="0.0840623378753662" calcext:value-type="float">
            <text:p>0.084062337875366</text:p>
          </table:table-cell>
          <table:table-cell table:style-name="ce1" office:value-type="float" office:value="0.0837366580963135" calcext:value-type="float">
            <text:p>0.083736658096314</text:p>
          </table:table-cell>
          <table:table-cell table:style-name="ce1" office:value-type="float" office:value="0.0843415260314941" calcext:value-type="float">
            <text:p>0.084341526031494</text:p>
          </table:table-cell>
          <table:table-cell table:style-name="ce1" office:value-type="float" office:value="0.0887658596038818" calcext:value-type="float">
            <text:p>0.088765859603882</text:p>
          </table:table-cell>
          <table:table-cell table:style-name="ce1" office:value-type="float" office:value="0.084193229675293" calcext:value-type="float">
            <text:p>0.084193229675293</text:p>
          </table:table-cell>
          <table:table-cell table:style-name="ce1" office:value-type="float" office:value="0.0830008983612061" calcext:value-type="float">
            <text:p>0.083000898361206</text:p>
          </table:table-cell>
          <table:table-cell table:style-name="ce1" office:value-type="float" office:value="0.0917143821716309" calcext:value-type="float">
            <text:p>0.091714382171631</text:p>
          </table:table-cell>
          <table:table-cell table:style-name="ce1" office:value-type="float" office:value="0.0880529880523682" calcext:value-type="float">
            <text:p>0.088052988052368</text:p>
          </table:table-cell>
          <table:table-cell table:style-name="ce1" office:value-type="float" office:value="0.0835690498352051" calcext:value-type="float">
            <text:p>0.083569049835205</text:p>
          </table:table-cell>
          <table:table-cell table:style-name="ce1" office:value-type="float" office:value="0.0951945781707764" calcext:value-type="float">
            <text:p>0.095194578170776</text:p>
          </table:table-cell>
          <table:table-cell table:style-name="ce1" office:value-type="float" office:value="0.108378171920776" calcext:value-type="float">
            <text:p>0.108378171920776</text:p>
          </table:table-cell>
          <table:table-cell table:style-name="ce1" office:value-type="float" office:value="0.0860733985900879" calcext:value-type="float">
            <text:p>0.086073398590088</text:p>
          </table:table-cell>
          <table:table-cell table:style-name="ce1" office:value-type="float" office:value="0.0908422470092773" calcext:value-type="float">
            <text:p>0.090842247009277</text:p>
          </table:table-cell>
          <table:table-cell table:style-name="ce1" office:value-type="float" office:value="0.0980875492095947" calcext:value-type="float">
            <text:p>0.098087549209595</text:p>
          </table:table-cell>
          <table:table-cell table:style-name="ce1" office:value-type="float" office:value="0.0902278423309326" calcext:value-type="float">
            <text:p>0.090227842330933</text:p>
          </table:table-cell>
          <table:table-cell table:style-name="ce1" office:value-type="float" office:value="0.0894086360931397" calcext:value-type="float">
            <text:p>0.08940863609314</text:p>
          </table:table-cell>
          <table:table-cell table:style-name="ce1" office:value-type="float" office:value="0.0899171829223633" calcext:value-type="float">
            <text:p>0.089917182922363</text:p>
          </table:table-cell>
          <table:table-cell table:style-name="ce1" office:value-type="float" office:value="0.0897567272186279" calcext:value-type="float">
            <text:p>0.089756727218628</text:p>
          </table:table-cell>
          <table:table-cell table:style-name="ce1" office:value-type="float" office:value="0.0900969505310059" calcext:value-type="float">
            <text:p>0.090096950531006</text:p>
          </table:table-cell>
          <table:table-cell table:style-name="ce1" office:value-type="float" office:value="0.0912690162658691" calcext:value-type="float">
            <text:p>0.091269016265869</text:p>
          </table:table-cell>
          <table:table-cell table:style-name="ce1" office:value-type="float" office:value="0.0878927707672119" calcext:value-type="float">
            <text:p>0.087892770767212</text:p>
          </table:table-cell>
          <table:table-cell table:style-name="ce1" office:value-type="float" office:value="0.0889163017272949" calcext:value-type="float">
            <text:p>0.088916301727295</text:p>
          </table:table-cell>
          <table:table-cell table:style-name="ce1" office:value-type="float" office:value="0.0899715423583984" calcext:value-type="float">
            <text:p>0.089971542358399</text:p>
          </table:table-cell>
          <table:table-cell table:style-name="ce1" office:value-type="float" office:value="0.0908088684082031" calcext:value-type="float">
            <text:p>0.090808868408203</text:p>
          </table:table-cell>
          <table:table-cell table:style-name="ce1" office:value-type="float" office:value="0.0927088260650635" calcext:value-type="float">
            <text:p>0.092708826065064</text:p>
          </table:table-cell>
          <table:table-cell table:style-name="ce1" office:value-type="float" office:value="0.094172477722168" calcext:value-type="float">
            <text:p>0.094172477722168</text:p>
          </table:table-cell>
          <table:table-cell table:style-name="ce1" office:value-type="float" office:value="0.0931823253631592" calcext:value-type="float">
            <text:p>0.093182325363159</text:p>
          </table:table-cell>
          <table:table-cell table:style-name="ce1" office:value-type="float" office:value="0.0938234329223633" calcext:value-type="float">
            <text:p>0.093823432922363</text:p>
          </table:table-cell>
          <table:table-cell table:style-name="ce1" office:value-type="float" office:value="0.0923941135406494" calcext:value-type="float">
            <text:p>0.09239411354065</text:p>
          </table:table-cell>
          <table:table-cell table:style-name="ce1" office:value-type="float" office:value="0.0958504676818848" calcext:value-type="float">
            <text:p>0.095850467681885</text:p>
          </table:table-cell>
          <table:table-cell table:style-name="ce1" office:value-type="float" office:value="0.0881040287017822" calcext:value-type="float">
            <text:p>0.088104028701782</text:p>
          </table:table-cell>
          <table:table-cell table:style-name="ce1" office:value-type="float" office:value="0.082256555557251" calcext:value-type="float">
            <text:p>0.082256555557251</text:p>
          </table:table-cell>
          <table:table-cell table:style-name="ce1" office:value-type="float" office:value="0.109294414520264" calcext:value-type="float">
            <text:p>0.109294414520264</text:p>
          </table:table-cell>
          <table:table-cell table:style-name="ce1" office:value-type="float" office:value="8.81040287017822" calcext:value-type="float">
            <text:p>8.810402870178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5595579147339" calcext:value-type="float">
            <text:p>0.115595579147339</text:p>
          </table:table-cell>
          <table:table-cell table:style-name="ce1" office:value-type="float" office:value="0.243794441223145" calcext:value-type="float">
            <text:p>0.243794441223145</text:p>
          </table:table-cell>
          <table:table-cell table:style-name="ce1" office:value-type="float" office:value="0.0919349193572998" calcext:value-type="float">
            <text:p>0.0919349193573</text:p>
          </table:table-cell>
          <table:table-cell table:style-name="ce1" office:value-type="float" office:value="0.244630813598633" calcext:value-type="float">
            <text:p>0.244630813598633</text:p>
          </table:table-cell>
          <table:table-cell table:style-name="ce1" office:value-type="float" office:value="0.0926713943481445" calcext:value-type="float">
            <text:p>0.092671394348145</text:p>
          </table:table-cell>
          <table:table-cell table:style-name="ce1" office:value-type="float" office:value="0.238651990890503" calcext:value-type="float">
            <text:p>0.238651990890503</text:p>
          </table:table-cell>
          <table:table-cell table:style-name="ce1" office:value-type="float" office:value="0.0927674770355225" calcext:value-type="float">
            <text:p>0.092767477035523</text:p>
          </table:table-cell>
          <table:table-cell table:style-name="ce1" office:value-type="float" office:value="0.240382194519043" calcext:value-type="float">
            <text:p>0.240382194519043</text:p>
          </table:table-cell>
          <table:table-cell table:style-name="ce1" office:value-type="float" office:value="0.0940074920654297" calcext:value-type="float">
            <text:p>0.09400749206543</text:p>
          </table:table-cell>
          <table:table-cell table:style-name="ce1" office:value-type="float" office:value="0.240740060806274" calcext:value-type="float">
            <text:p>0.240740060806274</text:p>
          </table:table-cell>
          <table:table-cell table:style-name="ce1" office:value-type="float" office:value="0.0946955680847168" calcext:value-type="float">
            <text:p>0.094695568084717</text:p>
          </table:table-cell>
          <table:table-cell table:style-name="ce1" office:value-type="float" office:value="0.240942716598511" calcext:value-type="float">
            <text:p>0.240942716598511</text:p>
          </table:table-cell>
          <table:table-cell table:style-name="ce1" office:value-type="float" office:value="0.0957903861999512" calcext:value-type="float">
            <text:p>0.095790386199951</text:p>
          </table:table-cell>
          <table:table-cell table:style-name="ce1" office:value-type="float" office:value="0.236162424087524" calcext:value-type="float">
            <text:p>0.236162424087524</text:p>
          </table:table-cell>
          <table:table-cell table:style-name="ce1" office:value-type="float" office:value="0.0929009914398193" calcext:value-type="float">
            <text:p>0.092900991439819</text:p>
          </table:table-cell>
          <table:table-cell table:style-name="ce1" office:value-type="float" office:value="0.237937211990356" calcext:value-type="float">
            <text:p>0.237937211990356</text:p>
          </table:table-cell>
          <table:table-cell table:style-name="ce1" office:value-type="float" office:value="0.0947461128234863" calcext:value-type="float">
            <text:p>0.094746112823486</text:p>
          </table:table-cell>
          <table:table-cell table:style-name="ce1" office:value-type="float" office:value="0.238502502441406" calcext:value-type="float">
            <text:p>0.238502502441406</text:p>
          </table:table-cell>
          <table:table-cell table:style-name="ce1" office:value-type="float" office:value="0.0929391384124756" calcext:value-type="float">
            <text:p>0.092939138412476</text:p>
          </table:table-cell>
          <table:table-cell table:style-name="ce1" office:value-type="float" office:value="0.237093448638916" calcext:value-type="float">
            <text:p>0.237093448638916</text:p>
          </table:table-cell>
          <table:table-cell table:style-name="ce1" office:value-type="float" office:value="0.113405227661133" calcext:value-type="float">
            <text:p>0.113405227661133</text:p>
          </table:table-cell>
          <table:table-cell table:style-name="ce1" office:value-type="float" office:value="0.268517255783081" calcext:value-type="float">
            <text:p>0.268517255783081</text:p>
          </table:table-cell>
          <table:table-cell table:style-name="ce1" office:value-type="float" office:value="0.0901131629943848" calcext:value-type="float">
            <text:p>0.090113162994385</text:p>
          </table:table-cell>
          <table:table-cell table:style-name="ce1" office:value-type="float" office:value="0.235443592071533" calcext:value-type="float">
            <text:p>0.235443592071533</text:p>
          </table:table-cell>
          <table:table-cell table:style-name="ce1" office:value-type="float" office:value="0.0916199684143066" calcext:value-type="float">
            <text:p>0.091619968414307</text:p>
          </table:table-cell>
          <table:table-cell table:style-name="ce1" office:value-type="float" office:value="0.241714239120483" calcext:value-type="float">
            <text:p>0.241714239120483</text:p>
          </table:table-cell>
          <table:table-cell table:style-name="ce1" office:value-type="float" office:value="0.0917344093322754" calcext:value-type="float">
            <text:p>0.091734409332275</text:p>
          </table:table-cell>
          <table:table-cell table:style-name="ce1" office:value-type="float" office:value="0.241182327270508" calcext:value-type="float">
            <text:p>0.241182327270508</text:p>
          </table:table-cell>
          <table:table-cell table:style-name="ce1" office:value-type="float" office:value="0.0957491397857666" calcext:value-type="float">
            <text:p>0.095749139785767</text:p>
          </table:table-cell>
          <table:table-cell table:style-name="ce1" office:value-type="float" office:value="0.239958763122559" calcext:value-type="float">
            <text:p>0.239958763122559</text:p>
          </table:table-cell>
          <table:table-cell table:style-name="ce1" office:value-type="float" office:value="0.0940623283386231" calcext:value-type="float">
            <text:p>0.094062328338623</text:p>
          </table:table-cell>
          <table:table-cell table:style-name="ce1" office:value-type="float" office:value="0.240859746932983" calcext:value-type="float">
            <text:p>0.240859746932983</text:p>
          </table:table-cell>
          <table:table-cell table:style-name="ce1" office:value-type="float" office:value="0.0910439491271973" calcext:value-type="float">
            <text:p>0.091043949127197</text:p>
          </table:table-cell>
          <table:table-cell table:style-name="ce1" office:value-type="float" office:value="0.2375168800354" calcext:value-type="float">
            <text:p>0.2375168800354</text:p>
          </table:table-cell>
          <table:table-cell table:style-name="ce1" office:value-type="float" office:value="0.0944571495056152" calcext:value-type="float">
            <text:p>0.094457149505615</text:p>
          </table:table-cell>
          <table:table-cell table:style-name="ce1" office:value-type="float" office:value="0.239107847213745" calcext:value-type="float">
            <text:p>0.239107847213745</text:p>
          </table:table-cell>
          <table:table-cell table:style-name="ce1" office:value-type="float" office:value="0.0935063362121582" calcext:value-type="float">
            <text:p>0.093506336212158</text:p>
          </table:table-cell>
          <table:table-cell table:style-name="ce1" office:value-type="float" office:value="0.239867925643921" calcext:value-type="float">
            <text:p>0.239867925643921</text:p>
          </table:table-cell>
          <table:table-cell table:style-name="ce1" office:value-type="float" office:value="0.0921337604522705" calcext:value-type="float">
            <text:p>0.092133760452271</text:p>
          </table:table-cell>
          <table:table-cell table:style-name="ce1" office:value-type="float" office:value="0.242910385131836" calcext:value-type="float">
            <text:p>0.242910385131836</text:p>
          </table:table-cell>
          <table:table-cell table:style-name="ce1" office:value-type="float" office:value="0.113589763641357" calcext:value-type="float">
            <text:p>0.113589763641357</text:p>
          </table:table-cell>
          <table:table-cell table:style-name="ce1" office:value-type="float" office:value="0.248467445373535" calcext:value-type="float">
            <text:p>0.248467445373535</text:p>
          </table:table-cell>
          <table:table-cell table:style-name="ce1" office:value-type="float" office:value="0.0910792350769043" calcext:value-type="float">
            <text:p>0.091079235076904</text:p>
          </table:table-cell>
          <table:table-cell table:style-name="ce1" office:value-type="float" office:value="0.239082336425781" calcext:value-type="float">
            <text:p>0.239082336425781</text:p>
          </table:table-cell>
          <table:table-cell table:style-name="ce1" office:value-type="float" office:value="0.0911622047424316" calcext:value-type="float">
            <text:p>0.091162204742432</text:p>
          </table:table-cell>
          <table:table-cell table:style-name="ce1" office:value-type="float" office:value="0.23880410194397" calcext:value-type="float">
            <text:p>0.23880410194397</text:p>
          </table:table-cell>
          <table:table-cell table:style-name="ce1" office:value-type="float" office:value="0.0920908451080322" calcext:value-type="float">
            <text:p>0.092090845108032</text:p>
          </table:table-cell>
          <table:table-cell table:style-name="ce1" office:value-type="float" office:value="0.239393711090088" calcext:value-type="float">
            <text:p>0.239393711090088</text:p>
          </table:table-cell>
          <table:table-cell table:style-name="ce1" office:value-type="float" office:value="0.099888801574707" calcext:value-type="float">
            <text:p>0.099888801574707</text:p>
          </table:table-cell>
          <table:table-cell table:style-name="ce1" office:value-type="float" office:value="0.235472917556763" calcext:value-type="float">
            <text:p>0.235472917556763</text:p>
          </table:table-cell>
          <table:table-cell table:style-name="ce1" office:value-type="float" office:value="0.0921390056610107" calcext:value-type="float">
            <text:p>0.092139005661011</text:p>
          </table:table-cell>
          <table:table-cell table:style-name="ce1" office:value-type="float" office:value="0.202117204666138" calcext:value-type="float">
            <text:p>0.202117204666138</text:p>
          </table:table-cell>
          <table:table-cell table:style-name="ce1" office:value-type="float" office:value="0.0939784049987793" calcext:value-type="float">
            <text:p>0.093978404998779</text:p>
          </table:table-cell>
          <table:table-cell table:style-name="ce1" office:value-type="float" office:value="0.198077917098999" calcext:value-type="float">
            <text:p>0.198077917098999</text:p>
          </table:table-cell>
          <table:table-cell table:style-name="ce1" office:value-type="float" office:value="0.0936126708984375" calcext:value-type="float">
            <text:p>0.093612670898438</text:p>
          </table:table-cell>
          <table:table-cell table:style-name="ce1" office:value-type="float" office:value="0.167313098907471" calcext:value-type="float">
            <text:p>0.167313098907471</text:p>
          </table:table-cell>
          <table:table-cell table:style-name="ce1" office:value-type="float" office:value="0.0923953056335449" calcext:value-type="float">
            <text:p>0.092395305633545</text:p>
          </table:table-cell>
          <table:table-cell table:style-name="ce1" office:value-type="float" office:value="0.15733814239502" calcext:value-type="float">
            <text:p>0.15733814239502</text:p>
          </table:table-cell>
          <table:table-cell table:style-name="ce1" office:value-type="float" office:value="0.0938730239868164" calcext:value-type="float">
            <text:p>0.093873023986816</text:p>
          </table:table-cell>
          <table:table-cell table:style-name="ce1" office:value-type="float" office:value="0.162753820419312" calcext:value-type="float">
            <text:p>0.162753820419312</text:p>
          </table:table-cell>
          <table:table-cell table:style-name="ce1" office:value-type="float" office:value="0.116785287857056" calcext:value-type="float">
            <text:p>0.116785287857056</text:p>
          </table:table-cell>
          <table:table-cell table:style-name="ce1" office:value-type="float" office:value="0.256673336029053" calcext:value-type="float">
            <text:p>0.256673336029053</text:p>
          </table:table-cell>
          <table:table-cell table:style-name="ce1" office:value-type="float" office:value="0.094980001449585" calcext:value-type="float">
            <text:p>0.094980001449585</text:p>
          </table:table-cell>
          <table:table-cell table:style-name="ce1" office:value-type="float" office:value="0.240071296691895" calcext:value-type="float">
            <text:p>0.240071296691895</text:p>
          </table:table-cell>
          <table:table-cell table:style-name="ce1" office:value-type="float" office:value="0.0922996997833252" calcext:value-type="float">
            <text:p>0.092299699783325</text:p>
          </table:table-cell>
          <table:table-cell table:style-name="ce1" office:value-type="float" office:value="0.238311290740967" calcext:value-type="float">
            <text:p>0.238311290740967</text:p>
          </table:table-cell>
          <table:table-cell table:style-name="ce1" office:value-type="float" office:value="0.0949361324310303" calcext:value-type="float">
            <text:p>0.09493613243103</text:p>
          </table:table-cell>
          <table:table-cell table:style-name="ce1" office:value-type="float" office:value="0.205280065536499" calcext:value-type="float">
            <text:p>0.205280065536499</text:p>
          </table:table-cell>
          <table:table-cell table:style-name="ce1" office:value-type="float" office:value="0.0954580307006836" calcext:value-type="float">
            <text:p>0.095458030700684</text:p>
          </table:table-cell>
          <table:table-cell table:style-name="ce1" office:value-type="float" office:value="0.207757711410522" calcext:value-type="float">
            <text:p>0.207757711410522</text:p>
          </table:table-cell>
          <table:table-cell table:style-name="ce1" office:value-type="float" office:value="0.0947549343109131" calcext:value-type="float">
            <text:p>0.094754934310913</text:p>
          </table:table-cell>
          <table:table-cell table:style-name="ce1" office:value-type="float" office:value="0.192482948303223" calcext:value-type="float">
            <text:p>0.192482948303223</text:p>
          </table:table-cell>
          <table:table-cell table:style-name="ce1" office:value-type="float" office:value="0.0956885814666748" calcext:value-type="float">
            <text:p>0.095688581466675</text:p>
          </table:table-cell>
          <table:table-cell table:style-name="ce1" office:value-type="float" office:value="0.180118322372437" calcext:value-type="float">
            <text:p>0.180118322372437</text:p>
          </table:table-cell>
          <table:table-cell table:style-name="ce1" office:value-type="float" office:value="0.093808650970459" calcext:value-type="float">
            <text:p>0.093808650970459</text:p>
          </table:table-cell>
          <table:table-cell table:style-name="ce1" office:value-type="float" office:value="0.196713924407959" calcext:value-type="float">
            <text:p>0.196713924407959</text:p>
          </table:table-cell>
          <table:table-cell table:style-name="ce1" office:value-type="float" office:value="0.0950634479522705" calcext:value-type="float">
            <text:p>0.095063447952271</text:p>
          </table:table-cell>
          <table:table-cell table:style-name="ce1" office:value-type="float" office:value="0.183269500732422" calcext:value-type="float">
            <text:p>0.183269500732422</text:p>
          </table:table-cell>
          <table:table-cell table:style-name="ce1" office:value-type="float" office:value="0.0922324657440186" calcext:value-type="float">
            <text:p>0.092232465744019</text:p>
          </table:table-cell>
          <table:table-cell table:style-name="ce1" office:value-type="float" office:value="0.184893846511841" calcext:value-type="float">
            <text:p>0.184893846511841</text:p>
          </table:table-cell>
          <table:table-cell table:style-name="ce1" office:value-type="float" office:value="0.11237359046936" calcext:value-type="float">
            <text:p>0.11237359046936</text:p>
          </table:table-cell>
          <table:table-cell table:style-name="ce1" office:value-type="float" office:value="0.256556034088135" calcext:value-type="float">
            <text:p>0.256556034088135</text:p>
          </table:table-cell>
          <table:table-cell table:style-name="ce1" office:value-type="float" office:value="0.0953681468963623" calcext:value-type="float">
            <text:p>0.095368146896362</text:p>
          </table:table-cell>
          <table:table-cell table:style-name="ce1" office:value-type="float" office:value="0.237926959991455" calcext:value-type="float">
            <text:p>0.237926959991455</text:p>
          </table:table-cell>
          <table:table-cell table:style-name="ce1" office:value-type="float" office:value="0.09246826171875" calcext:value-type="float">
            <text:p>0.09246826171875</text:p>
          </table:table-cell>
          <table:table-cell table:style-name="ce1" office:value-type="float" office:value="0.24080491065979" calcext:value-type="float">
            <text:p>0.24080491065979</text:p>
          </table:table-cell>
          <table:table-cell table:style-name="ce1" office:value-type="float" office:value="0.0912957191467285" calcext:value-type="float">
            <text:p>0.091295719146729</text:p>
          </table:table-cell>
          <table:table-cell table:style-name="ce1" office:value-type="float" office:value="0.238728284835815" calcext:value-type="float">
            <text:p>0.238728284835815</text:p>
          </table:table-cell>
          <table:table-cell table:style-name="ce1" office:value-type="float" office:value="0.0933985710144043" calcext:value-type="float">
            <text:p>0.093398571014404</text:p>
          </table:table-cell>
          <table:table-cell table:style-name="ce1" office:value-type="float" office:value="0.240489482879639" calcext:value-type="float">
            <text:p>0.240489482879639</text:p>
          </table:table-cell>
          <table:table-cell table:style-name="ce1" office:value-type="float" office:value="0.0925948619842529" calcext:value-type="float">
            <text:p>0.092594861984253</text:p>
          </table:table-cell>
          <table:table-cell table:style-name="ce1" office:value-type="float" office:value="0.238753795623779" calcext:value-type="float">
            <text:p>0.238753795623779</text:p>
          </table:table-cell>
          <table:table-cell table:style-name="ce1" office:value-type="float" office:value="0.0959599018096924" calcext:value-type="float">
            <text:p>0.095959901809692</text:p>
          </table:table-cell>
          <table:table-cell table:style-name="ce1" office:value-type="float" office:value="0.241446495056152" calcext:value-type="float">
            <text:p>0.241446495056152</text:p>
          </table:table-cell>
          <table:table-cell table:style-name="ce1" office:value-type="float" office:value="0.0986754894256592" calcext:value-type="float">
            <text:p>0.098675489425659</text:p>
          </table:table-cell>
          <table:table-cell table:style-name="ce1" office:value-type="float" office:value="0.238790273666382" calcext:value-type="float">
            <text:p>0.238790273666382</text:p>
          </table:table-cell>
          <table:table-cell table:style-name="ce1" office:value-type="float" office:value="0.0948245525360107" calcext:value-type="float">
            <text:p>0.094824552536011</text:p>
          </table:table-cell>
          <table:table-cell table:style-name="ce1" office:value-type="float" office:value="0.241658210754395" calcext:value-type="float">
            <text:p>0.241658210754395</text:p>
          </table:table-cell>
          <table:table-cell table:style-name="ce1" office:value-type="float" office:value="0.0935482978820801" calcext:value-type="float">
            <text:p>0.09354829788208</text:p>
          </table:table-cell>
          <table:table-cell table:style-name="ce1" office:value-type="float" office:value="0.240585803985596" calcext:value-type="float">
            <text:p>0.240585803985596</text:p>
          </table:table-cell>
          <table:table-cell table:style-name="ce1" office:value-type="float" office:value="0.162022483348846" calcext:value-type="float">
            <text:p>0.162022483348846</text:p>
          </table:table-cell>
          <table:table-cell table:style-name="ce1" office:value-type="float" office:value="0.0901131629943848" calcext:value-type="float">
            <text:p>0.090113162994385</text:p>
          </table:table-cell>
          <table:table-cell table:style-name="ce1" office:value-type="float" office:value="0.268517255783081" calcext:value-type="float">
            <text:p>0.268517255783081</text:p>
          </table:table-cell>
          <table:table-cell table:style-name="ce1" office:value-type="float" office:value="16.2022483348846" calcext:value-type="float">
            <text:p>16.202248334884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3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5216016769409" calcext:value-type="float">
            <text:p>0.115216016769409</text:p>
          </table:table-cell>
          <table:table-cell table:style-name="ce1" office:value-type="float" office:value="0.226592063903809" calcext:value-type="float">
            <text:p>0.226592063903809</text:p>
          </table:table-cell>
          <table:table-cell table:style-name="ce1" office:value-type="float" office:value="0.241422653198242" calcext:value-type="float">
            <text:p>0.241422653198242</text:p>
          </table:table-cell>
          <table:table-cell table:style-name="ce1" office:value-type="float" office:value="0.094731330871582" calcext:value-type="float">
            <text:p>0.094731330871582</text:p>
          </table:table-cell>
          <table:table-cell table:style-name="ce1" office:value-type="float" office:value="0.097050666809082" calcext:value-type="float">
            <text:p>0.097050666809082</text:p>
          </table:table-cell>
          <table:table-cell table:style-name="ce1" office:value-type="float" office:value="0.239169359207153" calcext:value-type="float">
            <text:p>0.239169359207153</text:p>
          </table:table-cell>
          <table:table-cell table:style-name="ce1" office:value-type="float" office:value="0.0966923236846924" calcext:value-type="float">
            <text:p>0.096692323684692</text:p>
          </table:table-cell>
          <table:table-cell table:style-name="ce1" office:value-type="float" office:value="0.0928554534912109" calcext:value-type="float">
            <text:p>0.092855453491211</text:p>
          </table:table-cell>
          <table:table-cell table:style-name="ce1" office:value-type="float" office:value="0.246206045150757" calcext:value-type="float">
            <text:p>0.246206045150757</text:p>
          </table:table-cell>
          <table:table-cell table:style-name="ce1" office:value-type="float" office:value="0.101324319839478" calcext:value-type="float">
            <text:p>0.101324319839478</text:p>
          </table:table-cell>
          <table:table-cell table:style-name="ce1" office:value-type="float" office:value="0.0927605628967285" calcext:value-type="float">
            <text:p>0.092760562896729</text:p>
          </table:table-cell>
          <table:table-cell table:style-name="ce1" office:value-type="float" office:value="0.245707511901855" calcext:value-type="float">
            <text:p>0.245707511901855</text:p>
          </table:table-cell>
          <table:table-cell table:style-name="ce1" office:value-type="float" office:value="0.0952351093292236" calcext:value-type="float">
            <text:p>0.095235109329224</text:p>
          </table:table-cell>
          <table:table-cell table:style-name="ce1" office:value-type="float" office:value="0.096480131149292" calcext:value-type="float">
            <text:p>0.096480131149292</text:p>
          </table:table-cell>
          <table:table-cell table:style-name="ce1" office:value-type="float" office:value="0.236762762069702" calcext:value-type="float">
            <text:p>0.236762762069702</text:p>
          </table:table-cell>
          <table:table-cell table:style-name="ce1" office:value-type="float" office:value="0.0951588153839111" calcext:value-type="float">
            <text:p>0.095158815383911</text:p>
          </table:table-cell>
          <table:table-cell table:style-name="ce1" office:value-type="float" office:value="0.0969960689544678" calcext:value-type="float">
            <text:p>0.096996068954468</text:p>
          </table:table-cell>
          <table:table-cell table:style-name="ce1" office:value-type="float" office:value="0.239433765411377" calcext:value-type="float">
            <text:p>0.239433765411377</text:p>
          </table:table-cell>
          <table:table-cell table:style-name="ce1" office:value-type="float" office:value="0.0920243263244629" calcext:value-type="float">
            <text:p>0.092024326324463</text:p>
          </table:table-cell>
          <table:table-cell table:style-name="ce1" office:value-type="float" office:value="0.0977458953857422" calcext:value-type="float">
            <text:p>0.097745895385742</text:p>
          </table:table-cell>
          <table:table-cell table:style-name="ce1" office:value-type="float" office:value="0.113501071929932" calcext:value-type="float">
            <text:p>0.113501071929932</text:p>
          </table:table-cell>
          <table:table-cell table:style-name="ce1" office:value-type="float" office:value="0.244340658187866" calcext:value-type="float">
            <text:p>0.244340658187866</text:p>
          </table:table-cell>
          <table:table-cell table:style-name="ce1" office:value-type="float" office:value="0.236297607421875" calcext:value-type="float">
            <text:p>0.236297607421875</text:p>
          </table:table-cell>
          <table:table-cell table:style-name="ce1" office:value-type="float" office:value="0.0987114906311035" calcext:value-type="float">
            <text:p>0.098711490631104</text:p>
          </table:table-cell>
          <table:table-cell table:style-name="ce1" office:value-type="float" office:value="0.232169151306152" calcext:value-type="float">
            <text:p>0.232169151306152</text:p>
          </table:table-cell>
          <table:table-cell table:style-name="ce1" office:value-type="float" office:value="0.247747182846069" calcext:value-type="float">
            <text:p>0.247747182846069</text:p>
          </table:table-cell>
          <table:table-cell table:style-name="ce1" office:value-type="float" office:value="0.0944745540618897" calcext:value-type="float">
            <text:p>0.09447455406189</text:p>
          </table:table-cell>
          <table:table-cell table:style-name="ce1" office:value-type="float" office:value="0.153135538101196" calcext:value-type="float">
            <text:p>0.153135538101196</text:p>
          </table:table-cell>
          <table:table-cell table:style-name="ce1" office:value-type="float" office:value="0.254154682159424" calcext:value-type="float">
            <text:p>0.254154682159424</text:p>
          </table:table-cell>
          <table:table-cell table:style-name="ce1" office:value-type="float" office:value="0.0973832607269287" calcext:value-type="float">
            <text:p>0.097383260726929</text:p>
          </table:table-cell>
          <table:table-cell table:style-name="ce1" office:value-type="float" office:value="0.119579553604126" calcext:value-type="float">
            <text:p>0.119579553604126</text:p>
          </table:table-cell>
          <table:table-cell table:style-name="ce1" office:value-type="float" office:value="0.24099063873291" calcext:value-type="float">
            <text:p>0.24099063873291</text:p>
          </table:table-cell>
          <table:table-cell table:style-name="ce1" office:value-type="float" office:value="0.0931146144866943" calcext:value-type="float">
            <text:p>0.093114614486694</text:p>
          </table:table-cell>
          <table:table-cell table:style-name="ce1" office:value-type="float" office:value="0.172847747802734" calcext:value-type="float">
            <text:p>0.172847747802734</text:p>
          </table:table-cell>
          <table:table-cell table:style-name="ce1" office:value-type="float" office:value="0.238045930862427" calcext:value-type="float">
            <text:p>0.238045930862427</text:p>
          </table:table-cell>
          <table:table-cell table:style-name="ce1" office:value-type="float" office:value="0.0952208042144775" calcext:value-type="float">
            <text:p>0.095220804214478</text:p>
          </table:table-cell>
          <table:table-cell table:style-name="ce1" office:value-type="float" office:value="0.240114212036133" calcext:value-type="float">
            <text:p>0.240114212036133</text:p>
          </table:table-cell>
          <table:table-cell table:style-name="ce1" office:value-type="float" office:value="0.25891375541687" calcext:value-type="float">
            <text:p>0.25891375541687</text:p>
          </table:table-cell>
          <table:table-cell table:style-name="ce1" office:value-type="float" office:value="0.0934042930603027" calcext:value-type="float">
            <text:p>0.093404293060303</text:p>
          </table:table-cell>
          <table:table-cell table:style-name="ce1" office:value-type="float" office:value="0.240952253341675" calcext:value-type="float">
            <text:p>0.240952253341675</text:p>
          </table:table-cell>
          <table:table-cell table:style-name="ce1" office:value-type="float" office:value="0.1107177734375" calcext:value-type="float">
            <text:p>0.1107177734375</text:p>
          </table:table-cell>
          <table:table-cell table:style-name="ce1" office:value-type="float" office:value="0.24780535697937" calcext:value-type="float">
            <text:p>0.24780535697937</text:p>
          </table:table-cell>
          <table:table-cell table:style-name="ce1" office:value-type="float" office:value="0.242759943008423" calcext:value-type="float">
            <text:p>0.242759943008423</text:p>
          </table:table-cell>
          <table:table-cell table:style-name="ce1" office:value-type="float" office:value="0.106369972229004" calcext:value-type="float">
            <text:p>0.106369972229004</text:p>
          </table:table-cell>
          <table:table-cell table:style-name="ce1" office:value-type="float" office:value="0.229812860488892" calcext:value-type="float">
            <text:p>0.229812860488892</text:p>
          </table:table-cell>
          <table:table-cell table:style-name="ce1" office:value-type="float" office:value="0.249912023544312" calcext:value-type="float">
            <text:p>0.249912023544312</text:p>
          </table:table-cell>
          <table:table-cell table:style-name="ce1" office:value-type="float" office:value="0.0999598503112793" calcext:value-type="float">
            <text:p>0.099959850311279</text:p>
          </table:table-cell>
          <table:table-cell table:style-name="ce1" office:value-type="float" office:value="0.241744756698608" calcext:value-type="float">
            <text:p>0.241744756698608</text:p>
          </table:table-cell>
          <table:table-cell table:style-name="ce1" office:value-type="float" office:value="0.231693267822266" calcext:value-type="float">
            <text:p>0.231693267822266</text:p>
          </table:table-cell>
          <table:table-cell table:style-name="ce1" office:value-type="float" office:value="0.0966379642486572" calcext:value-type="float">
            <text:p>0.096637964248657</text:p>
          </table:table-cell>
          <table:table-cell table:style-name="ce1" office:value-type="float" office:value="0.248165369033813" calcext:value-type="float">
            <text:p>0.248165369033813</text:p>
          </table:table-cell>
          <table:table-cell table:style-name="ce1" office:value-type="float" office:value="0.226335525512695" calcext:value-type="float">
            <text:p>0.226335525512695</text:p>
          </table:table-cell>
          <table:table-cell table:style-name="ce1" office:value-type="float" office:value="0.0961947441101074" calcext:value-type="float">
            <text:p>0.096194744110108</text:p>
          </table:table-cell>
          <table:table-cell table:style-name="ce1" office:value-type="float" office:value="0.245004653930664" calcext:value-type="float">
            <text:p>0.245004653930664</text:p>
          </table:table-cell>
          <table:table-cell table:style-name="ce1" office:value-type="float" office:value="0.220026254653931" calcext:value-type="float">
            <text:p>0.220026254653931</text:p>
          </table:table-cell>
          <table:table-cell table:style-name="ce1" office:value-type="float" office:value="0.0979838371276856" calcext:value-type="float">
            <text:p>0.097983837127686</text:p>
          </table:table-cell>
          <table:table-cell table:style-name="ce1" office:value-type="float" office:value="0.237909317016602" calcext:value-type="float">
            <text:p>0.237909317016602</text:p>
          </table:table-cell>
          <table:table-cell table:style-name="ce1" office:value-type="float" office:value="0.22025465965271" calcext:value-type="float">
            <text:p>0.22025465965271</text:p>
          </table:table-cell>
          <table:table-cell table:style-name="ce1" office:value-type="float" office:value="0.0956852436065674" calcext:value-type="float">
            <text:p>0.095685243606567</text:p>
          </table:table-cell>
          <table:table-cell table:style-name="ce1" office:value-type="float" office:value="0.245555400848389" calcext:value-type="float">
            <text:p>0.245555400848389</text:p>
          </table:table-cell>
          <table:table-cell table:style-name="ce1" office:value-type="float" office:value="0.112256288528442" calcext:value-type="float">
            <text:p>0.112256288528442</text:p>
          </table:table-cell>
          <table:table-cell table:style-name="ce1" office:value-type="float" office:value="0.236614227294922" calcext:value-type="float">
            <text:p>0.236614227294922</text:p>
          </table:table-cell>
          <table:table-cell table:style-name="ce1" office:value-type="float" office:value="0.261725425720215" calcext:value-type="float">
            <text:p>0.261725425720215</text:p>
          </table:table-cell>
          <table:table-cell table:style-name="ce1" office:value-type="float" office:value="0.0960221290588379" calcext:value-type="float">
            <text:p>0.096022129058838</text:p>
          </table:table-cell>
          <table:table-cell table:style-name="ce1" office:value-type="float" office:value="0.245927810668945" calcext:value-type="float">
            <text:p>0.245927810668945</text:p>
          </table:table-cell>
          <table:table-cell table:style-name="ce1" office:value-type="float" office:value="0.241442918777466" calcext:value-type="float">
            <text:p>0.241442918777466</text:p>
          </table:table-cell>
          <table:table-cell table:style-name="ce1" office:value-type="float" office:value="0.0938577651977539" calcext:value-type="float">
            <text:p>0.093857765197754</text:p>
          </table:table-cell>
          <table:table-cell table:style-name="ce1" office:value-type="float" office:value="0.238286733627319" calcext:value-type="float">
            <text:p>0.238286733627319</text:p>
          </table:table-cell>
          <table:table-cell table:style-name="ce1" office:value-type="float" office:value="0.241660594940186" calcext:value-type="float">
            <text:p>0.241660594940186</text:p>
          </table:table-cell>
          <table:table-cell table:style-name="ce1" office:value-type="float" office:value="0.0985822677612305" calcext:value-type="float">
            <text:p>0.098582267761231</text:p>
          </table:table-cell>
          <table:table-cell table:style-name="ce1" office:value-type="float" office:value="0.238948106765747" calcext:value-type="float">
            <text:p>0.238948106765747</text:p>
          </table:table-cell>
          <table:table-cell table:style-name="ce1" office:value-type="float" office:value="0.246833801269531" calcext:value-type="float">
            <text:p>0.246833801269531</text:p>
          </table:table-cell>
          <table:table-cell table:style-name="ce1" office:value-type="float" office:value="0.0909833908081055" calcext:value-type="float">
            <text:p>0.090983390808106</text:p>
          </table:table-cell>
          <table:table-cell table:style-name="ce1" office:value-type="float" office:value="0.240507125854492" calcext:value-type="float">
            <text:p>0.240507125854492</text:p>
          </table:table-cell>
          <table:table-cell table:style-name="ce1" office:value-type="float" office:value="0.244465589523315" calcext:value-type="float">
            <text:p>0.244465589523315</text:p>
          </table:table-cell>
          <table:table-cell table:style-name="ce1" office:value-type="float" office:value="0.0943748950958252" calcext:value-type="float">
            <text:p>0.094374895095825</text:p>
          </table:table-cell>
          <table:table-cell table:style-name="ce1" office:value-type="float" office:value="0.236331701278687" calcext:value-type="float">
            <text:p>0.236331701278687</text:p>
          </table:table-cell>
          <table:table-cell table:style-name="ce1" office:value-type="float" office:value="0.247370481491089" calcext:value-type="float">
            <text:p>0.247370481491089</text:p>
          </table:table-cell>
          <table:table-cell table:style-name="ce1" office:value-type="float" office:value="0.0926804542541504" calcext:value-type="float">
            <text:p>0.09268045425415</text:p>
          </table:table-cell>
          <table:table-cell table:style-name="ce1" office:value-type="float" office:value="0.242272615432739" calcext:value-type="float">
            <text:p>0.242272615432739</text:p>
          </table:table-cell>
          <table:table-cell table:style-name="ce1" office:value-type="float" office:value="0.116148233413696" calcext:value-type="float">
            <text:p>0.116148233413696</text:p>
          </table:table-cell>
          <table:table-cell table:style-name="ce1" office:value-type="float" office:value="0.244817733764648" calcext:value-type="float">
            <text:p>0.244817733764648</text:p>
          </table:table-cell>
          <table:table-cell table:style-name="ce1" office:value-type="float" office:value="0.244371891021729" calcext:value-type="float">
            <text:p>0.244371891021729</text:p>
          </table:table-cell>
          <table:table-cell table:style-name="ce1" office:value-type="float" office:value="0.0972986221313477" calcext:value-type="float">
            <text:p>0.097298622131348</text:p>
          </table:table-cell>
          <table:table-cell table:style-name="ce1" office:value-type="float" office:value="0.234950065612793" calcext:value-type="float">
            <text:p>0.234950065612793</text:p>
          </table:table-cell>
          <table:table-cell table:style-name="ce1" office:value-type="float" office:value="0.249933004379272" calcext:value-type="float">
            <text:p>0.249933004379272</text:p>
          </table:table-cell>
          <table:table-cell table:style-name="ce1" office:value-type="float" office:value="0.0927534103393555" calcext:value-type="float">
            <text:p>0.092753410339356</text:p>
          </table:table-cell>
          <table:table-cell table:style-name="ce1" office:value-type="float" office:value="0.242360591888428" calcext:value-type="float">
            <text:p>0.242360591888428</text:p>
          </table:table-cell>
          <table:table-cell table:style-name="ce1" office:value-type="float" office:value="0.25677227973938" calcext:value-type="float">
            <text:p>0.25677227973938</text:p>
          </table:table-cell>
          <table:table-cell table:style-name="ce1" office:value-type="float" office:value="0.0920009613037109" calcext:value-type="float">
            <text:p>0.092000961303711</text:p>
          </table:table-cell>
          <table:table-cell table:style-name="ce1" office:value-type="float" office:value="0.2452073097229" calcext:value-type="float">
            <text:p>0.2452073097229</text:p>
          </table:table-cell>
          <table:table-cell table:style-name="ce1" office:value-type="float" office:value="0.239659309387207" calcext:value-type="float">
            <text:p>0.239659309387207</text:p>
          </table:table-cell>
          <table:table-cell table:style-name="ce1" office:value-type="float" office:value="0.0981194972991943" calcext:value-type="float">
            <text:p>0.098119497299194</text:p>
          </table:table-cell>
          <table:table-cell table:style-name="ce1" office:value-type="float" office:value="0.235494375228882" calcext:value-type="float">
            <text:p>0.235494375228882</text:p>
          </table:table-cell>
          <table:table-cell table:style-name="ce1" office:value-type="float" office:value="0.23979640007019" calcext:value-type="float">
            <text:p>0.23979640007019</text:p>
          </table:table-cell>
          <table:table-cell table:style-name="ce1" office:value-type="float" office:value="0.0911962985992432" calcext:value-type="float">
            <text:p>0.091196298599243</text:p>
          </table:table-cell>
          <table:table-cell table:style-name="ce1" office:value-type="float" office:value="0.237247705459595" calcext:value-type="float">
            <text:p>0.237247705459595</text:p>
          </table:table-cell>
          <table:table-cell table:style-name="ce1" office:value-type="float" office:value="0.243966341018677" calcext:value-type="float">
            <text:p>0.243966341018677</text:p>
          </table:table-cell>
          <table:table-cell table:style-name="ce1" office:value-type="float" office:value="0.0944066047668457" calcext:value-type="float">
            <text:p>0.094406604766846</text:p>
          </table:table-cell>
          <table:table-cell table:style-name="ce1" office:value-type="float" office:value="0.23780083656311" calcext:value-type="float">
            <text:p>0.23780083656311</text:p>
          </table:table-cell>
          <table:table-cell table:style-name="ce1" office:value-type="float" office:value="0.179706387519836" calcext:value-type="float">
            <text:p>0.179706387519836</text:p>
          </table:table-cell>
          <table:table-cell table:style-name="ce1" office:value-type="float" office:value="0.0909833908081055" calcext:value-type="float">
            <text:p>0.090983390808106</text:p>
          </table:table-cell>
          <table:table-cell table:style-name="ce1" office:value-type="float" office:value="0.261725425720215" calcext:value-type="float">
            <text:p>0.261725425720215</text:p>
          </table:table-cell>
          <table:table-cell table:style-name="ce1" office:value-type="float" office:value="17.9706387519836" calcext:value-type="float">
            <text:p>17.97063875198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4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27114772796631" calcext:value-type="float">
            <text:p>0.127114772796631</text:p>
          </table:table-cell>
          <table:table-cell table:style-name="ce1" office:value-type="float" office:value="0.251585006713867" calcext:value-type="float">
            <text:p>0.251585006713867</text:p>
          </table:table-cell>
          <table:table-cell table:style-name="ce1" office:value-type="float" office:value="0.236562252044678" calcext:value-type="float">
            <text:p>0.236562252044678</text:p>
          </table:table-cell>
          <table:table-cell table:style-name="ce1" office:value-type="float" office:value="0.243308067321777" calcext:value-type="float">
            <text:p>0.243308067321777</text:p>
          </table:table-cell>
          <table:table-cell table:style-name="ce1" office:value-type="float" office:value="0.09228515625" calcext:value-type="float">
            <text:p>0.09228515625</text:p>
          </table:table-cell>
          <table:table-cell table:style-name="ce1" office:value-type="float" office:value="0.242249727249145" calcext:value-type="float">
            <text:p>0.242249727249145</text:p>
          </table:table-cell>
          <table:table-cell table:style-name="ce1" office:value-type="float" office:value="0.243104696273804" calcext:value-type="float">
            <text:p>0.243104696273804</text:p>
          </table:table-cell>
          <table:table-cell table:style-name="ce1" office:value-type="float" office:value="0.239519834518433" calcext:value-type="float">
            <text:p>0.239519834518433</text:p>
          </table:table-cell>
          <table:table-cell table:style-name="ce1" office:value-type="float" office:value="0.0922806262969971" calcext:value-type="float">
            <text:p>0.092280626296997</text:p>
          </table:table-cell>
          <table:table-cell table:style-name="ce1" office:value-type="float" office:value="0.242806673049927" calcext:value-type="float">
            <text:p>0.242806673049927</text:p>
          </table:table-cell>
          <table:table-cell table:style-name="ce1" office:value-type="float" office:value="0.238269567489624" calcext:value-type="float">
            <text:p>0.238269567489624</text:p>
          </table:table-cell>
          <table:table-cell table:style-name="ce1" office:value-type="float" office:value="0.240562677383423" calcext:value-type="float">
            <text:p>0.240562677383423</text:p>
          </table:table-cell>
          <table:table-cell table:style-name="ce1" office:value-type="float" office:value="0.0915598869323731" calcext:value-type="float">
            <text:p>0.091559886932373</text:p>
          </table:table-cell>
          <table:table-cell table:style-name="ce1" office:value-type="float" office:value="0.243442296981812" calcext:value-type="float">
            <text:p>0.243442296981812</text:p>
          </table:table-cell>
          <table:table-cell table:style-name="ce1" office:value-type="float" office:value="0.237279891967773" calcext:value-type="float">
            <text:p>0.237279891967773</text:p>
          </table:table-cell>
          <table:table-cell table:style-name="ce1" office:value-type="float" office:value="0.243172407150269" calcext:value-type="float">
            <text:p>0.243172407150269</text:p>
          </table:table-cell>
          <table:table-cell table:style-name="ce1" office:value-type="float" office:value="0.106276273727417" calcext:value-type="float">
            <text:p>0.106276273727417</text:p>
          </table:table-cell>
          <table:table-cell table:style-name="ce1" office:value-type="float" office:value="0.239184856414795" calcext:value-type="float">
            <text:p>0.239184856414795</text:p>
          </table:table-cell>
          <table:table-cell table:style-name="ce1" office:value-type="float" office:value="0.222068786621094" calcext:value-type="float">
            <text:p>0.222068786621094</text:p>
          </table:table-cell>
          <table:table-cell table:style-name="ce1" office:value-type="float" office:value="0.239309072494507" calcext:value-type="float">
            <text:p>0.239309072494507</text:p>
          </table:table-cell>
          <table:table-cell table:style-name="ce1" office:value-type="float" office:value="0.112331390380859" calcext:value-type="float">
            <text:p>0.112331390380859</text:p>
          </table:table-cell>
          <table:table-cell table:style-name="ce1" office:value-type="float" office:value="0.254536628723145" calcext:value-type="float">
            <text:p>0.254536628723145</text:p>
          </table:table-cell>
          <table:table-cell table:style-name="ce1" office:value-type="float" office:value="0.241636991500854" calcext:value-type="float">
            <text:p>0.241636991500854</text:p>
          </table:table-cell>
          <table:table-cell table:style-name="ce1" office:value-type="float" office:value="0.239676713943481" calcext:value-type="float">
            <text:p>0.239676713943481</text:p>
          </table:table-cell>
          <table:table-cell table:style-name="ce1" office:value-type="float" office:value="0.0942580699920654" calcext:value-type="float">
            <text:p>0.094258069992066</text:p>
          </table:table-cell>
          <table:table-cell table:style-name="ce1" office:value-type="float" office:value="0.242324590682983" calcext:value-type="float">
            <text:p>0.242324590682983</text:p>
          </table:table-cell>
          <table:table-cell table:style-name="ce1" office:value-type="float" office:value="0.244108438491821" calcext:value-type="float">
            <text:p>0.244108438491821</text:p>
          </table:table-cell>
          <table:table-cell table:style-name="ce1" office:value-type="float" office:value="0.240961313247681" calcext:value-type="float">
            <text:p>0.240961313247681</text:p>
          </table:table-cell>
          <table:table-cell table:style-name="ce1" office:value-type="float" office:value="0.0942096710205078" calcext:value-type="float">
            <text:p>0.094209671020508</text:p>
          </table:table-cell>
          <table:table-cell table:style-name="ce1" office:value-type="float" office:value="0.249402284622192" calcext:value-type="float">
            <text:p>0.249402284622192</text:p>
          </table:table-cell>
          <table:table-cell table:style-name="ce1" office:value-type="float" office:value="0.236960649490356" calcext:value-type="float">
            <text:p>0.236960649490356</text:p>
          </table:table-cell>
          <table:table-cell table:style-name="ce1" office:value-type="float" office:value="0.240119695663452" calcext:value-type="float">
            <text:p>0.240119695663452</text:p>
          </table:table-cell>
          <table:table-cell table:style-name="ce1" office:value-type="float" office:value="0.0944328308105469" calcext:value-type="float">
            <text:p>0.094432830810547</text:p>
          </table:table-cell>
          <table:table-cell table:style-name="ce1" office:value-type="float" office:value="0.241119384765625" calcext:value-type="float">
            <text:p>0.241119384765625</text:p>
          </table:table-cell>
          <table:table-cell table:style-name="ce1" office:value-type="float" office:value="0.239728450775146" calcext:value-type="float">
            <text:p>0.239728450775146</text:p>
          </table:table-cell>
          <table:table-cell table:style-name="ce1" office:value-type="float" office:value="0.243192672729492" calcext:value-type="float">
            <text:p>0.243192672729492</text:p>
          </table:table-cell>
          <table:table-cell table:style-name="ce1" office:value-type="float" office:value="0.0939254760742188" calcext:value-type="float">
            <text:p>0.093925476074219</text:p>
          </table:table-cell>
          <table:table-cell table:style-name="ce1" office:value-type="float" office:value="0.241842269897461" calcext:value-type="float">
            <text:p>0.241842269897461</text:p>
          </table:table-cell>
          <table:table-cell table:style-name="ce1" office:value-type="float" office:value="0.23364520072937" calcext:value-type="float">
            <text:p>0.23364520072937</text:p>
          </table:table-cell>
          <table:table-cell table:style-name="ce1" office:value-type="float" office:value="0.25642728805542" calcext:value-type="float">
            <text:p>0.25642728805542</text:p>
          </table:table-cell>
          <table:table-cell table:style-name="ce1" office:value-type="float" office:value="0.116375684738159" calcext:value-type="float">
            <text:p>0.116375684738159</text:p>
          </table:table-cell>
          <table:table-cell table:style-name="ce1" office:value-type="float" office:value="0.269615411758423" calcext:value-type="float">
            <text:p>0.269615411758423</text:p>
          </table:table-cell>
          <table:table-cell table:style-name="ce1" office:value-type="float" office:value="0.242991924285889" calcext:value-type="float">
            <text:p>0.242991924285889</text:p>
          </table:table-cell>
          <table:table-cell table:style-name="ce1" office:value-type="float" office:value="0.240343809127808" calcext:value-type="float">
            <text:p>0.240343809127808</text:p>
          </table:table-cell>
          <table:table-cell table:style-name="ce1" office:value-type="float" office:value="0.0930304527282715" calcext:value-type="float">
            <text:p>0.093030452728272</text:p>
          </table:table-cell>
          <table:table-cell table:style-name="ce1" office:value-type="float" office:value="0.243810892105103" calcext:value-type="float">
            <text:p>0.243810892105103</text:p>
          </table:table-cell>
          <table:table-cell table:style-name="ce1" office:value-type="float" office:value="0.239218235015869" calcext:value-type="float">
            <text:p>0.239218235015869</text:p>
          </table:table-cell>
          <table:table-cell table:style-name="ce1" office:value-type="float" office:value="0.241003036499023" calcext:value-type="float">
            <text:p>0.241003036499023</text:p>
          </table:table-cell>
          <table:table-cell table:style-name="ce1" office:value-type="float" office:value="0.0933957099914551" calcext:value-type="float">
            <text:p>0.093395709991455</text:p>
          </table:table-cell>
          <table:table-cell table:style-name="ce1" office:value-type="float" office:value="0.244632005691528" calcext:value-type="float">
            <text:p>0.244632005691528</text:p>
          </table:table-cell>
          <table:table-cell table:style-name="ce1" office:value-type="float" office:value="0.243563175201416" calcext:value-type="float">
            <text:p>0.243563175201416</text:p>
          </table:table-cell>
          <table:table-cell table:style-name="ce1" office:value-type="float" office:value="0.235845327377319" calcext:value-type="float">
            <text:p>0.235845327377319</text:p>
          </table:table-cell>
          <table:table-cell table:style-name="ce1" office:value-type="float" office:value="0.0921852588653564" calcext:value-type="float">
            <text:p>0.092185258865357</text:p>
          </table:table-cell>
          <table:table-cell table:style-name="ce1" office:value-type="float" office:value="0.243782043457031" calcext:value-type="float">
            <text:p>0.243782043457031</text:p>
          </table:table-cell>
          <table:table-cell table:style-name="ce1" office:value-type="float" office:value="0.218963623046875" calcext:value-type="float">
            <text:p>0.218963623046875</text:p>
          </table:table-cell>
          <table:table-cell table:style-name="ce1" office:value-type="float" office:value="0.244534015655518" calcext:value-type="float">
            <text:p>0.244534015655518</text:p>
          </table:table-cell>
          <table:table-cell table:style-name="ce1" office:value-type="float" office:value="0.0998687744140625" calcext:value-type="float">
            <text:p>0.099868774414063</text:p>
          </table:table-cell>
          <table:table-cell table:style-name="ce1" office:value-type="float" office:value="0.233131170272827" calcext:value-type="float">
            <text:p>0.233131170272827</text:p>
          </table:table-cell>
          <table:table-cell table:style-name="ce1" office:value-type="float" office:value="0.246442317962646" calcext:value-type="float">
            <text:p>0.246442317962646</text:p>
          </table:table-cell>
          <table:table-cell table:style-name="ce1" office:value-type="float" office:value="0.239144086837769" calcext:value-type="float">
            <text:p>0.239144086837769</text:p>
          </table:table-cell>
          <table:table-cell table:style-name="ce1" office:value-type="float" office:value="0.117918491363525" calcext:value-type="float">
            <text:p>0.117918491363525</text:p>
          </table:table-cell>
          <table:table-cell table:style-name="ce1" office:value-type="float" office:value="0.245285987854004" calcext:value-type="float">
            <text:p>0.245285987854004</text:p>
          </table:table-cell>
          <table:table-cell table:style-name="ce1" office:value-type="float" office:value="0.24386715888977" calcext:value-type="float">
            <text:p>0.24386715888977</text:p>
          </table:table-cell>
          <table:table-cell table:style-name="ce1" office:value-type="float" office:value="0.236570358276367" calcext:value-type="float">
            <text:p>0.236570358276367</text:p>
          </table:table-cell>
          <table:table-cell table:style-name="ce1" office:value-type="float" office:value="0.0972499847412109" calcext:value-type="float">
            <text:p>0.097249984741211</text:p>
          </table:table-cell>
          <table:table-cell table:style-name="ce1" office:value-type="float" office:value="0.237061500549316" calcext:value-type="float">
            <text:p>0.237061500549316</text:p>
          </table:table-cell>
          <table:table-cell table:style-name="ce1" office:value-type="float" office:value="0.238820552825928" calcext:value-type="float">
            <text:p>0.238820552825928</text:p>
          </table:table-cell>
          <table:table-cell table:style-name="ce1" office:value-type="float" office:value="0.241870641708374" calcext:value-type="float">
            <text:p>0.241870641708374</text:p>
          </table:table-cell>
          <table:table-cell table:style-name="ce1" office:value-type="float" office:value="0.0938570499420166" calcext:value-type="float">
            <text:p>0.093857049942017</text:p>
          </table:table-cell>
          <table:table-cell table:style-name="ce1" office:value-type="float" office:value="0.241286277770996" calcext:value-type="float">
            <text:p>0.241286277770996</text:p>
          </table:table-cell>
          <table:table-cell table:style-name="ce1" office:value-type="float" office:value="0.236210584640503" calcext:value-type="float">
            <text:p>0.236210584640503</text:p>
          </table:table-cell>
          <table:table-cell table:style-name="ce1" office:value-type="float" office:value="0.243427038192749" calcext:value-type="float">
            <text:p>0.243427038192749</text:p>
          </table:table-cell>
          <table:table-cell table:style-name="ce1" office:value-type="float" office:value="0.096519947052002" calcext:value-type="float">
            <text:p>0.096519947052002</text:p>
          </table:table-cell>
          <table:table-cell table:style-name="ce1" office:value-type="float" office:value="0.239972352981567" calcext:value-type="float">
            <text:p>0.239972352981567</text:p>
          </table:table-cell>
          <table:table-cell table:style-name="ce1" office:value-type="float" office:value="0.24332594871521" calcext:value-type="float">
            <text:p>0.24332594871521</text:p>
          </table:table-cell>
          <table:table-cell table:style-name="ce1" office:value-type="float" office:value="0.240746974945068" calcext:value-type="float">
            <text:p>0.240746974945068</text:p>
          </table:table-cell>
          <table:table-cell table:style-name="ce1" office:value-type="float" office:value="0.0933816432952881" calcext:value-type="float">
            <text:p>0.093381643295288</text:p>
          </table:table-cell>
          <table:table-cell table:style-name="ce1" office:value-type="float" office:value="0.103307008743286" calcext:value-type="float">
            <text:p>0.103307008743286</text:p>
          </table:table-cell>
          <table:table-cell table:style-name="ce1" office:value-type="float" office:value="0.253663301467895" calcext:value-type="float">
            <text:p>0.253663301467895</text:p>
          </table:table-cell>
          <table:table-cell table:style-name="ce1" office:value-type="float" office:value="0.246598720550537" calcext:value-type="float">
            <text:p>0.246598720550537</text:p>
          </table:table-cell>
          <table:table-cell table:style-name="ce1" office:value-type="float" office:value="0.114533662796021" calcext:value-type="float">
            <text:p>0.114533662796021</text:p>
          </table:table-cell>
          <table:table-cell table:style-name="ce1" office:value-type="float" office:value="0.255563497543335" calcext:value-type="float">
            <text:p>0.255563497543335</text:p>
          </table:table-cell>
          <table:table-cell table:style-name="ce1" office:value-type="float" office:value="0.246204614639282" calcext:value-type="float">
            <text:p>0.246204614639282</text:p>
          </table:table-cell>
          <table:table-cell table:style-name="ce1" office:value-type="float" office:value="0.238351345062256" calcext:value-type="float">
            <text:p>0.238351345062256</text:p>
          </table:table-cell>
          <table:table-cell table:style-name="ce1" office:value-type="float" office:value="0.0945472717285156" calcext:value-type="float">
            <text:p>0.094547271728516</text:p>
          </table:table-cell>
          <table:table-cell table:style-name="ce1" office:value-type="float" office:value="0.231106042861938" calcext:value-type="float">
            <text:p>0.231106042861938</text:p>
          </table:table-cell>
          <table:table-cell table:style-name="ce1" office:value-type="float" office:value="0.239073514938354" calcext:value-type="float">
            <text:p>0.239073514938354</text:p>
          </table:table-cell>
          <table:table-cell table:style-name="ce1" office:value-type="float" office:value="0.244204044342041" calcext:value-type="float">
            <text:p>0.244204044342041</text:p>
          </table:table-cell>
          <table:table-cell table:style-name="ce1" office:value-type="float" office:value="0.0959000587463379" calcext:value-type="float">
            <text:p>0.095900058746338</text:p>
          </table:table-cell>
          <table:table-cell table:style-name="ce1" office:value-type="float" office:value="0.215481042861938" calcext:value-type="float">
            <text:p>0.215481042861938</text:p>
          </table:table-cell>
          <table:table-cell table:style-name="ce1" office:value-type="float" office:value="0.246348857879639" calcext:value-type="float">
            <text:p>0.246348857879639</text:p>
          </table:table-cell>
          <table:table-cell table:style-name="ce1" office:value-type="float" office:value="0.245862483978271" calcext:value-type="float">
            <text:p>0.245862483978271</text:p>
          </table:table-cell>
          <table:table-cell table:style-name="ce1" office:value-type="float" office:value="0.0895333290100098" calcext:value-type="float">
            <text:p>0.08953332901001</text:p>
          </table:table-cell>
          <table:table-cell table:style-name="ce1" office:value-type="float" office:value="0.142191886901855" calcext:value-type="float">
            <text:p>0.142191886901855</text:p>
          </table:table-cell>
          <table:table-cell table:style-name="ce1" office:value-type="float" office:value="0.236618757247925" calcext:value-type="float">
            <text:p>0.236618757247925</text:p>
          </table:table-cell>
          <table:table-cell table:style-name="ce1" office:value-type="float" office:value="0.235732316970825" calcext:value-type="float">
            <text:p>0.235732316970825</text:p>
          </table:table-cell>
          <table:table-cell table:style-name="ce1" office:value-type="float" office:value="0.108688116073608" calcext:value-type="float">
            <text:p>0.108688116073608</text:p>
          </table:table-cell>
          <table:table-cell table:style-name="ce1" office:value-type="float" office:value="0.216054201126099" calcext:value-type="float">
            <text:p>0.216054201126099</text:p>
          </table:table-cell>
          <table:table-cell table:style-name="ce1" office:value-type="float" office:value="0.227967977523804" calcext:value-type="float">
            <text:p>0.227967977523804</text:p>
          </table:table-cell>
          <table:table-cell table:style-name="ce1" office:value-type="float" office:value="0.232264041900635" calcext:value-type="float">
            <text:p>0.232264041900635</text:p>
          </table:table-cell>
          <table:table-cell table:style-name="ce1" office:value-type="float" office:value="0.203158280849457" calcext:value-type="float">
            <text:p>0.203158280849457</text:p>
          </table:table-cell>
          <table:table-cell table:style-name="ce1" office:value-type="float" office:value="0.0895333290100098" calcext:value-type="float">
            <text:p>0.08953332901001</text:p>
          </table:table-cell>
          <table:table-cell table:style-name="ce1" office:value-type="float" office:value="0.269615411758423" calcext:value-type="float">
            <text:p>0.269615411758423</text:p>
          </table:table-cell>
          <table:table-cell table:style-name="ce1" office:value-type="float" office:value="20.3158280849457" calcext:value-type="float">
            <text:p>20.31582808494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5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0584020614624" calcext:value-type="float">
            <text:p>0.110584020614624</text:p>
          </table:table-cell>
          <table:table-cell table:style-name="ce1" office:value-type="float" office:value="0.246095657348633" calcext:value-type="float">
            <text:p>0.246095657348633</text:p>
          </table:table-cell>
          <table:table-cell table:style-name="ce1" office:value-type="float" office:value="0.243005037307739" calcext:value-type="float">
            <text:p>0.243005037307739</text:p>
          </table:table-cell>
          <table:table-cell table:style-name="ce1" office:value-type="float" office:value="0.24698543548584" calcext:value-type="float">
            <text:p>0.24698543548584</text:p>
          </table:table-cell>
          <table:table-cell table:style-name="ce1" office:value-type="float" office:value="0.232646942138672" calcext:value-type="float">
            <text:p>0.232646942138672</text:p>
          </table:table-cell>
          <table:table-cell table:style-name="ce1" office:value-type="float" office:value="0.137484788894653" calcext:value-type="float">
            <text:p>0.137484788894653</text:p>
          </table:table-cell>
          <table:table-cell table:style-name="ce1" office:value-type="float" office:value="0.214297771453857" calcext:value-type="float">
            <text:p>0.214297771453857</text:p>
          </table:table-cell>
          <table:table-cell table:style-name="ce1" office:value-type="float" office:value="0.237451314926147" calcext:value-type="float">
            <text:p>0.237451314926147</text:p>
          </table:table-cell>
          <table:table-cell table:style-name="ce1" office:value-type="float" office:value="0.236292839050293" calcext:value-type="float">
            <text:p>0.236292839050293</text:p>
          </table:table-cell>
          <table:table-cell table:style-name="ce1" office:value-type="float" office:value="0.237146377563477" calcext:value-type="float">
            <text:p>0.237146377563477</text:p>
          </table:table-cell>
          <table:table-cell table:style-name="ce1" office:value-type="float" office:value="0.0905492305755615" calcext:value-type="float">
            <text:p>0.090549230575562</text:p>
          </table:table-cell>
          <table:table-cell table:style-name="ce1" office:value-type="float" office:value="0.243762254714966" calcext:value-type="float">
            <text:p>0.243762254714966</text:p>
          </table:table-cell>
          <table:table-cell table:style-name="ce1" office:value-type="float" office:value="0.231166839599609" calcext:value-type="float">
            <text:p>0.231166839599609</text:p>
          </table:table-cell>
          <table:table-cell table:style-name="ce1" office:value-type="float" office:value="0.231947898864746" calcext:value-type="float">
            <text:p>0.231947898864746</text:p>
          </table:table-cell>
          <table:table-cell table:style-name="ce1" office:value-type="float" office:value="0.231786489486694" calcext:value-type="float">
            <text:p>0.231786489486694</text:p>
          </table:table-cell>
          <table:table-cell table:style-name="ce1" office:value-type="float" office:value="0.0961236953735352" calcext:value-type="float">
            <text:p>0.096123695373535</text:p>
          </table:table-cell>
          <table:table-cell table:style-name="ce1" office:value-type="float" office:value="0.234263181686401" calcext:value-type="float">
            <text:p>0.234263181686401</text:p>
          </table:table-cell>
          <table:table-cell table:style-name="ce1" office:value-type="float" office:value="0.247873783111572" calcext:value-type="float">
            <text:p>0.247873783111572</text:p>
          </table:table-cell>
          <table:table-cell table:style-name="ce1" office:value-type="float" office:value="0.188676118850708" calcext:value-type="float">
            <text:p>0.188676118850708</text:p>
          </table:table-cell>
          <table:table-cell table:style-name="ce1" office:value-type="float" office:value="0.232307434082031" calcext:value-type="float">
            <text:p>0.232307434082031</text:p>
          </table:table-cell>
          <table:table-cell table:style-name="ce1" office:value-type="float" office:value="0.111397266387939" calcext:value-type="float">
            <text:p>0.111397266387939</text:p>
          </table:table-cell>
          <table:table-cell table:style-name="ce1" office:value-type="float" office:value="0.24348258972168" calcext:value-type="float">
            <text:p>0.24348258972168</text:p>
          </table:table-cell>
          <table:table-cell table:style-name="ce1" office:value-type="float" office:value="0.238983869552612" calcext:value-type="float">
            <text:p>0.238983869552612</text:p>
          </table:table-cell>
          <table:table-cell table:style-name="ce1" office:value-type="float" office:value="0.230780124664307" calcext:value-type="float">
            <text:p>0.230780124664307</text:p>
          </table:table-cell>
          <table:table-cell table:style-name="ce1" office:value-type="float" office:value="0.233676671981812" calcext:value-type="float">
            <text:p>0.233676671981812</text:p>
          </table:table-cell>
          <table:table-cell table:style-name="ce1" office:value-type="float" office:value="0.0965347290039063" calcext:value-type="float">
            <text:p>0.096534729003906</text:p>
          </table:table-cell>
          <table:table-cell table:style-name="ce1" office:value-type="float" office:value="0.240854501724243" calcext:value-type="float">
            <text:p>0.240854501724243</text:p>
          </table:table-cell>
          <table:table-cell table:style-name="ce1" office:value-type="float" office:value="0.232411861419678" calcext:value-type="float">
            <text:p>0.232411861419678</text:p>
          </table:table-cell>
          <table:table-cell table:style-name="ce1" office:value-type="float" office:value="0.236863851547241" calcext:value-type="float">
            <text:p>0.236863851547241</text:p>
          </table:table-cell>
          <table:table-cell table:style-name="ce1" office:value-type="float" office:value="0.22727108001709" calcext:value-type="float">
            <text:p>0.22727108001709</text:p>
          </table:table-cell>
          <table:table-cell table:style-name="ce1" office:value-type="float" office:value="0.0913963317871094" calcext:value-type="float">
            <text:p>0.091396331787109</text:p>
          </table:table-cell>
          <table:table-cell table:style-name="ce1" office:value-type="float" office:value="0.231543779373169" calcext:value-type="float">
            <text:p>0.231543779373169</text:p>
          </table:table-cell>
          <table:table-cell table:style-name="ce1" office:value-type="float" office:value="0.234911680221558" calcext:value-type="float">
            <text:p>0.234911680221558</text:p>
          </table:table-cell>
          <table:table-cell table:style-name="ce1" office:value-type="float" office:value="0.225867033004761" calcext:value-type="float">
            <text:p>0.225867033004761</text:p>
          </table:table-cell>
          <table:table-cell table:style-name="ce1" office:value-type="float" office:value="0.230742216110229" calcext:value-type="float">
            <text:p>0.230742216110229</text:p>
          </table:table-cell>
          <table:table-cell table:style-name="ce1" office:value-type="float" office:value="0.0899569988250732" calcext:value-type="float">
            <text:p>0.089956998825073</text:p>
          </table:table-cell>
          <table:table-cell table:style-name="ce1" office:value-type="float" office:value="0.190517902374268" calcext:value-type="float">
            <text:p>0.190517902374268</text:p>
          </table:table-cell>
          <table:table-cell table:style-name="ce1" office:value-type="float" office:value="0.191918849945068" calcext:value-type="float">
            <text:p>0.191918849945068</text:p>
          </table:table-cell>
          <table:table-cell table:style-name="ce1" office:value-type="float" office:value="0.233651638031006" calcext:value-type="float">
            <text:p>0.233651638031006</text:p>
          </table:table-cell>
          <table:table-cell table:style-name="ce1" office:value-type="float" office:value="0.233902931213379" calcext:value-type="float">
            <text:p>0.233902931213379</text:p>
          </table:table-cell>
          <table:table-cell table:style-name="ce1" office:value-type="float" office:value="0.112796545028687" calcext:value-type="float">
            <text:p>0.112796545028687</text:p>
          </table:table-cell>
          <table:table-cell table:style-name="ce1" office:value-type="float" office:value="0.214878082275391" calcext:value-type="float">
            <text:p>0.214878082275391</text:p>
          </table:table-cell>
          <table:table-cell table:style-name="ce1" office:value-type="float" office:value="0.230818033218384" calcext:value-type="float">
            <text:p>0.230818033218384</text:p>
          </table:table-cell>
          <table:table-cell table:style-name="ce1" office:value-type="float" office:value="0.238374471664429" calcext:value-type="float">
            <text:p>0.238374471664429</text:p>
          </table:table-cell>
          <table:table-cell table:style-name="ce1" office:value-type="float" office:value="0.244100093841553" calcext:value-type="float">
            <text:p>0.244100093841553</text:p>
          </table:table-cell>
          <table:table-cell table:style-name="ce1" office:value-type="float" office:value="0.0974051952362061" calcext:value-type="float">
            <text:p>0.097405195236206</text:p>
          </table:table-cell>
          <table:table-cell table:style-name="ce1" office:value-type="float" office:value="0.242743015289307" calcext:value-type="float">
            <text:p>0.242743015289307</text:p>
          </table:table-cell>
          <table:table-cell table:style-name="ce1" office:value-type="float" office:value="0.184450149536133" calcext:value-type="float">
            <text:p>0.184450149536133</text:p>
          </table:table-cell>
          <table:table-cell table:style-name="ce1" office:value-type="float" office:value="0.230558395385742" calcext:value-type="float">
            <text:p>0.230558395385742</text:p>
          </table:table-cell>
          <table:table-cell table:style-name="ce1" office:value-type="float" office:value="0.233146190643311" calcext:value-type="float">
            <text:p>0.233146190643311</text:p>
          </table:table-cell>
          <table:table-cell table:style-name="ce1" office:value-type="float" office:value="0.0892186164855957" calcext:value-type="float">
            <text:p>0.089218616485596</text:p>
          </table:table-cell>
          <table:table-cell table:style-name="ce1" office:value-type="float" office:value="0.248503684997559" calcext:value-type="float">
            <text:p>0.248503684997559</text:p>
          </table:table-cell>
          <table:table-cell table:style-name="ce1" office:value-type="float" office:value="0.1693274974823" calcext:value-type="float">
            <text:p>0.1693274974823</text:p>
          </table:table-cell>
          <table:table-cell table:style-name="ce1" office:value-type="float" office:value="0.232001543045044" calcext:value-type="float">
            <text:p>0.232001543045044</text:p>
          </table:table-cell>
          <table:table-cell table:style-name="ce1" office:value-type="float" office:value="0.231827259063721" calcext:value-type="float">
            <text:p>0.231827259063721</text:p>
          </table:table-cell>
          <table:table-cell table:style-name="ce1" office:value-type="float" office:value="0.093273401260376" calcext:value-type="float">
            <text:p>0.093273401260376</text:p>
          </table:table-cell>
          <table:table-cell table:style-name="ce1" office:value-type="float" office:value="0.0942659378051758" calcext:value-type="float">
            <text:p>0.094265937805176</text:p>
          </table:table-cell>
          <table:table-cell table:style-name="ce1" office:value-type="float" office:value="0.228729009628296" calcext:value-type="float">
            <text:p>0.228729009628296</text:p>
          </table:table-cell>
          <table:table-cell table:style-name="ce1" office:value-type="float" office:value="0.234303712844849" calcext:value-type="float">
            <text:p>0.234303712844849</text:p>
          </table:table-cell>
          <table:table-cell table:style-name="ce1" office:value-type="float" office:value="0.232682943344116" calcext:value-type="float">
            <text:p>0.232682943344116</text:p>
          </table:table-cell>
          <table:table-cell table:style-name="ce1" office:value-type="float" office:value="0.119953393936157" calcext:value-type="float">
            <text:p>0.119953393936157</text:p>
          </table:table-cell>
          <table:table-cell table:style-name="ce1" office:value-type="float" office:value="0.245279788970947" calcext:value-type="float">
            <text:p>0.245279788970947</text:p>
          </table:table-cell>
          <table:table-cell table:style-name="ce1" office:value-type="float" office:value="0.237029075622559" calcext:value-type="float">
            <text:p>0.237029075622559</text:p>
          </table:table-cell>
          <table:table-cell table:style-name="ce1" office:value-type="float" office:value="0.230847597122192" calcext:value-type="float">
            <text:p>0.230847597122192</text:p>
          </table:table-cell>
          <table:table-cell table:style-name="ce1" office:value-type="float" office:value="0.23111081123352" calcext:value-type="float">
            <text:p>0.23111081123352</text:p>
          </table:table-cell>
          <table:table-cell table:style-name="ce1" office:value-type="float" office:value="0.0941839218139648" calcext:value-type="float">
            <text:p>0.094183921813965</text:p>
          </table:table-cell>
          <table:table-cell table:style-name="ce1" office:value-type="float" office:value="0.227996587753296" calcext:value-type="float">
            <text:p>0.227996587753296</text:p>
          </table:table-cell>
          <table:table-cell table:style-name="ce1" office:value-type="float" office:value="0.230360269546509" calcext:value-type="float">
            <text:p>0.230360269546509</text:p>
          </table:table-cell>
          <table:table-cell table:style-name="ce1" office:value-type="float" office:value="0.233211517333984" calcext:value-type="float">
            <text:p>0.233211517333984</text:p>
          </table:table-cell>
          <table:table-cell table:style-name="ce1" office:value-type="float" office:value="0.232206583023071" calcext:value-type="float">
            <text:p>0.232206583023071</text:p>
          </table:table-cell>
          <table:table-cell table:style-name="ce1" office:value-type="float" office:value="0.0966880321502686" calcext:value-type="float">
            <text:p>0.096688032150269</text:p>
          </table:table-cell>
          <table:table-cell table:style-name="ce1" office:value-type="float" office:value="0.23112964630127" calcext:value-type="float">
            <text:p>0.23112964630127</text:p>
          </table:table-cell>
          <table:table-cell table:style-name="ce1" office:value-type="float" office:value="0.232652187347412" calcext:value-type="float">
            <text:p>0.232652187347412</text:p>
          </table:table-cell>
          <table:table-cell table:style-name="ce1" office:value-type="float" office:value="0.230516195297241" calcext:value-type="float">
            <text:p>0.230516195297241</text:p>
          </table:table-cell>
          <table:table-cell table:style-name="ce1" office:value-type="float" office:value="0.232934951782227" calcext:value-type="float">
            <text:p>0.232934951782227</text:p>
          </table:table-cell>
          <table:table-cell table:style-name="ce1" office:value-type="float" office:value="0.0883693695068359" calcext:value-type="float">
            <text:p>0.088369369506836</text:p>
          </table:table-cell>
          <table:table-cell table:style-name="ce1" office:value-type="float" office:value="0.23647141456604" calcext:value-type="float">
            <text:p>0.23647141456604</text:p>
          </table:table-cell>
          <table:table-cell table:style-name="ce1" office:value-type="float" office:value="0.228048801422119" calcext:value-type="float">
            <text:p>0.228048801422119</text:p>
          </table:table-cell>
          <table:table-cell table:style-name="ce1" office:value-type="float" office:value="0.234436511993408" calcext:value-type="float">
            <text:p>0.234436511993408</text:p>
          </table:table-cell>
          <table:table-cell table:style-name="ce1" office:value-type="float" office:value="0.232632875442505" calcext:value-type="float">
            <text:p>0.232632875442505</text:p>
          </table:table-cell>
          <table:table-cell table:style-name="ce1" office:value-type="float" office:value="0.112165927886963" calcext:value-type="float">
            <text:p>0.112165927886963</text:p>
          </table:table-cell>
          <table:table-cell table:style-name="ce1" office:value-type="float" office:value="0.256877422332764" calcext:value-type="float">
            <text:p>0.256877422332764</text:p>
          </table:table-cell>
          <table:table-cell table:style-name="ce1" office:value-type="float" office:value="0.238853931427002" calcext:value-type="float">
            <text:p>0.238853931427002</text:p>
          </table:table-cell>
          <table:table-cell table:style-name="ce1" office:value-type="float" office:value="0.231058835983276" calcext:value-type="float">
            <text:p>0.231058835983276</text:p>
          </table:table-cell>
          <table:table-cell table:style-name="ce1" office:value-type="float" office:value="0.231651782989502" calcext:value-type="float">
            <text:p>0.231651782989502</text:p>
          </table:table-cell>
          <table:table-cell table:style-name="ce1" office:value-type="float" office:value="0.0922925472259522" calcext:value-type="float">
            <text:p>0.092292547225952</text:p>
          </table:table-cell>
          <table:table-cell table:style-name="ce1" office:value-type="float" office:value="0.227540254592895" calcext:value-type="float">
            <text:p>0.227540254592895</text:p>
          </table:table-cell>
          <table:table-cell table:style-name="ce1" office:value-type="float" office:value="0.232050895690918" calcext:value-type="float">
            <text:p>0.232050895690918</text:p>
          </table:table-cell>
          <table:table-cell table:style-name="ce1" office:value-type="float" office:value="0.232636213302612" calcext:value-type="float">
            <text:p>0.232636213302612</text:p>
          </table:table-cell>
          <table:table-cell table:style-name="ce1" office:value-type="float" office:value="0.233559370040894" calcext:value-type="float">
            <text:p>0.233559370040894</text:p>
          </table:table-cell>
          <table:table-cell table:style-name="ce1" office:value-type="float" office:value="0.0901391506195068" calcext:value-type="float">
            <text:p>0.090139150619507</text:p>
          </table:table-cell>
          <table:table-cell table:style-name="ce1" office:value-type="float" office:value="0.233642101287842" calcext:value-type="float">
            <text:p>0.233642101287842</text:p>
          </table:table-cell>
          <table:table-cell table:style-name="ce1" office:value-type="float" office:value="0.230015754699707" calcext:value-type="float">
            <text:p>0.230015754699707</text:p>
          </table:table-cell>
          <table:table-cell table:style-name="ce1" office:value-type="float" office:value="0.232395887374878" calcext:value-type="float">
            <text:p>0.232395887374878</text:p>
          </table:table-cell>
          <table:table-cell table:style-name="ce1" office:value-type="float" office:value="0.232610940933228" calcext:value-type="float">
            <text:p>0.232610940933228</text:p>
          </table:table-cell>
          <table:table-cell table:style-name="ce1" office:value-type="float" office:value="0.0927202701568604" calcext:value-type="float">
            <text:p>0.09272027015686</text:p>
          </table:table-cell>
          <table:table-cell table:style-name="ce1" office:value-type="float" office:value="0.229129791259766" calcext:value-type="float">
            <text:p>0.229129791259766</text:p>
          </table:table-cell>
          <table:table-cell table:style-name="ce1" office:value-type="float" office:value="0.2315833568573" calcext:value-type="float">
            <text:p>0.2315833568573</text:p>
          </table:table-cell>
          <table:table-cell table:style-name="ce1" office:value-type="float" office:value="0.233394384384155" calcext:value-type="float">
            <text:p>0.233394384384155</text:p>
          </table:table-cell>
          <table:table-cell table:style-name="ce1" office:value-type="float" office:value="0.232217311859131" calcext:value-type="float">
            <text:p>0.232217311859131</text:p>
          </table:table-cell>
          <table:table-cell table:style-name="ce1" office:value-type="float" office:value="0.203531124591827" calcext:value-type="float">
            <text:p>0.203531124591827</text:p>
          </table:table-cell>
          <table:table-cell table:style-name="ce1" office:value-type="float" office:value="0.0883693695068359" calcext:value-type="float">
            <text:p>0.088369369506836</text:p>
          </table:table-cell>
          <table:table-cell table:style-name="ce1" office:value-type="float" office:value="0.256877422332764" calcext:value-type="float">
            <text:p>0.256877422332764</text:p>
          </table:table-cell>
          <table:table-cell table:style-name="ce1" office:value-type="float" office:value="20.3531124591827" calcext:value-type="float">
            <text:p>20.35311245918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6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5685701370239" calcext:value-type="float">
            <text:p>0.115685701370239</text:p>
          </table:table-cell>
          <table:table-cell table:style-name="ce1" office:value-type="float" office:value="0.236335039138794" calcext:value-type="float">
            <text:p>0.236335039138794</text:p>
          </table:table-cell>
          <table:table-cell table:style-name="ce1" office:value-type="float" office:value="0.231342792510986" calcext:value-type="float">
            <text:p>0.231342792510986</text:p>
          </table:table-cell>
          <table:table-cell table:style-name="ce1" office:value-type="float" office:value="0.232837915420532" calcext:value-type="float">
            <text:p>0.232837915420532</text:p>
          </table:table-cell>
          <table:table-cell table:style-name="ce1" office:value-type="float" office:value="0.231133937835693" calcext:value-type="float">
            <text:p>0.231133937835693</text:p>
          </table:table-cell>
          <table:table-cell table:style-name="ce1" office:value-type="float" office:value="0.229364633560181" calcext:value-type="float">
            <text:p>0.229364633560181</text:p>
          </table:table-cell>
          <table:table-cell table:style-name="ce1" office:value-type="float" office:value="0.108240365982056" calcext:value-type="float">
            <text:p>0.108240365982056</text:p>
          </table:table-cell>
          <table:table-cell table:style-name="ce1" office:value-type="float" office:value="0.228652000427246" calcext:value-type="float">
            <text:p>0.228652000427246</text:p>
          </table:table-cell>
          <table:table-cell table:style-name="ce1" office:value-type="float" office:value="0.23310661315918" calcext:value-type="float">
            <text:p>0.23310661315918</text:p>
          </table:table-cell>
          <table:table-cell table:style-name="ce1" office:value-type="float" office:value="0.235776662826538" calcext:value-type="float">
            <text:p>0.235776662826538</text:p>
          </table:table-cell>
          <table:table-cell table:style-name="ce1" office:value-type="float" office:value="0.236466407775879" calcext:value-type="float">
            <text:p>0.236466407775879</text:p>
          </table:table-cell>
          <table:table-cell table:style-name="ce1" office:value-type="float" office:value="0.239171981811523" calcext:value-type="float">
            <text:p>0.239171981811523</text:p>
          </table:table-cell>
          <table:table-cell table:style-name="ce1" office:value-type="float" office:value="0.0901365280151367" calcext:value-type="float">
            <text:p>0.090136528015137</text:p>
          </table:table-cell>
          <table:table-cell table:style-name="ce1" office:value-type="float" office:value="0.131367921829224" calcext:value-type="float">
            <text:p>0.131367921829224</text:p>
          </table:table-cell>
          <table:table-cell table:style-name="ce1" office:value-type="float" office:value="0.215078115463257" calcext:value-type="float">
            <text:p>0.215078115463257</text:p>
          </table:table-cell>
          <table:table-cell table:style-name="ce1" office:value-type="float" office:value="0.233473539352417" calcext:value-type="float">
            <text:p>0.233473539352417</text:p>
          </table:table-cell>
          <table:table-cell table:style-name="ce1" office:value-type="float" office:value="0.238229513168335" calcext:value-type="float">
            <text:p>0.238229513168335</text:p>
          </table:table-cell>
          <table:table-cell table:style-name="ce1" office:value-type="float" office:value="0.229714393615723" calcext:value-type="float">
            <text:p>0.229714393615723</text:p>
          </table:table-cell>
          <table:table-cell table:style-name="ce1" office:value-type="float" office:value="0.0895767211914063" calcext:value-type="float">
            <text:p>0.089576721191406</text:p>
          </table:table-cell>
          <table:table-cell table:style-name="ce1" office:value-type="float" office:value="0.236667394638062" calcext:value-type="float">
            <text:p>0.236667394638062</text:p>
          </table:table-cell>
          <table:table-cell table:style-name="ce1" office:value-type="float" office:value="0.113047122955322" calcext:value-type="float">
            <text:p>0.113047122955322</text:p>
          </table:table-cell>
          <table:table-cell table:style-name="ce1" office:value-type="float" office:value="0.240709066390991" calcext:value-type="float">
            <text:p>0.240709066390991</text:p>
          </table:table-cell>
          <table:table-cell table:style-name="ce1" office:value-type="float" office:value="0.235260963439941" calcext:value-type="float">
            <text:p>0.235260963439941</text:p>
          </table:table-cell>
          <table:table-cell table:style-name="ce1" office:value-type="float" office:value="0.23923134803772" calcext:value-type="float">
            <text:p>0.23923134803772</text:p>
          </table:table-cell>
          <table:table-cell table:style-name="ce1" office:value-type="float" office:value="0.228792667388916" calcext:value-type="float">
            <text:p>0.228792667388916</text:p>
          </table:table-cell>
          <table:table-cell table:style-name="ce1" office:value-type="float" office:value="0.236133575439453" calcext:value-type="float">
            <text:p>0.236133575439453</text:p>
          </table:table-cell>
          <table:table-cell table:style-name="ce1" office:value-type="float" office:value="0.0955662727355957" calcext:value-type="float">
            <text:p>0.095566272735596</text:p>
          </table:table-cell>
          <table:table-cell table:style-name="ce1" office:value-type="float" office:value="0.236274003982544" calcext:value-type="float">
            <text:p>0.236274003982544</text:p>
          </table:table-cell>
          <table:table-cell table:style-name="ce1" office:value-type="float" office:value="0.22783350944519" calcext:value-type="float">
            <text:p>0.22783350944519</text:p>
          </table:table-cell>
          <table:table-cell table:style-name="ce1" office:value-type="float" office:value="0.235828399658203" calcext:value-type="float">
            <text:p>0.235828399658203</text:p>
          </table:table-cell>
          <table:table-cell table:style-name="ce1" office:value-type="float" office:value="0.244665622711182" calcext:value-type="float">
            <text:p>0.244665622711182</text:p>
          </table:table-cell>
          <table:table-cell table:style-name="ce1" office:value-type="float" office:value="0.227792024612427" calcext:value-type="float">
            <text:p>0.227792024612427</text:p>
          </table:table-cell>
          <table:table-cell table:style-name="ce1" office:value-type="float" office:value="0.0941858291625977" calcext:value-type="float">
            <text:p>0.094185829162598</text:p>
          </table:table-cell>
          <table:table-cell table:style-name="ce1" office:value-type="float" office:value="0.236387252807617" calcext:value-type="float">
            <text:p>0.236387252807617</text:p>
          </table:table-cell>
          <table:table-cell table:style-name="ce1" office:value-type="float" office:value="0.230839014053345" calcext:value-type="float">
            <text:p>0.230839014053345</text:p>
          </table:table-cell>
          <table:table-cell table:style-name="ce1" office:value-type="float" office:value="0.231875419616699" calcext:value-type="float">
            <text:p>0.231875419616699</text:p>
          </table:table-cell>
          <table:table-cell table:style-name="ce1" office:value-type="float" office:value="0.242971658706665" calcext:value-type="float">
            <text:p>0.242971658706665</text:p>
          </table:table-cell>
          <table:table-cell table:style-name="ce1" office:value-type="float" office:value="0.232676982879639" calcext:value-type="float">
            <text:p>0.232676982879639</text:p>
          </table:table-cell>
          <table:table-cell table:style-name="ce1" office:value-type="float" office:value="0.106511116027832" calcext:value-type="float">
            <text:p>0.106511116027832</text:p>
          </table:table-cell>
          <table:table-cell table:style-name="ce1" office:value-type="float" office:value="0.255239486694336" calcext:value-type="float">
            <text:p>0.255239486694336</text:p>
          </table:table-cell>
          <table:table-cell table:style-name="ce1" office:value-type="float" office:value="0.10849666595459" calcext:value-type="float">
            <text:p>0.10849666595459</text:p>
          </table:table-cell>
          <table:table-cell table:style-name="ce1" office:value-type="float" office:value="0.243266105651855" calcext:value-type="float">
            <text:p>0.243266105651855</text:p>
          </table:table-cell>
          <table:table-cell table:style-name="ce1" office:value-type="float" office:value="0.260131359100342" calcext:value-type="float">
            <text:p>0.260131359100342</text:p>
          </table:table-cell>
          <table:table-cell table:style-name="ce1" office:value-type="float" office:value="0.234338045120239" calcext:value-type="float">
            <text:p>0.234338045120239</text:p>
          </table:table-cell>
          <table:table-cell table:style-name="ce1" office:value-type="float" office:value="0.230971336364746" calcext:value-type="float">
            <text:p>0.230971336364746</text:p>
          </table:table-cell>
          <table:table-cell table:style-name="ce1" office:value-type="float" office:value="0.239150285720825" calcext:value-type="float">
            <text:p>0.239150285720825</text:p>
          </table:table-cell>
          <table:table-cell table:style-name="ce1" office:value-type="float" office:value="0.0897173881530762" calcext:value-type="float">
            <text:p>0.089717388153076</text:p>
          </table:table-cell>
          <table:table-cell table:style-name="ce1" office:value-type="float" office:value="0.232924461364746" calcext:value-type="float">
            <text:p>0.232924461364746</text:p>
          </table:table-cell>
          <table:table-cell table:style-name="ce1" office:value-type="float" office:value="0.232874870300293" calcext:value-type="float">
            <text:p>0.232874870300293</text:p>
          </table:table-cell>
          <table:table-cell table:style-name="ce1" office:value-type="float" office:value="0.234725475311279" calcext:value-type="float">
            <text:p>0.234725475311279</text:p>
          </table:table-cell>
          <table:table-cell table:style-name="ce1" office:value-type="float" office:value="0.23669695854187" calcext:value-type="float">
            <text:p>0.23669695854187</text:p>
          </table:table-cell>
          <table:table-cell table:style-name="ce1" office:value-type="float" office:value="0.234725952148437" calcext:value-type="float">
            <text:p>0.234725952148437</text:p>
          </table:table-cell>
          <table:table-cell table:style-name="ce1" office:value-type="float" office:value="0.094304084777832" calcext:value-type="float">
            <text:p>0.094304084777832</text:p>
          </table:table-cell>
          <table:table-cell table:style-name="ce1" office:value-type="float" office:value="0.233130693435669" calcext:value-type="float">
            <text:p>0.233130693435669</text:p>
          </table:table-cell>
          <table:table-cell table:style-name="ce1" office:value-type="float" office:value="0.239933013916016" calcext:value-type="float">
            <text:p>0.239933013916016</text:p>
          </table:table-cell>
          <table:table-cell table:style-name="ce1" office:value-type="float" office:value="0.232893705368042" calcext:value-type="float">
            <text:p>0.232893705368042</text:p>
          </table:table-cell>
          <table:table-cell table:style-name="ce1" office:value-type="float" office:value="0.230787754058838" calcext:value-type="float">
            <text:p>0.230787754058838</text:p>
          </table:table-cell>
          <table:table-cell table:style-name="ce1" office:value-type="float" office:value="0.24208402633667" calcext:value-type="float">
            <text:p>0.24208402633667</text:p>
          </table:table-cell>
          <table:table-cell table:style-name="ce1" office:value-type="float" office:value="0.0946285724639893" calcext:value-type="float">
            <text:p>0.094628572463989</text:p>
          </table:table-cell>
          <table:table-cell table:style-name="ce1" office:value-type="float" office:value="0.246172904968262" calcext:value-type="float">
            <text:p>0.246172904968262</text:p>
          </table:table-cell>
          <table:table-cell table:style-name="ce1" office:value-type="float" office:value="0.130642652511597" calcext:value-type="float">
            <text:p>0.130642652511597</text:p>
          </table:table-cell>
          <table:table-cell table:style-name="ce1" office:value-type="float" office:value="0.243074417114258" calcext:value-type="float">
            <text:p>0.243074417114258</text:p>
          </table:table-cell>
          <table:table-cell table:style-name="ce1" office:value-type="float" office:value="0.232229232788086" calcext:value-type="float">
            <text:p>0.232229232788086</text:p>
          </table:table-cell>
          <table:table-cell table:style-name="ce1" office:value-type="float" office:value="0.240880489349365" calcext:value-type="float">
            <text:p>0.240880489349365</text:p>
          </table:table-cell>
          <table:table-cell table:style-name="ce1" office:value-type="float" office:value="0.229740381240845" calcext:value-type="float">
            <text:p>0.229740381240845</text:p>
          </table:table-cell>
          <table:table-cell table:style-name="ce1" office:value-type="float" office:value="0.232860088348389" calcext:value-type="float">
            <text:p>0.232860088348389</text:p>
          </table:table-cell>
          <table:table-cell table:style-name="ce1" office:value-type="float" office:value="0.0907125473022461" calcext:value-type="float">
            <text:p>0.090712547302246</text:p>
          </table:table-cell>
          <table:table-cell table:style-name="ce1" office:value-type="float" office:value="0.231101751327515" calcext:value-type="float">
            <text:p>0.231101751327515</text:p>
          </table:table-cell>
          <table:table-cell table:style-name="ce1" office:value-type="float" office:value="0.239367485046387" calcext:value-type="float">
            <text:p>0.239367485046387</text:p>
          </table:table-cell>
          <table:table-cell table:style-name="ce1" office:value-type="float" office:value="0.233077049255371" calcext:value-type="float">
            <text:p>0.233077049255371</text:p>
          </table:table-cell>
          <table:table-cell table:style-name="ce1" office:value-type="float" office:value="0.239042043685913" calcext:value-type="float">
            <text:p>0.239042043685913</text:p>
          </table:table-cell>
          <table:table-cell table:style-name="ce1" office:value-type="float" office:value="0.228536128997803" calcext:value-type="float">
            <text:p>0.228536128997803</text:p>
          </table:table-cell>
          <table:table-cell table:style-name="ce1" office:value-type="float" office:value="0.091177225112915" calcext:value-type="float">
            <text:p>0.091177225112915</text:p>
          </table:table-cell>
          <table:table-cell table:style-name="ce1" office:value-type="float" office:value="0.235842943191528" calcext:value-type="float">
            <text:p>0.235842943191528</text:p>
          </table:table-cell>
          <table:table-cell table:style-name="ce1" office:value-type="float" office:value="0.240381717681885" calcext:value-type="float">
            <text:p>0.240381717681885</text:p>
          </table:table-cell>
          <table:table-cell table:style-name="ce1" office:value-type="float" office:value="0.230646371841431" calcext:value-type="float">
            <text:p>0.230646371841431</text:p>
          </table:table-cell>
          <table:table-cell table:style-name="ce1" office:value-type="float" office:value="0.232789039611816" calcext:value-type="float">
            <text:p>0.232789039611816</text:p>
          </table:table-cell>
          <table:table-cell table:style-name="ce1" office:value-type="float" office:value="0.23273777961731" calcext:value-type="float">
            <text:p>0.23273777961731</text:p>
          </table:table-cell>
          <table:table-cell table:style-name="ce1" office:value-type="float" office:value="0.0908524990081787" calcext:value-type="float">
            <text:p>0.090852499008179</text:p>
          </table:table-cell>
          <table:table-cell table:style-name="ce1" office:value-type="float" office:value="0.234983682632446" calcext:value-type="float">
            <text:p>0.234983682632446</text:p>
          </table:table-cell>
          <table:table-cell table:style-name="ce1" office:value-type="float" office:value="0.114606618881226" calcext:value-type="float">
            <text:p>0.114606618881226</text:p>
          </table:table-cell>
          <table:table-cell table:style-name="ce1" office:value-type="float" office:value="0.153136253356934" calcext:value-type="float">
            <text:p>0.153136253356934</text:p>
          </table:table-cell>
          <table:table-cell table:style-name="ce1" office:value-type="float" office:value="0.234497308731079" calcext:value-type="float">
            <text:p>0.234497308731079</text:p>
          </table:table-cell>
          <table:table-cell table:style-name="ce1" office:value-type="float" office:value="0.235589265823364" calcext:value-type="float">
            <text:p>0.235589265823364</text:p>
          </table:table-cell>
          <table:table-cell table:style-name="ce1" office:value-type="float" office:value="0.232920169830322" calcext:value-type="float">
            <text:p>0.232920169830322</text:p>
          </table:table-cell>
          <table:table-cell table:style-name="ce1" office:value-type="float" office:value="0.236545324325562" calcext:value-type="float">
            <text:p>0.236545324325562</text:p>
          </table:table-cell>
          <table:table-cell table:style-name="ce1" office:value-type="float" office:value="0.0918674468994141" calcext:value-type="float">
            <text:p>0.091867446899414</text:p>
          </table:table-cell>
          <table:table-cell table:style-name="ce1" office:value-type="float" office:value="0.194335699081421" calcext:value-type="float">
            <text:p>0.194335699081421</text:p>
          </table:table-cell>
          <table:table-cell table:style-name="ce1" office:value-type="float" office:value="0.232908725738525" calcext:value-type="float">
            <text:p>0.232908725738525</text:p>
          </table:table-cell>
          <table:table-cell table:style-name="ce1" office:value-type="float" office:value="0.237935304641724" calcext:value-type="float">
            <text:p>0.237935304641724</text:p>
          </table:table-cell>
          <table:table-cell table:style-name="ce1" office:value-type="float" office:value="0.235282182693481" calcext:value-type="float">
            <text:p>0.235282182693481</text:p>
          </table:table-cell>
          <table:table-cell table:style-name="ce1" office:value-type="float" office:value="0.234520196914673" calcext:value-type="float">
            <text:p>0.234520196914673</text:p>
          </table:table-cell>
          <table:table-cell table:style-name="ce1" office:value-type="float" office:value="0.0911455154418945" calcext:value-type="float">
            <text:p>0.091145515441895</text:p>
          </table:table-cell>
          <table:table-cell table:style-name="ce1" office:value-type="float" office:value="0.235824584960937" calcext:value-type="float">
            <text:p>0.235824584960937</text:p>
          </table:table-cell>
          <table:table-cell table:style-name="ce1" office:value-type="float" office:value="0.243945837020874" calcext:value-type="float">
            <text:p>0.243945837020874</text:p>
          </table:table-cell>
          <table:table-cell table:style-name="ce1" office:value-type="float" office:value="0.235363483428955" calcext:value-type="float">
            <text:p>0.235363483428955</text:p>
          </table:table-cell>
          <table:table-cell table:style-name="ce1" office:value-type="float" office:value="0.234087228775024" calcext:value-type="float">
            <text:p>0.234087228775024</text:p>
          </table:table-cell>
          <table:table-cell table:style-name="ce1" office:value-type="float" office:value="0.23083233833313" calcext:value-type="float">
            <text:p>0.23083233833313</text:p>
          </table:table-cell>
          <table:table-cell table:style-name="ce1" office:value-type="float" office:value="0.0884125232696533" calcext:value-type="float">
            <text:p>0.088412523269653</text:p>
          </table:table-cell>
          <table:table-cell table:style-name="ce1" office:value-type="float" office:value="0.234244346618652" calcext:value-type="float">
            <text:p>0.234244346618652</text:p>
          </table:table-cell>
          <table:table-cell table:style-name="ce1" office:value-type="float" office:value="0.205948090553284" calcext:value-type="float">
            <text:p>0.205948090553284</text:p>
          </table:table-cell>
          <table:table-cell table:style-name="ce1" office:value-type="float" office:value="0.0884125232696533" calcext:value-type="float">
            <text:p>0.088412523269653</text:p>
          </table:table-cell>
          <table:table-cell table:style-name="ce1" office:value-type="float" office:value="0.260131359100342" calcext:value-type="float">
            <text:p>0.260131359100342</text:p>
          </table:table-cell>
          <table:table-cell table:style-name="ce1" office:value-type="float" office:value="20.5948090553284" calcext:value-type="float">
            <text:p>20.59480905532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7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21797561645508" calcext:value-type="float">
            <text:p>0.121797561645508</text:p>
          </table:table-cell>
          <table:table-cell table:style-name="ce1" office:value-type="float" office:value="0.259656190872192" calcext:value-type="float">
            <text:p>0.259656190872192</text:p>
          </table:table-cell>
          <table:table-cell table:style-name="ce1" office:value-type="float" office:value="0.245736360549927" calcext:value-type="float">
            <text:p>0.245736360549927</text:p>
          </table:table-cell>
          <table:table-cell table:style-name="ce1" office:value-type="float" office:value="0.232759952545166" calcext:value-type="float">
            <text:p>0.232759952545166</text:p>
          </table:table-cell>
          <table:table-cell table:style-name="ce1" office:value-type="float" office:value="0.242975473403931" calcext:value-type="float">
            <text:p>0.242975473403931</text:p>
          </table:table-cell>
          <table:table-cell table:style-name="ce1" office:value-type="float" office:value="0.233158826828003" calcext:value-type="float">
            <text:p>0.233158826828003</text:p>
          </table:table-cell>
          <table:table-cell table:style-name="ce1" office:value-type="float" office:value="0.234412670135498" calcext:value-type="float">
            <text:p>0.234412670135498</text:p>
          </table:table-cell>
          <table:table-cell table:style-name="ce1" office:value-type="float" office:value="0.115157127380371" calcext:value-type="float">
            <text:p>0.115157127380371</text:p>
          </table:table-cell>
          <table:table-cell table:style-name="ce1" office:value-type="float" office:value="0.241936206817627" calcext:value-type="float">
            <text:p>0.241936206817627</text:p>
          </table:table-cell>
          <table:table-cell table:style-name="ce1" office:value-type="float" office:value="0.226353645324707" calcext:value-type="float">
            <text:p>0.226353645324707</text:p>
          </table:table-cell>
          <table:table-cell table:style-name="ce1" office:value-type="float" office:value="0.241734027862549" calcext:value-type="float">
            <text:p>0.241734027862549</text:p>
          </table:table-cell>
          <table:table-cell table:style-name="ce1" office:value-type="float" office:value="0.232316732406616" calcext:value-type="float">
            <text:p>0.232316732406616</text:p>
          </table:table-cell>
          <table:table-cell table:style-name="ce1" office:value-type="float" office:value="0.249676465988159" calcext:value-type="float">
            <text:p>0.249676465988159</text:p>
          </table:table-cell>
          <table:table-cell table:style-name="ce1" office:value-type="float" office:value="0.233737230300903" calcext:value-type="float">
            <text:p>0.233737230300903</text:p>
          </table:table-cell>
          <table:table-cell table:style-name="ce1" office:value-type="float" office:value="0.100958824157715" calcext:value-type="float">
            <text:p>0.100958824157715</text:p>
          </table:table-cell>
          <table:table-cell table:style-name="ce1" office:value-type="float" office:value="0.257068872451782" calcext:value-type="float">
            <text:p>0.257068872451782</text:p>
          </table:table-cell>
          <table:table-cell table:style-name="ce1" office:value-type="float" office:value="0.231257200241089" calcext:value-type="float">
            <text:p>0.231257200241089</text:p>
          </table:table-cell>
          <table:table-cell table:style-name="ce1" office:value-type="float" office:value="0.225842237472534" calcext:value-type="float">
            <text:p>0.225842237472534</text:p>
          </table:table-cell>
          <table:table-cell table:style-name="ce1" office:value-type="float" office:value="0.21425986289978" calcext:value-type="float">
            <text:p>0.21425986289978</text:p>
          </table:table-cell>
          <table:table-cell table:style-name="ce1" office:value-type="float" office:value="0.232563972473145" calcext:value-type="float">
            <text:p>0.232563972473145</text:p>
          </table:table-cell>
          <table:table-cell table:style-name="ce1" office:value-type="float" office:value="0.127391338348389" calcext:value-type="float">
            <text:p>0.127391338348389</text:p>
          </table:table-cell>
          <table:table-cell table:style-name="ce1" office:value-type="float" office:value="0.240877151489258" calcext:value-type="float">
            <text:p>0.240877151489258</text:p>
          </table:table-cell>
          <table:table-cell table:style-name="ce1" office:value-type="float" office:value="0.24226450920105" calcext:value-type="float">
            <text:p>0.24226450920105</text:p>
          </table:table-cell>
          <table:table-cell table:style-name="ce1" office:value-type="float" office:value="0.245800971984863" calcext:value-type="float">
            <text:p>0.245800971984863</text:p>
          </table:table-cell>
          <table:table-cell table:style-name="ce1" office:value-type="float" office:value="0.234880208969116" calcext:value-type="float">
            <text:p>0.234880208969116</text:p>
          </table:table-cell>
          <table:table-cell table:style-name="ce1" office:value-type="float" office:value="0.231402635574341" calcext:value-type="float">
            <text:p>0.231402635574341</text:p>
          </table:table-cell>
          <table:table-cell table:style-name="ce1" office:value-type="float" office:value="0.234757423400879" calcext:value-type="float">
            <text:p>0.234757423400879</text:p>
          </table:table-cell>
          <table:table-cell table:style-name="ce1" office:value-type="float" office:value="0.0938806533813477" calcext:value-type="float">
            <text:p>0.093880653381348</text:p>
          </table:table-cell>
          <table:table-cell table:style-name="ce1" office:value-type="float" office:value="0.232326984405518" calcext:value-type="float">
            <text:p>0.232326984405518</text:p>
          </table:table-cell>
          <table:table-cell table:style-name="ce1" office:value-type="float" office:value="0.251342058181763" calcext:value-type="float">
            <text:p>0.251342058181763</text:p>
          </table:table-cell>
          <table:table-cell table:style-name="ce1" office:value-type="float" office:value="0.249330282211304" calcext:value-type="float">
            <text:p>0.249330282211304</text:p>
          </table:table-cell>
          <table:table-cell table:style-name="ce1" office:value-type="float" office:value="0.229075193405151" calcext:value-type="float">
            <text:p>0.229075193405151</text:p>
          </table:table-cell>
          <table:table-cell table:style-name="ce1" office:value-type="float" office:value="0.236462593078613" calcext:value-type="float">
            <text:p>0.236462593078613</text:p>
          </table:table-cell>
          <table:table-cell table:style-name="ce1" office:value-type="float" office:value="0.229551315307617" calcext:value-type="float">
            <text:p>0.229551315307617</text:p>
          </table:table-cell>
          <table:table-cell table:style-name="ce1" office:value-type="float" office:value="0.0960593223571777" calcext:value-type="float">
            <text:p>0.096059322357178</text:p>
          </table:table-cell>
          <table:table-cell table:style-name="ce1" office:value-type="float" office:value="0.262232065200806" calcext:value-type="float">
            <text:p>0.262232065200806</text:p>
          </table:table-cell>
          <table:table-cell table:style-name="ce1" office:value-type="float" office:value="0.231267690658569" calcext:value-type="float">
            <text:p>0.231267690658569</text:p>
          </table:table-cell>
          <table:table-cell table:style-name="ce1" office:value-type="float" office:value="0.233178377151489" calcext:value-type="float">
            <text:p>0.233178377151489</text:p>
          </table:table-cell>
          <table:table-cell table:style-name="ce1" office:value-type="float" office:value="0.232037544250488" calcext:value-type="float">
            <text:p>0.232037544250488</text:p>
          </table:table-cell>
          <table:table-cell table:style-name="ce1" office:value-type="float" office:value="0.235369205474854" calcext:value-type="float">
            <text:p>0.235369205474854</text:p>
          </table:table-cell>
          <table:table-cell table:style-name="ce1" office:value-type="float" office:value="0.12160325050354" calcext:value-type="float">
            <text:p>0.12160325050354</text:p>
          </table:table-cell>
          <table:table-cell table:style-name="ce1" office:value-type="float" office:value="0.25647759437561" calcext:value-type="float">
            <text:p>0.25647759437561</text:p>
          </table:table-cell>
          <table:table-cell table:style-name="ce1" office:value-type="float" office:value="0.242924928665161" calcext:value-type="float">
            <text:p>0.242924928665161</text:p>
          </table:table-cell>
          <table:table-cell table:style-name="ce1" office:value-type="float" office:value="0.246088266372681" calcext:value-type="float">
            <text:p>0.246088266372681</text:p>
          </table:table-cell>
          <table:table-cell table:style-name="ce1" office:value-type="float" office:value="0.241473197937012" calcext:value-type="float">
            <text:p>0.241473197937012</text:p>
          </table:table-cell>
          <table:table-cell table:style-name="ce1" office:value-type="float" office:value="0.235771894454956" calcext:value-type="float">
            <text:p>0.235771894454956</text:p>
          </table:table-cell>
          <table:table-cell table:style-name="ce1" office:value-type="float" office:value="0.232084274291992" calcext:value-type="float">
            <text:p>0.232084274291992</text:p>
          </table:table-cell>
          <table:table-cell table:style-name="ce1" office:value-type="float" office:value="0.0934851169586182" calcext:value-type="float">
            <text:p>0.093485116958618</text:p>
          </table:table-cell>
          <table:table-cell table:style-name="ce1" office:value-type="float" office:value="0.235683441162109" calcext:value-type="float">
            <text:p>0.235683441162109</text:p>
          </table:table-cell>
          <table:table-cell table:style-name="ce1" office:value-type="float" office:value="0.15612530708313" calcext:value-type="float">
            <text:p>0.15612530708313</text:p>
          </table:table-cell>
          <table:table-cell table:style-name="ce1" office:value-type="float" office:value="0.23652195930481" calcext:value-type="float">
            <text:p>0.23652195930481</text:p>
          </table:table-cell>
          <table:table-cell table:style-name="ce1" office:value-type="float" office:value="0.231435298919678" calcext:value-type="float">
            <text:p>0.231435298919678</text:p>
          </table:table-cell>
          <table:table-cell table:style-name="ce1" office:value-type="float" office:value="0.240704774856567" calcext:value-type="float">
            <text:p>0.240704774856567</text:p>
          </table:table-cell>
          <table:table-cell table:style-name="ce1" office:value-type="float" office:value="0.234924077987671" calcext:value-type="float">
            <text:p>0.234924077987671</text:p>
          </table:table-cell>
          <table:table-cell table:style-name="ce1" office:value-type="float" office:value="0.0975544452667236" calcext:value-type="float">
            <text:p>0.097554445266724</text:p>
          </table:table-cell>
          <table:table-cell table:style-name="ce1" office:value-type="float" office:value="0.233172178268433" calcext:value-type="float">
            <text:p>0.233172178268433</text:p>
          </table:table-cell>
          <table:table-cell table:style-name="ce1" office:value-type="float" office:value="0.23355507850647" calcext:value-type="float">
            <text:p>0.23355507850647</text:p>
          </table:table-cell>
          <table:table-cell table:style-name="ce1" office:value-type="float" office:value="0.233760118484497" calcext:value-type="float">
            <text:p>0.233760118484497</text:p>
          </table:table-cell>
          <table:table-cell table:style-name="ce1" office:value-type="float" office:value="0.232853889465332" calcext:value-type="float">
            <text:p>0.232853889465332</text:p>
          </table:table-cell>
          <table:table-cell table:style-name="ce1" office:value-type="float" office:value="0.249946117401123" calcext:value-type="float">
            <text:p>0.249946117401123</text:p>
          </table:table-cell>
          <table:table-cell table:style-name="ce1" office:value-type="float" office:value="0.117573261260986" calcext:value-type="float">
            <text:p>0.117573261260986</text:p>
          </table:table-cell>
          <table:table-cell table:style-name="ce1" office:value-type="float" office:value="0.093780517578125" calcext:value-type="float">
            <text:p>0.093780517578125</text:p>
          </table:table-cell>
          <table:table-cell table:style-name="ce1" office:value-type="float" office:value="0.247331857681274" calcext:value-type="float">
            <text:p>0.247331857681274</text:p>
          </table:table-cell>
          <table:table-cell table:style-name="ce1" office:value-type="float" office:value="0.230494976043701" calcext:value-type="float">
            <text:p>0.230494976043701</text:p>
          </table:table-cell>
          <table:table-cell table:style-name="ce1" office:value-type="float" office:value="0.238160371780395" calcext:value-type="float">
            <text:p>0.238160371780395</text:p>
          </table:table-cell>
          <table:table-cell table:style-name="ce1" office:value-type="float" office:value="0.227430582046509" calcext:value-type="float">
            <text:p>0.227430582046509</text:p>
          </table:table-cell>
          <table:table-cell table:style-name="ce1" office:value-type="float" office:value="0.23464035987854" calcext:value-type="float">
            <text:p>0.23464035987854</text:p>
          </table:table-cell>
          <table:table-cell table:style-name="ce1" office:value-type="float" office:value="0.0917816162109375" calcext:value-type="float">
            <text:p>0.091781616210938</text:p>
          </table:table-cell>
          <table:table-cell table:style-name="ce1" office:value-type="float" office:value="0.237937450408936" calcext:value-type="float">
            <text:p>0.237937450408936</text:p>
          </table:table-cell>
          <table:table-cell table:style-name="ce1" office:value-type="float" office:value="0.235510349273682" calcext:value-type="float">
            <text:p>0.235510349273682</text:p>
          </table:table-cell>
          <table:table-cell table:style-name="ce1" office:value-type="float" office:value="0.237525463104248" calcext:value-type="float">
            <text:p>0.237525463104248</text:p>
          </table:table-cell>
          <table:table-cell table:style-name="ce1" office:value-type="float" office:value="0.236661195755005" calcext:value-type="float">
            <text:p>0.236661195755005</text:p>
          </table:table-cell>
          <table:table-cell table:style-name="ce1" office:value-type="float" office:value="0.233404159545898" calcext:value-type="float">
            <text:p>0.233404159545898</text:p>
          </table:table-cell>
          <table:table-cell table:style-name="ce1" office:value-type="float" office:value="0.235236406326294" calcext:value-type="float">
            <text:p>0.235236406326294</text:p>
          </table:table-cell>
          <table:table-cell table:style-name="ce1" office:value-type="float" office:value="0.0925896167755127" calcext:value-type="float">
            <text:p>0.092589616775513</text:p>
          </table:table-cell>
          <table:table-cell table:style-name="ce1" office:value-type="float" office:value="0.233166933059692" calcext:value-type="float">
            <text:p>0.233166933059692</text:p>
          </table:table-cell>
          <table:table-cell table:style-name="ce1" office:value-type="float" office:value="0.232174634933472" calcext:value-type="float">
            <text:p>0.232174634933472</text:p>
          </table:table-cell>
          <table:table-cell table:style-name="ce1" office:value-type="float" office:value="0.232476949691772" calcext:value-type="float">
            <text:p>0.232476949691772</text:p>
          </table:table-cell>
          <table:table-cell table:style-name="ce1" office:value-type="float" office:value="0.235525131225586" calcext:value-type="float">
            <text:p>0.235525131225586</text:p>
          </table:table-cell>
          <table:table-cell table:style-name="ce1" office:value-type="float" office:value="0.239136219024658" calcext:value-type="float">
            <text:p>0.239136219024658</text:p>
          </table:table-cell>
          <table:table-cell table:style-name="ce1" office:value-type="float" office:value="0.109312057495117" calcext:value-type="float">
            <text:p>0.109312057495117</text:p>
          </table:table-cell>
          <table:table-cell table:style-name="ce1" office:value-type="float" office:value="0.0924015045166016" calcext:value-type="float">
            <text:p>0.092401504516602</text:p>
          </table:table-cell>
          <table:table-cell table:style-name="ce1" office:value-type="float" office:value="0.232538461685181" calcext:value-type="float">
            <text:p>0.232538461685181</text:p>
          </table:table-cell>
          <table:table-cell table:style-name="ce1" office:value-type="float" office:value="0.232811212539673" calcext:value-type="float">
            <text:p>0.232811212539673</text:p>
          </table:table-cell>
          <table:table-cell table:style-name="ce1" office:value-type="float" office:value="0.233096122741699" calcext:value-type="float">
            <text:p>0.233096122741699</text:p>
          </table:table-cell>
          <table:table-cell table:style-name="ce1" office:value-type="float" office:value="0.23347282409668" calcext:value-type="float">
            <text:p>0.23347282409668</text:p>
          </table:table-cell>
          <table:table-cell table:style-name="ce1" office:value-type="float" office:value="0.235642671585083" calcext:value-type="float">
            <text:p>0.235642671585083</text:p>
          </table:table-cell>
          <table:table-cell table:style-name="ce1" office:value-type="float" office:value="0.0930271148681641" calcext:value-type="float">
            <text:p>0.093027114868164</text:p>
          </table:table-cell>
          <table:table-cell table:style-name="ce1" office:value-type="float" office:value="0.093928337097168" calcext:value-type="float">
            <text:p>0.093928337097168</text:p>
          </table:table-cell>
          <table:table-cell table:style-name="ce1" office:value-type="float" office:value="0.239416837692261" calcext:value-type="float">
            <text:p>0.239416837692261</text:p>
          </table:table-cell>
          <table:table-cell table:style-name="ce1" office:value-type="float" office:value="0.238040447235107" calcext:value-type="float">
            <text:p>0.238040447235107</text:p>
          </table:table-cell>
          <table:table-cell table:style-name="ce1" office:value-type="float" office:value="0.233105182647705" calcext:value-type="float">
            <text:p>0.233105182647705</text:p>
          </table:table-cell>
          <table:table-cell table:style-name="ce1" office:value-type="float" office:value="0.251394748687744" calcext:value-type="float">
            <text:p>0.251394748687744</text:p>
          </table:table-cell>
          <table:table-cell table:style-name="ce1" office:value-type="float" office:value="0.226661443710327" calcext:value-type="float">
            <text:p>0.226661443710327</text:p>
          </table:table-cell>
          <table:table-cell table:style-name="ce1" office:value-type="float" office:value="0.0911283493041992" calcext:value-type="float">
            <text:p>0.091128349304199</text:p>
          </table:table-cell>
          <table:table-cell table:style-name="ce1" office:value-type="float" office:value="0.0954952239990234" calcext:value-type="float">
            <text:p>0.095495223999024</text:p>
          </table:table-cell>
          <table:table-cell table:style-name="ce1" office:value-type="float" office:value="0.232406616210937" calcext:value-type="float">
            <text:p>0.232406616210937</text:p>
          </table:table-cell>
          <table:table-cell table:style-name="ce1" office:value-type="float" office:value="0.233204364776611" calcext:value-type="float">
            <text:p>0.233204364776611</text:p>
          </table:table-cell>
          <table:table-cell table:style-name="ce1" office:value-type="float" office:value="0.236075401306152" calcext:value-type="float">
            <text:p>0.236075401306152</text:p>
          </table:table-cell>
          <table:table-cell table:style-name="ce1" office:value-type="float" office:value="0.23409104347229" calcext:value-type="float">
            <text:p>0.23409104347229</text:p>
          </table:table-cell>
          <table:table-cell table:style-name="ce1" office:value-type="float" office:value="0.210587801933289" calcext:value-type="float">
            <text:p>0.210587801933289</text:p>
          </table:table-cell>
          <table:table-cell table:style-name="ce1" office:value-type="float" office:value="0.0911283493041992" calcext:value-type="float">
            <text:p>0.091128349304199</text:p>
          </table:table-cell>
          <table:table-cell table:style-name="ce1" office:value-type="float" office:value="0.262232065200806" calcext:value-type="float">
            <text:p>0.262232065200806</text:p>
          </table:table-cell>
          <table:table-cell table:style-name="ce1" office:value-type="float" office:value="21.0587801933289" calcext:value-type="float">
            <text:p>21.05878019332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8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35217428207397" calcext:value-type="float">
            <text:p>0.135217428207397</text:p>
          </table:table-cell>
          <table:table-cell table:style-name="ce1" office:value-type="float" office:value="0.0915610790252686" calcext:value-type="float">
            <text:p>0.091561079025269</text:p>
          </table:table-cell>
          <table:table-cell table:style-name="ce1" office:value-type="float" office:value="0.23009204864502" calcext:value-type="float">
            <text:p>0.23009204864502</text:p>
          </table:table-cell>
          <table:table-cell table:style-name="ce1" office:value-type="float" office:value="0.232834339141846" calcext:value-type="float">
            <text:p>0.232834339141846</text:p>
          </table:table-cell>
          <table:table-cell table:style-name="ce1" office:value-type="float" office:value="0.236911535263062" calcext:value-type="float">
            <text:p>0.236911535263062</text:p>
          </table:table-cell>
          <table:table-cell table:style-name="ce1" office:value-type="float" office:value="0.232408046722412" calcext:value-type="float">
            <text:p>0.232408046722412</text:p>
          </table:table-cell>
          <table:table-cell table:style-name="ce1" office:value-type="float" office:value="0.242366075515747" calcext:value-type="float">
            <text:p>0.242366075515747</text:p>
          </table:table-cell>
          <table:table-cell table:style-name="ce1" office:value-type="float" office:value="0.230864763259888" calcext:value-type="float">
            <text:p>0.230864763259888</text:p>
          </table:table-cell>
          <table:table-cell table:style-name="ce1" office:value-type="float" office:value="0.0908551216125488" calcext:value-type="float">
            <text:p>0.090855121612549</text:p>
          </table:table-cell>
          <table:table-cell table:style-name="ce1" office:value-type="float" office:value="0.241428852081299" calcext:value-type="float">
            <text:p>0.241428852081299</text:p>
          </table:table-cell>
          <table:table-cell table:style-name="ce1" office:value-type="float" office:value="0.239476919174194" calcext:value-type="float">
            <text:p>0.239476919174194</text:p>
          </table:table-cell>
          <table:table-cell table:style-name="ce1" office:value-type="float" office:value="0.245089054107666" calcext:value-type="float">
            <text:p>0.245089054107666</text:p>
          </table:table-cell>
          <table:table-cell table:style-name="ce1" office:value-type="float" office:value="0.242714405059814" calcext:value-type="float">
            <text:p>0.242714405059814</text:p>
          </table:table-cell>
          <table:table-cell table:style-name="ce1" office:value-type="float" office:value="0.243801116943359" calcext:value-type="float">
            <text:p>0.243801116943359</text:p>
          </table:table-cell>
          <table:table-cell table:style-name="ce1" office:value-type="float" office:value="0.234200954437256" calcext:value-type="float">
            <text:p>0.234200954437256</text:p>
          </table:table-cell>
          <table:table-cell table:style-name="ce1" office:value-type="float" office:value="0.23833179473877" calcext:value-type="float">
            <text:p>0.23833179473877</text:p>
          </table:table-cell>
          <table:table-cell table:style-name="ce1" office:value-type="float" office:value="0.0918211936950684" calcext:value-type="float">
            <text:p>0.091821193695068</text:p>
          </table:table-cell>
          <table:table-cell table:style-name="ce1" office:value-type="float" office:value="0.0926206111907959" calcext:value-type="float">
            <text:p>0.092620611190796</text:p>
          </table:table-cell>
          <table:table-cell table:style-name="ce1" office:value-type="float" office:value="0.232596635818481" calcext:value-type="float">
            <text:p>0.232596635818481</text:p>
          </table:table-cell>
          <table:table-cell table:style-name="ce1" office:value-type="float" office:value="0.234571933746338" calcext:value-type="float">
            <text:p>0.234571933746338</text:p>
          </table:table-cell>
          <table:table-cell table:style-name="ce1" office:value-type="float" office:value="0.119378328323364" calcext:value-type="float">
            <text:p>0.119378328323364</text:p>
          </table:table-cell>
          <table:table-cell table:style-name="ce1" office:value-type="float" office:value="0.0897455215454102" calcext:value-type="float">
            <text:p>0.08974552154541</text:p>
          </table:table-cell>
          <table:table-cell table:style-name="ce1" office:value-type="float" office:value="0.233007192611694" calcext:value-type="float">
            <text:p>0.233007192611694</text:p>
          </table:table-cell>
          <table:table-cell table:style-name="ce1" office:value-type="float" office:value="0.24021315574646" calcext:value-type="float">
            <text:p>0.24021315574646</text:p>
          </table:table-cell>
          <table:table-cell table:style-name="ce1" office:value-type="float" office:value="0.232911825180054" calcext:value-type="float">
            <text:p>0.232911825180054</text:p>
          </table:table-cell>
          <table:table-cell table:style-name="ce1" office:value-type="float" office:value="0.229788780212402" calcext:value-type="float">
            <text:p>0.229788780212402</text:p>
          </table:table-cell>
          <table:table-cell table:style-name="ce1" office:value-type="float" office:value="0.233280181884766" calcext:value-type="float">
            <text:p>0.233280181884766</text:p>
          </table:table-cell>
          <table:table-cell table:style-name="ce1" office:value-type="float" office:value="0.231624841690063" calcext:value-type="float">
            <text:p>0.231624841690063</text:p>
          </table:table-cell>
          <table:table-cell table:style-name="ce1" office:value-type="float" office:value="0.0996949672698975" calcext:value-type="float">
            <text:p>0.099694967269898</text:p>
          </table:table-cell>
          <table:table-cell table:style-name="ce1" office:value-type="float" office:value="0.124239683151245" calcext:value-type="float">
            <text:p>0.124239683151245</text:p>
          </table:table-cell>
          <table:table-cell table:style-name="ce1" office:value-type="float" office:value="0.260887384414673" calcext:value-type="float">
            <text:p>0.260887384414673</text:p>
          </table:table-cell>
          <table:table-cell table:style-name="ce1" office:value-type="float" office:value="0.239319086074829" calcext:value-type="float">
            <text:p>0.239319086074829</text:p>
          </table:table-cell>
          <table:table-cell table:style-name="ce1" office:value-type="float" office:value="0.230953454971313" calcext:value-type="float">
            <text:p>0.230953454971313</text:p>
          </table:table-cell>
          <table:table-cell table:style-name="ce1" office:value-type="float" office:value="0.229529142379761" calcext:value-type="float">
            <text:p>0.229529142379761</text:p>
          </table:table-cell>
          <table:table-cell table:style-name="ce1" office:value-type="float" office:value="0.240045547485352" calcext:value-type="float">
            <text:p>0.240045547485352</text:p>
          </table:table-cell>
          <table:table-cell table:style-name="ce1" office:value-type="float" office:value="0.231385231018066" calcext:value-type="float">
            <text:p>0.231385231018066</text:p>
          </table:table-cell>
          <table:table-cell table:style-name="ce1" office:value-type="float" office:value="0.0905518531799316" calcext:value-type="float">
            <text:p>0.090551853179932</text:p>
          </table:table-cell>
          <table:table-cell table:style-name="ce1" office:value-type="float" office:value="0.229365110397339" calcext:value-type="float">
            <text:p>0.229365110397339</text:p>
          </table:table-cell>
          <table:table-cell table:style-name="ce1" office:value-type="float" office:value="0.233433246612549" calcext:value-type="float">
            <text:p>0.233433246612549</text:p>
          </table:table-cell>
          <table:table-cell table:style-name="ce1" office:value-type="float" office:value="0.23092770576477" calcext:value-type="float">
            <text:p>0.23092770576477</text:p>
          </table:table-cell>
          <table:table-cell table:style-name="ce1" office:value-type="float" office:value="0.115471839904785" calcext:value-type="float">
            <text:p>0.115471839904785</text:p>
          </table:table-cell>
          <table:table-cell table:style-name="ce1" office:value-type="float" office:value="0.251369714736938" calcext:value-type="float">
            <text:p>0.251369714736938</text:p>
          </table:table-cell>
          <table:table-cell table:style-name="ce1" office:value-type="float" office:value="0.172308444976807" calcext:value-type="float">
            <text:p>0.172308444976807</text:p>
          </table:table-cell>
          <table:table-cell table:style-name="ce1" office:value-type="float" office:value="0.233936786651611" calcext:value-type="float">
            <text:p>0.233936786651611</text:p>
          </table:table-cell>
          <table:table-cell table:style-name="ce1" office:value-type="float" office:value="0.233251333236694" calcext:value-type="float">
            <text:p>0.233251333236694</text:p>
          </table:table-cell>
          <table:table-cell table:style-name="ce1" office:value-type="float" office:value="0.242356061935425" calcext:value-type="float">
            <text:p>0.242356061935425</text:p>
          </table:table-cell>
          <table:table-cell table:style-name="ce1" office:value-type="float" office:value="0.226110696792603" calcext:value-type="float">
            <text:p>0.226110696792603</text:p>
          </table:table-cell>
          <table:table-cell table:style-name="ce1" office:value-type="float" office:value="0.238816738128662" calcext:value-type="float">
            <text:p>0.238816738128662</text:p>
          </table:table-cell>
          <table:table-cell table:style-name="ce1" office:value-type="float" office:value="0.107393503189087" calcext:value-type="float">
            <text:p>0.107393503189087</text:p>
          </table:table-cell>
          <table:table-cell table:style-name="ce1" office:value-type="float" office:value="0.252942323684692" calcext:value-type="float">
            <text:p>0.252942323684692</text:p>
          </table:table-cell>
          <table:table-cell table:style-name="ce1" office:value-type="float" office:value="0.0923082828521729" calcext:value-type="float">
            <text:p>0.092308282852173</text:p>
          </table:table-cell>
          <table:table-cell table:style-name="ce1" office:value-type="float" office:value="0.235799074172974" calcext:value-type="float">
            <text:p>0.235799074172974</text:p>
          </table:table-cell>
          <table:table-cell table:style-name="ce1" office:value-type="float" office:value="0.243385791778564" calcext:value-type="float">
            <text:p>0.243385791778564</text:p>
          </table:table-cell>
          <table:table-cell table:style-name="ce1" office:value-type="float" office:value="0.247632265090942" calcext:value-type="float">
            <text:p>0.247632265090942</text:p>
          </table:table-cell>
          <table:table-cell table:style-name="ce1" office:value-type="float" office:value="0.24325704574585" calcext:value-type="float">
            <text:p>0.24325704574585</text:p>
          </table:table-cell>
          <table:table-cell table:style-name="ce1" office:value-type="float" office:value="0.240966796875" calcext:value-type="float">
            <text:p>0.240966796875</text:p>
          </table:table-cell>
          <table:table-cell table:style-name="ce1" office:value-type="float" office:value="0.0879440307617188" calcext:value-type="float">
            <text:p>0.087944030761719</text:p>
          </table:table-cell>
          <table:table-cell table:style-name="ce1" office:value-type="float" office:value="0.238475799560547" calcext:value-type="float">
            <text:p>0.238475799560547</text:p>
          </table:table-cell>
          <table:table-cell table:style-name="ce1" office:value-type="float" office:value="0.230956077575684" calcext:value-type="float">
            <text:p>0.230956077575684</text:p>
          </table:table-cell>
          <table:table-cell table:style-name="ce1" office:value-type="float" office:value="0.233148336410522" calcext:value-type="float">
            <text:p>0.233148336410522</text:p>
          </table:table-cell>
          <table:table-cell table:style-name="ce1" office:value-type="float" office:value="0.113301753997803" calcext:value-type="float">
            <text:p>0.113301753997803</text:p>
          </table:table-cell>
          <table:table-cell table:style-name="ce1" office:value-type="float" office:value="0.230918645858765" calcext:value-type="float">
            <text:p>0.230918645858765</text:p>
          </table:table-cell>
          <table:table-cell table:style-name="ce1" office:value-type="float" office:value="0.242630243301392" calcext:value-type="float">
            <text:p>0.242630243301392</text:p>
          </table:table-cell>
          <table:table-cell table:style-name="ce1" office:value-type="float" office:value="0.230829954147339" calcext:value-type="float">
            <text:p>0.230829954147339</text:p>
          </table:table-cell>
          <table:table-cell table:style-name="ce1" office:value-type="float" office:value="0.238535404205322" calcext:value-type="float">
            <text:p>0.238535404205322</text:p>
          </table:table-cell>
          <table:table-cell table:style-name="ce1" office:value-type="float" office:value="0.232033252716064" calcext:value-type="float">
            <text:p>0.232033252716064</text:p>
          </table:table-cell>
          <table:table-cell table:style-name="ce1" office:value-type="float" office:value="0.233649969100952" calcext:value-type="float">
            <text:p>0.233649969100952</text:p>
          </table:table-cell>
          <table:table-cell table:style-name="ce1" office:value-type="float" office:value="0.231836318969727" calcext:value-type="float">
            <text:p>0.231836318969727</text:p>
          </table:table-cell>
          <table:table-cell table:style-name="ce1" office:value-type="float" office:value="0.0926253795623779" calcext:value-type="float">
            <text:p>0.092625379562378</text:p>
          </table:table-cell>
          <table:table-cell table:style-name="ce1" office:value-type="float" office:value="0.248935461044312" calcext:value-type="float">
            <text:p>0.248935461044312</text:p>
          </table:table-cell>
          <table:table-cell table:style-name="ce1" office:value-type="float" office:value="0.241534948348999" calcext:value-type="float">
            <text:p>0.241534948348999</text:p>
          </table:table-cell>
          <table:table-cell table:style-name="ce1" office:value-type="float" office:value="0.243095397949219" calcext:value-type="float">
            <text:p>0.243095397949219</text:p>
          </table:table-cell>
          <table:table-cell table:style-name="ce1" office:value-type="float" office:value="0.240008354187012" calcext:value-type="float">
            <text:p>0.240008354187012</text:p>
          </table:table-cell>
          <table:table-cell table:style-name="ce1" office:value-type="float" office:value="0.23980450630188" calcext:value-type="float">
            <text:p>0.23980450630188</text:p>
          </table:table-cell>
          <table:table-cell table:style-name="ce1" office:value-type="float" office:value="0.240880966186523" calcext:value-type="float">
            <text:p>0.240880966186523</text:p>
          </table:table-cell>
          <table:table-cell table:style-name="ce1" office:value-type="float" office:value="0.238959074020386" calcext:value-type="float">
            <text:p>0.238959074020386</text:p>
          </table:table-cell>
          <table:table-cell table:style-name="ce1" office:value-type="float" office:value="0.0962865352630615" calcext:value-type="float">
            <text:p>0.096286535263062</text:p>
          </table:table-cell>
          <table:table-cell table:style-name="ce1" office:value-type="float" office:value="0.227331161499023" calcext:value-type="float">
            <text:p>0.227331161499023</text:p>
          </table:table-cell>
          <table:table-cell table:style-name="ce1" office:value-type="float" office:value="0.23227334022522" calcext:value-type="float">
            <text:p>0.23227334022522</text:p>
          </table:table-cell>
          <table:table-cell table:style-name="ce1" office:value-type="float" office:value="0.241603136062622" calcext:value-type="float">
            <text:p>0.241603136062622</text:p>
          </table:table-cell>
          <table:table-cell table:style-name="ce1" office:value-type="float" office:value="0.110397577285767" calcext:value-type="float">
            <text:p>0.110397577285767</text:p>
          </table:table-cell>
          <table:table-cell table:style-name="ce1" office:value-type="float" office:value="0.268718481063843" calcext:value-type="float">
            <text:p>0.268718481063843</text:p>
          </table:table-cell>
          <table:table-cell table:style-name="ce1" office:value-type="float" office:value="0.234094619750977" calcext:value-type="float">
            <text:p>0.234094619750977</text:p>
          </table:table-cell>
          <table:table-cell table:style-name="ce1" office:value-type="float" office:value="0.227787971496582" calcext:value-type="float">
            <text:p>0.227787971496582</text:p>
          </table:table-cell>
          <table:table-cell table:style-name="ce1" office:value-type="float" office:value="0.23508095741272" calcext:value-type="float">
            <text:p>0.23508095741272</text:p>
          </table:table-cell>
          <table:table-cell table:style-name="ce1" office:value-type="float" office:value="0.231098651885986" calcext:value-type="float">
            <text:p>0.231098651885986</text:p>
          </table:table-cell>
          <table:table-cell table:style-name="ce1" office:value-type="float" office:value="0.23487401008606" calcext:value-type="float">
            <text:p>0.23487401008606</text:p>
          </table:table-cell>
          <table:table-cell table:style-name="ce1" office:value-type="float" office:value="0.233525991439819" calcext:value-type="float">
            <text:p>0.233525991439819</text:p>
          </table:table-cell>
          <table:table-cell table:style-name="ce1" office:value-type="float" office:value="0.0881843566894531" calcext:value-type="float">
            <text:p>0.088184356689453</text:p>
          </table:table-cell>
          <table:table-cell table:style-name="ce1" office:value-type="float" office:value="0.0993044376373291" calcext:value-type="float">
            <text:p>0.099304437637329</text:p>
          </table:table-cell>
          <table:table-cell table:style-name="ce1" office:value-type="float" office:value="0.239928960800171" calcext:value-type="float">
            <text:p>0.239928960800171</text:p>
          </table:table-cell>
          <table:table-cell table:style-name="ce1" office:value-type="float" office:value="0.236412048339844" calcext:value-type="float">
            <text:p>0.236412048339844</text:p>
          </table:table-cell>
          <table:table-cell table:style-name="ce1" office:value-type="float" office:value="0.232467889785767" calcext:value-type="float">
            <text:p>0.232467889785767</text:p>
          </table:table-cell>
          <table:table-cell table:style-name="ce1" office:value-type="float" office:value="0.23410153388977" calcext:value-type="float">
            <text:p>0.23410153388977</text:p>
          </table:table-cell>
          <table:table-cell table:style-name="ce1" office:value-type="float" office:value="0.232982635498047" calcext:value-type="float">
            <text:p>0.232982635498047</text:p>
          </table:table-cell>
          <table:table-cell table:style-name="ce1" office:value-type="float" office:value="0.234759330749512" calcext:value-type="float">
            <text:p>0.234759330749512</text:p>
          </table:table-cell>
          <table:table-cell table:style-name="ce1" office:value-type="float" office:value="0.0944342613220215" calcext:value-type="float">
            <text:p>0.094434261322022</text:p>
          </table:table-cell>
          <table:table-cell table:style-name="ce1" office:value-type="float" office:value="0.0944387912750244" calcext:value-type="float">
            <text:p>0.094438791275025</text:p>
          </table:table-cell>
          <table:table-cell table:style-name="ce1" office:value-type="float" office:value="0.238810300827026" calcext:value-type="float">
            <text:p>0.238810300827026</text:p>
          </table:table-cell>
          <table:table-cell table:style-name="ce1" office:value-type="float" office:value="0.232115268707275" calcext:value-type="float">
            <text:p>0.232115268707275</text:p>
          </table:table-cell>
          <table:table-cell table:style-name="ce1" office:value-type="float" office:value="0.206484689712524" calcext:value-type="float">
            <text:p>0.206484689712524</text:p>
          </table:table-cell>
          <table:table-cell table:style-name="ce1" office:value-type="float" office:value="0.0879440307617188" calcext:value-type="float">
            <text:p>0.087944030761719</text:p>
          </table:table-cell>
          <table:table-cell table:style-name="ce1" office:value-type="float" office:value="0.268718481063843" calcext:value-type="float">
            <text:p>0.268718481063843</text:p>
          </table:table-cell>
          <table:table-cell table:style-name="ce1" office:value-type="float" office:value="20.6484689712524" calcext:value-type="float">
            <text:p>20.64846897125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9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424446105957" calcext:value-type="float">
            <text:p>0.11424446105957</text:p>
          </table:table-cell>
          <table:table-cell table:style-name="ce1" office:value-type="float" office:value="0.0912020206451416" calcext:value-type="float">
            <text:p>0.091202020645142</text:p>
          </table:table-cell>
          <table:table-cell table:style-name="ce1" office:value-type="float" office:value="0.236976623535156" calcext:value-type="float">
            <text:p>0.236976623535156</text:p>
          </table:table-cell>
          <table:table-cell table:style-name="ce1" office:value-type="float" office:value="0.208311796188354" calcext:value-type="float">
            <text:p>0.208311796188354</text:p>
          </table:table-cell>
          <table:table-cell table:style-name="ce1" office:value-type="float" office:value="0.0925931930541992" calcext:value-type="float">
            <text:p>0.092593193054199</text:p>
          </table:table-cell>
          <table:table-cell table:style-name="ce1" office:value-type="float" office:value="0.239701271057129" calcext:value-type="float">
            <text:p>0.239701271057129</text:p>
          </table:table-cell>
          <table:table-cell table:style-name="ce1" office:value-type="float" office:value="0.249651193618774" calcext:value-type="float">
            <text:p>0.249651193618774</text:p>
          </table:table-cell>
          <table:table-cell table:style-name="ce1" office:value-type="float" office:value="0.23778223991394" calcext:value-type="float">
            <text:p>0.23778223991394</text:p>
          </table:table-cell>
          <table:table-cell table:style-name="ce1" office:value-type="float" office:value="0.244470357894897" calcext:value-type="float">
            <text:p>0.244470357894897</text:p>
          </table:table-cell>
          <table:table-cell table:style-name="ce1" office:value-type="float" office:value="0.235652208328247" calcext:value-type="float">
            <text:p>0.235652208328247</text:p>
          </table:table-cell>
          <table:table-cell table:style-name="ce1" office:value-type="float" office:value="0.244405508041382" calcext:value-type="float">
            <text:p>0.244405508041382</text:p>
          </table:table-cell>
          <table:table-cell table:style-name="ce1" office:value-type="float" office:value="0.24012565612793" calcext:value-type="float">
            <text:p>0.24012565612793</text:p>
          </table:table-cell>
          <table:table-cell table:style-name="ce1" office:value-type="float" office:value="0.0937638282775879" calcext:value-type="float">
            <text:p>0.093763828277588</text:p>
          </table:table-cell>
          <table:table-cell table:style-name="ce1" office:value-type="float" office:value="0.112857818603516" calcext:value-type="float">
            <text:p>0.112857818603516</text:p>
          </table:table-cell>
          <table:table-cell table:style-name="ce1" office:value-type="float" office:value="0.229716539382935" calcext:value-type="float">
            <text:p>0.229716539382935</text:p>
          </table:table-cell>
          <table:table-cell table:style-name="ce1" office:value-type="float" office:value="0.232504606246948" calcext:value-type="float">
            <text:p>0.232504606246948</text:p>
          </table:table-cell>
          <table:table-cell table:style-name="ce1" office:value-type="float" office:value="0.237426042556763" calcext:value-type="float">
            <text:p>0.237426042556763</text:p>
          </table:table-cell>
          <table:table-cell table:style-name="ce1" office:value-type="float" office:value="0.245341539382935" calcext:value-type="float">
            <text:p>0.245341539382935</text:p>
          </table:table-cell>
          <table:table-cell table:style-name="ce1" office:value-type="float" office:value="0.236900329589844" calcext:value-type="float">
            <text:p>0.236900329589844</text:p>
          </table:table-cell>
          <table:table-cell table:style-name="ce1" office:value-type="float" office:value="0.233055114746094" calcext:value-type="float">
            <text:p>0.233055114746094</text:p>
          </table:table-cell>
          <table:table-cell table:style-name="ce1" office:value-type="float" office:value="0.110156059265137" calcext:value-type="float">
            <text:p>0.110156059265137</text:p>
          </table:table-cell>
          <table:table-cell table:style-name="ce1" office:value-type="float" office:value="0.243587970733643" calcext:value-type="float">
            <text:p>0.243587970733643</text:p>
          </table:table-cell>
          <table:table-cell table:style-name="ce1" office:value-type="float" office:value="0.17844033241272" calcext:value-type="float">
            <text:p>0.17844033241272</text:p>
          </table:table-cell>
          <table:table-cell table:style-name="ce1" office:value-type="float" office:value="0.0896577835083008" calcext:value-type="float">
            <text:p>0.089657783508301</text:p>
          </table:table-cell>
          <table:table-cell table:style-name="ce1" office:value-type="float" office:value="0.248929023742676" calcext:value-type="float">
            <text:p>0.248929023742676</text:p>
          </table:table-cell>
          <table:table-cell table:style-name="ce1" office:value-type="float" office:value="0.217337608337402" calcext:value-type="float">
            <text:p>0.217337608337402</text:p>
          </table:table-cell>
          <table:table-cell table:style-name="ce1" office:value-type="float" office:value="0.239981412887573" calcext:value-type="float">
            <text:p>0.239981412887573</text:p>
          </table:table-cell>
          <table:table-cell table:style-name="ce1" office:value-type="float" office:value="0.23501992225647" calcext:value-type="float">
            <text:p>0.23501992225647</text:p>
          </table:table-cell>
          <table:table-cell table:style-name="ce1" office:value-type="float" office:value="0.232861042022705" calcext:value-type="float">
            <text:p>0.232861042022705</text:p>
          </table:table-cell>
          <table:table-cell table:style-name="ce1" office:value-type="float" office:value="0.0937204360961914" calcext:value-type="float">
            <text:p>0.093720436096191</text:p>
          </table:table-cell>
          <table:table-cell table:style-name="ce1" office:value-type="float" office:value="0.24306845664978" calcext:value-type="float">
            <text:p>0.24306845664978</text:p>
          </table:table-cell>
          <table:table-cell table:style-name="ce1" office:value-type="float" office:value="0.257808208465576" calcext:value-type="float">
            <text:p>0.257808208465576</text:p>
          </table:table-cell>
          <table:table-cell table:style-name="ce1" office:value-type="float" office:value="0.0959334373474121" calcext:value-type="float">
            <text:p>0.095933437347412</text:p>
          </table:table-cell>
          <table:table-cell table:style-name="ce1" office:value-type="float" office:value="0.228695154190063" calcext:value-type="float">
            <text:p>0.228695154190063</text:p>
          </table:table-cell>
          <table:table-cell table:style-name="ce1" office:value-type="float" office:value="0.236572504043579" calcext:value-type="float">
            <text:p>0.236572504043579</text:p>
          </table:table-cell>
          <table:table-cell table:style-name="ce1" office:value-type="float" office:value="0.192424058914185" calcext:value-type="float">
            <text:p>0.192424058914185</text:p>
          </table:table-cell>
          <table:table-cell table:style-name="ce1" office:value-type="float" office:value="0.23644232749939" calcext:value-type="float">
            <text:p>0.23644232749939</text:p>
          </table:table-cell>
          <table:table-cell table:style-name="ce1" office:value-type="float" office:value="0.231499433517456" calcext:value-type="float">
            <text:p>0.231499433517456</text:p>
          </table:table-cell>
          <table:table-cell table:style-name="ce1" office:value-type="float" office:value="0.0880806446075439" calcext:value-type="float">
            <text:p>0.088080644607544</text:p>
          </table:table-cell>
          <table:table-cell table:style-name="ce1" office:value-type="float" office:value="0.236192464828491" calcext:value-type="float">
            <text:p>0.236192464828491</text:p>
          </table:table-cell>
          <table:table-cell table:style-name="ce1" office:value-type="float" office:value="0.111955165863037" calcext:value-type="float">
            <text:p>0.111955165863037</text:p>
          </table:table-cell>
          <table:table-cell table:style-name="ce1" office:value-type="float" office:value="0.116596221923828" calcext:value-type="float">
            <text:p>0.116596221923828</text:p>
          </table:table-cell>
          <table:table-cell table:style-name="ce1" office:value-type="float" office:value="0.242896795272827" calcext:value-type="float">
            <text:p>0.242896795272827</text:p>
          </table:table-cell>
          <table:table-cell table:style-name="ce1" office:value-type="float" office:value="0.22183346748352" calcext:value-type="float">
            <text:p>0.22183346748352</text:p>
          </table:table-cell>
          <table:table-cell table:style-name="ce1" office:value-type="float" office:value="0.230245590209961" calcext:value-type="float">
            <text:p>0.230245590209961</text:p>
          </table:table-cell>
          <table:table-cell table:style-name="ce1" office:value-type="float" office:value="0.253960371017456" calcext:value-type="float">
            <text:p>0.253960371017456</text:p>
          </table:table-cell>
          <table:table-cell table:style-name="ce1" office:value-type="float" office:value="0.232372760772705" calcext:value-type="float">
            <text:p>0.232372760772705</text:p>
          </table:table-cell>
          <table:table-cell table:style-name="ce1" office:value-type="float" office:value="0.242084980010986" calcext:value-type="float">
            <text:p>0.242084980010986</text:p>
          </table:table-cell>
          <table:table-cell table:style-name="ce1" office:value-type="float" office:value="0.235053539276123" calcext:value-type="float">
            <text:p>0.235053539276123</text:p>
          </table:table-cell>
          <table:table-cell table:style-name="ce1" office:value-type="float" office:value="0.100574970245361" calcext:value-type="float">
            <text:p>0.100574970245361</text:p>
          </table:table-cell>
          <table:table-cell table:style-name="ce1" office:value-type="float" office:value="0.114614486694336" calcext:value-type="float">
            <text:p>0.114614486694336</text:p>
          </table:table-cell>
          <table:table-cell table:style-name="ce1" office:value-type="float" office:value="0.231921434402466" calcext:value-type="float">
            <text:p>0.231921434402466</text:p>
          </table:table-cell>
          <table:table-cell table:style-name="ce1" office:value-type="float" office:value="0.234736680984497" calcext:value-type="float">
            <text:p>0.234736680984497</text:p>
          </table:table-cell>
          <table:table-cell table:style-name="ce1" office:value-type="float" office:value="0.23996639251709" calcext:value-type="float">
            <text:p>0.23996639251709</text:p>
          </table:table-cell>
          <table:table-cell table:style-name="ce1" office:value-type="float" office:value="0.236371517181396" calcext:value-type="float">
            <text:p>0.236371517181396</text:p>
          </table:table-cell>
          <table:table-cell table:style-name="ce1" office:value-type="float" office:value="0.243572235107422" calcext:value-type="float">
            <text:p>0.243572235107422</text:p>
          </table:table-cell>
          <table:table-cell table:style-name="ce1" office:value-type="float" office:value="0.245648622512817" calcext:value-type="float">
            <text:p>0.245648622512817</text:p>
          </table:table-cell>
          <table:table-cell table:style-name="ce1" office:value-type="float" office:value="0.233835458755493" calcext:value-type="float">
            <text:p>0.233835458755493</text:p>
          </table:table-cell>
          <table:table-cell table:style-name="ce1" office:value-type="float" office:value="0.231832504272461" calcext:value-type="float">
            <text:p>0.231832504272461</text:p>
          </table:table-cell>
          <table:table-cell table:style-name="ce1" office:value-type="float" office:value="0.0882349014282227" calcext:value-type="float">
            <text:p>0.088234901428223</text:p>
          </table:table-cell>
          <table:table-cell table:style-name="ce1" office:value-type="float" office:value="0.113852977752686" calcext:value-type="float">
            <text:p>0.113852977752686</text:p>
          </table:table-cell>
          <table:table-cell table:style-name="ce1" office:value-type="float" office:value="0.0902714729309082" calcext:value-type="float">
            <text:p>0.090271472930908</text:p>
          </table:table-cell>
          <table:table-cell table:style-name="ce1" office:value-type="float" office:value="0.232126474380493" calcext:value-type="float">
            <text:p>0.232126474380493</text:p>
          </table:table-cell>
          <table:table-cell table:style-name="ce1" office:value-type="float" office:value="0.118571043014526" calcext:value-type="float">
            <text:p>0.118571043014526</text:p>
          </table:table-cell>
          <table:table-cell table:style-name="ce1" office:value-type="float" office:value="0.216896295547485" calcext:value-type="float">
            <text:p>0.216896295547485</text:p>
          </table:table-cell>
          <table:table-cell table:style-name="ce1" office:value-type="float" office:value="0.23253607749939" calcext:value-type="float">
            <text:p>0.23253607749939</text:p>
          </table:table-cell>
          <table:table-cell table:style-name="ce1" office:value-type="float" office:value="0.232890129089355" calcext:value-type="float">
            <text:p>0.232890129089355</text:p>
          </table:table-cell>
          <table:table-cell table:style-name="ce1" office:value-type="float" office:value="0.250698566436768" calcext:value-type="float">
            <text:p>0.250698566436768</text:p>
          </table:table-cell>
          <table:table-cell table:style-name="ce1" office:value-type="float" office:value="0.240142345428467" calcext:value-type="float">
            <text:p>0.240142345428467</text:p>
          </table:table-cell>
          <table:table-cell table:style-name="ce1" office:value-type="float" office:value="0.100756406784058" calcext:value-type="float">
            <text:p>0.100756406784058</text:p>
          </table:table-cell>
          <table:table-cell table:style-name="ce1" office:value-type="float" office:value="0.0991418361663818" calcext:value-type="float">
            <text:p>0.099141836166382</text:p>
          </table:table-cell>
          <table:table-cell table:style-name="ce1" office:value-type="float" office:value="0.239407777786255" calcext:value-type="float">
            <text:p>0.239407777786255</text:p>
          </table:table-cell>
          <table:table-cell table:style-name="ce1" office:value-type="float" office:value="0.107470035552979" calcext:value-type="float">
            <text:p>0.107470035552979</text:p>
          </table:table-cell>
          <table:table-cell table:style-name="ce1" office:value-type="float" office:value="0.249725103378296" calcext:value-type="float">
            <text:p>0.249725103378296</text:p>
          </table:table-cell>
          <table:table-cell table:style-name="ce1" office:value-type="float" office:value="0.229559421539307" calcext:value-type="float">
            <text:p>0.229559421539307</text:p>
          </table:table-cell>
          <table:table-cell table:style-name="ce1" office:value-type="float" office:value="0.235195875167847" calcext:value-type="float">
            <text:p>0.235195875167847</text:p>
          </table:table-cell>
          <table:table-cell table:style-name="ce1" office:value-type="float" office:value="0.231384515762329" calcext:value-type="float">
            <text:p>0.231384515762329</text:p>
          </table:table-cell>
          <table:table-cell table:style-name="ce1" office:value-type="float" office:value="0.239871978759766" calcext:value-type="float">
            <text:p>0.239871978759766</text:p>
          </table:table-cell>
          <table:table-cell table:style-name="ce1" office:value-type="float" office:value="0.0910677909851074" calcext:value-type="float">
            <text:p>0.091067790985108</text:p>
          </table:table-cell>
          <table:table-cell table:style-name="ce1" office:value-type="float" office:value="0.233464956283569" calcext:value-type="float">
            <text:p>0.233464956283569</text:p>
          </table:table-cell>
          <table:table-cell table:style-name="ce1" office:value-type="float" office:value="0.114560842514038" calcext:value-type="float">
            <text:p>0.114560842514038</text:p>
          </table:table-cell>
          <table:table-cell table:style-name="ce1" office:value-type="float" office:value="0.0886826515197754" calcext:value-type="float">
            <text:p>0.088682651519775</text:p>
          </table:table-cell>
          <table:table-cell table:style-name="ce1" office:value-type="float" office:value="0.169885396957397" calcext:value-type="float">
            <text:p>0.169885396957397</text:p>
          </table:table-cell>
          <table:table-cell table:style-name="ce1" office:value-type="float" office:value="0.251900196075439" calcext:value-type="float">
            <text:p>0.251900196075439</text:p>
          </table:table-cell>
          <table:table-cell table:style-name="ce1" office:value-type="float" office:value="0.130355358123779" calcext:value-type="float">
            <text:p>0.130355358123779</text:p>
          </table:table-cell>
          <table:table-cell table:style-name="ce1" office:value-type="float" office:value="0.231687068939209" calcext:value-type="float">
            <text:p>0.231687068939209</text:p>
          </table:table-cell>
          <table:table-cell table:style-name="ce1" office:value-type="float" office:value="0.234381198883057" calcext:value-type="float">
            <text:p>0.234381198883057</text:p>
          </table:table-cell>
          <table:table-cell table:style-name="ce1" office:value-type="float" office:value="0.234589338302612" calcext:value-type="float">
            <text:p>0.234589338302612</text:p>
          </table:table-cell>
          <table:table-cell table:style-name="ce1" office:value-type="float" office:value="0.243741273880005" calcext:value-type="float">
            <text:p>0.243741273880005</text:p>
          </table:table-cell>
          <table:table-cell table:style-name="ce1" office:value-type="float" office:value="0.0965194702148438" calcext:value-type="float">
            <text:p>0.096519470214844</text:p>
          </table:table-cell>
          <table:table-cell table:style-name="ce1" office:value-type="float" office:value="0.11697244644165" calcext:value-type="float">
            <text:p>0.11697244644165</text:p>
          </table:table-cell>
          <table:table-cell table:style-name="ce1" office:value-type="float" office:value="0.232519388198853" calcext:value-type="float">
            <text:p>0.232519388198853</text:p>
          </table:table-cell>
          <table:table-cell table:style-name="ce1" office:value-type="float" office:value="0.235856056213379" calcext:value-type="float">
            <text:p>0.235856056213379</text:p>
          </table:table-cell>
          <table:table-cell table:style-name="ce1" office:value-type="float" office:value="0.238479614257812" calcext:value-type="float">
            <text:p>0.238479614257812</text:p>
          </table:table-cell>
          <table:table-cell table:style-name="ce1" office:value-type="float" office:value="0.244284629821777" calcext:value-type="float">
            <text:p>0.244284629821777</text:p>
          </table:table-cell>
          <table:table-cell table:style-name="ce1" office:value-type="float" office:value="0.225770473480225" calcext:value-type="float">
            <text:p>0.225770473480225</text:p>
          </table:table-cell>
          <table:table-cell table:style-name="ce1" office:value-type="float" office:value="0.232582330703735" calcext:value-type="float">
            <text:p>0.232582330703735</text:p>
          </table:table-cell>
          <table:table-cell table:style-name="ce1" office:value-type="float" office:value="0.235344648361206" calcext:value-type="float">
            <text:p>0.235344648361206</text:p>
          </table:table-cell>
          <table:table-cell table:style-name="ce1" office:value-type="float" office:value="0.0945503711700439" calcext:value-type="float">
            <text:p>0.094550371170044</text:p>
          </table:table-cell>
          <table:table-cell table:style-name="ce1" office:value-type="float" office:value="0.232526063919067" calcext:value-type="float">
            <text:p>0.232526063919067</text:p>
          </table:table-cell>
          <table:table-cell table:style-name="ce1" office:value-type="float" office:value="0.197516186237335" calcext:value-type="float">
            <text:p>0.197516186237335</text:p>
          </table:table-cell>
          <table:table-cell table:style-name="ce1" office:value-type="float" office:value="0.0880806446075439" calcext:value-type="float">
            <text:p>0.088080644607544</text:p>
          </table:table-cell>
          <table:table-cell table:style-name="ce1" office:value-type="float" office:value="0.257808208465576" calcext:value-type="float">
            <text:p>0.257808208465576</text:p>
          </table:table-cell>
          <table:table-cell table:style-name="ce1" office:value-type="float" office:value="19.7516186237335" calcext:value-type="float">
            <text:p>19.751618623733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0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35400295257568" calcext:value-type="float">
            <text:p>0.135400295257568</text:p>
          </table:table-cell>
          <table:table-cell table:style-name="ce1" office:value-type="float" office:value="0.26701831817627" calcext:value-type="float">
            <text:p>0.26701831817627</text:p>
          </table:table-cell>
          <table:table-cell table:style-name="ce1" office:value-type="float" office:value="0.113183498382568" calcext:value-type="float">
            <text:p>0.113183498382568</text:p>
          </table:table-cell>
          <table:table-cell table:style-name="ce1" office:value-type="float" office:value="0.246861457824707" calcext:value-type="float">
            <text:p>0.246861457824707</text:p>
          </table:table-cell>
          <table:table-cell table:style-name="ce1" office:value-type="float" office:value="0.217867612838745" calcext:value-type="float">
            <text:p>0.217867612838745</text:p>
          </table:table-cell>
          <table:table-cell table:style-name="ce1" office:value-type="float" office:value="0.238281726837158" calcext:value-type="float">
            <text:p>0.238281726837158</text:p>
          </table:table-cell>
          <table:table-cell table:style-name="ce1" office:value-type="float" office:value="0.238653659820557" calcext:value-type="float">
            <text:p>0.238653659820557</text:p>
          </table:table-cell>
          <table:table-cell table:style-name="ce1" office:value-type="float" office:value="0.235988855361938" calcext:value-type="float">
            <text:p>0.235988855361938</text:p>
          </table:table-cell>
          <table:table-cell table:style-name="ce1" office:value-type="float" office:value="0.232933282852173" calcext:value-type="float">
            <text:p>0.232933282852173</text:p>
          </table:table-cell>
          <table:table-cell table:style-name="ce1" office:value-type="float" office:value="0.263315439224243" calcext:value-type="float">
            <text:p>0.263315439224243</text:p>
          </table:table-cell>
          <table:table-cell table:style-name="ce1" office:value-type="float" office:value="0.0951356887817383" calcext:value-type="float">
            <text:p>0.095135688781738</text:p>
          </table:table-cell>
          <table:table-cell table:style-name="ce1" office:value-type="float" office:value="0.237118721008301" calcext:value-type="float">
            <text:p>0.237118721008301</text:p>
          </table:table-cell>
          <table:table-cell table:style-name="ce1" office:value-type="float" office:value="0.0942146778106689" calcext:value-type="float">
            <text:p>0.094214677810669</text:p>
          </table:table-cell>
          <table:table-cell table:style-name="ce1" office:value-type="float" office:value="0.241522073745728" calcext:value-type="float">
            <text:p>0.241522073745728</text:p>
          </table:table-cell>
          <table:table-cell table:style-name="ce1" office:value-type="float" office:value="0.22868800163269" calcext:value-type="float">
            <text:p>0.22868800163269</text:p>
          </table:table-cell>
          <table:table-cell table:style-name="ce1" office:value-type="float" office:value="0.237462520599365" calcext:value-type="float">
            <text:p>0.237462520599365</text:p>
          </table:table-cell>
          <table:table-cell table:style-name="ce1" office:value-type="float" office:value="0.238404273986816" calcext:value-type="float">
            <text:p>0.238404273986816</text:p>
          </table:table-cell>
          <table:table-cell table:style-name="ce1" office:value-type="float" office:value="0.242359638214111" calcext:value-type="float">
            <text:p>0.242359638214111</text:p>
          </table:table-cell>
          <table:table-cell table:style-name="ce1" office:value-type="float" office:value="0.247802972793579" calcext:value-type="float">
            <text:p>0.247802972793579</text:p>
          </table:table-cell>
          <table:table-cell table:style-name="ce1" office:value-type="float" office:value="0.248888254165649" calcext:value-type="float">
            <text:p>0.248888254165649</text:p>
          </table:table-cell>
          <table:table-cell table:style-name="ce1" office:value-type="float" office:value="0.110265016555786" calcext:value-type="float">
            <text:p>0.110265016555786</text:p>
          </table:table-cell>
          <table:table-cell table:style-name="ce1" office:value-type="float" office:value="0.0913257598876953" calcext:value-type="float">
            <text:p>0.091325759887695</text:p>
          </table:table-cell>
          <table:table-cell table:style-name="ce1" office:value-type="float" office:value="0.116996288299561" calcext:value-type="float">
            <text:p>0.116996288299561</text:p>
          </table:table-cell>
          <table:table-cell table:style-name="ce1" office:value-type="float" office:value="0.245751142501831" calcext:value-type="float">
            <text:p>0.245751142501831</text:p>
          </table:table-cell>
          <table:table-cell table:style-name="ce1" office:value-type="float" office:value="0.224050521850586" calcext:value-type="float">
            <text:p>0.224050521850586</text:p>
          </table:table-cell>
          <table:table-cell table:style-name="ce1" office:value-type="float" office:value="0.243042469024658" calcext:value-type="float">
            <text:p>0.243042469024658</text:p>
          </table:table-cell>
          <table:table-cell table:style-name="ce1" office:value-type="float" office:value="0.238352298736572" calcext:value-type="float">
            <text:p>0.238352298736572</text:p>
          </table:table-cell>
          <table:table-cell table:style-name="ce1" office:value-type="float" office:value="0.23879599571228" calcext:value-type="float">
            <text:p>0.23879599571228</text:p>
          </table:table-cell>
          <table:table-cell table:style-name="ce1" office:value-type="float" office:value="0.233677625656128" calcext:value-type="float">
            <text:p>0.233677625656128</text:p>
          </table:table-cell>
          <table:table-cell table:style-name="ce1" office:value-type="float" office:value="0.233477115631104" calcext:value-type="float">
            <text:p>0.233477115631104</text:p>
          </table:table-cell>
          <table:table-cell table:style-name="ce1" office:value-type="float" office:value="0.0944533348083496" calcext:value-type="float">
            <text:p>0.09445333480835</text:p>
          </table:table-cell>
          <table:table-cell table:style-name="ce1" office:value-type="float" office:value="0.104238271713257" calcext:value-type="float">
            <text:p>0.104238271713257</text:p>
          </table:table-cell>
          <table:table-cell table:style-name="ce1" office:value-type="float" office:value="0.108266830444336" calcext:value-type="float">
            <text:p>0.108266830444336</text:p>
          </table:table-cell>
          <table:table-cell table:style-name="ce1" office:value-type="float" office:value="0.219577074050903" calcext:value-type="float">
            <text:p>0.219577074050903</text:p>
          </table:table-cell>
          <table:table-cell table:style-name="ce1" office:value-type="float" office:value="0.232324600219727" calcext:value-type="float">
            <text:p>0.232324600219727</text:p>
          </table:table-cell>
          <table:table-cell table:style-name="ce1" office:value-type="float" office:value="0.238635301589966" calcext:value-type="float">
            <text:p>0.238635301589966</text:p>
          </table:table-cell>
          <table:table-cell table:style-name="ce1" office:value-type="float" office:value="0.232939958572388" calcext:value-type="float">
            <text:p>0.232939958572388</text:p>
          </table:table-cell>
          <table:table-cell table:style-name="ce1" office:value-type="float" office:value="0.234524488449097" calcext:value-type="float">
            <text:p>0.234524488449097</text:p>
          </table:table-cell>
          <table:table-cell table:style-name="ce1" office:value-type="float" office:value="0.234757900238037" calcext:value-type="float">
            <text:p>0.234757900238037</text:p>
          </table:table-cell>
          <table:table-cell table:style-name="ce1" office:value-type="float" office:value="0.238610029220581" calcext:value-type="float">
            <text:p>0.238610029220581</text:p>
          </table:table-cell>
          <table:table-cell table:style-name="ce1" office:value-type="float" office:value="0.356872081756592" calcext:value-type="float">
            <text:p>0.356872081756592</text:p>
          </table:table-cell>
          <table:table-cell table:style-name="ce1" office:value-type="float" office:value="0.230821371078491" calcext:value-type="float">
            <text:p>0.230821371078491</text:p>
          </table:table-cell>
          <table:table-cell table:style-name="ce1" office:value-type="float" office:value="0.205166101455688" calcext:value-type="float">
            <text:p>0.205166101455688</text:p>
          </table:table-cell>
          <table:table-cell table:style-name="ce1" office:value-type="float" office:value="0.230762958526611" calcext:value-type="float">
            <text:p>0.230762958526611</text:p>
          </table:table-cell>
          <table:table-cell table:style-name="ce1" office:value-type="float" office:value="0.233136415481567" calcext:value-type="float">
            <text:p>0.233136415481567</text:p>
          </table:table-cell>
          <table:table-cell table:style-name="ce1" office:value-type="float" office:value="0.232655763626099" calcext:value-type="float">
            <text:p>0.232655763626099</text:p>
          </table:table-cell>
          <table:table-cell table:style-name="ce1" office:value-type="float" office:value="0.237455129623413" calcext:value-type="float">
            <text:p>0.237455129623413</text:p>
          </table:table-cell>
          <table:table-cell table:style-name="ce1" office:value-type="float" office:value="0.232968807220459" calcext:value-type="float">
            <text:p>0.232968807220459</text:p>
          </table:table-cell>
          <table:table-cell table:style-name="ce1" office:value-type="float" office:value="0.243561506271362" calcext:value-type="float">
            <text:p>0.243561506271362</text:p>
          </table:table-cell>
          <table:table-cell table:style-name="ce1" office:value-type="float" office:value="0.240086078643799" calcext:value-type="float">
            <text:p>0.240086078643799</text:p>
          </table:table-cell>
          <table:table-cell table:style-name="ce1" office:value-type="float" office:value="0.0980596542358398" calcext:value-type="float">
            <text:p>0.09805965423584</text:p>
          </table:table-cell>
          <table:table-cell table:style-name="ce1" office:value-type="float" office:value="0.230428218841553" calcext:value-type="float">
            <text:p>0.230428218841553</text:p>
          </table:table-cell>
          <table:table-cell table:style-name="ce1" office:value-type="float" office:value="0.138526439666748" calcext:value-type="float">
            <text:p>0.138526439666748</text:p>
          </table:table-cell>
          <table:table-cell table:style-name="ce1" office:value-type="float" office:value="0.23017692565918" calcext:value-type="float">
            <text:p>0.23017692565918</text:p>
          </table:table-cell>
          <table:table-cell table:style-name="ce1" office:value-type="float" office:value="0.237831830978394" calcext:value-type="float">
            <text:p>0.237831830978394</text:p>
          </table:table-cell>
          <table:table-cell table:style-name="ce1" office:value-type="float" office:value="0.237953424453735" calcext:value-type="float">
            <text:p>0.237953424453735</text:p>
          </table:table-cell>
          <table:table-cell table:style-name="ce1" office:value-type="float" office:value="0.24364161491394" calcext:value-type="float">
            <text:p>0.24364161491394</text:p>
          </table:table-cell>
          <table:table-cell table:style-name="ce1" office:value-type="float" office:value="0.23481822013855" calcext:value-type="float">
            <text:p>0.23481822013855</text:p>
          </table:table-cell>
          <table:table-cell table:style-name="ce1" office:value-type="float" office:value="0.234230041503906" calcext:value-type="float">
            <text:p>0.234230041503906</text:p>
          </table:table-cell>
          <table:table-cell table:style-name="ce1" office:value-type="float" office:value="0.23642086982727" calcext:value-type="float">
            <text:p>0.23642086982727</text:p>
          </table:table-cell>
          <table:table-cell table:style-name="ce1" office:value-type="float" office:value="0.122397422790527" calcext:value-type="float">
            <text:p>0.122397422790527</text:p>
          </table:table-cell>
          <table:table-cell table:style-name="ce1" office:value-type="float" office:value="0.24897289276123" calcext:value-type="float">
            <text:p>0.24897289276123</text:p>
          </table:table-cell>
          <table:table-cell table:style-name="ce1" office:value-type="float" office:value="0.0883884429931641" calcext:value-type="float">
            <text:p>0.088388442993164</text:p>
          </table:table-cell>
          <table:table-cell table:style-name="ce1" office:value-type="float" office:value="0.234909534454346" calcext:value-type="float">
            <text:p>0.234909534454346</text:p>
          </table:table-cell>
          <table:table-cell table:style-name="ce1" office:value-type="float" office:value="0.24060845375061" calcext:value-type="float">
            <text:p>0.24060845375061</text:p>
          </table:table-cell>
          <table:table-cell table:style-name="ce1" office:value-type="float" office:value="0.237449884414673" calcext:value-type="float">
            <text:p>0.237449884414673</text:p>
          </table:table-cell>
          <table:table-cell table:style-name="ce1" office:value-type="float" office:value="0.235985040664673" calcext:value-type="float">
            <text:p>0.235985040664673</text:p>
          </table:table-cell>
          <table:table-cell table:style-name="ce1" office:value-type="float" office:value="0.239768028259277" calcext:value-type="float">
            <text:p>0.239768028259277</text:p>
          </table:table-cell>
          <table:table-cell table:style-name="ce1" office:value-type="float" office:value="0.23855447769165" calcext:value-type="float">
            <text:p>0.23855447769165</text:p>
          </table:table-cell>
          <table:table-cell table:style-name="ce1" office:value-type="float" office:value="0.244360685348511" calcext:value-type="float">
            <text:p>0.244360685348511</text:p>
          </table:table-cell>
          <table:table-cell table:style-name="ce1" office:value-type="float" office:value="0.110558986663818" calcext:value-type="float">
            <text:p>0.110558986663818</text:p>
          </table:table-cell>
          <table:table-cell table:style-name="ce1" office:value-type="float" office:value="0.130887031555176" calcext:value-type="float">
            <text:p>0.130887031555176</text:p>
          </table:table-cell>
          <table:table-cell table:style-name="ce1" office:value-type="float" office:value="0.0935232639312744" calcext:value-type="float">
            <text:p>0.093523263931275</text:p>
          </table:table-cell>
          <table:table-cell table:style-name="ce1" office:value-type="float" office:value="0.252575874328613" calcext:value-type="float">
            <text:p>0.252575874328613</text:p>
          </table:table-cell>
          <table:table-cell table:style-name="ce1" office:value-type="float" office:value="0.232187986373901" calcext:value-type="float">
            <text:p>0.232187986373901</text:p>
          </table:table-cell>
          <table:table-cell table:style-name="ce1" office:value-type="float" office:value="0.235580205917358" calcext:value-type="float">
            <text:p>0.235580205917358</text:p>
          </table:table-cell>
          <table:table-cell table:style-name="ce1" office:value-type="float" office:value="0.23302698135376" calcext:value-type="float">
            <text:p>0.23302698135376</text:p>
          </table:table-cell>
          <table:table-cell table:style-name="ce1" office:value-type="float" office:value="0.23519229888916" calcext:value-type="float">
            <text:p>0.23519229888916</text:p>
          </table:table-cell>
          <table:table-cell table:style-name="ce1" office:value-type="float" office:value="0.251730680465698" calcext:value-type="float">
            <text:p>0.251730680465698</text:p>
          </table:table-cell>
          <table:table-cell table:style-name="ce1" office:value-type="float" office:value="0.232516765594482" calcext:value-type="float">
            <text:p>0.232516765594482</text:p>
          </table:table-cell>
          <table:table-cell table:style-name="ce1" office:value-type="float" office:value="0.124590158462524" calcext:value-type="float">
            <text:p>0.124590158462524</text:p>
          </table:table-cell>
          <table:table-cell table:style-name="ce1" office:value-type="float" office:value="0.0942788124084473" calcext:value-type="float">
            <text:p>0.094278812408447</text:p>
          </table:table-cell>
          <table:table-cell table:style-name="ce1" office:value-type="float" office:value="0.241802453994751" calcext:value-type="float">
            <text:p>0.241802453994751</text:p>
          </table:table-cell>
          <table:table-cell table:style-name="ce1" office:value-type="float" office:value="0.236025810241699" calcext:value-type="float">
            <text:p>0.236025810241699</text:p>
          </table:table-cell>
          <table:table-cell table:style-name="ce1" office:value-type="float" office:value="0.236396789550781" calcext:value-type="float">
            <text:p>0.236396789550781</text:p>
          </table:table-cell>
          <table:table-cell table:style-name="ce1" office:value-type="float" office:value="0.234144449234009" calcext:value-type="float">
            <text:p>0.234144449234009</text:p>
          </table:table-cell>
          <table:table-cell table:style-name="ce1" office:value-type="float" office:value="0.233007431030273" calcext:value-type="float">
            <text:p>0.233007431030273</text:p>
          </table:table-cell>
          <table:table-cell table:style-name="ce1" office:value-type="float" office:value="0.246638059616089" calcext:value-type="float">
            <text:p>0.246638059616089</text:p>
          </table:table-cell>
          <table:table-cell table:style-name="ce1" office:value-type="float" office:value="0.234836101531982" calcext:value-type="float">
            <text:p>0.234836101531982</text:p>
          </table:table-cell>
          <table:table-cell table:style-name="ce1" office:value-type="float" office:value="0.238284826278687" calcext:value-type="float">
            <text:p>0.238284826278687</text:p>
          </table:table-cell>
          <table:table-cell table:style-name="ce1" office:value-type="float" office:value="0.0957713127136231" calcext:value-type="float">
            <text:p>0.095771312713623</text:p>
          </table:table-cell>
          <table:table-cell table:style-name="ce1" office:value-type="float" office:value="0.0896449089050293" calcext:value-type="float">
            <text:p>0.089644908905029</text:p>
          </table:table-cell>
          <table:table-cell table:style-name="ce1" office:value-type="float" office:value="0.24211049079895" calcext:value-type="float">
            <text:p>0.24211049079895</text:p>
          </table:table-cell>
          <table:table-cell table:style-name="ce1" office:value-type="float" office:value="0.242231369018555" calcext:value-type="float">
            <text:p>0.242231369018555</text:p>
          </table:table-cell>
          <table:table-cell table:style-name="ce1" office:value-type="float" office:value="0.234038352966309" calcext:value-type="float">
            <text:p>0.234038352966309</text:p>
          </table:table-cell>
          <table:table-cell table:style-name="ce1" office:value-type="float" office:value="0.23262095451355" calcext:value-type="float">
            <text:p>0.23262095451355</text:p>
          </table:table-cell>
          <table:table-cell table:style-name="ce1" office:value-type="float" office:value="0.24770712852478" calcext:value-type="float">
            <text:p>0.24770712852478</text:p>
          </table:table-cell>
          <table:table-cell table:style-name="ce1" office:value-type="float" office:value="0.234167098999023" calcext:value-type="float">
            <text:p>0.234167098999023</text:p>
          </table:table-cell>
          <table:table-cell table:style-name="ce1" office:value-type="float" office:value="0.240577936172485" calcext:value-type="float">
            <text:p>0.240577936172485</text:p>
          </table:table-cell>
          <table:table-cell table:style-name="ce1" office:value-type="float" office:value="0.228083372116089" calcext:value-type="float">
            <text:p>0.228083372116089</text:p>
          </table:table-cell>
          <table:table-cell table:style-name="ce1" office:value-type="float" office:value="0.211268692016602" calcext:value-type="float">
            <text:p>0.211268692016602</text:p>
          </table:table-cell>
          <table:table-cell table:style-name="ce1" office:value-type="float" office:value="0.0883884429931641" calcext:value-type="float">
            <text:p>0.088388442993164</text:p>
          </table:table-cell>
          <table:table-cell table:style-name="ce1" office:value-type="float" office:value="0.356872081756592" calcext:value-type="float">
            <text:p>0.356872081756592</text:p>
          </table:table-cell>
          <table:table-cell table:style-name="ce1" office:value-type="float" office:value="21.1268692016602" calcext:value-type="float">
            <text:p>21.126869201660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1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36985778808594" calcext:value-type="float">
            <text:p>0.136985778808594</text:p>
          </table:table-cell>
          <table:table-cell table:style-name="ce1" office:value-type="float" office:value="0.257542371749878" calcext:value-type="float">
            <text:p>0.257542371749878</text:p>
          </table:table-cell>
          <table:table-cell table:style-name="ce1" office:value-type="float" office:value="0.233407497406006" calcext:value-type="float">
            <text:p>0.233407497406006</text:p>
          </table:table-cell>
          <table:table-cell table:style-name="ce1" office:value-type="float" office:value="0.233799695968628" calcext:value-type="float">
            <text:p>0.233799695968628</text:p>
          </table:table-cell>
          <table:table-cell table:style-name="ce1" office:value-type="float" office:value="0.236116409301758" calcext:value-type="float">
            <text:p>0.236116409301758</text:p>
          </table:table-cell>
          <table:table-cell table:style-name="ce1" office:value-type="float" office:value="0.235525608062744" calcext:value-type="float">
            <text:p>0.235525608062744</text:p>
          </table:table-cell>
          <table:table-cell table:style-name="ce1" office:value-type="float" office:value="0.240283489227295" calcext:value-type="float">
            <text:p>0.240283489227295</text:p>
          </table:table-cell>
          <table:table-cell table:style-name="ce1" office:value-type="float" office:value="0.23629355430603" calcext:value-type="float">
            <text:p>0.23629355430603</text:p>
          </table:table-cell>
          <table:table-cell table:style-name="ce1" office:value-type="float" office:value="0.235484600067139" calcext:value-type="float">
            <text:p>0.235484600067139</text:p>
          </table:table-cell>
          <table:table-cell table:style-name="ce1" office:value-type="float" office:value="0.237156391143799" calcext:value-type="float">
            <text:p>0.237156391143799</text:p>
          </table:table-cell>
          <table:table-cell table:style-name="ce1" office:value-type="float" office:value="0.246349334716797" calcext:value-type="float">
            <text:p>0.246349334716797</text:p>
          </table:table-cell>
          <table:table-cell table:style-name="ce1" office:value-type="float" office:value="0.0888094902038574" calcext:value-type="float">
            <text:p>0.088809490203858</text:p>
          </table:table-cell>
          <table:table-cell table:style-name="ce1" office:value-type="float" office:value="0.244854688644409" calcext:value-type="float">
            <text:p>0.244854688644409</text:p>
          </table:table-cell>
          <table:table-cell table:style-name="ce1" office:value-type="float" office:value="0.246473550796509" calcext:value-type="float">
            <text:p>0.246473550796509</text:p>
          </table:table-cell>
          <table:table-cell table:style-name="ce1" office:value-type="float" office:value="0.244823217391968" calcext:value-type="float">
            <text:p>0.244823217391968</text:p>
          </table:table-cell>
          <table:table-cell table:style-name="ce1" office:value-type="float" office:value="0.248509645462036" calcext:value-type="float">
            <text:p>0.248509645462036</text:p>
          </table:table-cell>
          <table:table-cell table:style-name="ce1" office:value-type="float" office:value="0.244201898574829" calcext:value-type="float">
            <text:p>0.244201898574829</text:p>
          </table:table-cell>
          <table:table-cell table:style-name="ce1" office:value-type="float" office:value="0.242066621780395" calcext:value-type="float">
            <text:p>0.242066621780395</text:p>
          </table:table-cell>
          <table:table-cell table:style-name="ce1" office:value-type="float" office:value="0.248344421386719" calcext:value-type="float">
            <text:p>0.248344421386719</text:p>
          </table:table-cell>
          <table:table-cell table:style-name="ce1" office:value-type="float" office:value="0.258039474487305" calcext:value-type="float">
            <text:p>0.258039474487305</text:p>
          </table:table-cell>
          <table:table-cell table:style-name="ce1" office:value-type="float" office:value="0.124010324478149" calcext:value-type="float">
            <text:p>0.124010324478149</text:p>
          </table:table-cell>
          <table:table-cell table:style-name="ce1" office:value-type="float" office:value="0.0940840244293213" calcext:value-type="float">
            <text:p>0.094084024429321</text:p>
          </table:table-cell>
          <table:table-cell table:style-name="ce1" office:value-type="float" office:value="0.273813724517822" calcext:value-type="float">
            <text:p>0.273813724517822</text:p>
          </table:table-cell>
          <table:table-cell table:style-name="ce1" office:value-type="float" office:value="0.106526374816895" calcext:value-type="float">
            <text:p>0.106526374816895</text:p>
          </table:table-cell>
          <table:table-cell table:style-name="ce1" office:value-type="float" office:value="0.253117799758911" calcext:value-type="float">
            <text:p>0.253117799758911</text:p>
          </table:table-cell>
          <table:table-cell table:style-name="ce1" office:value-type="float" office:value="0.255845308303833" calcext:value-type="float">
            <text:p>0.255845308303833</text:p>
          </table:table-cell>
          <table:table-cell table:style-name="ce1" office:value-type="float" office:value="0.248699188232422" calcext:value-type="float">
            <text:p>0.248699188232422</text:p>
          </table:table-cell>
          <table:table-cell table:style-name="ce1" office:value-type="float" office:value="0.259106397628784" calcext:value-type="float">
            <text:p>0.259106397628784</text:p>
          </table:table-cell>
          <table:table-cell table:style-name="ce1" office:value-type="float" office:value="0.252650260925293" calcext:value-type="float">
            <text:p>0.252650260925293</text:p>
          </table:table-cell>
          <table:table-cell table:style-name="ce1" office:value-type="float" office:value="0.253013372421265" calcext:value-type="float">
            <text:p>0.253013372421265</text:p>
          </table:table-cell>
          <table:table-cell table:style-name="ce1" office:value-type="float" office:value="0.253820180892944" calcext:value-type="float">
            <text:p>0.253820180892944</text:p>
          </table:table-cell>
          <table:table-cell table:style-name="ce1" office:value-type="float" office:value="0.118948221206665" calcext:value-type="float">
            <text:p>0.118948221206665</text:p>
          </table:table-cell>
          <table:table-cell table:style-name="ce1" office:value-type="float" office:value="0.152160882949829" calcext:value-type="float">
            <text:p>0.152160882949829</text:p>
          </table:table-cell>
          <table:table-cell table:style-name="ce1" office:value-type="float" office:value="0.269192218780518" calcext:value-type="float">
            <text:p>0.269192218780518</text:p>
          </table:table-cell>
          <table:table-cell table:style-name="ce1" office:value-type="float" office:value="0.113095283508301" calcext:value-type="float">
            <text:p>0.113095283508301</text:p>
          </table:table-cell>
          <table:table-cell table:style-name="ce1" office:value-type="float" office:value="0.249327182769775" calcext:value-type="float">
            <text:p>0.249327182769775</text:p>
          </table:table-cell>
          <table:table-cell table:style-name="ce1" office:value-type="float" office:value="0.246370553970337" calcext:value-type="float">
            <text:p>0.246370553970337</text:p>
          </table:table-cell>
          <table:table-cell table:style-name="ce1" office:value-type="float" office:value="0.249804735183716" calcext:value-type="float">
            <text:p>0.249804735183716</text:p>
          </table:table-cell>
          <table:table-cell table:style-name="ce1" office:value-type="float" office:value="0.244408845901489" calcext:value-type="float">
            <text:p>0.244408845901489</text:p>
          </table:table-cell>
          <table:table-cell table:style-name="ce1" office:value-type="float" office:value="0.248331069946289" calcext:value-type="float">
            <text:p>0.248331069946289</text:p>
          </table:table-cell>
          <table:table-cell table:style-name="ce1" office:value-type="float" office:value="0.116901874542236" calcext:value-type="float">
            <text:p>0.116901874542236</text:p>
          </table:table-cell>
          <table:table-cell table:style-name="ce1" office:value-type="float" office:value="0.0896553993225098" calcext:value-type="float">
            <text:p>0.08965539932251</text:p>
          </table:table-cell>
          <table:table-cell table:style-name="ce1" office:value-type="float" office:value="0.246112108230591" calcext:value-type="float">
            <text:p>0.246112108230591</text:p>
          </table:table-cell>
          <table:table-cell table:style-name="ce1" office:value-type="float" office:value="0.251741170883179" calcext:value-type="float">
            <text:p>0.251741170883179</text:p>
          </table:table-cell>
          <table:table-cell table:style-name="ce1" office:value-type="float" office:value="0.231770515441895" calcext:value-type="float">
            <text:p>0.231770515441895</text:p>
          </table:table-cell>
          <table:table-cell table:style-name="ce1" office:value-type="float" office:value="0.240528345108032" calcext:value-type="float">
            <text:p>0.240528345108032</text:p>
          </table:table-cell>
          <table:table-cell table:style-name="ce1" office:value-type="float" office:value="0.24348521232605" calcext:value-type="float">
            <text:p>0.24348521232605</text:p>
          </table:table-cell>
          <table:table-cell table:style-name="ce1" office:value-type="float" office:value="0.236245632171631" calcext:value-type="float">
            <text:p>0.236245632171631</text:p>
          </table:table-cell>
          <table:table-cell table:style-name="ce1" office:value-type="float" office:value="0.247827291488647" calcext:value-type="float">
            <text:p>0.247827291488647</text:p>
          </table:table-cell>
          <table:table-cell table:style-name="ce1" office:value-type="float" office:value="0.237392663955688" calcext:value-type="float">
            <text:p>0.237392663955688</text:p>
          </table:table-cell>
          <table:table-cell table:style-name="ce1" office:value-type="float" office:value="0.236984252929687" calcext:value-type="float">
            <text:p>0.236984252929687</text:p>
          </table:table-cell>
          <table:table-cell table:style-name="ce1" office:value-type="float" office:value="0.09773850440979" calcext:value-type="float">
            <text:p>0.09773850440979</text:p>
          </table:table-cell>
          <table:table-cell table:style-name="ce1" office:value-type="float" office:value="0.0915300846099854" calcext:value-type="float">
            <text:p>0.091530084609985</text:p>
          </table:table-cell>
          <table:table-cell table:style-name="ce1" office:value-type="float" office:value="0.257673025131226" calcext:value-type="float">
            <text:p>0.257673025131226</text:p>
          </table:table-cell>
          <table:table-cell table:style-name="ce1" office:value-type="float" office:value="0.242678642272949" calcext:value-type="float">
            <text:p>0.242678642272949</text:p>
          </table:table-cell>
          <table:table-cell table:style-name="ce1" office:value-type="float" office:value="0.238912105560303" calcext:value-type="float">
            <text:p>0.238912105560303</text:p>
          </table:table-cell>
          <table:table-cell table:style-name="ce1" office:value-type="float" office:value="0.235825777053833" calcext:value-type="float">
            <text:p>0.235825777053833</text:p>
          </table:table-cell>
          <table:table-cell table:style-name="ce1" office:value-type="float" office:value="0.233362436294556" calcext:value-type="float">
            <text:p>0.233362436294556</text:p>
          </table:table-cell>
          <table:table-cell table:style-name="ce1" office:value-type="float" office:value="0.231334924697876" calcext:value-type="float">
            <text:p>0.231334924697876</text:p>
          </table:table-cell>
          <table:table-cell table:style-name="ce1" office:value-type="float" office:value="0.235912322998047" calcext:value-type="float">
            <text:p>0.235912322998047</text:p>
          </table:table-cell>
          <table:table-cell table:style-name="ce1" office:value-type="float" office:value="0.115281343460083" calcext:value-type="float">
            <text:p>0.115281343460083</text:p>
          </table:table-cell>
          <table:table-cell table:style-name="ce1" office:value-type="float" office:value="0.107471227645874" calcext:value-type="float">
            <text:p>0.107471227645874</text:p>
          </table:table-cell>
          <table:table-cell table:style-name="ce1" office:value-type="float" office:value="0.229885101318359" calcext:value-type="float">
            <text:p>0.229885101318359</text:p>
          </table:table-cell>
          <table:table-cell table:style-name="ce1" office:value-type="float" office:value="0.243911743164062" calcext:value-type="float">
            <text:p>0.243911743164062</text:p>
          </table:table-cell>
          <table:table-cell table:style-name="ce1" office:value-type="float" office:value="0.23835277557373" calcext:value-type="float">
            <text:p>0.23835277557373</text:p>
          </table:table-cell>
          <table:table-cell table:style-name="ce1" office:value-type="float" office:value="0.23511528968811" calcext:value-type="float">
            <text:p>0.23511528968811</text:p>
          </table:table-cell>
          <table:table-cell table:style-name="ce1" office:value-type="float" office:value="0.238429069519043" calcext:value-type="float">
            <text:p>0.238429069519043</text:p>
          </table:table-cell>
          <table:table-cell table:style-name="ce1" office:value-type="float" office:value="0.238128185272217" calcext:value-type="float">
            <text:p>0.238128185272217</text:p>
          </table:table-cell>
          <table:table-cell table:style-name="ce1" office:value-type="float" office:value="0.238729953765869" calcext:value-type="float">
            <text:p>0.238729953765869</text:p>
          </table:table-cell>
          <table:table-cell table:style-name="ce1" office:value-type="float" office:value="0.233992338180542" calcext:value-type="float">
            <text:p>0.233992338180542</text:p>
          </table:table-cell>
          <table:table-cell table:style-name="ce1" office:value-type="float" office:value="0.256641149520874" calcext:value-type="float">
            <text:p>0.256641149520874</text:p>
          </table:table-cell>
          <table:table-cell table:style-name="ce1" office:value-type="float" office:value="0.0910842418670654" calcext:value-type="float">
            <text:p>0.091084241867066</text:p>
          </table:table-cell>
          <table:table-cell table:style-name="ce1" office:value-type="float" office:value="0.0981850624084473" calcext:value-type="float">
            <text:p>0.098185062408447</text:p>
          </table:table-cell>
          <table:table-cell table:style-name="ce1" office:value-type="float" office:value="0.253206968307495" calcext:value-type="float">
            <text:p>0.253206968307495</text:p>
          </table:table-cell>
          <table:table-cell table:style-name="ce1" office:value-type="float" office:value="0.238645553588867" calcext:value-type="float">
            <text:p>0.238645553588867</text:p>
          </table:table-cell>
          <table:table-cell table:style-name="ce1" office:value-type="float" office:value="0.226738452911377" calcext:value-type="float">
            <text:p>0.226738452911377</text:p>
          </table:table-cell>
          <table:table-cell table:style-name="ce1" office:value-type="float" office:value="0.22983193397522" calcext:value-type="float">
            <text:p>0.22983193397522</text:p>
          </table:table-cell>
          <table:table-cell table:style-name="ce1" office:value-type="float" office:value="0.234857797622681" calcext:value-type="float">
            <text:p>0.234857797622681</text:p>
          </table:table-cell>
          <table:table-cell table:style-name="ce1" office:value-type="float" office:value="0.233775615692139" calcext:value-type="float">
            <text:p>0.233775615692139</text:p>
          </table:table-cell>
          <table:table-cell table:style-name="ce1" office:value-type="float" office:value="0.229947090148926" calcext:value-type="float">
            <text:p>0.229947090148926</text:p>
          </table:table-cell>
          <table:table-cell table:style-name="ce1" office:value-type="float" office:value="0.111762523651123" calcext:value-type="float">
            <text:p>0.111762523651123</text:p>
          </table:table-cell>
          <table:table-cell table:style-name="ce1" office:value-type="float" office:value="0.10692024230957" calcext:value-type="float">
            <text:p>0.10692024230957</text:p>
          </table:table-cell>
          <table:table-cell table:style-name="ce1" office:value-type="float" office:value="0.237439393997192" calcext:value-type="float">
            <text:p>0.237439393997192</text:p>
          </table:table-cell>
          <table:table-cell table:style-name="ce1" office:value-type="float" office:value="0.232603549957275" calcext:value-type="float">
            <text:p>0.232603549957275</text:p>
          </table:table-cell>
          <table:table-cell table:style-name="ce1" office:value-type="float" office:value="0.233711004257202" calcext:value-type="float">
            <text:p>0.233711004257202</text:p>
          </table:table-cell>
          <table:table-cell table:style-name="ce1" office:value-type="float" office:value="0.23339319229126" calcext:value-type="float">
            <text:p>0.23339319229126</text:p>
          </table:table-cell>
          <table:table-cell table:style-name="ce1" office:value-type="float" office:value="0.267991304397583" calcext:value-type="float">
            <text:p>0.267991304397583</text:p>
          </table:table-cell>
          <table:table-cell table:style-name="ce1" office:value-type="float" office:value="0.217099905014038" calcext:value-type="float">
            <text:p>0.217099905014038</text:p>
          </table:table-cell>
          <table:table-cell table:style-name="ce1" office:value-type="float" office:value="0.22622537612915" calcext:value-type="float">
            <text:p>0.22622537612915</text:p>
          </table:table-cell>
          <table:table-cell table:style-name="ce1" office:value-type="float" office:value="0.273845195770264" calcext:value-type="float">
            <text:p>0.273845195770264</text:p>
          </table:table-cell>
          <table:table-cell table:style-name="ce1" office:value-type="float" office:value="0.205248594284058" calcext:value-type="float">
            <text:p>0.205248594284058</text:p>
          </table:table-cell>
          <table:table-cell table:style-name="ce1" office:value-type="float" office:value="0.104610681533813" calcext:value-type="float">
            <text:p>0.104610681533813</text:p>
          </table:table-cell>
          <table:table-cell table:style-name="ce1" office:value-type="float" office:value="0.205569982528687" calcext:value-type="float">
            <text:p>0.205569982528687</text:p>
          </table:table-cell>
          <table:table-cell table:style-name="ce1" office:value-type="float" office:value="0.233601331710815" calcext:value-type="float">
            <text:p>0.233601331710815</text:p>
          </table:table-cell>
          <table:table-cell table:style-name="ce1" office:value-type="float" office:value="0.237934827804565" calcext:value-type="float">
            <text:p>0.237934827804565</text:p>
          </table:table-cell>
          <table:table-cell table:style-name="ce1" office:value-type="float" office:value="0.232661962509155" calcext:value-type="float">
            <text:p>0.232661962509155</text:p>
          </table:table-cell>
          <table:table-cell table:style-name="ce1" office:value-type="float" office:value="0.232135772705078" calcext:value-type="float">
            <text:p>0.232135772705078</text:p>
          </table:table-cell>
          <table:table-cell table:style-name="ce1" office:value-type="float" office:value="0.233112812042236" calcext:value-type="float">
            <text:p>0.233112812042236</text:p>
          </table:table-cell>
          <table:table-cell table:style-name="ce1" office:value-type="float" office:value="0.231646060943604" calcext:value-type="float">
            <text:p>0.231646060943604</text:p>
          </table:table-cell>
          <table:table-cell table:style-name="ce1" office:value-type="float" office:value="0.236153125762939" calcext:value-type="float">
            <text:p>0.236153125762939</text:p>
          </table:table-cell>
          <table:table-cell table:style-name="ce1" office:value-type="float" office:value="0.216108837127686" calcext:value-type="float">
            <text:p>0.216108837127686</text:p>
          </table:table-cell>
          <table:table-cell table:style-name="ce1" office:value-type="float" office:value="0.0888094902038574" calcext:value-type="float">
            <text:p>0.088809490203858</text:p>
          </table:table-cell>
          <table:table-cell table:style-name="ce1" office:value-type="float" office:value="0.273845195770264" calcext:value-type="float">
            <text:p>0.273845195770264</text:p>
          </table:table-cell>
          <table:table-cell table:style-name="ce1" office:value-type="float" office:value="21.6108837127686" calcext:value-type="float">
            <text:p>21.61088371276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2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4365577697754" calcext:value-type="float">
            <text:p>0.114365577697754</text:p>
          </table:table-cell>
          <table:table-cell table:style-name="ce1" office:value-type="float" office:value="0.237746238708496" calcext:value-type="float">
            <text:p>0.237746238708496</text:p>
          </table:table-cell>
          <table:table-cell table:style-name="ce1" office:value-type="float" office:value="0.253119945526123" calcext:value-type="float">
            <text:p>0.253119945526123</text:p>
          </table:table-cell>
          <table:table-cell table:style-name="ce1" office:value-type="float" office:value="0.240512847900391" calcext:value-type="float">
            <text:p>0.240512847900391</text:p>
          </table:table-cell>
          <table:table-cell table:style-name="ce1" office:value-type="float" office:value="0.242038249969482" calcext:value-type="float">
            <text:p>0.242038249969482</text:p>
          </table:table-cell>
          <table:table-cell table:style-name="ce1" office:value-type="float" office:value="0.241722583770752" calcext:value-type="float">
            <text:p>0.241722583770752</text:p>
          </table:table-cell>
          <table:table-cell table:style-name="ce1" office:value-type="float" office:value="0.252137184143066" calcext:value-type="float">
            <text:p>0.252137184143066</text:p>
          </table:table-cell>
          <table:table-cell table:style-name="ce1" office:value-type="float" office:value="0.248894214630127" calcext:value-type="float">
            <text:p>0.248894214630127</text:p>
          </table:table-cell>
          <table:table-cell table:style-name="ce1" office:value-type="float" office:value="0.243934392929077" calcext:value-type="float">
            <text:p>0.243934392929077</text:p>
          </table:table-cell>
          <table:table-cell table:style-name="ce1" office:value-type="float" office:value="0.236895084381104" calcext:value-type="float">
            <text:p>0.236895084381104</text:p>
          </table:table-cell>
          <table:table-cell table:style-name="ce1" office:value-type="float" office:value="0.245763778686523" calcext:value-type="float">
            <text:p>0.245763778686523</text:p>
          </table:table-cell>
          <table:table-cell table:style-name="ce1" office:value-type="float" office:value="0.243152379989624" calcext:value-type="float">
            <text:p>0.243152379989624</text:p>
          </table:table-cell>
          <table:table-cell table:style-name="ce1" office:value-type="float" office:value="0.090456485748291" calcext:value-type="float">
            <text:p>0.090456485748291</text:p>
          </table:table-cell>
          <table:table-cell table:style-name="ce1" office:value-type="float" office:value="0.232443809509277" calcext:value-type="float">
            <text:p>0.232443809509277</text:p>
          </table:table-cell>
          <table:table-cell table:style-name="ce1" office:value-type="float" office:value="0.233299970626831" calcext:value-type="float">
            <text:p>0.233299970626831</text:p>
          </table:table-cell>
          <table:table-cell table:style-name="ce1" office:value-type="float" office:value="0.235785245895386" calcext:value-type="float">
            <text:p>0.235785245895386</text:p>
          </table:table-cell>
          <table:table-cell table:style-name="ce1" office:value-type="float" office:value="0.235831022262573" calcext:value-type="float">
            <text:p>0.235831022262573</text:p>
          </table:table-cell>
          <table:table-cell table:style-name="ce1" office:value-type="float" office:value="0.246368408203125" calcext:value-type="float">
            <text:p>0.246368408203125</text:p>
          </table:table-cell>
          <table:table-cell table:style-name="ce1" office:value-type="float" office:value="0.244463443756104" calcext:value-type="float">
            <text:p>0.244463443756104</text:p>
          </table:table-cell>
          <table:table-cell table:style-name="ce1" office:value-type="float" office:value="0.246353149414062" calcext:value-type="float">
            <text:p>0.246353149414062</text:p>
          </table:table-cell>
          <table:table-cell table:style-name="ce1" office:value-type="float" office:value="0.121860265731812" calcext:value-type="float">
            <text:p>0.121860265731812</text:p>
          </table:table-cell>
          <table:table-cell table:style-name="ce1" office:value-type="float" office:value="0.276356935501099" calcext:value-type="float">
            <text:p>0.276356935501099</text:p>
          </table:table-cell>
          <table:table-cell table:style-name="ce1" office:value-type="float" office:value="0.252547264099121" calcext:value-type="float">
            <text:p>0.252547264099121</text:p>
          </table:table-cell>
          <table:table-cell table:style-name="ce1" office:value-type="float" office:value="0.267778635025024" calcext:value-type="float">
            <text:p>0.267778635025024</text:p>
          </table:table-cell>
          <table:table-cell table:style-name="ce1" office:value-type="float" office:value="0.245256662368774" calcext:value-type="float">
            <text:p>0.245256662368774</text:p>
          </table:table-cell>
          <table:table-cell table:style-name="ce1" office:value-type="float" office:value="0.249752521514893" calcext:value-type="float">
            <text:p>0.249752521514893</text:p>
          </table:table-cell>
          <table:table-cell table:style-name="ce1" office:value-type="float" office:value="0.24624228477478" calcext:value-type="float">
            <text:p>0.24624228477478</text:p>
          </table:table-cell>
          <table:table-cell table:style-name="ce1" office:value-type="float" office:value="0.244138717651367" calcext:value-type="float">
            <text:p>0.244138717651367</text:p>
          </table:table-cell>
          <table:table-cell table:style-name="ce1" office:value-type="float" office:value="0.251940250396729" calcext:value-type="float">
            <text:p>0.251940250396729</text:p>
          </table:table-cell>
          <table:table-cell table:style-name="ce1" office:value-type="float" office:value="0.255115509033203" calcext:value-type="float">
            <text:p>0.255115509033203</text:p>
          </table:table-cell>
          <table:table-cell table:style-name="ce1" office:value-type="float" office:value="0.243645668029785" calcext:value-type="float">
            <text:p>0.243645668029785</text:p>
          </table:table-cell>
          <table:table-cell table:style-name="ce1" office:value-type="float" office:value="0.264305591583252" calcext:value-type="float">
            <text:p>0.264305591583252</text:p>
          </table:table-cell>
          <table:table-cell table:style-name="ce1" office:value-type="float" office:value="0.100050926208496" calcext:value-type="float">
            <text:p>0.100050926208496</text:p>
          </table:table-cell>
          <table:table-cell table:style-name="ce1" office:value-type="float" office:value="0.244416952133179" calcext:value-type="float">
            <text:p>0.244416952133179</text:p>
          </table:table-cell>
          <table:table-cell table:style-name="ce1" office:value-type="float" office:value="0.249054193496704" calcext:value-type="float">
            <text:p>0.249054193496704</text:p>
          </table:table-cell>
          <table:table-cell table:style-name="ce1" office:value-type="float" office:value="0.245087146759033" calcext:value-type="float">
            <text:p>0.245087146759033</text:p>
          </table:table-cell>
          <table:table-cell table:style-name="ce1" office:value-type="float" office:value="0.242583274841309" calcext:value-type="float">
            <text:p>0.242583274841309</text:p>
          </table:table-cell>
          <table:table-cell table:style-name="ce1" office:value-type="float" office:value="0.244657754898071" calcext:value-type="float">
            <text:p>0.244657754898071</text:p>
          </table:table-cell>
          <table:table-cell table:style-name="ce1" office:value-type="float" office:value="0.247589111328125" calcext:value-type="float">
            <text:p>0.247589111328125</text:p>
          </table:table-cell>
          <table:table-cell table:style-name="ce1" office:value-type="float" office:value="0.24478816986084" calcext:value-type="float">
            <text:p>0.24478816986084</text:p>
          </table:table-cell>
          <table:table-cell table:style-name="ce1" office:value-type="float" office:value="0.125442981719971" calcext:value-type="float">
            <text:p>0.125442981719971</text:p>
          </table:table-cell>
          <table:table-cell table:style-name="ce1" office:value-type="float" office:value="0.246645212173462" calcext:value-type="float">
            <text:p>0.246645212173462</text:p>
          </table:table-cell>
          <table:table-cell table:style-name="ce1" office:value-type="float" office:value="0.264575004577637" calcext:value-type="float">
            <text:p>0.264575004577637</text:p>
          </table:table-cell>
          <table:table-cell table:style-name="ce1" office:value-type="float" office:value="0.230104446411133" calcext:value-type="float">
            <text:p>0.230104446411133</text:p>
          </table:table-cell>
          <table:table-cell table:style-name="ce1" office:value-type="float" office:value="0.238485813140869" calcext:value-type="float">
            <text:p>0.238485813140869</text:p>
          </table:table-cell>
          <table:table-cell table:style-name="ce1" office:value-type="float" office:value="0.231908798217773" calcext:value-type="float">
            <text:p>0.231908798217773</text:p>
          </table:table-cell>
          <table:table-cell table:style-name="ce1" office:value-type="float" office:value="0.249517917633057" calcext:value-type="float">
            <text:p>0.249517917633057</text:p>
          </table:table-cell>
          <table:table-cell table:style-name="ce1" office:value-type="float" office:value="0.226029396057129" calcext:value-type="float">
            <text:p>0.226029396057129</text:p>
          </table:table-cell>
          <table:table-cell table:style-name="ce1" office:value-type="float" office:value="0.237980365753174" calcext:value-type="float">
            <text:p>0.237980365753174</text:p>
          </table:table-cell>
          <table:table-cell table:style-name="ce1" office:value-type="float" office:value="0.252737760543823" calcext:value-type="float">
            <text:p>0.252737760543823</text:p>
          </table:table-cell>
          <table:table-cell table:style-name="ce1" office:value-type="float" office:value="0.247340440750122" calcext:value-type="float">
            <text:p>0.247340440750122</text:p>
          </table:table-cell>
          <table:table-cell table:style-name="ce1" office:value-type="float" office:value="0.236636638641357" calcext:value-type="float">
            <text:p>0.236636638641357</text:p>
          </table:table-cell>
          <table:table-cell table:style-name="ce1" office:value-type="float" office:value="0.093005895614624" calcext:value-type="float">
            <text:p>0.093005895614624</text:p>
          </table:table-cell>
          <table:table-cell table:style-name="ce1" office:value-type="float" office:value="0.106583118438721" calcext:value-type="float">
            <text:p>0.106583118438721</text:p>
          </table:table-cell>
          <table:table-cell table:style-name="ce1" office:value-type="float" office:value="0.0918748378753662" calcext:value-type="float">
            <text:p>0.091874837875366</text:p>
          </table:table-cell>
          <table:table-cell table:style-name="ce1" office:value-type="float" office:value="0.232854843139648" calcext:value-type="float">
            <text:p>0.232854843139648</text:p>
          </table:table-cell>
          <table:table-cell table:style-name="ce1" office:value-type="float" office:value="0.2309730052948" calcext:value-type="float">
            <text:p>0.2309730052948</text:p>
          </table:table-cell>
          <table:table-cell table:style-name="ce1" office:value-type="float" office:value="0.23261833190918" calcext:value-type="float">
            <text:p>0.23261833190918</text:p>
          </table:table-cell>
          <table:table-cell table:style-name="ce1" office:value-type="float" office:value="0.235784769058228" calcext:value-type="float">
            <text:p>0.235784769058228</text:p>
          </table:table-cell>
          <table:table-cell table:style-name="ce1" office:value-type="float" office:value="0.233181953430176" calcext:value-type="float">
            <text:p>0.233181953430176</text:p>
          </table:table-cell>
          <table:table-cell table:style-name="ce1" office:value-type="float" office:value="0.120993614196777" calcext:value-type="float">
            <text:p>0.120993614196777</text:p>
          </table:table-cell>
          <table:table-cell table:style-name="ce1" office:value-type="float" office:value="0.271791934967041" calcext:value-type="float">
            <text:p>0.271791934967041</text:p>
          </table:table-cell>
          <table:table-cell table:style-name="ce1" office:value-type="float" office:value="0.248669624328613" calcext:value-type="float">
            <text:p>0.248669624328613</text:p>
          </table:table-cell>
          <table:table-cell table:style-name="ce1" office:value-type="float" office:value="0.103255987167358" calcext:value-type="float">
            <text:p>0.103255987167358</text:p>
          </table:table-cell>
          <table:table-cell table:style-name="ce1" office:value-type="float" office:value="0.238584280014038" calcext:value-type="float">
            <text:p>0.238584280014038</text:p>
          </table:table-cell>
          <table:table-cell table:style-name="ce1" office:value-type="float" office:value="0.252511978149414" calcext:value-type="float">
            <text:p>0.252511978149414</text:p>
          </table:table-cell>
          <table:table-cell table:style-name="ce1" office:value-type="float" office:value="0.233675718307495" calcext:value-type="float">
            <text:p>0.233675718307495</text:p>
          </table:table-cell>
          <table:table-cell table:style-name="ce1" office:value-type="float" office:value="0.231775522232056" calcext:value-type="float">
            <text:p>0.231775522232056</text:p>
          </table:table-cell>
          <table:table-cell table:style-name="ce1" office:value-type="float" office:value="0.241607666015625" calcext:value-type="float">
            <text:p>0.241607666015625</text:p>
          </table:table-cell>
          <table:table-cell table:style-name="ce1" office:value-type="float" office:value="0.255035161972046" calcext:value-type="float">
            <text:p>0.255035161972046</text:p>
          </table:table-cell>
          <table:table-cell table:style-name="ce1" office:value-type="float" office:value="0.241417169570923" calcext:value-type="float">
            <text:p>0.241417169570923</text:p>
          </table:table-cell>
          <table:table-cell table:style-name="ce1" office:value-type="float" office:value="0.239084243774414" calcext:value-type="float">
            <text:p>0.239084243774414</text:p>
          </table:table-cell>
          <table:table-cell table:style-name="ce1" office:value-type="float" office:value="0.0955557823181152" calcext:value-type="float">
            <text:p>0.095555782318115</text:p>
          </table:table-cell>
          <table:table-cell table:style-name="ce1" office:value-type="float" office:value="0.262292385101318" calcext:value-type="float">
            <text:p>0.262292385101318</text:p>
          </table:table-cell>
          <table:table-cell table:style-name="ce1" office:value-type="float" office:value="0.242552280426025" calcext:value-type="float">
            <text:p>0.242552280426025</text:p>
          </table:table-cell>
          <table:table-cell table:style-name="ce1" office:value-type="float" office:value="0.228880643844604" calcext:value-type="float">
            <text:p>0.228880643844604</text:p>
          </table:table-cell>
          <table:table-cell table:style-name="ce1" office:value-type="float" office:value="0.235543251037598" calcext:value-type="float">
            <text:p>0.235543251037598</text:p>
          </table:table-cell>
          <table:table-cell table:style-name="ce1" office:value-type="float" office:value="0.233655214309692" calcext:value-type="float">
            <text:p>0.233655214309692</text:p>
          </table:table-cell>
          <table:table-cell table:style-name="ce1" office:value-type="float" office:value="0.236383199691772" calcext:value-type="float">
            <text:p>0.236383199691772</text:p>
          </table:table-cell>
          <table:table-cell table:style-name="ce1" office:value-type="float" office:value="0.2334885597229" calcext:value-type="float">
            <text:p>0.2334885597229</text:p>
          </table:table-cell>
          <table:table-cell table:style-name="ce1" office:value-type="float" office:value="0.122193098068237" calcext:value-type="float">
            <text:p>0.122193098068237</text:p>
          </table:table-cell>
          <table:table-cell table:style-name="ce1" office:value-type="float" office:value="0.110355377197266" calcext:value-type="float">
            <text:p>0.110355377197266</text:p>
          </table:table-cell>
          <table:table-cell table:style-name="ce1" office:value-type="float" office:value="0.238041162490845" calcext:value-type="float">
            <text:p>0.238041162490845</text:p>
          </table:table-cell>
          <table:table-cell table:style-name="ce1" office:value-type="float" office:value="0.23729944229126" calcext:value-type="float">
            <text:p>0.23729944229126</text:p>
          </table:table-cell>
          <table:table-cell table:style-name="ce1" office:value-type="float" office:value="0.231193065643311" calcext:value-type="float">
            <text:p>0.231193065643311</text:p>
          </table:table-cell>
          <table:table-cell table:style-name="ce1" office:value-type="float" office:value="0.237445116043091" calcext:value-type="float">
            <text:p>0.237445116043091</text:p>
          </table:table-cell>
          <table:table-cell table:style-name="ce1" office:value-type="float" office:value="0.2364182472229" calcext:value-type="float">
            <text:p>0.2364182472229</text:p>
          </table:table-cell>
          <table:table-cell table:style-name="ce1" office:value-type="float" office:value="0.246763467788696" calcext:value-type="float">
            <text:p>0.246763467788696</text:p>
          </table:table-cell>
          <table:table-cell table:style-name="ce1" office:value-type="float" office:value="0.239253759384155" calcext:value-type="float">
            <text:p>0.239253759384155</text:p>
          </table:table-cell>
          <table:table-cell table:style-name="ce1" office:value-type="float" office:value="0.235678434371948" calcext:value-type="float">
            <text:p>0.235678434371948</text:p>
          </table:table-cell>
          <table:table-cell table:style-name="ce1" office:value-type="float" office:value="0.238260984420776" calcext:value-type="float">
            <text:p>0.238260984420776</text:p>
          </table:table-cell>
          <table:table-cell table:style-name="ce1" office:value-type="float" office:value="0.237242460250854" calcext:value-type="float">
            <text:p>0.237242460250854</text:p>
          </table:table-cell>
          <table:table-cell table:style-name="ce1" office:value-type="float" office:value="0.0947539806365967" calcext:value-type="float">
            <text:p>0.094753980636597</text:p>
          </table:table-cell>
          <table:table-cell table:style-name="ce1" office:value-type="float" office:value="0.0999016761779785" calcext:value-type="float">
            <text:p>0.099901676177979</text:p>
          </table:table-cell>
          <table:table-cell table:style-name="ce1" office:value-type="float" office:value="0.225874900817871" calcext:value-type="float">
            <text:p>0.225874900817871</text:p>
          </table:table-cell>
          <table:table-cell table:style-name="ce1" office:value-type="float" office:value="0.230204105377197" calcext:value-type="float">
            <text:p>0.230204105377197</text:p>
          </table:table-cell>
          <table:table-cell table:style-name="ce1" office:value-type="float" office:value="0.232071399688721" calcext:value-type="float">
            <text:p>0.232071399688721</text:p>
          </table:table-cell>
          <table:table-cell table:style-name="ce1" office:value-type="float" office:value="0.232218027114868" calcext:value-type="float">
            <text:p>0.232218027114868</text:p>
          </table:table-cell>
          <table:table-cell table:style-name="ce1" office:value-type="float" office:value="0.232248306274414" calcext:value-type="float">
            <text:p>0.232248306274414</text:p>
          </table:table-cell>
          <table:table-cell table:style-name="ce1" office:value-type="float" office:value="0.234589099884033" calcext:value-type="float">
            <text:p>0.234589099884033</text:p>
          </table:table-cell>
          <table:table-cell table:style-name="ce1" office:value-type="float" office:value="0.221854937076569" calcext:value-type="float">
            <text:p>0.221854937076569</text:p>
          </table:table-cell>
          <table:table-cell table:style-name="ce1" office:value-type="float" office:value="0.090456485748291" calcext:value-type="float">
            <text:p>0.090456485748291</text:p>
          </table:table-cell>
          <table:table-cell table:style-name="ce1" office:value-type="float" office:value="0.276356935501099" calcext:value-type="float">
            <text:p>0.276356935501099</text:p>
          </table:table-cell>
          <table:table-cell table:style-name="ce1" office:value-type="float" office:value="22.1854937076569" calcext:value-type="float">
            <text:p>22.18549370765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3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8811368942261" calcext:value-type="float">
            <text:p>0.118811368942261</text:p>
          </table:table-cell>
          <table:table-cell table:style-name="ce1" office:value-type="float" office:value="0.234718084335327" calcext:value-type="float">
            <text:p>0.234718084335327</text:p>
          </table:table-cell>
          <table:table-cell table:style-name="ce1" office:value-type="float" office:value="0.233842849731445" calcext:value-type="float">
            <text:p>0.233842849731445</text:p>
          </table:table-cell>
          <table:table-cell table:style-name="ce1" office:value-type="float" office:value="0.241271257400513" calcext:value-type="float">
            <text:p>0.241271257400513</text:p>
          </table:table-cell>
          <table:table-cell table:style-name="ce1" office:value-type="float" office:value="0.234931707382202" calcext:value-type="float">
            <text:p>0.234931707382202</text:p>
          </table:table-cell>
          <table:table-cell table:style-name="ce1" office:value-type="float" office:value="0.227132558822632" calcext:value-type="float">
            <text:p>0.227132558822632</text:p>
          </table:table-cell>
          <table:table-cell table:style-name="ce1" office:value-type="float" office:value="0.256452798843384" calcext:value-type="float">
            <text:p>0.256452798843384</text:p>
          </table:table-cell>
          <table:table-cell table:style-name="ce1" office:value-type="float" office:value="0.226961851119995" calcext:value-type="float">
            <text:p>0.226961851119995</text:p>
          </table:table-cell>
          <table:table-cell table:style-name="ce1" office:value-type="float" office:value="0.234636783599854" calcext:value-type="float">
            <text:p>0.234636783599854</text:p>
          </table:table-cell>
          <table:table-cell table:style-name="ce1" office:value-type="float" office:value="0.241978883743286" calcext:value-type="float">
            <text:p>0.241978883743286</text:p>
          </table:table-cell>
          <table:table-cell table:style-name="ce1" office:value-type="float" office:value="0.24451470375061" calcext:value-type="float">
            <text:p>0.24451470375061</text:p>
          </table:table-cell>
          <table:table-cell table:style-name="ce1" office:value-type="float" office:value="0.243179798126221" calcext:value-type="float">
            <text:p>0.243179798126221</text:p>
          </table:table-cell>
          <table:table-cell table:style-name="ce1" office:value-type="float" office:value="0.237326145172119" calcext:value-type="float">
            <text:p>0.237326145172119</text:p>
          </table:table-cell>
          <table:table-cell table:style-name="ce1" office:value-type="float" office:value="0.0938506126403809" calcext:value-type="float">
            <text:p>0.093850612640381</text:p>
          </table:table-cell>
          <table:table-cell table:style-name="ce1" office:value-type="float" office:value="0.226234912872314" calcext:value-type="float">
            <text:p>0.226234912872314</text:p>
          </table:table-cell>
          <table:table-cell table:style-name="ce1" office:value-type="float" office:value="0.230871915817261" calcext:value-type="float">
            <text:p>0.230871915817261</text:p>
          </table:table-cell>
          <table:table-cell table:style-name="ce1" office:value-type="float" office:value="0.233880519866943" calcext:value-type="float">
            <text:p>0.233880519866943</text:p>
          </table:table-cell>
          <table:table-cell table:style-name="ce1" office:value-type="float" office:value="0.233672618865967" calcext:value-type="float">
            <text:p>0.233672618865967</text:p>
          </table:table-cell>
          <table:table-cell table:style-name="ce1" office:value-type="float" office:value="0.232598543167114" calcext:value-type="float">
            <text:p>0.232598543167114</text:p>
          </table:table-cell>
          <table:table-cell table:style-name="ce1" office:value-type="float" office:value="0.232614755630493" calcext:value-type="float">
            <text:p>0.232614755630493</text:p>
          </table:table-cell>
          <table:table-cell table:style-name="ce1" office:value-type="float" office:value="0.124485015869141" calcext:value-type="float">
            <text:p>0.124485015869141</text:p>
          </table:table-cell>
          <table:table-cell table:style-name="ce1" office:value-type="float" office:value="0.249022245407104" calcext:value-type="float">
            <text:p>0.249022245407104</text:p>
          </table:table-cell>
          <table:table-cell table:style-name="ce1" office:value-type="float" office:value="0.24942135810852" calcext:value-type="float">
            <text:p>0.24942135810852</text:p>
          </table:table-cell>
          <table:table-cell table:style-name="ce1" office:value-type="float" office:value="0.237154483795166" calcext:value-type="float">
            <text:p>0.237154483795166</text:p>
          </table:table-cell>
          <table:table-cell table:style-name="ce1" office:value-type="float" office:value="0.24405026435852" calcext:value-type="float">
            <text:p>0.24405026435852</text:p>
          </table:table-cell>
          <table:table-cell table:style-name="ce1" office:value-type="float" office:value="0.23449969291687" calcext:value-type="float">
            <text:p>0.23449969291687</text:p>
          </table:table-cell>
          <table:table-cell table:style-name="ce1" office:value-type="float" office:value="0.234069108963013" calcext:value-type="float">
            <text:p>0.234069108963013</text:p>
          </table:table-cell>
          <table:table-cell table:style-name="ce1" office:value-type="float" office:value="0.235989332199097" calcext:value-type="float">
            <text:p>0.235989332199097</text:p>
          </table:table-cell>
          <table:table-cell table:style-name="ce1" office:value-type="float" office:value="0.252990007400513" calcext:value-type="float">
            <text:p>0.252990007400513</text:p>
          </table:table-cell>
          <table:table-cell table:style-name="ce1" office:value-type="float" office:value="0.247031688690186" calcext:value-type="float">
            <text:p>0.247031688690186</text:p>
          </table:table-cell>
          <table:table-cell table:style-name="ce1" office:value-type="float" office:value="0.244364261627197" calcext:value-type="float">
            <text:p>0.244364261627197</text:p>
          </table:table-cell>
          <table:table-cell table:style-name="ce1" office:value-type="float" office:value="0.235044717788696" calcext:value-type="float">
            <text:p>0.235044717788696</text:p>
          </table:table-cell>
          <table:table-cell table:style-name="ce1" office:value-type="float" office:value="0.236295938491821" calcext:value-type="float">
            <text:p>0.236295938491821</text:p>
          </table:table-cell>
          <table:table-cell table:style-name="ce1" office:value-type="float" office:value="0.0886328220367432" calcext:value-type="float">
            <text:p>0.088632822036743</text:p>
          </table:table-cell>
          <table:table-cell table:style-name="ce1" office:value-type="float" office:value="0.231034517288208" calcext:value-type="float">
            <text:p>0.231034517288208</text:p>
          </table:table-cell>
          <table:table-cell table:style-name="ce1" office:value-type="float" office:value="0.246731519699097" calcext:value-type="float">
            <text:p>0.246731519699097</text:p>
          </table:table-cell>
          <table:table-cell table:style-name="ce1" office:value-type="float" office:value="0.233401298522949" calcext:value-type="float">
            <text:p>0.233401298522949</text:p>
          </table:table-cell>
          <table:table-cell table:style-name="ce1" office:value-type="float" office:value="0.234915256500244" calcext:value-type="float">
            <text:p>0.234915256500244</text:p>
          </table:table-cell>
          <table:table-cell table:style-name="ce1" office:value-type="float" office:value="0.2317795753479" calcext:value-type="float">
            <text:p>0.2317795753479</text:p>
          </table:table-cell>
          <table:table-cell table:style-name="ce1" office:value-type="float" office:value="0.232239723205566" calcext:value-type="float">
            <text:p>0.232239723205566</text:p>
          </table:table-cell>
          <table:table-cell table:style-name="ce1" office:value-type="float" office:value="0.118029356002808" calcext:value-type="float">
            <text:p>0.118029356002808</text:p>
          </table:table-cell>
          <table:table-cell table:style-name="ce1" office:value-type="float" office:value="0.252682209014893" calcext:value-type="float">
            <text:p>0.252682209014893</text:p>
          </table:table-cell>
          <table:table-cell table:style-name="ce1" office:value-type="float" office:value="0.23688268661499" calcext:value-type="float">
            <text:p>0.23688268661499</text:p>
          </table:table-cell>
          <table:table-cell table:style-name="ce1" office:value-type="float" office:value="0.23690128326416" calcext:value-type="float">
            <text:p>0.23690128326416</text:p>
          </table:table-cell>
          <table:table-cell table:style-name="ce1" office:value-type="float" office:value="0.243025779724121" calcext:value-type="float">
            <text:p>0.243025779724121</text:p>
          </table:table-cell>
          <table:table-cell table:style-name="ce1" office:value-type="float" office:value="0.235155582427979" calcext:value-type="float">
            <text:p>0.235155582427979</text:p>
          </table:table-cell>
          <table:table-cell table:style-name="ce1" office:value-type="float" office:value="0.236890316009521" calcext:value-type="float">
            <text:p>0.236890316009521</text:p>
          </table:table-cell>
          <table:table-cell table:style-name="ce1" office:value-type="float" office:value="0.232889652252197" calcext:value-type="float">
            <text:p>0.232889652252197</text:p>
          </table:table-cell>
          <table:table-cell table:style-name="ce1" office:value-type="float" office:value="0.23734188079834" calcext:value-type="float">
            <text:p>0.23734188079834</text:p>
          </table:table-cell>
          <table:table-cell table:style-name="ce1" office:value-type="float" office:value="0.240994930267334" calcext:value-type="float">
            <text:p>0.240994930267334</text:p>
          </table:table-cell>
          <table:table-cell table:style-name="ce1" office:value-type="float" office:value="0.251897096633911" calcext:value-type="float">
            <text:p>0.251897096633911</text:p>
          </table:table-cell>
          <table:table-cell table:style-name="ce1" office:value-type="float" office:value="0.228006839752197" calcext:value-type="float">
            <text:p>0.228006839752197</text:p>
          </table:table-cell>
          <table:table-cell table:style-name="ce1" office:value-type="float" office:value="0.233453512191772" calcext:value-type="float">
            <text:p>0.233453512191772</text:p>
          </table:table-cell>
          <table:table-cell table:style-name="ce1" office:value-type="float" office:value="0.0895907878875732" calcext:value-type="float">
            <text:p>0.089590787887573</text:p>
          </table:table-cell>
          <table:table-cell table:style-name="ce1" office:value-type="float" office:value="0.233511209487915" calcext:value-type="float">
            <text:p>0.233511209487915</text:p>
          </table:table-cell>
          <table:table-cell table:style-name="ce1" office:value-type="float" office:value="0.242460250854492" calcext:value-type="float">
            <text:p>0.242460250854492</text:p>
          </table:table-cell>
          <table:table-cell table:style-name="ce1" office:value-type="float" office:value="0.241275548934937" calcext:value-type="float">
            <text:p>0.241275548934937</text:p>
          </table:table-cell>
          <table:table-cell table:style-name="ce1" office:value-type="float" office:value="0.245039224624634" calcext:value-type="float">
            <text:p>0.245039224624634</text:p>
          </table:table-cell>
          <table:table-cell table:style-name="ce1" office:value-type="float" office:value="0.232394695281982" calcext:value-type="float">
            <text:p>0.232394695281982</text:p>
          </table:table-cell>
          <table:table-cell table:style-name="ce1" office:value-type="float" office:value="0.233651638031006" calcext:value-type="float">
            <text:p>0.233651638031006</text:p>
          </table:table-cell>
          <table:table-cell table:style-name="ce1" office:value-type="float" office:value="0.114671945571899" calcext:value-type="float">
            <text:p>0.114671945571899</text:p>
          </table:table-cell>
          <table:table-cell table:style-name="ce1" office:value-type="float" office:value="0.177534818649292" calcext:value-type="float">
            <text:p>0.177534818649292</text:p>
          </table:table-cell>
          <table:table-cell table:style-name="ce1" office:value-type="float" office:value="0.0936820507049561" calcext:value-type="float">
            <text:p>0.093682050704956</text:p>
          </table:table-cell>
          <table:table-cell table:style-name="ce1" office:value-type="float" office:value="0.235629796981812" calcext:value-type="float">
            <text:p>0.235629796981812</text:p>
          </table:table-cell>
          <table:table-cell table:style-name="ce1" office:value-type="float" office:value="0.237447738647461" calcext:value-type="float">
            <text:p>0.237447738647461</text:p>
          </table:table-cell>
          <table:table-cell table:style-name="ce1" office:value-type="float" office:value="0.238944292068481" calcext:value-type="float">
            <text:p>0.238944292068481</text:p>
          </table:table-cell>
          <table:table-cell table:style-name="ce1" office:value-type="float" office:value="0.2525794506073" calcext:value-type="float">
            <text:p>0.2525794506073</text:p>
          </table:table-cell>
          <table:table-cell table:style-name="ce1" office:value-type="float" office:value="0.238242149353027" calcext:value-type="float">
            <text:p>0.238242149353027</text:p>
          </table:table-cell>
          <table:table-cell table:style-name="ce1" office:value-type="float" office:value="0.245928287506104" calcext:value-type="float">
            <text:p>0.245928287506104</text:p>
          </table:table-cell>
          <table:table-cell table:style-name="ce1" office:value-type="float" office:value="0.236881017684937" calcext:value-type="float">
            <text:p>0.236881017684937</text:p>
          </table:table-cell>
          <table:table-cell table:style-name="ce1" office:value-type="float" office:value="0.241562128067017" calcext:value-type="float">
            <text:p>0.241562128067017</text:p>
          </table:table-cell>
          <table:table-cell table:style-name="ce1" office:value-type="float" office:value="0.253406763076782" calcext:value-type="float">
            <text:p>0.253406763076782</text:p>
          </table:table-cell>
          <table:table-cell table:style-name="ce1" office:value-type="float" office:value="0.229127883911133" calcext:value-type="float">
            <text:p>0.229127883911133</text:p>
          </table:table-cell>
          <table:table-cell table:style-name="ce1" office:value-type="float" office:value="0.10100531578064" calcext:value-type="float">
            <text:p>0.10100531578064</text:p>
          </table:table-cell>
          <table:table-cell table:style-name="ce1" office:value-type="float" office:value="0.239706993103027" calcext:value-type="float">
            <text:p>0.239706993103027</text:p>
          </table:table-cell>
          <table:table-cell table:style-name="ce1" office:value-type="float" office:value="0.199885845184326" calcext:value-type="float">
            <text:p>0.199885845184326</text:p>
          </table:table-cell>
          <table:table-cell table:style-name="ce1" office:value-type="float" office:value="0.236072301864624" calcext:value-type="float">
            <text:p>0.236072301864624</text:p>
          </table:table-cell>
          <table:table-cell table:style-name="ce1" office:value-type="float" office:value="0.234328746795654" calcext:value-type="float">
            <text:p>0.234328746795654</text:p>
          </table:table-cell>
          <table:table-cell table:style-name="ce1" office:value-type="float" office:value="0.233866930007935" calcext:value-type="float">
            <text:p>0.233866930007935</text:p>
          </table:table-cell>
          <table:table-cell table:style-name="ce1" office:value-type="float" office:value="0.23330020904541" calcext:value-type="float">
            <text:p>0.23330020904541</text:p>
          </table:table-cell>
          <table:table-cell table:style-name="ce1" office:value-type="float" office:value="0.11458158493042" calcext:value-type="float">
            <text:p>0.11458158493042</text:p>
          </table:table-cell>
          <table:table-cell table:style-name="ce1" office:value-type="float" office:value="0.169815540313721" calcext:value-type="float">
            <text:p>0.169815540313721</text:p>
          </table:table-cell>
          <table:table-cell table:style-name="ce1" office:value-type="float" office:value="0.246306896209717" calcext:value-type="float">
            <text:p>0.246306896209717</text:p>
          </table:table-cell>
          <table:table-cell table:style-name="ce1" office:value-type="float" office:value="0.240273237228394" calcext:value-type="float">
            <text:p>0.240273237228394</text:p>
          </table:table-cell>
          <table:table-cell table:style-name="ce1" office:value-type="float" office:value="0.105650424957275" calcext:value-type="float">
            <text:p>0.105650424957275</text:p>
          </table:table-cell>
          <table:table-cell table:style-name="ce1" office:value-type="float" office:value="0.25292181968689" calcext:value-type="float">
            <text:p>0.25292181968689</text:p>
          </table:table-cell>
          <table:table-cell table:style-name="ce1" office:value-type="float" office:value="0.240275144577026" calcext:value-type="float">
            <text:p>0.240275144577026</text:p>
          </table:table-cell>
          <table:table-cell table:style-name="ce1" office:value-type="float" office:value="0.239595413208008" calcext:value-type="float">
            <text:p>0.239595413208008</text:p>
          </table:table-cell>
          <table:table-cell table:style-name="ce1" office:value-type="float" office:value="0.247366666793823" calcext:value-type="float">
            <text:p>0.247366666793823</text:p>
          </table:table-cell>
          <table:table-cell table:style-name="ce1" office:value-type="float" office:value="0.240901231765747" calcext:value-type="float">
            <text:p>0.240901231765747</text:p>
          </table:table-cell>
          <table:table-cell table:style-name="ce1" office:value-type="float" office:value="0.248299837112427" calcext:value-type="float">
            <text:p>0.248299837112427</text:p>
          </table:table-cell>
          <table:table-cell table:style-name="ce1" office:value-type="float" office:value="0.24030613899231" calcext:value-type="float">
            <text:p>0.24030613899231</text:p>
          </table:table-cell>
          <table:table-cell table:style-name="ce1" office:value-type="float" office:value="0.234539985656738" calcext:value-type="float">
            <text:p>0.234539985656738</text:p>
          </table:table-cell>
          <table:table-cell table:style-name="ce1" office:value-type="float" office:value="0.0931479930877686" calcext:value-type="float">
            <text:p>0.093147993087769</text:p>
          </table:table-cell>
          <table:table-cell table:style-name="ce1" office:value-type="float" office:value="0.0873379707336426" calcext:value-type="float">
            <text:p>0.087337970733643</text:p>
          </table:table-cell>
          <table:table-cell table:style-name="ce1" office:value-type="float" office:value="0.231561660766602" calcext:value-type="float">
            <text:p>0.231561660766602</text:p>
          </table:table-cell>
          <table:table-cell table:style-name="ce1" office:value-type="float" office:value="0.236537456512451" calcext:value-type="float">
            <text:p>0.236537456512451</text:p>
          </table:table-cell>
          <table:table-cell table:style-name="ce1" office:value-type="float" office:value="0.235664129257202" calcext:value-type="float">
            <text:p>0.235664129257202</text:p>
          </table:table-cell>
          <table:table-cell table:style-name="ce1" office:value-type="float" office:value="0.22886061668396" calcext:value-type="float">
            <text:p>0.22886061668396</text:p>
          </table:table-cell>
          <table:table-cell table:style-name="ce1" office:value-type="float" office:value="0.236280918121338" calcext:value-type="float">
            <text:p>0.236280918121338</text:p>
          </table:table-cell>
          <table:table-cell table:style-name="ce1" office:value-type="float" office:value="0.219287393093109" calcext:value-type="float">
            <text:p>0.219287393093109</text:p>
          </table:table-cell>
          <table:table-cell table:style-name="ce1" office:value-type="float" office:value="0.0873379707336426" calcext:value-type="float">
            <text:p>0.087337970733643</text:p>
          </table:table-cell>
          <table:table-cell table:style-name="ce1" office:value-type="float" office:value="0.256452798843384" calcext:value-type="float">
            <text:p>0.256452798843384</text:p>
          </table:table-cell>
          <table:table-cell table:style-name="ce1" office:value-type="float" office:value="21.9287393093109" calcext:value-type="float">
            <text:p>21.928739309310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4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24515295028687" calcext:value-type="float">
            <text:p>0.124515295028687</text:p>
          </table:table-cell>
          <table:table-cell table:style-name="ce1" office:value-type="float" office:value="0.106315135955811" calcext:value-type="float">
            <text:p>0.106315135955811</text:p>
          </table:table-cell>
          <table:table-cell table:style-name="ce1" office:value-type="float" office:value="0.203281164169312" calcext:value-type="float">
            <text:p>0.203281164169312</text:p>
          </table:table-cell>
          <table:table-cell table:style-name="ce1" office:value-type="float" office:value="0.252772331237793" calcext:value-type="float">
            <text:p>0.252772331237793</text:p>
          </table:table-cell>
          <table:table-cell table:style-name="ce1" office:value-type="float" office:value="0.115583658218384" calcext:value-type="float">
            <text:p>0.115583658218384</text:p>
          </table:table-cell>
          <table:table-cell table:style-name="ce1" office:value-type="float" office:value="0.279377222061157" calcext:value-type="float">
            <text:p>0.279377222061157</text:p>
          </table:table-cell>
          <table:table-cell table:style-name="ce1" office:value-type="float" office:value="0.2338707447052" calcext:value-type="float">
            <text:p>0.2338707447052</text:p>
          </table:table-cell>
          <table:table-cell table:style-name="ce1" office:value-type="float" office:value="0.24582052230835" calcext:value-type="float">
            <text:p>0.24582052230835</text:p>
          </table:table-cell>
          <table:table-cell table:style-name="ce1" office:value-type="float" office:value="0.246514797210693" calcext:value-type="float">
            <text:p>0.246514797210693</text:p>
          </table:table-cell>
          <table:table-cell table:style-name="ce1" office:value-type="float" office:value="0.246846199035645" calcext:value-type="float">
            <text:p>0.246846199035645</text:p>
          </table:table-cell>
          <table:table-cell table:style-name="ce1" office:value-type="float" office:value="0.250671625137329" calcext:value-type="float">
            <text:p>0.250671625137329</text:p>
          </table:table-cell>
          <table:table-cell table:style-name="ce1" office:value-type="float" office:value="0.239420175552368" calcext:value-type="float">
            <text:p>0.239420175552368</text:p>
          </table:table-cell>
          <table:table-cell table:style-name="ce1" office:value-type="float" office:value="0.231734752655029" calcext:value-type="float">
            <text:p>0.231734752655029</text:p>
          </table:table-cell>
          <table:table-cell table:style-name="ce1" office:value-type="float" office:value="0.243125200271606" calcext:value-type="float">
            <text:p>0.243125200271606</text:p>
          </table:table-cell>
          <table:table-cell table:style-name="ce1" office:value-type="float" office:value="0.241182804107666" calcext:value-type="float">
            <text:p>0.241182804107666</text:p>
          </table:table-cell>
          <table:table-cell table:style-name="ce1" office:value-type="float" office:value="0.22546911239624" calcext:value-type="float">
            <text:p>0.22546911239624</text:p>
          </table:table-cell>
          <table:table-cell table:style-name="ce1" office:value-type="float" office:value="0.23217248916626" calcext:value-type="float">
            <text:p>0.23217248916626</text:p>
          </table:table-cell>
          <table:table-cell table:style-name="ce1" office:value-type="float" office:value="0.232301950454712" calcext:value-type="float">
            <text:p>0.232301950454712</text:p>
          </table:table-cell>
          <table:table-cell table:style-name="ce1" office:value-type="float" office:value="0.234048128128052" calcext:value-type="float">
            <text:p>0.234048128128052</text:p>
          </table:table-cell>
          <table:table-cell table:style-name="ce1" office:value-type="float" office:value="0.235611438751221" calcext:value-type="float">
            <text:p>0.235611438751221</text:p>
          </table:table-cell>
          <table:table-cell table:style-name="ce1" office:value-type="float" office:value="0.125271558761597" calcext:value-type="float">
            <text:p>0.125271558761597</text:p>
          </table:table-cell>
          <table:table-cell table:style-name="ce1" office:value-type="float" office:value="0.157471656799316" calcext:value-type="float">
            <text:p>0.157471656799316</text:p>
          </table:table-cell>
          <table:table-cell table:style-name="ce1" office:value-type="float" office:value="0.103825092315674" calcext:value-type="float">
            <text:p>0.103825092315674</text:p>
          </table:table-cell>
          <table:table-cell table:style-name="ce1" office:value-type="float" office:value="0.246892690658569" calcext:value-type="float">
            <text:p>0.246892690658569</text:p>
          </table:table-cell>
          <table:table-cell table:style-name="ce1" office:value-type="float" office:value="0.233752727508545" calcext:value-type="float">
            <text:p>0.233752727508545</text:p>
          </table:table-cell>
          <table:table-cell table:style-name="ce1" office:value-type="float" office:value="0.240320920944214" calcext:value-type="float">
            <text:p>0.240320920944214</text:p>
          </table:table-cell>
          <table:table-cell table:style-name="ce1" office:value-type="float" office:value="0.228063583374023" calcext:value-type="float">
            <text:p>0.228063583374023</text:p>
          </table:table-cell>
          <table:table-cell table:style-name="ce1" office:value-type="float" office:value="0.238927125930786" calcext:value-type="float">
            <text:p>0.238927125930786</text:p>
          </table:table-cell>
          <table:table-cell table:style-name="ce1" office:value-type="float" office:value="0.232994079589844" calcext:value-type="float">
            <text:p>0.232994079589844</text:p>
          </table:table-cell>
          <table:table-cell table:style-name="ce1" office:value-type="float" office:value="0.249280691146851" calcext:value-type="float">
            <text:p>0.249280691146851</text:p>
          </table:table-cell>
          <table:table-cell table:style-name="ce1" office:value-type="float" office:value="0.240516185760498" calcext:value-type="float">
            <text:p>0.240516185760498</text:p>
          </table:table-cell>
          <table:table-cell table:style-name="ce1" office:value-type="float" office:value="0.25230598449707" calcext:value-type="float">
            <text:p>0.25230598449707</text:p>
          </table:table-cell>
          <table:table-cell table:style-name="ce1" office:value-type="float" office:value="0.243957996368408" calcext:value-type="float">
            <text:p>0.243957996368408</text:p>
          </table:table-cell>
          <table:table-cell table:style-name="ce1" office:value-type="float" office:value="0.249095916748047" calcext:value-type="float">
            <text:p>0.249095916748047</text:p>
          </table:table-cell>
          <table:table-cell table:style-name="ce1" office:value-type="float" office:value="0.251996994018555" calcext:value-type="float">
            <text:p>0.251996994018555</text:p>
          </table:table-cell>
          <table:table-cell table:style-name="ce1" office:value-type="float" office:value="0.248052358627319" calcext:value-type="float">
            <text:p>0.248052358627319</text:p>
          </table:table-cell>
          <table:table-cell table:style-name="ce1" office:value-type="float" office:value="0.175911426544189" calcext:value-type="float">
            <text:p>0.175911426544189</text:p>
          </table:table-cell>
          <table:table-cell table:style-name="ce1" office:value-type="float" office:value="0.244274854660034" calcext:value-type="float">
            <text:p>0.244274854660034</text:p>
          </table:table-cell>
          <table:table-cell table:style-name="ce1" office:value-type="float" office:value="0.230907440185547" calcext:value-type="float">
            <text:p>0.230907440185547</text:p>
          </table:table-cell>
          <table:table-cell table:style-name="ce1" office:value-type="float" office:value="0.244559526443481" calcext:value-type="float">
            <text:p>0.244559526443481</text:p>
          </table:table-cell>
          <table:table-cell table:style-name="ce1" office:value-type="float" office:value="0.152536869049072" calcext:value-type="float">
            <text:p>0.152536869049072</text:p>
          </table:table-cell>
          <table:table-cell table:style-name="ce1" office:value-type="float" office:value="0.253392457962036" calcext:value-type="float">
            <text:p>0.253392457962036</text:p>
          </table:table-cell>
          <table:table-cell table:style-name="ce1" office:value-type="float" office:value="0.248457670211792" calcext:value-type="float">
            <text:p>0.248457670211792</text:p>
          </table:table-cell>
          <table:table-cell table:style-name="ce1" office:value-type="float" office:value="0.108964681625366" calcext:value-type="float">
            <text:p>0.108964681625366</text:p>
          </table:table-cell>
          <table:table-cell table:style-name="ce1" office:value-type="float" office:value="0.233193159103394" calcext:value-type="float">
            <text:p>0.233193159103394</text:p>
          </table:table-cell>
          <table:table-cell table:style-name="ce1" office:value-type="float" office:value="0.242166042327881" calcext:value-type="float">
            <text:p>0.242166042327881</text:p>
          </table:table-cell>
          <table:table-cell table:style-name="ce1" office:value-type="float" office:value="0.240701913833618" calcext:value-type="float">
            <text:p>0.240701913833618</text:p>
          </table:table-cell>
          <table:table-cell table:style-name="ce1" office:value-type="float" office:value="0.235200643539429" calcext:value-type="float">
            <text:p>0.235200643539429</text:p>
          </table:table-cell>
          <table:table-cell table:style-name="ce1" office:value-type="float" office:value="0.243236064910889" calcext:value-type="float">
            <text:p>0.243236064910889</text:p>
          </table:table-cell>
          <table:table-cell table:style-name="ce1" office:value-type="float" office:value="0.231099843978882" calcext:value-type="float">
            <text:p>0.231099843978882</text:p>
          </table:table-cell>
          <table:table-cell table:style-name="ce1" office:value-type="float" office:value="0.244478464126587" calcext:value-type="float">
            <text:p>0.244478464126587</text:p>
          </table:table-cell>
          <table:table-cell table:style-name="ce1" office:value-type="float" office:value="0.240768671035767" calcext:value-type="float">
            <text:p>0.240768671035767</text:p>
          </table:table-cell>
          <table:table-cell table:style-name="ce1" office:value-type="float" office:value="0.238944292068481" calcext:value-type="float">
            <text:p>0.238944292068481</text:p>
          </table:table-cell>
          <table:table-cell table:style-name="ce1" office:value-type="float" office:value="0.238649845123291" calcext:value-type="float">
            <text:p>0.238649845123291</text:p>
          </table:table-cell>
          <table:table-cell table:style-name="ce1" office:value-type="float" office:value="0.0986483097076416" calcext:value-type="float">
            <text:p>0.098648309707642</text:p>
          </table:table-cell>
          <table:table-cell table:style-name="ce1" office:value-type="float" office:value="0.240342140197754" calcext:value-type="float">
            <text:p>0.240342140197754</text:p>
          </table:table-cell>
          <table:table-cell table:style-name="ce1" office:value-type="float" office:value="0.249923944473267" calcext:value-type="float">
            <text:p>0.249923944473267</text:p>
          </table:table-cell>
          <table:table-cell table:style-name="ce1" office:value-type="float" office:value="0.24494743347168" calcext:value-type="float">
            <text:p>0.24494743347168</text:p>
          </table:table-cell>
          <table:table-cell table:style-name="ce1" office:value-type="float" office:value="0.246157646179199" calcext:value-type="float">
            <text:p>0.246157646179199</text:p>
          </table:table-cell>
          <table:table-cell table:style-name="ce1" office:value-type="float" office:value="0.244235277175903" calcext:value-type="float">
            <text:p>0.244235277175903</text:p>
          </table:table-cell>
          <table:table-cell table:style-name="ce1" office:value-type="float" office:value="0.108973741531372" calcext:value-type="float">
            <text:p>0.108973741531372</text:p>
          </table:table-cell>
          <table:table-cell table:style-name="ce1" office:value-type="float" office:value="0.253538370132446" calcext:value-type="float">
            <text:p>0.253538370132446</text:p>
          </table:table-cell>
          <table:table-cell table:style-name="ce1" office:value-type="float" office:value="0.255135297775269" calcext:value-type="float">
            <text:p>0.255135297775269</text:p>
          </table:table-cell>
          <table:table-cell table:style-name="ce1" office:value-type="float" office:value="0.252063989639282" calcext:value-type="float">
            <text:p>0.252063989639282</text:p>
          </table:table-cell>
          <table:table-cell table:style-name="ce1" office:value-type="float" office:value="0.235724687576294" calcext:value-type="float">
            <text:p>0.235724687576294</text:p>
          </table:table-cell>
          <table:table-cell table:style-name="ce1" office:value-type="float" office:value="0.241868019104004" calcext:value-type="float">
            <text:p>0.241868019104004</text:p>
          </table:table-cell>
          <table:table-cell table:style-name="ce1" office:value-type="float" office:value="0.228724002838135" calcext:value-type="float">
            <text:p>0.228724002838135</text:p>
          </table:table-cell>
          <table:table-cell table:style-name="ce1" office:value-type="float" office:value="0.241827964782715" calcext:value-type="float">
            <text:p>0.241827964782715</text:p>
          </table:table-cell>
          <table:table-cell table:style-name="ce1" office:value-type="float" office:value="0.239503622055054" calcext:value-type="float">
            <text:p>0.239503622055054</text:p>
          </table:table-cell>
          <table:table-cell table:style-name="ce1" office:value-type="float" office:value="0.239500045776367" calcext:value-type="float">
            <text:p>0.239500045776367</text:p>
          </table:table-cell>
          <table:table-cell table:style-name="ce1" office:value-type="float" office:value="0.239606380462646" calcext:value-type="float">
            <text:p>0.239606380462646</text:p>
          </table:table-cell>
          <table:table-cell table:style-name="ce1" office:value-type="float" office:value="0.234881401062012" calcext:value-type="float">
            <text:p>0.234881401062012</text:p>
          </table:table-cell>
          <table:table-cell table:style-name="ce1" office:value-type="float" office:value="0.238154888153076" calcext:value-type="float">
            <text:p>0.238154888153076</text:p>
          </table:table-cell>
          <table:table-cell table:style-name="ce1" office:value-type="float" office:value="0.244507789611816" calcext:value-type="float">
            <text:p>0.244507789611816</text:p>
          </table:table-cell>
          <table:table-cell table:style-name="ce1" office:value-type="float" office:value="0.0914154052734375" calcext:value-type="float">
            <text:p>0.091415405273438</text:p>
          </table:table-cell>
          <table:table-cell table:style-name="ce1" office:value-type="float" office:value="0.233383417129517" calcext:value-type="float">
            <text:p>0.233383417129517</text:p>
          </table:table-cell>
          <table:table-cell table:style-name="ce1" office:value-type="float" office:value="0.231473445892334" calcext:value-type="float">
            <text:p>0.231473445892334</text:p>
          </table:table-cell>
          <table:table-cell table:style-name="ce1" office:value-type="float" office:value="0.243897438049316" calcext:value-type="float">
            <text:p>0.243897438049316</text:p>
          </table:table-cell>
          <table:table-cell table:style-name="ce1" office:value-type="float" office:value="0.245699405670166" calcext:value-type="float">
            <text:p>0.245699405670166</text:p>
          </table:table-cell>
          <table:table-cell table:style-name="ce1" office:value-type="float" office:value="0.238994359970093" calcext:value-type="float">
            <text:p>0.238994359970093</text:p>
          </table:table-cell>
          <table:table-cell table:style-name="ce1" office:value-type="float" office:value="0.108111619949341" calcext:value-type="float">
            <text:p>0.108111619949341</text:p>
          </table:table-cell>
          <table:table-cell table:style-name="ce1" office:value-type="float" office:value="0.245391607284546" calcext:value-type="float">
            <text:p>0.245391607284546</text:p>
          </table:table-cell>
          <table:table-cell table:style-name="ce1" office:value-type="float" office:value="0.236791133880615" calcext:value-type="float">
            <text:p>0.236791133880615</text:p>
          </table:table-cell>
          <table:table-cell table:style-name="ce1" office:value-type="float" office:value="0.254024744033813" calcext:value-type="float">
            <text:p>0.254024744033813</text:p>
          </table:table-cell>
          <table:table-cell table:style-name="ce1" office:value-type="float" office:value="0.239447832107544" calcext:value-type="float">
            <text:p>0.239447832107544</text:p>
          </table:table-cell>
          <table:table-cell table:style-name="ce1" office:value-type="float" office:value="0.236350536346436" calcext:value-type="float">
            <text:p>0.236350536346436</text:p>
          </table:table-cell>
          <table:table-cell table:style-name="ce1" office:value-type="float" office:value="0.24187445640564" calcext:value-type="float">
            <text:p>0.24187445640564</text:p>
          </table:table-cell>
          <table:table-cell table:style-name="ce1" office:value-type="float" office:value="0.233769416809082" calcext:value-type="float">
            <text:p>0.233769416809082</text:p>
          </table:table-cell>
          <table:table-cell table:style-name="ce1" office:value-type="float" office:value="0.238563776016235" calcext:value-type="float">
            <text:p>0.238563776016235</text:p>
          </table:table-cell>
          <table:table-cell table:style-name="ce1" office:value-type="float" office:value="0.24251914024353" calcext:value-type="float">
            <text:p>0.24251914024353</text:p>
          </table:table-cell>
          <table:table-cell table:style-name="ce1" office:value-type="float" office:value="0.257883548736572" calcext:value-type="float">
            <text:p>0.257883548736572</text:p>
          </table:table-cell>
          <table:table-cell table:style-name="ce1" office:value-type="float" office:value="0.226735353469849" calcext:value-type="float">
            <text:p>0.226735353469849</text:p>
          </table:table-cell>
          <table:table-cell table:style-name="ce1" office:value-type="float" office:value="0.254810571670532" calcext:value-type="float">
            <text:p>0.254810571670532</text:p>
          </table:table-cell>
          <table:table-cell table:style-name="ce1" office:value-type="float" office:value="0.234193325042725" calcext:value-type="float">
            <text:p>0.234193325042725</text:p>
          </table:table-cell>
          <table:table-cell table:style-name="ce1" office:value-type="float" office:value="0.0914943218231201" calcext:value-type="float">
            <text:p>0.09149432182312</text:p>
          </table:table-cell>
          <table:table-cell table:style-name="ce1" office:value-type="float" office:value="0.232290506362915" calcext:value-type="float">
            <text:p>0.232290506362915</text:p>
          </table:table-cell>
          <table:table-cell table:style-name="ce1" office:value-type="float" office:value="0.232218027114868" calcext:value-type="float">
            <text:p>0.232218027114868</text:p>
          </table:table-cell>
          <table:table-cell table:style-name="ce1" office:value-type="float" office:value="0.235319375991821" calcext:value-type="float">
            <text:p>0.235319375991821</text:p>
          </table:table-cell>
          <table:table-cell table:style-name="ce1" office:value-type="float" office:value="0.234997034072876" calcext:value-type="float">
            <text:p>0.234997034072876</text:p>
          </table:table-cell>
          <table:table-cell table:style-name="ce1" office:value-type="float" office:value="0.233744859695435" calcext:value-type="float">
            <text:p>0.233744859695435</text:p>
          </table:table-cell>
          <table:table-cell table:style-name="ce1" office:value-type="float" office:value="0.223844637870789" calcext:value-type="float">
            <text:p>0.223844637870789</text:p>
          </table:table-cell>
          <table:table-cell table:style-name="ce1" office:value-type="float" office:value="0.0914154052734375" calcext:value-type="float">
            <text:p>0.091415405273438</text:p>
          </table:table-cell>
          <table:table-cell table:style-name="ce1" office:value-type="float" office:value="0.279377222061157" calcext:value-type="float">
            <text:p>0.279377222061157</text:p>
          </table:table-cell>
          <table:table-cell table:style-name="ce1" office:value-type="float" office:value="22.3844637870789" calcext:value-type="float">
            <text:p>22.38446378707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5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6925716400146" calcext:value-type="float">
            <text:p>0.116925716400146</text:p>
          </table:table-cell>
          <table:table-cell table:style-name="ce1" office:value-type="float" office:value="0.103758096694946" calcext:value-type="float">
            <text:p>0.103758096694946</text:p>
          </table:table-cell>
          <table:table-cell table:style-name="ce1" office:value-type="float" office:value="0.250416040420532" calcext:value-type="float">
            <text:p>0.250416040420532</text:p>
          </table:table-cell>
          <table:table-cell table:style-name="ce1" office:value-type="float" office:value="0.248571395874023" calcext:value-type="float">
            <text:p>0.248571395874023</text:p>
          </table:table-cell>
          <table:table-cell table:style-name="ce1" office:value-type="float" office:value="0.108069181442261" calcext:value-type="float">
            <text:p>0.108069181442261</text:p>
          </table:table-cell>
          <table:table-cell table:style-name="ce1" office:value-type="float" office:value="0.244544506072998" calcext:value-type="float">
            <text:p>0.244544506072998</text:p>
          </table:table-cell>
          <table:table-cell table:style-name="ce1" office:value-type="float" office:value="0.240897417068481" calcext:value-type="float">
            <text:p>0.240897417068481</text:p>
          </table:table-cell>
          <table:table-cell table:style-name="ce1" office:value-type="float" office:value="0.253621339797974" calcext:value-type="float">
            <text:p>0.253621339797974</text:p>
          </table:table-cell>
          <table:table-cell table:style-name="ce1" office:value-type="float" office:value="0.243442296981812" calcext:value-type="float">
            <text:p>0.243442296981812</text:p>
          </table:table-cell>
          <table:table-cell table:style-name="ce1" office:value-type="float" office:value="0.239241361618042" calcext:value-type="float">
            <text:p>0.239241361618042</text:p>
          </table:table-cell>
          <table:table-cell table:style-name="ce1" office:value-type="float" office:value="0.244326829910278" calcext:value-type="float">
            <text:p>0.244326829910278</text:p>
          </table:table-cell>
          <table:table-cell table:style-name="ce1" office:value-type="float" office:value="0.236202716827393" calcext:value-type="float">
            <text:p>0.236202716827393</text:p>
          </table:table-cell>
          <table:table-cell table:style-name="ce1" office:value-type="float" office:value="0.240787744522095" calcext:value-type="float">
            <text:p>0.240787744522095</text:p>
          </table:table-cell>
          <table:table-cell table:style-name="ce1" office:value-type="float" office:value="0.242608547210693" calcext:value-type="float">
            <text:p>0.242608547210693</text:p>
          </table:table-cell>
          <table:table-cell table:style-name="ce1" office:value-type="float" office:value="0.242734909057617" calcext:value-type="float">
            <text:p>0.242734909057617</text:p>
          </table:table-cell>
          <table:table-cell table:style-name="ce1" office:value-type="float" office:value="0.0933165550231934" calcext:value-type="float">
            <text:p>0.093316555023193</text:p>
          </table:table-cell>
          <table:table-cell table:style-name="ce1" office:value-type="float" office:value="0.0997579097747803" calcext:value-type="float">
            <text:p>0.09975790977478</text:p>
          </table:table-cell>
          <table:table-cell table:style-name="ce1" office:value-type="float" office:value="0.234078407287598" calcext:value-type="float">
            <text:p>0.234078407287598</text:p>
          </table:table-cell>
          <table:table-cell table:style-name="ce1" office:value-type="float" office:value="0.232443809509277" calcext:value-type="float">
            <text:p>0.232443809509277</text:p>
          </table:table-cell>
          <table:table-cell table:style-name="ce1" office:value-type="float" office:value="0.241646766662598" calcext:value-type="float">
            <text:p>0.241646766662598</text:p>
          </table:table-cell>
          <table:table-cell table:style-name="ce1" office:value-type="float" office:value="0.12393069267273" calcext:value-type="float">
            <text:p>0.12393069267273</text:p>
          </table:table-cell>
          <table:table-cell table:style-name="ce1" office:value-type="float" office:value="0.0941627025604248" calcext:value-type="float">
            <text:p>0.094162702560425</text:p>
          </table:table-cell>
          <table:table-cell table:style-name="ce1" office:value-type="float" office:value="0.252419710159302" calcext:value-type="float">
            <text:p>0.252419710159302</text:p>
          </table:table-cell>
          <table:table-cell table:style-name="ce1" office:value-type="float" office:value="0.256389617919922" calcext:value-type="float">
            <text:p>0.256389617919922</text:p>
          </table:table-cell>
          <table:table-cell table:style-name="ce1" office:value-type="float" office:value="0.24667477607727" calcext:value-type="float">
            <text:p>0.24667477607727</text:p>
          </table:table-cell>
          <table:table-cell table:style-name="ce1" office:value-type="float" office:value="0.265165090560913" calcext:value-type="float">
            <text:p>0.265165090560913</text:p>
          </table:table-cell>
          <table:table-cell table:style-name="ce1" office:value-type="float" office:value="0.237872838973999" calcext:value-type="float">
            <text:p>0.237872838973999</text:p>
          </table:table-cell>
          <table:table-cell table:style-name="ce1" office:value-type="float" office:value="0.239306688308716" calcext:value-type="float">
            <text:p>0.239306688308716</text:p>
          </table:table-cell>
          <table:table-cell table:style-name="ce1" office:value-type="float" office:value="0.234919309616089" calcext:value-type="float">
            <text:p>0.234919309616089</text:p>
          </table:table-cell>
          <table:table-cell table:style-name="ce1" office:value-type="float" office:value="0.234566926956177" calcext:value-type="float">
            <text:p>0.234566926956177</text:p>
          </table:table-cell>
          <table:table-cell table:style-name="ce1" office:value-type="float" office:value="0.241720676422119" calcext:value-type="float">
            <text:p>0.241720676422119</text:p>
          </table:table-cell>
          <table:table-cell table:style-name="ce1" office:value-type="float" office:value="0.236543416976929" calcext:value-type="float">
            <text:p>0.236543416976929</text:p>
          </table:table-cell>
          <table:table-cell table:style-name="ce1" office:value-type="float" office:value="0.245878219604492" calcext:value-type="float">
            <text:p>0.245878219604492</text:p>
          </table:table-cell>
          <table:table-cell table:style-name="ce1" office:value-type="float" office:value="0.24593186378479" calcext:value-type="float">
            <text:p>0.24593186378479</text:p>
          </table:table-cell>
          <table:table-cell table:style-name="ce1" office:value-type="float" office:value="0.250272989273071" calcext:value-type="float">
            <text:p>0.250272989273071</text:p>
          </table:table-cell>
          <table:table-cell table:style-name="ce1" office:value-type="float" office:value="0.101985692977905" calcext:value-type="float">
            <text:p>0.101985692977905</text:p>
          </table:table-cell>
          <table:table-cell table:style-name="ce1" office:value-type="float" office:value="0.0990486145019531" calcext:value-type="float">
            <text:p>0.099048614501953</text:p>
          </table:table-cell>
          <table:table-cell table:style-name="ce1" office:value-type="float" office:value="0.226626873016357" calcext:value-type="float">
            <text:p>0.226626873016357</text:p>
          </table:table-cell>
          <table:table-cell table:style-name="ce1" office:value-type="float" office:value="0.234935760498047" calcext:value-type="float">
            <text:p>0.234935760498047</text:p>
          </table:table-cell>
          <table:table-cell table:style-name="ce1" office:value-type="float" office:value="0.233615875244141" calcext:value-type="float">
            <text:p>0.233615875244141</text:p>
          </table:table-cell>
          <table:table-cell table:style-name="ce1" office:value-type="float" office:value="0.150171279907227" calcext:value-type="float">
            <text:p>0.150171279907227</text:p>
          </table:table-cell>
          <table:table-cell table:style-name="ce1" office:value-type="float" office:value="0.284016609191895" calcext:value-type="float">
            <text:p>0.284016609191895</text:p>
          </table:table-cell>
          <table:table-cell table:style-name="ce1" office:value-type="float" office:value="0.104629755020142" calcext:value-type="float">
            <text:p>0.104629755020142</text:p>
          </table:table-cell>
          <table:table-cell table:style-name="ce1" office:value-type="float" office:value="0.102639436721802" calcext:value-type="float">
            <text:p>0.102639436721802</text:p>
          </table:table-cell>
          <table:table-cell table:style-name="ce1" office:value-type="float" office:value="0.239494562149048" calcext:value-type="float">
            <text:p>0.239494562149048</text:p>
          </table:table-cell>
          <table:table-cell table:style-name="ce1" office:value-type="float" office:value="0.244876623153687" calcext:value-type="float">
            <text:p>0.244876623153687</text:p>
          </table:table-cell>
          <table:table-cell table:style-name="ce1" office:value-type="float" office:value="0.23077917098999" calcext:value-type="float">
            <text:p>0.23077917098999</text:p>
          </table:table-cell>
          <table:table-cell table:style-name="ce1" office:value-type="float" office:value="0.25069522857666" calcext:value-type="float">
            <text:p>0.25069522857666</text:p>
          </table:table-cell>
          <table:table-cell table:style-name="ce1" office:value-type="float" office:value="0.229263305664062" calcext:value-type="float">
            <text:p>0.229263305664062</text:p>
          </table:table-cell>
          <table:table-cell table:style-name="ce1" office:value-type="float" office:value="0.226601123809814" calcext:value-type="float">
            <text:p>0.226601123809814</text:p>
          </table:table-cell>
          <table:table-cell table:style-name="ce1" office:value-type="float" office:value="0.224048852920532" calcext:value-type="float">
            <text:p>0.224048852920532</text:p>
          </table:table-cell>
          <table:table-cell table:style-name="ce1" office:value-type="float" office:value="0.231011867523193" calcext:value-type="float">
            <text:p>0.231011867523193</text:p>
          </table:table-cell>
          <table:table-cell table:style-name="ce1" office:value-type="float" office:value="0.229306936264038" calcext:value-type="float">
            <text:p>0.229306936264038</text:p>
          </table:table-cell>
          <table:table-cell table:style-name="ce1" office:value-type="float" office:value="0.217561721801758" calcext:value-type="float">
            <text:p>0.217561721801758</text:p>
          </table:table-cell>
          <table:table-cell table:style-name="ce1" office:value-type="float" office:value="0.238644599914551" calcext:value-type="float">
            <text:p>0.238644599914551</text:p>
          </table:table-cell>
          <table:table-cell table:style-name="ce1" office:value-type="float" office:value="0.10206127166748" calcext:value-type="float">
            <text:p>0.10206127166748</text:p>
          </table:table-cell>
          <table:table-cell table:style-name="ce1" office:value-type="float" office:value="0.201004028320312" calcext:value-type="float">
            <text:p>0.201004028320312</text:p>
          </table:table-cell>
          <table:table-cell table:style-name="ce1" office:value-type="float" office:value="0.218625783920288" calcext:value-type="float">
            <text:p>0.218625783920288</text:p>
          </table:table-cell>
          <table:table-cell table:style-name="ce1" office:value-type="float" office:value="0.217799425125122" calcext:value-type="float">
            <text:p>0.217799425125122</text:p>
          </table:table-cell>
          <table:table-cell table:style-name="ce1" office:value-type="float" office:value="0.219113349914551" calcext:value-type="float">
            <text:p>0.219113349914551</text:p>
          </table:table-cell>
          <table:table-cell table:style-name="ce1" office:value-type="float" office:value="0.104640960693359" calcext:value-type="float">
            <text:p>0.104640960693359</text:p>
          </table:table-cell>
          <table:table-cell table:style-name="ce1" office:value-type="float" office:value="0.245055437088013" calcext:value-type="float">
            <text:p>0.245055437088013</text:p>
          </table:table-cell>
          <table:table-cell table:style-name="ce1" office:value-type="float" office:value="0.229549646377563" calcext:value-type="float">
            <text:p>0.229549646377563</text:p>
          </table:table-cell>
          <table:table-cell table:style-name="ce1" office:value-type="float" office:value="0.216663837432861" calcext:value-type="float">
            <text:p>0.216663837432861</text:p>
          </table:table-cell>
          <table:table-cell table:style-name="ce1" office:value-type="float" office:value="0.223988771438599" calcext:value-type="float">
            <text:p>0.223988771438599</text:p>
          </table:table-cell>
          <table:table-cell table:style-name="ce1" office:value-type="float" office:value="0.220416784286499" calcext:value-type="float">
            <text:p>0.220416784286499</text:p>
          </table:table-cell>
          <table:table-cell table:style-name="ce1" office:value-type="float" office:value="0.230325222015381" calcext:value-type="float">
            <text:p>0.230325222015381</text:p>
          </table:table-cell>
          <table:table-cell table:style-name="ce1" office:value-type="float" office:value="0.223373174667358" calcext:value-type="float">
            <text:p>0.223373174667358</text:p>
          </table:table-cell>
          <table:table-cell table:style-name="ce1" office:value-type="float" office:value="0.23943305015564" calcext:value-type="float">
            <text:p>0.23943305015564</text:p>
          </table:table-cell>
          <table:table-cell table:style-name="ce1" office:value-type="float" office:value="0.238975524902344" calcext:value-type="float">
            <text:p>0.238975524902344</text:p>
          </table:table-cell>
          <table:table-cell table:style-name="ce1" office:value-type="float" office:value="0.2425696849823" calcext:value-type="float">
            <text:p>0.2425696849823</text:p>
          </table:table-cell>
          <table:table-cell table:style-name="ce1" office:value-type="float" office:value="0.22510290145874" calcext:value-type="float">
            <text:p>0.22510290145874</text:p>
          </table:table-cell>
          <table:table-cell table:style-name="ce1" office:value-type="float" office:value="0.245593309402466" calcext:value-type="float">
            <text:p>0.245593309402466</text:p>
          </table:table-cell>
          <table:table-cell table:style-name="ce1" office:value-type="float" office:value="0.237708568572998" calcext:value-type="float">
            <text:p>0.237708568572998</text:p>
          </table:table-cell>
          <table:table-cell table:style-name="ce1" office:value-type="float" office:value="0.240656852722168" calcext:value-type="float">
            <text:p>0.240656852722168</text:p>
          </table:table-cell>
          <table:table-cell table:style-name="ce1" office:value-type="float" office:value="0.0899605751037598" calcext:value-type="float">
            <text:p>0.08996057510376</text:p>
          </table:table-cell>
          <table:table-cell table:style-name="ce1" office:value-type="float" office:value="0.217745065689087" calcext:value-type="float">
            <text:p>0.217745065689087</text:p>
          </table:table-cell>
          <table:table-cell table:style-name="ce1" office:value-type="float" office:value="0.228360414505005" calcext:value-type="float">
            <text:p>0.228360414505005</text:p>
          </table:table-cell>
          <table:table-cell table:style-name="ce1" office:value-type="float" office:value="0.239418745040894" calcext:value-type="float">
            <text:p>0.239418745040894</text:p>
          </table:table-cell>
          <table:table-cell table:style-name="ce1" office:value-type="float" office:value="0.244291543960571" calcext:value-type="float">
            <text:p>0.244291543960571</text:p>
          </table:table-cell>
          <table:table-cell table:style-name="ce1" office:value-type="float" office:value="0.114007234573364" calcext:value-type="float">
            <text:p>0.114007234573364</text:p>
          </table:table-cell>
          <table:table-cell table:style-name="ce1" office:value-type="float" office:value="0.0902523994445801" calcext:value-type="float">
            <text:p>0.09025239944458</text:p>
          </table:table-cell>
          <table:table-cell table:style-name="ce1" office:value-type="float" office:value="0.229830741882324" calcext:value-type="float">
            <text:p>0.229830741882324</text:p>
          </table:table-cell>
          <table:table-cell table:style-name="ce1" office:value-type="float" office:value="0.227195739746094" calcext:value-type="float">
            <text:p>0.227195739746094</text:p>
          </table:table-cell>
          <table:table-cell table:style-name="ce1" office:value-type="float" office:value="0.230107307434082" calcext:value-type="float">
            <text:p>0.230107307434082</text:p>
          </table:table-cell>
          <table:table-cell table:style-name="ce1" office:value-type="float" office:value="0.224433660507202" calcext:value-type="float">
            <text:p>0.224433660507202</text:p>
          </table:table-cell>
          <table:table-cell table:style-name="ce1" office:value-type="float" office:value="0.21926999092102" calcext:value-type="float">
            <text:p>0.21926999092102</text:p>
          </table:table-cell>
          <table:table-cell table:style-name="ce1" office:value-type="float" office:value="0.218059778213501" calcext:value-type="float">
            <text:p>0.218059778213501</text:p>
          </table:table-cell>
          <table:table-cell table:style-name="ce1" office:value-type="float" office:value="0.235486745834351" calcext:value-type="float">
            <text:p>0.235486745834351</text:p>
          </table:table-cell>
          <table:table-cell table:style-name="ce1" office:value-type="float" office:value="0.255362987518311" calcext:value-type="float">
            <text:p>0.255362987518311</text:p>
          </table:table-cell>
          <table:table-cell table:style-name="ce1" office:value-type="float" office:value="0.230267524719238" calcext:value-type="float">
            <text:p>0.230267524719238</text:p>
          </table:table-cell>
          <table:table-cell table:style-name="ce1" office:value-type="float" office:value="0.20589804649353" calcext:value-type="float">
            <text:p>0.20589804649353</text:p>
          </table:table-cell>
          <table:table-cell table:style-name="ce1" office:value-type="float" office:value="0.223139047622681" calcext:value-type="float">
            <text:p>0.223139047622681</text:p>
          </table:table-cell>
          <table:table-cell table:style-name="ce1" office:value-type="float" office:value="0.218176364898682" calcext:value-type="float">
            <text:p>0.218176364898682</text:p>
          </table:table-cell>
          <table:table-cell table:style-name="ce1" office:value-type="float" office:value="0.23688530921936" calcext:value-type="float">
            <text:p>0.23688530921936</text:p>
          </table:table-cell>
          <table:table-cell table:style-name="ce1" office:value-type="float" office:value="0.167755126953125" calcext:value-type="float">
            <text:p>0.167755126953125</text:p>
          </table:table-cell>
          <table:table-cell table:style-name="ce1" office:value-type="float" office:value="0.0844018459320068" calcext:value-type="float">
            <text:p>0.084401845932007</text:p>
          </table:table-cell>
          <table:table-cell table:style-name="ce1" office:value-type="float" office:value="0.219856262207031" calcext:value-type="float">
            <text:p>0.219856262207031</text:p>
          </table:table-cell>
          <table:table-cell table:style-name="ce1" office:value-type="float" office:value="0.217147827148437" calcext:value-type="float">
            <text:p>0.217147827148437</text:p>
          </table:table-cell>
          <table:table-cell table:style-name="ce1" office:value-type="float" office:value="0.217643976211548" calcext:value-type="float">
            <text:p>0.217643976211548</text:p>
          </table:table-cell>
          <table:table-cell table:style-name="ce1" office:value-type="float" office:value="0.210707128047943" calcext:value-type="float">
            <text:p>0.210707128047943</text:p>
          </table:table-cell>
          <table:table-cell table:style-name="ce1" office:value-type="float" office:value="0.0844018459320068" calcext:value-type="float">
            <text:p>0.084401845932007</text:p>
          </table:table-cell>
          <table:table-cell table:style-name="ce1" office:value-type="float" office:value="0.284016609191895" calcext:value-type="float">
            <text:p>0.284016609191895</text:p>
          </table:table-cell>
          <table:table-cell table:style-name="ce1" office:value-type="float" office:value="21.0707128047943" calcext:value-type="float">
            <text:p>21.070712804794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6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1094236373901" calcext:value-type="float">
            <text:p>0.111094236373901</text:p>
          </table:table-cell>
          <table:table-cell table:style-name="ce1" office:value-type="float" office:value="0.253059148788452" calcext:value-type="float">
            <text:p>0.253059148788452</text:p>
          </table:table-cell>
          <table:table-cell table:style-name="ce1" office:value-type="float" office:value="0.170194625854492" calcext:value-type="float">
            <text:p>0.170194625854492</text:p>
          </table:table-cell>
          <table:table-cell table:style-name="ce1" office:value-type="float" office:value="0.221429824829102" calcext:value-type="float">
            <text:p>0.221429824829102</text:p>
          </table:table-cell>
          <table:table-cell table:style-name="ce1" office:value-type="float" office:value="0.0935173034667969" calcext:value-type="float">
            <text:p>0.093517303466797</text:p>
          </table:table-cell>
          <table:table-cell table:style-name="ce1" office:value-type="float" office:value="0.233214855194092" calcext:value-type="float">
            <text:p>0.233214855194092</text:p>
          </table:table-cell>
          <table:table-cell table:style-name="ce1" office:value-type="float" office:value="0.197716236114502" calcext:value-type="float">
            <text:p>0.197716236114502</text:p>
          </table:table-cell>
          <table:table-cell table:style-name="ce1" office:value-type="float" office:value="0.214040040969849" calcext:value-type="float">
            <text:p>0.214040040969849</text:p>
          </table:table-cell>
          <table:table-cell table:style-name="ce1" office:value-type="float" office:value="0.229172229766846" calcext:value-type="float">
            <text:p>0.229172229766846</text:p>
          </table:table-cell>
          <table:table-cell table:style-name="ce1" office:value-type="float" office:value="0.21983003616333" calcext:value-type="float">
            <text:p>0.21983003616333</text:p>
          </table:table-cell>
          <table:table-cell table:style-name="ce1" office:value-type="float" office:value="0.220576286315918" calcext:value-type="float">
            <text:p>0.220576286315918</text:p>
          </table:table-cell>
          <table:table-cell table:style-name="ce1" office:value-type="float" office:value="0.217407703399658" calcext:value-type="float">
            <text:p>0.217407703399658</text:p>
          </table:table-cell>
          <table:table-cell table:style-name="ce1" office:value-type="float" office:value="0.219422578811645" calcext:value-type="float">
            <text:p>0.219422578811645</text:p>
          </table:table-cell>
          <table:table-cell table:style-name="ce1" office:value-type="float" office:value="0.223445415496826" calcext:value-type="float">
            <text:p>0.223445415496826</text:p>
          </table:table-cell>
          <table:table-cell table:style-name="ce1" office:value-type="float" office:value="0.236054420471191" calcext:value-type="float">
            <text:p>0.236054420471191</text:p>
          </table:table-cell>
          <table:table-cell table:style-name="ce1" office:value-type="float" office:value="0.22093939781189" calcext:value-type="float">
            <text:p>0.22093939781189</text:p>
          </table:table-cell>
          <table:table-cell table:style-name="ce1" office:value-type="float" office:value="0.0857641696929932" calcext:value-type="float">
            <text:p>0.085764169692993</text:p>
          </table:table-cell>
          <table:table-cell table:style-name="ce1" office:value-type="float" office:value="0.217230796813965" calcext:value-type="float">
            <text:p>0.217230796813965</text:p>
          </table:table-cell>
          <table:table-cell table:style-name="ce1" office:value-type="float" office:value="0.21658730506897" calcext:value-type="float">
            <text:p>0.21658730506897</text:p>
          </table:table-cell>
          <table:table-cell table:style-name="ce1" office:value-type="float" office:value="0.218329191207886" calcext:value-type="float">
            <text:p>0.218329191207886</text:p>
          </table:table-cell>
          <table:table-cell table:style-name="ce1" office:value-type="float" office:value="0.109525680541992" calcext:value-type="float">
            <text:p>0.109525680541992</text:p>
          </table:table-cell>
          <table:table-cell table:style-name="ce1" office:value-type="float" office:value="0.238470315933228" calcext:value-type="float">
            <text:p>0.238470315933228</text:p>
          </table:table-cell>
          <table:table-cell table:style-name="ce1" office:value-type="float" office:value="0.217231035232544" calcext:value-type="float">
            <text:p>0.217231035232544</text:p>
          </table:table-cell>
          <table:table-cell table:style-name="ce1" office:value-type="float" office:value="0.238521337509155" calcext:value-type="float">
            <text:p>0.238521337509155</text:p>
          </table:table-cell>
          <table:table-cell table:style-name="ce1" office:value-type="float" office:value="0.108422040939331" calcext:value-type="float">
            <text:p>0.108422040939331</text:p>
          </table:table-cell>
          <table:table-cell table:style-name="ce1" office:value-type="float" office:value="0.218607187271118" calcext:value-type="float">
            <text:p>0.218607187271118</text:p>
          </table:table-cell>
          <table:table-cell table:style-name="ce1" office:value-type="float" office:value="0.0896861553192139" calcext:value-type="float">
            <text:p>0.089686155319214</text:p>
          </table:table-cell>
          <table:table-cell table:style-name="ce1" office:value-type="float" office:value="0.232393741607666" calcext:value-type="float">
            <text:p>0.232393741607666</text:p>
          </table:table-cell>
          <table:table-cell table:style-name="ce1" office:value-type="float" office:value="0.231467723846436" calcext:value-type="float">
            <text:p>0.231467723846436</text:p>
          </table:table-cell>
          <table:table-cell table:style-name="ce1" office:value-type="float" office:value="0.260903835296631" calcext:value-type="float">
            <text:p>0.260903835296631</text:p>
          </table:table-cell>
          <table:table-cell table:style-name="ce1" office:value-type="float" office:value="0.227537155151367" calcext:value-type="float">
            <text:p>0.227537155151367</text:p>
          </table:table-cell>
          <table:table-cell table:style-name="ce1" office:value-type="float" office:value="0.223845958709717" calcext:value-type="float">
            <text:p>0.223845958709717</text:p>
          </table:table-cell>
          <table:table-cell table:style-name="ce1" office:value-type="float" office:value="0.224207162857056" calcext:value-type="float">
            <text:p>0.224207162857056</text:p>
          </table:table-cell>
          <table:table-cell table:style-name="ce1" office:value-type="float" office:value="0.22443675994873" calcext:value-type="float">
            <text:p>0.22443675994873</text:p>
          </table:table-cell>
          <table:table-cell table:style-name="ce1" office:value-type="float" office:value="0.223254680633545" calcext:value-type="float">
            <text:p>0.223254680633545</text:p>
          </table:table-cell>
          <table:table-cell table:style-name="ce1" office:value-type="float" office:value="0.235845804214478" calcext:value-type="float">
            <text:p>0.235845804214478</text:p>
          </table:table-cell>
          <table:table-cell table:style-name="ce1" office:value-type="float" office:value="0.180185794830322" calcext:value-type="float">
            <text:p>0.180185794830322</text:p>
          </table:table-cell>
          <table:table-cell table:style-name="ce1" office:value-type="float" office:value="0.176526784896851" calcext:value-type="float">
            <text:p>0.176526784896851</text:p>
          </table:table-cell>
          <table:table-cell table:style-name="ce1" office:value-type="float" office:value="0.220373630523682" calcext:value-type="float">
            <text:p>0.220373630523682</text:p>
          </table:table-cell>
          <table:table-cell table:style-name="ce1" office:value-type="float" office:value="0.241987705230713" calcext:value-type="float">
            <text:p>0.241987705230713</text:p>
          </table:table-cell>
          <table:table-cell table:style-name="ce1" office:value-type="float" office:value="0.119291305541992" calcext:value-type="float">
            <text:p>0.119291305541992</text:p>
          </table:table-cell>
          <table:table-cell table:style-name="ce1" office:value-type="float" office:value="0.111332416534424" calcext:value-type="float">
            <text:p>0.111332416534424</text:p>
          </table:table-cell>
          <table:table-cell table:style-name="ce1" office:value-type="float" office:value="0.230920314788818" calcext:value-type="float">
            <text:p>0.230920314788818</text:p>
          </table:table-cell>
          <table:table-cell table:style-name="ce1" office:value-type="float" office:value="0.23381495475769" calcext:value-type="float">
            <text:p>0.23381495475769</text:p>
          </table:table-cell>
          <table:table-cell table:style-name="ce1" office:value-type="float" office:value="0.233403444290161" calcext:value-type="float">
            <text:p>0.233403444290161</text:p>
          </table:table-cell>
          <table:table-cell table:style-name="ce1" office:value-type="float" office:value="0.221245050430298" calcext:value-type="float">
            <text:p>0.221245050430298</text:p>
          </table:table-cell>
          <table:table-cell table:style-name="ce1" office:value-type="float" office:value="0.237343072891235" calcext:value-type="float">
            <text:p>0.237343072891235</text:p>
          </table:table-cell>
          <table:table-cell table:style-name="ce1" office:value-type="float" office:value="0.225876808166504" calcext:value-type="float">
            <text:p>0.225876808166504</text:p>
          </table:table-cell>
          <table:table-cell table:style-name="ce1" office:value-type="float" office:value="0.235581159591675" calcext:value-type="float">
            <text:p>0.235581159591675</text:p>
          </table:table-cell>
          <table:table-cell table:style-name="ce1" office:value-type="float" office:value="0.220890522003174" calcext:value-type="float">
            <text:p>0.220890522003174</text:p>
          </table:table-cell>
          <table:table-cell table:style-name="ce1" office:value-type="float" office:value="0.238659381866455" calcext:value-type="float">
            <text:p>0.238659381866455</text:p>
          </table:table-cell>
          <table:table-cell table:style-name="ce1" office:value-type="float" office:value="0.223017692565918" calcext:value-type="float">
            <text:p>0.223017692565918</text:p>
          </table:table-cell>
          <table:table-cell table:style-name="ce1" office:value-type="float" office:value="0.232859134674072" calcext:value-type="float">
            <text:p>0.232859134674072</text:p>
          </table:table-cell>
          <table:table-cell table:style-name="ce1" office:value-type="float" office:value="0.220250129699707" calcext:value-type="float">
            <text:p>0.220250129699707</text:p>
          </table:table-cell>
          <table:table-cell table:style-name="ce1" office:value-type="float" office:value="0.245469808578491" calcext:value-type="float">
            <text:p>0.245469808578491</text:p>
          </table:table-cell>
          <table:table-cell table:style-name="ce1" office:value-type="float" office:value="0.227839946746826" calcext:value-type="float">
            <text:p>0.227839946746826</text:p>
          </table:table-cell>
          <table:table-cell table:style-name="ce1" office:value-type="float" office:value="0.174891233444214" calcext:value-type="float">
            <text:p>0.174891233444214</text:p>
          </table:table-cell>
          <table:table-cell table:style-name="ce1" office:value-type="float" office:value="0.0870833396911621" calcext:value-type="float">
            <text:p>0.087083339691162</text:p>
          </table:table-cell>
          <table:table-cell table:style-name="ce1" office:value-type="float" office:value="0.220931053161621" calcext:value-type="float">
            <text:p>0.220931053161621</text:p>
          </table:table-cell>
          <table:table-cell table:style-name="ce1" office:value-type="float" office:value="0.219244003295898" calcext:value-type="float">
            <text:p>0.219244003295898</text:p>
          </table:table-cell>
          <table:table-cell table:style-name="ce1" office:value-type="float" office:value="0.13486385345459" calcext:value-type="float">
            <text:p>0.13486385345459</text:p>
          </table:table-cell>
          <table:table-cell table:style-name="ce1" office:value-type="float" office:value="0.0922718048095703" calcext:value-type="float">
            <text:p>0.09227180480957</text:p>
          </table:table-cell>
          <table:table-cell table:style-name="ce1" office:value-type="float" office:value="0.272035121917725" calcext:value-type="float">
            <text:p>0.272035121917725</text:p>
          </table:table-cell>
          <table:table-cell table:style-name="ce1" office:value-type="float" office:value="0.234316825866699" calcext:value-type="float">
            <text:p>0.234316825866699</text:p>
          </table:table-cell>
          <table:table-cell table:style-name="ce1" office:value-type="float" office:value="0.247601509094238" calcext:value-type="float">
            <text:p>0.247601509094238</text:p>
          </table:table-cell>
          <table:table-cell table:style-name="ce1" office:value-type="float" office:value="0.223238468170166" calcext:value-type="float">
            <text:p>0.223238468170166</text:p>
          </table:table-cell>
          <table:table-cell table:style-name="ce1" office:value-type="float" office:value="0.217062473297119" calcext:value-type="float">
            <text:p>0.217062473297119</text:p>
          </table:table-cell>
          <table:table-cell table:style-name="ce1" office:value-type="float" office:value="0.219715595245361" calcext:value-type="float">
            <text:p>0.219715595245361</text:p>
          </table:table-cell>
          <table:table-cell table:style-name="ce1" office:value-type="float" office:value="0.221948862075806" calcext:value-type="float">
            <text:p>0.221948862075806</text:p>
          </table:table-cell>
          <table:table-cell table:style-name="ce1" office:value-type="float" office:value="0.260159492492676" calcext:value-type="float">
            <text:p>0.260159492492676</text:p>
          </table:table-cell>
          <table:table-cell table:style-name="ce1" office:value-type="float" office:value="0.260029315948486" calcext:value-type="float">
            <text:p>0.260029315948486</text:p>
          </table:table-cell>
          <table:table-cell table:style-name="ce1" office:value-type="float" office:value="0.237745046615601" calcext:value-type="float">
            <text:p>0.237745046615601</text:p>
          </table:table-cell>
          <table:table-cell table:style-name="ce1" office:value-type="float" office:value="0.236326217651367" calcext:value-type="float">
            <text:p>0.236326217651367</text:p>
          </table:table-cell>
          <table:table-cell table:style-name="ce1" office:value-type="float" office:value="0.237592935562134" calcext:value-type="float">
            <text:p>0.237592935562134</text:p>
          </table:table-cell>
          <table:table-cell table:style-name="ce1" office:value-type="float" office:value="0.248466968536377" calcext:value-type="float">
            <text:p>0.248466968536377</text:p>
          </table:table-cell>
          <table:table-cell table:style-name="ce1" office:value-type="float" office:value="0.249581575393677" calcext:value-type="float">
            <text:p>0.249581575393677</text:p>
          </table:table-cell>
          <table:table-cell table:style-name="ce1" office:value-type="float" office:value="0.241074800491333" calcext:value-type="float">
            <text:p>0.241074800491333</text:p>
          </table:table-cell>
          <table:table-cell table:style-name="ce1" office:value-type="float" office:value="0.208953142166138" calcext:value-type="float">
            <text:p>0.208953142166138</text:p>
          </table:table-cell>
          <table:table-cell table:style-name="ce1" office:value-type="float" office:value="0.247134923934937" calcext:value-type="float">
            <text:p>0.247134923934937</text:p>
          </table:table-cell>
          <table:table-cell table:style-name="ce1" office:value-type="float" office:value="0.235624074935913" calcext:value-type="float">
            <text:p>0.235624074935913</text:p>
          </table:table-cell>
          <table:table-cell table:style-name="ce1" office:value-type="float" office:value="0.11548924446106" calcext:value-type="float">
            <text:p>0.11548924446106</text:p>
          </table:table-cell>
          <table:table-cell table:style-name="ce1" office:value-type="float" office:value="0.258294820785522" calcext:value-type="float">
            <text:p>0.258294820785522</text:p>
          </table:table-cell>
          <table:table-cell table:style-name="ce1" office:value-type="float" office:value="0.109686136245728" calcext:value-type="float">
            <text:p>0.109686136245728</text:p>
          </table:table-cell>
          <table:table-cell table:style-name="ce1" office:value-type="float" office:value="0.0943968296051025" calcext:value-type="float">
            <text:p>0.094396829605103</text:p>
          </table:table-cell>
          <table:table-cell table:style-name="ce1" office:value-type="float" office:value="0.283295631408691" calcext:value-type="float">
            <text:p>0.283295631408691</text:p>
          </table:table-cell>
          <table:table-cell table:style-name="ce1" office:value-type="float" office:value="0.228597402572632" calcext:value-type="float">
            <text:p>0.228597402572632</text:p>
          </table:table-cell>
          <table:table-cell table:style-name="ce1" office:value-type="float" office:value="0.236729621887207" calcext:value-type="float">
            <text:p>0.236729621887207</text:p>
          </table:table-cell>
          <table:table-cell table:style-name="ce1" office:value-type="float" office:value="0.23662805557251" calcext:value-type="float">
            <text:p>0.23662805557251</text:p>
          </table:table-cell>
          <table:table-cell table:style-name="ce1" office:value-type="float" office:value="0.249469995498657" calcext:value-type="float">
            <text:p>0.249469995498657</text:p>
          </table:table-cell>
          <table:table-cell table:style-name="ce1" office:value-type="float" office:value="0.235276222229004" calcext:value-type="float">
            <text:p>0.235276222229004</text:p>
          </table:table-cell>
          <table:table-cell table:style-name="ce1" office:value-type="float" office:value="0.244363069534302" calcext:value-type="float">
            <text:p>0.244363069534302</text:p>
          </table:table-cell>
          <table:table-cell table:style-name="ce1" office:value-type="float" office:value="0.236510276794434" calcext:value-type="float">
            <text:p>0.236510276794434</text:p>
          </table:table-cell>
          <table:table-cell table:style-name="ce1" office:value-type="float" office:value="0.234430313110352" calcext:value-type="float">
            <text:p>0.234430313110352</text:p>
          </table:table-cell>
          <table:table-cell table:style-name="ce1" office:value-type="float" office:value="0.249935388565063" calcext:value-type="float">
            <text:p>0.249935388565063</text:p>
          </table:table-cell>
          <table:table-cell table:style-name="ce1" office:value-type="float" office:value="0.246394634246826" calcext:value-type="float">
            <text:p>0.246394634246826</text:p>
          </table:table-cell>
          <table:table-cell table:style-name="ce1" office:value-type="float" office:value="0.258624076843262" calcext:value-type="float">
            <text:p>0.258624076843262</text:p>
          </table:table-cell>
          <table:table-cell table:style-name="ce1" office:value-type="float" office:value="0.0906145572662354" calcext:value-type="float">
            <text:p>0.090614557266235</text:p>
          </table:table-cell>
          <table:table-cell table:style-name="ce1" office:value-type="float" office:value="0.243510484695435" calcext:value-type="float">
            <text:p>0.243510484695435</text:p>
          </table:table-cell>
          <table:table-cell table:style-name="ce1" office:value-type="float" office:value="0.241152048110962" calcext:value-type="float">
            <text:p>0.241152048110962</text:p>
          </table:table-cell>
          <table:table-cell table:style-name="ce1" office:value-type="float" office:value="0.244125366210937" calcext:value-type="float">
            <text:p>0.244125366210937</text:p>
          </table:table-cell>
          <table:table-cell table:style-name="ce1" office:value-type="float" office:value="0.211656682491302" calcext:value-type="float">
            <text:p>0.211656682491302</text:p>
          </table:table-cell>
          <table:table-cell table:style-name="ce1" office:value-type="float" office:value="0.0857641696929932" calcext:value-type="float">
            <text:p>0.085764169692993</text:p>
          </table:table-cell>
          <table:table-cell table:style-name="ce1" office:value-type="float" office:value="0.283295631408691" calcext:value-type="float">
            <text:p>0.283295631408691</text:p>
          </table:table-cell>
          <table:table-cell table:style-name="ce1" office:value-type="float" office:value="21.1656682491302" calcext:value-type="float">
            <text:p>21.165668249130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7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30598545074463" calcext:value-type="float">
            <text:p>0.130598545074463</text:p>
          </table:table-cell>
          <table:table-cell table:style-name="ce1" office:value-type="float" office:value="0.288827180862427" calcext:value-type="float">
            <text:p>0.288827180862427</text:p>
          </table:table-cell>
          <table:table-cell table:style-name="ce1" office:value-type="float" office:value="0.253609180450439" calcext:value-type="float">
            <text:p>0.253609180450439</text:p>
          </table:table-cell>
          <table:table-cell table:style-name="ce1" office:value-type="float" office:value="0.2603440284729" calcext:value-type="float">
            <text:p>0.2603440284729</text:p>
          </table:table-cell>
          <table:table-cell table:style-name="ce1" office:value-type="float" office:value="0.237487077713013" calcext:value-type="float">
            <text:p>0.237487077713013</text:p>
          </table:table-cell>
          <table:table-cell table:style-name="ce1" office:value-type="float" office:value="0.121868133544922" calcext:value-type="float">
            <text:p>0.121868133544922</text:p>
          </table:table-cell>
          <table:table-cell table:style-name="ce1" office:value-type="float" office:value="0.272336959838867" calcext:value-type="float">
            <text:p>0.272336959838867</text:p>
          </table:table-cell>
          <table:table-cell table:style-name="ce1" office:value-type="float" office:value="0.232139110565186" calcext:value-type="float">
            <text:p>0.232139110565186</text:p>
          </table:table-cell>
          <table:table-cell table:style-name="ce1" office:value-type="float" office:value="0.249761819839478" calcext:value-type="float">
            <text:p>0.249761819839478</text:p>
          </table:table-cell>
          <table:table-cell table:style-name="ce1" office:value-type="float" office:value="0.236003637313843" calcext:value-type="float">
            <text:p>0.236003637313843</text:p>
          </table:table-cell>
          <table:table-cell table:style-name="ce1" office:value-type="float" office:value="0.262406826019287" calcext:value-type="float">
            <text:p>0.262406826019287</text:p>
          </table:table-cell>
          <table:table-cell table:style-name="ce1" office:value-type="float" office:value="0.241760015487671" calcext:value-type="float">
            <text:p>0.241760015487671</text:p>
          </table:table-cell>
          <table:table-cell table:style-name="ce1" office:value-type="float" office:value="0.23400354385376" calcext:value-type="float">
            <text:p>0.23400354385376</text:p>
          </table:table-cell>
          <table:table-cell table:style-name="ce1" office:value-type="float" office:value="0.229169368743896" calcext:value-type="float">
            <text:p>0.229169368743896</text:p>
          </table:table-cell>
          <table:table-cell table:style-name="ce1" office:value-type="float" office:value="0.230859994888306" calcext:value-type="float">
            <text:p>0.230859994888306</text:p>
          </table:table-cell>
          <table:table-cell table:style-name="ce1" office:value-type="float" office:value="0.232999324798584" calcext:value-type="float">
            <text:p>0.232999324798584</text:p>
          </table:table-cell>
          <table:table-cell table:style-name="ce1" office:value-type="float" office:value="0.232259273529053" calcext:value-type="float">
            <text:p>0.232259273529053</text:p>
          </table:table-cell>
          <table:table-cell table:style-name="ce1" office:value-type="float" office:value="0.231169939041138" calcext:value-type="float">
            <text:p>0.231169939041138</text:p>
          </table:table-cell>
          <table:table-cell table:style-name="ce1" office:value-type="float" office:value="0.246696472167969" calcext:value-type="float">
            <text:p>0.246696472167969</text:p>
          </table:table-cell>
          <table:table-cell table:style-name="ce1" office:value-type="float" office:value="0.242139101028442" calcext:value-type="float">
            <text:p>0.242139101028442</text:p>
          </table:table-cell>
          <table:table-cell table:style-name="ce1" office:value-type="float" office:value="0.109400749206543" calcext:value-type="float">
            <text:p>0.109400749206543</text:p>
          </table:table-cell>
          <table:table-cell table:style-name="ce1" office:value-type="float" office:value="0.280602216720581" calcext:value-type="float">
            <text:p>0.280602216720581</text:p>
          </table:table-cell>
          <table:table-cell table:style-name="ce1" office:value-type="float" office:value="0.241182327270508" calcext:value-type="float">
            <text:p>0.241182327270508</text:p>
          </table:table-cell>
          <table:table-cell table:style-name="ce1" office:value-type="float" office:value="0.0879957675933838" calcext:value-type="float">
            <text:p>0.087995767593384</text:p>
          </table:table-cell>
          <table:table-cell table:style-name="ce1" office:value-type="float" office:value="0.250968933105469" calcext:value-type="float">
            <text:p>0.250968933105469</text:p>
          </table:table-cell>
          <table:table-cell table:style-name="ce1" office:value-type="float" office:value="0.109861612319946" calcext:value-type="float">
            <text:p>0.109861612319946</text:p>
          </table:table-cell>
          <table:table-cell table:style-name="ce1" office:value-type="float" office:value="0.24895167350769" calcext:value-type="float">
            <text:p>0.24895167350769</text:p>
          </table:table-cell>
          <table:table-cell table:style-name="ce1" office:value-type="float" office:value="0.22101902961731" calcext:value-type="float">
            <text:p>0.22101902961731</text:p>
          </table:table-cell>
          <table:table-cell table:style-name="ce1" office:value-type="float" office:value="0.216922044754028" calcext:value-type="float">
            <text:p>0.216922044754028</text:p>
          </table:table-cell>
          <table:table-cell table:style-name="ce1" office:value-type="float" office:value="0.229465246200562" calcext:value-type="float">
            <text:p>0.229465246200562</text:p>
          </table:table-cell>
          <table:table-cell table:style-name="ce1" office:value-type="float" office:value="0.101933240890503" calcext:value-type="float">
            <text:p>0.101933240890503</text:p>
          </table:table-cell>
          <table:table-cell table:style-name="ce1" office:value-type="float" office:value="0.244099140167236" calcext:value-type="float">
            <text:p>0.244099140167236</text:p>
          </table:table-cell>
          <table:table-cell table:style-name="ce1" office:value-type="float" office:value="0.215370655059814" calcext:value-type="float">
            <text:p>0.215370655059814</text:p>
          </table:table-cell>
          <table:table-cell table:style-name="ce1" office:value-type="float" office:value="0.21469259262085" calcext:value-type="float">
            <text:p>0.21469259262085</text:p>
          </table:table-cell>
          <table:table-cell table:style-name="ce1" office:value-type="float" office:value="0.221323251724243" calcext:value-type="float">
            <text:p>0.221323251724243</text:p>
          </table:table-cell>
          <table:table-cell table:style-name="ce1" office:value-type="float" office:value="0.215006589889526" calcext:value-type="float">
            <text:p>0.215006589889526</text:p>
          </table:table-cell>
          <table:table-cell table:style-name="ce1" office:value-type="float" office:value="0.217287540435791" calcext:value-type="float">
            <text:p>0.217287540435791</text:p>
          </table:table-cell>
          <table:table-cell table:style-name="ce1" office:value-type="float" office:value="0.217139959335327" calcext:value-type="float">
            <text:p>0.217139959335327</text:p>
          </table:table-cell>
          <table:table-cell table:style-name="ce1" office:value-type="float" office:value="0.217288017272949" calcext:value-type="float">
            <text:p>0.217288017272949</text:p>
          </table:table-cell>
          <table:table-cell table:style-name="ce1" office:value-type="float" office:value="0.216856241226196" calcext:value-type="float">
            <text:p>0.216856241226196</text:p>
          </table:table-cell>
          <table:table-cell table:style-name="ce1" office:value-type="float" office:value="0.121741533279419" calcext:value-type="float">
            <text:p>0.121741533279419</text:p>
          </table:table-cell>
          <table:table-cell table:style-name="ce1" office:value-type="float" office:value="0.270134449005127" calcext:value-type="float">
            <text:p>0.270134449005127</text:p>
          </table:table-cell>
          <table:table-cell table:style-name="ce1" office:value-type="float" office:value="0.225124359130859" calcext:value-type="float">
            <text:p>0.225124359130859</text:p>
          </table:table-cell>
          <table:table-cell table:style-name="ce1" office:value-type="float" office:value="0.230796575546265" calcext:value-type="float">
            <text:p>0.230796575546265</text:p>
          </table:table-cell>
          <table:table-cell table:style-name="ce1" office:value-type="float" office:value="0.221384048461914" calcext:value-type="float">
            <text:p>0.221384048461914</text:p>
          </table:table-cell>
          <table:table-cell table:style-name="ce1" office:value-type="float" office:value="0.222687005996704" calcext:value-type="float">
            <text:p>0.222687005996704</text:p>
          </table:table-cell>
          <table:table-cell table:style-name="ce1" office:value-type="float" office:value="0.218164920806885" calcext:value-type="float">
            <text:p>0.218164920806885</text:p>
          </table:table-cell>
          <table:table-cell table:style-name="ce1" office:value-type="float" office:value="0.235310792922974" calcext:value-type="float">
            <text:p>0.235310792922974</text:p>
          </table:table-cell>
          <table:table-cell table:style-name="ce1" office:value-type="float" office:value="0.209622621536255" calcext:value-type="float">
            <text:p>0.209622621536255</text:p>
          </table:table-cell>
          <table:table-cell table:style-name="ce1" office:value-type="float" office:value="0.217104911804199" calcext:value-type="float">
            <text:p>0.217104911804199</text:p>
          </table:table-cell>
          <table:table-cell table:style-name="ce1" office:value-type="float" office:value="0.228607177734375" calcext:value-type="float">
            <text:p>0.228607177734375</text:p>
          </table:table-cell>
          <table:table-cell table:style-name="ce1" office:value-type="float" office:value="0.226320266723633" calcext:value-type="float">
            <text:p>0.226320266723633</text:p>
          </table:table-cell>
          <table:table-cell table:style-name="ce1" office:value-type="float" office:value="0.217066526412964" calcext:value-type="float">
            <text:p>0.217066526412964</text:p>
          </table:table-cell>
          <table:table-cell table:style-name="ce1" office:value-type="float" office:value="0.217796325683594" calcext:value-type="float">
            <text:p>0.217796325683594</text:p>
          </table:table-cell>
          <table:table-cell table:style-name="ce1" office:value-type="float" office:value="0.217364072799683" calcext:value-type="float">
            <text:p>0.217364072799683</text:p>
          </table:table-cell>
          <table:table-cell table:style-name="ce1" office:value-type="float" office:value="0.215646266937256" calcext:value-type="float">
            <text:p>0.215646266937256</text:p>
          </table:table-cell>
          <table:table-cell table:style-name="ce1" office:value-type="float" office:value="0.218158006668091" calcext:value-type="float">
            <text:p>0.218158006668091</text:p>
          </table:table-cell>
          <table:table-cell table:style-name="ce1" office:value-type="float" office:value="0.218261480331421" calcext:value-type="float">
            <text:p>0.218261480331421</text:p>
          </table:table-cell>
          <table:table-cell table:style-name="ce1" office:value-type="float" office:value="0.217112064361572" calcext:value-type="float">
            <text:p>0.217112064361572</text:p>
          </table:table-cell>
          <table:table-cell table:style-name="ce1" office:value-type="float" office:value="0.216371536254883" calcext:value-type="float">
            <text:p>0.216371536254883</text:p>
          </table:table-cell>
          <table:table-cell table:style-name="ce1" office:value-type="float" office:value="0.129889726638794" calcext:value-type="float">
            <text:p>0.129889726638794</text:p>
          </table:table-cell>
          <table:table-cell table:style-name="ce1" office:value-type="float" office:value="0.110963344573975" calcext:value-type="float">
            <text:p>0.110963344573975</text:p>
          </table:table-cell>
          <table:table-cell table:style-name="ce1" office:value-type="float" office:value="0.230512619018555" calcext:value-type="float">
            <text:p>0.230512619018555</text:p>
          </table:table-cell>
          <table:table-cell table:style-name="ce1" office:value-type="float" office:value="0.219699859619141" calcext:value-type="float">
            <text:p>0.219699859619141</text:p>
          </table:table-cell>
          <table:table-cell table:style-name="ce1" office:value-type="float" office:value="0.223113536834717" calcext:value-type="float">
            <text:p>0.223113536834717</text:p>
          </table:table-cell>
          <table:table-cell table:style-name="ce1" office:value-type="float" office:value="0.2364342212677" calcext:value-type="float">
            <text:p>0.2364342212677</text:p>
          </table:table-cell>
          <table:table-cell table:style-name="ce1" office:value-type="float" office:value="0.231299877166748" calcext:value-type="float">
            <text:p>0.231299877166748</text:p>
          </table:table-cell>
          <table:table-cell table:style-name="ce1" office:value-type="float" office:value="0.216924905776978" calcext:value-type="float">
            <text:p>0.216924905776978</text:p>
          </table:table-cell>
          <table:table-cell table:style-name="ce1" office:value-type="float" office:value="0.21690845489502" calcext:value-type="float">
            <text:p>0.21690845489502</text:p>
          </table:table-cell>
          <table:table-cell table:style-name="ce1" office:value-type="float" office:value="0.218424081802368" calcext:value-type="float">
            <text:p>0.218424081802368</text:p>
          </table:table-cell>
          <table:table-cell table:style-name="ce1" office:value-type="float" office:value="0.22849702835083" calcext:value-type="float">
            <text:p>0.22849702835083</text:p>
          </table:table-cell>
          <table:table-cell table:style-name="ce1" office:value-type="float" office:value="0.224660634994507" calcext:value-type="float">
            <text:p>0.224660634994507</text:p>
          </table:table-cell>
          <table:table-cell table:style-name="ce1" office:value-type="float" office:value="0.210644245147705" calcext:value-type="float">
            <text:p>0.210644245147705</text:p>
          </table:table-cell>
          <table:table-cell table:style-name="ce1" office:value-type="float" office:value="0.216824531555176" calcext:value-type="float">
            <text:p>0.216824531555176</text:p>
          </table:table-cell>
          <table:table-cell table:style-name="ce1" office:value-type="float" office:value="0.216750621795654" calcext:value-type="float">
            <text:p>0.216750621795654</text:p>
          </table:table-cell>
          <table:table-cell table:style-name="ce1" office:value-type="float" office:value="0.21725583076477" calcext:value-type="float">
            <text:p>0.21725583076477</text:p>
          </table:table-cell>
          <table:table-cell table:style-name="ce1" office:value-type="float" office:value="0.217649698257446" calcext:value-type="float">
            <text:p>0.217649698257446</text:p>
          </table:table-cell>
          <table:table-cell table:style-name="ce1" office:value-type="float" office:value="0.21580982208252" calcext:value-type="float">
            <text:p>0.21580982208252</text:p>
          </table:table-cell>
          <table:table-cell table:style-name="ce1" office:value-type="float" office:value="0.217393159866333" calcext:value-type="float">
            <text:p>0.217393159866333</text:p>
          </table:table-cell>
          <table:table-cell table:style-name="ce1" office:value-type="float" office:value="0.218740701675415" calcext:value-type="float">
            <text:p>0.218740701675415</text:p>
          </table:table-cell>
          <table:table-cell table:style-name="ce1" office:value-type="float" office:value="0.113950490951538" calcext:value-type="float">
            <text:p>0.113950490951538</text:p>
          </table:table-cell>
          <table:table-cell table:style-name="ce1" office:value-type="float" office:value="0.173090219497681" calcext:value-type="float">
            <text:p>0.173090219497681</text:p>
          </table:table-cell>
          <table:table-cell table:style-name="ce1" office:value-type="float" office:value="0.24267315864563" calcext:value-type="float">
            <text:p>0.24267315864563</text:p>
          </table:table-cell>
          <table:table-cell table:style-name="ce1" office:value-type="float" office:value="0.243412494659424" calcext:value-type="float">
            <text:p>0.243412494659424</text:p>
          </table:table-cell>
          <table:table-cell table:style-name="ce1" office:value-type="float" office:value="0.240584135055542" calcext:value-type="float">
            <text:p>0.240584135055542</text:p>
          </table:table-cell>
          <table:table-cell table:style-name="ce1" office:value-type="float" office:value="0.20488977432251" calcext:value-type="float">
            <text:p>0.20488977432251</text:p>
          </table:table-cell>
          <table:table-cell table:style-name="ce1" office:value-type="float" office:value="0.220194101333618" calcext:value-type="float">
            <text:p>0.220194101333618</text:p>
          </table:table-cell>
          <table:table-cell table:style-name="ce1" office:value-type="float" office:value="0.217638492584229" calcext:value-type="float">
            <text:p>0.217638492584229</text:p>
          </table:table-cell>
          <table:table-cell table:style-name="ce1" office:value-type="float" office:value="0.221029281616211" calcext:value-type="float">
            <text:p>0.221029281616211</text:p>
          </table:table-cell>
          <table:table-cell table:style-name="ce1" office:value-type="float" office:value="0.228916645050049" calcext:value-type="float">
            <text:p>0.228916645050049</text:p>
          </table:table-cell>
          <table:table-cell table:style-name="ce1" office:value-type="float" office:value="0.224926233291626" calcext:value-type="float">
            <text:p>0.224926233291626</text:p>
          </table:table-cell>
          <table:table-cell table:style-name="ce1" office:value-type="float" office:value="0.219926118850708" calcext:value-type="float">
            <text:p>0.219926118850708</text:p>
          </table:table-cell>
          <table:table-cell table:style-name="ce1" office:value-type="float" office:value="0.22392725944519" calcext:value-type="float">
            <text:p>0.22392725944519</text:p>
          </table:table-cell>
          <table:table-cell table:style-name="ce1" office:value-type="float" office:value="0.232739925384521" calcext:value-type="float">
            <text:p>0.232739925384521</text:p>
          </table:table-cell>
          <table:table-cell table:style-name="ce1" office:value-type="float" office:value="0.280159473419189" calcext:value-type="float">
            <text:p>0.280159473419189</text:p>
          </table:table-cell>
          <table:table-cell table:style-name="ce1" office:value-type="float" office:value="0.20717191696167" calcext:value-type="float">
            <text:p>0.20717191696167</text:p>
          </table:table-cell>
          <table:table-cell table:style-name="ce1" office:value-type="float" office:value="0.216591119766235" calcext:value-type="float">
            <text:p>0.216591119766235</text:p>
          </table:table-cell>
          <table:table-cell table:style-name="ce1" office:value-type="float" office:value="0.0875883102416992" calcext:value-type="float">
            <text:p>0.087588310241699</text:p>
          </table:table-cell>
          <table:table-cell table:style-name="ce1" office:value-type="float" office:value="0.216991424560547" calcext:value-type="float">
            <text:p>0.216991424560547</text:p>
          </table:table-cell>
          <table:table-cell table:style-name="ce1" office:value-type="float" office:value="0.237133026123047" calcext:value-type="float">
            <text:p>0.237133026123047</text:p>
          </table:table-cell>
          <table:table-cell table:style-name="ce1" office:value-type="float" office:value="0.215805118083954" calcext:value-type="float">
            <text:p>0.215805118083954</text:p>
          </table:table-cell>
          <table:table-cell table:style-name="ce1" office:value-type="float" office:value="0.0875883102416992" calcext:value-type="float">
            <text:p>0.087588310241699</text:p>
          </table:table-cell>
          <table:table-cell table:style-name="ce1" office:value-type="float" office:value="0.288827180862427" calcext:value-type="float">
            <text:p>0.288827180862427</text:p>
          </table:table-cell>
          <table:table-cell table:style-name="ce1" office:value-type="float" office:value="21.5805118083954" calcext:value-type="float">
            <text:p>21.580511808395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8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83477401733398" calcext:value-type="float">
            <text:p>0.183477401733398</text:p>
          </table:table-cell>
          <table:table-cell table:style-name="ce1" office:value-type="float" office:value="0.219828605651855" calcext:value-type="float">
            <text:p>0.219828605651855</text:p>
          </table:table-cell>
          <table:table-cell table:style-name="ce1" office:value-type="float" office:value="0.213561296463013" calcext:value-type="float">
            <text:p>0.213561296463013</text:p>
          </table:table-cell>
          <table:table-cell table:style-name="ce1" office:value-type="float" office:value="0.118574380874634" calcext:value-type="float">
            <text:p>0.118574380874634</text:p>
          </table:table-cell>
          <table:table-cell table:style-name="ce1" office:value-type="float" office:value="0.245015859603882" calcext:value-type="float">
            <text:p>0.245015859603882</text:p>
          </table:table-cell>
          <table:table-cell table:style-name="ce1" office:value-type="float" office:value="0.244491815567017" calcext:value-type="float">
            <text:p>0.244491815567017</text:p>
          </table:table-cell>
          <table:table-cell table:style-name="ce1" office:value-type="float" office:value="0.227439165115356" calcext:value-type="float">
            <text:p>0.227439165115356</text:p>
          </table:table-cell>
          <table:table-cell table:style-name="ce1" office:value-type="float" office:value="0.21794056892395" calcext:value-type="float">
            <text:p>0.21794056892395</text:p>
          </table:table-cell>
          <table:table-cell table:style-name="ce1" office:value-type="float" office:value="0.232251644134521" calcext:value-type="float">
            <text:p>0.232251644134521</text:p>
          </table:table-cell>
          <table:table-cell table:style-name="ce1" office:value-type="float" office:value="0.220005750656128" calcext:value-type="float">
            <text:p>0.220005750656128</text:p>
          </table:table-cell>
          <table:table-cell table:style-name="ce1" office:value-type="float" office:value="0.222197294235229" calcext:value-type="float">
            <text:p>0.222197294235229</text:p>
          </table:table-cell>
          <table:table-cell table:style-name="ce1" office:value-type="float" office:value="0.219951868057251" calcext:value-type="float">
            <text:p>0.219951868057251</text:p>
          </table:table-cell>
          <table:table-cell table:style-name="ce1" office:value-type="float" office:value="0.217897891998291" calcext:value-type="float">
            <text:p>0.217897891998291</text:p>
          </table:table-cell>
          <table:table-cell table:style-name="ce1" office:value-type="float" office:value="0.228214979171753" calcext:value-type="float">
            <text:p>0.228214979171753</text:p>
          </table:table-cell>
          <table:table-cell table:style-name="ce1" office:value-type="float" office:value="0.237807750701904" calcext:value-type="float">
            <text:p>0.237807750701904</text:p>
          </table:table-cell>
          <table:table-cell table:style-name="ce1" office:value-type="float" office:value="0.224920034408569" calcext:value-type="float">
            <text:p>0.224920034408569</text:p>
          </table:table-cell>
          <table:table-cell table:style-name="ce1" office:value-type="float" office:value="0.215967178344727" calcext:value-type="float">
            <text:p>0.215967178344727</text:p>
          </table:table-cell>
          <table:table-cell table:style-name="ce1" office:value-type="float" office:value="0.216789960861206" calcext:value-type="float">
            <text:p>0.216789960861206</text:p>
          </table:table-cell>
          <table:table-cell table:style-name="ce1" office:value-type="float" office:value="0.217117547988892" calcext:value-type="float">
            <text:p>0.217117547988892</text:p>
          </table:table-cell>
          <table:table-cell table:style-name="ce1" office:value-type="float" office:value="0.216109275817871" calcext:value-type="float">
            <text:p>0.216109275817871</text:p>
          </table:table-cell>
          <table:table-cell table:style-name="ce1" office:value-type="float" office:value="0.125572204589844" calcext:value-type="float">
            <text:p>0.125572204589844</text:p>
          </table:table-cell>
          <table:table-cell table:style-name="ce1" office:value-type="float" office:value="0.0960378646850586" calcext:value-type="float">
            <text:p>0.096037864685059</text:p>
          </table:table-cell>
          <table:table-cell table:style-name="ce1" office:value-type="float" office:value="0.220250368118286" calcext:value-type="float">
            <text:p>0.220250368118286</text:p>
          </table:table-cell>
          <table:table-cell table:style-name="ce1" office:value-type="float" office:value="0.223225593566895" calcext:value-type="float">
            <text:p>0.223225593566895</text:p>
          </table:table-cell>
          <table:table-cell table:style-name="ce1" office:value-type="float" office:value="0.220259666442871" calcext:value-type="float">
            <text:p>0.220259666442871</text:p>
          </table:table-cell>
          <table:table-cell table:style-name="ce1" office:value-type="float" office:value="0.216416835784912" calcext:value-type="float">
            <text:p>0.216416835784912</text:p>
          </table:table-cell>
          <table:table-cell table:style-name="ce1" office:value-type="float" office:value="0.223037719726562" calcext:value-type="float">
            <text:p>0.223037719726562</text:p>
          </table:table-cell>
          <table:table-cell table:style-name="ce1" office:value-type="float" office:value="0.232107639312744" calcext:value-type="float">
            <text:p>0.232107639312744</text:p>
          </table:table-cell>
          <table:table-cell table:style-name="ce1" office:value-type="float" office:value="0.231823444366455" calcext:value-type="float">
            <text:p>0.231823444366455</text:p>
          </table:table-cell>
          <table:table-cell table:style-name="ce1" office:value-type="float" office:value="0.23201584815979" calcext:value-type="float">
            <text:p>0.23201584815979</text:p>
          </table:table-cell>
          <table:table-cell table:style-name="ce1" office:value-type="float" office:value="0.231592416763306" calcext:value-type="float">
            <text:p>0.231592416763306</text:p>
          </table:table-cell>
          <table:table-cell table:style-name="ce1" office:value-type="float" office:value="0.223742961883545" calcext:value-type="float">
            <text:p>0.223742961883545</text:p>
          </table:table-cell>
          <table:table-cell table:style-name="ce1" office:value-type="float" office:value="0.218107223510742" calcext:value-type="float">
            <text:p>0.218107223510742</text:p>
          </table:table-cell>
          <table:table-cell table:style-name="ce1" office:value-type="float" office:value="0.216213703155518" calcext:value-type="float">
            <text:p>0.216213703155518</text:p>
          </table:table-cell>
          <table:table-cell table:style-name="ce1" office:value-type="float" office:value="0.217724323272705" calcext:value-type="float">
            <text:p>0.217724323272705</text:p>
          </table:table-cell>
          <table:table-cell table:style-name="ce1" office:value-type="float" office:value="0.216195821762085" calcext:value-type="float">
            <text:p>0.216195821762085</text:p>
          </table:table-cell>
          <table:table-cell table:style-name="ce1" office:value-type="float" office:value="0.217412710189819" calcext:value-type="float">
            <text:p>0.217412710189819</text:p>
          </table:table-cell>
          <table:table-cell table:style-name="ce1" office:value-type="float" office:value="0.217067956924438" calcext:value-type="float">
            <text:p>0.217067956924438</text:p>
          </table:table-cell>
          <table:table-cell table:style-name="ce1" office:value-type="float" office:value="0.217328548431396" calcext:value-type="float">
            <text:p>0.217328548431396</text:p>
          </table:table-cell>
          <table:table-cell table:style-name="ce1" office:value-type="float" office:value="0.217251777648926" calcext:value-type="float">
            <text:p>0.217251777648926</text:p>
          </table:table-cell>
          <table:table-cell table:style-name="ce1" office:value-type="float" office:value="0.110568046569824" calcext:value-type="float">
            <text:p>0.110568046569824</text:p>
          </table:table-cell>
          <table:table-cell table:style-name="ce1" office:value-type="float" office:value="0.263458967208862" calcext:value-type="float">
            <text:p>0.263458967208862</text:p>
          </table:table-cell>
          <table:table-cell table:style-name="ce1" office:value-type="float" office:value="0.272775650024414" calcext:value-type="float">
            <text:p>0.272775650024414</text:p>
          </table:table-cell>
          <table:table-cell table:style-name="ce1" office:value-type="float" office:value="0.216030120849609" calcext:value-type="float">
            <text:p>0.216030120849609</text:p>
          </table:table-cell>
          <table:table-cell table:style-name="ce1" office:value-type="float" office:value="0.225115060806274" calcext:value-type="float">
            <text:p>0.225115060806274</text:p>
          </table:table-cell>
          <table:table-cell table:style-name="ce1" office:value-type="float" office:value="0.217384815216064" calcext:value-type="float">
            <text:p>0.217384815216064</text:p>
          </table:table-cell>
          <table:table-cell table:style-name="ce1" office:value-type="float" office:value="0.222310543060303" calcext:value-type="float">
            <text:p>0.222310543060303</text:p>
          </table:table-cell>
          <table:table-cell table:style-name="ce1" office:value-type="float" office:value="0.227293491363525" calcext:value-type="float">
            <text:p>0.227293491363525</text:p>
          </table:table-cell>
          <table:table-cell table:style-name="ce1" office:value-type="float" office:value="0.224210977554321" calcext:value-type="float">
            <text:p>0.224210977554321</text:p>
          </table:table-cell>
          <table:table-cell table:style-name="ce1" office:value-type="float" office:value="0.233439207077026" calcext:value-type="float">
            <text:p>0.233439207077026</text:p>
          </table:table-cell>
          <table:table-cell table:style-name="ce1" office:value-type="float" office:value="0.227205753326416" calcext:value-type="float">
            <text:p>0.227205753326416</text:p>
          </table:table-cell>
          <table:table-cell table:style-name="ce1" office:value-type="float" office:value="0.227258443832397" calcext:value-type="float">
            <text:p>0.227258443832397</text:p>
          </table:table-cell>
          <table:table-cell table:style-name="ce1" office:value-type="float" office:value="0.231829881668091" calcext:value-type="float">
            <text:p>0.231829881668091</text:p>
          </table:table-cell>
          <table:table-cell table:style-name="ce1" office:value-type="float" office:value="0.214693307876587" calcext:value-type="float">
            <text:p>0.214693307876587</text:p>
          </table:table-cell>
          <table:table-cell table:style-name="ce1" office:value-type="float" office:value="0.216801404953003" calcext:value-type="float">
            <text:p>0.216801404953003</text:p>
          </table:table-cell>
          <table:table-cell table:style-name="ce1" office:value-type="float" office:value="0.230520963668823" calcext:value-type="float">
            <text:p>0.230520963668823</text:p>
          </table:table-cell>
          <table:table-cell table:style-name="ce1" office:value-type="float" office:value="0.229853391647339" calcext:value-type="float">
            <text:p>0.229853391647339</text:p>
          </table:table-cell>
          <table:table-cell table:style-name="ce1" office:value-type="float" office:value="0.217182159423828" calcext:value-type="float">
            <text:p>0.217182159423828</text:p>
          </table:table-cell>
          <table:table-cell table:style-name="ce1" office:value-type="float" office:value="0.218008995056152" calcext:value-type="float">
            <text:p>0.218008995056152</text:p>
          </table:table-cell>
          <table:table-cell table:style-name="ce1" office:value-type="float" office:value="0.217443227767944" calcext:value-type="float">
            <text:p>0.217443227767944</text:p>
          </table:table-cell>
          <table:table-cell table:style-name="ce1" office:value-type="float" office:value="0.131245851516724" calcext:value-type="float">
            <text:p>0.131245851516724</text:p>
          </table:table-cell>
          <table:table-cell table:style-name="ce1" office:value-type="float" office:value="0.240046739578247" calcext:value-type="float">
            <text:p>0.240046739578247</text:p>
          </table:table-cell>
          <table:table-cell table:style-name="ce1" office:value-type="float" office:value="0.200873374938965" calcext:value-type="float">
            <text:p>0.200873374938965</text:p>
          </table:table-cell>
          <table:table-cell table:style-name="ce1" office:value-type="float" office:value="0.224335432052612" calcext:value-type="float">
            <text:p>0.224335432052612</text:p>
          </table:table-cell>
          <table:table-cell table:style-name="ce1" office:value-type="float" office:value="0.218875646591187" calcext:value-type="float">
            <text:p>0.218875646591187</text:p>
          </table:table-cell>
          <table:table-cell table:style-name="ce1" office:value-type="float" office:value="0.172964572906494" calcext:value-type="float">
            <text:p>0.172964572906494</text:p>
          </table:table-cell>
          <table:table-cell table:style-name="ce1" office:value-type="float" office:value="0.218618869781494" calcext:value-type="float">
            <text:p>0.218618869781494</text:p>
          </table:table-cell>
          <table:table-cell table:style-name="ce1" office:value-type="float" office:value="0.216866731643677" calcext:value-type="float">
            <text:p>0.216866731643677</text:p>
          </table:table-cell>
          <table:table-cell table:style-name="ce1" office:value-type="float" office:value="0.22421932220459" calcext:value-type="float">
            <text:p>0.22421932220459</text:p>
          </table:table-cell>
          <table:table-cell table:style-name="ce1" office:value-type="float" office:value="0.217777729034424" calcext:value-type="float">
            <text:p>0.217777729034424</text:p>
          </table:table-cell>
          <table:table-cell table:style-name="ce1" office:value-type="float" office:value="0.243530511856079" calcext:value-type="float">
            <text:p>0.243530511856079</text:p>
          </table:table-cell>
          <table:table-cell table:style-name="ce1" office:value-type="float" office:value="0.222901344299316" calcext:value-type="float">
            <text:p>0.222901344299316</text:p>
          </table:table-cell>
          <table:table-cell table:style-name="ce1" office:value-type="float" office:value="0.234838724136353" calcext:value-type="float">
            <text:p>0.234838724136353</text:p>
          </table:table-cell>
          <table:table-cell table:style-name="ce1" office:value-type="float" office:value="0.216541051864624" calcext:value-type="float">
            <text:p>0.216541051864624</text:p>
          </table:table-cell>
          <table:table-cell table:style-name="ce1" office:value-type="float" office:value="0.217586278915405" calcext:value-type="float">
            <text:p>0.217586278915405</text:p>
          </table:table-cell>
          <table:table-cell table:style-name="ce1" office:value-type="float" office:value="0.216629505157471" calcext:value-type="float">
            <text:p>0.216629505157471</text:p>
          </table:table-cell>
          <table:table-cell table:style-name="ce1" office:value-type="float" office:value="0.216238975524902" calcext:value-type="float">
            <text:p>0.216238975524902</text:p>
          </table:table-cell>
          <table:table-cell table:style-name="ce1" office:value-type="float" office:value="0.217626810073853" calcext:value-type="float">
            <text:p>0.217626810073853</text:p>
          </table:table-cell>
          <table:table-cell table:style-name="ce1" office:value-type="float" office:value="0.22018575668335" calcext:value-type="float">
            <text:p>0.22018575668335</text:p>
          </table:table-cell>
          <table:table-cell table:style-name="ce1" office:value-type="float" office:value="0.24600338935852" calcext:value-type="float">
            <text:p>0.24600338935852</text:p>
          </table:table-cell>
          <table:table-cell table:style-name="ce1" office:value-type="float" office:value="0.110021591186523" calcext:value-type="float">
            <text:p>0.110021591186523</text:p>
          </table:table-cell>
          <table:table-cell table:style-name="ce1" office:value-type="float" office:value="0.106983184814453" calcext:value-type="float">
            <text:p>0.106983184814453</text:p>
          </table:table-cell>
          <table:table-cell table:style-name="ce1" office:value-type="float" office:value="0.220154047012329" calcext:value-type="float">
            <text:p>0.220154047012329</text:p>
          </table:table-cell>
          <table:table-cell table:style-name="ce1" office:value-type="float" office:value="0.220654249191284" calcext:value-type="float">
            <text:p>0.220654249191284</text:p>
          </table:table-cell>
          <table:table-cell table:style-name="ce1" office:value-type="float" office:value="0.22006630897522" calcext:value-type="float">
            <text:p>0.22006630897522</text:p>
          </table:table-cell>
          <table:table-cell table:style-name="ce1" office:value-type="float" office:value="0.220223188400269" calcext:value-type="float">
            <text:p>0.220223188400269</text:p>
          </table:table-cell>
          <table:table-cell table:style-name="ce1" office:value-type="float" office:value="0.232085704803467" calcext:value-type="float">
            <text:p>0.232085704803467</text:p>
          </table:table-cell>
          <table:table-cell table:style-name="ce1" office:value-type="float" office:value="0.235942125320435" calcext:value-type="float">
            <text:p>0.235942125320435</text:p>
          </table:table-cell>
          <table:table-cell table:style-name="ce1" office:value-type="float" office:value="0.208168268203735" calcext:value-type="float">
            <text:p>0.208168268203735</text:p>
          </table:table-cell>
          <table:table-cell table:style-name="ce1" office:value-type="float" office:value="0.221567392349243" calcext:value-type="float">
            <text:p>0.221567392349243</text:p>
          </table:table-cell>
          <table:table-cell table:style-name="ce1" office:value-type="float" office:value="0.223584175109863" calcext:value-type="float">
            <text:p>0.223584175109863</text:p>
          </table:table-cell>
          <table:table-cell table:style-name="ce1" office:value-type="float" office:value="0.234585523605347" calcext:value-type="float">
            <text:p>0.234585523605347</text:p>
          </table:table-cell>
          <table:table-cell table:style-name="ce1" office:value-type="float" office:value="0.205919504165649" calcext:value-type="float">
            <text:p>0.205919504165649</text:p>
          </table:table-cell>
          <table:table-cell table:style-name="ce1" office:value-type="float" office:value="0.228283643722534" calcext:value-type="float">
            <text:p>0.228283643722534</text:p>
          </table:table-cell>
          <table:table-cell table:style-name="ce1" office:value-type="float" office:value="0.207729339599609" calcext:value-type="float">
            <text:p>0.207729339599609</text:p>
          </table:table-cell>
          <table:table-cell table:style-name="ce1" office:value-type="float" office:value="0.215839385986328" calcext:value-type="float">
            <text:p>0.215839385986328</text:p>
          </table:table-cell>
          <table:table-cell table:style-name="ce1" office:value-type="float" office:value="0.218515872955322" calcext:value-type="float">
            <text:p>0.218515872955322</text:p>
          </table:table-cell>
          <table:table-cell table:style-name="ce1" office:value-type="float" office:value="0.216655731201172" calcext:value-type="float">
            <text:p>0.216655731201172</text:p>
          </table:table-cell>
          <table:table-cell table:style-name="ce1" office:value-type="float" office:value="0.217387437820435" calcext:value-type="float">
            <text:p>0.217387437820435</text:p>
          </table:table-cell>
          <table:table-cell table:style-name="ce1" office:value-type="float" office:value="0.218254804611206" calcext:value-type="float">
            <text:p>0.218254804611206</text:p>
          </table:table-cell>
          <table:table-cell table:style-name="ce1" office:value-type="float" office:value="0.214968574047089" calcext:value-type="float">
            <text:p>0.214968574047089</text:p>
          </table:table-cell>
          <table:table-cell table:style-name="ce1" office:value-type="float" office:value="0.0960378646850586" calcext:value-type="float">
            <text:p>0.096037864685059</text:p>
          </table:table-cell>
          <table:table-cell table:style-name="ce1" office:value-type="float" office:value="0.272775650024414" calcext:value-type="float">
            <text:p>0.272775650024414</text:p>
          </table:table-cell>
          <table:table-cell table:style-name="ce1" office:value-type="float" office:value="21.4968574047089" calcext:value-type="float">
            <text:p>21.49685740470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9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7108116149902" calcext:value-type="float">
            <text:p>0.107108116149902</text:p>
          </table:table-cell>
          <table:table-cell table:style-name="ce1" office:value-type="float" office:value="0.196653604507446" calcext:value-type="float">
            <text:p>0.196653604507446</text:p>
          </table:table-cell>
          <table:table-cell table:style-name="ce1" office:value-type="float" office:value="0.117995262145996" calcext:value-type="float">
            <text:p>0.117995262145996</text:p>
          </table:table-cell>
          <table:table-cell table:style-name="ce1" office:value-type="float" office:value="0.245742797851562" calcext:value-type="float">
            <text:p>0.245742797851562</text:p>
          </table:table-cell>
          <table:table-cell table:style-name="ce1" office:value-type="float" office:value="0.209120273590088" calcext:value-type="float">
            <text:p>0.209120273590088</text:p>
          </table:table-cell>
          <table:table-cell table:style-name="ce1" office:value-type="float" office:value="0.214804887771606" calcext:value-type="float">
            <text:p>0.214804887771606</text:p>
          </table:table-cell>
          <table:table-cell table:style-name="ce1" office:value-type="float" office:value="0.215353965759277" calcext:value-type="float">
            <text:p>0.215353965759277</text:p>
          </table:table-cell>
          <table:table-cell table:style-name="ce1" office:value-type="float" office:value="0.216963291168213" calcext:value-type="float">
            <text:p>0.216963291168213</text:p>
          </table:table-cell>
          <table:table-cell table:style-name="ce1" office:value-type="float" office:value="0.236308574676514" calcext:value-type="float">
            <text:p>0.236308574676514</text:p>
          </table:table-cell>
          <table:table-cell table:style-name="ce1" office:value-type="float" office:value="0.229703664779663" calcext:value-type="float">
            <text:p>0.229703664779663</text:p>
          </table:table-cell>
          <table:table-cell table:style-name="ce1" office:value-type="float" office:value="0.229531526565552" calcext:value-type="float">
            <text:p>0.229531526565552</text:p>
          </table:table-cell>
          <table:table-cell table:style-name="ce1" office:value-type="float" office:value="0.216723918914795" calcext:value-type="float">
            <text:p>0.216723918914795</text:p>
          </table:table-cell>
          <table:table-cell table:style-name="ce1" office:value-type="float" office:value="0.221485137939453" calcext:value-type="float">
            <text:p>0.221485137939453</text:p>
          </table:table-cell>
          <table:table-cell table:style-name="ce1" office:value-type="float" office:value="0.222902774810791" calcext:value-type="float">
            <text:p>0.222902774810791</text:p>
          </table:table-cell>
          <table:table-cell table:style-name="ce1" office:value-type="float" office:value="0.217083692550659" calcext:value-type="float">
            <text:p>0.217083692550659</text:p>
          </table:table-cell>
          <table:table-cell table:style-name="ce1" office:value-type="float" office:value="0.217685222625732" calcext:value-type="float">
            <text:p>0.217685222625732</text:p>
          </table:table-cell>
          <table:table-cell table:style-name="ce1" office:value-type="float" office:value="0.220026254653931" calcext:value-type="float">
            <text:p>0.220026254653931</text:p>
          </table:table-cell>
          <table:table-cell table:style-name="ce1" office:value-type="float" office:value="0.220082759857178" calcext:value-type="float">
            <text:p>0.220082759857178</text:p>
          </table:table-cell>
          <table:table-cell table:style-name="ce1" office:value-type="float" office:value="0.226705312728882" calcext:value-type="float">
            <text:p>0.226705312728882</text:p>
          </table:table-cell>
          <table:table-cell table:style-name="ce1" office:value-type="float" office:value="0.243359804153442" calcext:value-type="float">
            <text:p>0.243359804153442</text:p>
          </table:table-cell>
          <table:table-cell table:style-name="ce1" office:value-type="float" office:value="0.102555513381958" calcext:value-type="float">
            <text:p>0.102555513381958</text:p>
          </table:table-cell>
          <table:table-cell table:style-name="ce1" office:value-type="float" office:value="0.224154472351074" calcext:value-type="float">
            <text:p>0.224154472351074</text:p>
          </table:table-cell>
          <table:table-cell table:style-name="ce1" office:value-type="float" office:value="0.102115154266357" calcext:value-type="float">
            <text:p>0.102115154266357</text:p>
          </table:table-cell>
          <table:table-cell table:style-name="ce1" office:value-type="float" office:value="0.216402530670166" calcext:value-type="float">
            <text:p>0.216402530670166</text:p>
          </table:table-cell>
          <table:table-cell table:style-name="ce1" office:value-type="float" office:value="0.223682641983032" calcext:value-type="float">
            <text:p>0.223682641983032</text:p>
          </table:table-cell>
          <table:table-cell table:style-name="ce1" office:value-type="float" office:value="0.219336748123169" calcext:value-type="float">
            <text:p>0.219336748123169</text:p>
          </table:table-cell>
          <table:table-cell table:style-name="ce1" office:value-type="float" office:value="0.224283456802368" calcext:value-type="float">
            <text:p>0.224283456802368</text:p>
          </table:table-cell>
          <table:table-cell table:style-name="ce1" office:value-type="float" office:value="0.224023103713989" calcext:value-type="float">
            <text:p>0.224023103713989</text:p>
          </table:table-cell>
          <table:table-cell table:style-name="ce1" office:value-type="float" office:value="0.231613636016846" calcext:value-type="float">
            <text:p>0.231613636016846</text:p>
          </table:table-cell>
          <table:table-cell table:style-name="ce1" office:value-type="float" office:value="0.237563371658325" calcext:value-type="float">
            <text:p>0.237563371658325</text:p>
          </table:table-cell>
          <table:table-cell table:style-name="ce1" office:value-type="float" office:value="0.226552248001099" calcext:value-type="float">
            <text:p>0.226552248001099</text:p>
          </table:table-cell>
          <table:table-cell table:style-name="ce1" office:value-type="float" office:value="0.236161231994629" calcext:value-type="float">
            <text:p>0.236161231994629</text:p>
          </table:table-cell>
          <table:table-cell table:style-name="ce1" office:value-type="float" office:value="0.231402158737183" calcext:value-type="float">
            <text:p>0.231402158737183</text:p>
          </table:table-cell>
          <table:table-cell table:style-name="ce1" office:value-type="float" office:value="0.215394496917725" calcext:value-type="float">
            <text:p>0.215394496917725</text:p>
          </table:table-cell>
          <table:table-cell table:style-name="ce1" office:value-type="float" office:value="0.216378450393677" calcext:value-type="float">
            <text:p>0.216378450393677</text:p>
          </table:table-cell>
          <table:table-cell table:style-name="ce1" office:value-type="float" office:value="0.218011140823364" calcext:value-type="float">
            <text:p>0.218011140823364</text:p>
          </table:table-cell>
          <table:table-cell table:style-name="ce1" office:value-type="float" office:value="0.217654943466187" calcext:value-type="float">
            <text:p>0.217654943466187</text:p>
          </table:table-cell>
          <table:table-cell table:style-name="ce1" office:value-type="float" office:value="0.217746496200562" calcext:value-type="float">
            <text:p>0.217746496200562</text:p>
          </table:table-cell>
          <table:table-cell table:style-name="ce1" office:value-type="float" office:value="0.228304386138916" calcext:value-type="float">
            <text:p>0.228304386138916</text:p>
          </table:table-cell>
          <table:table-cell table:style-name="ce1" office:value-type="float" office:value="0.220032691955566" calcext:value-type="float">
            <text:p>0.220032691955566</text:p>
          </table:table-cell>
          <table:table-cell table:style-name="ce1" office:value-type="float" office:value="0.107455253601074" calcext:value-type="float">
            <text:p>0.107455253601074</text:p>
          </table:table-cell>
          <table:table-cell table:style-name="ce1" office:value-type="float" office:value="0.0856316089630127" calcext:value-type="float">
            <text:p>0.085631608963013</text:p>
          </table:table-cell>
          <table:table-cell table:style-name="ce1" office:value-type="float" office:value="0.219207525253296" calcext:value-type="float">
            <text:p>0.219207525253296</text:p>
          </table:table-cell>
          <table:table-cell table:style-name="ce1" office:value-type="float" office:value="0.216697692871094" calcext:value-type="float">
            <text:p>0.216697692871094</text:p>
          </table:table-cell>
          <table:table-cell table:style-name="ce1" office:value-type="float" office:value="0.218546628952026" calcext:value-type="float">
            <text:p>0.218546628952026</text:p>
          </table:table-cell>
          <table:table-cell table:style-name="ce1" office:value-type="float" office:value="0.222500801086426" calcext:value-type="float">
            <text:p>0.222500801086426</text:p>
          </table:table-cell>
          <table:table-cell table:style-name="ce1" office:value-type="float" office:value="0.217913150787354" calcext:value-type="float">
            <text:p>0.217913150787354</text:p>
          </table:table-cell>
          <table:table-cell table:style-name="ce1" office:value-type="float" office:value="0.225069046020508" calcext:value-type="float">
            <text:p>0.225069046020508</text:p>
          </table:table-cell>
          <table:table-cell table:style-name="ce1" office:value-type="float" office:value="0.220915555953979" calcext:value-type="float">
            <text:p>0.220915555953979</text:p>
          </table:table-cell>
          <table:table-cell table:style-name="ce1" office:value-type="float" office:value="0.220384120941162" calcext:value-type="float">
            <text:p>0.220384120941162</text:p>
          </table:table-cell>
          <table:table-cell table:style-name="ce1" office:value-type="float" office:value="0.236724376678467" calcext:value-type="float">
            <text:p>0.236724376678467</text:p>
          </table:table-cell>
          <table:table-cell table:style-name="ce1" office:value-type="float" office:value="0.204293012619019" calcext:value-type="float">
            <text:p>0.204293012619019</text:p>
          </table:table-cell>
          <table:table-cell table:style-name="ce1" office:value-type="float" office:value="0.217200517654419" calcext:value-type="float">
            <text:p>0.217200517654419</text:p>
          </table:table-cell>
          <table:table-cell table:style-name="ce1" office:value-type="float" office:value="0.217547416687012" calcext:value-type="float">
            <text:p>0.217547416687012</text:p>
          </table:table-cell>
          <table:table-cell table:style-name="ce1" office:value-type="float" office:value="0.217428207397461" calcext:value-type="float">
            <text:p>0.217428207397461</text:p>
          </table:table-cell>
          <table:table-cell table:style-name="ce1" office:value-type="float" office:value="0.218791246414185" calcext:value-type="float">
            <text:p>0.218791246414185</text:p>
          </table:table-cell>
          <table:table-cell table:style-name="ce1" office:value-type="float" office:value="0.218393087387085" calcext:value-type="float">
            <text:p>0.218393087387085</text:p>
          </table:table-cell>
          <table:table-cell table:style-name="ce1" office:value-type="float" office:value="0.217325448989868" calcext:value-type="float">
            <text:p>0.217325448989868</text:p>
          </table:table-cell>
          <table:table-cell table:style-name="ce1" office:value-type="float" office:value="0.217824697494507" calcext:value-type="float">
            <text:p>0.217824697494507</text:p>
          </table:table-cell>
          <table:table-cell table:style-name="ce1" office:value-type="float" office:value="0.217950344085693" calcext:value-type="float">
            <text:p>0.217950344085693</text:p>
          </table:table-cell>
          <table:table-cell table:style-name="ce1" office:value-type="float" office:value="0.126394033432007" calcext:value-type="float">
            <text:p>0.126394033432007</text:p>
          </table:table-cell>
          <table:table-cell table:style-name="ce1" office:value-type="float" office:value="0.180643081665039" calcext:value-type="float">
            <text:p>0.180643081665039</text:p>
          </table:table-cell>
          <table:table-cell table:style-name="ce1" office:value-type="float" office:value="0.0874969959259033" calcext:value-type="float">
            <text:p>0.087496995925903</text:p>
          </table:table-cell>
          <table:table-cell table:style-name="ce1" office:value-type="float" office:value="0.0841763019561768" calcext:value-type="float">
            <text:p>0.084176301956177</text:p>
          </table:table-cell>
          <table:table-cell table:style-name="ce1" office:value-type="float" office:value="0.235001802444458" calcext:value-type="float">
            <text:p>0.235001802444458</text:p>
          </table:table-cell>
          <table:table-cell table:style-name="ce1" office:value-type="float" office:value="0.233354806900024" calcext:value-type="float">
            <text:p>0.233354806900024</text:p>
          </table:table-cell>
          <table:table-cell table:style-name="ce1" office:value-type="float" office:value="0.250019550323486" calcext:value-type="float">
            <text:p>0.250019550323486</text:p>
          </table:table-cell>
          <table:table-cell table:style-name="ce1" office:value-type="float" office:value="0.0845353603363037" calcext:value-type="float">
            <text:p>0.084535360336304</text:p>
          </table:table-cell>
          <table:table-cell table:style-name="ce1" office:value-type="float" office:value="0.235285520553589" calcext:value-type="float">
            <text:p>0.235285520553589</text:p>
          </table:table-cell>
          <table:table-cell table:style-name="ce1" office:value-type="float" office:value="0.239352703094482" calcext:value-type="float">
            <text:p>0.239352703094482</text:p>
          </table:table-cell>
          <table:table-cell table:style-name="ce1" office:value-type="float" office:value="0.23520040512085" calcext:value-type="float">
            <text:p>0.23520040512085</text:p>
          </table:table-cell>
          <table:table-cell table:style-name="ce1" office:value-type="float" office:value="0.216704368591309" calcext:value-type="float">
            <text:p>0.216704368591309</text:p>
          </table:table-cell>
          <table:table-cell table:style-name="ce1" office:value-type="float" office:value="0.216946601867676" calcext:value-type="float">
            <text:p>0.216946601867676</text:p>
          </table:table-cell>
          <table:table-cell table:style-name="ce1" office:value-type="float" office:value="0.217593193054199" calcext:value-type="float">
            <text:p>0.217593193054199</text:p>
          </table:table-cell>
          <table:table-cell table:style-name="ce1" office:value-type="float" office:value="0.217437982559204" calcext:value-type="float">
            <text:p>0.217437982559204</text:p>
          </table:table-cell>
          <table:table-cell table:style-name="ce1" office:value-type="float" office:value="0.218762159347534" calcext:value-type="float">
            <text:p>0.218762159347534</text:p>
          </table:table-cell>
          <table:table-cell table:style-name="ce1" office:value-type="float" office:value="0.217842817306519" calcext:value-type="float">
            <text:p>0.217842817306519</text:p>
          </table:table-cell>
          <table:table-cell table:style-name="ce1" office:value-type="float" office:value="0.217333316802979" calcext:value-type="float">
            <text:p>0.217333316802979</text:p>
          </table:table-cell>
          <table:table-cell table:style-name="ce1" office:value-type="float" office:value="0.21783709526062" calcext:value-type="float">
            <text:p>0.21783709526062</text:p>
          </table:table-cell>
          <table:table-cell table:style-name="ce1" office:value-type="float" office:value="0.217517137527466" calcext:value-type="float">
            <text:p>0.217517137527466</text:p>
          </table:table-cell>
          <table:table-cell table:style-name="ce1" office:value-type="float" office:value="0.103602886199951" calcext:value-type="float">
            <text:p>0.103602886199951</text:p>
          </table:table-cell>
          <table:table-cell table:style-name="ce1" office:value-type="float" office:value="0.233358383178711" calcext:value-type="float">
            <text:p>0.233358383178711</text:p>
          </table:table-cell>
          <table:table-cell table:style-name="ce1" office:value-type="float" office:value="0.0977401733398438" calcext:value-type="float">
            <text:p>0.097740173339844</text:p>
          </table:table-cell>
          <table:table-cell table:style-name="ce1" office:value-type="float" office:value="0.212499618530273" calcext:value-type="float">
            <text:p>0.212499618530273</text:p>
          </table:table-cell>
          <table:table-cell table:style-name="ce1" office:value-type="float" office:value="0.217102527618408" calcext:value-type="float">
            <text:p>0.217102527618408</text:p>
          </table:table-cell>
          <table:table-cell table:style-name="ce1" office:value-type="float" office:value="0.218054056167603" calcext:value-type="float">
            <text:p>0.218054056167603</text:p>
          </table:table-cell>
          <table:table-cell table:style-name="ce1" office:value-type="float" office:value="0.227026224136353" calcext:value-type="float">
            <text:p>0.227026224136353</text:p>
          </table:table-cell>
          <table:table-cell table:style-name="ce1" office:value-type="float" office:value="0.246260404586792" calcext:value-type="float">
            <text:p>0.246260404586792</text:p>
          </table:table-cell>
          <table:table-cell table:style-name="ce1" office:value-type="float" office:value="0.24852728843689" calcext:value-type="float">
            <text:p>0.24852728843689</text:p>
          </table:table-cell>
          <table:table-cell table:style-name="ce1" office:value-type="float" office:value="0.256327152252197" calcext:value-type="float">
            <text:p>0.256327152252197</text:p>
          </table:table-cell>
          <table:table-cell table:style-name="ce1" office:value-type="float" office:value="0.246137380599976" calcext:value-type="float">
            <text:p>0.246137380599976</text:p>
          </table:table-cell>
          <table:table-cell table:style-name="ce1" office:value-type="float" office:value="0.247611522674561" calcext:value-type="float">
            <text:p>0.247611522674561</text:p>
          </table:table-cell>
          <table:table-cell table:style-name="ce1" office:value-type="float" office:value="0.230822086334229" calcext:value-type="float">
            <text:p>0.230822086334229</text:p>
          </table:table-cell>
          <table:table-cell table:style-name="ce1" office:value-type="float" office:value="0.247768878936768" calcext:value-type="float">
            <text:p>0.247768878936768</text:p>
          </table:table-cell>
          <table:table-cell table:style-name="ce1" office:value-type="float" office:value="0.219196557998657" calcext:value-type="float">
            <text:p>0.219196557998657</text:p>
          </table:table-cell>
          <table:table-cell table:style-name="ce1" office:value-type="float" office:value="0.243304967880249" calcext:value-type="float">
            <text:p>0.243304967880249</text:p>
          </table:table-cell>
          <table:table-cell table:style-name="ce1" office:value-type="float" office:value="0.239299058914185" calcext:value-type="float">
            <text:p>0.239299058914185</text:p>
          </table:table-cell>
          <table:table-cell table:style-name="ce1" office:value-type="float" office:value="0.240302562713623" calcext:value-type="float">
            <text:p>0.240302562713623</text:p>
          </table:table-cell>
          <table:table-cell table:style-name="ce1" office:value-type="float" office:value="0.240432024002075" calcext:value-type="float">
            <text:p>0.240432024002075</text:p>
          </table:table-cell>
          <table:table-cell table:style-name="ce1" office:value-type="float" office:value="0.21871018409729" calcext:value-type="float">
            <text:p>0.21871018409729</text:p>
          </table:table-cell>
          <table:table-cell table:style-name="ce1" office:value-type="float" office:value="0.20980028629303" calcext:value-type="float">
            <text:p>0.20980028629303</text:p>
          </table:table-cell>
          <table:table-cell table:style-name="ce1" office:value-type="float" office:value="0.0841763019561768" calcext:value-type="float">
            <text:p>0.084176301956177</text:p>
          </table:table-cell>
          <table:table-cell table:style-name="ce1" office:value-type="float" office:value="0.256327152252197" calcext:value-type="float">
            <text:p>0.256327152252197</text:p>
          </table:table-cell>
          <table:table-cell table:style-name="ce1" office:value-type="float" office:value="20.980028629303" calcext:value-type="float">
            <text:p>20.9800286293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0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5809211730957" calcext:value-type="float">
            <text:p>0.105809211730957</text:p>
          </table:table-cell>
          <table:table-cell table:style-name="ce1" office:value-type="float" office:value="0.241831302642822" calcext:value-type="float">
            <text:p>0.241831302642822</text:p>
          </table:table-cell>
          <table:table-cell table:style-name="ce1" office:value-type="float" office:value="0.0913558006286621" calcext:value-type="float">
            <text:p>0.091355800628662</text:p>
          </table:table-cell>
          <table:table-cell table:style-name="ce1" office:value-type="float" office:value="0.233110666275024" calcext:value-type="float">
            <text:p>0.233110666275024</text:p>
          </table:table-cell>
          <table:table-cell table:style-name="ce1" office:value-type="float" office:value="0.214233636856079" calcext:value-type="float">
            <text:p>0.214233636856079</text:p>
          </table:table-cell>
          <table:table-cell table:style-name="ce1" office:value-type="float" office:value="0.216614723205566" calcext:value-type="float">
            <text:p>0.216614723205566</text:p>
          </table:table-cell>
          <table:table-cell table:style-name="ce1" office:value-type="float" office:value="0.218523263931274" calcext:value-type="float">
            <text:p>0.218523263931274</text:p>
          </table:table-cell>
          <table:table-cell table:style-name="ce1" office:value-type="float" office:value="0.21569561958313" calcext:value-type="float">
            <text:p>0.21569561958313</text:p>
          </table:table-cell>
          <table:table-cell table:style-name="ce1" office:value-type="float" office:value="0.229118824005127" calcext:value-type="float">
            <text:p>0.229118824005127</text:p>
          </table:table-cell>
          <table:table-cell table:style-name="ce1" office:value-type="float" office:value="0.233433723449707" calcext:value-type="float">
            <text:p>0.233433723449707</text:p>
          </table:table-cell>
          <table:table-cell table:style-name="ce1" office:value-type="float" office:value="0.212654829025269" calcext:value-type="float">
            <text:p>0.212654829025269</text:p>
          </table:table-cell>
          <table:table-cell table:style-name="ce1" office:value-type="float" office:value="0.216681957244873" calcext:value-type="float">
            <text:p>0.216681957244873</text:p>
          </table:table-cell>
          <table:table-cell table:style-name="ce1" office:value-type="float" office:value="0.218624114990234" calcext:value-type="float">
            <text:p>0.218624114990234</text:p>
          </table:table-cell>
          <table:table-cell table:style-name="ce1" office:value-type="float" office:value="0.216474771499634" calcext:value-type="float">
            <text:p>0.216474771499634</text:p>
          </table:table-cell>
          <table:table-cell table:style-name="ce1" office:value-type="float" office:value="0.216733694076538" calcext:value-type="float">
            <text:p>0.216733694076538</text:p>
          </table:table-cell>
          <table:table-cell table:style-name="ce1" office:value-type="float" office:value="0.217328310012817" calcext:value-type="float">
            <text:p>0.217328310012817</text:p>
          </table:table-cell>
          <table:table-cell table:style-name="ce1" office:value-type="float" office:value="0.217028856277466" calcext:value-type="float">
            <text:p>0.217028856277466</text:p>
          </table:table-cell>
          <table:table-cell table:style-name="ce1" office:value-type="float" office:value="0.217535257339478" calcext:value-type="float">
            <text:p>0.217535257339478</text:p>
          </table:table-cell>
          <table:table-cell table:style-name="ce1" office:value-type="float" office:value="0.217189788818359" calcext:value-type="float">
            <text:p>0.217189788818359</text:p>
          </table:table-cell>
          <table:table-cell table:style-name="ce1" office:value-type="float" office:value="0.220075607299805" calcext:value-type="float">
            <text:p>0.220075607299805</text:p>
          </table:table-cell>
          <table:table-cell table:style-name="ce1" office:value-type="float" office:value="0.140656471252441" calcext:value-type="float">
            <text:p>0.140656471252441</text:p>
          </table:table-cell>
          <table:table-cell table:style-name="ce1" office:value-type="float" office:value="0.0999164581298828" calcext:value-type="float">
            <text:p>0.099916458129883</text:p>
          </table:table-cell>
          <table:table-cell table:style-name="ce1" office:value-type="float" office:value="0.20676326751709" calcext:value-type="float">
            <text:p>0.20676326751709</text:p>
          </table:table-cell>
          <table:table-cell table:style-name="ce1" office:value-type="float" office:value="0.224286556243896" calcext:value-type="float">
            <text:p>0.224286556243896</text:p>
          </table:table-cell>
          <table:table-cell table:style-name="ce1" office:value-type="float" office:value="0.234122514724731" calcext:value-type="float">
            <text:p>0.234122514724731</text:p>
          </table:table-cell>
          <table:table-cell table:style-name="ce1" office:value-type="float" office:value="0.222349882125854" calcext:value-type="float">
            <text:p>0.222349882125854</text:p>
          </table:table-cell>
          <table:table-cell table:style-name="ce1" office:value-type="float" office:value="0.101571559906006" calcext:value-type="float">
            <text:p>0.101571559906006</text:p>
          </table:table-cell>
          <table:table-cell table:style-name="ce1" office:value-type="float" office:value="0.228485345840454" calcext:value-type="float">
            <text:p>0.228485345840454</text:p>
          </table:table-cell>
          <table:table-cell table:style-name="ce1" office:value-type="float" office:value="0.215876340866089" calcext:value-type="float">
            <text:p>0.215876340866089</text:p>
          </table:table-cell>
          <table:table-cell table:style-name="ce1" office:value-type="float" office:value="0.217442512512207" calcext:value-type="float">
            <text:p>0.217442512512207</text:p>
          </table:table-cell>
          <table:table-cell table:style-name="ce1" office:value-type="float" office:value="0.221170425415039" calcext:value-type="float">
            <text:p>0.221170425415039</text:p>
          </table:table-cell>
          <table:table-cell table:style-name="ce1" office:value-type="float" office:value="0.217249870300293" calcext:value-type="float">
            <text:p>0.217249870300293</text:p>
          </table:table-cell>
          <table:table-cell table:style-name="ce1" office:value-type="float" office:value="0.218487024307251" calcext:value-type="float">
            <text:p>0.218487024307251</text:p>
          </table:table-cell>
          <table:table-cell table:style-name="ce1" office:value-type="float" office:value="0.214908838272095" calcext:value-type="float">
            <text:p>0.214908838272095</text:p>
          </table:table-cell>
          <table:table-cell table:style-name="ce1" office:value-type="float" office:value="0.217416763305664" calcext:value-type="float">
            <text:p>0.217416763305664</text:p>
          </table:table-cell>
          <table:table-cell table:style-name="ce1" office:value-type="float" office:value="0.217259168624878" calcext:value-type="float">
            <text:p>0.217259168624878</text:p>
          </table:table-cell>
          <table:table-cell table:style-name="ce1" office:value-type="float" office:value="0.216948986053467" calcext:value-type="float">
            <text:p>0.216948986053467</text:p>
          </table:table-cell>
          <table:table-cell table:style-name="ce1" office:value-type="float" office:value="0.216172456741333" calcext:value-type="float">
            <text:p>0.216172456741333</text:p>
          </table:table-cell>
          <table:table-cell table:style-name="ce1" office:value-type="float" office:value="0.217459917068481" calcext:value-type="float">
            <text:p>0.217459917068481</text:p>
          </table:table-cell>
          <table:table-cell table:style-name="ce1" office:value-type="float" office:value="0.216496706008911" calcext:value-type="float">
            <text:p>0.216496706008911</text:p>
          </table:table-cell>
          <table:table-cell table:style-name="ce1" office:value-type="float" office:value="0.104587316513062" calcext:value-type="float">
            <text:p>0.104587316513062</text:p>
          </table:table-cell>
          <table:table-cell table:style-name="ce1" office:value-type="float" office:value="0.106587171554565" calcext:value-type="float">
            <text:p>0.106587171554565</text:p>
          </table:table-cell>
          <table:table-cell table:style-name="ce1" office:value-type="float" office:value="0.15276050567627" calcext:value-type="float">
            <text:p>0.15276050567627</text:p>
          </table:table-cell>
          <table:table-cell table:style-name="ce1" office:value-type="float" office:value="0.215258836746216" calcext:value-type="float">
            <text:p>0.215258836746216</text:p>
          </table:table-cell>
          <table:table-cell table:style-name="ce1" office:value-type="float" office:value="0.0853660106658936" calcext:value-type="float">
            <text:p>0.085366010665894</text:p>
          </table:table-cell>
          <table:table-cell table:style-name="ce1" office:value-type="float" office:value="0.22439432144165" calcext:value-type="float">
            <text:p>0.22439432144165</text:p>
          </table:table-cell>
          <table:table-cell table:style-name="ce1" office:value-type="float" office:value="0.224149942398071" calcext:value-type="float">
            <text:p>0.224149942398071</text:p>
          </table:table-cell>
          <table:table-cell table:style-name="ce1" office:value-type="float" office:value="0.224560737609863" calcext:value-type="float">
            <text:p>0.224560737609863</text:p>
          </table:table-cell>
          <table:table-cell table:style-name="ce1" office:value-type="float" office:value="0.217077016830444" calcext:value-type="float">
            <text:p>0.217077016830444</text:p>
          </table:table-cell>
          <table:table-cell table:style-name="ce1" office:value-type="float" office:value="0.218704223632812" calcext:value-type="float">
            <text:p>0.218704223632812</text:p>
          </table:table-cell>
          <table:table-cell table:style-name="ce1" office:value-type="float" office:value="0.227592706680298" calcext:value-type="float">
            <text:p>0.227592706680298</text:p>
          </table:table-cell>
          <table:table-cell table:style-name="ce1" office:value-type="float" office:value="0.218225717544556" calcext:value-type="float">
            <text:p>0.218225717544556</text:p>
          </table:table-cell>
          <table:table-cell table:style-name="ce1" office:value-type="float" office:value="0.217328310012817" calcext:value-type="float">
            <text:p>0.217328310012817</text:p>
          </table:table-cell>
          <table:table-cell table:style-name="ce1" office:value-type="float" office:value="0.218608617782593" calcext:value-type="float">
            <text:p>0.218608617782593</text:p>
          </table:table-cell>
          <table:table-cell table:style-name="ce1" office:value-type="float" office:value="0.216889142990112" calcext:value-type="float">
            <text:p>0.216889142990112</text:p>
          </table:table-cell>
          <table:table-cell table:style-name="ce1" office:value-type="float" office:value="0.216972827911377" calcext:value-type="float">
            <text:p>0.216972827911377</text:p>
          </table:table-cell>
          <table:table-cell table:style-name="ce1" office:value-type="float" office:value="0.218019247055054" calcext:value-type="float">
            <text:p>0.218019247055054</text:p>
          </table:table-cell>
          <table:table-cell table:style-name="ce1" office:value-type="float" office:value="0.216055154800415" calcext:value-type="float">
            <text:p>0.216055154800415</text:p>
          </table:table-cell>
          <table:table-cell table:style-name="ce1" office:value-type="float" office:value="0.216923713684082" calcext:value-type="float">
            <text:p>0.216923713684082</text:p>
          </table:table-cell>
          <table:table-cell table:style-name="ce1" office:value-type="float" office:value="0.216232061386108" calcext:value-type="float">
            <text:p>0.216232061386108</text:p>
          </table:table-cell>
          <table:table-cell table:style-name="ce1" office:value-type="float" office:value="0.113891839981079" calcext:value-type="float">
            <text:p>0.113891839981079</text:p>
          </table:table-cell>
          <table:table-cell table:style-name="ce1" office:value-type="float" office:value="0.11010479927063" calcext:value-type="float">
            <text:p>0.11010479927063</text:p>
          </table:table-cell>
          <table:table-cell table:style-name="ce1" office:value-type="float" office:value="0.100791931152344" calcext:value-type="float">
            <text:p>0.100791931152344</text:p>
          </table:table-cell>
          <table:table-cell table:style-name="ce1" office:value-type="float" office:value="0.232200384140015" calcext:value-type="float">
            <text:p>0.232200384140015</text:p>
          </table:table-cell>
          <table:table-cell table:style-name="ce1" office:value-type="float" office:value="0.215395212173462" calcext:value-type="float">
            <text:p>0.215395212173462</text:p>
          </table:table-cell>
          <table:table-cell table:style-name="ce1" office:value-type="float" office:value="0.216277360916138" calcext:value-type="float">
            <text:p>0.216277360916138</text:p>
          </table:table-cell>
          <table:table-cell table:style-name="ce1" office:value-type="float" office:value="0.215657472610474" calcext:value-type="float">
            <text:p>0.215657472610474</text:p>
          </table:table-cell>
          <table:table-cell table:style-name="ce1" office:value-type="float" office:value="0.215991020202637" calcext:value-type="float">
            <text:p>0.215991020202637</text:p>
          </table:table-cell>
          <table:table-cell table:style-name="ce1" office:value-type="float" office:value="0.218885660171509" calcext:value-type="float">
            <text:p>0.218885660171509</text:p>
          </table:table-cell>
          <table:table-cell table:style-name="ce1" office:value-type="float" office:value="0.219849348068237" calcext:value-type="float">
            <text:p>0.219849348068237</text:p>
          </table:table-cell>
          <table:table-cell table:style-name="ce1" office:value-type="float" office:value="0.216790676116943" calcext:value-type="float">
            <text:p>0.216790676116943</text:p>
          </table:table-cell>
          <table:table-cell table:style-name="ce1" office:value-type="float" office:value="0.242598533630371" calcext:value-type="float">
            <text:p>0.242598533630371</text:p>
          </table:table-cell>
          <table:table-cell table:style-name="ce1" office:value-type="float" office:value="0.223371982574463" calcext:value-type="float">
            <text:p>0.223371982574463</text:p>
          </table:table-cell>
          <table:table-cell table:style-name="ce1" office:value-type="float" office:value="0.219416618347168" calcext:value-type="float">
            <text:p>0.219416618347168</text:p>
          </table:table-cell>
          <table:table-cell table:style-name="ce1" office:value-type="float" office:value="0.216387510299683" calcext:value-type="float">
            <text:p>0.216387510299683</text:p>
          </table:table-cell>
          <table:table-cell table:style-name="ce1" office:value-type="float" office:value="0.217187643051147" calcext:value-type="float">
            <text:p>0.217187643051147</text:p>
          </table:table-cell>
          <table:table-cell table:style-name="ce1" office:value-type="float" office:value="0.216582536697388" calcext:value-type="float">
            <text:p>0.216582536697388</text:p>
          </table:table-cell>
          <table:table-cell table:style-name="ce1" office:value-type="float" office:value="0.216082334518433" calcext:value-type="float">
            <text:p>0.216082334518433</text:p>
          </table:table-cell>
          <table:table-cell table:style-name="ce1" office:value-type="float" office:value="0.218223571777344" calcext:value-type="float">
            <text:p>0.218223571777344</text:p>
          </table:table-cell>
          <table:table-cell table:style-name="ce1" office:value-type="float" office:value="0.225012063980103" calcext:value-type="float">
            <text:p>0.225012063980103</text:p>
          </table:table-cell>
          <table:table-cell table:style-name="ce1" office:value-type="float" office:value="0.114486694335938" calcext:value-type="float">
            <text:p>0.114486694335938</text:p>
          </table:table-cell>
          <table:table-cell table:style-name="ce1" office:value-type="float" office:value="0.251364469528198" calcext:value-type="float">
            <text:p>0.251364469528198</text:p>
          </table:table-cell>
          <table:table-cell table:style-name="ce1" office:value-type="float" office:value="0.243102788925171" calcext:value-type="float">
            <text:p>0.243102788925171</text:p>
          </table:table-cell>
          <table:table-cell table:style-name="ce1" office:value-type="float" office:value="0.207183837890625" calcext:value-type="float">
            <text:p>0.207183837890625</text:p>
          </table:table-cell>
          <table:table-cell table:style-name="ce1" office:value-type="float" office:value="0.220155477523804" calcext:value-type="float">
            <text:p>0.220155477523804</text:p>
          </table:table-cell>
          <table:table-cell table:style-name="ce1" office:value-type="float" office:value="0.21547532081604" calcext:value-type="float">
            <text:p>0.21547532081604</text:p>
          </table:table-cell>
          <table:table-cell table:style-name="ce1" office:value-type="float" office:value="0.224190473556519" calcext:value-type="float">
            <text:p>0.224190473556519</text:p>
          </table:table-cell>
          <table:table-cell table:style-name="ce1" office:value-type="float" office:value="0.216639757156372" calcext:value-type="float">
            <text:p>0.216639757156372</text:p>
          </table:table-cell>
          <table:table-cell table:style-name="ce1" office:value-type="float" office:value="0.234400510787964" calcext:value-type="float">
            <text:p>0.234400510787964</text:p>
          </table:table-cell>
          <table:table-cell table:style-name="ce1" office:value-type="float" office:value="0.218269109725952" calcext:value-type="float">
            <text:p>0.218269109725952</text:p>
          </table:table-cell>
          <table:table-cell table:style-name="ce1" office:value-type="float" office:value="0.223606824874878" calcext:value-type="float">
            <text:p>0.223606824874878</text:p>
          </table:table-cell>
          <table:table-cell table:style-name="ce1" office:value-type="float" office:value="0.215002298355103" calcext:value-type="float">
            <text:p>0.215002298355103</text:p>
          </table:table-cell>
          <table:table-cell table:style-name="ce1" office:value-type="float" office:value="0.217672824859619" calcext:value-type="float">
            <text:p>0.217672824859619</text:p>
          </table:table-cell>
          <table:table-cell table:style-name="ce1" office:value-type="float" office:value="0.217221736907959" calcext:value-type="float">
            <text:p>0.217221736907959</text:p>
          </table:table-cell>
          <table:table-cell table:style-name="ce1" office:value-type="float" office:value="0.216696977615356" calcext:value-type="float">
            <text:p>0.216696977615356</text:p>
          </table:table-cell>
          <table:table-cell table:style-name="ce1" office:value-type="float" office:value="0.216867208480835" calcext:value-type="float">
            <text:p>0.216867208480835</text:p>
          </table:table-cell>
          <table:table-cell table:style-name="ce1" office:value-type="float" office:value="0.217907905578613" calcext:value-type="float">
            <text:p>0.217907905578613</text:p>
          </table:table-cell>
          <table:table-cell table:style-name="ce1" office:value-type="float" office:value="0.21624755859375" calcext:value-type="float">
            <text:p>0.21624755859375</text:p>
          </table:table-cell>
          <table:table-cell table:style-name="ce1" office:value-type="float" office:value="0.217171430587769" calcext:value-type="float">
            <text:p>0.217171430587769</text:p>
          </table:table-cell>
          <table:table-cell table:style-name="ce1" office:value-type="float" office:value="0.217388391494751" calcext:value-type="float">
            <text:p>0.217388391494751</text:p>
          </table:table-cell>
          <table:table-cell table:style-name="ce1" office:value-type="float" office:value="0.205831387042999" calcext:value-type="float">
            <text:p>0.205831387042999</text:p>
          </table:table-cell>
          <table:table-cell table:style-name="ce1" office:value-type="float" office:value="0.0853660106658936" calcext:value-type="float">
            <text:p>0.085366010665894</text:p>
          </table:table-cell>
          <table:table-cell table:style-name="ce1" office:value-type="float" office:value="0.251364469528198" calcext:value-type="float">
            <text:p>0.251364469528198</text:p>
          </table:table-cell>
          <table:table-cell table:style-name="ce1" office:value-type="float" office:value="20.5831387042999" calcext:value-type="float">
            <text:p>20.583138704299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1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20789623260498" calcext:value-type="float">
            <text:p>0.20789623260498</text:p>
          </table:table-cell>
          <table:table-cell table:style-name="ce1" office:value-type="float" office:value="0.204997539520264" calcext:value-type="float">
            <text:p>0.204997539520264</text:p>
          </table:table-cell>
          <table:table-cell table:style-name="ce1" office:value-type="float" office:value="0.208296537399292" calcext:value-type="float">
            <text:p>0.208296537399292</text:p>
          </table:table-cell>
          <table:table-cell table:style-name="ce1" office:value-type="float" office:value="0.125577449798584" calcext:value-type="float">
            <text:p>0.125577449798584</text:p>
          </table:table-cell>
          <table:table-cell table:style-name="ce1" office:value-type="float" office:value="0.202516078948975" calcext:value-type="float">
            <text:p>0.202516078948975</text:p>
          </table:table-cell>
          <table:table-cell table:style-name="ce1" office:value-type="float" office:value="0.249974489212036" calcext:value-type="float">
            <text:p>0.249974489212036</text:p>
          </table:table-cell>
          <table:table-cell table:style-name="ce1" office:value-type="float" office:value="0.101871967315674" calcext:value-type="float">
            <text:p>0.101871967315674</text:p>
          </table:table-cell>
          <table:table-cell table:style-name="ce1" office:value-type="float" office:value="0.0863628387451172" calcext:value-type="float">
            <text:p>0.086362838745117</text:p>
          </table:table-cell>
          <table:table-cell table:style-name="ce1" office:value-type="float" office:value="0.236938953399658" calcext:value-type="float">
            <text:p>0.236938953399658</text:p>
          </table:table-cell>
          <table:table-cell table:style-name="ce1" office:value-type="float" office:value="0.216748237609863" calcext:value-type="float">
            <text:p>0.216748237609863</text:p>
          </table:table-cell>
          <table:table-cell table:style-name="ce1" office:value-type="float" office:value="0.22420334815979" calcext:value-type="float">
            <text:p>0.22420334815979</text:p>
          </table:table-cell>
          <table:table-cell table:style-name="ce1" office:value-type="float" office:value="0.212929010391235" calcext:value-type="float">
            <text:p>0.212929010391235</text:p>
          </table:table-cell>
          <table:table-cell table:style-name="ce1" office:value-type="float" office:value="0.218076705932617" calcext:value-type="float">
            <text:p>0.218076705932617</text:p>
          </table:table-cell>
          <table:table-cell table:style-name="ce1" office:value-type="float" office:value="0.215595722198486" calcext:value-type="float">
            <text:p>0.215595722198486</text:p>
          </table:table-cell>
          <table:table-cell table:style-name="ce1" office:value-type="float" office:value="0.219019174575806" calcext:value-type="float">
            <text:p>0.219019174575806</text:p>
          </table:table-cell>
          <table:table-cell table:style-name="ce1" office:value-type="float" office:value="0.217200756072998" calcext:value-type="float">
            <text:p>0.217200756072998</text:p>
          </table:table-cell>
          <table:table-cell table:style-name="ce1" office:value-type="float" office:value="0.21722149848938" calcext:value-type="float">
            <text:p>0.21722149848938</text:p>
          </table:table-cell>
          <table:table-cell table:style-name="ce1" office:value-type="float" office:value="0.216773509979248" calcext:value-type="float">
            <text:p>0.216773509979248</text:p>
          </table:table-cell>
          <table:table-cell table:style-name="ce1" office:value-type="float" office:value="0.217385292053223" calcext:value-type="float">
            <text:p>0.217385292053223</text:p>
          </table:table-cell>
          <table:table-cell table:style-name="ce1" office:value-type="float" office:value="0.219130277633667" calcext:value-type="float">
            <text:p>0.219130277633667</text:p>
          </table:table-cell>
          <table:table-cell table:style-name="ce1" office:value-type="float" office:value="0.124035358428955" calcext:value-type="float">
            <text:p>0.124035358428955</text:p>
          </table:table-cell>
          <table:table-cell table:style-name="ce1" office:value-type="float" office:value="0.108919858932495" calcext:value-type="float">
            <text:p>0.108919858932495</text:p>
          </table:table-cell>
          <table:table-cell table:style-name="ce1" office:value-type="float" office:value="0.102380037307739" calcext:value-type="float">
            <text:p>0.102380037307739</text:p>
          </table:table-cell>
          <table:table-cell table:style-name="ce1" office:value-type="float" office:value="0.224666833877563" calcext:value-type="float">
            <text:p>0.224666833877563</text:p>
          </table:table-cell>
          <table:table-cell table:style-name="ce1" office:value-type="float" office:value="0.227383375167847" calcext:value-type="float">
            <text:p>0.227383375167847</text:p>
          </table:table-cell>
          <table:table-cell table:style-name="ce1" office:value-type="float" office:value="0.100254774093628" calcext:value-type="float">
            <text:p>0.100254774093628</text:p>
          </table:table-cell>
          <table:table-cell table:style-name="ce1" office:value-type="float" office:value="0.243396759033203" calcext:value-type="float">
            <text:p>0.243396759033203</text:p>
          </table:table-cell>
          <table:table-cell table:style-name="ce1" office:value-type="float" office:value="0.215647459030151" calcext:value-type="float">
            <text:p>0.215647459030151</text:p>
          </table:table-cell>
          <table:table-cell table:style-name="ce1" office:value-type="float" office:value="0.21522045135498" calcext:value-type="float">
            <text:p>0.21522045135498</text:p>
          </table:table-cell>
          <table:table-cell table:style-name="ce1" office:value-type="float" office:value="0.216569900512695" calcext:value-type="float">
            <text:p>0.216569900512695</text:p>
          </table:table-cell>
          <table:table-cell table:style-name="ce1" office:value-type="float" office:value="0.222495079040527" calcext:value-type="float">
            <text:p>0.222495079040527</text:p>
          </table:table-cell>
          <table:table-cell table:style-name="ce1" office:value-type="float" office:value="0.219271898269653" calcext:value-type="float">
            <text:p>0.219271898269653</text:p>
          </table:table-cell>
          <table:table-cell table:style-name="ce1" office:value-type="float" office:value="0.218703508377075" calcext:value-type="float">
            <text:p>0.218703508377075</text:p>
          </table:table-cell>
          <table:table-cell table:style-name="ce1" office:value-type="float" office:value="0.215732336044312" calcext:value-type="float">
            <text:p>0.215732336044312</text:p>
          </table:table-cell>
          <table:table-cell table:style-name="ce1" office:value-type="float" office:value="0.216765165328979" calcext:value-type="float">
            <text:p>0.216765165328979</text:p>
          </table:table-cell>
          <table:table-cell table:style-name="ce1" office:value-type="float" office:value="0.217542171478271" calcext:value-type="float">
            <text:p>0.217542171478271</text:p>
          </table:table-cell>
          <table:table-cell table:style-name="ce1" office:value-type="float" office:value="0.216808080673218" calcext:value-type="float">
            <text:p>0.216808080673218</text:p>
          </table:table-cell>
          <table:table-cell table:style-name="ce1" office:value-type="float" office:value="0.217092990875244" calcext:value-type="float">
            <text:p>0.217092990875244</text:p>
          </table:table-cell>
          <table:table-cell table:style-name="ce1" office:value-type="float" office:value="0.217327833175659" calcext:value-type="float">
            <text:p>0.217327833175659</text:p>
          </table:table-cell>
          <table:table-cell table:style-name="ce1" office:value-type="float" office:value="0.217053413391113" calcext:value-type="float">
            <text:p>0.217053413391113</text:p>
          </table:table-cell>
          <table:table-cell table:style-name="ce1" office:value-type="float" office:value="0.126455783843994" calcext:value-type="float">
            <text:p>0.126455783843994</text:p>
          </table:table-cell>
          <table:table-cell table:style-name="ce1" office:value-type="float" office:value="0.119142770767212" calcext:value-type="float">
            <text:p>0.119142770767212</text:p>
          </table:table-cell>
          <table:table-cell table:style-name="ce1" office:value-type="float" office:value="0.218260049819946" calcext:value-type="float">
            <text:p>0.218260049819946</text:p>
          </table:table-cell>
          <table:table-cell table:style-name="ce1" office:value-type="float" office:value="0.232987403869629" calcext:value-type="float">
            <text:p>0.232987403869629</text:p>
          </table:table-cell>
          <table:table-cell table:style-name="ce1" office:value-type="float" office:value="0.201030254364014" calcext:value-type="float">
            <text:p>0.201030254364014</text:p>
          </table:table-cell>
          <table:table-cell table:style-name="ce1" office:value-type="float" office:value="0.10257363319397" calcext:value-type="float">
            <text:p>0.10257363319397</text:p>
          </table:table-cell>
          <table:table-cell table:style-name="ce1" office:value-type="float" office:value="0.101099252700806" calcext:value-type="float">
            <text:p>0.101099252700806</text:p>
          </table:table-cell>
          <table:table-cell table:style-name="ce1" office:value-type="float" office:value="0.241890907287598" calcext:value-type="float">
            <text:p>0.241890907287598</text:p>
          </table:table-cell>
          <table:table-cell table:style-name="ce1" office:value-type="float" office:value="0.217603921890259" calcext:value-type="float">
            <text:p>0.217603921890259</text:p>
          </table:table-cell>
          <table:table-cell table:style-name="ce1" office:value-type="float" office:value="0.217792272567749" calcext:value-type="float">
            <text:p>0.217792272567749</text:p>
          </table:table-cell>
          <table:table-cell table:style-name="ce1" office:value-type="float" office:value="0.225228309631348" calcext:value-type="float">
            <text:p>0.225228309631348</text:p>
          </table:table-cell>
          <table:table-cell table:style-name="ce1" office:value-type="float" office:value="0.213754415512085" calcext:value-type="float">
            <text:p>0.213754415512085</text:p>
          </table:table-cell>
          <table:table-cell table:style-name="ce1" office:value-type="float" office:value="0.217282295227051" calcext:value-type="float">
            <text:p>0.217282295227051</text:p>
          </table:table-cell>
          <table:table-cell table:style-name="ce1" office:value-type="float" office:value="0.217144250869751" calcext:value-type="float">
            <text:p>0.217144250869751</text:p>
          </table:table-cell>
          <table:table-cell table:style-name="ce1" office:value-type="float" office:value="0.217227458953857" calcext:value-type="float">
            <text:p>0.217227458953857</text:p>
          </table:table-cell>
          <table:table-cell table:style-name="ce1" office:value-type="float" office:value="0.216880321502686" calcext:value-type="float">
            <text:p>0.216880321502686</text:p>
          </table:table-cell>
          <table:table-cell table:style-name="ce1" office:value-type="float" office:value="0.21787166595459" calcext:value-type="float">
            <text:p>0.21787166595459</text:p>
          </table:table-cell>
          <table:table-cell table:style-name="ce1" office:value-type="float" office:value="0.216649293899536" calcext:value-type="float">
            <text:p>0.216649293899536</text:p>
          </table:table-cell>
          <table:table-cell table:style-name="ce1" office:value-type="float" office:value="0.216500520706177" calcext:value-type="float">
            <text:p>0.216500520706177</text:p>
          </table:table-cell>
          <table:table-cell table:style-name="ce1" office:value-type="float" office:value="0.217938899993896" calcext:value-type="float">
            <text:p>0.217938899993896</text:p>
          </table:table-cell>
          <table:table-cell table:style-name="ce1" office:value-type="float" office:value="0.104892730712891" calcext:value-type="float">
            <text:p>0.104892730712891</text:p>
          </table:table-cell>
          <table:table-cell table:style-name="ce1" office:value-type="float" office:value="0.0893230438232422" calcext:value-type="float">
            <text:p>0.089323043823242</text:p>
          </table:table-cell>
          <table:table-cell table:style-name="ce1" office:value-type="float" office:value="0.246636152267456" calcext:value-type="float">
            <text:p>0.246636152267456</text:p>
          </table:table-cell>
          <table:table-cell table:style-name="ce1" office:value-type="float" office:value="0.215970993041992" calcext:value-type="float">
            <text:p>0.215970993041992</text:p>
          </table:table-cell>
          <table:table-cell table:style-name="ce1" office:value-type="float" office:value="0.217309951782227" calcext:value-type="float">
            <text:p>0.217309951782227</text:p>
          </table:table-cell>
          <table:table-cell table:style-name="ce1" office:value-type="float" office:value="0.217382192611694" calcext:value-type="float">
            <text:p>0.217382192611694</text:p>
          </table:table-cell>
          <table:table-cell table:style-name="ce1" office:value-type="float" office:value="0.217121124267578" calcext:value-type="float">
            <text:p>0.217121124267578</text:p>
          </table:table-cell>
          <table:table-cell table:style-name="ce1" office:value-type="float" office:value="0.216968774795532" calcext:value-type="float">
            <text:p>0.216968774795532</text:p>
          </table:table-cell>
          <table:table-cell table:style-name="ce1" office:value-type="float" office:value="0.217156171798706" calcext:value-type="float">
            <text:p>0.217156171798706</text:p>
          </table:table-cell>
          <table:table-cell table:style-name="ce1" office:value-type="float" office:value="0.218784332275391" calcext:value-type="float">
            <text:p>0.218784332275391</text:p>
          </table:table-cell>
          <table:table-cell table:style-name="ce1" office:value-type="float" office:value="0.225939035415649" calcext:value-type="float">
            <text:p>0.225939035415649</text:p>
          </table:table-cell>
          <table:table-cell table:style-name="ce1" office:value-type="float" office:value="0.216841220855713" calcext:value-type="float">
            <text:p>0.216841220855713</text:p>
          </table:table-cell>
          <table:table-cell table:style-name="ce1" office:value-type="float" office:value="0.216988563537598" calcext:value-type="float">
            <text:p>0.216988563537598</text:p>
          </table:table-cell>
          <table:table-cell table:style-name="ce1" office:value-type="float" office:value="0.217668771743774" calcext:value-type="float">
            <text:p>0.217668771743774</text:p>
          </table:table-cell>
          <table:table-cell table:style-name="ce1" office:value-type="float" office:value="0.216979503631592" calcext:value-type="float">
            <text:p>0.216979503631592</text:p>
          </table:table-cell>
          <table:table-cell table:style-name="ce1" office:value-type="float" office:value="0.217252254486084" calcext:value-type="float">
            <text:p>0.217252254486084</text:p>
          </table:table-cell>
          <table:table-cell table:style-name="ce1" office:value-type="float" office:value="0.217044353485107" calcext:value-type="float">
            <text:p>0.217044353485107</text:p>
          </table:table-cell>
          <table:table-cell table:style-name="ce1" office:value-type="float" office:value="0.218910932540894" calcext:value-type="float">
            <text:p>0.218910932540894</text:p>
          </table:table-cell>
          <table:table-cell table:style-name="ce1" office:value-type="float" office:value="0.215188264846802" calcext:value-type="float">
            <text:p>0.215188264846802</text:p>
          </table:table-cell>
          <table:table-cell table:style-name="ce1" office:value-type="float" office:value="0.217855215072632" calcext:value-type="float">
            <text:p>0.217855215072632</text:p>
          </table:table-cell>
          <table:table-cell table:style-name="ce1" office:value-type="float" office:value="0.113081693649292" calcext:value-type="float">
            <text:p>0.113081693649292</text:p>
          </table:table-cell>
          <table:table-cell table:style-name="ce1" office:value-type="float" office:value="0.237725734710693" calcext:value-type="float">
            <text:p>0.237725734710693</text:p>
          </table:table-cell>
          <table:table-cell table:style-name="ce1" office:value-type="float" office:value="0.211587429046631" calcext:value-type="float">
            <text:p>0.211587429046631</text:p>
          </table:table-cell>
          <table:table-cell table:style-name="ce1" office:value-type="float" office:value="0.214601039886475" calcext:value-type="float">
            <text:p>0.214601039886475</text:p>
          </table:table-cell>
          <table:table-cell table:style-name="ce1" office:value-type="float" office:value="0.222540616989136" calcext:value-type="float">
            <text:p>0.222540616989136</text:p>
          </table:table-cell>
          <table:table-cell table:style-name="ce1" office:value-type="float" office:value="0.228333711624145" calcext:value-type="float">
            <text:p>0.228333711624145</text:p>
          </table:table-cell>
          <table:table-cell table:style-name="ce1" office:value-type="float" office:value="0.232677698135376" calcext:value-type="float">
            <text:p>0.232677698135376</text:p>
          </table:table-cell>
          <table:table-cell table:style-name="ce1" office:value-type="float" office:value="0.214526891708374" calcext:value-type="float">
            <text:p>0.214526891708374</text:p>
          </table:table-cell>
          <table:table-cell table:style-name="ce1" office:value-type="float" office:value="0.215530872344971" calcext:value-type="float">
            <text:p>0.215530872344971</text:p>
          </table:table-cell>
          <table:table-cell table:style-name="ce1" office:value-type="float" office:value="0.225974321365356" calcext:value-type="float">
            <text:p>0.225974321365356</text:p>
          </table:table-cell>
          <table:table-cell table:style-name="ce1" office:value-type="float" office:value="0.21555233001709" calcext:value-type="float">
            <text:p>0.21555233001709</text:p>
          </table:table-cell>
          <table:table-cell table:style-name="ce1" office:value-type="float" office:value="0.216865301132202" calcext:value-type="float">
            <text:p>0.216865301132202</text:p>
          </table:table-cell>
          <table:table-cell table:style-name="ce1" office:value-type="float" office:value="0.216647863388062" calcext:value-type="float">
            <text:p>0.216647863388062</text:p>
          </table:table-cell>
          <table:table-cell table:style-name="ce1" office:value-type="float" office:value="0.216246843338013" calcext:value-type="float">
            <text:p>0.216246843338013</text:p>
          </table:table-cell>
          <table:table-cell table:style-name="ce1" office:value-type="float" office:value="0.216320991516113" calcext:value-type="float">
            <text:p>0.216320991516113</text:p>
          </table:table-cell>
          <table:table-cell table:style-name="ce1" office:value-type="float" office:value="0.216166257858276" calcext:value-type="float">
            <text:p>0.216166257858276</text:p>
          </table:table-cell>
          <table:table-cell table:style-name="ce1" office:value-type="float" office:value="0.218004703521729" calcext:value-type="float">
            <text:p>0.218004703521729</text:p>
          </table:table-cell>
          <table:table-cell table:style-name="ce1" office:value-type="float" office:value="0.217363119125366" calcext:value-type="float">
            <text:p>0.217363119125366</text:p>
          </table:table-cell>
          <table:table-cell table:style-name="ce1" office:value-type="float" office:value="0.217624425888062" calcext:value-type="float">
            <text:p>0.217624425888062</text:p>
          </table:table-cell>
          <table:table-cell table:style-name="ce1" office:value-type="float" office:value="0.217439889907837" calcext:value-type="float">
            <text:p>0.217439889907837</text:p>
          </table:table-cell>
          <table:table-cell table:style-name="ce1" office:value-type="float" office:value="0.203583219051361" calcext:value-type="float">
            <text:p>0.203583219051361</text:p>
          </table:table-cell>
          <table:table-cell table:style-name="ce1" office:value-type="float" office:value="0.0863628387451172" calcext:value-type="float">
            <text:p>0.086362838745117</text:p>
          </table:table-cell>
          <table:table-cell table:style-name="ce1" office:value-type="float" office:value="0.249974489212036" calcext:value-type="float">
            <text:p>0.249974489212036</text:p>
          </table:table-cell>
          <table:table-cell table:style-name="ce1" office:value-type="float" office:value="20.3583219051361" calcext:value-type="float">
            <text:p>20.35832190513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2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1654758453369" calcext:value-type="float">
            <text:p>0.111654758453369</text:p>
          </table:table-cell>
          <table:table-cell table:style-name="ce1" office:value-type="float" office:value="0.248035907745361" calcext:value-type="float">
            <text:p>0.248035907745361</text:p>
          </table:table-cell>
          <table:table-cell table:style-name="ce1" office:value-type="float" office:value="0.220864772796631" calcext:value-type="float">
            <text:p>0.220864772796631</text:p>
          </table:table-cell>
          <table:table-cell table:style-name="ce1" office:value-type="float" office:value="0.218000173568726" calcext:value-type="float">
            <text:p>0.218000173568726</text:p>
          </table:table-cell>
          <table:table-cell table:style-name="ce1" office:value-type="float" office:value="0.236218452453613" calcext:value-type="float">
            <text:p>0.236218452453613</text:p>
          </table:table-cell>
          <table:table-cell table:style-name="ce1" office:value-type="float" office:value="0.247368097305298" calcext:value-type="float">
            <text:p>0.247368097305298</text:p>
          </table:table-cell>
          <table:table-cell table:style-name="ce1" office:value-type="float" office:value="0.185588598251343" calcext:value-type="float">
            <text:p>0.185588598251343</text:p>
          </table:table-cell>
          <table:table-cell table:style-name="ce1" office:value-type="float" office:value="0.189496517181396" calcext:value-type="float">
            <text:p>0.189496517181396</text:p>
          </table:table-cell>
          <table:table-cell table:style-name="ce1" office:value-type="float" office:value="0.23100757598877" calcext:value-type="float">
            <text:p>0.23100757598877</text:p>
          </table:table-cell>
          <table:table-cell table:style-name="ce1" office:value-type="float" office:value="0.267666101455688" calcext:value-type="float">
            <text:p>0.267666101455688</text:p>
          </table:table-cell>
          <table:table-cell table:style-name="ce1" office:value-type="float" office:value="0.0870463848114014" calcext:value-type="float">
            <text:p>0.087046384811401</text:p>
          </table:table-cell>
          <table:table-cell table:style-name="ce1" office:value-type="float" office:value="0.215365886688232" calcext:value-type="float">
            <text:p>0.215365886688232</text:p>
          </table:table-cell>
          <table:table-cell table:style-name="ce1" office:value-type="float" office:value="0.218676328659058" calcext:value-type="float">
            <text:p>0.218676328659058</text:p>
          </table:table-cell>
          <table:table-cell table:style-name="ce1" office:value-type="float" office:value="0.218814611434937" calcext:value-type="float">
            <text:p>0.218814611434937</text:p>
          </table:table-cell>
          <table:table-cell table:style-name="ce1" office:value-type="float" office:value="0.217185258865356" calcext:value-type="float">
            <text:p>0.217185258865356</text:p>
          </table:table-cell>
          <table:table-cell table:style-name="ce1" office:value-type="float" office:value="0.218381643295288" calcext:value-type="float">
            <text:p>0.218381643295288</text:p>
          </table:table-cell>
          <table:table-cell table:style-name="ce1" office:value-type="float" office:value="0.222240447998047" calcext:value-type="float">
            <text:p>0.222240447998047</text:p>
          </table:table-cell>
          <table:table-cell table:style-name="ce1" office:value-type="float" office:value="0.222776651382446" calcext:value-type="float">
            <text:p>0.222776651382446</text:p>
          </table:table-cell>
          <table:table-cell table:style-name="ce1" office:value-type="float" office:value="0.242167949676514" calcext:value-type="float">
            <text:p>0.242167949676514</text:p>
          </table:table-cell>
          <table:table-cell table:style-name="ce1" office:value-type="float" office:value="0.218051195144653" calcext:value-type="float">
            <text:p>0.218051195144653</text:p>
          </table:table-cell>
          <table:table-cell table:style-name="ce1" office:value-type="float" office:value="0.119175434112549" calcext:value-type="float">
            <text:p>0.119175434112549</text:p>
          </table:table-cell>
          <table:table-cell table:style-name="ce1" office:value-type="float" office:value="0.22963285446167" calcext:value-type="float">
            <text:p>0.22963285446167</text:p>
          </table:table-cell>
          <table:table-cell table:style-name="ce1" office:value-type="float" office:value="0.216598033905029" calcext:value-type="float">
            <text:p>0.216598033905029</text:p>
          </table:table-cell>
          <table:table-cell table:style-name="ce1" office:value-type="float" office:value="0.206037998199463" calcext:value-type="float">
            <text:p>0.206037998199463</text:p>
          </table:table-cell>
          <table:table-cell table:style-name="ce1" office:value-type="float" office:value="0.216078519821167" calcext:value-type="float">
            <text:p>0.216078519821167</text:p>
          </table:table-cell>
          <table:table-cell table:style-name="ce1" office:value-type="float" office:value="0.228719472885132" calcext:value-type="float">
            <text:p>0.228719472885132</text:p>
          </table:table-cell>
          <table:table-cell table:style-name="ce1" office:value-type="float" office:value="0.217928647994995" calcext:value-type="float">
            <text:p>0.217928647994995</text:p>
          </table:table-cell>
          <table:table-cell table:style-name="ce1" office:value-type="float" office:value="0.218698740005493" calcext:value-type="float">
            <text:p>0.218698740005493</text:p>
          </table:table-cell>
          <table:table-cell table:style-name="ce1" office:value-type="float" office:value="0.218525171279907" calcext:value-type="float">
            <text:p>0.218525171279907</text:p>
          </table:table-cell>
          <table:table-cell table:style-name="ce1" office:value-type="float" office:value="0.227406024932861" calcext:value-type="float">
            <text:p>0.227406024932861</text:p>
          </table:table-cell>
          <table:table-cell table:style-name="ce1" office:value-type="float" office:value="0.222884654998779" calcext:value-type="float">
            <text:p>0.222884654998779</text:p>
          </table:table-cell>
          <table:table-cell table:style-name="ce1" office:value-type="float" office:value="0.216734170913696" calcext:value-type="float">
            <text:p>0.216734170913696</text:p>
          </table:table-cell>
          <table:table-cell table:style-name="ce1" office:value-type="float" office:value="0.217538118362427" calcext:value-type="float">
            <text:p>0.217538118362427</text:p>
          </table:table-cell>
          <table:table-cell table:style-name="ce1" office:value-type="float" office:value="0.21585202217102" calcext:value-type="float">
            <text:p>0.21585202217102</text:p>
          </table:table-cell>
          <table:table-cell table:style-name="ce1" office:value-type="float" office:value="0.218318462371826" calcext:value-type="float">
            <text:p>0.218318462371826</text:p>
          </table:table-cell>
          <table:table-cell table:style-name="ce1" office:value-type="float" office:value="0.215291976928711" calcext:value-type="float">
            <text:p>0.215291976928711</text:p>
          </table:table-cell>
          <table:table-cell table:style-name="ce1" office:value-type="float" office:value="0.217724561691284" calcext:value-type="float">
            <text:p>0.217724561691284</text:p>
          </table:table-cell>
          <table:table-cell table:style-name="ce1" office:value-type="float" office:value="0.216797351837158" calcext:value-type="float">
            <text:p>0.216797351837158</text:p>
          </table:table-cell>
          <table:table-cell table:style-name="ce1" office:value-type="float" office:value="0.216221332550049" calcext:value-type="float">
            <text:p>0.216221332550049</text:p>
          </table:table-cell>
          <table:table-cell table:style-name="ce1" office:value-type="float" office:value="0.21824312210083" calcext:value-type="float">
            <text:p>0.21824312210083</text:p>
          </table:table-cell>
          <table:table-cell table:style-name="ce1" office:value-type="float" office:value="0.128486394882202" calcext:value-type="float">
            <text:p>0.128486394882202</text:p>
          </table:table-cell>
          <table:table-cell table:style-name="ce1" office:value-type="float" office:value="0.28866982460022" calcext:value-type="float">
            <text:p>0.28866982460022</text:p>
          </table:table-cell>
          <table:table-cell table:style-name="ce1" office:value-type="float" office:value="0.251566410064697" calcext:value-type="float">
            <text:p>0.251566410064697</text:p>
          </table:table-cell>
          <table:table-cell table:style-name="ce1" office:value-type="float" office:value="0.0882720947265625" calcext:value-type="float">
            <text:p>0.088272094726563</text:p>
          </table:table-cell>
          <table:table-cell table:style-name="ce1" office:value-type="float" office:value="0.217347145080566" calcext:value-type="float">
            <text:p>0.217347145080566</text:p>
          </table:table-cell>
          <table:table-cell table:style-name="ce1" office:value-type="float" office:value="0.215342998504639" calcext:value-type="float">
            <text:p>0.215342998504639</text:p>
          </table:table-cell>
          <table:table-cell table:style-name="ce1" office:value-type="float" office:value="0.219075679779053" calcext:value-type="float">
            <text:p>0.219075679779053</text:p>
          </table:table-cell>
          <table:table-cell table:style-name="ce1" office:value-type="float" office:value="0.22976541519165" calcext:value-type="float">
            <text:p>0.22976541519165</text:p>
          </table:table-cell>
          <table:table-cell table:style-name="ce1" office:value-type="float" office:value="0.232836484909058" calcext:value-type="float">
            <text:p>0.232836484909058</text:p>
          </table:table-cell>
          <table:table-cell table:style-name="ce1" office:value-type="float" office:value="0.222344160079956" calcext:value-type="float">
            <text:p>0.222344160079956</text:p>
          </table:table-cell>
          <table:table-cell table:style-name="ce1" office:value-type="float" office:value="0.229529142379761" calcext:value-type="float">
            <text:p>0.229529142379761</text:p>
          </table:table-cell>
          <table:table-cell table:style-name="ce1" office:value-type="float" office:value="0.217924356460571" calcext:value-type="float">
            <text:p>0.217924356460571</text:p>
          </table:table-cell>
          <table:table-cell table:style-name="ce1" office:value-type="float" office:value="0.21610951423645" calcext:value-type="float">
            <text:p>0.21610951423645</text:p>
          </table:table-cell>
          <table:table-cell table:style-name="ce1" office:value-type="float" office:value="0.217226505279541" calcext:value-type="float">
            <text:p>0.217226505279541</text:p>
          </table:table-cell>
          <table:table-cell table:style-name="ce1" office:value-type="float" office:value="0.216927766799927" calcext:value-type="float">
            <text:p>0.216927766799927</text:p>
          </table:table-cell>
          <table:table-cell table:style-name="ce1" office:value-type="float" office:value="0.216328859329224" calcext:value-type="float">
            <text:p>0.216328859329224</text:p>
          </table:table-cell>
          <table:table-cell table:style-name="ce1" office:value-type="float" office:value="0.216684103012085" calcext:value-type="float">
            <text:p>0.216684103012085</text:p>
          </table:table-cell>
          <table:table-cell table:style-name="ce1" office:value-type="float" office:value="0.216888666152954" calcext:value-type="float">
            <text:p>0.216888666152954</text:p>
          </table:table-cell>
          <table:table-cell table:style-name="ce1" office:value-type="float" office:value="0.216366767883301" calcext:value-type="float">
            <text:p>0.216366767883301</text:p>
          </table:table-cell>
          <table:table-cell table:style-name="ce1" office:value-type="float" office:value="0.217989444732666" calcext:value-type="float">
            <text:p>0.217989444732666</text:p>
          </table:table-cell>
          <table:table-cell table:style-name="ce1" office:value-type="float" office:value="0.108947277069092" calcext:value-type="float">
            <text:p>0.108947277069092</text:p>
          </table:table-cell>
          <table:table-cell table:style-name="ce1" office:value-type="float" office:value="0.231096029281616" calcext:value-type="float">
            <text:p>0.231096029281616</text:p>
          </table:table-cell>
          <table:table-cell table:style-name="ce1" office:value-type="float" office:value="0.226087331771851" calcext:value-type="float">
            <text:p>0.226087331771851</text:p>
          </table:table-cell>
          <table:table-cell table:style-name="ce1" office:value-type="float" office:value="0.214892387390137" calcext:value-type="float">
            <text:p>0.214892387390137</text:p>
          </table:table-cell>
          <table:table-cell table:style-name="ce1" office:value-type="float" office:value="0.228366136550903" calcext:value-type="float">
            <text:p>0.228366136550903</text:p>
          </table:table-cell>
          <table:table-cell table:style-name="ce1" office:value-type="float" office:value="0.226993799209595" calcext:value-type="float">
            <text:p>0.226993799209595</text:p>
          </table:table-cell>
          <table:table-cell table:style-name="ce1" office:value-type="float" office:value="0.230995416641235" calcext:value-type="float">
            <text:p>0.230995416641235</text:p>
          </table:table-cell>
          <table:table-cell table:style-name="ce1" office:value-type="float" office:value="0.213398694992065" calcext:value-type="float">
            <text:p>0.213398694992065</text:p>
          </table:table-cell>
          <table:table-cell table:style-name="ce1" office:value-type="float" office:value="0.216939449310303" calcext:value-type="float">
            <text:p>0.216939449310303</text:p>
          </table:table-cell>
          <table:table-cell table:style-name="ce1" office:value-type="float" office:value="0.216274738311768" calcext:value-type="float">
            <text:p>0.216274738311768</text:p>
          </table:table-cell>
          <table:table-cell table:style-name="ce1" office:value-type="float" office:value="0.22433876991272" calcext:value-type="float">
            <text:p>0.22433876991272</text:p>
          </table:table-cell>
          <table:table-cell table:style-name="ce1" office:value-type="float" office:value="0.218197345733643" calcext:value-type="float">
            <text:p>0.218197345733643</text:p>
          </table:table-cell>
          <table:table-cell table:style-name="ce1" office:value-type="float" office:value="0.217572450637817" calcext:value-type="float">
            <text:p>0.217572450637817</text:p>
          </table:table-cell>
          <table:table-cell table:style-name="ce1" office:value-type="float" office:value="0.217198610305786" calcext:value-type="float">
            <text:p>0.217198610305786</text:p>
          </table:table-cell>
          <table:table-cell table:style-name="ce1" office:value-type="float" office:value="0.220521450042725" calcext:value-type="float">
            <text:p>0.220521450042725</text:p>
          </table:table-cell>
          <table:table-cell table:style-name="ce1" office:value-type="float" office:value="0.235323429107666" calcext:value-type="float">
            <text:p>0.235323429107666</text:p>
          </table:table-cell>
          <table:table-cell table:style-name="ce1" office:value-type="float" office:value="0.218948841094971" calcext:value-type="float">
            <text:p>0.218948841094971</text:p>
          </table:table-cell>
          <table:table-cell table:style-name="ce1" office:value-type="float" office:value="0.219196081161499" calcext:value-type="float">
            <text:p>0.219196081161499</text:p>
          </table:table-cell>
          <table:table-cell table:style-name="ce1" office:value-type="float" office:value="0.216845989227295" calcext:value-type="float">
            <text:p>0.216845989227295</text:p>
          </table:table-cell>
          <table:table-cell table:style-name="ce1" office:value-type="float" office:value="0.216203451156616" calcext:value-type="float">
            <text:p>0.216203451156616</text:p>
          </table:table-cell>
          <table:table-cell table:style-name="ce1" office:value-type="float" office:value="0.106612205505371" calcext:value-type="float">
            <text:p>0.106612205505371</text:p>
          </table:table-cell>
          <table:table-cell table:style-name="ce1" office:value-type="float" office:value="0.227495193481445" calcext:value-type="float">
            <text:p>0.227495193481445</text:p>
          </table:table-cell>
          <table:table-cell table:style-name="ce1" office:value-type="float" office:value="0.222283601760864" calcext:value-type="float">
            <text:p>0.222283601760864</text:p>
          </table:table-cell>
          <table:table-cell table:style-name="ce1" office:value-type="float" office:value="0.223829030990601" calcext:value-type="float">
            <text:p>0.223829030990601</text:p>
          </table:table-cell>
          <table:table-cell table:style-name="ce1" office:value-type="float" office:value="0.218222379684448" calcext:value-type="float">
            <text:p>0.218222379684448</text:p>
          </table:table-cell>
          <table:table-cell table:style-name="ce1" office:value-type="float" office:value="0.218823909759521" calcext:value-type="float">
            <text:p>0.218823909759521</text:p>
          </table:table-cell>
          <table:table-cell table:style-name="ce1" office:value-type="float" office:value="0.21409797668457" calcext:value-type="float">
            <text:p>0.21409797668457</text:p>
          </table:table-cell>
          <table:table-cell table:style-name="ce1" office:value-type="float" office:value="0.084735631942749" calcext:value-type="float">
            <text:p>0.084735631942749</text:p>
          </table:table-cell>
          <table:table-cell table:style-name="ce1" office:value-type="float" office:value="0.216137647628784" calcext:value-type="float">
            <text:p>0.216137647628784</text:p>
          </table:table-cell>
          <table:table-cell table:style-name="ce1" office:value-type="float" office:value="0.215792417526245" calcext:value-type="float">
            <text:p>0.215792417526245</text:p>
          </table:table-cell>
          <table:table-cell table:style-name="ce1" office:value-type="float" office:value="0.225426912307739" calcext:value-type="float">
            <text:p>0.225426912307739</text:p>
          </table:table-cell>
          <table:table-cell table:style-name="ce1" office:value-type="float" office:value="0.214001893997192" calcext:value-type="float">
            <text:p>0.214001893997192</text:p>
          </table:table-cell>
          <table:table-cell table:style-name="ce1" office:value-type="float" office:value="0.217044830322266" calcext:value-type="float">
            <text:p>0.217044830322266</text:p>
          </table:table-cell>
          <table:table-cell table:style-name="ce1" office:value-type="float" office:value="0.214071750640869" calcext:value-type="float">
            <text:p>0.214071750640869</text:p>
          </table:table-cell>
          <table:table-cell table:style-name="ce1" office:value-type="float" office:value="0.21644115447998" calcext:value-type="float">
            <text:p>0.21644115447998</text:p>
          </table:table-cell>
          <table:table-cell table:style-name="ce1" office:value-type="float" office:value="0.217232942581177" calcext:value-type="float">
            <text:p>0.217232942581177</text:p>
          </table:table-cell>
          <table:table-cell table:style-name="ce1" office:value-type="float" office:value="0.21671986579895" calcext:value-type="float">
            <text:p>0.21671986579895</text:p>
          </table:table-cell>
          <table:table-cell table:style-name="ce1" office:value-type="float" office:value="0.216301918029785" calcext:value-type="float">
            <text:p>0.216301918029785</text:p>
          </table:table-cell>
          <table:table-cell table:style-name="ce1" office:value-type="float" office:value="0.216805934906006" calcext:value-type="float">
            <text:p>0.216805934906006</text:p>
          </table:table-cell>
          <table:table-cell table:style-name="ce1" office:value-type="float" office:value="0.217343091964722" calcext:value-type="float">
            <text:p>0.217343091964722</text:p>
          </table:table-cell>
          <table:table-cell table:style-name="ce1" office:value-type="float" office:value="0.212244536876678" calcext:value-type="float">
            <text:p>0.212244536876678</text:p>
          </table:table-cell>
          <table:table-cell table:style-name="ce1" office:value-type="float" office:value="0.084735631942749" calcext:value-type="float">
            <text:p>0.084735631942749</text:p>
          </table:table-cell>
          <table:table-cell table:style-name="ce1" office:value-type="float" office:value="0.28866982460022" calcext:value-type="float">
            <text:p>0.28866982460022</text:p>
          </table:table-cell>
          <table:table-cell table:style-name="ce1" office:value-type="float" office:value="21.2244536876678" calcext:value-type="float">
            <text:p>21.224453687667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3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95618867874146" calcext:value-type="float">
            <text:p>0.195618867874146</text:p>
          </table:table-cell>
          <table:table-cell table:style-name="ce1" office:value-type="float" office:value="0.116203308105469" calcext:value-type="float">
            <text:p>0.116203308105469</text:p>
          </table:table-cell>
          <table:table-cell table:style-name="ce1" office:value-type="float" office:value="0.192839622497559" calcext:value-type="float">
            <text:p>0.192839622497559</text:p>
          </table:table-cell>
          <table:table-cell table:style-name="ce1" office:value-type="float" office:value="0.216835260391235" calcext:value-type="float">
            <text:p>0.216835260391235</text:p>
          </table:table-cell>
          <table:table-cell table:style-name="ce1" office:value-type="float" office:value="0.214366674423218" calcext:value-type="float">
            <text:p>0.214366674423218</text:p>
          </table:table-cell>
          <table:table-cell table:style-name="ce1" office:value-type="float" office:value="0.217142343521118" calcext:value-type="float">
            <text:p>0.217142343521118</text:p>
          </table:table-cell>
          <table:table-cell table:style-name="ce1" office:value-type="float" office:value="0.22730278968811" calcext:value-type="float">
            <text:p>0.22730278968811</text:p>
          </table:table-cell>
          <table:table-cell table:style-name="ce1" office:value-type="float" office:value="0.209471225738525" calcext:value-type="float">
            <text:p>0.209471225738525</text:p>
          </table:table-cell>
          <table:table-cell table:style-name="ce1" office:value-type="float" office:value="0.216464996337891" calcext:value-type="float">
            <text:p>0.216464996337891</text:p>
          </table:table-cell>
          <table:table-cell table:style-name="ce1" office:value-type="float" office:value="0.217808246612549" calcext:value-type="float">
            <text:p>0.217808246612549</text:p>
          </table:table-cell>
          <table:table-cell table:style-name="ce1" office:value-type="float" office:value="0.224069833755493" calcext:value-type="float">
            <text:p>0.224069833755493</text:p>
          </table:table-cell>
          <table:table-cell table:style-name="ce1" office:value-type="float" office:value="0.216540813446045" calcext:value-type="float">
            <text:p>0.216540813446045</text:p>
          </table:table-cell>
          <table:table-cell table:style-name="ce1" office:value-type="float" office:value="0.216516733169556" calcext:value-type="float">
            <text:p>0.216516733169556</text:p>
          </table:table-cell>
          <table:table-cell table:style-name="ce1" office:value-type="float" office:value="0.21648383140564" calcext:value-type="float">
            <text:p>0.21648383140564</text:p>
          </table:table-cell>
          <table:table-cell table:style-name="ce1" office:value-type="float" office:value="0.21684455871582" calcext:value-type="float">
            <text:p>0.21684455871582</text:p>
          </table:table-cell>
          <table:table-cell table:style-name="ce1" office:value-type="float" office:value="0.219301223754883" calcext:value-type="float">
            <text:p>0.219301223754883</text:p>
          </table:table-cell>
          <table:table-cell table:style-name="ce1" office:value-type="float" office:value="0.221368074417114" calcext:value-type="float">
            <text:p>0.221368074417114</text:p>
          </table:table-cell>
          <table:table-cell table:style-name="ce1" office:value-type="float" office:value="0.229350328445435" calcext:value-type="float">
            <text:p>0.229350328445435</text:p>
          </table:table-cell>
          <table:table-cell table:style-name="ce1" office:value-type="float" office:value="0.228184223175049" calcext:value-type="float">
            <text:p>0.228184223175049</text:p>
          </table:table-cell>
          <table:table-cell table:style-name="ce1" office:value-type="float" office:value="0.230931520462036" calcext:value-type="float">
            <text:p>0.230931520462036</text:p>
          </table:table-cell>
          <table:table-cell table:style-name="ce1" office:value-type="float" office:value="0.147248983383179" calcext:value-type="float">
            <text:p>0.147248983383179</text:p>
          </table:table-cell>
          <table:table-cell table:style-name="ce1" office:value-type="float" office:value="0.24857234954834" calcext:value-type="float">
            <text:p>0.24857234954834</text:p>
          </table:table-cell>
          <table:table-cell table:style-name="ce1" office:value-type="float" office:value="0.218098640441895" calcext:value-type="float">
            <text:p>0.218098640441895</text:p>
          </table:table-cell>
          <table:table-cell table:style-name="ce1" office:value-type="float" office:value="0.214096784591675" calcext:value-type="float">
            <text:p>0.214096784591675</text:p>
          </table:table-cell>
          <table:table-cell table:style-name="ce1" office:value-type="float" office:value="0.229201078414917" calcext:value-type="float">
            <text:p>0.229201078414917</text:p>
          </table:table-cell>
          <table:table-cell table:style-name="ce1" office:value-type="float" office:value="0.218814373016357" calcext:value-type="float">
            <text:p>0.218814373016357</text:p>
          </table:table-cell>
          <table:table-cell table:style-name="ce1" office:value-type="float" office:value="0.206477165222168" calcext:value-type="float">
            <text:p>0.206477165222168</text:p>
          </table:table-cell>
          <table:table-cell table:style-name="ce1" office:value-type="float" office:value="0.220852375030518" calcext:value-type="float">
            <text:p>0.220852375030518</text:p>
          </table:table-cell>
          <table:table-cell table:style-name="ce1" office:value-type="float" office:value="0.219314098358154" calcext:value-type="float">
            <text:p>0.219314098358154</text:p>
          </table:table-cell>
          <table:table-cell table:style-name="ce1" office:value-type="float" office:value="0.217967987060547" calcext:value-type="float">
            <text:p>0.217967987060547</text:p>
          </table:table-cell>
          <table:table-cell table:style-name="ce1" office:value-type="float" office:value="0.217299938201904" calcext:value-type="float">
            <text:p>0.217299938201904</text:p>
          </table:table-cell>
          <table:table-cell table:style-name="ce1" office:value-type="float" office:value="0.216185808181763" calcext:value-type="float">
            <text:p>0.216185808181763</text:p>
          </table:table-cell>
          <table:table-cell table:style-name="ce1" office:value-type="float" office:value="0.216615200042725" calcext:value-type="float">
            <text:p>0.216615200042725</text:p>
          </table:table-cell>
          <table:table-cell table:style-name="ce1" office:value-type="float" office:value="0.21680736541748" calcext:value-type="float">
            <text:p>0.21680736541748</text:p>
          </table:table-cell>
          <table:table-cell table:style-name="ce1" office:value-type="float" office:value="0.216148376464844" calcext:value-type="float">
            <text:p>0.216148376464844</text:p>
          </table:table-cell>
          <table:table-cell table:style-name="ce1" office:value-type="float" office:value="0.219588994979858" calcext:value-type="float">
            <text:p>0.219588994979858</text:p>
          </table:table-cell>
          <table:table-cell table:style-name="ce1" office:value-type="float" office:value="0.215728521347046" calcext:value-type="float">
            <text:p>0.215728521347046</text:p>
          </table:table-cell>
          <table:table-cell table:style-name="ce1" office:value-type="float" office:value="0.216874599456787" calcext:value-type="float">
            <text:p>0.216874599456787</text:p>
          </table:table-cell>
          <table:table-cell table:style-name="ce1" office:value-type="float" office:value="0.216809034347534" calcext:value-type="float">
            <text:p>0.216809034347534</text:p>
          </table:table-cell>
          <table:table-cell table:style-name="ce1" office:value-type="float" office:value="0.217407941818237" calcext:value-type="float">
            <text:p>0.217407941818237</text:p>
          </table:table-cell>
          <table:table-cell table:style-name="ce1" office:value-type="float" office:value="0.133766651153564" calcext:value-type="float">
            <text:p>0.133766651153564</text:p>
          </table:table-cell>
          <table:table-cell table:style-name="ce1" office:value-type="float" office:value="0.134609460830688" calcext:value-type="float">
            <text:p>0.134609460830688</text:p>
          </table:table-cell>
          <table:table-cell table:style-name="ce1" office:value-type="float" office:value="0.105735301971436" calcext:value-type="float">
            <text:p>0.105735301971436</text:p>
          </table:table-cell>
          <table:table-cell table:style-name="ce1" office:value-type="float" office:value="0.223136186599731" calcext:value-type="float">
            <text:p>0.223136186599731</text:p>
          </table:table-cell>
          <table:table-cell table:style-name="ce1" office:value-type="float" office:value="0.211246967315674" calcext:value-type="float">
            <text:p>0.211246967315674</text:p>
          </table:table-cell>
          <table:table-cell table:style-name="ce1" office:value-type="float" office:value="0.230353832244873" calcext:value-type="float">
            <text:p>0.230353832244873</text:p>
          </table:table-cell>
          <table:table-cell table:style-name="ce1" office:value-type="float" office:value="0.221762657165527" calcext:value-type="float">
            <text:p>0.221762657165527</text:p>
          </table:table-cell>
          <table:table-cell table:style-name="ce1" office:value-type="float" office:value="0.220130920410156" calcext:value-type="float">
            <text:p>0.220130920410156</text:p>
          </table:table-cell>
          <table:table-cell table:style-name="ce1" office:value-type="float" office:value="0.217834234237671" calcext:value-type="float">
            <text:p>0.217834234237671</text:p>
          </table:table-cell>
          <table:table-cell table:style-name="ce1" office:value-type="float" office:value="0.220298528671265" calcext:value-type="float">
            <text:p>0.220298528671265</text:p>
          </table:table-cell>
          <table:table-cell table:style-name="ce1" office:value-type="float" office:value="0.260621547698975" calcext:value-type="float">
            <text:p>0.260621547698975</text:p>
          </table:table-cell>
          <table:table-cell table:style-name="ce1" office:value-type="float" office:value="0.0839242935180664" calcext:value-type="float">
            <text:p>0.083924293518066</text:p>
          </table:table-cell>
          <table:table-cell table:style-name="ce1" office:value-type="float" office:value="0.223523139953613" calcext:value-type="float">
            <text:p>0.223523139953613</text:p>
          </table:table-cell>
          <table:table-cell table:style-name="ce1" office:value-type="float" office:value="0.242013454437256" calcext:value-type="float">
            <text:p>0.242013454437256</text:p>
          </table:table-cell>
          <table:table-cell table:style-name="ce1" office:value-type="float" office:value="0.239610433578491" calcext:value-type="float">
            <text:p>0.239610433578491</text:p>
          </table:table-cell>
          <table:table-cell table:style-name="ce1" office:value-type="float" office:value="0.216917514801025" calcext:value-type="float">
            <text:p>0.216917514801025</text:p>
          </table:table-cell>
          <table:table-cell table:style-name="ce1" office:value-type="float" office:value="0.217807531356812" calcext:value-type="float">
            <text:p>0.217807531356812</text:p>
          </table:table-cell>
          <table:table-cell table:style-name="ce1" office:value-type="float" office:value="0.216398954391479" calcext:value-type="float">
            <text:p>0.216398954391479</text:p>
          </table:table-cell>
          <table:table-cell table:style-name="ce1" office:value-type="float" office:value="0.217836380004883" calcext:value-type="float">
            <text:p>0.217836380004883</text:p>
          </table:table-cell>
          <table:table-cell table:style-name="ce1" office:value-type="float" office:value="0.218521595001221" calcext:value-type="float">
            <text:p>0.218521595001221</text:p>
          </table:table-cell>
          <table:table-cell table:style-name="ce1" office:value-type="float" office:value="0.105683088302612" calcext:value-type="float">
            <text:p>0.105683088302612</text:p>
          </table:table-cell>
          <table:table-cell table:style-name="ce1" office:value-type="float" office:value="0.261297702789307" calcext:value-type="float">
            <text:p>0.261297702789307</text:p>
          </table:table-cell>
          <table:table-cell table:style-name="ce1" office:value-type="float" office:value="0.214901924133301" calcext:value-type="float">
            <text:p>0.214901924133301</text:p>
          </table:table-cell>
          <table:table-cell table:style-name="ce1" office:value-type="float" office:value="0.218965768814087" calcext:value-type="float">
            <text:p>0.218965768814087</text:p>
          </table:table-cell>
          <table:table-cell table:style-name="ce1" office:value-type="float" office:value="0.215711832046509" calcext:value-type="float">
            <text:p>0.215711832046509</text:p>
          </table:table-cell>
          <table:table-cell table:style-name="ce1" office:value-type="float" office:value="0.219693183898926" calcext:value-type="float">
            <text:p>0.219693183898926</text:p>
          </table:table-cell>
          <table:table-cell table:style-name="ce1" office:value-type="float" office:value="0.21812105178833" calcext:value-type="float">
            <text:p>0.21812105178833</text:p>
          </table:table-cell>
          <table:table-cell table:style-name="ce1" office:value-type="float" office:value="0.230991363525391" calcext:value-type="float">
            <text:p>0.230991363525391</text:p>
          </table:table-cell>
          <table:table-cell table:style-name="ce1" office:value-type="float" office:value="0.20451545715332" calcext:value-type="float">
            <text:p>0.20451545715332</text:p>
          </table:table-cell>
          <table:table-cell table:style-name="ce1" office:value-type="float" office:value="0.216492652893066" calcext:value-type="float">
            <text:p>0.216492652893066</text:p>
          </table:table-cell>
          <table:table-cell table:style-name="ce1" office:value-type="float" office:value="0.219732522964478" calcext:value-type="float">
            <text:p>0.219732522964478</text:p>
          </table:table-cell>
          <table:table-cell table:style-name="ce1" office:value-type="float" office:value="0.220133304595947" calcext:value-type="float">
            <text:p>0.220133304595947</text:p>
          </table:table-cell>
          <table:table-cell table:style-name="ce1" office:value-type="float" office:value="0.240242481231689" calcext:value-type="float">
            <text:p>0.240242481231689</text:p>
          </table:table-cell>
          <table:table-cell table:style-name="ce1" office:value-type="float" office:value="0.222463846206665" calcext:value-type="float">
            <text:p>0.222463846206665</text:p>
          </table:table-cell>
          <table:table-cell table:style-name="ce1" office:value-type="float" office:value="0.230280160903931" calcext:value-type="float">
            <text:p>0.230280160903931</text:p>
          </table:table-cell>
          <table:table-cell table:style-name="ce1" office:value-type="float" office:value="0.236342668533325" calcext:value-type="float">
            <text:p>0.236342668533325</text:p>
          </table:table-cell>
          <table:table-cell table:style-name="ce1" office:value-type="float" office:value="0.242977380752563" calcext:value-type="float">
            <text:p>0.242977380752563</text:p>
          </table:table-cell>
          <table:table-cell table:style-name="ce1" office:value-type="float" office:value="0.231451034545898" calcext:value-type="float">
            <text:p>0.231451034545898</text:p>
          </table:table-cell>
          <table:table-cell table:style-name="ce1" office:value-type="float" office:value="0.23846435546875" calcext:value-type="float">
            <text:p>0.23846435546875</text:p>
          </table:table-cell>
          <table:table-cell table:style-name="ce1" office:value-type="float" office:value="0.231191635131836" calcext:value-type="float">
            <text:p>0.231191635131836</text:p>
          </table:table-cell>
          <table:table-cell table:style-name="ce1" office:value-type="float" office:value="0.11620831489563" calcext:value-type="float">
            <text:p>0.11620831489563</text:p>
          </table:table-cell>
          <table:table-cell table:style-name="ce1" office:value-type="float" office:value="0.275023698806763" calcext:value-type="float">
            <text:p>0.275023698806763</text:p>
          </table:table-cell>
          <table:table-cell table:style-name="ce1" office:value-type="float" office:value="0.11694598197937" calcext:value-type="float">
            <text:p>0.11694598197937</text:p>
          </table:table-cell>
          <table:table-cell table:style-name="ce1" office:value-type="float" office:value="0.199191808700562" calcext:value-type="float">
            <text:p>0.199191808700562</text:p>
          </table:table-cell>
          <table:table-cell table:style-name="ce1" office:value-type="float" office:value="0.224501848220825" calcext:value-type="float">
            <text:p>0.224501848220825</text:p>
          </table:table-cell>
          <table:table-cell table:style-name="ce1" office:value-type="float" office:value="0.225293397903442" calcext:value-type="float">
            <text:p>0.225293397903442</text:p>
          </table:table-cell>
          <table:table-cell table:style-name="ce1" office:value-type="float" office:value="0.106209754943848" calcext:value-type="float">
            <text:p>0.106209754943848</text:p>
          </table:table-cell>
          <table:table-cell table:style-name="ce1" office:value-type="float" office:value="0.0832903385162354" calcext:value-type="float">
            <text:p>0.083290338516235</text:p>
          </table:table-cell>
          <table:table-cell table:style-name="ce1" office:value-type="float" office:value="0.216571092605591" calcext:value-type="float">
            <text:p>0.216571092605591</text:p>
          </table:table-cell>
          <table:table-cell table:style-name="ce1" office:value-type="float" office:value="0.217428922653198" calcext:value-type="float">
            <text:p>0.217428922653198</text:p>
          </table:table-cell>
          <table:table-cell table:style-name="ce1" office:value-type="float" office:value="0.237381935119629" calcext:value-type="float">
            <text:p>0.237381935119629</text:p>
          </table:table-cell>
          <table:table-cell table:style-name="ce1" office:value-type="float" office:value="0.221311330795288" calcext:value-type="float">
            <text:p>0.221311330795288</text:p>
          </table:table-cell>
          <table:table-cell table:style-name="ce1" office:value-type="float" office:value="0.217381477355957" calcext:value-type="float">
            <text:p>0.217381477355957</text:p>
          </table:table-cell>
          <table:table-cell table:style-name="ce1" office:value-type="float" office:value="0.22175669670105" calcext:value-type="float">
            <text:p>0.22175669670105</text:p>
          </table:table-cell>
          <table:table-cell table:style-name="ce1" office:value-type="float" office:value="0.21618127822876" calcext:value-type="float">
            <text:p>0.21618127822876</text:p>
          </table:table-cell>
          <table:table-cell table:style-name="ce1" office:value-type="float" office:value="0.217652797698975" calcext:value-type="float">
            <text:p>0.217652797698975</text:p>
          </table:table-cell>
          <table:table-cell table:style-name="ce1" office:value-type="float" office:value="0.215161800384521" calcext:value-type="float">
            <text:p>0.215161800384521</text:p>
          </table:table-cell>
          <table:table-cell table:style-name="ce1" office:value-type="float" office:value="0.21609616279602" calcext:value-type="float">
            <text:p>0.21609616279602</text:p>
          </table:table-cell>
          <table:table-cell table:style-name="ce1" office:value-type="float" office:value="0.216324806213379" calcext:value-type="float">
            <text:p>0.216324806213379</text:p>
          </table:table-cell>
          <table:table-cell table:style-name="ce1" office:value-type="float" office:value="0.217448234558105" calcext:value-type="float">
            <text:p>0.217448234558105</text:p>
          </table:table-cell>
          <table:table-cell table:style-name="ce1" office:value-type="float" office:value="0.210068187713623" calcext:value-type="float">
            <text:p>0.210068187713623</text:p>
          </table:table-cell>
          <table:table-cell table:style-name="ce1" office:value-type="float" office:value="0.0832903385162354" calcext:value-type="float">
            <text:p>0.083290338516235</text:p>
          </table:table-cell>
          <table:table-cell table:style-name="ce1" office:value-type="float" office:value="0.275023698806763" calcext:value-type="float">
            <text:p>0.275023698806763</text:p>
          </table:table-cell>
          <table:table-cell table:style-name="ce1" office:value-type="float" office:value="21.0068187713623" calcext:value-type="float">
            <text:p>21.006818771362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4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57187938690186" calcext:value-type="float">
            <text:p>0.157187938690186</text:p>
          </table:table-cell>
          <table:table-cell table:style-name="ce1" office:value-type="float" office:value="0.201056957244873" calcext:value-type="float">
            <text:p>0.201056957244873</text:p>
          </table:table-cell>
          <table:table-cell table:style-name="ce1" office:value-type="float" office:value="0.217347860336304" calcext:value-type="float">
            <text:p>0.217347860336304</text:p>
          </table:table-cell>
          <table:table-cell table:style-name="ce1" office:value-type="float" office:value="0.196678876876831" calcext:value-type="float">
            <text:p>0.196678876876831</text:p>
          </table:table-cell>
          <table:table-cell table:style-name="ce1" office:value-type="float" office:value="0.0954501628875732" calcext:value-type="float">
            <text:p>0.095450162887573</text:p>
          </table:table-cell>
          <table:table-cell table:style-name="ce1" office:value-type="float" office:value="0.214923620223999" calcext:value-type="float">
            <text:p>0.214923620223999</text:p>
          </table:table-cell>
          <table:table-cell table:style-name="ce1" office:value-type="float" office:value="0.212961196899414" calcext:value-type="float">
            <text:p>0.212961196899414</text:p>
          </table:table-cell>
          <table:table-cell table:style-name="ce1" office:value-type="float" office:value="0.223319530487061" calcext:value-type="float">
            <text:p>0.223319530487061</text:p>
          </table:table-cell>
          <table:table-cell table:style-name="ce1" office:value-type="float" office:value="0.22812819480896" calcext:value-type="float">
            <text:p>0.22812819480896</text:p>
          </table:table-cell>
          <table:table-cell table:style-name="ce1" office:value-type="float" office:value="0.218508958816528" calcext:value-type="float">
            <text:p>0.218508958816528</text:p>
          </table:table-cell>
          <table:table-cell table:style-name="ce1" office:value-type="float" office:value="0.22049069404602" calcext:value-type="float">
            <text:p>0.22049069404602</text:p>
          </table:table-cell>
          <table:table-cell table:style-name="ce1" office:value-type="float" office:value="0.217307090759277" calcext:value-type="float">
            <text:p>0.217307090759277</text:p>
          </table:table-cell>
          <table:table-cell table:style-name="ce1" office:value-type="float" office:value="0.21615743637085" calcext:value-type="float">
            <text:p>0.21615743637085</text:p>
          </table:table-cell>
          <table:table-cell table:style-name="ce1" office:value-type="float" office:value="0.215859413146973" calcext:value-type="float">
            <text:p>0.215859413146973</text:p>
          </table:table-cell>
          <table:table-cell table:style-name="ce1" office:value-type="float" office:value="0.218266487121582" calcext:value-type="float">
            <text:p>0.218266487121582</text:p>
          </table:table-cell>
          <table:table-cell table:style-name="ce1" office:value-type="float" office:value="0.227833986282349" calcext:value-type="float">
            <text:p>0.227833986282349</text:p>
          </table:table-cell>
          <table:table-cell table:style-name="ce1" office:value-type="float" office:value="0.241395473480225" calcext:value-type="float">
            <text:p>0.241395473480225</text:p>
          </table:table-cell>
          <table:table-cell table:style-name="ce1" office:value-type="float" office:value="0.244468688964844" calcext:value-type="float">
            <text:p>0.244468688964844</text:p>
          </table:table-cell>
          <table:table-cell table:style-name="ce1" office:value-type="float" office:value="0.235298871994019" calcext:value-type="float">
            <text:p>0.235298871994019</text:p>
          </table:table-cell>
          <table:table-cell table:style-name="ce1" office:value-type="float" office:value="0.217713117599487" calcext:value-type="float">
            <text:p>0.217713117599487</text:p>
          </table:table-cell>
          <table:table-cell table:style-name="ce1" office:value-type="float" office:value="0.193970441818237" calcext:value-type="float">
            <text:p>0.193970441818237</text:p>
          </table:table-cell>
          <table:table-cell table:style-name="ce1" office:value-type="float" office:value="0.244999647140503" calcext:value-type="float">
            <text:p>0.244999647140503</text:p>
          </table:table-cell>
          <table:table-cell table:style-name="ce1" office:value-type="float" office:value="0.100787162780762" calcext:value-type="float">
            <text:p>0.100787162780762</text:p>
          </table:table-cell>
          <table:table-cell table:style-name="ce1" office:value-type="float" office:value="0.25882887840271" calcext:value-type="float">
            <text:p>0.25882887840271</text:p>
          </table:table-cell>
          <table:table-cell table:style-name="ce1" office:value-type="float" office:value="0.201542377471924" calcext:value-type="float">
            <text:p>0.201542377471924</text:p>
          </table:table-cell>
          <table:table-cell table:style-name="ce1" office:value-type="float" office:value="0.21651554107666" calcext:value-type="float">
            <text:p>0.21651554107666</text:p>
          </table:table-cell>
          <table:table-cell table:style-name="ce1" office:value-type="float" office:value="0.215654850006104" calcext:value-type="float">
            <text:p>0.215654850006104</text:p>
          </table:table-cell>
          <table:table-cell table:style-name="ce1" office:value-type="float" office:value="0.216965913772583" calcext:value-type="float">
            <text:p>0.216965913772583</text:p>
          </table:table-cell>
          <table:table-cell table:style-name="ce1" office:value-type="float" office:value="0.215243339538574" calcext:value-type="float">
            <text:p>0.215243339538574</text:p>
          </table:table-cell>
          <table:table-cell table:style-name="ce1" office:value-type="float" office:value="0.218844890594482" calcext:value-type="float">
            <text:p>0.218844890594482</text:p>
          </table:table-cell>
          <table:table-cell table:style-name="ce1" office:value-type="float" office:value="0.219138383865356" calcext:value-type="float">
            <text:p>0.219138383865356</text:p>
          </table:table-cell>
          <table:table-cell table:style-name="ce1" office:value-type="float" office:value="0.216152667999268" calcext:value-type="float">
            <text:p>0.216152667999268</text:p>
          </table:table-cell>
          <table:table-cell table:style-name="ce1" office:value-type="float" office:value="0.215919494628906" calcext:value-type="float">
            <text:p>0.215919494628906</text:p>
          </table:table-cell>
          <table:table-cell table:style-name="ce1" office:value-type="float" office:value="0.216097116470337" calcext:value-type="float">
            <text:p>0.216097116470337</text:p>
          </table:table-cell>
          <table:table-cell table:style-name="ce1" office:value-type="float" office:value="0.216622591018677" calcext:value-type="float">
            <text:p>0.216622591018677</text:p>
          </table:table-cell>
          <table:table-cell table:style-name="ce1" office:value-type="float" office:value="0.218327045440674" calcext:value-type="float">
            <text:p>0.218327045440674</text:p>
          </table:table-cell>
          <table:table-cell table:style-name="ce1" office:value-type="float" office:value="0.214004755020142" calcext:value-type="float">
            <text:p>0.214004755020142</text:p>
          </table:table-cell>
          <table:table-cell table:style-name="ce1" office:value-type="float" office:value="0.218255281448364" calcext:value-type="float">
            <text:p>0.218255281448364</text:p>
          </table:table-cell>
          <table:table-cell table:style-name="ce1" office:value-type="float" office:value="0.215618371963501" calcext:value-type="float">
            <text:p>0.215618371963501</text:p>
          </table:table-cell>
          <table:table-cell table:style-name="ce1" office:value-type="float" office:value="0.217512845993042" calcext:value-type="float">
            <text:p>0.217512845993042</text:p>
          </table:table-cell>
          <table:table-cell table:style-name="ce1" office:value-type="float" office:value="0.124589920043945" calcext:value-type="float">
            <text:p>0.124589920043945</text:p>
          </table:table-cell>
          <table:table-cell table:style-name="ce1" office:value-type="float" office:value="0.116330623626709" calcext:value-type="float">
            <text:p>0.116330623626709</text:p>
          </table:table-cell>
          <table:table-cell table:style-name="ce1" office:value-type="float" office:value="0.120759963989258" calcext:value-type="float">
            <text:p>0.120759963989258</text:p>
          </table:table-cell>
          <table:table-cell table:style-name="ce1" office:value-type="float" office:value="0.224143981933594" calcext:value-type="float">
            <text:p>0.224143981933594</text:p>
          </table:table-cell>
          <table:table-cell table:style-name="ce1" office:value-type="float" office:value="0.0853793621063232" calcext:value-type="float">
            <text:p>0.085379362106323</text:p>
          </table:table-cell>
          <table:table-cell table:style-name="ce1" office:value-type="float" office:value="0.224417448043823" calcext:value-type="float">
            <text:p>0.224417448043823</text:p>
          </table:table-cell>
          <table:table-cell table:style-name="ce1" office:value-type="float" office:value="0.0976264476776123" calcext:value-type="float">
            <text:p>0.097626447677612</text:p>
          </table:table-cell>
          <table:table-cell table:style-name="ce1" office:value-type="float" office:value="0.21504282951355" calcext:value-type="float">
            <text:p>0.21504282951355</text:p>
          </table:table-cell>
          <table:table-cell table:style-name="ce1" office:value-type="float" office:value="0.219686985015869" calcext:value-type="float">
            <text:p>0.219686985015869</text:p>
          </table:table-cell>
          <table:table-cell table:style-name="ce1" office:value-type="float" office:value="0.235907316207886" calcext:value-type="float">
            <text:p>0.235907316207886</text:p>
          </table:table-cell>
          <table:table-cell table:style-name="ce1" office:value-type="float" office:value="0.0851483345031738" calcext:value-type="float">
            <text:p>0.085148334503174</text:p>
          </table:table-cell>
          <table:table-cell table:style-name="ce1" office:value-type="float" office:value="0.214683294296265" calcext:value-type="float">
            <text:p>0.214683294296265</text:p>
          </table:table-cell>
          <table:table-cell table:style-name="ce1" office:value-type="float" office:value="0.215656995773315" calcext:value-type="float">
            <text:p>0.215656995773315</text:p>
          </table:table-cell>
          <table:table-cell table:style-name="ce1" office:value-type="float" office:value="0.215126514434814" calcext:value-type="float">
            <text:p>0.215126514434814</text:p>
          </table:table-cell>
          <table:table-cell table:style-name="ce1" office:value-type="float" office:value="0.215452432632446" calcext:value-type="float">
            <text:p>0.215452432632446</text:p>
          </table:table-cell>
          <table:table-cell table:style-name="ce1" office:value-type="float" office:value="0.218656301498413" calcext:value-type="float">
            <text:p>0.218656301498413</text:p>
          </table:table-cell>
          <table:table-cell table:style-name="ce1" office:value-type="float" office:value="0.21498966217041" calcext:value-type="float">
            <text:p>0.21498966217041</text:p>
          </table:table-cell>
          <table:table-cell table:style-name="ce1" office:value-type="float" office:value="0.216794967651367" calcext:value-type="float">
            <text:p>0.216794967651367</text:p>
          </table:table-cell>
          <table:table-cell table:style-name="ce1" office:value-type="float" office:value="0.21717643737793" calcext:value-type="float">
            <text:p>0.21717643737793</text:p>
          </table:table-cell>
          <table:table-cell table:style-name="ce1" office:value-type="float" office:value="0.216375112533569" calcext:value-type="float">
            <text:p>0.216375112533569</text:p>
          </table:table-cell>
          <table:table-cell table:style-name="ce1" office:value-type="float" office:value="0.135208129882813" calcext:value-type="float">
            <text:p>0.135208129882813</text:p>
          </table:table-cell>
          <table:table-cell table:style-name="ce1" office:value-type="float" office:value="0.226362705230713" calcext:value-type="float">
            <text:p>0.226362705230713</text:p>
          </table:table-cell>
          <table:table-cell table:style-name="ce1" office:value-type="float" office:value="0.230514526367187" calcext:value-type="float">
            <text:p>0.230514526367187</text:p>
          </table:table-cell>
          <table:table-cell table:style-name="ce1" office:value-type="float" office:value="0.154205083847046" calcext:value-type="float">
            <text:p>0.154205083847046</text:p>
          </table:table-cell>
          <table:table-cell table:style-name="ce1" office:value-type="float" office:value="0.215627908706665" calcext:value-type="float">
            <text:p>0.215627908706665</text:p>
          </table:table-cell>
          <table:table-cell table:style-name="ce1" office:value-type="float" office:value="0.26305890083313" calcext:value-type="float">
            <text:p>0.26305890083313</text:p>
          </table:table-cell>
          <table:table-cell table:style-name="ce1" office:value-type="float" office:value="0.090662956237793" calcext:value-type="float">
            <text:p>0.090662956237793</text:p>
          </table:table-cell>
          <table:table-cell table:style-name="ce1" office:value-type="float" office:value="0.233426332473755" calcext:value-type="float">
            <text:p>0.233426332473755</text:p>
          </table:table-cell>
          <table:table-cell table:style-name="ce1" office:value-type="float" office:value="0.234432697296143" calcext:value-type="float">
            <text:p>0.234432697296143</text:p>
          </table:table-cell>
          <table:table-cell table:style-name="ce1" office:value-type="float" office:value="0.23391842842102" calcext:value-type="float">
            <text:p>0.23391842842102</text:p>
          </table:table-cell>
          <table:table-cell table:style-name="ce1" office:value-type="float" office:value="0.23708701133728" calcext:value-type="float">
            <text:p>0.23708701133728</text:p>
          </table:table-cell>
          <table:table-cell table:style-name="ce1" office:value-type="float" office:value="0.232197999954224" calcext:value-type="float">
            <text:p>0.232197999954224</text:p>
          </table:table-cell>
          <table:table-cell table:style-name="ce1" office:value-type="float" office:value="0.231558561325073" calcext:value-type="float">
            <text:p>0.231558561325073</text:p>
          </table:table-cell>
          <table:table-cell table:style-name="ce1" office:value-type="float" office:value="0.231311321258545" calcext:value-type="float">
            <text:p>0.231311321258545</text:p>
          </table:table-cell>
          <table:table-cell table:style-name="ce1" office:value-type="float" office:value="0.242659330368042" calcext:value-type="float">
            <text:p>0.242659330368042</text:p>
          </table:table-cell>
          <table:table-cell table:style-name="ce1" office:value-type="float" office:value="0.249517440795898" calcext:value-type="float">
            <text:p>0.249517440795898</text:p>
          </table:table-cell>
          <table:table-cell table:style-name="ce1" office:value-type="float" office:value="0.238162755966187" calcext:value-type="float">
            <text:p>0.238162755966187</text:p>
          </table:table-cell>
          <table:table-cell table:style-name="ce1" office:value-type="float" office:value="0.233658790588379" calcext:value-type="float">
            <text:p>0.233658790588379</text:p>
          </table:table-cell>
          <table:table-cell table:style-name="ce1" office:value-type="float" office:value="0.232106924057007" calcext:value-type="float">
            <text:p>0.232106924057007</text:p>
          </table:table-cell>
          <table:table-cell table:style-name="ce1" office:value-type="float" office:value="0.23578667640686" calcext:value-type="float">
            <text:p>0.23578667640686</text:p>
          </table:table-cell>
          <table:table-cell table:style-name="ce1" office:value-type="float" office:value="0.206879615783691" calcext:value-type="float">
            <text:p>0.206879615783691</text:p>
          </table:table-cell>
          <table:table-cell table:style-name="ce1" office:value-type="float" office:value="0.214514017105103" calcext:value-type="float">
            <text:p>0.214514017105103</text:p>
          </table:table-cell>
          <table:table-cell table:style-name="ce1" office:value-type="float" office:value="0.11271595954895" calcext:value-type="float">
            <text:p>0.11271595954895</text:p>
          </table:table-cell>
          <table:table-cell table:style-name="ce1" office:value-type="float" office:value="0.0948238372802734" calcext:value-type="float">
            <text:p>0.094823837280274</text:p>
          </table:table-cell>
          <table:table-cell table:style-name="ce1" office:value-type="float" office:value="0.22870945930481" calcext:value-type="float">
            <text:p>0.22870945930481</text:p>
          </table:table-cell>
          <table:table-cell table:style-name="ce1" office:value-type="float" office:value="0.216756343841553" calcext:value-type="float">
            <text:p>0.216756343841553</text:p>
          </table:table-cell>
          <table:table-cell table:style-name="ce1" office:value-type="float" office:value="0.21385931968689" calcext:value-type="float">
            <text:p>0.21385931968689</text:p>
          </table:table-cell>
          <table:table-cell table:style-name="ce1" office:value-type="float" office:value="0.224094152450562" calcext:value-type="float">
            <text:p>0.224094152450562</text:p>
          </table:table-cell>
          <table:table-cell table:style-name="ce1" office:value-type="float" office:value="0.207842826843262" calcext:value-type="float">
            <text:p>0.207842826843262</text:p>
          </table:table-cell>
          <table:table-cell table:style-name="ce1" office:value-type="float" office:value="0.217590093612671" calcext:value-type="float">
            <text:p>0.217590093612671</text:p>
          </table:table-cell>
          <table:table-cell table:style-name="ce1" office:value-type="float" office:value="0.224739074707031" calcext:value-type="float">
            <text:p>0.224739074707031</text:p>
          </table:table-cell>
          <table:table-cell table:style-name="ce1" office:value-type="float" office:value="0.214432239532471" calcext:value-type="float">
            <text:p>0.214432239532471</text:p>
          </table:table-cell>
          <table:table-cell table:style-name="ce1" office:value-type="float" office:value="0.216186285018921" calcext:value-type="float">
            <text:p>0.216186285018921</text:p>
          </table:table-cell>
          <table:table-cell table:style-name="ce1" office:value-type="float" office:value="0.218187093734741" calcext:value-type="float">
            <text:p>0.218187093734741</text:p>
          </table:table-cell>
          <table:table-cell table:style-name="ce1" office:value-type="float" office:value="0.21636962890625" calcext:value-type="float">
            <text:p>0.21636962890625</text:p>
          </table:table-cell>
          <table:table-cell table:style-name="ce1" office:value-type="float" office:value="0.216714143753052" calcext:value-type="float">
            <text:p>0.216714143753052</text:p>
          </table:table-cell>
          <table:table-cell table:style-name="ce1" office:value-type="float" office:value="0.217463254928589" calcext:value-type="float">
            <text:p>0.217463254928589</text:p>
          </table:table-cell>
          <table:table-cell table:style-name="ce1" office:value-type="float" office:value="0.216487169265747" calcext:value-type="float">
            <text:p>0.216487169265747</text:p>
          </table:table-cell>
          <table:table-cell table:style-name="ce1" office:value-type="float" office:value="0.216277599334717" calcext:value-type="float">
            <text:p>0.216277599334717</text:p>
          </table:table-cell>
          <table:table-cell table:style-name="ce1" office:value-type="float" office:value="0.216463088989258" calcext:value-type="float">
            <text:p>0.216463088989258</text:p>
          </table:table-cell>
          <table:table-cell table:style-name="ce1" office:value-type="float" office:value="0.206578707695007" calcext:value-type="float">
            <text:p>0.206578707695007</text:p>
          </table:table-cell>
          <table:table-cell table:style-name="ce1" office:value-type="float" office:value="0.0851483345031738" calcext:value-type="float">
            <text:p>0.085148334503174</text:p>
          </table:table-cell>
          <table:table-cell table:style-name="ce1" office:value-type="float" office:value="0.26305890083313" calcext:value-type="float">
            <text:p>0.26305890083313</text:p>
          </table:table-cell>
          <table:table-cell table:style-name="ce1" office:value-type="float" office:value="20.6578707695007" calcext:value-type="float">
            <text:p>20.657870769500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5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41898393630981" calcext:value-type="float">
            <text:p>0.141898393630981</text:p>
          </table:table-cell>
          <table:table-cell table:style-name="ce1" office:value-type="float" office:value="0.100782871246338" calcext:value-type="float">
            <text:p>0.100782871246338</text:p>
          </table:table-cell>
          <table:table-cell table:style-name="ce1" office:value-type="float" office:value="0.222527742385864" calcext:value-type="float">
            <text:p>0.222527742385864</text:p>
          </table:table-cell>
          <table:table-cell table:style-name="ce1" office:value-type="float" office:value="0.217020750045776" calcext:value-type="float">
            <text:p>0.217020750045776</text:p>
          </table:table-cell>
          <table:table-cell table:style-name="ce1" office:value-type="float" office:value="0.216989994049072" calcext:value-type="float">
            <text:p>0.216989994049072</text:p>
          </table:table-cell>
          <table:table-cell table:style-name="ce1" office:value-type="float" office:value="0.215180397033691" calcext:value-type="float">
            <text:p>0.215180397033691</text:p>
          </table:table-cell>
          <table:table-cell table:style-name="ce1" office:value-type="float" office:value="0.215910911560059" calcext:value-type="float">
            <text:p>0.215910911560059</text:p>
          </table:table-cell>
          <table:table-cell table:style-name="ce1" office:value-type="float" office:value="0.215171575546265" calcext:value-type="float">
            <text:p>0.215171575546265</text:p>
          </table:table-cell>
          <table:table-cell table:style-name="ce1" office:value-type="float" office:value="0.216392755508423" calcext:value-type="float">
            <text:p>0.216392755508423</text:p>
          </table:table-cell>
          <table:table-cell table:style-name="ce1" office:value-type="float" office:value="0.216059684753418" calcext:value-type="float">
            <text:p>0.216059684753418</text:p>
          </table:table-cell>
          <table:table-cell table:style-name="ce1" office:value-type="float" office:value="0.235563516616821" calcext:value-type="float">
            <text:p>0.235563516616821</text:p>
          </table:table-cell>
          <table:table-cell table:style-name="ce1" office:value-type="float" office:value="0.242558002471924" calcext:value-type="float">
            <text:p>0.242558002471924</text:p>
          </table:table-cell>
          <table:table-cell table:style-name="ce1" office:value-type="float" office:value="0.224001884460449" calcext:value-type="float">
            <text:p>0.224001884460449</text:p>
          </table:table-cell>
          <table:table-cell table:style-name="ce1" office:value-type="float" office:value="0.21627926826477" calcext:value-type="float">
            <text:p>0.21627926826477</text:p>
          </table:table-cell>
          <table:table-cell table:style-name="ce1" office:value-type="float" office:value="0.221569299697876" calcext:value-type="float">
            <text:p>0.221569299697876</text:p>
          </table:table-cell>
          <table:table-cell table:style-name="ce1" office:value-type="float" office:value="0.217785358428955" calcext:value-type="float">
            <text:p>0.217785358428955</text:p>
          </table:table-cell>
          <table:table-cell table:style-name="ce1" office:value-type="float" office:value="0.217631816864014" calcext:value-type="float">
            <text:p>0.217631816864014</text:p>
          </table:table-cell>
          <table:table-cell table:style-name="ce1" office:value-type="float" office:value="0.220824718475342" calcext:value-type="float">
            <text:p>0.220824718475342</text:p>
          </table:table-cell>
          <table:table-cell table:style-name="ce1" office:value-type="float" office:value="0.214650630950928" calcext:value-type="float">
            <text:p>0.214650630950928</text:p>
          </table:table-cell>
          <table:table-cell table:style-name="ce1" office:value-type="float" office:value="0.219047069549561" calcext:value-type="float">
            <text:p>0.219047069549561</text:p>
          </table:table-cell>
          <table:table-cell table:style-name="ce1" office:value-type="float" office:value="0.140781879425049" calcext:value-type="float">
            <text:p>0.140781879425049</text:p>
          </table:table-cell>
          <table:table-cell table:style-name="ce1" office:value-type="float" office:value="0.282358646392822" calcext:value-type="float">
            <text:p>0.282358646392822</text:p>
          </table:table-cell>
          <table:table-cell table:style-name="ce1" office:value-type="float" office:value="0.112815618515015" calcext:value-type="float">
            <text:p>0.112815618515015</text:p>
          </table:table-cell>
          <table:table-cell table:style-name="ce1" office:value-type="float" office:value="0.259053707122803" calcext:value-type="float">
            <text:p>0.259053707122803</text:p>
          </table:table-cell>
          <table:table-cell table:style-name="ce1" office:value-type="float" office:value="0.249346017837524" calcext:value-type="float">
            <text:p>0.249346017837524</text:p>
          </table:table-cell>
          <table:table-cell table:style-name="ce1" office:value-type="float" office:value="0.121744155883789" calcext:value-type="float">
            <text:p>0.121744155883789</text:p>
          </table:table-cell>
          <table:table-cell table:style-name="ce1" office:value-type="float" office:value="0.0919675827026367" calcext:value-type="float">
            <text:p>0.091967582702637</text:p>
          </table:table-cell>
          <table:table-cell table:style-name="ce1" office:value-type="float" office:value="0.214506149291992" calcext:value-type="float">
            <text:p>0.214506149291992</text:p>
          </table:table-cell>
          <table:table-cell table:style-name="ce1" office:value-type="float" office:value="0.215385913848877" calcext:value-type="float">
            <text:p>0.215385913848877</text:p>
          </table:table-cell>
          <table:table-cell table:style-name="ce1" office:value-type="float" office:value="0.216589212417603" calcext:value-type="float">
            <text:p>0.216589212417603</text:p>
          </table:table-cell>
          <table:table-cell table:style-name="ce1" office:value-type="float" office:value="0.219557523727417" calcext:value-type="float">
            <text:p>0.219557523727417</text:p>
          </table:table-cell>
          <table:table-cell table:style-name="ce1" office:value-type="float" office:value="0.23267388343811" calcext:value-type="float">
            <text:p>0.23267388343811</text:p>
          </table:table-cell>
          <table:table-cell table:style-name="ce1" office:value-type="float" office:value="0.226103782653809" calcext:value-type="float">
            <text:p>0.226103782653809</text:p>
          </table:table-cell>
          <table:table-cell table:style-name="ce1" office:value-type="float" office:value="0.232649326324463" calcext:value-type="float">
            <text:p>0.232649326324463</text:p>
          </table:table-cell>
          <table:table-cell table:style-name="ce1" office:value-type="float" office:value="0.220380306243896" calcext:value-type="float">
            <text:p>0.220380306243896</text:p>
          </table:table-cell>
          <table:table-cell table:style-name="ce1" office:value-type="float" office:value="0.214573383331299" calcext:value-type="float">
            <text:p>0.214573383331299</text:p>
          </table:table-cell>
          <table:table-cell table:style-name="ce1" office:value-type="float" office:value="0.219036817550659" calcext:value-type="float">
            <text:p>0.219036817550659</text:p>
          </table:table-cell>
          <table:table-cell table:style-name="ce1" office:value-type="float" office:value="0.217029094696045" calcext:value-type="float">
            <text:p>0.217029094696045</text:p>
          </table:table-cell>
          <table:table-cell table:style-name="ce1" office:value-type="float" office:value="0.215740919113159" calcext:value-type="float">
            <text:p>0.215740919113159</text:p>
          </table:table-cell>
          <table:table-cell table:style-name="ce1" office:value-type="float" office:value="0.216918468475342" calcext:value-type="float">
            <text:p>0.216918468475342</text:p>
          </table:table-cell>
          <table:table-cell table:style-name="ce1" office:value-type="float" office:value="0.155372619628906" calcext:value-type="float">
            <text:p>0.155372619628906</text:p>
          </table:table-cell>
          <table:table-cell table:style-name="ce1" office:value-type="float" office:value="0.107101202011108" calcext:value-type="float">
            <text:p>0.107101202011108</text:p>
          </table:table-cell>
          <table:table-cell table:style-name="ce1" office:value-type="float" office:value="0.218773603439331" calcext:value-type="float">
            <text:p>0.218773603439331</text:p>
          </table:table-cell>
          <table:table-cell table:style-name="ce1" office:value-type="float" office:value="0.213720560073853" calcext:value-type="float">
            <text:p>0.213720560073853</text:p>
          </table:table-cell>
          <table:table-cell table:style-name="ce1" office:value-type="float" office:value="0.215436935424805" calcext:value-type="float">
            <text:p>0.215436935424805</text:p>
          </table:table-cell>
          <table:table-cell table:style-name="ce1" office:value-type="float" office:value="0.214718580245972" calcext:value-type="float">
            <text:p>0.214718580245972</text:p>
          </table:table-cell>
          <table:table-cell table:style-name="ce1" office:value-type="float" office:value="0.215597867965698" calcext:value-type="float">
            <text:p>0.215597867965698</text:p>
          </table:table-cell>
          <table:table-cell table:style-name="ce1" office:value-type="float" office:value="0.21526050567627" calcext:value-type="float">
            <text:p>0.21526050567627</text:p>
          </table:table-cell>
          <table:table-cell table:style-name="ce1" office:value-type="float" office:value="0.223881006240845" calcext:value-type="float">
            <text:p>0.223881006240845</text:p>
          </table:table-cell>
          <table:table-cell table:style-name="ce1" office:value-type="float" office:value="0.238445043563843" calcext:value-type="float">
            <text:p>0.238445043563843</text:p>
          </table:table-cell>
          <table:table-cell table:style-name="ce1" office:value-type="float" office:value="0.229578256607056" calcext:value-type="float">
            <text:p>0.229578256607056</text:p>
          </table:table-cell>
          <table:table-cell table:style-name="ce1" office:value-type="float" office:value="0.21842360496521" calcext:value-type="float">
            <text:p>0.21842360496521</text:p>
          </table:table-cell>
          <table:table-cell table:style-name="ce1" office:value-type="float" office:value="0.23607325553894" calcext:value-type="float">
            <text:p>0.23607325553894</text:p>
          </table:table-cell>
          <table:table-cell table:style-name="ce1" office:value-type="float" office:value="0.242459774017334" calcext:value-type="float">
            <text:p>0.242459774017334</text:p>
          </table:table-cell>
          <table:table-cell table:style-name="ce1" office:value-type="float" office:value="0.23892068862915" calcext:value-type="float">
            <text:p>0.23892068862915</text:p>
          </table:table-cell>
          <table:table-cell table:style-name="ce1" office:value-type="float" office:value="0.216471433639526" calcext:value-type="float">
            <text:p>0.216471433639526</text:p>
          </table:table-cell>
          <table:table-cell table:style-name="ce1" office:value-type="float" office:value="0.215608596801758" calcext:value-type="float">
            <text:p>0.215608596801758</text:p>
          </table:table-cell>
          <table:table-cell table:style-name="ce1" office:value-type="float" office:value="0.216538190841675" calcext:value-type="float">
            <text:p>0.216538190841675</text:p>
          </table:table-cell>
          <table:table-cell table:style-name="ce1" office:value-type="float" office:value="0.214476346969604" calcext:value-type="float">
            <text:p>0.214476346969604</text:p>
          </table:table-cell>
          <table:table-cell table:style-name="ce1" office:value-type="float" office:value="0.215930938720703" calcext:value-type="float">
            <text:p>0.215930938720703</text:p>
          </table:table-cell>
          <table:table-cell table:style-name="ce1" office:value-type="float" office:value="0.119953632354736" calcext:value-type="float">
            <text:p>0.119953632354736</text:p>
          </table:table-cell>
          <table:table-cell table:style-name="ce1" office:value-type="float" office:value="0.277754545211792" calcext:value-type="float">
            <text:p>0.277754545211792</text:p>
          </table:table-cell>
          <table:table-cell table:style-name="ce1" office:value-type="float" office:value="0.254076480865479" calcext:value-type="float">
            <text:p>0.254076480865479</text:p>
          </table:table-cell>
          <table:table-cell table:style-name="ce1" office:value-type="float" office:value="0.118118524551392" calcext:value-type="float">
            <text:p>0.118118524551392</text:p>
          </table:table-cell>
          <table:table-cell table:style-name="ce1" office:value-type="float" office:value="0.238700866699219" calcext:value-type="float">
            <text:p>0.238700866699219</text:p>
          </table:table-cell>
          <table:table-cell table:style-name="ce1" office:value-type="float" office:value="0.215095520019531" calcext:value-type="float">
            <text:p>0.215095520019531</text:p>
          </table:table-cell>
          <table:table-cell table:style-name="ce1" office:value-type="float" office:value="0.215595006942749" calcext:value-type="float">
            <text:p>0.215595006942749</text:p>
          </table:table-cell>
          <table:table-cell table:style-name="ce1" office:value-type="float" office:value="0.214245080947876" calcext:value-type="float">
            <text:p>0.214245080947876</text:p>
          </table:table-cell>
          <table:table-cell table:style-name="ce1" office:value-type="float" office:value="0.215425968170166" calcext:value-type="float">
            <text:p>0.215425968170166</text:p>
          </table:table-cell>
          <table:table-cell table:style-name="ce1" office:value-type="float" office:value="0.215800523757935" calcext:value-type="float">
            <text:p>0.215800523757935</text:p>
          </table:table-cell>
          <table:table-cell table:style-name="ce1" office:value-type="float" office:value="0.21831202507019" calcext:value-type="float">
            <text:p>0.21831202507019</text:p>
          </table:table-cell>
          <table:table-cell table:style-name="ce1" office:value-type="float" office:value="0.216203689575195" calcext:value-type="float">
            <text:p>0.216203689575195</text:p>
          </table:table-cell>
          <table:table-cell table:style-name="ce1" office:value-type="float" office:value="0.215651750564575" calcext:value-type="float">
            <text:p>0.215651750564575</text:p>
          </table:table-cell>
          <table:table-cell table:style-name="ce1" office:value-type="float" office:value="0.214987516403198" calcext:value-type="float">
            <text:p>0.214987516403198</text:p>
          </table:table-cell>
          <table:table-cell table:style-name="ce1" office:value-type="float" office:value="0.216820955276489" calcext:value-type="float">
            <text:p>0.216820955276489</text:p>
          </table:table-cell>
          <table:table-cell table:style-name="ce1" office:value-type="float" office:value="0.223304510116577" calcext:value-type="float">
            <text:p>0.223304510116577</text:p>
          </table:table-cell>
          <table:table-cell table:style-name="ce1" office:value-type="float" office:value="0.215579509735107" calcext:value-type="float">
            <text:p>0.215579509735107</text:p>
          </table:table-cell>
          <table:table-cell table:style-name="ce1" office:value-type="float" office:value="0.215641975402832" calcext:value-type="float">
            <text:p>0.215641975402832</text:p>
          </table:table-cell>
          <table:table-cell table:style-name="ce1" office:value-type="float" office:value="0.214502334594727" calcext:value-type="float">
            <text:p>0.214502334594727</text:p>
          </table:table-cell>
          <table:table-cell table:style-name="ce1" office:value-type="float" office:value="0.215083360671997" calcext:value-type="float">
            <text:p>0.215083360671997</text:p>
          </table:table-cell>
          <table:table-cell table:style-name="ce1" office:value-type="float" office:value="0.132025241851807" calcext:value-type="float">
            <text:p>0.132025241851807</text:p>
          </table:table-cell>
          <table:table-cell table:style-name="ce1" office:value-type="float" office:value="0.261328935623169" calcext:value-type="float">
            <text:p>0.261328935623169</text:p>
          </table:table-cell>
          <table:table-cell table:style-name="ce1" office:value-type="float" office:value="0.213794231414795" calcext:value-type="float">
            <text:p>0.213794231414795</text:p>
          </table:table-cell>
          <table:table-cell table:style-name="ce1" office:value-type="float" office:value="0.247833013534546" calcext:value-type="float">
            <text:p>0.247833013534546</text:p>
          </table:table-cell>
          <table:table-cell table:style-name="ce1" office:value-type="float" office:value="0.245409965515137" calcext:value-type="float">
            <text:p>0.245409965515137</text:p>
          </table:table-cell>
          <table:table-cell table:style-name="ce1" office:value-type="float" office:value="0.204440116882324" calcext:value-type="float">
            <text:p>0.204440116882324</text:p>
          </table:table-cell>
          <table:table-cell table:style-name="ce1" office:value-type="float" office:value="0.227426290512085" calcext:value-type="float">
            <text:p>0.227426290512085</text:p>
          </table:table-cell>
          <table:table-cell table:style-name="ce1" office:value-type="float" office:value="0.222356557846069" calcext:value-type="float">
            <text:p>0.222356557846069</text:p>
          </table:table-cell>
          <table:table-cell table:style-name="ce1" office:value-type="float" office:value="0.221732378005981" calcext:value-type="float">
            <text:p>0.221732378005981</text:p>
          </table:table-cell>
          <table:table-cell table:style-name="ce1" office:value-type="float" office:value="0.284656763076782" calcext:value-type="float">
            <text:p>0.284656763076782</text:p>
          </table:table-cell>
          <table:table-cell table:style-name="ce1" office:value-type="float" office:value="0.214048862457275" calcext:value-type="float">
            <text:p>0.214048862457275</text:p>
          </table:table-cell>
          <table:table-cell table:style-name="ce1" office:value-type="float" office:value="0.0912444591522217" calcext:value-type="float">
            <text:p>0.091244459152222</text:p>
          </table:table-cell>
          <table:table-cell table:style-name="ce1" office:value-type="float" office:value="0.191019535064697" calcext:value-type="float">
            <text:p>0.191019535064697</text:p>
          </table:table-cell>
          <table:table-cell table:style-name="ce1" office:value-type="float" office:value="0.214121341705322" calcext:value-type="float">
            <text:p>0.214121341705322</text:p>
          </table:table-cell>
          <table:table-cell table:style-name="ce1" office:value-type="float" office:value="0.218144178390503" calcext:value-type="float">
            <text:p>0.218144178390503</text:p>
          </table:table-cell>
          <table:table-cell table:style-name="ce1" office:value-type="float" office:value="0.247457265853882" calcext:value-type="float">
            <text:p>0.247457265853882</text:p>
          </table:table-cell>
          <table:table-cell table:style-name="ce1" office:value-type="float" office:value="0.235410928726196" calcext:value-type="float">
            <text:p>0.235410928726196</text:p>
          </table:table-cell>
          <table:table-cell table:style-name="ce1" office:value-type="float" office:value="0.216967344284058" calcext:value-type="float">
            <text:p>0.216967344284058</text:p>
          </table:table-cell>
          <table:table-cell table:style-name="ce1" office:value-type="float" office:value="0.221785068511963" calcext:value-type="float">
            <text:p>0.221785068511963</text:p>
          </table:table-cell>
          <table:table-cell table:style-name="ce1" office:value-type="float" office:value="0.216561794281006" calcext:value-type="float">
            <text:p>0.216561794281006</text:p>
          </table:table-cell>
          <table:table-cell table:style-name="ce1" office:value-type="float" office:value="0.21168466091156" calcext:value-type="float">
            <text:p>0.21168466091156</text:p>
          </table:table-cell>
          <table:table-cell table:style-name="ce1" office:value-type="float" office:value="0.0912444591522217" calcext:value-type="float">
            <text:p>0.091244459152222</text:p>
          </table:table-cell>
          <table:table-cell table:style-name="ce1" office:value-type="float" office:value="0.284656763076782" calcext:value-type="float">
            <text:p>0.284656763076782</text:p>
          </table:table-cell>
          <table:table-cell table:style-name="ce1" office:value-type="float" office:value="21.168466091156" calcext:value-type="float">
            <text:p>21.16846609115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6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5435791015625" calcext:value-type="float">
            <text:p>0.15435791015625</text:p>
          </table:table-cell>
          <table:table-cell table:style-name="ce1" office:value-type="float" office:value="0.22315526008606" calcext:value-type="float">
            <text:p>0.22315526008606</text:p>
          </table:table-cell>
          <table:table-cell table:style-name="ce1" office:value-type="float" office:value="0.0870869159698486" calcext:value-type="float">
            <text:p>0.087086915969849</text:p>
          </table:table-cell>
          <table:table-cell table:style-name="ce1" office:value-type="float" office:value="0.2346031665802" calcext:value-type="float">
            <text:p>0.2346031665802</text:p>
          </table:table-cell>
          <table:table-cell table:style-name="ce1" office:value-type="float" office:value="0.222440004348755" calcext:value-type="float">
            <text:p>0.222440004348755</text:p>
          </table:table-cell>
          <table:table-cell table:style-name="ce1" office:value-type="float" office:value="0.216338157653809" calcext:value-type="float">
            <text:p>0.216338157653809</text:p>
          </table:table-cell>
          <table:table-cell table:style-name="ce1" office:value-type="float" office:value="0.220504999160767" calcext:value-type="float">
            <text:p>0.220504999160767</text:p>
          </table:table-cell>
          <table:table-cell table:style-name="ce1" office:value-type="float" office:value="0.215797424316406" calcext:value-type="float">
            <text:p>0.215797424316406</text:p>
          </table:table-cell>
          <table:table-cell table:style-name="ce1" office:value-type="float" office:value="0.215661764144897" calcext:value-type="float">
            <text:p>0.215661764144897</text:p>
          </table:table-cell>
          <table:table-cell table:style-name="ce1" office:value-type="float" office:value="0.217382431030273" calcext:value-type="float">
            <text:p>0.217382431030273</text:p>
          </table:table-cell>
          <table:table-cell table:style-name="ce1" office:value-type="float" office:value="0.224406242370605" calcext:value-type="float">
            <text:p>0.224406242370605</text:p>
          </table:table-cell>
          <table:table-cell table:style-name="ce1" office:value-type="float" office:value="0.21534276008606" calcext:value-type="float">
            <text:p>0.21534276008606</text:p>
          </table:table-cell>
          <table:table-cell table:style-name="ce1" office:value-type="float" office:value="0.21613621711731" calcext:value-type="float">
            <text:p>0.21613621711731</text:p>
          </table:table-cell>
          <table:table-cell table:style-name="ce1" office:value-type="float" office:value="0.215430974960327" calcext:value-type="float">
            <text:p>0.215430974960327</text:p>
          </table:table-cell>
          <table:table-cell table:style-name="ce1" office:value-type="float" office:value="0.21621823310852" calcext:value-type="float">
            <text:p>0.21621823310852</text:p>
          </table:table-cell>
          <table:table-cell table:style-name="ce1" office:value-type="float" office:value="0.215888023376465" calcext:value-type="float">
            <text:p>0.215888023376465</text:p>
          </table:table-cell>
          <table:table-cell table:style-name="ce1" office:value-type="float" office:value="0.215858459472656" calcext:value-type="float">
            <text:p>0.215858459472656</text:p>
          </table:table-cell>
          <table:table-cell table:style-name="ce1" office:value-type="float" office:value="0.216140270233154" calcext:value-type="float">
            <text:p>0.216140270233154</text:p>
          </table:table-cell>
          <table:table-cell table:style-name="ce1" office:value-type="float" office:value="0.216178417205811" calcext:value-type="float">
            <text:p>0.216178417205811</text:p>
          </table:table-cell>
          <table:table-cell table:style-name="ce1" office:value-type="float" office:value="0.215514421463013" calcext:value-type="float">
            <text:p>0.215514421463013</text:p>
          </table:table-cell>
          <table:table-cell table:style-name="ce1" office:value-type="float" office:value="0.176043033599854" calcext:value-type="float">
            <text:p>0.176043033599854</text:p>
          </table:table-cell>
          <table:table-cell table:style-name="ce1" office:value-type="float" office:value="0.224454402923584" calcext:value-type="float">
            <text:p>0.224454402923584</text:p>
          </table:table-cell>
          <table:table-cell table:style-name="ce1" office:value-type="float" office:value="0.209311962127686" calcext:value-type="float">
            <text:p>0.209311962127686</text:p>
          </table:table-cell>
          <table:table-cell table:style-name="ce1" office:value-type="float" office:value="0.24320650100708" calcext:value-type="float">
            <text:p>0.24320650100708</text:p>
          </table:table-cell>
          <table:table-cell table:style-name="ce1" office:value-type="float" office:value="0.251706838607788" calcext:value-type="float">
            <text:p>0.251706838607788</text:p>
          </table:table-cell>
          <table:table-cell table:style-name="ce1" office:value-type="float" office:value="0.217662811279297" calcext:value-type="float">
            <text:p>0.217662811279297</text:p>
          </table:table-cell>
          <table:table-cell table:style-name="ce1" office:value-type="float" office:value="0.0949263572692871" calcext:value-type="float">
            <text:p>0.094926357269287</text:p>
          </table:table-cell>
          <table:table-cell table:style-name="ce1" office:value-type="float" office:value="0.230497598648071" calcext:value-type="float">
            <text:p>0.230497598648071</text:p>
          </table:table-cell>
          <table:table-cell table:style-name="ce1" office:value-type="float" office:value="0.206089973449707" calcext:value-type="float">
            <text:p>0.206089973449707</text:p>
          </table:table-cell>
          <table:table-cell table:style-name="ce1" office:value-type="float" office:value="0.0853588581085205" calcext:value-type="float">
            <text:p>0.085358858108521</text:p>
          </table:table-cell>
          <table:table-cell table:style-name="ce1" office:value-type="float" office:value="0.224087476730347" calcext:value-type="float">
            <text:p>0.224087476730347</text:p>
          </table:table-cell>
          <table:table-cell table:style-name="ce1" office:value-type="float" office:value="0.216646432876587" calcext:value-type="float">
            <text:p>0.216646432876587</text:p>
          </table:table-cell>
          <table:table-cell table:style-name="ce1" office:value-type="float" office:value="0.216148853302002" calcext:value-type="float">
            <text:p>0.216148853302002</text:p>
          </table:table-cell>
          <table:table-cell table:style-name="ce1" office:value-type="float" office:value="0.216647148132324" calcext:value-type="float">
            <text:p>0.216647148132324</text:p>
          </table:table-cell>
          <table:table-cell table:style-name="ce1" office:value-type="float" office:value="0.220464944839478" calcext:value-type="float">
            <text:p>0.220464944839478</text:p>
          </table:table-cell>
          <table:table-cell table:style-name="ce1" office:value-type="float" office:value="0.249541521072388" calcext:value-type="float">
            <text:p>0.249541521072388</text:p>
          </table:table-cell>
          <table:table-cell table:style-name="ce1" office:value-type="float" office:value="0.231746912002563" calcext:value-type="float">
            <text:p>0.231746912002563</text:p>
          </table:table-cell>
          <table:table-cell table:style-name="ce1" office:value-type="float" office:value="0.217743873596191" calcext:value-type="float">
            <text:p>0.217743873596191</text:p>
          </table:table-cell>
          <table:table-cell table:style-name="ce1" office:value-type="float" office:value="0.24126935005188" calcext:value-type="float">
            <text:p>0.24126935005188</text:p>
          </table:table-cell>
          <table:table-cell table:style-name="ce1" office:value-type="float" office:value="0.218970060348511" calcext:value-type="float">
            <text:p>0.218970060348511</text:p>
          </table:table-cell>
          <table:table-cell table:style-name="ce1" office:value-type="float" office:value="0.126121520996094" calcext:value-type="float">
            <text:p>0.126121520996094</text:p>
          </table:table-cell>
          <table:table-cell table:style-name="ce1" office:value-type="float" office:value="0.224661111831665" calcext:value-type="float">
            <text:p>0.224661111831665</text:p>
          </table:table-cell>
          <table:table-cell table:style-name="ce1" office:value-type="float" office:value="0.24794864654541" calcext:value-type="float">
            <text:p>0.24794864654541</text:p>
          </table:table-cell>
          <table:table-cell table:style-name="ce1" office:value-type="float" office:value="0.127727746963501" calcext:value-type="float">
            <text:p>0.127727746963501</text:p>
          </table:table-cell>
          <table:table-cell table:style-name="ce1" office:value-type="float" office:value="0.268869638442993" calcext:value-type="float">
            <text:p>0.268869638442993</text:p>
          </table:table-cell>
          <table:table-cell table:style-name="ce1" office:value-type="float" office:value="0.109808444976807" calcext:value-type="float">
            <text:p>0.109808444976807</text:p>
          </table:table-cell>
          <table:table-cell table:style-name="ce1" office:value-type="float" office:value="0.248608350753784" calcext:value-type="float">
            <text:p>0.248608350753784</text:p>
          </table:table-cell>
          <table:table-cell table:style-name="ce1" office:value-type="float" office:value="0.23434567451477" calcext:value-type="float">
            <text:p>0.23434567451477</text:p>
          </table:table-cell>
          <table:table-cell table:style-name="ce1" office:value-type="float" office:value="0.231601238250732" calcext:value-type="float">
            <text:p>0.231601238250732</text:p>
          </table:table-cell>
          <table:table-cell table:style-name="ce1" office:value-type="float" office:value="0.232697010040283" calcext:value-type="float">
            <text:p>0.232697010040283</text:p>
          </table:table-cell>
          <table:table-cell table:style-name="ce1" office:value-type="float" office:value="0.251407623291016" calcext:value-type="float">
            <text:p>0.251407623291016</text:p>
          </table:table-cell>
          <table:table-cell table:style-name="ce1" office:value-type="float" office:value="0.231307506561279" calcext:value-type="float">
            <text:p>0.231307506561279</text:p>
          </table:table-cell>
          <table:table-cell table:style-name="ce1" office:value-type="float" office:value="0.231889724731445" calcext:value-type="float">
            <text:p>0.231889724731445</text:p>
          </table:table-cell>
          <table:table-cell table:style-name="ce1" office:value-type="float" office:value="0.233838558197021" calcext:value-type="float">
            <text:p>0.233838558197021</text:p>
          </table:table-cell>
          <table:table-cell table:style-name="ce1" office:value-type="float" office:value="0.234280586242676" calcext:value-type="float">
            <text:p>0.234280586242676</text:p>
          </table:table-cell>
          <table:table-cell table:style-name="ce1" office:value-type="float" office:value="0.236192941665649" calcext:value-type="float">
            <text:p>0.236192941665649</text:p>
          </table:table-cell>
          <table:table-cell table:style-name="ce1" office:value-type="float" office:value="0.23061990737915" calcext:value-type="float">
            <text:p>0.23061990737915</text:p>
          </table:table-cell>
          <table:table-cell table:style-name="ce1" office:value-type="float" office:value="0.230997085571289" calcext:value-type="float">
            <text:p>0.230997085571289</text:p>
          </table:table-cell>
          <table:table-cell table:style-name="ce1" office:value-type="float" office:value="0.234738349914551" calcext:value-type="float">
            <text:p>0.234738349914551</text:p>
          </table:table-cell>
          <table:table-cell table:style-name="ce1" office:value-type="float" office:value="0.234530687332153" calcext:value-type="float">
            <text:p>0.234530687332153</text:p>
          </table:table-cell>
          <table:table-cell table:style-name="ce1" office:value-type="float" office:value="0.173873424530029" calcext:value-type="float">
            <text:p>0.173873424530029</text:p>
          </table:table-cell>
          <table:table-cell table:style-name="ce1" office:value-type="float" office:value="0.181306600570679" calcext:value-type="float">
            <text:p>0.181306600570679</text:p>
          </table:table-cell>
          <table:table-cell table:style-name="ce1" office:value-type="float" office:value="0.116862058639526" calcext:value-type="float">
            <text:p>0.116862058639526</text:p>
          </table:table-cell>
          <table:table-cell table:style-name="ce1" office:value-type="float" office:value="0.224442481994629" calcext:value-type="float">
            <text:p>0.224442481994629</text:p>
          </table:table-cell>
          <table:table-cell table:style-name="ce1" office:value-type="float" office:value="0.244063854217529" calcext:value-type="float">
            <text:p>0.244063854217529</text:p>
          </table:table-cell>
          <table:table-cell table:style-name="ce1" office:value-type="float" office:value="0.238405704498291" calcext:value-type="float">
            <text:p>0.238405704498291</text:p>
          </table:table-cell>
          <table:table-cell table:style-name="ce1" office:value-type="float" office:value="0.242407083511353" calcext:value-type="float">
            <text:p>0.242407083511353</text:p>
          </table:table-cell>
          <table:table-cell table:style-name="ce1" office:value-type="float" office:value="0.237524747848511" calcext:value-type="float">
            <text:p>0.237524747848511</text:p>
          </table:table-cell>
          <table:table-cell table:style-name="ce1" office:value-type="float" office:value="0.237060070037842" calcext:value-type="float">
            <text:p>0.237060070037842</text:p>
          </table:table-cell>
          <table:table-cell table:style-name="ce1" office:value-type="float" office:value="0.23600435256958" calcext:value-type="float">
            <text:p>0.23600435256958</text:p>
          </table:table-cell>
          <table:table-cell table:style-name="ce1" office:value-type="float" office:value="0.244392156600952" calcext:value-type="float">
            <text:p>0.244392156600952</text:p>
          </table:table-cell>
          <table:table-cell table:style-name="ce1" office:value-type="float" office:value="0.249032497406006" calcext:value-type="float">
            <text:p>0.249032497406006</text:p>
          </table:table-cell>
          <table:table-cell table:style-name="ce1" office:value-type="float" office:value="0.237374782562256" calcext:value-type="float">
            <text:p>0.237374782562256</text:p>
          </table:table-cell>
          <table:table-cell table:style-name="ce1" office:value-type="float" office:value="0.231821298599243" calcext:value-type="float">
            <text:p>0.231821298599243</text:p>
          </table:table-cell>
          <table:table-cell table:style-name="ce1" office:value-type="float" office:value="0.232969284057617" calcext:value-type="float">
            <text:p>0.232969284057617</text:p>
          </table:table-cell>
          <table:table-cell table:style-name="ce1" office:value-type="float" office:value="0.233978271484375" calcext:value-type="float">
            <text:p>0.233978271484375</text:p>
          </table:table-cell>
          <table:table-cell table:style-name="ce1" office:value-type="float" office:value="0.234953165054321" calcext:value-type="float">
            <text:p>0.234953165054321</text:p>
          </table:table-cell>
          <table:table-cell table:style-name="ce1" office:value-type="float" office:value="0.230713129043579" calcext:value-type="float">
            <text:p>0.230713129043579</text:p>
          </table:table-cell>
          <table:table-cell table:style-name="ce1" office:value-type="float" office:value="0.234275579452515" calcext:value-type="float">
            <text:p>0.234275579452515</text:p>
          </table:table-cell>
          <table:table-cell table:style-name="ce1" office:value-type="float" office:value="0.236962795257568" calcext:value-type="float">
            <text:p>0.236962795257568</text:p>
          </table:table-cell>
          <table:table-cell table:style-name="ce1" office:value-type="float" office:value="0.113243341445923" calcext:value-type="float">
            <text:p>0.113243341445923</text:p>
          </table:table-cell>
          <table:table-cell table:style-name="ce1" office:value-type="float" office:value="0.276164531707764" calcext:value-type="float">
            <text:p>0.276164531707764</text:p>
          </table:table-cell>
          <table:table-cell table:style-name="ce1" office:value-type="float" office:value="0.273669958114624" calcext:value-type="float">
            <text:p>0.273669958114624</text:p>
          </table:table-cell>
          <table:table-cell table:style-name="ce1" office:value-type="float" office:value="0.217491626739502" calcext:value-type="float">
            <text:p>0.217491626739502</text:p>
          </table:table-cell>
          <table:table-cell table:style-name="ce1" office:value-type="float" office:value="0.242490530014038" calcext:value-type="float">
            <text:p>0.242490530014038</text:p>
          </table:table-cell>
          <table:table-cell table:style-name="ce1" office:value-type="float" office:value="0.237801313400269" calcext:value-type="float">
            <text:p>0.237801313400269</text:p>
          </table:table-cell>
          <table:table-cell table:style-name="ce1" office:value-type="float" office:value="0.240708112716675" calcext:value-type="float">
            <text:p>0.240708112716675</text:p>
          </table:table-cell>
          <table:table-cell table:style-name="ce1" office:value-type="float" office:value="0.104614734649658" calcext:value-type="float">
            <text:p>0.104614734649658</text:p>
          </table:table-cell>
          <table:table-cell table:style-name="ce1" office:value-type="float" office:value="0.247450351715088" calcext:value-type="float">
            <text:p>0.247450351715088</text:p>
          </table:table-cell>
          <table:table-cell table:style-name="ce1" office:value-type="float" office:value="0.234564781188965" calcext:value-type="float">
            <text:p>0.234564781188965</text:p>
          </table:table-cell>
          <table:table-cell table:style-name="ce1" office:value-type="float" office:value="0.239515781402588" calcext:value-type="float">
            <text:p>0.239515781402588</text:p>
          </table:table-cell>
          <table:table-cell table:style-name="ce1" office:value-type="float" office:value="0.231543064117432" calcext:value-type="float">
            <text:p>0.231543064117432</text:p>
          </table:table-cell>
          <table:table-cell table:style-name="ce1" office:value-type="float" office:value="0.0977647304534912" calcext:value-type="float">
            <text:p>0.097764730453491</text:p>
          </table:table-cell>
          <table:table-cell table:style-name="ce1" office:value-type="float" office:value="0.236920833587646" calcext:value-type="float">
            <text:p>0.236920833587646</text:p>
          </table:table-cell>
          <table:table-cell table:style-name="ce1" office:value-type="float" office:value="0.234380483627319" calcext:value-type="float">
            <text:p>0.234380483627319</text:p>
          </table:table-cell>
          <table:table-cell table:style-name="ce1" office:value-type="float" office:value="0.232901573181152" calcext:value-type="float">
            <text:p>0.232901573181152</text:p>
          </table:table-cell>
          <table:table-cell table:style-name="ce1" office:value-type="float" office:value="0.245686531066895" calcext:value-type="float">
            <text:p>0.245686531066895</text:p>
          </table:table-cell>
          <table:table-cell table:style-name="ce1" office:value-type="float" office:value="0.235421657562256" calcext:value-type="float">
            <text:p>0.235421657562256</text:p>
          </table:table-cell>
          <table:table-cell table:style-name="ce1" office:value-type="float" office:value="0.23503851890564" calcext:value-type="float">
            <text:p>0.23503851890564</text:p>
          </table:table-cell>
          <table:table-cell table:style-name="ce1" office:value-type="float" office:value="0.23575496673584" calcext:value-type="float">
            <text:p>0.23575496673584</text:p>
          </table:table-cell>
          <table:table-cell table:style-name="ce1" office:value-type="float" office:value="0.216807100772858" calcext:value-type="float">
            <text:p>0.216807100772858</text:p>
          </table:table-cell>
          <table:table-cell table:style-name="ce1" office:value-type="float" office:value="0.0853588581085205" calcext:value-type="float">
            <text:p>0.085358858108521</text:p>
          </table:table-cell>
          <table:table-cell table:style-name="ce1" office:value-type="float" office:value="0.276164531707764" calcext:value-type="float">
            <text:p>0.276164531707764</text:p>
          </table:table-cell>
          <table:table-cell table:style-name="ce1" office:value-type="float" office:value="21.6807100772858" calcext:value-type="float">
            <text:p>21.680710077285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7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202388048171997" calcext:value-type="float">
            <text:p>0.202388048171997</text:p>
          </table:table-cell>
          <table:table-cell table:style-name="ce1" office:value-type="float" office:value="0.242575168609619" calcext:value-type="float">
            <text:p>0.242575168609619</text:p>
          </table:table-cell>
          <table:table-cell table:style-name="ce1" office:value-type="float" office:value="0.153716802597046" calcext:value-type="float">
            <text:p>0.153716802597046</text:p>
          </table:table-cell>
          <table:table-cell table:style-name="ce1" office:value-type="float" office:value="0.261547327041626" calcext:value-type="float">
            <text:p>0.261547327041626</text:p>
          </table:table-cell>
          <table:table-cell table:style-name="ce1" office:value-type="float" office:value="0.233775615692139" calcext:value-type="float">
            <text:p>0.233775615692139</text:p>
          </table:table-cell>
          <table:table-cell table:style-name="ce1" office:value-type="float" office:value="0.226626634597778" calcext:value-type="float">
            <text:p>0.226626634597778</text:p>
          </table:table-cell>
          <table:table-cell table:style-name="ce1" office:value-type="float" office:value="0.242439270019531" calcext:value-type="float">
            <text:p>0.242439270019531</text:p>
          </table:table-cell>
          <table:table-cell table:style-name="ce1" office:value-type="float" office:value="0.255728960037231" calcext:value-type="float">
            <text:p>0.255728960037231</text:p>
          </table:table-cell>
          <table:table-cell table:style-name="ce1" office:value-type="float" office:value="0.0945868492126465" calcext:value-type="float">
            <text:p>0.094586849212647</text:p>
          </table:table-cell>
          <table:table-cell table:style-name="ce1" office:value-type="float" office:value="0.230088233947754" calcext:value-type="float">
            <text:p>0.230088233947754</text:p>
          </table:table-cell>
          <table:table-cell table:style-name="ce1" office:value-type="float" office:value="0.245730400085449" calcext:value-type="float">
            <text:p>0.245730400085449</text:p>
          </table:table-cell>
          <table:table-cell table:style-name="ce1" office:value-type="float" office:value="0.230215549468994" calcext:value-type="float">
            <text:p>0.230215549468994</text:p>
          </table:table-cell>
          <table:table-cell table:style-name="ce1" office:value-type="float" office:value="0.231757879257202" calcext:value-type="float">
            <text:p>0.231757879257202</text:p>
          </table:table-cell>
          <table:table-cell table:style-name="ce1" office:value-type="float" office:value="0.230813264846802" calcext:value-type="float">
            <text:p>0.230813264846802</text:p>
          </table:table-cell>
          <table:table-cell table:style-name="ce1" office:value-type="float" office:value="0.232538223266602" calcext:value-type="float">
            <text:p>0.232538223266602</text:p>
          </table:table-cell>
          <table:table-cell table:style-name="ce1" office:value-type="float" office:value="0.232559204101562" calcext:value-type="float">
            <text:p>0.232559204101562</text:p>
          </table:table-cell>
          <table:table-cell table:style-name="ce1" office:value-type="float" office:value="0.234645128250122" calcext:value-type="float">
            <text:p>0.234645128250122</text:p>
          </table:table-cell>
          <table:table-cell table:style-name="ce1" office:value-type="float" office:value="0.230810403823853" calcext:value-type="float">
            <text:p>0.230810403823853</text:p>
          </table:table-cell>
          <table:table-cell table:style-name="ce1" office:value-type="float" office:value="0.232545852661133" calcext:value-type="float">
            <text:p>0.232545852661133</text:p>
          </table:table-cell>
          <table:table-cell table:style-name="ce1" office:value-type="float" office:value="0.23334264755249" calcext:value-type="float">
            <text:p>0.23334264755249</text:p>
          </table:table-cell>
          <table:table-cell table:style-name="ce1" office:value-type="float" office:value="0.122356653213501" calcext:value-type="float">
            <text:p>0.122356653213501</text:p>
          </table:table-cell>
          <table:table-cell table:style-name="ce1" office:value-type="float" office:value="0.154454231262207" calcext:value-type="float">
            <text:p>0.154454231262207</text:p>
          </table:table-cell>
          <table:table-cell table:style-name="ce1" office:value-type="float" office:value="0.151328802108765" calcext:value-type="float">
            <text:p>0.151328802108765</text:p>
          </table:table-cell>
          <table:table-cell table:style-name="ce1" office:value-type="float" office:value="0.240207672119141" calcext:value-type="float">
            <text:p>0.240207672119141</text:p>
          </table:table-cell>
          <table:table-cell table:style-name="ce1" office:value-type="float" office:value="0.0873477458953857" calcext:value-type="float">
            <text:p>0.087347745895386</text:p>
          </table:table-cell>
          <table:table-cell table:style-name="ce1" office:value-type="float" office:value="0.233488321304321" calcext:value-type="float">
            <text:p>0.233488321304321</text:p>
          </table:table-cell>
          <table:table-cell table:style-name="ce1" office:value-type="float" office:value="0.229948043823242" calcext:value-type="float">
            <text:p>0.229948043823242</text:p>
          </table:table-cell>
          <table:table-cell table:style-name="ce1" office:value-type="float" office:value="0.23684287071228" calcext:value-type="float">
            <text:p>0.23684287071228</text:p>
          </table:table-cell>
          <table:table-cell table:style-name="ce1" office:value-type="float" office:value="0.238672256469727" calcext:value-type="float">
            <text:p>0.238672256469727</text:p>
          </table:table-cell>
          <table:table-cell table:style-name="ce1" office:value-type="float" office:value="0.231550216674805" calcext:value-type="float">
            <text:p>0.231550216674805</text:p>
          </table:table-cell>
          <table:table-cell table:style-name="ce1" office:value-type="float" office:value="0.241617441177368" calcext:value-type="float">
            <text:p>0.241617441177368</text:p>
          </table:table-cell>
          <table:table-cell table:style-name="ce1" office:value-type="float" office:value="0.238531112670898" calcext:value-type="float">
            <text:p>0.238531112670898</text:p>
          </table:table-cell>
          <table:table-cell table:style-name="ce1" office:value-type="float" office:value="0.232895612716675" calcext:value-type="float">
            <text:p>0.232895612716675</text:p>
          </table:table-cell>
          <table:table-cell table:style-name="ce1" office:value-type="float" office:value="0.243062973022461" calcext:value-type="float">
            <text:p>0.243062973022461</text:p>
          </table:table-cell>
          <table:table-cell table:style-name="ce1" office:value-type="float" office:value="0.241522550582886" calcext:value-type="float">
            <text:p>0.241522550582886</text:p>
          </table:table-cell>
          <table:table-cell table:style-name="ce1" office:value-type="float" office:value="0.239131689071655" calcext:value-type="float">
            <text:p>0.239131689071655</text:p>
          </table:table-cell>
          <table:table-cell table:style-name="ce1" office:value-type="float" office:value="0.230233192443848" calcext:value-type="float">
            <text:p>0.230233192443848</text:p>
          </table:table-cell>
          <table:table-cell table:style-name="ce1" office:value-type="float" office:value="0.239498138427734" calcext:value-type="float">
            <text:p>0.239498138427734</text:p>
          </table:table-cell>
          <table:table-cell table:style-name="ce1" office:value-type="float" office:value="0.239772796630859" calcext:value-type="float">
            <text:p>0.239772796630859</text:p>
          </table:table-cell>
          <table:table-cell table:style-name="ce1" office:value-type="float" office:value="0.233833789825439" calcext:value-type="float">
            <text:p>0.233833789825439</text:p>
          </table:table-cell>
          <table:table-cell table:style-name="ce1" office:value-type="float" office:value="0.201805114746094" calcext:value-type="float">
            <text:p>0.201805114746094</text:p>
          </table:table-cell>
          <table:table-cell table:style-name="ce1" office:value-type="float" office:value="0.127731561660767" calcext:value-type="float">
            <text:p>0.127731561660767</text:p>
          </table:table-cell>
          <table:table-cell table:style-name="ce1" office:value-type="float" office:value="0.299874305725098" calcext:value-type="float">
            <text:p>0.299874305725098</text:p>
          </table:table-cell>
          <table:table-cell table:style-name="ce1" office:value-type="float" office:value="0.237975835800171" calcext:value-type="float">
            <text:p>0.237975835800171</text:p>
          </table:table-cell>
          <table:table-cell table:style-name="ce1" office:value-type="float" office:value="0.261086702346802" calcext:value-type="float">
            <text:p>0.261086702346802</text:p>
          </table:table-cell>
          <table:table-cell table:style-name="ce1" office:value-type="float" office:value="0.244058847427368" calcext:value-type="float">
            <text:p>0.244058847427368</text:p>
          </table:table-cell>
          <table:table-cell table:style-name="ce1" office:value-type="float" office:value="0.135277271270752" calcext:value-type="float">
            <text:p>0.135277271270752</text:p>
          </table:table-cell>
          <table:table-cell table:style-name="ce1" office:value-type="float" office:value="0.137172698974609" calcext:value-type="float">
            <text:p>0.137172698974609</text:p>
          </table:table-cell>
          <table:table-cell table:style-name="ce1" office:value-type="float" office:value="0.225885629653931" calcext:value-type="float">
            <text:p>0.225885629653931</text:p>
          </table:table-cell>
          <table:table-cell table:style-name="ce1" office:value-type="float" office:value="0.246984481811523" calcext:value-type="float">
            <text:p>0.246984481811523</text:p>
          </table:table-cell>
          <table:table-cell table:style-name="ce1" office:value-type="float" office:value="0.250877380371094" calcext:value-type="float">
            <text:p>0.250877380371094</text:p>
          </table:table-cell>
          <table:table-cell table:style-name="ce1" office:value-type="float" office:value="0.0946109294891357" calcext:value-type="float">
            <text:p>0.094610929489136</text:p>
          </table:table-cell>
          <table:table-cell table:style-name="ce1" office:value-type="float" office:value="0.235130071640015" calcext:value-type="float">
            <text:p>0.235130071640015</text:p>
          </table:table-cell>
          <table:table-cell table:style-name="ce1" office:value-type="float" office:value="0.233569860458374" calcext:value-type="float">
            <text:p>0.233569860458374</text:p>
          </table:table-cell>
          <table:table-cell table:style-name="ce1" office:value-type="float" office:value="0.231566190719604" calcext:value-type="float">
            <text:p>0.231566190719604</text:p>
          </table:table-cell>
          <table:table-cell table:style-name="ce1" office:value-type="float" office:value="0.232601165771484" calcext:value-type="float">
            <text:p>0.232601165771484</text:p>
          </table:table-cell>
          <table:table-cell table:style-name="ce1" office:value-type="float" office:value="0.230291843414307" calcext:value-type="float">
            <text:p>0.230291843414307</text:p>
          </table:table-cell>
          <table:table-cell table:style-name="ce1" office:value-type="float" office:value="0.234975814819336" calcext:value-type="float">
            <text:p>0.234975814819336</text:p>
          </table:table-cell>
          <table:table-cell table:style-name="ce1" office:value-type="float" office:value="0.231040716171265" calcext:value-type="float">
            <text:p>0.231040716171265</text:p>
          </table:table-cell>
          <table:table-cell table:style-name="ce1" office:value-type="float" office:value="0.231098890304565" calcext:value-type="float">
            <text:p>0.231098890304565</text:p>
          </table:table-cell>
          <table:table-cell table:style-name="ce1" office:value-type="float" office:value="0.223374605178833" calcext:value-type="float">
            <text:p>0.223374605178833</text:p>
          </table:table-cell>
          <table:table-cell table:style-name="ce1" office:value-type="float" office:value="0.140552997589111" calcext:value-type="float">
            <text:p>0.140552997589111</text:p>
          </table:table-cell>
          <table:table-cell table:style-name="ce1" office:value-type="float" office:value="0.253013610839844" calcext:value-type="float">
            <text:p>0.253013610839844</text:p>
          </table:table-cell>
          <table:table-cell table:style-name="ce1" office:value-type="float" office:value="0.258656978607178" calcext:value-type="float">
            <text:p>0.258656978607178</text:p>
          </table:table-cell>
          <table:table-cell table:style-name="ce1" office:value-type="float" office:value="0.0913066864013672" calcext:value-type="float">
            <text:p>0.091306686401367</text:p>
          </table:table-cell>
          <table:table-cell table:style-name="ce1" office:value-type="float" office:value="0.226298809051514" calcext:value-type="float">
            <text:p>0.226298809051514</text:p>
          </table:table-cell>
          <table:table-cell table:style-name="ce1" office:value-type="float" office:value="0.230209827423096" calcext:value-type="float">
            <text:p>0.230209827423096</text:p>
          </table:table-cell>
          <table:table-cell table:style-name="ce1" office:value-type="float" office:value="0.23157525062561" calcext:value-type="float">
            <text:p>0.23157525062561</text:p>
          </table:table-cell>
          <table:table-cell table:style-name="ce1" office:value-type="float" office:value="0.22919750213623" calcext:value-type="float">
            <text:p>0.22919750213623</text:p>
          </table:table-cell>
          <table:table-cell table:style-name="ce1" office:value-type="float" office:value="0.231553554534912" calcext:value-type="float">
            <text:p>0.231553554534912</text:p>
          </table:table-cell>
          <table:table-cell table:style-name="ce1" office:value-type="float" office:value="0.236273288726807" calcext:value-type="float">
            <text:p>0.236273288726807</text:p>
          </table:table-cell>
          <table:table-cell table:style-name="ce1" office:value-type="float" office:value="0.230247259140015" calcext:value-type="float">
            <text:p>0.230247259140015</text:p>
          </table:table-cell>
          <table:table-cell table:style-name="ce1" office:value-type="float" office:value="0.229043960571289" calcext:value-type="float">
            <text:p>0.229043960571289</text:p>
          </table:table-cell>
          <table:table-cell table:style-name="ce1" office:value-type="float" office:value="0.230540037155151" calcext:value-type="float">
            <text:p>0.230540037155151</text:p>
          </table:table-cell>
          <table:table-cell table:style-name="ce1" office:value-type="float" office:value="0.230364799499512" calcext:value-type="float">
            <text:p>0.230364799499512</text:p>
          </table:table-cell>
          <table:table-cell table:style-name="ce1" office:value-type="float" office:value="0.232944250106812" calcext:value-type="float">
            <text:p>0.232944250106812</text:p>
          </table:table-cell>
          <table:table-cell table:style-name="ce1" office:value-type="float" office:value="0.232989072799683" calcext:value-type="float">
            <text:p>0.232989072799683</text:p>
          </table:table-cell>
          <table:table-cell table:style-name="ce1" office:value-type="float" office:value="0.233004093170166" calcext:value-type="float">
            <text:p>0.233004093170166</text:p>
          </table:table-cell>
          <table:table-cell table:style-name="ce1" office:value-type="float" office:value="0.231662273406982" calcext:value-type="float">
            <text:p>0.231662273406982</text:p>
          </table:table-cell>
          <table:table-cell table:style-name="ce1" office:value-type="float" office:value="0.232343673706055" calcext:value-type="float">
            <text:p>0.232343673706055</text:p>
          </table:table-cell>
          <table:table-cell table:style-name="ce1" office:value-type="float" office:value="0.145966529846191" calcext:value-type="float">
            <text:p>0.145966529846191</text:p>
          </table:table-cell>
          <table:table-cell table:style-name="ce1" office:value-type="float" office:value="0.290246248245239" calcext:value-type="float">
            <text:p>0.290246248245239</text:p>
          </table:table-cell>
          <table:table-cell table:style-name="ce1" office:value-type="float" office:value="0.221133708953857" calcext:value-type="float">
            <text:p>0.221133708953857</text:p>
          </table:table-cell>
          <table:table-cell table:style-name="ce1" office:value-type="float" office:value="0.256993532180786" calcext:value-type="float">
            <text:p>0.256993532180786</text:p>
          </table:table-cell>
          <table:table-cell table:style-name="ce1" office:value-type="float" office:value="0.216690301895142" calcext:value-type="float">
            <text:p>0.216690301895142</text:p>
          </table:table-cell>
          <table:table-cell table:style-name="ce1" office:value-type="float" office:value="0.26356053352356" calcext:value-type="float">
            <text:p>0.26356053352356</text:p>
          </table:table-cell>
          <table:table-cell table:style-name="ce1" office:value-type="float" office:value="0.23739743232727" calcext:value-type="float">
            <text:p>0.23739743232727</text:p>
          </table:table-cell>
          <table:table-cell table:style-name="ce1" office:value-type="float" office:value="0.137485265731812" calcext:value-type="float">
            <text:p>0.137485265731812</text:p>
          </table:table-cell>
          <table:table-cell table:style-name="ce1" office:value-type="float" office:value="0.236533641815186" calcext:value-type="float">
            <text:p>0.236533641815186</text:p>
          </table:table-cell>
          <table:table-cell table:style-name="ce1" office:value-type="float" office:value="0.23187255859375" calcext:value-type="float">
            <text:p>0.23187255859375</text:p>
          </table:table-cell>
          <table:table-cell table:style-name="ce1" office:value-type="float" office:value="0.238324403762817" calcext:value-type="float">
            <text:p>0.238324403762817</text:p>
          </table:table-cell>
          <table:table-cell table:style-name="ce1" office:value-type="float" office:value="0.236984252929687" calcext:value-type="float">
            <text:p>0.236984252929687</text:p>
          </table:table-cell>
          <table:table-cell table:style-name="ce1" office:value-type="float" office:value="0.237424612045288" calcext:value-type="float">
            <text:p>0.237424612045288</text:p>
          </table:table-cell>
          <table:table-cell table:style-name="ce1" office:value-type="float" office:value="0.231590270996094" calcext:value-type="float">
            <text:p>0.231590270996094</text:p>
          </table:table-cell>
          <table:table-cell table:style-name="ce1" office:value-type="float" office:value="0.231863021850586" calcext:value-type="float">
            <text:p>0.231863021850586</text:p>
          </table:table-cell>
          <table:table-cell table:style-name="ce1" office:value-type="float" office:value="0.233239889144897" calcext:value-type="float">
            <text:p>0.233239889144897</text:p>
          </table:table-cell>
          <table:table-cell table:style-name="ce1" office:value-type="float" office:value="0.230031490325928" calcext:value-type="float">
            <text:p>0.230031490325928</text:p>
          </table:table-cell>
          <table:table-cell table:style-name="ce1" office:value-type="float" office:value="0.229575872421265" calcext:value-type="float">
            <text:p>0.229575872421265</text:p>
          </table:table-cell>
          <table:table-cell table:style-name="ce1" office:value-type="float" office:value="0.232061386108398" calcext:value-type="float">
            <text:p>0.232061386108398</text:p>
          </table:table-cell>
          <table:table-cell table:style-name="ce1" office:value-type="float" office:value="0.233425378799438" calcext:value-type="float">
            <text:p>0.233425378799438</text:p>
          </table:table-cell>
          <table:table-cell table:style-name="ce1" office:value-type="float" office:value="0.221158957481384" calcext:value-type="float">
            <text:p>0.221158957481384</text:p>
          </table:table-cell>
          <table:table-cell table:style-name="ce1" office:value-type="float" office:value="0.0873477458953857" calcext:value-type="float">
            <text:p>0.087347745895386</text:p>
          </table:table-cell>
          <table:table-cell table:style-name="ce1" office:value-type="float" office:value="0.299874305725098" calcext:value-type="float">
            <text:p>0.299874305725098</text:p>
          </table:table-cell>
          <table:table-cell table:style-name="ce1" office:value-type="float" office:value="22.1158957481384" calcext:value-type="float">
            <text:p>22.11589574813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8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21418714523315" calcext:value-type="float">
            <text:p>0.121418714523315</text:p>
          </table:table-cell>
          <table:table-cell table:style-name="ce1" office:value-type="float" office:value="0.108768463134766" calcext:value-type="float">
            <text:p>0.108768463134766</text:p>
          </table:table-cell>
          <table:table-cell table:style-name="ce1" office:value-type="float" office:value="0.262150764465332" calcext:value-type="float">
            <text:p>0.262150764465332</text:p>
          </table:table-cell>
          <table:table-cell table:style-name="ce1" office:value-type="float" office:value="0.233191251754761" calcext:value-type="float">
            <text:p>0.233191251754761</text:p>
          </table:table-cell>
          <table:table-cell table:style-name="ce1" office:value-type="float" office:value="0.242842674255371" calcext:value-type="float">
            <text:p>0.242842674255371</text:p>
          </table:table-cell>
          <table:table-cell table:style-name="ce1" office:value-type="float" office:value="0.249599695205688" calcext:value-type="float">
            <text:p>0.249599695205688</text:p>
          </table:table-cell>
          <table:table-cell table:style-name="ce1" office:value-type="float" office:value="0.235405921936035" calcext:value-type="float">
            <text:p>0.235405921936035</text:p>
          </table:table-cell>
          <table:table-cell table:style-name="ce1" office:value-type="float" office:value="0.23598313331604" calcext:value-type="float">
            <text:p>0.23598313331604</text:p>
          </table:table-cell>
          <table:table-cell table:style-name="ce1" office:value-type="float" office:value="0.234127759933472" calcext:value-type="float">
            <text:p>0.234127759933472</text:p>
          </table:table-cell>
          <table:table-cell table:style-name="ce1" office:value-type="float" office:value="0.232495784759521" calcext:value-type="float">
            <text:p>0.232495784759521</text:p>
          </table:table-cell>
          <table:table-cell table:style-name="ce1" office:value-type="float" office:value="0.237473249435425" calcext:value-type="float">
            <text:p>0.237473249435425</text:p>
          </table:table-cell>
          <table:table-cell table:style-name="ce1" office:value-type="float" office:value="0.233091115951538" calcext:value-type="float">
            <text:p>0.233091115951538</text:p>
          </table:table-cell>
          <table:table-cell table:style-name="ce1" office:value-type="float" office:value="0.244541883468628" calcext:value-type="float">
            <text:p>0.244541883468628</text:p>
          </table:table-cell>
          <table:table-cell table:style-name="ce1" office:value-type="float" office:value="0.241161346435547" calcext:value-type="float">
            <text:p>0.241161346435547</text:p>
          </table:table-cell>
          <table:table-cell table:style-name="ce1" office:value-type="float" office:value="0.238805770874023" calcext:value-type="float">
            <text:p>0.238805770874023</text:p>
          </table:table-cell>
          <table:table-cell table:style-name="ce1" office:value-type="float" office:value="0.232670068740845" calcext:value-type="float">
            <text:p>0.232670068740845</text:p>
          </table:table-cell>
          <table:table-cell table:style-name="ce1" office:value-type="float" office:value="0.23301887512207" calcext:value-type="float">
            <text:p>0.23301887512207</text:p>
          </table:table-cell>
          <table:table-cell table:style-name="ce1" office:value-type="float" office:value="0.230342864990234" calcext:value-type="float">
            <text:p>0.230342864990234</text:p>
          </table:table-cell>
          <table:table-cell table:style-name="ce1" office:value-type="float" office:value="0.233339548110962" calcext:value-type="float">
            <text:p>0.233339548110962</text:p>
          </table:table-cell>
          <table:table-cell table:style-name="ce1" office:value-type="float" office:value="0.234294176101685" calcext:value-type="float">
            <text:p>0.234294176101685</text:p>
          </table:table-cell>
          <table:table-cell table:style-name="ce1" office:value-type="float" office:value="2.60319232940674" calcext:value-type="float">
            <text:p>2.60319232940674</text:p>
          </table:table-cell>
          <table:table-cell table:style-name="ce1" office:value-type="float" office:value="0.296016931533813" calcext:value-type="float">
            <text:p>0.296016931533813</text:p>
          </table:table-cell>
          <table:table-cell table:style-name="ce1" office:value-type="float" office:value="0.0944769382476807" calcext:value-type="float">
            <text:p>0.094476938247681</text:p>
          </table:table-cell>
          <table:table-cell table:style-name="ce1" office:value-type="float" office:value="0.253623723983765" calcext:value-type="float">
            <text:p>0.253623723983765</text:p>
          </table:table-cell>
          <table:table-cell table:style-name="ce1" office:value-type="float" office:value="0.231892347335815" calcext:value-type="float">
            <text:p>0.231892347335815</text:p>
          </table:table-cell>
          <table:table-cell table:style-name="ce1" office:value-type="float" office:value="0.230776309967041" calcext:value-type="float">
            <text:p>0.230776309967041</text:p>
          </table:table-cell>
          <table:table-cell table:style-name="ce1" office:value-type="float" office:value="0.230976343154907" calcext:value-type="float">
            <text:p>0.230976343154907</text:p>
          </table:table-cell>
          <table:table-cell table:style-name="ce1" office:value-type="float" office:value="0.232675313949585" calcext:value-type="float">
            <text:p>0.232675313949585</text:p>
          </table:table-cell>
          <table:table-cell table:style-name="ce1" office:value-type="float" office:value="0.229740381240845" calcext:value-type="float">
            <text:p>0.229740381240845</text:p>
          </table:table-cell>
          <table:table-cell table:style-name="ce1" office:value-type="float" office:value="0.231797218322754" calcext:value-type="float">
            <text:p>0.231797218322754</text:p>
          </table:table-cell>
          <table:table-cell table:style-name="ce1" office:value-type="float" office:value="0.240728616714478" calcext:value-type="float">
            <text:p>0.240728616714478</text:p>
          </table:table-cell>
          <table:table-cell table:style-name="ce1" office:value-type="float" office:value="0.233420133590698" calcext:value-type="float">
            <text:p>0.233420133590698</text:p>
          </table:table-cell>
          <table:table-cell table:style-name="ce1" office:value-type="float" office:value="0.231227159500122" calcext:value-type="float">
            <text:p>0.231227159500122</text:p>
          </table:table-cell>
          <table:table-cell table:style-name="ce1" office:value-type="float" office:value="0.244389533996582" calcext:value-type="float">
            <text:p>0.244389533996582</text:p>
          </table:table-cell>
          <table:table-cell table:style-name="ce1" office:value-type="float" office:value="0.240897178649902" calcext:value-type="float">
            <text:p>0.240897178649902</text:p>
          </table:table-cell>
          <table:table-cell table:style-name="ce1" office:value-type="float" office:value="0.230407953262329" calcext:value-type="float">
            <text:p>0.230407953262329</text:p>
          </table:table-cell>
          <table:table-cell table:style-name="ce1" office:value-type="float" office:value="0.230567216873169" calcext:value-type="float">
            <text:p>0.230567216873169</text:p>
          </table:table-cell>
          <table:table-cell table:style-name="ce1" office:value-type="float" office:value="0.230078220367432" calcext:value-type="float">
            <text:p>0.230078220367432</text:p>
          </table:table-cell>
          <table:table-cell table:style-name="ce1" office:value-type="float" office:value="0.232019901275635" calcext:value-type="float">
            <text:p>0.232019901275635</text:p>
          </table:table-cell>
          <table:table-cell table:style-name="ce1" office:value-type="float" office:value="0.23154878616333" calcext:value-type="float">
            <text:p>0.23154878616333</text:p>
          </table:table-cell>
          <table:table-cell table:style-name="ce1" office:value-type="float" office:value="0.125722646713257" calcext:value-type="float">
            <text:p>0.125722646713257</text:p>
          </table:table-cell>
          <table:table-cell table:style-name="ce1" office:value-type="float" office:value="0.233371019363403" calcext:value-type="float">
            <text:p>0.233371019363403</text:p>
          </table:table-cell>
          <table:table-cell table:style-name="ce1" office:value-type="float" office:value="0.240256786346436" calcext:value-type="float">
            <text:p>0.240256786346436</text:p>
          </table:table-cell>
          <table:table-cell table:style-name="ce1" office:value-type="float" office:value="0.234432458877563" calcext:value-type="float">
            <text:p>0.234432458877563</text:p>
          </table:table-cell>
          <table:table-cell table:style-name="ce1" office:value-type="float" office:value="0.222041606903076" calcext:value-type="float">
            <text:p>0.222041606903076</text:p>
          </table:table-cell>
          <table:table-cell table:style-name="ce1" office:value-type="float" office:value="0.235764980316162" calcext:value-type="float">
            <text:p>0.235764980316162</text:p>
          </table:table-cell>
          <table:table-cell table:style-name="ce1" office:value-type="float" office:value="0.232955932617187" calcext:value-type="float">
            <text:p>0.232955932617187</text:p>
          </table:table-cell>
          <table:table-cell table:style-name="ce1" office:value-type="float" office:value="0.230231523513794" calcext:value-type="float">
            <text:p>0.230231523513794</text:p>
          </table:table-cell>
          <table:table-cell table:style-name="ce1" office:value-type="float" office:value="0.231908082962036" calcext:value-type="float">
            <text:p>0.231908082962036</text:p>
          </table:table-cell>
          <table:table-cell table:style-name="ce1" office:value-type="float" office:value="0.232396602630615" calcext:value-type="float">
            <text:p>0.232396602630615</text:p>
          </table:table-cell>
          <table:table-cell table:style-name="ce1" office:value-type="float" office:value="0.237942218780518" calcext:value-type="float">
            <text:p>0.237942218780518</text:p>
          </table:table-cell>
          <table:table-cell table:style-name="ce1" office:value-type="float" office:value="0.231905460357666" calcext:value-type="float">
            <text:p>0.231905460357666</text:p>
          </table:table-cell>
          <table:table-cell table:style-name="ce1" office:value-type="float" office:value="0.232073545455933" calcext:value-type="float">
            <text:p>0.232073545455933</text:p>
          </table:table-cell>
          <table:table-cell table:style-name="ce1" office:value-type="float" office:value="0.220335483551025" calcext:value-type="float">
            <text:p>0.220335483551025</text:p>
          </table:table-cell>
          <table:table-cell table:style-name="ce1" office:value-type="float" office:value="0.238127708435059" calcext:value-type="float">
            <text:p>0.238127708435059</text:p>
          </table:table-cell>
          <table:table-cell table:style-name="ce1" office:value-type="float" office:value="0.233590126037598" calcext:value-type="float">
            <text:p>0.233590126037598</text:p>
          </table:table-cell>
          <table:table-cell table:style-name="ce1" office:value-type="float" office:value="0.231824636459351" calcext:value-type="float">
            <text:p>0.231824636459351</text:p>
          </table:table-cell>
          <table:table-cell table:style-name="ce1" office:value-type="float" office:value="0.232299566268921" calcext:value-type="float">
            <text:p>0.232299566268921</text:p>
          </table:table-cell>
          <table:table-cell table:style-name="ce1" office:value-type="float" office:value="0.231741428375244" calcext:value-type="float">
            <text:p>0.231741428375244</text:p>
          </table:table-cell>
          <table:table-cell table:style-name="ce1" office:value-type="float" office:value="0.232842206954956" calcext:value-type="float">
            <text:p>0.232842206954956</text:p>
          </table:table-cell>
          <table:table-cell table:style-name="ce1" office:value-type="float" office:value="0.135634660720825" calcext:value-type="float">
            <text:p>0.135634660720825</text:p>
          </table:table-cell>
          <table:table-cell table:style-name="ce1" office:value-type="float" office:value="0.2972731590271" calcext:value-type="float">
            <text:p>0.2972731590271</text:p>
          </table:table-cell>
          <table:table-cell table:style-name="ce1" office:value-type="float" office:value="0.247383594512939" calcext:value-type="float">
            <text:p>0.247383594512939</text:p>
          </table:table-cell>
          <table:table-cell table:style-name="ce1" office:value-type="float" office:value="0.205478191375732" calcext:value-type="float">
            <text:p>0.205478191375732</text:p>
          </table:table-cell>
          <table:table-cell table:style-name="ce1" office:value-type="float" office:value="0.225402593612671" calcext:value-type="float">
            <text:p>0.225402593612671</text:p>
          </table:table-cell>
          <table:table-cell table:style-name="ce1" office:value-type="float" office:value="0.0831844806671143" calcext:value-type="float">
            <text:p>0.083184480667114</text:p>
          </table:table-cell>
          <table:table-cell table:style-name="ce1" office:value-type="float" office:value="0.216259479522705" calcext:value-type="float">
            <text:p>0.216259479522705</text:p>
          </table:table-cell>
          <table:table-cell table:style-name="ce1" office:value-type="float" office:value="0.213099479675293" calcext:value-type="float">
            <text:p>0.213099479675293</text:p>
          </table:table-cell>
          <table:table-cell table:style-name="ce1" office:value-type="float" office:value="0.228834390640259" calcext:value-type="float">
            <text:p>0.228834390640259</text:p>
          </table:table-cell>
          <table:table-cell table:style-name="ce1" office:value-type="float" office:value="0.234961032867432" calcext:value-type="float">
            <text:p>0.234961032867432</text:p>
          </table:table-cell>
          <table:table-cell table:style-name="ce1" office:value-type="float" office:value="0.221533298492432" calcext:value-type="float">
            <text:p>0.221533298492432</text:p>
          </table:table-cell>
          <table:table-cell table:style-name="ce1" office:value-type="float" office:value="0.21689772605896" calcext:value-type="float">
            <text:p>0.21689772605896</text:p>
          </table:table-cell>
          <table:table-cell table:style-name="ce1" office:value-type="float" office:value="0.243282079696655" calcext:value-type="float">
            <text:p>0.243282079696655</text:p>
          </table:table-cell>
          <table:table-cell table:style-name="ce1" office:value-type="float" office:value="0.241223335266113" calcext:value-type="float">
            <text:p>0.241223335266113</text:p>
          </table:table-cell>
          <table:table-cell table:style-name="ce1" office:value-type="float" office:value="0.243525505065918" calcext:value-type="float">
            <text:p>0.243525505065918</text:p>
          </table:table-cell>
          <table:table-cell table:style-name="ce1" office:value-type="float" office:value="0.219804525375366" calcext:value-type="float">
            <text:p>0.219804525375366</text:p>
          </table:table-cell>
          <table:table-cell table:style-name="ce1" office:value-type="float" office:value="0.223913192749023" calcext:value-type="float">
            <text:p>0.223913192749023</text:p>
          </table:table-cell>
          <table:table-cell table:style-name="ce1" office:value-type="float" office:value="0.215583086013794" calcext:value-type="float">
            <text:p>0.215583086013794</text:p>
          </table:table-cell>
          <table:table-cell table:style-name="ce1" office:value-type="float" office:value="0.216044664382935" calcext:value-type="float">
            <text:p>0.216044664382935</text:p>
          </table:table-cell>
          <table:table-cell table:style-name="ce1" office:value-type="float" office:value="0.215878486633301" calcext:value-type="float">
            <text:p>0.215878486633301</text:p>
          </table:table-cell>
          <table:table-cell table:style-name="ce1" office:value-type="float" office:value="0.152958869934082" calcext:value-type="float">
            <text:p>0.152958869934082</text:p>
          </table:table-cell>
          <table:table-cell table:style-name="ce1" office:value-type="float" office:value="0.117651224136353" calcext:value-type="float">
            <text:p>0.117651224136353</text:p>
          </table:table-cell>
          <table:table-cell table:style-name="ce1" office:value-type="float" office:value="0.257099866867065" calcext:value-type="float">
            <text:p>0.257099866867065</text:p>
          </table:table-cell>
          <table:table-cell table:style-name="ce1" office:value-type="float" office:value="0.227566003799438" calcext:value-type="float">
            <text:p>0.227566003799438</text:p>
          </table:table-cell>
          <table:table-cell table:style-name="ce1" office:value-type="float" office:value="0.230977296829224" calcext:value-type="float">
            <text:p>0.230977296829224</text:p>
          </table:table-cell>
          <table:table-cell table:style-name="ce1" office:value-type="float" office:value="0.228869915008545" calcext:value-type="float">
            <text:p>0.228869915008545</text:p>
          </table:table-cell>
          <table:table-cell table:style-name="ce1" office:value-type="float" office:value="0.229773283004761" calcext:value-type="float">
            <text:p>0.229773283004761</text:p>
          </table:table-cell>
          <table:table-cell table:style-name="ce1" office:value-type="float" office:value="0.222106456756592" calcext:value-type="float">
            <text:p>0.222106456756592</text:p>
          </table:table-cell>
          <table:table-cell table:style-name="ce1" office:value-type="float" office:value="0.221144437789917" calcext:value-type="float">
            <text:p>0.221144437789917</text:p>
          </table:table-cell>
          <table:table-cell table:style-name="ce1" office:value-type="float" office:value="0.114319801330566" calcext:value-type="float">
            <text:p>0.114319801330566</text:p>
          </table:table-cell>
          <table:table-cell table:style-name="ce1" office:value-type="float" office:value="0.101176738739014" calcext:value-type="float">
            <text:p>0.101176738739014</text:p>
          </table:table-cell>
          <table:table-cell table:style-name="ce1" office:value-type="float" office:value="0.217628240585327" calcext:value-type="float">
            <text:p>0.217628240585327</text:p>
          </table:table-cell>
          <table:table-cell table:style-name="ce1" office:value-type="float" office:value="0.208173990249634" calcext:value-type="float">
            <text:p>0.208173990249634</text:p>
          </table:table-cell>
          <table:table-cell table:style-name="ce1" office:value-type="float" office:value="0.211041688919067" calcext:value-type="float">
            <text:p>0.211041688919067</text:p>
          </table:table-cell>
          <table:table-cell table:style-name="ce1" office:value-type="float" office:value="0.207071304321289" calcext:value-type="float">
            <text:p>0.207071304321289</text:p>
          </table:table-cell>
          <table:table-cell table:style-name="ce1" office:value-type="float" office:value="0.216402530670166" calcext:value-type="float">
            <text:p>0.216402530670166</text:p>
          </table:table-cell>
          <table:table-cell table:style-name="ce1" office:value-type="float" office:value="0.215810775756836" calcext:value-type="float">
            <text:p>0.215810775756836</text:p>
          </table:table-cell>
          <table:table-cell table:style-name="ce1" office:value-type="float" office:value="0.215496301651001" calcext:value-type="float">
            <text:p>0.215496301651001</text:p>
          </table:table-cell>
          <table:table-cell table:style-name="ce1" office:value-type="float" office:value="0.215456962585449" calcext:value-type="float">
            <text:p>0.215456962585449</text:p>
          </table:table-cell>
          <table:table-cell table:style-name="ce1" office:value-type="float" office:value="0.217396974563599" calcext:value-type="float">
            <text:p>0.217396974563599</text:p>
          </table:table-cell>
          <table:table-cell table:style-name="ce1" office:value-type="float" office:value="0.244102592468262" calcext:value-type="float">
            <text:p>0.244102592468262</text:p>
          </table:table-cell>
          <table:table-cell table:style-name="ce1" office:value-type="float" office:value="0.0831844806671143" calcext:value-type="float">
            <text:p>0.083184480667114</text:p>
          </table:table-cell>
          <table:table-cell table:style-name="ce1" office:value-type="float" office:value="2.60319232940674" calcext:value-type="float">
            <text:p>2.60319232940674</text:p>
          </table:table-cell>
          <table:table-cell table:style-name="ce1" office:value-type="float" office:value="24.4102592468262" calcext:value-type="float">
            <text:p>24.41025924682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9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3.95245003700256" calcext:value-type="float">
            <text:p>3.95245003700256</text:p>
          </table:table-cell>
          <table:table-cell table:style-name="ce1" office:value-type="float" office:value="0.0847880840301514" calcext:value-type="float">
            <text:p>0.084788084030151</text:p>
          </table:table-cell>
          <table:table-cell table:style-name="ce1" office:value-type="float" office:value="0.213317394256592" calcext:value-type="float">
            <text:p>0.213317394256592</text:p>
          </table:table-cell>
          <table:table-cell table:style-name="ce1" office:value-type="float" office:value="0.214705228805542" calcext:value-type="float">
            <text:p>0.214705228805542</text:p>
          </table:table-cell>
          <table:table-cell table:style-name="ce1" office:value-type="float" office:value="0.213657855987549" calcext:value-type="float">
            <text:p>0.213657855987549</text:p>
          </table:table-cell>
          <table:table-cell table:style-name="ce1" office:value-type="float" office:value="0.21457052230835" calcext:value-type="float">
            <text:p>0.21457052230835</text:p>
          </table:table-cell>
          <table:table-cell table:style-name="ce1" office:value-type="float" office:value="0.214715719223022" calcext:value-type="float">
            <text:p>0.214715719223022</text:p>
          </table:table-cell>
          <table:table-cell table:style-name="ce1" office:value-type="float" office:value="0.21320629119873" calcext:value-type="float">
            <text:p>0.21320629119873</text:p>
          </table:table-cell>
          <table:table-cell table:style-name="ce1" office:value-type="float" office:value="0.216165065765381" calcext:value-type="float">
            <text:p>0.216165065765381</text:p>
          </table:table-cell>
          <table:table-cell table:style-name="ce1" office:value-type="float" office:value="0.215843439102173" calcext:value-type="float">
            <text:p>0.215843439102173</text:p>
          </table:table-cell>
          <table:table-cell table:style-name="ce1" office:value-type="float" office:value="0.224039554595947" calcext:value-type="float">
            <text:p>0.224039554595947</text:p>
          </table:table-cell>
          <table:table-cell table:style-name="ce1" office:value-type="float" office:value="0.21427321434021" calcext:value-type="float">
            <text:p>0.21427321434021</text:p>
          </table:table-cell>
          <table:table-cell table:style-name="ce1" office:value-type="float" office:value="0.215392589569092" calcext:value-type="float">
            <text:p>0.215392589569092</text:p>
          </table:table-cell>
          <table:table-cell table:style-name="ce1" office:value-type="float" office:value="0.22752857208252" calcext:value-type="float">
            <text:p>0.22752857208252</text:p>
          </table:table-cell>
          <table:table-cell table:style-name="ce1" office:value-type="float" office:value="0.220483541488647" calcext:value-type="float">
            <text:p>0.220483541488647</text:p>
          </table:table-cell>
          <table:table-cell table:style-name="ce1" office:value-type="float" office:value="0.223385810852051" calcext:value-type="float">
            <text:p>0.223385810852051</text:p>
          </table:table-cell>
          <table:table-cell table:style-name="ce1" office:value-type="float" office:value="0.227657794952393" calcext:value-type="float">
            <text:p>0.227657794952393</text:p>
          </table:table-cell>
          <table:table-cell table:style-name="ce1" office:value-type="float" office:value="0.224944114685059" calcext:value-type="float">
            <text:p>0.224944114685059</text:p>
          </table:table-cell>
          <table:table-cell table:style-name="ce1" office:value-type="float" office:value="0.21858286857605" calcext:value-type="float">
            <text:p>0.21858286857605</text:p>
          </table:table-cell>
          <table:table-cell table:style-name="ce1" office:value-type="float" office:value="0.218859434127808" calcext:value-type="float">
            <text:p>0.218859434127808</text:p>
          </table:table-cell>
          <table:table-cell table:style-name="ce1" office:value-type="float" office:value="0.141879320144653" calcext:value-type="float">
            <text:p>0.141879320144653</text:p>
          </table:table-cell>
          <table:table-cell table:style-name="ce1" office:value-type="float" office:value="0.28411865234375" calcext:value-type="float">
            <text:p>0.28411865234375</text:p>
          </table:table-cell>
          <table:table-cell table:style-name="ce1" office:value-type="float" office:value="0.144436120986938" calcext:value-type="float">
            <text:p>0.144436120986938</text:p>
          </table:table-cell>
          <table:table-cell table:style-name="ce1" office:value-type="float" office:value="0.239591598510742" calcext:value-type="float">
            <text:p>0.239591598510742</text:p>
          </table:table-cell>
          <table:table-cell table:style-name="ce1" office:value-type="float" office:value="0.114071369171143" calcext:value-type="float">
            <text:p>0.114071369171143</text:p>
          </table:table-cell>
          <table:table-cell table:style-name="ce1" office:value-type="float" office:value="0.239298820495605" calcext:value-type="float">
            <text:p>0.239298820495605</text:p>
          </table:table-cell>
          <table:table-cell table:style-name="ce1" office:value-type="float" office:value="0.229072570800781" calcext:value-type="float">
            <text:p>0.229072570800781</text:p>
          </table:table-cell>
          <table:table-cell table:style-name="ce1" office:value-type="float" office:value="0.208266973495483" calcext:value-type="float">
            <text:p>0.208266973495483</text:p>
          </table:table-cell>
          <table:table-cell table:style-name="ce1" office:value-type="float" office:value="0.0849375724792481" calcext:value-type="float">
            <text:p>0.084937572479248</text:p>
          </table:table-cell>
          <table:table-cell table:style-name="ce1" office:value-type="float" office:value="0.217800855636597" calcext:value-type="float">
            <text:p>0.217800855636597</text:p>
          </table:table-cell>
          <table:table-cell table:style-name="ce1" office:value-type="float" office:value="0.217619657516479" calcext:value-type="float">
            <text:p>0.217619657516479</text:p>
          </table:table-cell>
          <table:table-cell table:style-name="ce1" office:value-type="float" office:value="0.216174602508545" calcext:value-type="float">
            <text:p>0.216174602508545</text:p>
          </table:table-cell>
          <table:table-cell table:style-name="ce1" office:value-type="float" office:value="0.220591306686401" calcext:value-type="float">
            <text:p>0.220591306686401</text:p>
          </table:table-cell>
          <table:table-cell table:style-name="ce1" office:value-type="float" office:value="0.215087413787842" calcext:value-type="float">
            <text:p>0.215087413787842</text:p>
          </table:table-cell>
          <table:table-cell table:style-name="ce1" office:value-type="float" office:value="0.215327501296997" calcext:value-type="float">
            <text:p>0.215327501296997</text:p>
          </table:table-cell>
          <table:table-cell table:style-name="ce1" office:value-type="float" office:value="0.215169906616211" calcext:value-type="float">
            <text:p>0.215169906616211</text:p>
          </table:table-cell>
          <table:table-cell table:style-name="ce1" office:value-type="float" office:value="0.215607166290283" calcext:value-type="float">
            <text:p>0.215607166290283</text:p>
          </table:table-cell>
          <table:table-cell table:style-name="ce1" office:value-type="float" office:value="0.216517925262451" calcext:value-type="float">
            <text:p>0.216517925262451</text:p>
          </table:table-cell>
          <table:table-cell table:style-name="ce1" office:value-type="float" office:value="0.217208623886108" calcext:value-type="float">
            <text:p>0.217208623886108</text:p>
          </table:table-cell>
          <table:table-cell table:style-name="ce1" office:value-type="float" office:value="0.216195106506348" calcext:value-type="float">
            <text:p>0.216195106506348</text:p>
          </table:table-cell>
          <table:table-cell table:style-name="ce1" office:value-type="float" office:value="0.143808364868164" calcext:value-type="float">
            <text:p>0.143808364868164</text:p>
          </table:table-cell>
          <table:table-cell table:style-name="ce1" office:value-type="float" office:value="0.117765188217163" calcext:value-type="float">
            <text:p>0.117765188217163</text:p>
          </table:table-cell>
          <table:table-cell table:style-name="ce1" office:value-type="float" office:value="0.250324487686157" calcext:value-type="float">
            <text:p>0.250324487686157</text:p>
          </table:table-cell>
          <table:table-cell table:style-name="ce1" office:value-type="float" office:value="0.100221157073975" calcext:value-type="float">
            <text:p>0.100221157073975</text:p>
          </table:table-cell>
          <table:table-cell table:style-name="ce1" office:value-type="float" office:value="0.241992712020874" calcext:value-type="float">
            <text:p>0.241992712020874</text:p>
          </table:table-cell>
          <table:table-cell table:style-name="ce1" office:value-type="float" office:value="0.213404893875122" calcext:value-type="float">
            <text:p>0.213404893875122</text:p>
          </table:table-cell>
          <table:table-cell table:style-name="ce1" office:value-type="float" office:value="0.215304613113403" calcext:value-type="float">
            <text:p>0.215304613113403</text:p>
          </table:table-cell>
          <table:table-cell table:style-name="ce1" office:value-type="float" office:value="0.214880704879761" calcext:value-type="float">
            <text:p>0.214880704879761</text:p>
          </table:table-cell>
          <table:table-cell table:style-name="ce1" office:value-type="float" office:value="0.216367483139038" calcext:value-type="float">
            <text:p>0.216367483139038</text:p>
          </table:table-cell>
          <table:table-cell table:style-name="ce1" office:value-type="float" office:value="0.217120409011841" calcext:value-type="float">
            <text:p>0.217120409011841</text:p>
          </table:table-cell>
          <table:table-cell table:style-name="ce1" office:value-type="float" office:value="0.224181890487671" calcext:value-type="float">
            <text:p>0.224181890487671</text:p>
          </table:table-cell>
          <table:table-cell table:style-name="ce1" office:value-type="float" office:value="0.21851372718811" calcext:value-type="float">
            <text:p>0.21851372718811</text:p>
          </table:table-cell>
          <table:table-cell table:style-name="ce1" office:value-type="float" office:value="0.223753690719604" calcext:value-type="float">
            <text:p>0.223753690719604</text:p>
          </table:table-cell>
          <table:table-cell table:style-name="ce1" office:value-type="float" office:value="0.22243332862854" calcext:value-type="float">
            <text:p>0.22243332862854</text:p>
          </table:table-cell>
          <table:table-cell table:style-name="ce1" office:value-type="float" office:value="0.22502589225769" calcext:value-type="float">
            <text:p>0.22502589225769</text:p>
          </table:table-cell>
          <table:table-cell table:style-name="ce1" office:value-type="float" office:value="0.22148060798645" calcext:value-type="float">
            <text:p>0.22148060798645</text:p>
          </table:table-cell>
          <table:table-cell table:style-name="ce1" office:value-type="float" office:value="0.219496965408325" calcext:value-type="float">
            <text:p>0.219496965408325</text:p>
          </table:table-cell>
          <table:table-cell table:style-name="ce1" office:value-type="float" office:value="0.228693246841431" calcext:value-type="float">
            <text:p>0.228693246841431</text:p>
          </table:table-cell>
          <table:table-cell table:style-name="ce1" office:value-type="float" office:value="0.222718000411987" calcext:value-type="float">
            <text:p>0.222718000411987</text:p>
          </table:table-cell>
          <table:table-cell table:style-name="ce1" office:value-type="float" office:value="0.21964955329895" calcext:value-type="float">
            <text:p>0.21964955329895</text:p>
          </table:table-cell>
          <table:table-cell table:style-name="ce1" office:value-type="float" office:value="0.147549152374268" calcext:value-type="float">
            <text:p>0.147549152374268</text:p>
          </table:table-cell>
          <table:table-cell table:style-name="ce1" office:value-type="float" office:value="0.134430170059204" calcext:value-type="float">
            <text:p>0.134430170059204</text:p>
          </table:table-cell>
          <table:table-cell table:style-name="ce1" office:value-type="float" office:value="0.222223281860352" calcext:value-type="float">
            <text:p>0.222223281860352</text:p>
          </table:table-cell>
          <table:table-cell table:style-name="ce1" office:value-type="float" office:value="0.234275341033936" calcext:value-type="float">
            <text:p>0.234275341033936</text:p>
          </table:table-cell>
          <table:table-cell table:style-name="ce1" office:value-type="float" office:value="0.217729330062866" calcext:value-type="float">
            <text:p>0.217729330062866</text:p>
          </table:table-cell>
          <table:table-cell table:style-name="ce1" office:value-type="float" office:value="0.236082077026367" calcext:value-type="float">
            <text:p>0.236082077026367</text:p>
          </table:table-cell>
          <table:table-cell table:style-name="ce1" office:value-type="float" office:value="0.233611345291138" calcext:value-type="float">
            <text:p>0.233611345291138</text:p>
          </table:table-cell>
          <table:table-cell table:style-name="ce1" office:value-type="float" office:value="0.220768451690674" calcext:value-type="float">
            <text:p>0.220768451690674</text:p>
          </table:table-cell>
          <table:table-cell table:style-name="ce1" office:value-type="float" office:value="0.214709520339966" calcext:value-type="float">
            <text:p>0.214709520339966</text:p>
          </table:table-cell>
          <table:table-cell table:style-name="ce1" office:value-type="float" office:value="0.21598219871521" calcext:value-type="float">
            <text:p>0.21598219871521</text:p>
          </table:table-cell>
          <table:table-cell table:style-name="ce1" office:value-type="float" office:value="0.229549884796143" calcext:value-type="float">
            <text:p>0.229549884796143</text:p>
          </table:table-cell>
          <table:table-cell table:style-name="ce1" office:value-type="float" office:value="0.220728397369385" calcext:value-type="float">
            <text:p>0.220728397369385</text:p>
          </table:table-cell>
          <table:table-cell table:style-name="ce1" office:value-type="float" office:value="0.0832788944244385" calcext:value-type="float">
            <text:p>0.083278894424439</text:p>
          </table:table-cell>
          <table:table-cell table:style-name="ce1" office:value-type="float" office:value="0.216556549072266" calcext:value-type="float">
            <text:p>0.216556549072266</text:p>
          </table:table-cell>
          <table:table-cell table:style-name="ce1" office:value-type="float" office:value="0.215446949005127" calcext:value-type="float">
            <text:p>0.215446949005127</text:p>
          </table:table-cell>
          <table:table-cell table:style-name="ce1" office:value-type="float" office:value="0.22410774230957" calcext:value-type="float">
            <text:p>0.22410774230957</text:p>
          </table:table-cell>
          <table:table-cell table:style-name="ce1" office:value-type="float" office:value="0.241574764251709" calcext:value-type="float">
            <text:p>0.241574764251709</text:p>
          </table:table-cell>
          <table:table-cell table:style-name="ce1" office:value-type="float" office:value="0.22021222114563" calcext:value-type="float">
            <text:p>0.22021222114563</text:p>
          </table:table-cell>
          <table:table-cell table:style-name="ce1" office:value-type="float" office:value="0.241840600967407" calcext:value-type="float">
            <text:p>0.241840600967407</text:p>
          </table:table-cell>
          <table:table-cell table:style-name="ce1" office:value-type="float" office:value="0.234869480133057" calcext:value-type="float">
            <text:p>0.234869480133057</text:p>
          </table:table-cell>
          <table:table-cell table:style-name="ce1" office:value-type="float" office:value="0.156750202178955" calcext:value-type="float">
            <text:p>0.156750202178955</text:p>
          </table:table-cell>
          <table:table-cell table:style-name="ce1" office:value-type="float" office:value="0.123490333557129" calcext:value-type="float">
            <text:p>0.123490333557129</text:p>
          </table:table-cell>
          <table:table-cell table:style-name="ce1" office:value-type="float" office:value="0.259584188461304" calcext:value-type="float">
            <text:p>0.259584188461304</text:p>
          </table:table-cell>
          <table:table-cell table:style-name="ce1" office:value-type="float" office:value="0.2348313331604" calcext:value-type="float">
            <text:p>0.2348313331604</text:p>
          </table:table-cell>
          <table:table-cell table:style-name="ce1" office:value-type="float" office:value="0.231260299682617" calcext:value-type="float">
            <text:p>0.231260299682617</text:p>
          </table:table-cell>
          <table:table-cell table:style-name="ce1" office:value-type="float" office:value="0.238195657730103" calcext:value-type="float">
            <text:p>0.238195657730103</text:p>
          </table:table-cell>
          <table:table-cell table:style-name="ce1" office:value-type="float" office:value="0.229729175567627" calcext:value-type="float">
            <text:p>0.229729175567627</text:p>
          </table:table-cell>
          <table:table-cell table:style-name="ce1" office:value-type="float" office:value="0.244818925857544" calcext:value-type="float">
            <text:p>0.244818925857544</text:p>
          </table:table-cell>
          <table:table-cell table:style-name="ce1" office:value-type="float" office:value="0.0909888744354248" calcext:value-type="float">
            <text:p>0.090988874435425</text:p>
          </table:table-cell>
          <table:table-cell table:style-name="ce1" office:value-type="float" office:value="0.246394634246826" calcext:value-type="float">
            <text:p>0.246394634246826</text:p>
          </table:table-cell>
          <table:table-cell table:style-name="ce1" office:value-type="float" office:value="0.252542018890381" calcext:value-type="float">
            <text:p>0.252542018890381</text:p>
          </table:table-cell>
          <table:table-cell table:style-name="ce1" office:value-type="float" office:value="0.228289127349854" calcext:value-type="float">
            <text:p>0.228289127349854</text:p>
          </table:table-cell>
          <table:table-cell table:style-name="ce1" office:value-type="float" office:value="0.215297937393188" calcext:value-type="float">
            <text:p>0.215297937393188</text:p>
          </table:table-cell>
          <table:table-cell table:style-name="ce1" office:value-type="float" office:value="0.215943336486816" calcext:value-type="float">
            <text:p>0.215943336486816</text:p>
          </table:table-cell>
          <table:table-cell table:style-name="ce1" office:value-type="float" office:value="0.216293573379517" calcext:value-type="float">
            <text:p>0.216293573379517</text:p>
          </table:table-cell>
          <table:table-cell table:style-name="ce1" office:value-type="float" office:value="0.241363048553467" calcext:value-type="float">
            <text:p>0.241363048553467</text:p>
          </table:table-cell>
          <table:table-cell table:style-name="ce1" office:value-type="float" office:value="0.232213258743286" calcext:value-type="float">
            <text:p>0.232213258743286</text:p>
          </table:table-cell>
          <table:table-cell table:style-name="ce1" office:value-type="float" office:value="0.218559741973877" calcext:value-type="float">
            <text:p>0.218559741973877</text:p>
          </table:table-cell>
          <table:table-cell table:style-name="ce1" office:value-type="float" office:value="0.217233180999756" calcext:value-type="float">
            <text:p>0.217233180999756</text:p>
          </table:table-cell>
          <table:table-cell table:style-name="ce1" office:value-type="float" office:value="0.220700263977051" calcext:value-type="float">
            <text:p>0.220700263977051</text:p>
          </table:table-cell>
          <table:table-cell table:style-name="ce1" office:value-type="float" office:value="0.247146825790405" calcext:value-type="float">
            <text:p>0.247146825790405</text:p>
          </table:table-cell>
          <table:table-cell table:style-name="ce1" office:value-type="float" office:value="0.0832788944244385" calcext:value-type="float">
            <text:p>0.083278894424439</text:p>
          </table:table-cell>
          <table:table-cell table:style-name="ce1" office:value-type="float" office:value="3.95245003700256" calcext:value-type="float">
            <text:p>3.95245003700256</text:p>
          </table:table-cell>
          <table:table-cell table:style-name="ce1" office:value-type="float" office:value="24.7146825790405" calcext:value-type="float">
            <text:p>24.71468257904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30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61150217056274" calcext:value-type="float">
            <text:p>0.161150217056274</text:p>
          </table:table-cell>
          <table:table-cell table:style-name="ce1" office:value-type="float" office:value="0.19831109046936" calcext:value-type="float">
            <text:p>0.19831109046936</text:p>
          </table:table-cell>
          <table:table-cell table:style-name="ce1" office:value-type="float" office:value="0.226224660873413" calcext:value-type="float">
            <text:p>0.226224660873413</text:p>
          </table:table-cell>
          <table:table-cell table:style-name="ce1" office:value-type="float" office:value="0.206660032272339" calcext:value-type="float">
            <text:p>0.206660032272339</text:p>
          </table:table-cell>
          <table:table-cell table:style-name="ce1" office:value-type="float" office:value="0.110010862350464" calcext:value-type="float">
            <text:p>0.110010862350464</text:p>
          </table:table-cell>
          <table:table-cell table:style-name="ce1" office:value-type="float" office:value="0.238142251968384" calcext:value-type="float">
            <text:p>0.238142251968384</text:p>
          </table:table-cell>
          <table:table-cell table:style-name="ce1" office:value-type="float" office:value="0.201848030090332" calcext:value-type="float">
            <text:p>0.201848030090332</text:p>
          </table:table-cell>
          <table:table-cell table:style-name="ce1" office:value-type="float" office:value="0.107583522796631" calcext:value-type="float">
            <text:p>0.107583522796631</text:p>
          </table:table-cell>
          <table:table-cell table:style-name="ce1" office:value-type="float" office:value="0.239108324050903" calcext:value-type="float">
            <text:p>0.239108324050903</text:p>
          </table:table-cell>
          <table:table-cell table:style-name="ce1" office:value-type="float" office:value="0.215972661972046" calcext:value-type="float">
            <text:p>0.215972661972046</text:p>
          </table:table-cell>
          <table:table-cell table:style-name="ce1" office:value-type="float" office:value="0.22217059135437" calcext:value-type="float">
            <text:p>0.22217059135437</text:p>
          </table:table-cell>
          <table:table-cell table:style-name="ce1" office:value-type="float" office:value="0.215420722961426" calcext:value-type="float">
            <text:p>0.215420722961426</text:p>
          </table:table-cell>
          <table:table-cell table:style-name="ce1" office:value-type="float" office:value="0.216304540634155" calcext:value-type="float">
            <text:p>0.216304540634155</text:p>
          </table:table-cell>
          <table:table-cell table:style-name="ce1" office:value-type="float" office:value="0.216594696044922" calcext:value-type="float">
            <text:p>0.216594696044922</text:p>
          </table:table-cell>
          <table:table-cell table:style-name="ce1" office:value-type="float" office:value="0.215503454208374" calcext:value-type="float">
            <text:p>0.215503454208374</text:p>
          </table:table-cell>
          <table:table-cell table:style-name="ce1" office:value-type="float" office:value="0.215954780578613" calcext:value-type="float">
            <text:p>0.215954780578613</text:p>
          </table:table-cell>
          <table:table-cell table:style-name="ce1" office:value-type="float" office:value="0.216051578521729" calcext:value-type="float">
            <text:p>0.216051578521729</text:p>
          </table:table-cell>
          <table:table-cell table:style-name="ce1" office:value-type="float" office:value="0.215975046157837" calcext:value-type="float">
            <text:p>0.215975046157837</text:p>
          </table:table-cell>
          <table:table-cell table:style-name="ce1" office:value-type="float" office:value="0.216479301452637" calcext:value-type="float">
            <text:p>0.216479301452637</text:p>
          </table:table-cell>
          <table:table-cell table:style-name="ce1" office:value-type="float" office:value="0.218887090682983" calcext:value-type="float">
            <text:p>0.218887090682983</text:p>
          </table:table-cell>
          <table:table-cell table:style-name="ce1" office:value-type="float" office:value="0.154868602752686" calcext:value-type="float">
            <text:p>0.154868602752686</text:p>
          </table:table-cell>
          <table:table-cell table:style-name="ce1" office:value-type="float" office:value="0.123682260513306" calcext:value-type="float">
            <text:p>0.123682260513306</text:p>
          </table:table-cell>
          <table:table-cell table:style-name="ce1" office:value-type="float" office:value="0.123090982437134" calcext:value-type="float">
            <text:p>0.123090982437134</text:p>
          </table:table-cell>
          <table:table-cell table:style-name="ce1" office:value-type="float" office:value="0.21678900718689" calcext:value-type="float">
            <text:p>0.21678900718689</text:p>
          </table:table-cell>
          <table:table-cell table:style-name="ce1" office:value-type="float" office:value="0.27187705039978" calcext:value-type="float">
            <text:p>0.27187705039978</text:p>
          </table:table-cell>
          <table:table-cell table:style-name="ce1" office:value-type="float" office:value="0.0992951393127441" calcext:value-type="float">
            <text:p>0.099295139312744</text:p>
          </table:table-cell>
          <table:table-cell table:style-name="ce1" office:value-type="float" office:value="0.236979246139526" calcext:value-type="float">
            <text:p>0.236979246139526</text:p>
          </table:table-cell>
          <table:table-cell table:style-name="ce1" office:value-type="float" office:value="0.215295553207397" calcext:value-type="float">
            <text:p>0.215295553207397</text:p>
          </table:table-cell>
          <table:table-cell table:style-name="ce1" office:value-type="float" office:value="0.215491533279419" calcext:value-type="float">
            <text:p>0.215491533279419</text:p>
          </table:table-cell>
          <table:table-cell table:style-name="ce1" office:value-type="float" office:value="0.215916156768799" calcext:value-type="float">
            <text:p>0.215916156768799</text:p>
          </table:table-cell>
          <table:table-cell table:style-name="ce1" office:value-type="float" office:value="0.22245979309082" calcext:value-type="float">
            <text:p>0.22245979309082</text:p>
          </table:table-cell>
          <table:table-cell table:style-name="ce1" office:value-type="float" office:value="0.215266704559326" calcext:value-type="float">
            <text:p>0.215266704559326</text:p>
          </table:table-cell>
          <table:table-cell table:style-name="ce1" office:value-type="float" office:value="0.216184616088867" calcext:value-type="float">
            <text:p>0.216184616088867</text:p>
          </table:table-cell>
          <table:table-cell table:style-name="ce1" office:value-type="float" office:value="0.215335607528687" calcext:value-type="float">
            <text:p>0.215335607528687</text:p>
          </table:table-cell>
          <table:table-cell table:style-name="ce1" office:value-type="float" office:value="0.215623617172241" calcext:value-type="float">
            <text:p>0.215623617172241</text:p>
          </table:table-cell>
          <table:table-cell table:style-name="ce1" office:value-type="float" office:value="0.215864658355713" calcext:value-type="float">
            <text:p>0.215864658355713</text:p>
          </table:table-cell>
          <table:table-cell table:style-name="ce1" office:value-type="float" office:value="0.215532302856445" calcext:value-type="float">
            <text:p>0.215532302856445</text:p>
          </table:table-cell>
          <table:table-cell table:style-name="ce1" office:value-type="float" office:value="0.215335130691528" calcext:value-type="float">
            <text:p>0.215335130691528</text:p>
          </table:table-cell>
          <table:table-cell table:style-name="ce1" office:value-type="float" office:value="0.216509819030762" calcext:value-type="float">
            <text:p>0.216509819030762</text:p>
          </table:table-cell>
          <table:table-cell table:style-name="ce1" office:value-type="float" office:value="0.217212677001953" calcext:value-type="float">
            <text:p>0.217212677001953</text:p>
          </table:table-cell>
          <table:table-cell table:style-name="ce1" office:value-type="float" office:value="0.138797283172607" calcext:value-type="float">
            <text:p>0.138797283172607</text:p>
          </table:table-cell>
          <table:table-cell table:style-name="ce1" office:value-type="float" office:value="0.256614923477173" calcext:value-type="float">
            <text:p>0.256614923477173</text:p>
          </table:table-cell>
          <table:table-cell table:style-name="ce1" office:value-type="float" office:value="0.245364904403687" calcext:value-type="float">
            <text:p>0.245364904403687</text:p>
          </table:table-cell>
          <table:table-cell table:style-name="ce1" office:value-type="float" office:value="0.256102085113525" calcext:value-type="float">
            <text:p>0.256102085113525</text:p>
          </table:table-cell>
          <table:table-cell table:style-name="ce1" office:value-type="float" office:value="0.104231119155884" calcext:value-type="float">
            <text:p>0.104231119155884</text:p>
          </table:table-cell>
          <table:table-cell table:style-name="ce1" office:value-type="float" office:value="0.222286701202393" calcext:value-type="float">
            <text:p>0.222286701202393</text:p>
          </table:table-cell>
          <table:table-cell table:style-name="ce1" office:value-type="float" office:value="0.244845628738403" calcext:value-type="float">
            <text:p>0.244845628738403</text:p>
          </table:table-cell>
          <table:table-cell table:style-name="ce1" office:value-type="float" office:value="0.227955102920532" calcext:value-type="float">
            <text:p>0.227955102920532</text:p>
          </table:table-cell>
          <table:table-cell table:style-name="ce1" office:value-type="float" office:value="0.230897903442383" calcext:value-type="float">
            <text:p>0.230897903442383</text:p>
          </table:table-cell>
          <table:table-cell table:style-name="ce1" office:value-type="float" office:value="0.239908933639526" calcext:value-type="float">
            <text:p>0.239908933639526</text:p>
          </table:table-cell>
          <table:table-cell table:style-name="ce1" office:value-type="float" office:value="0.236829996109009" calcext:value-type="float">
            <text:p>0.236829996109009</text:p>
          </table:table-cell>
          <table:table-cell table:style-name="ce1" office:value-type="float" office:value="0.23157525062561" calcext:value-type="float">
            <text:p>0.23157525062561</text:p>
          </table:table-cell>
          <table:table-cell table:style-name="ce1" office:value-type="float" office:value="0.231990337371826" calcext:value-type="float">
            <text:p>0.231990337371826</text:p>
          </table:table-cell>
          <table:table-cell table:style-name="ce1" office:value-type="float" office:value="0.232116222381592" calcext:value-type="float">
            <text:p>0.232116222381592</text:p>
          </table:table-cell>
          <table:table-cell table:style-name="ce1" office:value-type="float" office:value="0.229857921600342" calcext:value-type="float">
            <text:p>0.229857921600342</text:p>
          </table:table-cell>
          <table:table-cell table:style-name="ce1" office:value-type="float" office:value="0.231459379196167" calcext:value-type="float">
            <text:p>0.231459379196167</text:p>
          </table:table-cell>
          <table:table-cell table:style-name="ce1" office:value-type="float" office:value="0.234650611877441" calcext:value-type="float">
            <text:p>0.234650611877441</text:p>
          </table:table-cell>
          <table:table-cell table:style-name="ce1" office:value-type="float" office:value="0.234207391738892" calcext:value-type="float">
            <text:p>0.234207391738892</text:p>
          </table:table-cell>
          <table:table-cell table:style-name="ce1" office:value-type="float" office:value="0.230829000473022" calcext:value-type="float">
            <text:p>0.230829000473022</text:p>
          </table:table-cell>
          <table:table-cell table:style-name="ce1" office:value-type="float" office:value="0.234274387359619" calcext:value-type="float">
            <text:p>0.234274387359619</text:p>
          </table:table-cell>
          <table:table-cell table:style-name="ce1" office:value-type="float" office:value="0.156321287155151" calcext:value-type="float">
            <text:p>0.156321287155151</text:p>
          </table:table-cell>
          <table:table-cell table:style-name="ce1" office:value-type="float" office:value="0.161802530288696" calcext:value-type="float">
            <text:p>0.161802530288696</text:p>
          </table:table-cell>
          <table:table-cell table:style-name="ce1" office:value-type="float" office:value="0.261433124542236" calcext:value-type="float">
            <text:p>0.261433124542236</text:p>
          </table:table-cell>
          <table:table-cell table:style-name="ce1" office:value-type="float" office:value="0.110179901123047" calcext:value-type="float">
            <text:p>0.110179901123047</text:p>
          </table:table-cell>
          <table:table-cell table:style-name="ce1" office:value-type="float" office:value="0.245918035507202" calcext:value-type="float">
            <text:p>0.245918035507202</text:p>
          </table:table-cell>
          <table:table-cell table:style-name="ce1" office:value-type="float" office:value="0.232470989227295" calcext:value-type="float">
            <text:p>0.232470989227295</text:p>
          </table:table-cell>
          <table:table-cell table:style-name="ce1" office:value-type="float" office:value="0.111671447753906" calcext:value-type="float">
            <text:p>0.111671447753906</text:p>
          </table:table-cell>
          <table:table-cell table:style-name="ce1" office:value-type="float" office:value="0.25813364982605" calcext:value-type="float">
            <text:p>0.25813364982605</text:p>
          </table:table-cell>
          <table:table-cell table:style-name="ce1" office:value-type="float" office:value="0.247666835784912" calcext:value-type="float">
            <text:p>0.247666835784912</text:p>
          </table:table-cell>
          <table:table-cell table:style-name="ce1" office:value-type="float" office:value="0.255697250366211" calcext:value-type="float">
            <text:p>0.255697250366211</text:p>
          </table:table-cell>
          <table:table-cell table:style-name="ce1" office:value-type="float" office:value="0.24202823638916" calcext:value-type="float">
            <text:p>0.24202823638916</text:p>
          </table:table-cell>
          <table:table-cell table:style-name="ce1" office:value-type="float" office:value="0.241935014724731" calcext:value-type="float">
            <text:p>0.241935014724731</text:p>
          </table:table-cell>
          <table:table-cell table:style-name="ce1" office:value-type="float" office:value="0.251848697662354" calcext:value-type="float">
            <text:p>0.251848697662354</text:p>
          </table:table-cell>
          <table:table-cell table:style-name="ce1" office:value-type="float" office:value="0.251009464263916" calcext:value-type="float">
            <text:p>0.251009464263916</text:p>
          </table:table-cell>
          <table:table-cell table:style-name="ce1" office:value-type="float" office:value="0.250741243362427" calcext:value-type="float">
            <text:p>0.250741243362427</text:p>
          </table:table-cell>
          <table:table-cell table:style-name="ce1" office:value-type="float" office:value="0.242398738861084" calcext:value-type="float">
            <text:p>0.242398738861084</text:p>
          </table:table-cell>
          <table:table-cell table:style-name="ce1" office:value-type="float" office:value="0.240276336669922" calcext:value-type="float">
            <text:p>0.240276336669922</text:p>
          </table:table-cell>
          <table:table-cell table:style-name="ce1" office:value-type="float" office:value="0.231451034545898" calcext:value-type="float">
            <text:p>0.231451034545898</text:p>
          </table:table-cell>
          <table:table-cell table:style-name="ce1" office:value-type="float" office:value="0.233577013015747" calcext:value-type="float">
            <text:p>0.233577013015747</text:p>
          </table:table-cell>
          <table:table-cell table:style-name="ce1" office:value-type="float" office:value="0.231984615325928" calcext:value-type="float">
            <text:p>0.231984615325928</text:p>
          </table:table-cell>
          <table:table-cell table:style-name="ce1" office:value-type="float" office:value="0.147512435913086" calcext:value-type="float">
            <text:p>0.147512435913086</text:p>
          </table:table-cell>
          <table:table-cell table:style-name="ce1" office:value-type="float" office:value="0.144270420074463" calcext:value-type="float">
            <text:p>0.144270420074463</text:p>
          </table:table-cell>
          <table:table-cell table:style-name="ce1" office:value-type="float" office:value="0.236001968383789" calcext:value-type="float">
            <text:p>0.236001968383789</text:p>
          </table:table-cell>
          <table:table-cell table:style-name="ce1" office:value-type="float" office:value="0.239400863647461" calcext:value-type="float">
            <text:p>0.239400863647461</text:p>
          </table:table-cell>
          <table:table-cell table:style-name="ce1" office:value-type="float" office:value="0.243664741516113" calcext:value-type="float">
            <text:p>0.243664741516113</text:p>
          </table:table-cell>
          <table:table-cell table:style-name="ce1" office:value-type="float" office:value="0.208944797515869" calcext:value-type="float">
            <text:p>0.208944797515869</text:p>
          </table:table-cell>
          <table:table-cell table:style-name="ce1" office:value-type="float" office:value="0.0911624431610107" calcext:value-type="float">
            <text:p>0.091162443161011</text:p>
          </table:table-cell>
          <table:table-cell table:style-name="ce1" office:value-type="float" office:value="0.229992151260376" calcext:value-type="float">
            <text:p>0.229992151260376</text:p>
          </table:table-cell>
          <table:table-cell table:style-name="ce1" office:value-type="float" office:value="0.233245372772217" calcext:value-type="float">
            <text:p>0.233245372772217</text:p>
          </table:table-cell>
          <table:table-cell table:style-name="ce1" office:value-type="float" office:value="0.232739925384521" calcext:value-type="float">
            <text:p>0.232739925384521</text:p>
          </table:table-cell>
          <table:table-cell table:style-name="ce1" office:value-type="float" office:value="0.23665714263916" calcext:value-type="float">
            <text:p>0.23665714263916</text:p>
          </table:table-cell>
          <table:table-cell table:style-name="ce1" office:value-type="float" office:value="0.237231254577637" calcext:value-type="float">
            <text:p>0.237231254577637</text:p>
          </table:table-cell>
          <table:table-cell table:style-name="ce1" office:value-type="float" office:value="0.244577884674072" calcext:value-type="float">
            <text:p>0.244577884674072</text:p>
          </table:table-cell>
          <table:table-cell table:style-name="ce1" office:value-type="float" office:value="0.243347644805908" calcext:value-type="float">
            <text:p>0.243347644805908</text:p>
          </table:table-cell>
          <table:table-cell table:style-name="ce1" office:value-type="float" office:value="0.238318920135498" calcext:value-type="float">
            <text:p>0.238318920135498</text:p>
          </table:table-cell>
          <table:table-cell table:style-name="ce1" office:value-type="float" office:value="0.246030330657959" calcext:value-type="float">
            <text:p>0.246030330657959</text:p>
          </table:table-cell>
          <table:table-cell table:style-name="ce1" office:value-type="float" office:value="0.241326332092285" calcext:value-type="float">
            <text:p>0.241326332092285</text:p>
          </table:table-cell>
          <table:table-cell table:style-name="ce1" office:value-type="float" office:value="0.230276823043823" calcext:value-type="float">
            <text:p>0.230276823043823</text:p>
          </table:table-cell>
          <table:table-cell table:style-name="ce1" office:value-type="float" office:value="0.232301473617554" calcext:value-type="float">
            <text:p>0.232301473617554</text:p>
          </table:table-cell>
          <table:table-cell table:style-name="ce1" office:value-type="float" office:value="0.23494553565979" calcext:value-type="float">
            <text:p>0.23494553565979</text:p>
          </table:table-cell>
          <table:table-cell table:style-name="ce1" office:value-type="float" office:value="0.214582529067993" calcext:value-type="float">
            <text:p>0.214582529067993</text:p>
          </table:table-cell>
          <table:table-cell table:style-name="ce1" office:value-type="float" office:value="0.0911624431610107" calcext:value-type="float">
            <text:p>0.091162443161011</text:p>
          </table:table-cell>
          <table:table-cell table:style-name="ce1" office:value-type="float" office:value="0.27187705039978" calcext:value-type="float">
            <text:p>0.27187705039978</text:p>
          </table:table-cell>
          <table:table-cell table:style-name="ce1" office:value-type="float" office:value="21.4582529067993" calcext:value-type="float">
            <text:p>21.45825290679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31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43810987472534" calcext:value-type="float">
            <text:p>0.143810987472534</text:p>
          </table:table-cell>
          <table:table-cell table:style-name="ce1" office:value-type="float" office:value="0.282910823822021" calcext:value-type="float">
            <text:p>0.282910823822021</text:p>
          </table:table-cell>
          <table:table-cell table:style-name="ce1" office:value-type="float" office:value="0.10783052444458" calcext:value-type="float">
            <text:p>0.10783052444458</text:p>
          </table:table-cell>
          <table:table-cell table:style-name="ce1" office:value-type="float" office:value="0.252374887466431" calcext:value-type="float">
            <text:p>0.252374887466431</text:p>
          </table:table-cell>
          <table:table-cell table:style-name="ce1" office:value-type="float" office:value="0.248080730438232" calcext:value-type="float">
            <text:p>0.248080730438232</text:p>
          </table:table-cell>
          <table:table-cell table:style-name="ce1" office:value-type="float" office:value="0.24195408821106" calcext:value-type="float">
            <text:p>0.24195408821106</text:p>
          </table:table-cell>
          <table:table-cell table:style-name="ce1" office:value-type="float" office:value="0.230541467666626" calcext:value-type="float">
            <text:p>0.230541467666626</text:p>
          </table:table-cell>
          <table:table-cell table:style-name="ce1" office:value-type="float" office:value="0.2423255443573" calcext:value-type="float">
            <text:p>0.2423255443573</text:p>
          </table:table-cell>
          <table:table-cell table:style-name="ce1" office:value-type="float" office:value="0.231362819671631" calcext:value-type="float">
            <text:p>0.231362819671631</text:p>
          </table:table-cell>
          <table:table-cell table:style-name="ce1" office:value-type="float" office:value="0.230781078338623" calcext:value-type="float">
            <text:p>0.230781078338623</text:p>
          </table:table-cell>
          <table:table-cell table:style-name="ce1" office:value-type="float" office:value="0.233551740646362" calcext:value-type="float">
            <text:p>0.233551740646362</text:p>
          </table:table-cell>
          <table:table-cell table:style-name="ce1" office:value-type="float" office:value="0.231070041656494" calcext:value-type="float">
            <text:p>0.231070041656494</text:p>
          </table:table-cell>
          <table:table-cell table:style-name="ce1" office:value-type="float" office:value="0.23271656036377" calcext:value-type="float">
            <text:p>0.23271656036377</text:p>
          </table:table-cell>
          <table:table-cell table:style-name="ce1" office:value-type="float" office:value="0.232917308807373" calcext:value-type="float">
            <text:p>0.232917308807373</text:p>
          </table:table-cell>
          <table:table-cell table:style-name="ce1" office:value-type="float" office:value="0.2395179271698" calcext:value-type="float">
            <text:p>0.2395179271698</text:p>
          </table:table-cell>
          <table:table-cell table:style-name="ce1" office:value-type="float" office:value="0.23474383354187" calcext:value-type="float">
            <text:p>0.23474383354187</text:p>
          </table:table-cell>
          <table:table-cell table:style-name="ce1" office:value-type="float" office:value="0.235246419906616" calcext:value-type="float">
            <text:p>0.235246419906616</text:p>
          </table:table-cell>
          <table:table-cell table:style-name="ce1" office:value-type="float" office:value="0.230354309082031" calcext:value-type="float">
            <text:p>0.230354309082031</text:p>
          </table:table-cell>
          <table:table-cell table:style-name="ce1" office:value-type="float" office:value="0.233997106552124" calcext:value-type="float">
            <text:p>0.233997106552124</text:p>
          </table:table-cell>
          <table:table-cell table:style-name="ce1" office:value-type="float" office:value="0.240908145904541" calcext:value-type="float">
            <text:p>0.240908145904541</text:p>
          </table:table-cell>
          <table:table-cell table:style-name="ce1" office:value-type="float" office:value="0.167730808258057" calcext:value-type="float">
            <text:p>0.167730808258057</text:p>
          </table:table-cell>
          <table:table-cell table:style-name="ce1" office:value-type="float" office:value="0.221668004989624" calcext:value-type="float">
            <text:p>0.221668004989624</text:p>
          </table:table-cell>
          <table:table-cell table:style-name="ce1" office:value-type="float" office:value="0.0979394912719727" calcext:value-type="float">
            <text:p>0.097939491271973</text:p>
          </table:table-cell>
          <table:table-cell table:style-name="ce1" office:value-type="float" office:value="0.260470628738403" calcext:value-type="float">
            <text:p>0.260470628738403</text:p>
          </table:table-cell>
          <table:table-cell table:style-name="ce1" office:value-type="float" office:value="0.237301826477051" calcext:value-type="float">
            <text:p>0.237301826477051</text:p>
          </table:table-cell>
          <table:table-cell table:style-name="ce1" office:value-type="float" office:value="0.236653327941895" calcext:value-type="float">
            <text:p>0.236653327941895</text:p>
          </table:table-cell>
          <table:table-cell table:style-name="ce1" office:value-type="float" office:value="0.224574327468872" calcext:value-type="float">
            <text:p>0.224574327468872</text:p>
          </table:table-cell>
          <table:table-cell table:style-name="ce1" office:value-type="float" office:value="0.237621068954468" calcext:value-type="float">
            <text:p>0.237621068954468</text:p>
          </table:table-cell>
          <table:table-cell table:style-name="ce1" office:value-type="float" office:value="0.0923697948455811" calcext:value-type="float">
            <text:p>0.092369794845581</text:p>
          </table:table-cell>
          <table:table-cell table:style-name="ce1" office:value-type="float" office:value="0.241663455963135" calcext:value-type="float">
            <text:p>0.241663455963135</text:p>
          </table:table-cell>
          <table:table-cell table:style-name="ce1" office:value-type="float" office:value="0.256802082061768" calcext:value-type="float">
            <text:p>0.256802082061768</text:p>
          </table:table-cell>
          <table:table-cell table:style-name="ce1" office:value-type="float" office:value="0.241585493087769" calcext:value-type="float">
            <text:p>0.241585493087769</text:p>
          </table:table-cell>
          <table:table-cell table:style-name="ce1" office:value-type="float" office:value="0.246145963668823" calcext:value-type="float">
            <text:p>0.246145963668823</text:p>
          </table:table-cell>
          <table:table-cell table:style-name="ce1" office:value-type="float" office:value="0.24894642829895" calcext:value-type="float">
            <text:p>0.24894642829895</text:p>
          </table:table-cell>
          <table:table-cell table:style-name="ce1" office:value-type="float" office:value="0.241830348968506" calcext:value-type="float">
            <text:p>0.241830348968506</text:p>
          </table:table-cell>
          <table:table-cell table:style-name="ce1" office:value-type="float" office:value="0.246415138244629" calcext:value-type="float">
            <text:p>0.246415138244629</text:p>
          </table:table-cell>
          <table:table-cell table:style-name="ce1" office:value-type="float" office:value="0.244640350341797" calcext:value-type="float">
            <text:p>0.244640350341797</text:p>
          </table:table-cell>
          <table:table-cell table:style-name="ce1" office:value-type="float" office:value="0.23733115196228" calcext:value-type="float">
            <text:p>0.23733115196228</text:p>
          </table:table-cell>
          <table:table-cell table:style-name="ce1" office:value-type="float" office:value="0.249151706695557" calcext:value-type="float">
            <text:p>0.249151706695557</text:p>
          </table:table-cell>
          <table:table-cell table:style-name="ce1" office:value-type="float" office:value="0.245789527893066" calcext:value-type="float">
            <text:p>0.245789527893066</text:p>
          </table:table-cell>
          <table:table-cell table:style-name="ce1" office:value-type="float" office:value="0.19141697883606" calcext:value-type="float">
            <text:p>0.19141697883606</text:p>
          </table:table-cell>
          <table:table-cell table:style-name="ce1" office:value-type="float" office:value="0.198109149932861" calcext:value-type="float">
            <text:p>0.198109149932861</text:p>
          </table:table-cell>
          <table:table-cell table:style-name="ce1" office:value-type="float" office:value="0.280574083328247" calcext:value-type="float">
            <text:p>0.280574083328247</text:p>
          </table:table-cell>
          <table:table-cell table:style-name="ce1" office:value-type="float" office:value="0.236802101135254" calcext:value-type="float">
            <text:p>0.236802101135254</text:p>
          </table:table-cell>
          <table:table-cell table:style-name="ce1" office:value-type="float" office:value="0.241528034210205" calcext:value-type="float">
            <text:p>0.241528034210205</text:p>
          </table:table-cell>
          <table:table-cell table:style-name="ce1" office:value-type="float" office:value="0.242231845855713" calcext:value-type="float">
            <text:p>0.242231845855713</text:p>
          </table:table-cell>
          <table:table-cell table:style-name="ce1" office:value-type="float" office:value="0.0944516658782959" calcext:value-type="float">
            <text:p>0.094451665878296</text:p>
          </table:table-cell>
          <table:table-cell table:style-name="ce1" office:value-type="float" office:value="0.227356195449829" calcext:value-type="float">
            <text:p>0.227356195449829</text:p>
          </table:table-cell>
          <table:table-cell table:style-name="ce1" office:value-type="float" office:value="0.23023796081543" calcext:value-type="float">
            <text:p>0.23023796081543</text:p>
          </table:table-cell>
          <table:table-cell table:style-name="ce1" office:value-type="float" office:value="0.233188629150391" calcext:value-type="float">
            <text:p>0.233188629150391</text:p>
          </table:table-cell>
          <table:table-cell table:style-name="ce1" office:value-type="float" office:value="0.235416412353516" calcext:value-type="float">
            <text:p>0.235416412353516</text:p>
          </table:table-cell>
          <table:table-cell table:style-name="ce1" office:value-type="float" office:value="0.234743595123291" calcext:value-type="float">
            <text:p>0.234743595123291</text:p>
          </table:table-cell>
          <table:table-cell table:style-name="ce1" office:value-type="float" office:value="0.234959602355957" calcext:value-type="float">
            <text:p>0.234959602355957</text:p>
          </table:table-cell>
          <table:table-cell table:style-name="ce1" office:value-type="float" office:value="0.233603715896606" calcext:value-type="float">
            <text:p>0.233603715896606</text:p>
          </table:table-cell>
          <table:table-cell table:style-name="ce1" office:value-type="float" office:value="0.232842922210693" calcext:value-type="float">
            <text:p>0.232842922210693</text:p>
          </table:table-cell>
          <table:table-cell table:style-name="ce1" office:value-type="float" office:value="0.231114625930786" calcext:value-type="float">
            <text:p>0.231114625930786</text:p>
          </table:table-cell>
          <table:table-cell table:style-name="ce1" office:value-type="float" office:value="0.241719245910645" calcext:value-type="float">
            <text:p>0.241719245910645</text:p>
          </table:table-cell>
          <table:table-cell table:style-name="ce1" office:value-type="float" office:value="0.227785348892212" calcext:value-type="float">
            <text:p>0.227785348892212</text:p>
          </table:table-cell>
          <table:table-cell table:style-name="ce1" office:value-type="float" office:value="0.233699560165405" calcext:value-type="float">
            <text:p>0.233699560165405</text:p>
          </table:table-cell>
          <table:table-cell table:style-name="ce1" office:value-type="float" office:value="0.231921434402466" calcext:value-type="float">
            <text:p>0.231921434402466</text:p>
          </table:table-cell>
          <table:table-cell table:style-name="ce1" office:value-type="float" office:value="0.135110378265381" calcext:value-type="float">
            <text:p>0.135110378265381</text:p>
          </table:table-cell>
          <table:table-cell table:style-name="ce1" office:value-type="float" office:value="0.138863086700439" calcext:value-type="float">
            <text:p>0.138863086700439</text:p>
          </table:table-cell>
          <table:table-cell table:style-name="ce1" office:value-type="float" office:value="0.258838176727295" calcext:value-type="float">
            <text:p>0.258838176727295</text:p>
          </table:table-cell>
          <table:table-cell table:style-name="ce1" office:value-type="float" office:value="0.114537239074707" calcext:value-type="float">
            <text:p>0.114537239074707</text:p>
          </table:table-cell>
          <table:table-cell table:style-name="ce1" office:value-type="float" office:value="0.260022878646851" calcext:value-type="float">
            <text:p>0.260022878646851</text:p>
          </table:table-cell>
          <table:table-cell table:style-name="ce1" office:value-type="float" office:value="0.230415105819702" calcext:value-type="float">
            <text:p>0.230415105819702</text:p>
          </table:table-cell>
          <table:table-cell table:style-name="ce1" office:value-type="float" office:value="0.24718189239502" calcext:value-type="float">
            <text:p>0.24718189239502</text:p>
          </table:table-cell>
          <table:table-cell table:style-name="ce1" office:value-type="float" office:value="0.23660135269165" calcext:value-type="float">
            <text:p>0.23660135269165</text:p>
          </table:table-cell>
          <table:table-cell table:style-name="ce1" office:value-type="float" office:value="0.234606266021729" calcext:value-type="float">
            <text:p>0.234606266021729</text:p>
          </table:table-cell>
          <table:table-cell table:style-name="ce1" office:value-type="float" office:value="0.234707117080688" calcext:value-type="float">
            <text:p>0.234707117080688</text:p>
          </table:table-cell>
          <table:table-cell table:style-name="ce1" office:value-type="float" office:value="0.239450931549072" calcext:value-type="float">
            <text:p>0.239450931549072</text:p>
          </table:table-cell>
          <table:table-cell table:style-name="ce1" office:value-type="float" office:value="0.228872060775757" calcext:value-type="float">
            <text:p>0.228872060775757</text:p>
          </table:table-cell>
          <table:table-cell table:style-name="ce1" office:value-type="float" office:value="0.236618518829346" calcext:value-type="float">
            <text:p>0.236618518829346</text:p>
          </table:table-cell>
          <table:table-cell table:style-name="ce1" office:value-type="float" office:value="0.231621503829956" calcext:value-type="float">
            <text:p>0.231621503829956</text:p>
          </table:table-cell>
          <table:table-cell table:style-name="ce1" office:value-type="float" office:value="0.229415416717529" calcext:value-type="float">
            <text:p>0.229415416717529</text:p>
          </table:table-cell>
          <table:table-cell table:style-name="ce1" office:value-type="float" office:value="0.231099367141724" calcext:value-type="float">
            <text:p>0.231099367141724</text:p>
          </table:table-cell>
          <table:table-cell table:style-name="ce1" office:value-type="float" office:value="0.230215072631836" calcext:value-type="float">
            <text:p>0.230215072631836</text:p>
          </table:table-cell>
          <table:table-cell table:style-name="ce1" office:value-type="float" office:value="0.233203411102295" calcext:value-type="float">
            <text:p>0.233203411102295</text:p>
          </table:table-cell>
          <table:table-cell table:style-name="ce1" office:value-type="float" office:value="0.23019003868103" calcext:value-type="float">
            <text:p>0.23019003868103</text:p>
          </table:table-cell>
          <table:table-cell table:style-name="ce1" office:value-type="float" office:value="0.232613086700439" calcext:value-type="float">
            <text:p>0.232613086700439</text:p>
          </table:table-cell>
          <table:table-cell table:style-name="ce1" office:value-type="float" office:value="0.159278392791748" calcext:value-type="float">
            <text:p>0.159278392791748</text:p>
          </table:table-cell>
          <table:table-cell table:style-name="ce1" office:value-type="float" office:value="0.133712768554688" calcext:value-type="float">
            <text:p>0.133712768554688</text:p>
          </table:table-cell>
          <table:table-cell table:style-name="ce1" office:value-type="float" office:value="0.11903977394104" calcext:value-type="float">
            <text:p>0.11903977394104</text:p>
          </table:table-cell>
          <table:table-cell table:style-name="ce1" office:value-type="float" office:value="0.276991128921509" calcext:value-type="float">
            <text:p>0.276991128921509</text:p>
          </table:table-cell>
          <table:table-cell table:style-name="ce1" office:value-type="float" office:value="0.224957942962646" calcext:value-type="float">
            <text:p>0.224957942962646</text:p>
          </table:table-cell>
          <table:table-cell table:style-name="ce1" office:value-type="float" office:value="0.234909772872925" calcext:value-type="float">
            <text:p>0.234909772872925</text:p>
          </table:table-cell>
          <table:table-cell table:style-name="ce1" office:value-type="float" office:value="0.236106872558594" calcext:value-type="float">
            <text:p>0.236106872558594</text:p>
          </table:table-cell>
          <table:table-cell table:style-name="ce1" office:value-type="float" office:value="0.229509115219116" calcext:value-type="float">
            <text:p>0.229509115219116</text:p>
          </table:table-cell>
          <table:table-cell table:style-name="ce1" office:value-type="float" office:value="0.232595443725586" calcext:value-type="float">
            <text:p>0.232595443725586</text:p>
          </table:table-cell>
          <table:table-cell table:style-name="ce1" office:value-type="float" office:value="0.234233617782593" calcext:value-type="float">
            <text:p>0.234233617782593</text:p>
          </table:table-cell>
          <table:table-cell table:style-name="ce1" office:value-type="float" office:value="0.23945951461792" calcext:value-type="float">
            <text:p>0.23945951461792</text:p>
          </table:table-cell>
          <table:table-cell table:style-name="ce1" office:value-type="float" office:value="0.22935962677002" calcext:value-type="float">
            <text:p>0.22935962677002</text:p>
          </table:table-cell>
          <table:table-cell table:style-name="ce1" office:value-type="float" office:value="0.236574172973633" calcext:value-type="float">
            <text:p>0.236574172973633</text:p>
          </table:table-cell>
          <table:table-cell table:style-name="ce1" office:value-type="float" office:value="0.228626012802124" calcext:value-type="float">
            <text:p>0.228626012802124</text:p>
          </table:table-cell>
          <table:table-cell table:style-name="ce1" office:value-type="float" office:value="0.233080387115479" calcext:value-type="float">
            <text:p>0.233080387115479</text:p>
          </table:table-cell>
          <table:table-cell table:style-name="ce1" office:value-type="float" office:value="0.230804443359375" calcext:value-type="float">
            <text:p>0.230804443359375</text:p>
          </table:table-cell>
          <table:table-cell table:style-name="ce1" office:value-type="float" office:value="0.235384702682495" calcext:value-type="float">
            <text:p>0.235384702682495</text:p>
          </table:table-cell>
          <table:table-cell table:style-name="ce1" office:value-type="float" office:value="0.237463235855103" calcext:value-type="float">
            <text:p>0.237463235855103</text:p>
          </table:table-cell>
          <table:table-cell table:style-name="ce1" office:value-type="float" office:value="0.243383169174194" calcext:value-type="float">
            <text:p>0.243383169174194</text:p>
          </table:table-cell>
          <table:table-cell table:style-name="ce1" office:value-type="float" office:value="0.231719255447388" calcext:value-type="float">
            <text:p>0.231719255447388</text:p>
          </table:table-cell>
          <table:table-cell table:style-name="ce1" office:value-type="float" office:value="0.223887026309967" calcext:value-type="float">
            <text:p>0.223887026309967</text:p>
          </table:table-cell>
          <table:table-cell table:style-name="ce1" office:value-type="float" office:value="0.0923697948455811" calcext:value-type="float">
            <text:p>0.092369794845581</text:p>
          </table:table-cell>
          <table:table-cell table:style-name="ce1" office:value-type="float" office:value="0.282910823822021" calcext:value-type="float">
            <text:p>0.282910823822021</text:p>
          </table:table-cell>
          <table:table-cell table:style-name="ce1" office:value-type="float" office:value="22.3887026309967" calcext:value-type="float">
            <text:p>22.38870263099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32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7953634262085" calcext:value-type="float">
            <text:p>0.17953634262085</text:p>
          </table:table-cell>
          <table:table-cell table:style-name="ce1" office:value-type="float" office:value="0.128403425216675" calcext:value-type="float">
            <text:p>0.128403425216675</text:p>
          </table:table-cell>
          <table:table-cell table:style-name="ce1" office:value-type="float" office:value="0.260236978530884" calcext:value-type="float">
            <text:p>0.260236978530884</text:p>
          </table:table-cell>
          <table:table-cell table:style-name="ce1" office:value-type="float" office:value="0.206937551498413" calcext:value-type="float">
            <text:p>0.206937551498413</text:p>
          </table:table-cell>
          <table:table-cell table:style-name="ce1" office:value-type="float" office:value="0.236505746841431" calcext:value-type="float">
            <text:p>0.236505746841431</text:p>
          </table:table-cell>
          <table:table-cell table:style-name="ce1" office:value-type="float" office:value="0.241150379180908" calcext:value-type="float">
            <text:p>0.241150379180908</text:p>
          </table:table-cell>
          <table:table-cell table:style-name="ce1" office:value-type="float" office:value="0.230995655059814" calcext:value-type="float">
            <text:p>0.230995655059814</text:p>
          </table:table-cell>
          <table:table-cell table:style-name="ce1" office:value-type="float" office:value="0.246251106262207" calcext:value-type="float">
            <text:p>0.246251106262207</text:p>
          </table:table-cell>
          <table:table-cell table:style-name="ce1" office:value-type="float" office:value="0.259757518768311" calcext:value-type="float">
            <text:p>0.259757518768311</text:p>
          </table:table-cell>
          <table:table-cell table:style-name="ce1" office:value-type="float" office:value="0.248414278030395" calcext:value-type="float">
            <text:p>0.248414278030395</text:p>
          </table:table-cell>
          <table:table-cell table:style-name="ce1" office:value-type="float" office:value="0.114563703536987" calcext:value-type="float">
            <text:p>0.114563703536987</text:p>
          </table:table-cell>
          <table:table-cell table:style-name="ce1" office:value-type="float" office:value="0.257736921310425" calcext:value-type="float">
            <text:p>0.257736921310425</text:p>
          </table:table-cell>
          <table:table-cell table:style-name="ce1" office:value-type="float" office:value="0.253837108612061" calcext:value-type="float">
            <text:p>0.253837108612061</text:p>
          </table:table-cell>
          <table:table-cell table:style-name="ce1" office:value-type="float" office:value="0.247308015823364" calcext:value-type="float">
            <text:p>0.247308015823364</text:p>
          </table:table-cell>
          <table:table-cell table:style-name="ce1" office:value-type="float" office:value="0.23868989944458" calcext:value-type="float">
            <text:p>0.23868989944458</text:p>
          </table:table-cell>
          <table:table-cell table:style-name="ce1" office:value-type="float" office:value="0.241593837738037" calcext:value-type="float">
            <text:p>0.241593837738037</text:p>
          </table:table-cell>
          <table:table-cell table:style-name="ce1" office:value-type="float" office:value="0.234341382980347" calcext:value-type="float">
            <text:p>0.234341382980347</text:p>
          </table:table-cell>
          <table:table-cell table:style-name="ce1" office:value-type="float" office:value="0.229509830474854" calcext:value-type="float">
            <text:p>0.229509830474854</text:p>
          </table:table-cell>
          <table:table-cell table:style-name="ce1" office:value-type="float" office:value="0.223985910415649" calcext:value-type="float">
            <text:p>0.223985910415649</text:p>
          </table:table-cell>
          <table:table-cell table:style-name="ce1" office:value-type="float" office:value="0.233257532119751" calcext:value-type="float">
            <text:p>0.233257532119751</text:p>
          </table:table-cell>
          <table:table-cell table:style-name="ce1" office:value-type="float" office:value="0.165222883224487" calcext:value-type="float">
            <text:p>0.165222883224487</text:p>
          </table:table-cell>
          <table:table-cell table:style-name="ce1" office:value-type="float" office:value="0.123172760009766" calcext:value-type="float">
            <text:p>0.123172760009766</text:p>
          </table:table-cell>
          <table:table-cell table:style-name="ce1" office:value-type="float" office:value="0.103402614593506" calcext:value-type="float">
            <text:p>0.103402614593506</text:p>
          </table:table-cell>
          <table:table-cell table:style-name="ce1" office:value-type="float" office:value="0.241195917129517" calcext:value-type="float">
            <text:p>0.241195917129517</text:p>
          </table:table-cell>
          <table:table-cell table:style-name="ce1" office:value-type="float" office:value="0.0891320705413818" calcext:value-type="float">
            <text:p>0.089132070541382</text:p>
          </table:table-cell>
          <table:table-cell table:style-name="ce1" office:value-type="float" office:value="0.237281560897827" calcext:value-type="float">
            <text:p>0.237281560897827</text:p>
          </table:table-cell>
          <table:table-cell table:style-name="ce1" office:value-type="float" office:value="0.232552289962769" calcext:value-type="float">
            <text:p>0.232552289962769</text:p>
          </table:table-cell>
          <table:table-cell table:style-name="ce1" office:value-type="float" office:value="0.224882125854492" calcext:value-type="float">
            <text:p>0.224882125854492</text:p>
          </table:table-cell>
          <table:table-cell table:style-name="ce1" office:value-type="float" office:value="0.229399681091309" calcext:value-type="float">
            <text:p>0.229399681091309</text:p>
          </table:table-cell>
          <table:table-cell table:style-name="ce1" office:value-type="float" office:value="0.230222940444946" calcext:value-type="float">
            <text:p>0.230222940444946</text:p>
          </table:table-cell>
          <table:table-cell table:style-name="ce1" office:value-type="float" office:value="0.232540130615234" calcext:value-type="float">
            <text:p>0.232540130615234</text:p>
          </table:table-cell>
          <table:table-cell table:style-name="ce1" office:value-type="float" office:value="0.231433153152466" calcext:value-type="float">
            <text:p>0.231433153152466</text:p>
          </table:table-cell>
          <table:table-cell table:style-name="ce1" office:value-type="float" office:value="0.224176406860352" calcext:value-type="float">
            <text:p>0.224176406860352</text:p>
          </table:table-cell>
          <table:table-cell table:style-name="ce1" office:value-type="float" office:value="0.231165647506714" calcext:value-type="float">
            <text:p>0.231165647506714</text:p>
          </table:table-cell>
          <table:table-cell table:style-name="ce1" office:value-type="float" office:value="0.227673292160034" calcext:value-type="float">
            <text:p>0.227673292160034</text:p>
          </table:table-cell>
          <table:table-cell table:style-name="ce1" office:value-type="float" office:value="0.226078033447266" calcext:value-type="float">
            <text:p>0.226078033447266</text:p>
          </table:table-cell>
          <table:table-cell table:style-name="ce1" office:value-type="float" office:value="0.227953195571899" calcext:value-type="float">
            <text:p>0.227953195571899</text:p>
          </table:table-cell>
          <table:table-cell table:style-name="ce1" office:value-type="float" office:value="0.227670907974243" calcext:value-type="float">
            <text:p>0.227670907974243</text:p>
          </table:table-cell>
          <table:table-cell table:style-name="ce1" office:value-type="float" office:value="0.230180025100708" calcext:value-type="float">
            <text:p>0.230180025100708</text:p>
          </table:table-cell>
          <table:table-cell table:style-name="ce1" office:value-type="float" office:value="0.230518341064453" calcext:value-type="float">
            <text:p>0.230518341064453</text:p>
          </table:table-cell>
          <table:table-cell table:style-name="ce1" office:value-type="float" office:value="3.24620079994202" calcext:value-type="float">
            <text:p>3.24620079994202</text:p>
          </table:table-cell>
          <table:table-cell table:style-name="ce1" office:value-type="float" office:value="0.255037784576416" calcext:value-type="float">
            <text:p>0.255037784576416</text:p>
          </table:table-cell>
          <table:table-cell table:style-name="ce1" office:value-type="float" office:value="0.229422807693481" calcext:value-type="float">
            <text:p>0.229422807693481</text:p>
          </table:table-cell>
          <table:table-cell table:style-name="ce1" office:value-type="float" office:value="0.221046924591064" calcext:value-type="float">
            <text:p>0.221046924591064</text:p>
          </table:table-cell>
          <table:table-cell table:style-name="ce1" office:value-type="float" office:value="0.237135171890259" calcext:value-type="float">
            <text:p>0.237135171890259</text:p>
          </table:table-cell>
          <table:table-cell table:style-name="ce1" office:value-type="float" office:value="0.228459358215332" calcext:value-type="float">
            <text:p>0.228459358215332</text:p>
          </table:table-cell>
          <table:table-cell table:style-name="ce1" office:value-type="float" office:value="0.227921485900879" calcext:value-type="float">
            <text:p>0.227921485900879</text:p>
          </table:table-cell>
          <table:table-cell table:style-name="ce1" office:value-type="float" office:value="0.225619554519653" calcext:value-type="float">
            <text:p>0.225619554519653</text:p>
          </table:table-cell>
          <table:table-cell table:style-name="ce1" office:value-type="float" office:value="0.22244119644165" calcext:value-type="float">
            <text:p>0.22244119644165</text:p>
          </table:table-cell>
          <table:table-cell table:style-name="ce1" office:value-type="float" office:value="0.227648973464966" calcext:value-type="float">
            <text:p>0.227648973464966</text:p>
          </table:table-cell>
          <table:table-cell table:style-name="ce1" office:value-type="float" office:value="0.233669281005859" calcext:value-type="float">
            <text:p>0.233669281005859</text:p>
          </table:table-cell>
          <table:table-cell table:style-name="ce1" office:value-type="float" office:value="0.225522518157959" calcext:value-type="float">
            <text:p>0.225522518157959</text:p>
          </table:table-cell>
          <table:table-cell table:style-name="ce1" office:value-type="float" office:value="0.229803323745728" calcext:value-type="float">
            <text:p>0.229803323745728</text:p>
          </table:table-cell>
          <table:table-cell table:style-name="ce1" office:value-type="float" office:value="0.223623514175415" calcext:value-type="float">
            <text:p>0.223623514175415</text:p>
          </table:table-cell>
          <table:table-cell table:style-name="ce1" office:value-type="float" office:value="0.224123954772949" calcext:value-type="float">
            <text:p>0.224123954772949</text:p>
          </table:table-cell>
          <table:table-cell table:style-name="ce1" office:value-type="float" office:value="0.235191583633423" calcext:value-type="float">
            <text:p>0.235191583633423</text:p>
          </table:table-cell>
          <table:table-cell table:style-name="ce1" office:value-type="float" office:value="0.242403268814087" calcext:value-type="float">
            <text:p>0.242403268814087</text:p>
          </table:table-cell>
          <table:table-cell table:style-name="ce1" office:value-type="float" office:value="0.228978395462036" calcext:value-type="float">
            <text:p>0.228978395462036</text:p>
          </table:table-cell>
          <table:table-cell table:style-name="ce1" office:value-type="float" office:value="0.232063293457031" calcext:value-type="float">
            <text:p>0.232063293457031</text:p>
          </table:table-cell>
          <table:table-cell table:style-name="ce1" office:value-type="float" office:value="0.229066133499145" calcext:value-type="float">
            <text:p>0.229066133499145</text:p>
          </table:table-cell>
          <table:table-cell table:style-name="ce1" office:value-type="float" office:value="0.146097660064697" calcext:value-type="float">
            <text:p>0.146097660064697</text:p>
          </table:table-cell>
          <table:table-cell table:style-name="ce1" office:value-type="float" office:value="0.122557878494263" calcext:value-type="float">
            <text:p>0.122557878494263</text:p>
          </table:table-cell>
          <table:table-cell table:style-name="ce1" office:value-type="float" office:value="0.232033729553223" calcext:value-type="float">
            <text:p>0.232033729553223</text:p>
          </table:table-cell>
          <table:table-cell table:style-name="ce1" office:value-type="float" office:value="0.25213360786438" calcext:value-type="float">
            <text:p>0.25213360786438</text:p>
          </table:table-cell>
          <table:table-cell table:style-name="ce1" office:value-type="float" office:value="0.224745035171509" calcext:value-type="float">
            <text:p>0.224745035171509</text:p>
          </table:table-cell>
          <table:table-cell table:style-name="ce1" office:value-type="float" office:value="0.246870517730713" calcext:value-type="float">
            <text:p>0.246870517730713</text:p>
          </table:table-cell>
          <table:table-cell table:style-name="ce1" office:value-type="float" office:value="0.241529941558838" calcext:value-type="float">
            <text:p>0.241529941558838</text:p>
          </table:table-cell>
          <table:table-cell table:style-name="ce1" office:value-type="float" office:value="0.111533641815186" calcext:value-type="float">
            <text:p>0.111533641815186</text:p>
          </table:table-cell>
          <table:table-cell table:style-name="ce1" office:value-type="float" office:value="0.264712572097778" calcext:value-type="float">
            <text:p>0.264712572097778</text:p>
          </table:table-cell>
          <table:table-cell table:style-name="ce1" office:value-type="float" office:value="0.245840072631836" calcext:value-type="float">
            <text:p>0.245840072631836</text:p>
          </table:table-cell>
          <table:table-cell table:style-name="ce1" office:value-type="float" office:value="0.236112356185913" calcext:value-type="float">
            <text:p>0.236112356185913</text:p>
          </table:table-cell>
          <table:table-cell table:style-name="ce1" office:value-type="float" office:value="0.236867666244507" calcext:value-type="float">
            <text:p>0.236867666244507</text:p>
          </table:table-cell>
          <table:table-cell table:style-name="ce1" office:value-type="float" office:value="0.230314493179321" calcext:value-type="float">
            <text:p>0.230314493179321</text:p>
          </table:table-cell>
          <table:table-cell table:style-name="ce1" office:value-type="float" office:value="0.236608743667603" calcext:value-type="float">
            <text:p>0.236608743667603</text:p>
          </table:table-cell>
          <table:table-cell table:style-name="ce1" office:value-type="float" office:value="0.229029417037964" calcext:value-type="float">
            <text:p>0.229029417037964</text:p>
          </table:table-cell>
          <table:table-cell table:style-name="ce1" office:value-type="float" office:value="0.231447219848633" calcext:value-type="float">
            <text:p>0.231447219848633</text:p>
          </table:table-cell>
          <table:table-cell table:style-name="ce1" office:value-type="float" office:value="0.232444047927856" calcext:value-type="float">
            <text:p>0.232444047927856</text:p>
          </table:table-cell>
          <table:table-cell table:style-name="ce1" office:value-type="float" office:value="0.233830451965332" calcext:value-type="float">
            <text:p>0.233830451965332</text:p>
          </table:table-cell>
          <table:table-cell table:style-name="ce1" office:value-type="float" office:value="0.234536409378052" calcext:value-type="float">
            <text:p>0.234536409378052</text:p>
          </table:table-cell>
          <table:table-cell table:style-name="ce1" office:value-type="float" office:value="0.236029386520386" calcext:value-type="float">
            <text:p>0.236029386520386</text:p>
          </table:table-cell>
          <table:table-cell table:style-name="ce1" office:value-type="float" office:value="0.137745141983032" calcext:value-type="float">
            <text:p>0.137745141983032</text:p>
          </table:table-cell>
          <table:table-cell table:style-name="ce1" office:value-type="float" office:value="0.12788200378418" calcext:value-type="float">
            <text:p>0.12788200378418</text:p>
          </table:table-cell>
          <table:table-cell table:style-name="ce1" office:value-type="float" office:value="0.136587619781494" calcext:value-type="float">
            <text:p>0.136587619781494</text:p>
          </table:table-cell>
          <table:table-cell table:style-name="ce1" office:value-type="float" office:value="0.236069440841675" calcext:value-type="float">
            <text:p>0.236069440841675</text:p>
          </table:table-cell>
          <table:table-cell table:style-name="ce1" office:value-type="float" office:value="0.227805852890015" calcext:value-type="float">
            <text:p>0.227805852890015</text:p>
          </table:table-cell>
          <table:table-cell table:style-name="ce1" office:value-type="float" office:value="0.256937980651855" calcext:value-type="float">
            <text:p>0.256937980651855</text:p>
          </table:table-cell>
          <table:table-cell table:style-name="ce1" office:value-type="float" office:value="0.237915277481079" calcext:value-type="float">
            <text:p>0.237915277481079</text:p>
          </table:table-cell>
          <table:table-cell table:style-name="ce1" office:value-type="float" office:value="0.0969579219818115" calcext:value-type="float">
            <text:p>0.096957921981812</text:p>
          </table:table-cell>
          <table:table-cell table:style-name="ce1" office:value-type="float" office:value="0.24000096321106" calcext:value-type="float">
            <text:p>0.24000096321106</text:p>
          </table:table-cell>
          <table:table-cell table:style-name="ce1" office:value-type="float" office:value="0.234633922576904" calcext:value-type="float">
            <text:p>0.234633922576904</text:p>
          </table:table-cell>
          <table:table-cell table:style-name="ce1" office:value-type="float" office:value="0.234448671340942" calcext:value-type="float">
            <text:p>0.234448671340942</text:p>
          </table:table-cell>
          <table:table-cell table:style-name="ce1" office:value-type="float" office:value="0.261985063552856" calcext:value-type="float">
            <text:p>0.261985063552856</text:p>
          </table:table-cell>
          <table:table-cell table:style-name="ce1" office:value-type="float" office:value="0.234137296676636" calcext:value-type="float">
            <text:p>0.234137296676636</text:p>
          </table:table-cell>
          <table:table-cell table:style-name="ce1" office:value-type="float" office:value="0.235460519790649" calcext:value-type="float">
            <text:p>0.235460519790649</text:p>
          </table:table-cell>
          <table:table-cell table:style-name="ce1" office:value-type="float" office:value="0.0923702716827393" calcext:value-type="float">
            <text:p>0.092370271682739</text:p>
          </table:table-cell>
          <table:table-cell table:style-name="ce1" office:value-type="float" office:value="0.242603302001953" calcext:value-type="float">
            <text:p>0.242603302001953</text:p>
          </table:table-cell>
          <table:table-cell table:style-name="ce1" office:value-type="float" office:value="0.237353563308716" calcext:value-type="float">
            <text:p>0.237353563308716</text:p>
          </table:table-cell>
          <table:table-cell table:style-name="ce1" office:value-type="float" office:value="0.233472585678101" calcext:value-type="float">
            <text:p>0.233472585678101</text:p>
          </table:table-cell>
          <table:table-cell table:style-name="ce1" office:value-type="float" office:value="0.243512153625488" calcext:value-type="float">
            <text:p>0.243512153625488</text:p>
          </table:table-cell>
          <table:table-cell table:style-name="ce1" office:value-type="float" office:value="0.23432445526123" calcext:value-type="float">
            <text:p>0.23432445526123</text:p>
          </table:table-cell>
          <table:table-cell table:style-name="ce1" office:value-type="float" office:value="0.249117252826691" calcext:value-type="float">
            <text:p>0.249117252826691</text:p>
          </table:table-cell>
          <table:table-cell table:style-name="ce1" office:value-type="float" office:value="0.0891320705413818" calcext:value-type="float">
            <text:p>0.089132070541382</text:p>
          </table:table-cell>
          <table:table-cell table:style-name="ce1" office:value-type="float" office:value="3.24620079994202" calcext:value-type="float">
            <text:p>3.24620079994202</text:p>
          </table:table-cell>
          <table:table-cell table:style-name="ce1" office:value-type="float" office:value="24.9117252826691" calcext:value-type="float">
            <text:p>24.9117252826691</text:p>
          </table:table-cell>
          <table:table-cell table:number-columns-repeated="4"/>
        </table:table-row>
        <table:table-row table:style-name="ro2" table:number-rows-repeated="1048439">
          <table:table-cell table:number-columns-repeated="110"/>
        </table:table-row>
        <table:table-row table:style-name="ro2">
          <table:table-cell table:number-columns-repeated="110"/>
        </table:table-row>
      </table:table>
      <table:table table:name="工作表2" table:style-name="ta2">
        <office:forms form:automatic-focus="false" form:apply-design-mode="false"/>
        <table:shapes>
          <draw:frame draw:z-index="0" draw:style-name="gr1" draw:text-style-name="P1" svg:width="211.71mm" svg:height="119.07mm" svg:x="112.92mm" svg:y="1.77mm">
            <draw:object draw:notify-on-update-of-ranges="工作表2.B1:工作表2.B1 工作表2.B2:工作表2.B34 工作表2.C1:工作表2.C1 工作表2.C2:工作表2.C34 工作表2.D1:工作表2.D1 工作表2.D2:工作表2.D34 工作表2.E1:工作表2.E1 工作表2.E2:工作表2.E34 工作表2.F1:工作表2.F1 工作表2.F2:工作表2.F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3"/>
        <table:table-column table:style-name="co1" table:number-columns-repeated="4" table:default-cell-style-name="ce5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um_workers</text:p>
          </table:table-cell>
          <table:table-cell table:style-name="ce3" office:value-type="string" calcext:value-type="string">
            <text:p>1_3</text:p>
          </table:table-cell>
          <table:table-cell table:style-name="ce3" office:value-type="string" calcext:value-type="string">
            <text:p>2_1</text:p>
          </table:table-cell>
          <table:table-cell table:style-name="ce3" office:value-type="string" calcext:value-type="string">
            <text:p>2_3</text:p>
          </table:table-cell>
          <table:table-cell table:style-name="ce3" office:value-type="string" calcext:value-type="string">
            <text:p>3_2</text:p>
          </table:table-cell>
          <table:table-cell office:value-type="string" calcext:value-type="string">
            <text:p>求和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169328212738" calcext:value-type="float">
            <text:p>5.9169328212738</text:p>
          </table:table-cell>
          <table:table-cell office:value-type="float" office:value="7.40222597122192" calcext:value-type="float">
            <text:p>7.40222597122192</text:p>
          </table:table-cell>
          <table:table-cell office:value-type="float" office:value="159.67694568634" calcext:value-type="float">
            <text:p>159.67694568634</text:p>
          </table:table-cell>
          <table:table-cell office:value-type="float" office:value="8.48114132881165" calcext:value-type="float">
            <text:p>8.48114132881165</text:p>
          </table:table-cell>
          <table:table-cell table:formula="of:=SUM([.B2:.E2])" office:value-type="float" office:value="181.477245807648" calcext:value-type="float">
            <text:p>181.47724580764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369884490967" calcext:value-type="float">
            <text:p>11.8369884490967</text:p>
          </table:table-cell>
          <table:table-cell office:value-type="float" office:value="7.91816258430481" calcext:value-type="float">
            <text:p>7.91816258430481</text:p>
          </table:table-cell>
          <table:table-cell office:value-type="float" office:value="159.853349924088" calcext:value-type="float">
            <text:p>159.853349924088</text:p>
          </table:table-cell>
          <table:table-cell office:value-type="float" office:value="8.81040287017822" calcext:value-type="float">
            <text:p>8.81040287017822</text:p>
          </table:table-cell>
          <table:table-cell table:formula="of:=SUM([.B3:.E3])" office:value-type="float" office:value="188.418903827667" calcext:value-type="float">
            <text:p>188.41890382766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0242755413055" calcext:value-type="float">
            <text:p>11.0242755413055</text:p>
          </table:table-cell>
          <table:table-cell office:value-type="float" office:value="8.43145084381104" calcext:value-type="float">
            <text:p>8.43145084381104</text:p>
          </table:table-cell>
          <table:table-cell office:value-type="float" office:value="79.5692982673645" calcext:value-type="float">
            <text:p>79.5692982673645</text:p>
          </table:table-cell>
          <table:table-cell office:value-type="float" office:value="16.2022483348846" calcext:value-type="float">
            <text:p>16.2022483348846</text:p>
          </table:table-cell>
          <table:table-cell table:formula="of:=SUM([.B4:.E4])" office:value-type="float" office:value="115.227272987366" calcext:value-type="float">
            <text:p>115.22727298736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72834801673889" calcext:value-type="float">
            <text:p>5.72834801673889</text:p>
          </table:table-cell>
          <table:table-cell office:value-type="float" office:value="8.89240336418152" calcext:value-type="float">
            <text:p>8.89240336418152</text:p>
          </table:table-cell>
          <table:table-cell office:value-type="float" office:value="45.5026502609253" calcext:value-type="float">
            <text:p>45.5026502609253</text:p>
          </table:table-cell>
          <table:table-cell office:value-type="float" office:value="17.9706387519836" calcext:value-type="float">
            <text:p>17.9706387519836</text:p>
          </table:table-cell>
          <table:table-cell table:formula="of:=SUM([.B5:.E5])" office:value-type="float" office:value="78.0940403938294" calcext:value-type="float">
            <text:p>78.094040393829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961501121521" calcext:value-type="float">
            <text:p>9.961501121521</text:p>
          </table:table-cell>
          <table:table-cell office:value-type="float" office:value="9.6067852973938" calcext:value-type="float">
            <text:p>9.6067852973938</text:p>
          </table:table-cell>
          <table:table-cell office:value-type="float" office:value="40.7800815105438" calcext:value-type="float">
            <text:p>40.7800815105438</text:p>
          </table:table-cell>
          <table:table-cell office:value-type="float" office:value="20.3158280849457" calcext:value-type="float">
            <text:p>20.3158280849457</text:p>
          </table:table-cell>
          <table:table-cell table:formula="of:=SUM([.B6:.E6])" office:value-type="float" office:value="80.6641960144043" calcext:value-type="float">
            <text:p>80.664196014404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85219502449036" calcext:value-type="float">
            <text:p>9.85219502449036</text:p>
          </table:table-cell>
          <table:table-cell office:value-type="float" office:value="9.95835447311401" calcext:value-type="float">
            <text:p>9.95835447311401</text:p>
          </table:table-cell>
          <table:table-cell office:value-type="float" office:value="34.7170045375824" calcext:value-type="float">
            <text:p>34.7170045375824</text:p>
          </table:table-cell>
          <table:table-cell office:value-type="float" office:value="20.3531124591827" calcext:value-type="float">
            <text:p>20.3531124591827</text:p>
          </table:table-cell>
          <table:table-cell table:formula="of:=SUM([.B7:.E7])" office:value-type="float" office:value="74.8806664943695" calcext:value-type="float">
            <text:p>74.880666494369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80721855163574" calcext:value-type="float">
            <text:p>5.80721855163574</text:p>
          </table:table-cell>
          <table:table-cell office:value-type="float" office:value="11.086758852005" calcext:value-type="float">
            <text:p>11.086758852005</text:p>
          </table:table-cell>
          <table:table-cell office:value-type="float" office:value="27.4571762084961" calcext:value-type="float">
            <text:p>27.4571762084961</text:p>
          </table:table-cell>
          <table:table-cell office:value-type="float" office:value="20.5948090553284" calcext:value-type="float">
            <text:p>20.5948090553284</text:p>
          </table:table-cell>
          <table:table-cell table:formula="of:=SUM([.B8:.E8])" office:value-type="float" office:value="64.9459626674652" calcext:value-type="float">
            <text:p>64.9459626674652</text:p>
          </table:table-cell>
          <table:table-cell table:number-columns-repeated="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float" office:value="4.88541698455811" calcext:value-type="float">
            <text:p>4.88541698455811</text:p>
          </table:table-cell>
          <table:table-cell table:style-name="ce6" office:value-type="float" office:value="12.3822410106659" calcext:value-type="float">
            <text:p>12.3822410106659</text:p>
          </table:table-cell>
          <table:table-cell table:style-name="ce6" office:value-type="float" office:value="25.3526067733765" calcext:value-type="float">
            <text:p>25.3526067733765</text:p>
          </table:table-cell>
          <table:table-cell table:style-name="ce6" office:value-type="float" office:value="21.0587801933289" calcext:value-type="float">
            <text:p>21.0587801933289</text:p>
          </table:table-cell>
          <table:table-cell table:style-name="ce4" table:formula="of:=SUM([.B9:.E9])" office:value-type="float" office:value="63.6790449619293" calcext:value-type="float">
            <text:p>63.679044961929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8857269287109" calcext:value-type="float">
            <text:p>3.88857269287109</text:p>
          </table:table-cell>
          <table:table-cell office:value-type="float" office:value="14.4162216186523" calcext:value-type="float">
            <text:p>14.4162216186523</text:p>
          </table:table-cell>
          <table:table-cell office:value-type="float" office:value="27.3730351924896" calcext:value-type="float">
            <text:p>27.3730351924896</text:p>
          </table:table-cell>
          <table:table-cell office:value-type="float" office:value="20.6484689712524" calcext:value-type="float">
            <text:p>20.6484689712524</text:p>
          </table:table-cell>
          <table:table-cell table:formula="of:=SUM([.B10:.E10])" office:value-type="float" office:value="66.3262984752655" calcext:value-type="float">
            <text:p>66.3262984752655</text:p>
          </table:table-cell>
          <table:table-cell table:number-columns-repeated="3"/>
          <table:table-cell table:style-name="ce7" office:value-type="string" calcext:value-type="string" table:number-columns-spanned="4" table:number-rows-spanned="7">
            <text:p>跟打开图像预处理相比，最快的大约缩短了15秒，这里一共有5个epoch，所以每个epoch缩短了3秒，每个epoch有20个batch，所以每个batch缩短了0.15秒，那么对于1500个batch的epoch来讲，一个epoch要多花225秒，也就是4分钟左右的时间。</text:p>
          </table:table-cell>
          <table:covered-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1802892684937" calcext:value-type="float">
            <text:p>2.31802892684937</text:p>
          </table:table-cell>
          <table:table-cell office:value-type="float" office:value="13.4254424571991" calcext:value-type="float">
            <text:p>13.4254424571991</text:p>
          </table:table-cell>
          <table:table-cell office:value-type="float" office:value="28.8324978351593" calcext:value-type="float">
            <text:p>28.8324978351593</text:p>
          </table:table-cell>
          <table:table-cell office:value-type="float" office:value="19.7516186237335" calcext:value-type="float">
            <text:p>19.7516186237335</text:p>
          </table:table-cell>
          <table:table-cell table:formula="of:=SUM([.B11:.E11])" office:value-type="float" office:value="64.3275878429413" calcext:value-type="float">
            <text:p>64.3275878429413</text:p>
          </table:table-cell>
          <table:table-cell table:number-columns-repeated="3"/>
          <table:covered-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8897585868835" calcext:value-type="float">
            <text:p>2.88897585868835</text:p>
          </table:table-cell>
          <table:table-cell office:value-type="float" office:value="17.5466494560242" calcext:value-type="float">
            <text:p>17.5466494560242</text:p>
          </table:table-cell>
          <table:table-cell office:value-type="float" office:value="27.6094806194305" calcext:value-type="float">
            <text:p>27.6094806194305</text:p>
          </table:table-cell>
          <table:table-cell office:value-type="float" office:value="21.1268692016602" calcext:value-type="float">
            <text:p>21.1268692016602</text:p>
          </table:table-cell>
          <table:table-cell table:formula="of:=SUM([.B12:.E12])" office:value-type="float" office:value="69.1719751358032" calcext:value-type="float">
            <text:p>69.1719751358032</text:p>
          </table:table-cell>
          <table:table-cell table:number-columns-repeated="3"/>
          <table:covered-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4816036224365" calcext:value-type="float">
            <text:p>1.24816036224365</text:p>
          </table:table-cell>
          <table:table-cell office:value-type="float" office:value="20.0738134384155" calcext:value-type="float">
            <text:p>20.0738134384155</text:p>
          </table:table-cell>
          <table:table-cell office:value-type="float" office:value="25.7820875644684" calcext:value-type="float">
            <text:p>25.7820875644684</text:p>
          </table:table-cell>
          <table:table-cell office:value-type="float" office:value="21.6108837127686" calcext:value-type="float">
            <text:p>21.6108837127686</text:p>
          </table:table-cell>
          <table:table-cell table:formula="of:=SUM([.B13:.E13])" office:value-type="float" office:value="68.7149450778961" calcext:value-type="float">
            <text:p>68.7149450778961</text:p>
          </table:table-cell>
          <table:table-cell table:number-columns-repeated="3"/>
          <table:covered-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79611778259277" calcext:value-type="float">
            <text:p>0.579611778259277</text:p>
          </table:table-cell>
          <table:table-cell office:value-type="float" office:value="24.4106006622314" calcext:value-type="float">
            <text:p>24.4106006622314</text:p>
          </table:table-cell>
          <table:table-cell office:value-type="float" office:value="25.6617202758789" calcext:value-type="float">
            <text:p>25.6617202758789</text:p>
          </table:table-cell>
          <table:table-cell office:value-type="float" office:value="22.1854937076569" calcext:value-type="float">
            <text:p>22.1854937076569</text:p>
          </table:table-cell>
          <table:table-cell table:formula="of:=SUM([.B14:.E14])" office:value-type="float" office:value="72.8374264240265" calcext:value-type="float">
            <text:p>72.8374264240265</text:p>
          </table:table-cell>
          <table:table-cell table:number-columns-repeated="3"/>
          <table:covered-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9138154983521" calcext:value-type="float">
            <text:p>0.459138154983521</text:p>
          </table:table-cell>
          <table:table-cell office:value-type="float" office:value="26.6681110858917" calcext:value-type="float">
            <text:p>26.6681110858917</text:p>
          </table:table-cell>
          <table:table-cell office:value-type="float" office:value="27.1593337059021" calcext:value-type="float">
            <text:p>27.1593337059021</text:p>
          </table:table-cell>
          <table:table-cell office:value-type="float" office:value="21.9287393093109" calcext:value-type="float">
            <text:p>21.9287393093109</text:p>
          </table:table-cell>
          <table:table-cell table:formula="of:=SUM([.B15:.E15])" office:value-type="float" office:value="76.2153222560883" calcext:value-type="float">
            <text:p>76.2153222560883</text:p>
          </table:table-cell>
          <table:table-cell table:number-columns-repeated="3"/>
          <table:covered-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7319860458374" calcext:value-type="float">
            <text:p>0.27319860458374</text:p>
          </table:table-cell>
          <table:table-cell office:value-type="float" office:value="25.5351948738098" calcext:value-type="float">
            <text:p>25.5351948738098</text:p>
          </table:table-cell>
          <table:table-cell office:value-type="float" office:value="31.7055375576019" calcext:value-type="float">
            <text:p>31.7055375576019</text:p>
          </table:table-cell>
          <table:table-cell office:value-type="float" office:value="22.3844637870789" calcext:value-type="float">
            <text:p>22.3844637870789</text:p>
          </table:table-cell>
          <table:table-cell table:formula="of:=SUM([.B16:.E16])" office:value-type="float" office:value="79.8983948230743" calcext:value-type="float">
            <text:p>79.8983948230743</text:p>
          </table:table-cell>
          <table:table-cell table:number-columns-repeated="3"/>
          <table:covered-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78891324996948" calcext:value-type="float">
            <text:p>0.278891324996948</text:p>
          </table:table-cell>
          <table:table-cell office:value-type="float" office:value="27.3138291835785" calcext:value-type="float">
            <text:p>27.3138291835785</text:p>
          </table:table-cell>
          <table:table-cell office:value-type="float" office:value="27.7340021133423" calcext:value-type="float">
            <text:p>27.7340021133423</text:p>
          </table:table-cell>
          <table:table-cell office:value-type="float" office:value="21.0707128047943" calcext:value-type="float">
            <text:p>21.0707128047943</text:p>
          </table:table-cell>
          <table:table-cell table:formula="of:=SUM([.B17:.E17])" office:value-type="float" office:value="76.397435426712" calcext:value-type="float">
            <text:p>76.39743542671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91453123092651" calcext:value-type="float">
            <text:p>0.291453123092651</text:p>
          </table:table-cell>
          <table:table-cell office:value-type="float" office:value="26.9820210933685" calcext:value-type="float">
            <text:p>26.9820210933685</text:p>
          </table:table-cell>
          <table:table-cell office:value-type="float" office:value="27.3346340656281" calcext:value-type="float">
            <text:p>27.3346340656281</text:p>
          </table:table-cell>
          <table:table-cell office:value-type="float" office:value="21.1656682491302" calcext:value-type="float">
            <text:p>21.1656682491302</text:p>
          </table:table-cell>
          <table:table-cell table:formula="of:=SUM([.B18:.E18])" office:value-type="float" office:value="75.7737765312195" calcext:value-type="float">
            <text:p>75.7737765312195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68999576568604" calcext:value-type="float">
            <text:p>0.268999576568604</text:p>
          </table:table-cell>
          <table:table-cell office:value-type="float" office:value="32.2086112499237" calcext:value-type="float">
            <text:p>32.2086112499237</text:p>
          </table:table-cell>
          <table:table-cell office:value-type="float" office:value="33.4107873439789" calcext:value-type="float">
            <text:p>33.4107873439789</text:p>
          </table:table-cell>
          <table:table-cell office:value-type="float" office:value="21.5805118083954" calcext:value-type="float">
            <text:p>21.5805118083954</text:p>
          </table:table-cell>
          <table:table-cell table:formula="of:=SUM([.B19:.E19])" office:value-type="float" office:value="87.4689099788666" calcext:value-type="float">
            <text:p>87.468909978866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90790557861328" calcext:value-type="float">
            <text:p>0.290790557861328</text:p>
          </table:table-cell>
          <table:table-cell office:value-type="float" office:value="31.4531559944153" calcext:value-type="float">
            <text:p>31.4531559944153</text:p>
          </table:table-cell>
          <table:table-cell office:value-type="float" office:value="29.5646805763245" calcext:value-type="float">
            <text:p>29.5646805763245</text:p>
          </table:table-cell>
          <table:table-cell office:value-type="float" office:value="21.4968574047089" calcext:value-type="float">
            <text:p>21.4968574047089</text:p>
          </table:table-cell>
          <table:table-cell table:formula="of:=SUM([.B20:.E20])" office:value-type="float" office:value="82.8054845333099" calcext:value-type="float">
            <text:p>82.805484533309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4197473526001" calcext:value-type="float">
            <text:p>0.34197473526001</text:p>
          </table:table-cell>
          <table:table-cell office:value-type="float" office:value="32.1570520401001" calcext:value-type="float">
            <text:p>32.1570520401001</text:p>
          </table:table-cell>
          <table:table-cell office:value-type="float" office:value="33.4899547100067" calcext:value-type="float">
            <text:p>33.4899547100067</text:p>
          </table:table-cell>
          <table:table-cell office:value-type="float" office:value="20.980028629303" calcext:value-type="float">
            <text:p>20.980028629303</text:p>
          </table:table-cell>
          <table:table-cell table:formula="of:=SUM([.B21:.E21])" office:value-type="float" office:value="86.9690101146698" calcext:value-type="float">
            <text:p>86.969010114669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53523731231689" calcext:value-type="float">
            <text:p>0.353523731231689</text:p>
          </table:table-cell>
          <table:table-cell office:value-type="float" office:value="33.9355435371399" calcext:value-type="float">
            <text:p>33.9355435371399</text:p>
          </table:table-cell>
          <table:table-cell office:value-type="float" office:value="35.1403439044952" calcext:value-type="float">
            <text:p>35.1403439044952</text:p>
          </table:table-cell>
          <table:table-cell office:value-type="float" office:value="20.5831387042999" calcext:value-type="float">
            <text:p>20.5831387042999</text:p>
          </table:table-cell>
          <table:table-cell table:formula="of:=SUM([.B22:.E22])" office:value-type="float" office:value="90.0125498771667" calcext:value-type="float">
            <text:p>90.0125498771667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45934629440308" calcext:value-type="float">
            <text:p>0.345934629440308</text:p>
          </table:table-cell>
          <table:table-cell office:value-type="float" office:value="34.0358624458313" calcext:value-type="float">
            <text:p>34.0358624458313</text:p>
          </table:table-cell>
          <table:table-cell office:value-type="float" office:value="39.9618020057678" calcext:value-type="float">
            <text:p>39.9618020057678</text:p>
          </table:table-cell>
          <table:table-cell office:value-type="float" office:value="20.3583219051361" calcext:value-type="float">
            <text:p>20.3583219051361</text:p>
          </table:table-cell>
          <table:table-cell table:formula="of:=SUM([.B23:.E23])" office:value-type="float" office:value="94.7019209861755" calcext:value-type="float">
            <text:p>94.7019209861755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67194890975952" calcext:value-type="float">
            <text:p>0.367194890975952</text:p>
          </table:table-cell>
          <table:table-cell office:value-type="float" office:value="40.1192831993103" calcext:value-type="float">
            <text:p>40.1192831993103</text:p>
          </table:table-cell>
          <table:table-cell office:value-type="float" office:value="37.7578341960907" calcext:value-type="float">
            <text:p>37.7578341960907</text:p>
          </table:table-cell>
          <table:table-cell office:value-type="float" office:value="21.2244536876678" calcext:value-type="float">
            <text:p>21.2244536876678</text:p>
          </table:table-cell>
          <table:table-cell table:formula="of:=SUM([.B24:.E24])" office:value-type="float" office:value="99.4687659740448" calcext:value-type="float">
            <text:p>99.4687659740448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40513753890991" calcext:value-type="float">
            <text:p>0.540513753890991</text:p>
          </table:table-cell>
          <table:table-cell office:value-type="float" office:value="44.797132730484" calcext:value-type="float">
            <text:p>44.797132730484</text:p>
          </table:table-cell>
          <table:table-cell office:value-type="float" office:value="44.5357930660248" calcext:value-type="float">
            <text:p>44.5357930660248</text:p>
          </table:table-cell>
          <table:table-cell office:value-type="float" office:value="21.0068187713623" calcext:value-type="float">
            <text:p>21.0068187713623</text:p>
          </table:table-cell>
          <table:table-cell table:formula="of:=SUM([.B25:.E25])" office:value-type="float" office:value="110.880258321762" calcext:value-type="float">
            <text:p>110.88025832176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15783882141113" calcext:value-type="float">
            <text:p>0.415783882141113</text:p>
          </table:table-cell>
          <table:table-cell office:value-type="float" office:value="41.0301909446716" calcext:value-type="float">
            <text:p>41.0301909446716</text:p>
          </table:table-cell>
          <table:table-cell office:value-type="float" office:value="42.4252147674561" calcext:value-type="float">
            <text:p>42.4252147674561</text:p>
          </table:table-cell>
          <table:table-cell office:value-type="float" office:value="20.6578707695007" calcext:value-type="float">
            <text:p>20.6578707695007</text:p>
          </table:table-cell>
          <table:table-cell table:formula="of:=SUM([.B26:.E26])" office:value-type="float" office:value="104.52906036377" calcext:value-type="float">
            <text:p>104.52906036377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20066118240356" calcext:value-type="float">
            <text:p>0.420066118240356</text:p>
          </table:table-cell>
          <table:table-cell office:value-type="float" office:value="43.0850372314453" calcext:value-type="float">
            <text:p>43.0850372314453</text:p>
          </table:table-cell>
          <table:table-cell office:value-type="float" office:value="46.1750349998474" calcext:value-type="float">
            <text:p>46.1750349998474</text:p>
          </table:table-cell>
          <table:table-cell office:value-type="float" office:value="21.168466091156" calcext:value-type="float">
            <text:p>21.168466091156</text:p>
          </table:table-cell>
          <table:table-cell table:formula="of:=SUM([.B27:.E27])" office:value-type="float" office:value="110.848604440689" calcext:value-type="float">
            <text:p>110.848604440689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49291706085205" calcext:value-type="float">
            <text:p>0.449291706085205</text:p>
          </table:table-cell>
          <table:table-cell office:value-type="float" office:value="47.8412272930145" calcext:value-type="float">
            <text:p>47.8412272930145</text:p>
          </table:table-cell>
          <table:table-cell office:value-type="float" office:value="54.6730997562409" calcext:value-type="float">
            <text:p>54.6730997562409</text:p>
          </table:table-cell>
          <table:table-cell office:value-type="float" office:value="21.6807100772858" calcext:value-type="float">
            <text:p>21.6807100772858</text:p>
          </table:table-cell>
          <table:table-cell table:formula="of:=SUM([.B28:.E28])" office:value-type="float" office:value="124.644328832626" calcext:value-type="float">
            <text:p>124.6443288326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7173023223877" calcext:value-type="float">
            <text:p>0.47173023223877</text:p>
          </table:table-cell>
          <table:table-cell office:value-type="float" office:value="47.8406748771667" calcext:value-type="float">
            <text:p>47.8406748771667</text:p>
          </table:table-cell>
          <table:table-cell office:value-type="float" office:value="60.7218344211578" calcext:value-type="float">
            <text:p>60.7218344211578</text:p>
          </table:table-cell>
          <table:table-cell office:value-type="float" office:value="22.1158957481384" calcext:value-type="float">
            <text:p>22.1158957481384</text:p>
          </table:table-cell>
          <table:table-cell table:formula="of:=SUM([.B29:.E29])" office:value-type="float" office:value="131.150135278702" calcext:value-type="float">
            <text:p>131.150135278702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06340265274048" calcext:value-type="float">
            <text:p>0.506340265274048</text:p>
          </table:table-cell>
          <table:table-cell office:value-type="float" office:value="58.7288172245026" calcext:value-type="float">
            <text:p>58.7288172245026</text:p>
          </table:table-cell>
          <table:table-cell office:value-type="float" office:value="67.8515703678131" calcext:value-type="float">
            <text:p>67.8515703678131</text:p>
          </table:table-cell>
          <table:table-cell office:value-type="float" office:value="24.4102592468262" calcext:value-type="float">
            <text:p>24.4102592468262</text:p>
          </table:table-cell>
          <table:table-cell table:formula="of:=SUM([.B30:.E30])" office:value-type="float" office:value="151.496987104416" calcext:value-type="float">
            <text:p>151.49698710441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17061233520508" calcext:value-type="float">
            <text:p>0.517061233520508</text:p>
          </table:table-cell>
          <table:table-cell office:value-type="float" office:value="49.9725849628449" calcext:value-type="float">
            <text:p>49.9725849628449</text:p>
          </table:table-cell>
          <table:table-cell office:value-type="float" office:value="56.9622340202332" calcext:value-type="float">
            <text:p>56.9622340202332</text:p>
          </table:table-cell>
          <table:table-cell office:value-type="float" office:value="24.7146825790405" calcext:value-type="float">
            <text:p>24.7146825790405</text:p>
          </table:table-cell>
          <table:table-cell table:formula="of:=SUM([.B31:.E31])" office:value-type="float" office:value="132.166562795639" calcext:value-type="float">
            <text:p>132.16656279563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4472279548645" calcext:value-type="float">
            <text:p>0.54472279548645</text:p>
          </table:table-cell>
          <table:table-cell office:value-type="float" office:value="55.4492702484131" calcext:value-type="float">
            <text:p>55.4492702484131</text:p>
          </table:table-cell>
          <table:table-cell office:value-type="float" office:value="67.7965021133423" calcext:value-type="float">
            <text:p>67.7965021133423</text:p>
          </table:table-cell>
          <table:table-cell office:value-type="float" office:value="21.4582529067993" calcext:value-type="float">
            <text:p>21.4582529067993</text:p>
          </table:table-cell>
          <table:table-cell table:formula="of:=SUM([.B32:.E32])" office:value-type="float" office:value="145.248748064041" calcext:value-type="float">
            <text:p>145.24874806404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88212490081787" calcext:value-type="float">
            <text:p>0.588212490081787</text:p>
          </table:table-cell>
          <table:table-cell office:value-type="float" office:value="55.4281771183014" calcext:value-type="float">
            <text:p>55.4281771183014</text:p>
          </table:table-cell>
          <table:table-cell office:value-type="float" office:value="75.857284784317" calcext:value-type="float">
            <text:p>75.857284784317</text:p>
          </table:table-cell>
          <table:table-cell office:value-type="float" office:value="22.3887026309967" calcext:value-type="float">
            <text:p>22.3887026309967</text:p>
          </table:table-cell>
          <table:table-cell table:formula="of:=SUM([.B33:.E33])" office:value-type="float" office:value="154.262377023697" calcext:value-type="float">
            <text:p>154.26237702369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6366400718689" calcext:value-type="float">
            <text:p>0.76366400718689</text:p>
          </table:table-cell>
          <table:table-cell office:value-type="float" office:value="58.7345931529999" calcext:value-type="float">
            <text:p>58.7345931529999</text:p>
          </table:table-cell>
          <table:table-cell table:style-name="ce3" office:value-type="float" office:value="66.6256458759308" calcext:value-type="float">
            <text:p>66.6256458759308</text:p>
          </table:table-cell>
          <table:table-cell office:value-type="float" office:value="24.9117252826691" calcext:value-type="float">
            <text:p>24.9117252826691</text:p>
          </table:table-cell>
          <table:table-cell table:formula="of:=SUM([.B34:.E34])" office:value-type="float" office:value="151.035628318787" calcext:value-type="float">
            <text:p>151.035628318787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2:Sheet1.DF1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5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5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6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27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28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zh" number:country="CN">
      <number:year number:style="long"/>
      <number:text>年</number:text>
      <number:month/>
      <number:text>月</number:text>
    </number:date-style>
    <number:date-style style:name="N10130" number:language="zh" number:country="CN">
      <number:month/>
      <number:text>月</number:text>
      <number:day/>
      <number:text>日</number:text>
    </number:date-style>
    <number:date-style style:name="N10131" number:language="zh" number:country="CN">
      <number:month/>
      <number:text>-</number:text>
      <number:day/>
      <number:text>-</number:text>
      <number:year/>
    </number:date-style>
    <number:date-style style:name="N10132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33" number:language="zh" number:country="CN">
      <number:hours/>
      <number:text>时</number:text>
      <number:minutes number:style="long"/>
      <number:text>分</number:text>
    </number:time-style>
    <number:time-style style:name="N10134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5" number:language="zh" number:country="CN">
      <number:am-pm/>
      <number:hours/>
      <number:text>时</number:text>
      <number:minutes number:style="long"/>
      <number:text>分</number:text>
    </number:time-style>
    <number:time-style style:name="N10136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71mm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2T20:53:06.348383841</dc:date>
    <meta:editing-duration>PT9H55M6S</meta:editing-duration>
    <meta:editing-cycles>2</meta:editing-cycles>
    <meta:generator>LibreOffice/6.0.7.3$Linux_X86_64 LibreOffice_project/00m0$Build-3</meta:generator>
    <meta:document-statistic meta:table-count="2" meta:cell-count="80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72cm" svg:height="11.908cm" xlink:href=".." xlink:type="simple" chart:class="chart:bar" chart:style-name="ch1">
        <chart:legend chart:legend-position="end" svg:x="19.729cm" svg:y="4.606cm" style:legend-expansion="high" chart:style-name="ch2"/>
        <chart:plot-area chart:style-name="ch3" table:cell-range-address="工作表2.B1:工作表2.F34" chart:data-source-has-labels="row" svg:x="0.423cm" svg:y="0.238cm" svg:width="18.883cm" svg:height="11.432cm">
          <chartooo:coordinate-region svg:x="1.23cm" svg:y="0.437cm" svg:width="18.076cm" svg:height="10.5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工作表2.B2:工作表2.B34" chart:label-cell-address="工作表2.B1:工作表2.B1" chart:class="chart:bar">
            <chart:data-point chart:repeated="33"/>
          </chart:series>
          <chart:series chart:style-name="ch8" chart:values-cell-range-address="工作表2.C2:工作表2.C34" chart:label-cell-address="工作表2.C1:工作表2.C1" chart:class="chart:bar">
            <chart:data-point chart:repeated="33"/>
          </chart:series>
          <chart:series chart:style-name="ch9" chart:values-cell-range-address="工作表2.D2:工作表2.D34" chart:label-cell-address="工作表2.D1:工作表2.D1" chart:class="chart:bar">
            <chart:data-point chart:repeated="33"/>
          </chart:series>
          <chart:series chart:style-name="ch10" chart:values-cell-range-address="工作表2.E2:工作表2.E34" chart:label-cell-address="工作表2.E1:工作表2.E1" chart:class="chart:bar">
            <chart:data-point chart:repeated="33"/>
          </chart:series>
          <chart:series chart:style-name="ch11" chart:values-cell-range-address="工作表2.F2:工作表2.F34" chart:label-cell-address="工作表2.F1:工作表2.F1" chart:class="chart:bar">
            <chart:data-point chart:repeated="6"/>
            <chart:data-point chart:style-name="ch12"/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_3</text:p>
                <draw:g>
                  <svg:desc>工作表2.B1:工作表2.B1</svg:desc>
                </draw:g>
              </table:table-cell>
              <table:table-cell office:value-type="string">
                <text:p>2_1</text:p>
                <draw:g>
                  <svg:desc>工作表2.C1:工作表2.C1</svg:desc>
                </draw:g>
              </table:table-cell>
              <table:table-cell office:value-type="string">
                <text:p>2_3</text:p>
                <draw:g>
                  <svg:desc>工作表2.D1:工作表2.D1</svg:desc>
                </draw:g>
              </table:table-cell>
              <table:table-cell office:value-type="string">
                <text:p>3_2</text:p>
                <draw:g>
                  <svg:desc>工作表2.E1:工作表2.E1</svg:desc>
                </draw:g>
              </table:table-cell>
              <table:table-cell office:value-type="string">
                <text:p>求和</text:p>
                <draw:g>
                  <svg:desc>工作表2.F1:工作表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9169328212738">
                <text:p>5.9169328212738</text:p>
                <draw:g>
                  <svg:desc>工作表2.B2:工作表2.B34</svg:desc>
                </draw:g>
              </table:table-cell>
              <table:table-cell office:value-type="float" office:value="7.40222597122192">
                <text:p>7.40222597122192</text:p>
                <draw:g>
                  <svg:desc>工作表2.C2:工作表2.C34</svg:desc>
                </draw:g>
              </table:table-cell>
              <table:table-cell office:value-type="float" office:value="159.67694568634">
                <text:p>159.67694568634</text:p>
                <draw:g>
                  <svg:desc>工作表2.D2:工作表2.D34</svg:desc>
                </draw:g>
              </table:table-cell>
              <table:table-cell office:value-type="float" office:value="8.48114132881165">
                <text:p>8.48114132881165</text:p>
                <draw:g>
                  <svg:desc>工作表2.E2:工作表2.E34</svg:desc>
                </draw:g>
              </table:table-cell>
              <table:table-cell office:value-type="float" office:value="181.477245807648">
                <text:p>181.477245807648</text:p>
                <draw:g>
                  <svg:desc>工作表2.F2:工作表2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369884490967">
                <text:p>11.8369884490967</text:p>
              </table:table-cell>
              <table:table-cell office:value-type="float" office:value="7.91816258430481">
                <text:p>7.91816258430481</text:p>
              </table:table-cell>
              <table:table-cell office:value-type="float" office:value="159.853349924088">
                <text:p>159.853349924088</text:p>
              </table:table-cell>
              <table:table-cell office:value-type="float" office:value="8.81040287017822">
                <text:p>8.81040287017822</text:p>
              </table:table-cell>
              <table:table-cell office:value-type="float" office:value="188.418903827667">
                <text:p>188.418903827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0242755413055">
                <text:p>11.0242755413055</text:p>
              </table:table-cell>
              <table:table-cell office:value-type="float" office:value="8.43145084381104">
                <text:p>8.43145084381104</text:p>
              </table:table-cell>
              <table:table-cell office:value-type="float" office:value="79.5692982673645">
                <text:p>79.5692982673645</text:p>
              </table:table-cell>
              <table:table-cell office:value-type="float" office:value="16.2022483348846">
                <text:p>16.2022483348846</text:p>
              </table:table-cell>
              <table:table-cell office:value-type="float" office:value="115.227272987366">
                <text:p>115.227272987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72834801673889">
                <text:p>5.72834801673889</text:p>
              </table:table-cell>
              <table:table-cell office:value-type="float" office:value="8.89240336418152">
                <text:p>8.89240336418152</text:p>
              </table:table-cell>
              <table:table-cell office:value-type="float" office:value="45.5026502609253">
                <text:p>45.5026502609253</text:p>
              </table:table-cell>
              <table:table-cell office:value-type="float" office:value="17.9706387519836">
                <text:p>17.9706387519836</text:p>
              </table:table-cell>
              <table:table-cell office:value-type="float" office:value="78.0940403938294">
                <text:p>78.0940403938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61501121521">
                <text:p>9.961501121521</text:p>
              </table:table-cell>
              <table:table-cell office:value-type="float" office:value="9.6067852973938">
                <text:p>9.6067852973938</text:p>
              </table:table-cell>
              <table:table-cell office:value-type="float" office:value="40.7800815105438">
                <text:p>40.7800815105438</text:p>
              </table:table-cell>
              <table:table-cell office:value-type="float" office:value="20.3158280849457">
                <text:p>20.3158280849457</text:p>
              </table:table-cell>
              <table:table-cell office:value-type="float" office:value="80.6641960144043">
                <text:p>80.6641960144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85219502449036">
                <text:p>9.85219502449036</text:p>
              </table:table-cell>
              <table:table-cell office:value-type="float" office:value="9.95835447311401">
                <text:p>9.95835447311401</text:p>
              </table:table-cell>
              <table:table-cell office:value-type="float" office:value="34.7170045375824">
                <text:p>34.7170045375824</text:p>
              </table:table-cell>
              <table:table-cell office:value-type="float" office:value="20.3531124591827">
                <text:p>20.3531124591827</text:p>
              </table:table-cell>
              <table:table-cell office:value-type="float" office:value="74.8806664943695">
                <text:p>74.8806664943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0721855163574">
                <text:p>5.80721855163574</text:p>
              </table:table-cell>
              <table:table-cell office:value-type="float" office:value="11.086758852005">
                <text:p>11.086758852005</text:p>
              </table:table-cell>
              <table:table-cell office:value-type="float" office:value="27.4571762084961">
                <text:p>27.4571762084961</text:p>
              </table:table-cell>
              <table:table-cell office:value-type="float" office:value="20.5948090553284">
                <text:p>20.5948090553284</text:p>
              </table:table-cell>
              <table:table-cell office:value-type="float" office:value="64.9459626674652">
                <text:p>64.9459626674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88541698455811">
                <text:p>4.88541698455811</text:p>
              </table:table-cell>
              <table:table-cell office:value-type="float" office:value="12.3822410106659">
                <text:p>12.3822410106659</text:p>
              </table:table-cell>
              <table:table-cell office:value-type="float" office:value="25.3526067733765">
                <text:p>25.3526067733765</text:p>
              </table:table-cell>
              <table:table-cell office:value-type="float" office:value="21.0587801933289">
                <text:p>21.0587801933289</text:p>
              </table:table-cell>
              <table:table-cell office:value-type="float" office:value="63.6790449619293">
                <text:p>63.6790449619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8857269287109">
                <text:p>3.88857269287109</text:p>
              </table:table-cell>
              <table:table-cell office:value-type="float" office:value="14.4162216186523">
                <text:p>14.4162216186523</text:p>
              </table:table-cell>
              <table:table-cell office:value-type="float" office:value="27.3730351924896">
                <text:p>27.3730351924896</text:p>
              </table:table-cell>
              <table:table-cell office:value-type="float" office:value="20.6484689712524">
                <text:p>20.6484689712524</text:p>
              </table:table-cell>
              <table:table-cell office:value-type="float" office:value="66.3262984752655">
                <text:p>66.3262984752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1802892684937">
                <text:p>2.31802892684937</text:p>
              </table:table-cell>
              <table:table-cell office:value-type="float" office:value="13.4254424571991">
                <text:p>13.4254424571991</text:p>
              </table:table-cell>
              <table:table-cell office:value-type="float" office:value="28.8324978351593">
                <text:p>28.8324978351593</text:p>
              </table:table-cell>
              <table:table-cell office:value-type="float" office:value="19.7516186237335">
                <text:p>19.7516186237335</text:p>
              </table:table-cell>
              <table:table-cell office:value-type="float" office:value="64.3275878429413">
                <text:p>64.3275878429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8897585868835">
                <text:p>2.88897585868835</text:p>
              </table:table-cell>
              <table:table-cell office:value-type="float" office:value="17.5466494560242">
                <text:p>17.5466494560242</text:p>
              </table:table-cell>
              <table:table-cell office:value-type="float" office:value="27.6094806194305">
                <text:p>27.6094806194305</text:p>
              </table:table-cell>
              <table:table-cell office:value-type="float" office:value="21.1268692016602">
                <text:p>21.1268692016602</text:p>
              </table:table-cell>
              <table:table-cell office:value-type="float" office:value="69.1719751358032">
                <text:p>69.17197513580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4816036224365">
                <text:p>1.24816036224365</text:p>
              </table:table-cell>
              <table:table-cell office:value-type="float" office:value="20.0738134384155">
                <text:p>20.0738134384155</text:p>
              </table:table-cell>
              <table:table-cell office:value-type="float" office:value="25.7820875644684">
                <text:p>25.7820875644684</text:p>
              </table:table-cell>
              <table:table-cell office:value-type="float" office:value="21.6108837127686">
                <text:p>21.6108837127686</text:p>
              </table:table-cell>
              <table:table-cell office:value-type="float" office:value="68.7149450778961">
                <text:p>68.7149450778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9611778259277">
                <text:p>0.579611778259277</text:p>
              </table:table-cell>
              <table:table-cell office:value-type="float" office:value="24.4106006622314">
                <text:p>24.4106006622314</text:p>
              </table:table-cell>
              <table:table-cell office:value-type="float" office:value="25.6617202758789">
                <text:p>25.6617202758789</text:p>
              </table:table-cell>
              <table:table-cell office:value-type="float" office:value="22.1854937076569">
                <text:p>22.1854937076569</text:p>
              </table:table-cell>
              <table:table-cell office:value-type="float" office:value="72.8374264240265">
                <text:p>72.8374264240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9138154983521">
                <text:p>0.459138154983521</text:p>
              </table:table-cell>
              <table:table-cell office:value-type="float" office:value="26.6681110858917">
                <text:p>26.6681110858917</text:p>
              </table:table-cell>
              <table:table-cell office:value-type="float" office:value="27.1593337059021">
                <text:p>27.1593337059021</text:p>
              </table:table-cell>
              <table:table-cell office:value-type="float" office:value="21.9287393093109">
                <text:p>21.9287393093109</text:p>
              </table:table-cell>
              <table:table-cell office:value-type="float" office:value="76.2153222560883">
                <text:p>76.2153222560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319860458374">
                <text:p>0.27319860458374</text:p>
              </table:table-cell>
              <table:table-cell office:value-type="float" office:value="25.5351948738098">
                <text:p>25.5351948738098</text:p>
              </table:table-cell>
              <table:table-cell office:value-type="float" office:value="31.7055375576019">
                <text:p>31.7055375576019</text:p>
              </table:table-cell>
              <table:table-cell office:value-type="float" office:value="22.3844637870789">
                <text:p>22.3844637870789</text:p>
              </table:table-cell>
              <table:table-cell office:value-type="float" office:value="79.8983948230743">
                <text:p>79.89839482307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8891324996948">
                <text:p>0.278891324996948</text:p>
              </table:table-cell>
              <table:table-cell office:value-type="float" office:value="27.3138291835785">
                <text:p>27.3138291835785</text:p>
              </table:table-cell>
              <table:table-cell office:value-type="float" office:value="27.7340021133423">
                <text:p>27.7340021133423</text:p>
              </table:table-cell>
              <table:table-cell office:value-type="float" office:value="21.0707128047943">
                <text:p>21.0707128047943</text:p>
              </table:table-cell>
              <table:table-cell office:value-type="float" office:value="76.397435426712">
                <text:p>76.3974354267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1453123092651">
                <text:p>0.291453123092651</text:p>
              </table:table-cell>
              <table:table-cell office:value-type="float" office:value="26.9820210933685">
                <text:p>26.9820210933685</text:p>
              </table:table-cell>
              <table:table-cell office:value-type="float" office:value="27.3346340656281">
                <text:p>27.3346340656281</text:p>
              </table:table-cell>
              <table:table-cell office:value-type="float" office:value="21.1656682491302">
                <text:p>21.1656682491302</text:p>
              </table:table-cell>
              <table:table-cell office:value-type="float" office:value="75.7737765312195">
                <text:p>75.7737765312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8999576568604">
                <text:p>0.268999576568604</text:p>
              </table:table-cell>
              <table:table-cell office:value-type="float" office:value="32.2086112499237">
                <text:p>32.2086112499237</text:p>
              </table:table-cell>
              <table:table-cell office:value-type="float" office:value="33.4107873439789">
                <text:p>33.4107873439789</text:p>
              </table:table-cell>
              <table:table-cell office:value-type="float" office:value="21.5805118083954">
                <text:p>21.5805118083954</text:p>
              </table:table-cell>
              <table:table-cell office:value-type="float" office:value="87.4689099788666">
                <text:p>87.4689099788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0790557861328">
                <text:p>0.290790557861328</text:p>
              </table:table-cell>
              <table:table-cell office:value-type="float" office:value="31.4531559944153">
                <text:p>31.4531559944153</text:p>
              </table:table-cell>
              <table:table-cell office:value-type="float" office:value="29.5646805763245">
                <text:p>29.5646805763245</text:p>
              </table:table-cell>
              <table:table-cell office:value-type="float" office:value="21.4968574047089">
                <text:p>21.4968574047089</text:p>
              </table:table-cell>
              <table:table-cell office:value-type="float" office:value="82.8054845333099">
                <text:p>82.80548453330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197473526001">
                <text:p>0.34197473526001</text:p>
              </table:table-cell>
              <table:table-cell office:value-type="float" office:value="32.1570520401001">
                <text:p>32.1570520401001</text:p>
              </table:table-cell>
              <table:table-cell office:value-type="float" office:value="33.4899547100067">
                <text:p>33.4899547100067</text:p>
              </table:table-cell>
              <table:table-cell office:value-type="float" office:value="20.980028629303">
                <text:p>20.980028629303</text:p>
              </table:table-cell>
              <table:table-cell office:value-type="float" office:value="86.9690101146698">
                <text:p>86.9690101146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3523731231689">
                <text:p>0.353523731231689</text:p>
              </table:table-cell>
              <table:table-cell office:value-type="float" office:value="33.9355435371399">
                <text:p>33.9355435371399</text:p>
              </table:table-cell>
              <table:table-cell office:value-type="float" office:value="35.1403439044952">
                <text:p>35.1403439044952</text:p>
              </table:table-cell>
              <table:table-cell office:value-type="float" office:value="20.5831387042999">
                <text:p>20.5831387042999</text:p>
              </table:table-cell>
              <table:table-cell office:value-type="float" office:value="90.0125498771667">
                <text:p>90.0125498771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5934629440308">
                <text:p>0.345934629440308</text:p>
              </table:table-cell>
              <table:table-cell office:value-type="float" office:value="34.0358624458313">
                <text:p>34.0358624458313</text:p>
              </table:table-cell>
              <table:table-cell office:value-type="float" office:value="39.9618020057678">
                <text:p>39.9618020057678</text:p>
              </table:table-cell>
              <table:table-cell office:value-type="float" office:value="20.3583219051361">
                <text:p>20.3583219051361</text:p>
              </table:table-cell>
              <table:table-cell office:value-type="float" office:value="94.7019209861755">
                <text:p>94.70192098617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7194890975952">
                <text:p>0.367194890975952</text:p>
              </table:table-cell>
              <table:table-cell office:value-type="float" office:value="40.1192831993103">
                <text:p>40.1192831993103</text:p>
              </table:table-cell>
              <table:table-cell office:value-type="float" office:value="37.7578341960907">
                <text:p>37.7578341960907</text:p>
              </table:table-cell>
              <table:table-cell office:value-type="float" office:value="21.2244536876678">
                <text:p>21.2244536876678</text:p>
              </table:table-cell>
              <table:table-cell office:value-type="float" office:value="99.4687659740448">
                <text:p>99.4687659740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40513753890991">
                <text:p>0.540513753890991</text:p>
              </table:table-cell>
              <table:table-cell office:value-type="float" office:value="44.797132730484">
                <text:p>44.797132730484</text:p>
              </table:table-cell>
              <table:table-cell office:value-type="float" office:value="44.5357930660248">
                <text:p>44.5357930660248</text:p>
              </table:table-cell>
              <table:table-cell office:value-type="float" office:value="21.0068187713623">
                <text:p>21.0068187713623</text:p>
              </table:table-cell>
              <table:table-cell office:value-type="float" office:value="110.880258321762">
                <text:p>110.8802583217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5783882141113">
                <text:p>0.415783882141113</text:p>
              </table:table-cell>
              <table:table-cell office:value-type="float" office:value="41.0301909446716">
                <text:p>41.0301909446716</text:p>
              </table:table-cell>
              <table:table-cell office:value-type="float" office:value="42.4252147674561">
                <text:p>42.4252147674561</text:p>
              </table:table-cell>
              <table:table-cell office:value-type="float" office:value="20.6578707695007">
                <text:p>20.6578707695007</text:p>
              </table:table-cell>
              <table:table-cell office:value-type="float" office:value="104.52906036377">
                <text:p>104.529060363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0066118240356">
                <text:p>0.420066118240356</text:p>
              </table:table-cell>
              <table:table-cell office:value-type="float" office:value="43.0850372314453">
                <text:p>43.0850372314453</text:p>
              </table:table-cell>
              <table:table-cell office:value-type="float" office:value="46.1750349998474">
                <text:p>46.1750349998474</text:p>
              </table:table-cell>
              <table:table-cell office:value-type="float" office:value="21.168466091156">
                <text:p>21.168466091156</text:p>
              </table:table-cell>
              <table:table-cell office:value-type="float" office:value="110.848604440689">
                <text:p>110.8486044406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9291706085205">
                <text:p>0.449291706085205</text:p>
              </table:table-cell>
              <table:table-cell office:value-type="float" office:value="47.8412272930145">
                <text:p>47.8412272930145</text:p>
              </table:table-cell>
              <table:table-cell office:value-type="float" office:value="54.6730997562409">
                <text:p>54.6730997562409</text:p>
              </table:table-cell>
              <table:table-cell office:value-type="float" office:value="21.6807100772858">
                <text:p>21.6807100772858</text:p>
              </table:table-cell>
              <table:table-cell office:value-type="float" office:value="124.644328832626">
                <text:p>124.6443288326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7173023223877">
                <text:p>0.47173023223877</text:p>
              </table:table-cell>
              <table:table-cell office:value-type="float" office:value="47.8406748771667">
                <text:p>47.8406748771667</text:p>
              </table:table-cell>
              <table:table-cell office:value-type="float" office:value="60.7218344211578">
                <text:p>60.7218344211578</text:p>
              </table:table-cell>
              <table:table-cell office:value-type="float" office:value="22.1158957481384">
                <text:p>22.1158957481384</text:p>
              </table:table-cell>
              <table:table-cell office:value-type="float" office:value="131.150135278702">
                <text:p>131.150135278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6340265274048">
                <text:p>0.506340265274048</text:p>
              </table:table-cell>
              <table:table-cell office:value-type="float" office:value="58.7288172245026">
                <text:p>58.7288172245026</text:p>
              </table:table-cell>
              <table:table-cell office:value-type="float" office:value="67.8515703678131">
                <text:p>67.8515703678131</text:p>
              </table:table-cell>
              <table:table-cell office:value-type="float" office:value="24.4102592468262">
                <text:p>24.4102592468262</text:p>
              </table:table-cell>
              <table:table-cell office:value-type="float" office:value="151.496987104416">
                <text:p>151.4969871044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17061233520508">
                <text:p>0.517061233520508</text:p>
              </table:table-cell>
              <table:table-cell office:value-type="float" office:value="49.9725849628449">
                <text:p>49.9725849628449</text:p>
              </table:table-cell>
              <table:table-cell office:value-type="float" office:value="56.9622340202332">
                <text:p>56.9622340202332</text:p>
              </table:table-cell>
              <table:table-cell office:value-type="float" office:value="24.7146825790405">
                <text:p>24.7146825790405</text:p>
              </table:table-cell>
              <table:table-cell office:value-type="float" office:value="132.166562795639">
                <text:p>132.1665627956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4472279548645">
                <text:p>0.54472279548645</text:p>
              </table:table-cell>
              <table:table-cell office:value-type="float" office:value="55.4492702484131">
                <text:p>55.4492702484131</text:p>
              </table:table-cell>
              <table:table-cell office:value-type="float" office:value="67.7965021133423">
                <text:p>67.7965021133423</text:p>
              </table:table-cell>
              <table:table-cell office:value-type="float" office:value="21.4582529067993">
                <text:p>21.4582529067993</text:p>
              </table:table-cell>
              <table:table-cell office:value-type="float" office:value="145.248748064041">
                <text:p>145.2487480640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8212490081787">
                <text:p>0.588212490081787</text:p>
              </table:table-cell>
              <table:table-cell office:value-type="float" office:value="55.4281771183014">
                <text:p>55.4281771183014</text:p>
              </table:table-cell>
              <table:table-cell office:value-type="float" office:value="75.857284784317">
                <text:p>75.857284784317</text:p>
              </table:table-cell>
              <table:table-cell office:value-type="float" office:value="22.3887026309967">
                <text:p>22.3887026309967</text:p>
              </table:table-cell>
              <table:table-cell office:value-type="float" office:value="154.262377023697">
                <text:p>154.2623770236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6366400718689">
                <text:p>0.76366400718689</text:p>
              </table:table-cell>
              <table:table-cell office:value-type="float" office:value="58.7345931529999">
                <text:p>58.7345931529999</text:p>
              </table:table-cell>
              <table:table-cell office:value-type="float" office:value="66.6256458759308">
                <text:p>66.6256458759308</text:p>
              </table:table-cell>
              <table:table-cell office:value-type="float" office:value="24.9117252826691">
                <text:p>24.9117252826691</text:p>
              </table:table-cell>
              <table:table-cell office:value-type="float" office:value="151.035628318787">
                <text:p>151.0356283187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